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 style:data-style-name="N124">
      <style:table-cell-properties fo:border="none"/>
    </style:style>
    <style:style style:name="ce8" style:family="table-cell" style:parent-style-name="Default" style:data-style-name="N2"/>
    <style:style style:name="ce5" style:family="table-cell" style:parent-style-name="Default" style:data-style-name="N124"/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124">
      <style:table-cell-properties fo:border-bottom="none" fo:border-left="0.06pt solid #000000" fo:border-right="none" fo:border-top="none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none"/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color="#4c4c4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2" table:default-cell-style-name="ce5"/>
        <table:table-column table:style-name="co2" table:default-cell-style-name="ce13"/>
        <table:table-row table:style-name="ro1">
          <table:table-cell office:value-type="string" calcext:value-type="string">
            <text:p>sample01.wav</text:p>
          </table:table-cell>
          <table:table-cell table:style-name="ce6" office:value-type="float" office:value="90.6046343229544" calcext:value-type="float">
            <text:p>90.60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02.wav</text:p>
          </table:table-cell>
          <table:table-cell table:style-name="ce6" office:value-type="float" office:value="36.6551398931154" calcext:value-type="float">
            <text:p>36.66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03.wav</text:p>
          </table:table-cell>
          <table:table-cell table:style-name="ce6" office:value-type="float" office:value="92.5823415444229" calcext:value-type="float">
            <text:p>92.58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04.wav</text:p>
          </table:table-cell>
          <table:table-cell table:style-name="ce6" office:value-type="float" office:value="57.6953355638654" calcext:value-type="float">
            <text:p>57.70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05.wav</text:p>
          </table:table-cell>
          <table:table-cell table:style-name="ce6" office:value-type="float" office:value="85.7549857549857" calcext:value-type="float">
            <text:p>85.75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06.wav</text:p>
          </table:table-cell>
          <table:table-cell table:style-name="ce6" office:value-type="float" office:value="228.219395866455" calcext:value-type="float">
            <text:p>228.22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07.wav</text:p>
          </table:table-cell>
          <table:table-cell table:style-name="ce6" office:value-type="float" office:value="242.162162162162" calcext:value-type="float">
            <text:p>242.16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08.wav</text:p>
          </table:table-cell>
          <table:table-cell table:style-name="ce6" office:value-type="float" office:value="7.8581603973357" calcext:value-type="float">
            <text:p>7.86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09.wav</text:p>
          </table:table-cell>
          <table:table-cell table:style-name="ce6" office:value-type="float" office:value="529.498525073746" calcext:value-type="float">
            <text:p>529.50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10.wav</text:p>
          </table:table-cell>
          <table:table-cell table:style-name="ce6" office:value-type="float" office:value="309.753831862517" calcext:value-type="float">
            <text:p>309.75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11.wav</text:p>
          </table:table-cell>
          <table:table-cell table:style-name="ce6" office:value-type="float" office:value="199.927549357001" calcext:value-type="float">
            <text:p>199.93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office:value-type="string" calcext:value-type="string">
            <text:p>sample12.wav</text:p>
          </table:table-cell>
          <table:table-cell table:style-name="ce6" office:value-type="float" office:value="120.709065771282" calcext:value-type="float">
            <text:p>120.71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/>
          <table:table-cell table:style-name="ce8" table:formula="of:=AVERAGE([.B1:.B12])" office:value-type="float" office:value="166.785093964154" calcext:value-type="float">
            <text:p>166.79</text:p>
          </table:table-cell>
          <table:table-cell table:number-columns-repeated="2"/>
          <table:table-cell table:style-name="Default"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sample01.wav</text:p>
          </table:table-cell>
          <table:table-cell table:style-name="Default" office:value-type="string" calcext:value-type="string">
            <text:p>sample02.wav</text:p>
          </table:table-cell>
          <table:table-cell table:style-name="Default" office:value-type="string" calcext:value-type="string">
            <text:p>sample03.wav</text:p>
          </table:table-cell>
          <table:table-cell table:style-name="Default" office:value-type="string" calcext:value-type="string">
            <text:p>sample04.wav</text:p>
          </table:table-cell>
          <table:table-cell table:style-name="Default" office:value-type="string" calcext:value-type="string">
            <text:p>sample05.wav</text:p>
          </table:table-cell>
          <table:table-cell table:style-name="Default" office:value-type="string" calcext:value-type="string">
            <text:p>sample06.wav</text:p>
          </table:table-cell>
          <table:table-cell table:style-name="Default" office:value-type="string" calcext:value-type="string">
            <text:p>sample07.wav</text:p>
          </table:table-cell>
          <table:table-cell table:style-name="Default" office:value-type="string" calcext:value-type="string">
            <text:p>sample08.wav</text:p>
          </table:table-cell>
          <table:table-cell table:style-name="Default" office:value-type="string" calcext:value-type="string">
            <text:p>sample09.wav</text:p>
          </table:table-cell>
          <table:table-cell table:style-name="Default" office:value-type="string" calcext:value-type="string">
            <text:p>sample10.wav</text:p>
          </table:table-cell>
          <table:table-cell table:style-name="Default" office:value-type="string" calcext:value-type="string">
            <text:p>sample11.wav</text:p>
          </table:table-cell>
          <table:table-cell table:style-name="Default" office:value-type="string" calcext:value-type="string">
            <text:p>sample12.wav</text:p>
          </table:table-cell>
          <table:table-cell table:style-name="ce12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3"/>
          <table:table-cell office:value-type="float" office:value="-70.7820419985518" calcext:value-type="float">
            <text:p>-70.78</text:p>
          </table:table-cell>
          <table:table-cell office:value-type="float" office:value="-72.9225610395054" calcext:value-type="float">
            <text:p>-72.92</text:p>
          </table:table-cell>
          <table:table-cell office:value-type="float" office:value="-12.9532244672018" calcext:value-type="float">
            <text:p>-12.95</text:p>
          </table:table-cell>
          <table:table-cell office:value-type="float" office:value="-46.2113757134422" calcext:value-type="float">
            <text:p>-46.21</text:p>
          </table:table-cell>
          <table:table-cell office:value-type="float" office:value="-58.0721747388414" calcext:value-type="float">
            <text:p>-58.07</text:p>
          </table:table-cell>
          <table:table-cell office:value-type="float" office:value="12.4801271860096" calcext:value-type="float">
            <text:p>12.48</text:p>
          </table:table-cell>
          <table:table-cell office:value-type="float" office:value="-22.8571428571428" calcext:value-type="float">
            <text:p>-22.86</text:p>
          </table:table-cell>
          <table:table-cell office:value-type="float" office:value="-69.2642359373195" calcext:value-type="float">
            <text:p>-69.26</text:p>
          </table:table-cell>
          <table:table-cell office:value-type="float" office:value="-54.9655850540806" calcext:value-type="float">
            <text:p>-54.97</text:p>
          </table:table-cell>
          <table:table-cell office:value-type="float" office:value="-37.993497445425" calcext:value-type="float">
            <text:p>-37.99</text:p>
          </table:table-cell>
          <table:table-cell office:value-type="float" office:value="-60.5868502082956" calcext:value-type="float">
            <text:p>-60.59</text:p>
          </table:table-cell>
          <table:table-cell office:value-type="float" office:value="-34.4558562117322" calcext:value-type="float">
            <text:p>-34.46</text:p>
          </table:table-cell>
          <table:table-cell table:formula="of:=AVERAGE([.E15:.P15])" office:value-type="float" office:value="-44.0487015404607" calcext:value-type="float">
            <text:p>-44.05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3"/>
          <table:table-cell office:value-type="float" office:value="327.606806661839" calcext:value-type="float">
            <text:p>327.61</text:p>
          </table:table-cell>
          <table:table-cell office:value-type="float" office:value="129.204652624961" calcext:value-type="float">
            <text:p>129.20</text:p>
          </table:table-cell>
          <table:table-cell office:value-type="float" office:value="238.596734016053" calcext:value-type="float">
            <text:p>238.60</text:p>
          </table:table-cell>
          <table:table-cell office:value-type="float" office:value="142.717968903759" calcext:value-type="float">
            <text:p>142.72</text:p>
          </table:table-cell>
          <table:table-cell office:value-type="float" office:value="190.740740740741" calcext:value-type="float">
            <text:p>190.74</text:p>
          </table:table-cell>
          <table:table-cell office:value-type="float" office:value="551.563328033916" calcext:value-type="float">
            <text:p>551.56</text:p>
          </table:table-cell>
          <table:table-cell office:value-type="float" office:value="243.822393822394" calcext:value-type="float">
            <text:p>243.82</text:p>
          </table:table-cell>
          <table:table-cell office:value-type="float" office:value="23.8632425980826" calcext:value-type="float">
            <text:p>23.86</text:p>
          </table:table-cell>
          <table:table-cell office:value-type="float" office:value="859.980334316617" calcext:value-type="float">
            <text:p>859.98</text:p>
          </table:table-cell>
          <table:table-cell office:value-type="float" office:value="740.780306549001" calcext:value-type="float">
            <text:p>740.78</text:p>
          </table:table-cell>
          <table:table-cell office:value-type="float" office:value="440.789712008694" calcext:value-type="float">
            <text:p>440.79</text:p>
          </table:table-cell>
          <table:table-cell office:value-type="float" office:value="217.904404503259" calcext:value-type="float">
            <text:p>217.90</text:p>
          </table:table-cell>
          <table:table-cell table:formula="of:=AVERAGE([.E16:.P16])" office:value-type="float" office:value="342.297552064943" calcext:value-type="float">
            <text:p>342.30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3"/>
          <table:table-cell office:value-type="float" office:value="36.5858073859522" calcext:value-type="float">
            <text:p>36.59</text:p>
          </table:table-cell>
          <table:table-cell office:value-type="float" office:value="20.4128680708373" calcext:value-type="float">
            <text:p>20.41</text:p>
          </table:table-cell>
          <table:table-cell office:value-type="float" office:value="36.6039302518683" calcext:value-type="float">
            <text:p>36.60</text:p>
          </table:table-cell>
          <table:table-cell office:value-type="float" office:value="75.2607754379059" calcext:value-type="float">
            <text:p>75.26</text:p>
          </table:table-cell>
          <table:table-cell office:value-type="float" office:value="74.5607787274454" calcext:value-type="float">
            <text:p>74.56</text:p>
          </table:table-cell>
          <table:table-cell office:value-type="float" office:value="-2.54372019077903" calcext:value-type="float">
            <text:p>-2.54</text:p>
          </table:table-cell>
          <table:table-cell office:value-type="float" office:value="133.281853281853" calcext:value-type="float">
            <text:p>133.28</text:p>
          </table:table-cell>
          <table:table-cell office:value-type="float" office:value="22.6119431717553" calcext:value-type="float">
            <text:p>22.61</text:p>
          </table:table-cell>
          <table:table-cell office:value-type="float" office:value="214.355948869223" calcext:value-type="float">
            <text:p>214.36</text:p>
          </table:table-cell>
          <table:table-cell office:value-type="float" office:value="100.603808639108" calcext:value-type="float">
            <text:p>100.60</text:p>
          </table:table-cell>
          <table:table-cell office:value-type="float" office:value="241.840246332186" calcext:value-type="float">
            <text:p>241.84</text:p>
          </table:table-cell>
          <table:table-cell office:value-type="float" office:value="151.086312462967" calcext:value-type="float">
            <text:p>151.09</text:p>
          </table:table-cell>
          <table:table-cell table:formula="of:=AVERAGE([.E17:.P17])" office:value-type="float" office:value="92.0550460366935" calcext:value-type="float">
            <text:p>92.06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3"/>
          <table:table-cell office:value-type="float" office:value="-89.7900072411296" calcext:value-type="float">
            <text:p>-89.79</text:p>
          </table:table-cell>
          <table:table-cell office:value-type="float" office:value="-89.122917321597" calcext:value-type="float">
            <text:p>-89.12</text:p>
          </table:table-cell>
          <table:table-cell office:value-type="float" office:value="-85.5660116246886" calcext:value-type="float">
            <text:p>-85.57</text:p>
          </table:table-cell>
          <table:table-cell office:value-type="float" office:value="-84.7766187758315" calcext:value-type="float">
            <text:p>-84.78</text:p>
          </table:table-cell>
          <table:table-cell office:value-type="float" office:value="-93.8390313390313" calcext:value-type="float">
            <text:p>-93.84</text:p>
          </table:table-cell>
          <table:table-cell office:value-type="float" office:value="-85.6650768415474" calcext:value-type="float">
            <text:p>-85.67</text:p>
          </table:table-cell>
          <table:table-cell office:value-type="float" office:value="-88.0694980694981" calcext:value-type="float">
            <text:p>-88.07</text:p>
          </table:table-cell>
          <table:table-cell office:value-type="float" office:value="-77.7230200592923" calcext:value-type="float">
            <text:p>-77.72</text:p>
          </table:table-cell>
          <table:table-cell office:value-type="float" office:value="-82.6941986234022" calcext:value-type="float">
            <text:p>-82.69</text:p>
          </table:table-cell>
          <table:table-cell office:value-type="float" office:value="-87.4593590339062" calcext:value-type="float">
            <text:p>-87.46</text:p>
          </table:table-cell>
          <table:table-cell office:value-type="float" office:value="-96.5223691360261" calcext:value-type="float">
            <text:p>-96.52</text:p>
          </table:table-cell>
          <table:table-cell office:value-type="float" office:value="-89.8972940944104" calcext:value-type="float">
            <text:p>-89.90</text:p>
          </table:table-cell>
          <table:table-cell table:formula="of:=AVERAGE([.E18:.P18])" office:value-type="float" office:value="-87.5937835133634" calcext:value-type="float">
            <text:p>-87.59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3"/>
          <table:table-cell office:value-type="float" office:value="154.163649529327" calcext:value-type="float">
            <text:p>154.16</text:p>
          </table:table-cell>
          <table:table-cell office:value-type="float" office:value="82.2382898459604" calcext:value-type="float">
            <text:p>82.24</text:p>
          </table:table-cell>
          <table:table-cell office:value-type="float" office:value="231.621920841406" calcext:value-type="float">
            <text:p>231.62</text:p>
          </table:table-cell>
          <table:table-cell office:value-type="float" office:value="141.143475693761" calcext:value-type="float">
            <text:p>141.14</text:p>
          </table:table-cell>
          <table:table-cell office:value-type="float" office:value="161.312915479582" calcext:value-type="float">
            <text:p>161.31</text:p>
          </table:table-cell>
          <table:table-cell office:value-type="float" office:value="513.80498145204" calcext:value-type="float">
            <text:p>513.80</text:p>
          </table:table-cell>
          <table:table-cell office:value-type="float" office:value="60.3474903474904" calcext:value-type="float">
            <text:p>60.35</text:p>
          </table:table-cell>
          <table:table-cell office:value-type="float" office:value="23.6861356023563" calcext:value-type="float">
            <text:p>23.69</text:p>
          </table:table-cell>
          <table:table-cell office:value-type="float" office:value="588.692232055064" calcext:value-type="float">
            <text:p>588.69</text:p>
          </table:table-cell>
          <table:table-cell office:value-type="float" office:value="353.831862517418" calcext:value-type="float">
            <text:p>353.83</text:p>
          </table:table-cell>
          <table:table-cell office:value-type="float" office:value="328.310088752038" calcext:value-type="float">
            <text:p>328.31</text:p>
          </table:table-cell>
          <table:table-cell office:value-type="float" office:value="218.793205609323" calcext:value-type="float">
            <text:p>218.79</text:p>
          </table:table-cell>
          <table:table-cell table:formula="of:=AVERAGE([.E19:.P19])" office:value-type="float" office:value="238.16218731048" calcext:value-type="float">
            <text:p>238.16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3"/>
          <table:table-cell office:value-type="float" office:value="311.893555394642" calcext:value-type="float">
            <text:p>311.89</text:p>
          </table:table-cell>
          <table:table-cell office:value-type="float" office:value="159.530545949911" calcext:value-type="float">
            <text:p>159.53</text:p>
          </table:table-cell>
          <table:table-cell office:value-type="float" office:value="222.474398007196" calcext:value-type="float">
            <text:p>222.47</text:p>
          </table:table-cell>
          <table:table-cell office:value-type="float" office:value="140.936823459949" calcext:value-type="float">
            <text:p>140.94</text:p>
          </table:table-cell>
          <table:table-cell office:value-type="float" office:value="187.535612535613" calcext:value-type="float">
            <text:p>187.54</text:p>
          </table:table-cell>
          <table:table-cell office:value-type="float" office:value="483.386327503975" calcext:value-type="float">
            <text:p>483.39</text:p>
          </table:table-cell>
          <table:table-cell office:value-type="float" office:value="786.409266409267" calcext:value-type="float">
            <text:p>786.41</text:p>
          </table:table-cell>
          <table:table-cell office:value-type="float" office:value="23.7977900127055" calcext:value-type="float">
            <text:p>23.80</text:p>
          </table:table-cell>
          <table:table-cell office:value-type="float" office:value="1828.81022615536" calcext:value-type="float">
            <text:p>1828.81</text:p>
          </table:table-cell>
          <table:table-cell office:value-type="float" office:value="739.80492336275" calcext:value-type="float">
            <text:p>739.80</text:p>
          </table:table-cell>
          <table:table-cell office:value-type="float" office:value="477.540300670168" calcext:value-type="float">
            <text:p>477.54</text:p>
          </table:table-cell>
          <table:table-cell office:value-type="float" office:value="216.442820462177" calcext:value-type="float">
            <text:p>216.44</text:p>
          </table:table-cell>
          <table:table-cell table:formula="of:=AVERAGE([.E20:.P20])" office:value-type="float" office:value="464.880215826976" calcext:value-type="float">
            <text:p>464.88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3"/>
          <table:table-cell office:value-type="float" office:value="303.077480086894" calcext:value-type="float">
            <text:p>303.08</text:p>
          </table:table-cell>
          <table:table-cell office:value-type="float" office:value="141.726920255685" calcext:value-type="float">
            <text:p>141.73</text:p>
          </table:table-cell>
          <table:table-cell office:value-type="float" office:value="193.274287295876" calcext:value-type="float">
            <text:p>193.27</text:p>
          </table:table-cell>
          <table:table-cell office:value-type="float" office:value="134.068096831332" calcext:value-type="float">
            <text:p>134.07</text:p>
          </table:table-cell>
          <table:table-cell office:value-type="float" office:value="192.806267806268" calcext:value-type="float">
            <text:p>192.81</text:p>
          </table:table-cell>
          <table:table-cell office:value-type="float" office:value="459.830418653948" calcext:value-type="float">
            <text:p>459.83</text:p>
          </table:table-cell>
          <table:table-cell office:value-type="float" office:value="72.3938223938224" calcext:value-type="float">
            <text:p>72.39</text:p>
          </table:table-cell>
          <table:table-cell office:value-type="float" office:value="24.0018480729989" calcext:value-type="float">
            <text:p>24.00</text:p>
          </table:table-cell>
          <table:table-cell office:value-type="float" office:value="525.368731563422" calcext:value-type="float">
            <text:p>525.37</text:p>
          </table:table-cell>
          <table:table-cell office:value-type="float" office:value="691.407338597306" calcext:value-type="float">
            <text:p>691.41</text:p>
          </table:table-cell>
          <table:table-cell office:value-type="float" office:value="445.191088570911" calcext:value-type="float">
            <text:p>445.19</text:p>
          </table:table-cell>
          <table:table-cell office:value-type="float" office:value="217.222990321943" calcext:value-type="float">
            <text:p>217.22</text:p>
          </table:table-cell>
          <table:table-cell table:formula="of:=AVERAGE([.E21:.P21])" office:value-type="float" office:value="283.364107537534" calcext:value-type="float">
            <text:p>283.36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3"/>
          <table:table-cell office:value-type="float" office:value="334.105720492397" calcext:value-type="float">
            <text:p>334.11</text:p>
          </table:table-cell>
          <table:table-cell office:value-type="float" office:value="152.792622864927" calcext:value-type="float">
            <text:p>152.79</text:p>
          </table:table-cell>
          <table:table-cell office:value-type="float" office:value="231.248270135621" calcext:value-type="float">
            <text:p>231.25</text:p>
          </table:table-cell>
          <table:table-cell office:value-type="float" office:value="138.968706947451" calcext:value-type="float">
            <text:p>138.97</text:p>
          </table:table-cell>
          <table:table-cell office:value-type="float" office:value="174.109686609687" calcext:value-type="float">
            <text:p>174.11</text:p>
          </table:table-cell>
          <table:table-cell office:value-type="float" office:value="532.882882882883" calcext:value-type="float">
            <text:p>532.88</text:p>
          </table:table-cell>
          <table:table-cell office:value-type="float" office:value="730.15444015444" calcext:value-type="float">
            <text:p>730.15</text:p>
          </table:table-cell>
          <table:table-cell office:value-type="float" office:value="23.6630346898703" calcext:value-type="float">
            <text:p>23.66</text:p>
          </table:table-cell>
          <table:table-cell office:value-type="float" office:value="1794.69026548673" calcext:value-type="float">
            <text:p>1794.69</text:p>
          </table:table-cell>
          <table:table-cell office:value-type="float" office:value="976.405016256387" calcext:value-type="float">
            <text:p>976.41</text:p>
          </table:table-cell>
          <table:table-cell office:value-type="float" office:value="481.253396123891" calcext:value-type="float">
            <text:p>481.25</text:p>
          </table:table-cell>
          <table:table-cell office:value-type="float" office:value="215.672526170255" calcext:value-type="float">
            <text:p>215.67</text:p>
          </table:table-cell>
          <table:table-cell table:formula="of:=AVERAGE([.E22:.P22])" office:value-type="float" office:value="482.162214067878" calcext:value-type="float">
            <text:p>482.16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3"/>
          <table:table-cell office:value-type="float" office:value="310.20999275887" calcext:value-type="float">
            <text:p>310.21</text:p>
          </table:table-cell>
          <table:table-cell office:value-type="float" office:value="124.227182227811" calcext:value-type="float">
            <text:p>124.23</text:p>
          </table:table-cell>
          <table:table-cell office:value-type="float" office:value="133.946858566288" calcext:value-type="float">
            <text:p>133.95</text:p>
          </table:table-cell>
          <table:table-cell office:value-type="float" office:value="137.73863412714" calcext:value-type="float">
            <text:p>137.74</text:p>
          </table:table-cell>
          <table:table-cell office:value-type="float" office:value="178.133903133903" calcext:value-type="float">
            <text:p>178.13</text:p>
          </table:table-cell>
          <table:table-cell office:value-type="float" office:value="524.218335983042" calcext:value-type="float">
            <text:p>524.22</text:p>
          </table:table-cell>
          <table:table-cell office:value-type="float" office:value="151.891891891892" calcext:value-type="float">
            <text:p>151.89</text:p>
          </table:table-cell>
          <table:table-cell office:value-type="float" office:value="23.3550225233897" calcext:value-type="float">
            <text:p>23.36</text:p>
          </table:table-cell>
          <table:table-cell office:value-type="float" office:value="1291.24877089479" calcext:value-type="float">
            <text:p>1291.25</text:p>
          </table:table-cell>
          <table:table-cell office:value-type="float" office:value="863.446353924756" calcext:value-type="float">
            <text:p>863.45</text:p>
          </table:table-cell>
          <table:table-cell office:value-type="float" office:value="473.138924107951" calcext:value-type="float">
            <text:p>473.14</text:p>
          </table:table-cell>
          <table:table-cell office:value-type="float" office:value="217.469879518072" calcext:value-type="float">
            <text:p>217.47</text:p>
          </table:table-cell>
          <table:table-cell table:formula="of:=AVERAGE([.E23:.P23])" office:value-type="float" office:value="369.085479138159" calcext:value-type="float">
            <text:p>369.09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3"/>
          <table:table-cell office:value-type="float" office:value="-12.4547429398986" calcext:value-type="float">
            <text:p>-12.45</text:p>
          </table:table-cell>
          <table:table-cell office:value-type="float" office:value="-21.1673477941947" calcext:value-type="float">
            <text:p>-21.17</text:p>
          </table:table-cell>
          <table:table-cell office:value-type="float" office:value="75.9341267644617" calcext:value-type="float">
            <text:p>75.93</text:p>
          </table:table-cell>
          <table:table-cell office:value-type="float" office:value="45.4831726038182" calcext:value-type="float">
            <text:p>45.48</text:p>
          </table:table-cell>
          <table:table-cell office:value-type="float" office:value="66.358024691358" calcext:value-type="float">
            <text:p>66.36</text:p>
          </table:table-cell>
          <table:table-cell office:value-type="float" office:value="109.353471118177" calcext:value-type="float">
            <text:p>109.35</text:p>
          </table:table-cell>
          <table:table-cell office:value-type="float" office:value="121.196911196911" calcext:value-type="float">
            <text:p>121.20</text:p>
          </table:table-cell>
          <table:table-cell office:value-type="float" office:value="19.80133215262" calcext:value-type="float">
            <text:p>19.80</text:p>
          </table:table-cell>
          <table:table-cell office:value-type="float" office:value="8.65290068829891" calcext:value-type="float">
            <text:p>8.65</text:p>
          </table:table-cell>
          <table:table-cell office:value-type="float" office:value="72.7821644217371" calcext:value-type="float">
            <text:p>72.78</text:p>
          </table:table-cell>
          <table:table-cell office:value-type="float" office:value="-14.1097627241442" calcext:value-type="float">
            <text:p>-14.11</text:p>
          </table:table-cell>
          <table:table-cell office:value-type="float" office:value="53.0910527355323" calcext:value-type="float">
            <text:p>53.09</text:p>
          </table:table-cell>
          <table:table-cell table:formula="of:=AVERAGE([.E24:.P24])" office:value-type="float" office:value="43.7434419095564" calcext:value-type="float">
            <text:p>43.74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3"/>
          <table:table-cell office:value-type="float" office:value="-59.6669080376539" calcext:value-type="float">
            <text:p>-59.67</text:p>
          </table:table-cell>
          <table:table-cell office:value-type="float" office:value="-37.3362674211464" calcext:value-type="float">
            <text:p>-37.34</text:p>
          </table:table-cell>
          <table:table-cell office:value-type="float" office:value="51.8820924439524" calcext:value-type="float">
            <text:p>51.88</text:p>
          </table:table-cell>
          <table:table-cell office:value-type="float" office:value="-21.0293249360362" calcext:value-type="float">
            <text:p>-21.03</text:p>
          </table:table-cell>
          <table:table-cell office:value-type="float" office:value="22.5664767331434" calcext:value-type="float">
            <text:p>22.57</text:p>
          </table:table-cell>
          <table:table-cell office:value-type="float" office:value="58.0286168521463" calcext:value-type="float">
            <text:p>58.03</text:p>
          </table:table-cell>
          <table:table-cell office:value-type="float" office:value="99.1119691119691" calcext:value-type="float">
            <text:p>99.11</text:p>
          </table:table-cell>
          <table:table-cell office:value-type="float" office:value="9.66003157124706" calcext:value-type="float">
            <text:p>9.66</text:p>
          </table:table-cell>
          <table:table-cell office:value-type="float" office:value="132.055063913471" calcext:value-type="float">
            <text:p>132.06</text:p>
          </table:table-cell>
          <table:table-cell office:value-type="float" office:value="10.4969809568045" calcext:value-type="float">
            <text:p>10.50</text:p>
          </table:table-cell>
          <table:table-cell office:value-type="float" office:value="250.389422206122" calcext:value-type="float">
            <text:p>250.39</text:p>
          </table:table-cell>
          <table:table-cell office:value-type="float" office:value="39.5318980841398" calcext:value-type="float">
            <text:p>39.53</text:p>
          </table:table-cell>
          <table:table-cell table:formula="of:=AVERAGE([.E25:.P25])" office:value-type="float" office:value="46.3075042898466" calcext:value-type="float">
            <text:p>46.31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3"/>
          <table:table-cell office:value-type="float" office:value="-80.7023895727734" calcext:value-type="float">
            <text:p>-80.70</text:p>
          </table:table-cell>
          <table:table-cell office:value-type="float" office:value="-75.3117468301373" calcext:value-type="float">
            <text:p>-75.31</text:p>
          </table:table-cell>
          <table:table-cell office:value-type="float" office:value="-46.3050096872405" calcext:value-type="float">
            <text:p>-46.31</text:p>
          </table:table-cell>
          <table:table-cell office:value-type="float" office:value="-78.1243849635898" calcext:value-type="float">
            <text:p>-78.12</text:p>
          </table:table-cell>
          <table:table-cell office:value-type="float" office:value="-55.8167141500475" calcext:value-type="float">
            <text:p>-55.82</text:p>
          </table:table-cell>
          <table:table-cell office:value-type="float" office:value="-69.6608373078961" calcext:value-type="float">
            <text:p>-69.66</text:p>
          </table:table-cell>
          <table:table-cell office:value-type="float" office:value="-81.3127413127413" calcext:value-type="float">
            <text:p>-81.31</text:p>
          </table:table-cell>
          <table:table-cell office:value-type="float" office:value="-62.3763138643976" calcext:value-type="float">
            <text:p>-62.38</text:p>
          </table:table-cell>
          <table:table-cell office:value-type="float" office:value="-70.9931170108161" calcext:value-type="float">
            <text:p>-70.99</text:p>
          </table:table-cell>
          <table:table-cell office:value-type="float" office:value="-64.4681839294008" calcext:value-type="float">
            <text:p>-64.47</text:p>
          </table:table-cell>
          <table:table-cell office:value-type="float" office:value="-78.3734830646622" calcext:value-type="float">
            <text:p>-78.37</text:p>
          </table:table-cell>
          <table:table-cell office:value-type="float" office:value="-46.1682796760814" calcext:value-type="float">
            <text:p>-46.17</text:p>
          </table:table-cell>
          <table:table-cell table:formula="of:=AVERAGE([.E26:.P26])" office:value-type="float" office:value="-67.4677667808153" calcext:value-type="float">
            <text:p>-67.47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3"/>
          <table:table-cell office:value-type="float" office:value="-13.5590152063722" calcext:value-type="float">
            <text:p>-13.56</text:p>
          </table:table-cell>
          <table:table-cell office:value-type="float" office:value="-6.83223305040343" calcext:value-type="float">
            <text:p>-6.83</text:p>
          </table:table-cell>
          <table:table-cell office:value-type="float" office:value="32.8259064489344" calcext:value-type="float">
            <text:p>32.83</text:p>
          </table:table-cell>
          <table:table-cell office:value-type="float" office:value="23.9618185396576" calcext:value-type="float">
            <text:p>23.96</text:p>
          </table:table-cell>
          <table:table-cell office:value-type="float" office:value="57.9415954415954" calcext:value-type="float">
            <text:p>57.94</text:p>
          </table:table-cell>
          <table:table-cell office:value-type="float" office:value="-7.57816640169582" calcext:value-type="float">
            <text:p>-7.58</text:p>
          </table:table-cell>
          <table:table-cell office:value-type="float" office:value="23.7451737451738" calcext:value-type="float">
            <text:p>23.75</text:p>
          </table:table-cell>
          <table:table-cell office:value-type="float" office:value="20.0746929503715" calcext:value-type="float">
            <text:p>20.07</text:p>
          </table:table-cell>
          <table:table-cell office:value-type="float" office:value="7.9646017699115" calcext:value-type="float">
            <text:p>7.96</text:p>
          </table:table-cell>
          <table:table-cell office:value-type="float" office:value="17.9284718996749" calcext:value-type="float">
            <text:p>17.93</text:p>
          </table:table-cell>
          <table:table-cell office:value-type="float" office:value="-5.85038942220612" calcext:value-type="float">
            <text:p>-5.85</text:p>
          </table:table-cell>
          <table:table-cell office:value-type="float" office:value="87.9814339324511" calcext:value-type="float">
            <text:p>87.98</text:p>
          </table:table-cell>
          <table:table-cell table:formula="of:=AVERAGE([.E27:.P27])" office:value-type="float" office:value="19.8836575539244" calcext:value-type="float">
            <text:p>19.88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3"/>
          <table:table-cell office:value-type="float" office:value="-32.5126719768284" calcext:value-type="float">
            <text:p>-32.51</text:p>
          </table:table-cell>
          <table:table-cell office:value-type="float" office:value="-64.3822697265011" calcext:value-type="float">
            <text:p>-64.38</text:p>
          </table:table-cell>
          <table:table-cell office:value-type="float" office:value="21.519512870191" calcext:value-type="float">
            <text:p>21.52</text:p>
          </table:table-cell>
          <table:table-cell office:value-type="float" office:value="-27.5929935052155" calcext:value-type="float">
            <text:p>-27.59</text:p>
          </table:table-cell>
          <table:table-cell office:value-type="float" office:value="-24.3708452041785" calcext:value-type="float">
            <text:p>-24.37</text:p>
          </table:table-cell>
          <table:table-cell office:value-type="float" office:value="32.3794382617912" calcext:value-type="float">
            <text:p>32.38</text:p>
          </table:table-cell>
          <table:table-cell office:value-type="float" office:value="116.486486486486" calcext:value-type="float">
            <text:p>116.49</text:p>
          </table:table-cell>
          <table:table-cell office:value-type="float" office:value="-1.90582528009855" calcext:value-type="float">
            <text:p>-1.91</text:p>
          </table:table-cell>
          <table:table-cell office:value-type="float" office:value="152.310717797444" calcext:value-type="float">
            <text:p>152.31</text:p>
          </table:table-cell>
          <table:table-cell office:value-type="float" office:value="46.9577333952624" calcext:value-type="float">
            <text:p>46.96</text:p>
          </table:table-cell>
          <table:table-cell office:value-type="float" office:value="212.461510595907" calcext:value-type="float">
            <text:p>212.46</text:p>
          </table:table-cell>
          <table:table-cell office:value-type="float" office:value="60.2310882875765" calcext:value-type="float">
            <text:p>60.23</text:p>
          </table:table-cell>
          <table:table-cell table:formula="of:=AVERAGE([.E28:.P28])" office:value-type="float" office:value="40.9651568334863" calcext:value-type="float">
            <text:p>40.97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3"/>
          <table:table-cell office:value-type="float" office:value="-57.7842143374366" calcext:value-type="float">
            <text:p>-57.78</text:p>
          </table:table-cell>
          <table:table-cell office:value-type="float" office:value="-68.5423870900136" calcext:value-type="float">
            <text:p>-68.54</text:p>
          </table:table-cell>
          <table:table-cell office:value-type="float" office:value="18.3088845834487" calcext:value-type="float">
            <text:p>18.31</text:p>
          </table:table-cell>
          <table:table-cell office:value-type="float" office:value="-39.9429246211376" calcext:value-type="float">
            <text:p>-39.94</text:p>
          </table:table-cell>
          <table:table-cell office:value-type="float" office:value="-37.5118708452042" calcext:value-type="float">
            <text:p>-37.51</text:p>
          </table:table-cell>
          <table:table-cell office:value-type="float" office:value="78.1399046104929" calcext:value-type="float">
            <text:p>78.14</text:p>
          </table:table-cell>
          <table:table-cell office:value-type="float" office:value="109.53667953668" calcext:value-type="float">
            <text:p>109.54</text:p>
          </table:table-cell>
          <table:table-cell office:value-type="float" office:value="1.40530550956764" calcext:value-type="float">
            <text:p>1.41</text:p>
          </table:table-cell>
          <table:table-cell office:value-type="float" office:value="93.5103244837758" calcext:value-type="float">
            <text:p>93.51</text:p>
          </table:table-cell>
          <table:table-cell office:value-type="float" office:value="116.999535531816" calcext:value-type="float">
            <text:p>117.00</text:p>
          </table:table-cell>
          <table:table-cell office:value-type="float" office:value="89.8387973193262" calcext:value-type="float">
            <text:p>89.84</text:p>
          </table:table-cell>
          <table:table-cell office:value-type="float" office:value="22.22002765159" calcext:value-type="float">
            <text:p>22.22</text:p>
          </table:table-cell>
          <table:table-cell table:formula="of:=AVERAGE([.E29:.P29])" office:value-type="float" office:value="27.1815051944088" calcext:value-type="float">
            <text:p>27.18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3"/>
          <table:table-cell office:value-type="float" office:value="165.731354091238" calcext:value-type="float">
            <text:p>165.73</text:p>
          </table:table-cell>
          <table:table-cell office:value-type="float" office:value="51.8076076705439" calcext:value-type="float">
            <text:p>51.81</text:p>
          </table:table-cell>
          <table:table-cell office:value-type="float" office:value="114.364793800166" calcext:value-type="float">
            <text:p>114.36</text:p>
          </table:table-cell>
          <table:table-cell office:value-type="float" office:value="104.753001377682" calcext:value-type="float">
            <text:p>104.75</text:p>
          </table:table-cell>
          <table:table-cell office:value-type="float" office:value="126.009021842355" calcext:value-type="float">
            <text:p>126.01</text:p>
          </table:table-cell>
          <table:table-cell office:value-type="float" office:value="360.201377848437" calcext:value-type="float">
            <text:p>360.20</text:p>
          </table:table-cell>
          <table:table-cell office:value-type="float" office:value="22.7413127413128" calcext:value-type="float">
            <text:p>22.74</text:p>
          </table:table-cell>
          <table:table-cell office:value-type="float" office:value="23.8978939668117" calcext:value-type="float">
            <text:p>23.90</text:p>
          </table:table-cell>
          <table:table-cell office:value-type="float" office:value="496.46017699115" calcext:value-type="float">
            <text:p>496.46</text:p>
          </table:table-cell>
          <table:table-cell office:value-type="float" office:value="318.996748722712" calcext:value-type="float">
            <text:p>319.00</text:p>
          </table:table-cell>
          <table:table-cell office:value-type="float" office:value="413.711284187647" calcext:value-type="float">
            <text:p>413.71</text:p>
          </table:table-cell>
          <table:table-cell office:value-type="float" office:value="211.228520639937" calcext:value-type="float">
            <text:p>211.23</text:p>
          </table:table-cell>
          <table:table-cell table:formula="of:=AVERAGE([.E30:.P30])" office:value-type="float" office:value="200.825257823333" calcext:value-type="float">
            <text:p>200.83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3"/>
          <table:table-cell office:value-type="float" office:value="16.2201303403331" calcext:value-type="float">
            <text:p>16.22</text:p>
          </table:table-cell>
          <table:table-cell office:value-type="float" office:value="18.034161165252" calcext:value-type="float">
            <text:p>18.03</text:p>
          </table:table-cell>
          <table:table-cell office:value-type="float" office:value="189.136451702187" calcext:value-type="float">
            <text:p>189.14</text:p>
          </table:table-cell>
          <table:table-cell office:value-type="float" office:value="55.185987010431" calcext:value-type="float">
            <text:p>55.19</text:p>
          </table:table-cell>
          <table:table-cell office:value-type="float" office:value="85.9093067426401" calcext:value-type="float">
            <text:p>85.91</text:p>
          </table:table-cell>
          <table:table-cell office:value-type="float" office:value="158.63804981452" calcext:value-type="float">
            <text:p>158.64</text:p>
          </table:table-cell>
          <table:table-cell office:value-type="float" office:value="173.745173745174" calcext:value-type="float">
            <text:p>173.75</text:p>
          </table:table-cell>
          <table:table-cell office:value-type="float" office:value="22.4078851114619" calcext:value-type="float">
            <text:p>22.41</text:p>
          </table:table-cell>
          <table:table-cell office:value-type="float" office:value="502.75319567355" calcext:value-type="float">
            <text:p>502.75</text:p>
          </table:table-cell>
          <table:table-cell office:value-type="float" office:value="279.888527635857" calcext:value-type="float">
            <text:p>279.89</text:p>
          </table:table-cell>
          <table:table-cell office:value-type="float" office:value="414.019199420395" calcext:value-type="float">
            <text:p>414.02</text:p>
          </table:table-cell>
          <table:table-cell office:value-type="float" office:value="168.131542563697" calcext:value-type="float">
            <text:p>168.13</text:p>
          </table:table-cell>
          <table:table-cell table:formula="of:=AVERAGE([.E31:.P31])" office:value-type="float" office:value="173.672467577125" calcext:value-type="float">
            <text:p>173.67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3"/>
          <table:table-cell office:value-type="float" office:value="339.13830557567" calcext:value-type="float">
            <text:p>339.14</text:p>
          </table:table-cell>
          <table:table-cell office:value-type="float" office:value="159.551503720004" calcext:value-type="float">
            <text:p>159.55</text:p>
          </table:table-cell>
          <table:table-cell office:value-type="float" office:value="225.449764738445" calcext:value-type="float">
            <text:p>225.45</text:p>
          </table:table-cell>
          <table:table-cell office:value-type="float" office:value="143.928360558945" calcext:value-type="float">
            <text:p>143.93</text:p>
          </table:table-cell>
          <table:table-cell office:value-type="float" office:value="188.710826210826" calcext:value-type="float">
            <text:p>188.71</text:p>
          </table:table-cell>
          <table:table-cell office:value-type="float" office:value="552.967673555909" calcext:value-type="float">
            <text:p>552.97</text:p>
          </table:table-cell>
          <table:table-cell office:value-type="float" office:value="830.579150579151" calcext:value-type="float">
            <text:p>830.58</text:p>
          </table:table-cell>
          <table:table-cell office:value-type="float" office:value="23.9864474646749" calcext:value-type="float">
            <text:p>23.99</text:p>
          </table:table-cell>
          <table:table-cell office:value-type="float" office:value="1330.08849557522" calcext:value-type="float">
            <text:p>1330.09</text:p>
          </table:table-cell>
          <table:table-cell office:value-type="float" office:value="824.384579656294" calcext:value-type="float">
            <text:p>824.38</text:p>
          </table:table-cell>
          <table:table-cell office:value-type="float" office:value="442.492302119181" calcext:value-type="float">
            <text:p>442.49</text:p>
          </table:table-cell>
          <table:table-cell office:value-type="float" office:value="224.5407860952" calcext:value-type="float">
            <text:p>224.54</text:p>
          </table:table-cell>
          <table:table-cell table:formula="of:=AVERAGE([.E32:.P32])" office:value-type="float" office:value="440.484849654127" calcext:value-type="float">
            <text:p>440.48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3"/>
          <table:table-cell office:value-type="float" office:value="335.246198406951" calcext:value-type="float">
            <text:p>335.25</text:p>
          </table:table-cell>
          <table:table-cell office:value-type="float" office:value="156.303049355549" calcext:value-type="float">
            <text:p>156.30</text:p>
          </table:table-cell>
          <table:table-cell office:value-type="float" office:value="172.875726543039" calcext:value-type="float">
            <text:p>172.88</text:p>
          </table:table-cell>
          <table:table-cell office:value-type="float" office:value="140.651446565637" calcext:value-type="float">
            <text:p>140.65</text:p>
          </table:table-cell>
          <table:table-cell office:value-type="float" office:value="189.660493827161" calcext:value-type="float">
            <text:p>189.66</text:p>
          </table:table-cell>
          <table:table-cell office:value-type="float" office:value="471.595124536301" calcext:value-type="float">
            <text:p>471.60</text:p>
          </table:table-cell>
          <table:table-cell office:value-type="float" office:value="774.710424710425" calcext:value-type="float">
            <text:p>774.71</text:p>
          </table:table-cell>
          <table:table-cell office:value-type="float" office:value="23.516728910792" calcext:value-type="float">
            <text:p>23.52</text:p>
          </table:table-cell>
          <table:table-cell office:value-type="float" office:value="968.043264503442" calcext:value-type="float">
            <text:p>968.04</text:p>
          </table:table-cell>
          <table:table-cell office:value-type="float" office:value="557.129586623316" calcext:value-type="float">
            <text:p>557.13</text:p>
          </table:table-cell>
          <table:table-cell office:value-type="float" office:value="405.198333635211" calcext:value-type="float">
            <text:p>405.20</text:p>
          </table:table-cell>
          <table:table-cell office:value-type="float" office:value="218.348805056291" calcext:value-type="float">
            <text:p>218.35</text:p>
          </table:table-cell>
          <table:table-cell table:formula="of:=AVERAGE([.E33:.P33])" office:value-type="float" office:value="367.773265222843" calcext:value-type="float">
            <text:p>367.77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3"/>
          <table:table-cell office:value-type="float" office:value="69.6777697320782" calcext:value-type="float">
            <text:p>69.68</text:p>
          </table:table-cell>
          <table:table-cell office:value-type="float" office:value="72.5453211778267" calcext:value-type="float">
            <text:p>72.55</text:p>
          </table:table-cell>
          <table:table-cell office:value-type="float" office:value="108.815388873512" calcext:value-type="float">
            <text:p>108.82</text:p>
          </table:table-cell>
          <table:table-cell office:value-type="float" office:value="80.1712261365873" calcext:value-type="float">
            <text:p>80.17</text:p>
          </table:table-cell>
          <table:table-cell office:value-type="float" office:value="114.553656220323" calcext:value-type="float">
            <text:p>114.55</text:p>
          </table:table-cell>
          <table:table-cell office:value-type="float" office:value="420.217276099629" calcext:value-type="float">
            <text:p>420.22</text:p>
          </table:table-cell>
          <table:table-cell office:value-type="float" office:value="3.28185328185329" calcext:value-type="float">
            <text:p>3.28</text:p>
          </table:table-cell>
          <table:table-cell office:value-type="float" office:value="23.6091325607362" calcext:value-type="float">
            <text:p>23.61</text:p>
          </table:table-cell>
          <table:table-cell office:value-type="float" office:value="279.252704031465" calcext:value-type="float">
            <text:p>279.25</text:p>
          </table:table-cell>
          <table:table-cell office:value-type="float" office:value="219.832791453785" calcext:value-type="float">
            <text:p>219.83</text:p>
          </table:table-cell>
          <table:table-cell office:value-type="float" office:value="319.742800217352" calcext:value-type="float">
            <text:p>319.74</text:p>
          </table:table-cell>
          <table:table-cell office:value-type="float" office:value="175.78510764369" calcext:value-type="float">
            <text:p>175.79</text:p>
          </table:table-cell>
          <table:table-cell table:formula="of:=AVERAGE([.E34:.P34])" office:value-type="float" office:value="157.290418952403" calcext:value-type="float">
            <text:p>157.29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3"/>
          <table:table-cell office:value-type="float" office:value="96.0354815351195" calcext:value-type="float">
            <text:p>96.04</text:p>
          </table:table-cell>
          <table:table-cell office:value-type="float" office:value="101.561353871948" calcext:value-type="float">
            <text:p>101.56</text:p>
          </table:table-cell>
          <table:table-cell office:value-type="float" office:value="105.45253252145" calcext:value-type="float">
            <text:p>105.45</text:p>
          </table:table-cell>
          <table:table-cell office:value-type="float" office:value="122.426687659909" calcext:value-type="float">
            <text:p>122.43</text:p>
          </table:table-cell>
          <table:table-cell office:value-type="float" office:value="108.630104463438" calcext:value-type="float">
            <text:p>108.63</text:p>
          </table:table-cell>
          <table:table-cell office:value-type="float" office:value="162.162162162162" calcext:value-type="float">
            <text:p>162.16</text:p>
          </table:table-cell>
          <table:table-cell office:value-type="float" office:value="-10.965250965251" calcext:value-type="float">
            <text:p>-10.97</text:p>
          </table:table-cell>
          <table:table-cell office:value-type="float" office:value="23.8439918376776" calcext:value-type="float">
            <text:p>23.84</text:p>
          </table:table-cell>
          <table:table-cell office:value-type="float" office:value="514.355948869223" calcext:value-type="float">
            <text:p>514.36</text:p>
          </table:table-cell>
          <table:table-cell office:value-type="float" office:value="229.07570831398" calcext:value-type="float">
            <text:p>229.08</text:p>
          </table:table-cell>
          <table:table-cell office:value-type="float" office:value="213.457706937149" calcext:value-type="float">
            <text:p>213.46</text:p>
          </table:table-cell>
          <table:table-cell office:value-type="float" office:value="222.397787872803" calcext:value-type="float">
            <text:p>222.40</text:p>
          </table:table-cell>
          <table:table-cell table:formula="of:=AVERAGE([.E35:.P35])" office:value-type="float" office:value="157.369517923301" calcext:value-type="float">
            <text:p>157.37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3"/>
          <table:table-cell office:value-type="float" office:value="-69.4605358435916" calcext:value-type="float">
            <text:p>-69.46</text:p>
          </table:table-cell>
          <table:table-cell office:value-type="float" office:value="-71.1306716965315" calcext:value-type="float">
            <text:p>-71.13</text:p>
          </table:table-cell>
          <table:table-cell office:value-type="float" office:value="-5.48021035150845" calcext:value-type="float">
            <text:p>-5.48</text:p>
          </table:table-cell>
          <table:table-cell office:value-type="float" office:value="-57.4690021649282" calcext:value-type="float">
            <text:p>-57.47</text:p>
          </table:table-cell>
          <table:table-cell office:value-type="float" office:value="-29.4159544159544" calcext:value-type="float">
            <text:p>-29.42</text:p>
          </table:table-cell>
          <table:table-cell office:value-type="float" office:value="-34.5521992580816" calcext:value-type="float">
            <text:p>-34.55</text:p>
          </table:table-cell>
          <table:table-cell office:value-type="float" office:value="-24.8648648648649" calcext:value-type="float">
            <text:p>-24.86</text:p>
          </table:table-cell>
          <table:table-cell office:value-type="float" office:value="-50.263735417549" calcext:value-type="float">
            <text:p>-50.26</text:p>
          </table:table-cell>
          <table:table-cell office:value-type="float" office:value="0.294985250737454" calcext:value-type="float">
            <text:p>0.29</text:p>
          </table:table-cell>
          <table:table-cell office:value-type="float" office:value="19.6005573618207" calcext:value-type="float">
            <text:p>19.60</text:p>
          </table:table-cell>
          <table:table-cell office:value-type="float" office:value="31.063213186017" calcext:value-type="float">
            <text:p>31.06</text:p>
          </table:table-cell>
          <table:table-cell office:value-type="float" office:value="-19.4647442227928" calcext:value-type="float">
            <text:p>-19.46</text:p>
          </table:table-cell>
          <table:table-cell table:formula="of:=AVERAGE([.E36:.P36])" office:value-type="float" office:value="-25.9285968697689" calcext:value-type="float">
            <text:p>-25.93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3"/>
          <table:table-cell office:value-type="float" office:value="182.929036929761" calcext:value-type="float">
            <text:p>182.93</text:p>
          </table:table-cell>
          <table:table-cell office:value-type="float" office:value="137.116210835167" calcext:value-type="float">
            <text:p>137.12</text:p>
          </table:table-cell>
          <table:table-cell office:value-type="float" office:value="210.974259618046" calcext:value-type="float">
            <text:p>210.97</text:p>
          </table:table-cell>
          <table:table-cell office:value-type="float" office:value="139.726431804763" calcext:value-type="float">
            <text:p>139.73</text:p>
          </table:table-cell>
          <table:table-cell office:value-type="float" office:value="128.905508072175" calcext:value-type="float">
            <text:p>128.91</text:p>
          </table:table-cell>
          <table:table-cell office:value-type="float" office:value="298.171701112878" calcext:value-type="float">
            <text:p>298.17</text:p>
          </table:table-cell>
          <table:table-cell office:value-type="float" office:value="774.324324324324" calcext:value-type="float">
            <text:p>774.32</text:p>
          </table:table-cell>
          <table:table-cell office:value-type="float" office:value="22.454086936434" calcext:value-type="float">
            <text:p>22.45</text:p>
          </table:table-cell>
          <table:table-cell office:value-type="float" office:value="699.2133726647" calcext:value-type="float">
            <text:p>699.21</text:p>
          </table:table-cell>
          <table:table-cell office:value-type="float" office:value="441.430562006503" calcext:value-type="float">
            <text:p>441.43</text:p>
          </table:table-cell>
          <table:table-cell office:value-type="float" office:value="375.167542111936" calcext:value-type="float">
            <text:p>375.17</text:p>
          </table:table-cell>
          <table:table-cell office:value-type="float" office:value="215.455263677661" calcext:value-type="float">
            <text:p>215.46</text:p>
          </table:table-cell>
          <table:table-cell table:formula="of:=AVERAGE([.E37:.P37])" office:value-type="float" office:value="302.155691674529" calcext:value-type="float">
            <text:p>302.16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3"/>
          <table:table-cell office:value-type="float" office:value="-72.3750905141202" calcext:value-type="float">
            <text:p>-72.38</text:p>
          </table:table-cell>
          <table:table-cell office:value-type="float" office:value="-76.4958608404066" calcext:value-type="float">
            <text:p>-76.50</text:p>
          </table:table-cell>
          <table:table-cell office:value-type="float" office:value="-21.1597010794354" calcext:value-type="float">
            <text:p>-21.16</text:p>
          </table:table-cell>
          <table:table-cell office:value-type="float" office:value="-60.3326116906121" calcext:value-type="float">
            <text:p>-60.33</text:p>
          </table:table-cell>
          <table:table-cell office:value-type="float" office:value="-54.2616334283001" calcext:value-type="float">
            <text:p>-54.26</text:p>
          </table:table-cell>
          <table:table-cell office:value-type="float" office:value="-65.4478007419184" calcext:value-type="float">
            <text:p>-65.45</text:p>
          </table:table-cell>
          <table:table-cell office:value-type="float" office:value="-7.72200772200772" calcext:value-type="float">
            <text:p>-7.72</text:p>
          </table:table-cell>
          <table:table-cell office:value-type="float" office:value="-53.2707041928156" calcext:value-type="float">
            <text:p>-53.27</text:p>
          </table:table-cell>
          <table:table-cell office:value-type="float" office:value="20.4523107177974" calcext:value-type="float">
            <text:p>20.45</text:p>
          </table:table-cell>
          <table:table-cell office:value-type="float" office:value="-36.5536460752438" calcext:value-type="float">
            <text:p>-36.55</text:p>
          </table:table-cell>
          <table:table-cell office:value-type="float" office:value="14.127875384894" calcext:value-type="float">
            <text:p>14.13</text:p>
          </table:table-cell>
          <table:table-cell office:value-type="float" office:value="-32.4906182105471" calcext:value-type="float">
            <text:p>-32.49</text:p>
          </table:table-cell>
          <table:table-cell table:formula="of:=AVERAGE([.E38:.P38])" office:value-type="float" office:value="-37.1274573660596" calcext:value-type="float">
            <text:p>-37.13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3"/>
          <table:table-cell office:value-type="float" office:value="88.2693700217234" calcext:value-type="float">
            <text:p>88.27</text:p>
          </table:table-cell>
          <table:table-cell office:value-type="float" office:value="51.6294666247511" calcext:value-type="float">
            <text:p>51.63</text:p>
          </table:table-cell>
          <table:table-cell office:value-type="float" office:value="94.8242457791309" calcext:value-type="float">
            <text:p>94.82</text:p>
          </table:table-cell>
          <table:table-cell office:value-type="float" office:value="89.7362723873253" calcext:value-type="float">
            <text:p>89.74</text:p>
          </table:table-cell>
          <table:table-cell office:value-type="float" office:value="153.157644824312" calcext:value-type="float">
            <text:p>153.16</text:p>
          </table:table-cell>
          <table:table-cell office:value-type="float" office:value="490.037095919449" calcext:value-type="float">
            <text:p>490.04</text:p>
          </table:table-cell>
          <table:table-cell office:value-type="float" office:value="27.1814671814672" calcext:value-type="float">
            <text:p>27.18</text:p>
          </table:table-cell>
          <table:table-cell office:value-type="float" office:value="22.3154814615177" calcext:value-type="float">
            <text:p>22.32</text:p>
          </table:table-cell>
          <table:table-cell office:value-type="float" office:value="197.345132743363" calcext:value-type="float">
            <text:p>197.35</text:p>
          </table:table-cell>
          <table:table-cell office:value-type="float" office:value="259.126799814213" calcext:value-type="float">
            <text:p>259.13</text:p>
          </table:table-cell>
          <table:table-cell office:value-type="float" office:value="121.101249773592" calcext:value-type="float">
            <text:p>121.10</text:p>
          </table:table-cell>
          <table:table-cell office:value-type="float" office:value="176.041872407663" calcext:value-type="float">
            <text:p>176.04</text:p>
          </table:table-cell>
          <table:table-cell table:formula="of:=AVERAGE([.E39:.P39])" office:value-type="float" office:value="147.563841578209" calcext:value-type="float">
            <text:p>147.56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3"/>
          <table:table-cell office:value-type="float" office:value="294.279507603186" calcext:value-type="float">
            <text:p>294.28</text:p>
          </table:table-cell>
          <table:table-cell office:value-type="float" office:value="125.023577491355" calcext:value-type="float">
            <text:p>125.02</text:p>
          </table:table-cell>
          <table:table-cell office:value-type="float" office:value="232.74287295876" calcext:value-type="float">
            <text:p>232.74</text:p>
          </table:table-cell>
          <table:table-cell office:value-type="float" office:value="139.529620153513" calcext:value-type="float">
            <text:p>139.53</text:p>
          </table:table-cell>
          <table:table-cell office:value-type="float" office:value="189.09069325736" calcext:value-type="float">
            <text:p>189.09</text:p>
          </table:table-cell>
          <table:table-cell office:value-type="float" office:value="547.032326444091" calcext:value-type="float">
            <text:p>547.03</text:p>
          </table:table-cell>
          <table:table-cell office:value-type="float" office:value="459.227799227799" calcext:value-type="float">
            <text:p>459.23</text:p>
          </table:table-cell>
          <table:table-cell office:value-type="float" office:value="22.8391021445347" calcext:value-type="float">
            <text:p>22.84</text:p>
          </table:table-cell>
          <table:table-cell office:value-type="float" office:value="980.039331366765" calcext:value-type="float">
            <text:p>980.04</text:p>
          </table:table-cell>
          <table:table-cell office:value-type="float" office:value="684.718996748723" calcext:value-type="float">
            <text:p>684.72</text:p>
          </table:table-cell>
          <table:table-cell office:value-type="float" office:value="477.32294874117" calcext:value-type="float">
            <text:p>477.32</text:p>
          </table:table-cell>
          <table:table-cell office:value-type="float" office:value="216.531700572783" calcext:value-type="float">
            <text:p>216.53</text:p>
          </table:table-cell>
          <table:table-cell table:formula="of:=AVERAGE([.E40:.P40])" office:value-type="float" office:value="364.031539725837" calcext:value-type="float">
            <text:p>364.03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3"/>
          <table:table-cell office:value-type="float" office:value="183.743664011586" calcext:value-type="float">
            <text:p>183.74</text:p>
          </table:table-cell>
          <table:table-cell office:value-type="float" office:value="97.4117153934821" calcext:value-type="float">
            <text:p>97.41</text:p>
          </table:table-cell>
          <table:table-cell office:value-type="float" office:value="94.2291724328813" calcext:value-type="float">
            <text:p>94.23</text:p>
          </table:table-cell>
          <table:table-cell office:value-type="float" office:value="56.9572918716788" calcext:value-type="float">
            <text:p>56.96</text:p>
          </table:table-cell>
          <table:table-cell office:value-type="float" office:value="164.660493827161" calcext:value-type="float">
            <text:p>164.66</text:p>
          </table:table-cell>
          <table:table-cell office:value-type="float" office:value="499.390567037626" calcext:value-type="float">
            <text:p>499.39</text:p>
          </table:table-cell>
          <table:table-cell office:value-type="float" office:value="368.108108108108" calcext:value-type="float">
            <text:p>368.11</text:p>
          </table:table-cell>
          <table:table-cell office:value-type="float" office:value="23.520579062873" calcext:value-type="float">
            <text:p>23.52</text:p>
          </table:table-cell>
          <table:table-cell office:value-type="float" office:value="854.670599803343" calcext:value-type="float">
            <text:p>854.67</text:p>
          </table:table-cell>
          <table:table-cell office:value-type="float" office:value="624.059451927543" calcext:value-type="float">
            <text:p>624.06</text:p>
          </table:table-cell>
          <table:table-cell office:value-type="float" office:value="470.240898387973" calcext:value-type="float">
            <text:p>470.24</text:p>
          </table:table-cell>
          <table:table-cell office:value-type="float" office:value="205.382184475607" calcext:value-type="float">
            <text:p>205.38</text:p>
          </table:table-cell>
          <table:table-cell table:formula="of:=AVERAGE([.E41:.P41])" office:value-type="float" office:value="303.531227194989" calcext:value-type="float">
            <text:p>303.53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3"/>
          <table:table-cell office:value-type="float" office:value="-32.4402606806662" calcext:value-type="float">
            <text:p>-32.44</text:p>
          </table:table-cell>
          <table:table-cell office:value-type="float" office:value="-22.8858849418422" calcext:value-type="float">
            <text:p>-22.89</text:p>
          </table:table-cell>
          <table:table-cell office:value-type="float" office:value="16.1776916689732" calcext:value-type="float">
            <text:p>16.18</text:p>
          </table:table-cell>
          <table:table-cell office:value-type="float" office:value="73.607557567408" calcext:value-type="float">
            <text:p>73.61</text:p>
          </table:table-cell>
          <table:table-cell office:value-type="float" office:value="74.798195631529" calcext:value-type="float">
            <text:p>74.80</text:p>
          </table:table-cell>
          <table:table-cell office:value-type="float" office:value="245.627980922099" calcext:value-type="float">
            <text:p>245.63</text:p>
          </table:table-cell>
          <table:table-cell office:value-type="float" office:value="72.2007722007722" calcext:value-type="float">
            <text:p>72.20</text:p>
          </table:table-cell>
          <table:table-cell office:value-type="float" office:value="17.090825087591" calcext:value-type="float">
            <text:p>17.09</text:p>
          </table:table-cell>
          <table:table-cell office:value-type="float" office:value="-2.26155358898723" calcext:value-type="float">
            <text:p>-2.26</text:p>
          </table:table-cell>
          <table:table-cell office:value-type="float" office:value="40.2229447282861" calcext:value-type="float">
            <text:p>40.22</text:p>
          </table:table-cell>
          <table:table-cell office:value-type="float" office:value="-42.0575982611846" calcext:value-type="float">
            <text:p>-42.06</text:p>
          </table:table-cell>
          <table:table-cell office:value-type="float" office:value="32.5399960497729" calcext:value-type="float">
            <text:p>32.54</text:p>
          </table:table-cell>
          <table:table-cell table:formula="of:=AVERAGE([.E42:.P42])" office:value-type="float" office:value="39.3850555319793" calcext:value-type="float">
            <text:p>39.39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3"/>
          <table:table-cell office:value-type="float" office:value="-51.7378711078928" calcext:value-type="float">
            <text:p>-51.74</text:p>
          </table:table-cell>
          <table:table-cell office:value-type="float" office:value="-26.7211568689091" calcext:value-type="float">
            <text:p>-26.72</text:p>
          </table:table-cell>
          <table:table-cell office:value-type="float" office:value="31.9678937171326" calcext:value-type="float">
            <text:p>31.97</text:p>
          </table:table-cell>
          <table:table-cell office:value-type="float" office:value="27.9275733123401" calcext:value-type="float">
            <text:p>27.93</text:p>
          </table:table-cell>
          <table:table-cell office:value-type="float" office:value="36.7521367521367" calcext:value-type="float">
            <text:p>36.75</text:p>
          </table:table-cell>
          <table:table-cell office:value-type="float" office:value="90.0900900900901" calcext:value-type="float">
            <text:p>90.09</text:p>
          </table:table-cell>
          <table:table-cell office:value-type="float" office:value="28.6100386100386" calcext:value-type="float">
            <text:p>28.61</text:p>
          </table:table-cell>
          <table:table-cell office:value-type="float" office:value="-17.3449351249374" calcext:value-type="float">
            <text:p>-17.34</text:p>
          </table:table-cell>
          <table:table-cell office:value-type="float" office:value="-31.5634218289086" calcext:value-type="float">
            <text:p>-31.56</text:p>
          </table:table-cell>
          <table:table-cell office:value-type="float" office:value="3.15838365071993" calcext:value-type="float">
            <text:p>3.16</text:p>
          </table:table-cell>
          <table:table-cell office:value-type="float" office:value="-1.53957616373846" calcext:value-type="float">
            <text:p>-1.54</text:p>
          </table:table-cell>
          <table:table-cell office:value-type="float" office:value="-7.09065771281848" calcext:value-type="float">
            <text:p>-7.09</text:p>
          </table:table-cell>
          <table:table-cell table:formula="of:=AVERAGE([.E43:.P43])" office:value-type="float" office:value="6.87570811043777" calcext:value-type="float">
            <text:p>6.88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3"/>
          <table:table-cell office:value-type="float" office:value="74.1310644460536" calcext:value-type="float">
            <text:p>74.13</text:p>
          </table:table-cell>
          <table:table-cell office:value-type="float" office:value="40.4065807398093" calcext:value-type="float">
            <text:p>40.41</text:p>
          </table:table-cell>
          <table:table-cell office:value-type="float" office:value="180.08580127318" calcext:value-type="float">
            <text:p>180.09</text:p>
          </table:table-cell>
          <table:table-cell office:value-type="float" office:value="139.165518598701" calcext:value-type="float">
            <text:p>139.17</text:p>
          </table:table-cell>
          <table:table-cell office:value-type="float" office:value="138.627730294397" calcext:value-type="float">
            <text:p>138.63</text:p>
          </table:table-cell>
          <table:table-cell office:value-type="float" office:value="554.769475357711" calcext:value-type="float">
            <text:p>554.77</text:p>
          </table:table-cell>
          <table:table-cell office:value-type="float" office:value="339.84555984556" calcext:value-type="float">
            <text:p>339.85</text:p>
          </table:table-cell>
          <table:table-cell office:value-type="float" office:value="24.1443036999961" calcext:value-type="float">
            <text:p>24.14</text:p>
          </table:table-cell>
          <table:table-cell office:value-type="float" office:value="197.541789577188" calcext:value-type="float">
            <text:p>197.54</text:p>
          </table:table-cell>
          <table:table-cell office:value-type="float" office:value="257.919182535996" calcext:value-type="float">
            <text:p>257.92</text:p>
          </table:table-cell>
          <table:table-cell office:value-type="float" office:value="264.734649520014" calcext:value-type="float">
            <text:p>264.73</text:p>
          </table:table-cell>
          <table:table-cell office:value-type="float" office:value="211.218645072092" calcext:value-type="float">
            <text:p>211.22</text:p>
          </table:table-cell>
          <table:table-cell table:formula="of:=AVERAGE([.E44:.P44])" office:value-type="float" office:value="201.882525080058" calcext:value-type="float">
            <text:p>201.88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3"/>
          <table:table-cell office:value-type="float" office:value="-82.1506154960174" calcext:value-type="float">
            <text:p>-82.15</text:p>
          </table:table-cell>
          <table:table-cell office:value-type="float" office:value="-83.9882636487478" calcext:value-type="float">
            <text:p>-83.99</text:p>
          </table:table-cell>
          <table:table-cell office:value-type="float" office:value="-63.4652643232771" calcext:value-type="float">
            <text:p>-63.47</text:p>
          </table:table-cell>
          <table:table-cell office:value-type="float" office:value="-88.5652430623893" calcext:value-type="float">
            <text:p>-88.57</text:p>
          </table:table-cell>
          <table:table-cell office:value-type="float" office:value="-87.962962962963" calcext:value-type="float">
            <text:p>-87.96</text:p>
          </table:table-cell>
          <table:table-cell office:value-type="float" office:value="-83.5718071012189" calcext:value-type="float">
            <text:p>-83.57</text:p>
          </table:table-cell>
          <table:table-cell office:value-type="float" office:value="-72.1621621621622" calcext:value-type="float">
            <text:p>-72.16</text:p>
          </table:table-cell>
          <table:table-cell office:value-type="float" office:value="-89.1810726523698" calcext:value-type="float">
            <text:p>-89.18</text:p>
          </table:table-cell>
          <table:table-cell office:value-type="float" office:value="-55.5555555555556" calcext:value-type="float">
            <text:p>-55.56</text:p>
          </table:table-cell>
          <table:table-cell office:value-type="float" office:value="-57.4547143520669" calcext:value-type="float">
            <text:p>-57.45</text:p>
          </table:table-cell>
          <table:table-cell office:value-type="float" office:value="-77.1780474551712" calcext:value-type="float">
            <text:p>-77.18</text:p>
          </table:table-cell>
          <table:table-cell office:value-type="float" office:value="-84.5151096188031" calcext:value-type="float">
            <text:p>-84.52</text:p>
          </table:table-cell>
          <table:table-cell table:formula="of:=AVERAGE([.E45:.P45])" office:value-type="float" office:value="-77.1459015325619" calcext:value-type="float">
            <text:p>-77.15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3"/>
          <table:table-cell office:value-type="float" office:value="-62.6357711803041" calcext:value-type="float">
            <text:p>-62.64</text:p>
          </table:table-cell>
          <table:table-cell office:value-type="float" office:value="-63.4601278423976" calcext:value-type="float">
            <text:p>-63.46</text:p>
          </table:table-cell>
          <table:table-cell office:value-type="float" office:value="24.7854968170495" calcext:value-type="float">
            <text:p>24.79</text:p>
          </table:table-cell>
          <table:table-cell office:value-type="float" office:value="-49.2914780555009" calcext:value-type="float">
            <text:p>-49.29</text:p>
          </table:table-cell>
          <table:table-cell office:value-type="float" office:value="23.005698005698" calcext:value-type="float">
            <text:p>23.01</text:p>
          </table:table-cell>
          <table:table-cell office:value-type="float" office:value="21.1181770005299" calcext:value-type="float">
            <text:p>21.12</text:p>
          </table:table-cell>
          <table:table-cell office:value-type="float" office:value="-33.4362934362934" calcext:value-type="float">
            <text:p>-33.44</text:p>
          </table:table-cell>
          <table:table-cell office:value-type="float" office:value="-29.8001771069957" calcext:value-type="float">
            <text:p>-29.80</text:p>
          </table:table-cell>
          <table:table-cell office:value-type="float" office:value="43.8544739429695" calcext:value-type="float">
            <text:p>43.85</text:p>
          </table:table-cell>
          <table:table-cell office:value-type="float" office:value="24.1523455643288" calcext:value-type="float">
            <text:p>24.15</text:p>
          </table:table-cell>
          <table:table-cell office:value-type="float" office:value="104.799855098714" calcext:value-type="float">
            <text:p>104.80</text:p>
          </table:table-cell>
          <table:table-cell office:value-type="float" office:value="-6.19198103890973" calcext:value-type="float">
            <text:p>-6.19</text:p>
          </table:table-cell>
          <table:table-cell table:formula="of:=AVERAGE([.E46:.P46])" office:value-type="float" office:value="-0.258315185925977" calcext:value-type="float">
            <text:p>-0.26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3"/>
          <table:table-cell office:value-type="float" office:value="-23.8595220854453" calcext:value-type="float">
            <text:p>-23.86</text:p>
          </table:table-cell>
          <table:table-cell office:value-type="float" office:value="-35.2404904118202" calcext:value-type="float">
            <text:p>-35.24</text:p>
          </table:table-cell>
          <table:table-cell office:value-type="float" office:value="34.3205092720731" calcext:value-type="float">
            <text:p>34.32</text:p>
          </table:table-cell>
          <table:table-cell office:value-type="float" office:value="-8.39401692580201" calcext:value-type="float">
            <text:p>-8.39</text:p>
          </table:table-cell>
          <table:table-cell office:value-type="float" office:value="26.863722697056" calcext:value-type="float">
            <text:p>26.86</text:p>
          </table:table-cell>
          <table:table-cell office:value-type="float" office:value="89.136195018548" calcext:value-type="float">
            <text:p>89.14</text:p>
          </table:table-cell>
          <table:table-cell office:value-type="float" office:value="-28.8416988416988" calcext:value-type="float">
            <text:p>-28.84</text:p>
          </table:table-cell>
          <table:table-cell office:value-type="float" office:value="-11.0961382974628" calcext:value-type="float">
            <text:p>-11.10</text:p>
          </table:table-cell>
          <table:table-cell office:value-type="float" office:value="41.7895771878073" calcext:value-type="float">
            <text:p>41.79</text:p>
          </table:table-cell>
          <table:table-cell office:value-type="float" office:value="86.4839758476544" calcext:value-type="float">
            <text:p>86.48</text:p>
          </table:table-cell>
          <table:table-cell office:value-type="float" office:value="74.5879369679406" calcext:value-type="float">
            <text:p>74.59</text:p>
          </table:table-cell>
          <table:table-cell office:value-type="float" office:value="57.7029429192179" calcext:value-type="float">
            <text:p>57.70</text:p>
          </table:table-cell>
          <table:table-cell table:formula="of:=AVERAGE([.E47:.P47])" office:value-type="float" office:value="25.2877494456723" calcext:value-type="float">
            <text:p>25.29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3"/>
          <table:table-cell office:value-type="float" office:value="344.967414916727" calcext:value-type="float">
            <text:p>344.97</text:p>
          </table:table-cell>
          <table:table-cell office:value-type="float" office:value="153.00220056586" calcext:value-type="float">
            <text:p>153.00</text:p>
          </table:table-cell>
          <table:table-cell office:value-type="float" office:value="236.520896761694" calcext:value-type="float">
            <text:p>236.52</text:p>
          </table:table-cell>
          <table:table-cell office:value-type="float" office:value="141.222200354261" calcext:value-type="float">
            <text:p>141.22</text:p>
          </table:table-cell>
          <table:table-cell office:value-type="float" office:value="187.749287749288" calcext:value-type="float">
            <text:p>187.75</text:p>
          </table:table-cell>
          <table:table-cell office:value-type="float" office:value="546.263910969793" calcext:value-type="float">
            <text:p>546.26</text:p>
          </table:table-cell>
          <table:table-cell office:value-type="float" office:value="830.27027027027" calcext:value-type="float">
            <text:p>830.27</text:p>
          </table:table-cell>
          <table:table-cell office:value-type="float" office:value="23.8593924460016" calcext:value-type="float">
            <text:p>23.86</text:p>
          </table:table-cell>
          <table:table-cell office:value-type="float" office:value="935.398230088496" calcext:value-type="float">
            <text:p>935.40</text:p>
          </table:table-cell>
          <table:table-cell office:value-type="float" office:value="937.250348351138" calcext:value-type="float">
            <text:p>937.25</text:p>
          </table:table-cell>
          <table:table-cell office:value-type="float" office:value="427.386343053795" calcext:value-type="float">
            <text:p>427.39</text:p>
          </table:table-cell>
          <table:table-cell office:value-type="float" office:value="218.704325498716" calcext:value-type="float">
            <text:p>218.70</text:p>
          </table:table-cell>
          <table:table-cell table:formula="of:=AVERAGE([.E48:.P48])" office:value-type="float" office:value="415.216235085503" calcext:value-type="float">
            <text:p>415.22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3"/>
          <table:table-cell office:value-type="float" office:value="230.91962346126" calcext:value-type="float">
            <text:p>230.92</text:p>
          </table:table-cell>
          <table:table-cell office:value-type="float" office:value="66.1427224143351" calcext:value-type="float">
            <text:p>66.14</text:p>
          </table:table-cell>
          <table:table-cell office:value-type="float" office:value="144.229172432881" calcext:value-type="float">
            <text:p>144.23</text:p>
          </table:table-cell>
          <table:table-cell office:value-type="float" office:value="119.307222987601" calcext:value-type="float">
            <text:p>119.31</text:p>
          </table:table-cell>
          <table:table-cell office:value-type="float" office:value="151.092117758784" calcext:value-type="float">
            <text:p>151.09</text:p>
          </table:table-cell>
          <table:table-cell office:value-type="float" office:value="329.72972972973" calcext:value-type="float">
            <text:p>329.73</text:p>
          </table:table-cell>
          <table:table-cell office:value-type="float" office:value="315.752895752896" calcext:value-type="float">
            <text:p>315.75</text:p>
          </table:table-cell>
          <table:table-cell office:value-type="float" office:value="23.6437839294652" calcext:value-type="float">
            <text:p>23.64</text:p>
          </table:table-cell>
          <table:table-cell office:value-type="float" office:value="196.951819075713" calcext:value-type="float">
            <text:p>196.95</text:p>
          </table:table-cell>
          <table:table-cell office:value-type="float" office:value="225.59219693451" calcext:value-type="float">
            <text:p>225.59</text:p>
          </table:table-cell>
          <table:table-cell office:value-type="float" office:value="140.934613294693" calcext:value-type="float">
            <text:p>140.93</text:p>
          </table:table-cell>
          <table:table-cell office:value-type="float" office:value="207.485680426625" calcext:value-type="float">
            <text:p>207.49</text:p>
          </table:table-cell>
          <table:table-cell table:formula="of:=AVERAGE([.E49:.P49])" office:value-type="float" office:value="179.315131516541" calcext:value-type="float">
            <text:p>179.32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3"/>
          <table:table-cell office:value-type="float" office:value="246.089790007241" calcext:value-type="float">
            <text:p>246.09</text:p>
          </table:table-cell>
          <table:table-cell office:value-type="float" office:value="119.867966048412" calcext:value-type="float">
            <text:p>119.87</text:p>
          </table:table-cell>
          <table:table-cell office:value-type="float" office:value="99.2803764184888" calcext:value-type="float">
            <text:p>99.28</text:p>
          </table:table-cell>
          <table:table-cell office:value-type="float" office:value="141.104113363511" calcext:value-type="float">
            <text:p>141.10</text:p>
          </table:table-cell>
          <table:table-cell office:value-type="float" office:value="137.440645773979" calcext:value-type="float">
            <text:p>137.44</text:p>
          </table:table-cell>
          <table:table-cell office:value-type="float" office:value="242.050874403816" calcext:value-type="float">
            <text:p>242.05</text:p>
          </table:table-cell>
          <table:table-cell office:value-type="float" office:value="589.69111969112" calcext:value-type="float">
            <text:p>589.69</text:p>
          </table:table-cell>
          <table:table-cell office:value-type="float" office:value="23.6283833211412" calcext:value-type="float">
            <text:p>23.63</text:p>
          </table:table-cell>
          <table:table-cell office:value-type="float" office:value="354.277286135693" calcext:value-type="float">
            <text:p>354.28</text:p>
          </table:table-cell>
          <table:table-cell office:value-type="float" office:value="326.474686483976" calcext:value-type="float">
            <text:p>326.47</text:p>
          </table:table-cell>
          <table:table-cell office:value-type="float" office:value="297.065748958522" calcext:value-type="float">
            <text:p>297.07</text:p>
          </table:table-cell>
          <table:table-cell office:value-type="float" office:value="220.551056685759" calcext:value-type="float">
            <text:p>220.55</text:p>
          </table:table-cell>
          <table:table-cell table:formula="of:=AVERAGE([.E50:.P50])" office:value-type="float" office:value="233.126837274305" calcext:value-type="float">
            <text:p>233.13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3"/>
          <table:table-cell office:value-type="float" office:value="38.8124547429399" calcext:value-type="float">
            <text:p>38.81</text:p>
          </table:table-cell>
          <table:table-cell office:value-type="float" office:value="-17.3320758671277" calcext:value-type="float">
            <text:p>-17.33</text:p>
          </table:table-cell>
          <table:table-cell office:value-type="float" office:value="65.5411015776363" calcext:value-type="float">
            <text:p>65.54</text:p>
          </table:table-cell>
          <table:table-cell office:value-type="float" office:value="88.2700255855147" calcext:value-type="float">
            <text:p>88.27</text:p>
          </table:table-cell>
          <table:table-cell office:value-type="float" office:value="70.1329534662868" calcext:value-type="float">
            <text:p>70.13</text:p>
          </table:table-cell>
          <table:table-cell office:value-type="float" office:value="123.105458399576" calcext:value-type="float">
            <text:p>123.11</text:p>
          </table:table-cell>
          <table:table-cell office:value-type="float" office:value="22.5482625482625" calcext:value-type="float">
            <text:p>22.55</text:p>
          </table:table-cell>
          <table:table-cell office:value-type="float" office:value="23.2972702421746" calcext:value-type="float">
            <text:p>23.30</text:p>
          </table:table-cell>
          <table:table-cell office:value-type="float" office:value="230.088495575221" calcext:value-type="float">
            <text:p>230.09</text:p>
          </table:table-cell>
          <table:table-cell office:value-type="float" office:value="207.710171853228" calcext:value-type="float">
            <text:p>207.71</text:p>
          </table:table-cell>
          <table:table-cell office:value-type="float" office:value="70.2046730664735" calcext:value-type="float">
            <text:p>70.20</text:p>
          </table:table-cell>
          <table:table-cell office:value-type="float" office:value="164.803476199881" calcext:value-type="float">
            <text:p>164.80</text:p>
          </table:table-cell>
          <table:table-cell table:formula="of:=AVERAGE([.E51:.P51])" office:value-type="float" office:value="90.5985222825056" calcext:value-type="float">
            <text:p>90.60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3"/>
          <table:table-cell office:value-type="float" office:value="3.27661115133961" calcext:value-type="float">
            <text:p>3.28</text:p>
          </table:table-cell>
          <table:table-cell office:value-type="float" office:value="-8.91753117468301" calcext:value-type="float">
            <text:p>-8.92</text:p>
          </table:table-cell>
          <table:table-cell office:value-type="float" office:value="82.1062828674232" calcext:value-type="float">
            <text:p>82.11</text:p>
          </table:table-cell>
          <table:table-cell office:value-type="float" office:value="78.2326313717772" calcext:value-type="float">
            <text:p>78.23</text:p>
          </table:table-cell>
          <table:table-cell office:value-type="float" office:value="59.8765432098765" calcext:value-type="float">
            <text:p>59.88</text:p>
          </table:table-cell>
          <table:table-cell office:value-type="float" office:value="170.959194488606" calcext:value-type="float">
            <text:p>170.96</text:p>
          </table:table-cell>
          <table:table-cell office:value-type="float" office:value="-33.2818532818533" calcext:value-type="float">
            <text:p>-33.28</text:p>
          </table:table-cell>
          <table:table-cell office:value-type="float" office:value="21.8919647326069" calcext:value-type="float">
            <text:p>21.89</text:p>
          </table:table-cell>
          <table:table-cell office:value-type="float" office:value="92.330383480826" calcext:value-type="float">
            <text:p>92.33</text:p>
          </table:table-cell>
          <table:table-cell office:value-type="float" office:value="46.8648397584766" calcext:value-type="float">
            <text:p>46.86</text:p>
          </table:table-cell>
          <table:table-cell office:value-type="float" office:value="-13.9467487773954" calcext:value-type="float">
            <text:p>-13.95</text:p>
          </table:table-cell>
          <table:table-cell office:value-type="float" office:value="99.9802488643097" calcext:value-type="float">
            <text:p>99.98</text:p>
          </table:table-cell>
          <table:table-cell table:formula="of:=AVERAGE([.E52:.P52])" office:value-type="float" office:value="49.9477138909425" calcext:value-type="float">
            <text:p>49.95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3"/>
          <table:table-cell office:value-type="float" office:value="-20.0760318609703" calcext:value-type="float">
            <text:p>-20.08</text:p>
          </table:table-cell>
          <table:table-cell office:value-type="float" office:value="-14.2931992036047" calcext:value-type="float">
            <text:p>-14.29</text:p>
          </table:table-cell>
          <table:table-cell office:value-type="float" office:value="150.345972875727" calcext:value-type="float">
            <text:p>150.35</text:p>
          </table:table-cell>
          <table:table-cell office:value-type="float" office:value="28.3310371974021" calcext:value-type="float">
            <text:p>28.33</text:p>
          </table:table-cell>
          <table:table-cell office:value-type="float" office:value="73.1956315289649" calcext:value-type="float">
            <text:p>73.20</text:p>
          </table:table-cell>
          <table:table-cell office:value-type="float" office:value="169.634340222576" calcext:value-type="float">
            <text:p>169.63</text:p>
          </table:table-cell>
          <table:table-cell office:value-type="float" office:value="112.548262548263" calcext:value-type="float">
            <text:p>112.55</text:p>
          </table:table-cell>
          <table:table-cell office:value-type="float" office:value="14.942440226389" calcext:value-type="float">
            <text:p>14.94</text:p>
          </table:table-cell>
          <table:table-cell office:value-type="float" office:value="324.385447394297" calcext:value-type="float">
            <text:p>324.39</text:p>
          </table:table-cell>
          <table:table-cell office:value-type="float" office:value="174.036228518346" calcext:value-type="float">
            <text:p>174.04</text:p>
          </table:table-cell>
          <table:table-cell office:value-type="float" office:value="333.073718529252" calcext:value-type="float">
            <text:p>333.07</text:p>
          </table:table-cell>
          <table:table-cell office:value-type="float" office:value="112.265455263678" calcext:value-type="float">
            <text:p>112.27</text:p>
          </table:table-cell>
          <table:table-cell table:formula="of:=AVERAGE([.E53:.P53])" office:value-type="float" office:value="121.532441936693" calcext:value-type="float">
            <text:p>121.53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3"/>
          <table:table-cell office:value-type="float" office:value="168.953656770456" calcext:value-type="float">
            <text:p>168.95</text:p>
          </table:table-cell>
          <table:table-cell office:value-type="float" office:value="19.5745572671068" calcext:value-type="float">
            <text:p>19.57</text:p>
          </table:table-cell>
          <table:table-cell office:value-type="float" office:value="100.512039856075" calcext:value-type="float">
            <text:p>100.51</text:p>
          </table:table-cell>
          <table:table-cell office:value-type="float" office:value="114.052351899232" calcext:value-type="float">
            <text:p>114.05</text:p>
          </table:table-cell>
          <table:table-cell office:value-type="float" office:value="120.631528964862" calcext:value-type="float">
            <text:p>120.63</text:p>
          </table:table-cell>
          <table:table-cell office:value-type="float" office:value="436.036036036036" calcext:value-type="float">
            <text:p>436.04</text:p>
          </table:table-cell>
          <table:table-cell office:value-type="float" office:value="299.96138996139" calcext:value-type="float">
            <text:p>299.96</text:p>
          </table:table-cell>
          <table:table-cell office:value-type="float" office:value="23.5937319524121" calcext:value-type="float">
            <text:p>23.59</text:p>
          </table:table-cell>
          <table:table-cell office:value-type="float" office:value="265.191740412979" calcext:value-type="float">
            <text:p>265.19</text:p>
          </table:table-cell>
          <table:table-cell office:value-type="float" office:value="294.333488156061" calcext:value-type="float">
            <text:p>294.33</text:p>
          </table:table-cell>
          <table:table-cell office:value-type="float" office:value="149.121535953632" calcext:value-type="float">
            <text:p>149.12</text:p>
          </table:table-cell>
          <table:table-cell office:value-type="float" office:value="215.800908552242" calcext:value-type="float">
            <text:p>215.80</text:p>
          </table:table-cell>
          <table:table-cell table:formula="of:=AVERAGE([.E54:.P54])" office:value-type="float" office:value="183.98024714854" calcext:value-type="float">
            <text:p>183.98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3"/>
          <table:table-cell office:value-type="float" office:value="325.597393193338" calcext:value-type="float">
            <text:p>325.60</text:p>
          </table:table-cell>
          <table:table-cell office:value-type="float" office:value="156.868909148067" calcext:value-type="float">
            <text:p>156.87</text:p>
          </table:table-cell>
          <table:table-cell office:value-type="float" office:value="234.348187102131" calcext:value-type="float">
            <text:p>234.35</text:p>
          </table:table-cell>
          <table:table-cell office:value-type="float" office:value="141.094272780949" calcext:value-type="float">
            <text:p>141.09</text:p>
          </table:table-cell>
          <table:table-cell office:value-type="float" office:value="169.966761633428" calcext:value-type="float">
            <text:p>169.97</text:p>
          </table:table-cell>
          <table:table-cell office:value-type="float" office:value="550.556438791733" calcext:value-type="float">
            <text:p>550.56</text:p>
          </table:table-cell>
          <table:table-cell office:value-type="float" office:value="872.664092664093" calcext:value-type="float">
            <text:p>872.66</text:p>
          </table:table-cell>
          <table:table-cell office:value-type="float" office:value="23.8439918376776" calcext:value-type="float">
            <text:p>23.84</text:p>
          </table:table-cell>
          <table:table-cell office:value-type="float" office:value="2988.2005899705" calcext:value-type="float">
            <text:p>2988.20</text:p>
          </table:table-cell>
          <table:table-cell office:value-type="float" office:value="1273.06084533209" calcext:value-type="float">
            <text:p>1273.06</text:p>
          </table:table-cell>
          <table:table-cell office:value-type="float" office:value="481.36207208839" calcext:value-type="float">
            <text:p>481.36</text:p>
          </table:table-cell>
          <table:table-cell office:value-type="float" office:value="216.571202844163" calcext:value-type="float">
            <text:p>216.57</text:p>
          </table:table-cell>
          <table:table-cell table:formula="of:=AVERAGE([.E55:.P55])" office:value-type="float" office:value="619.511229782213" calcext:value-type="float">
            <text:p>619.51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3"/>
          <table:table-cell office:value-type="float" office:value="-35.3367125271542" calcext:value-type="float">
            <text:p>-35.34</text:p>
          </table:table-cell>
          <table:table-cell office:value-type="float" office:value="-20.0356282091585" calcext:value-type="float">
            <text:p>-20.04</text:p>
          </table:table-cell>
          <table:table-cell office:value-type="float" office:value="31.5112095211736" calcext:value-type="float">
            <text:p>31.51</text:p>
          </table:table-cell>
          <table:table-cell office:value-type="float" office:value="-22.820310962409" calcext:value-type="float">
            <text:p>-22.82</text:p>
          </table:table-cell>
          <table:table-cell office:value-type="float" office:value="41.9871794871795" calcext:value-type="float">
            <text:p>41.99</text:p>
          </table:table-cell>
          <table:table-cell office:value-type="float" office:value="-0.741918388977211" calcext:value-type="float">
            <text:p>-0.74</text:p>
          </table:table-cell>
          <table:table-cell office:value-type="float" office:value="-55.9073359073359" calcext:value-type="float">
            <text:p>-55.91</text:p>
          </table:table-cell>
          <table:table-cell office:value-type="float" office:value="12.0509760135525" calcext:value-type="float">
            <text:p>12.05</text:p>
          </table:table-cell>
          <table:table-cell office:value-type="float" office:value="157.227138643068" calcext:value-type="float">
            <text:p>157.23</text:p>
          </table:table-cell>
          <table:table-cell office:value-type="float" office:value="32.9772410589875" calcext:value-type="float">
            <text:p>32.98</text:p>
          </table:table-cell>
          <table:table-cell office:value-type="float" office:value="143.687737728672" calcext:value-type="float">
            <text:p>143.69</text:p>
          </table:table-cell>
          <table:table-cell office:value-type="float" office:value="47.0373296464547" calcext:value-type="float">
            <text:p>47.04</text:p>
          </table:table-cell>
          <table:table-cell table:formula="of:=AVERAGE([.E56:.P56])" office:value-type="float" office:value="27.6364088420044" calcext:value-type="float">
            <text:p>27.64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3"/>
          <table:table-cell office:value-type="float" office:value="146.741491672701" calcext:value-type="float">
            <text:p>146.74</text:p>
          </table:table-cell>
          <table:table-cell office:value-type="float" office:value="79.7757518600021" calcext:value-type="float">
            <text:p>79.78</text:p>
          </table:table-cell>
          <table:table-cell office:value-type="float" office:value="95.9867146415721" calcext:value-type="float">
            <text:p>95.99</text:p>
          </table:table-cell>
          <table:table-cell office:value-type="float" office:value="115.951584333793" calcext:value-type="float">
            <text:p>115.95</text:p>
          </table:table-cell>
          <table:table-cell office:value-type="float" office:value="99.465811965812" calcext:value-type="float">
            <text:p>99.47</text:p>
          </table:table-cell>
          <table:table-cell office:value-type="float" office:value="175.86115527292" calcext:value-type="float">
            <text:p>175.86</text:p>
          </table:table-cell>
          <table:table-cell office:value-type="float" office:value="83.4362934362935" calcext:value-type="float">
            <text:p>83.44</text:p>
          </table:table-cell>
          <table:table-cell office:value-type="float" office:value="23.2472182651215" calcext:value-type="float">
            <text:p>23.25</text:p>
          </table:table-cell>
          <table:table-cell office:value-type="float" office:value="565.880039331367" calcext:value-type="float">
            <text:p>565.88</text:p>
          </table:table-cell>
          <table:table-cell office:value-type="float" office:value="344.0780306549" calcext:value-type="float">
            <text:p>344.08</text:p>
          </table:table-cell>
          <table:table-cell office:value-type="float" office:value="412.479623256656" calcext:value-type="float">
            <text:p>412.48</text:p>
          </table:table-cell>
          <table:table-cell office:value-type="float" office:value="200.602409638554" calcext:value-type="float">
            <text:p>200.60</text:p>
          </table:table-cell>
          <table:table-cell table:formula="of:=AVERAGE([.E57:.P57])" office:value-type="float" office:value="195.292177027474" calcext:value-type="float">
            <text:p>195.29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3"/>
          <table:table-cell office:value-type="float" office:value="46.5242577842143" calcext:value-type="float">
            <text:p>46.52</text:p>
          </table:table-cell>
          <table:table-cell office:value-type="float" office:value="16.8081316147962" calcext:value-type="float">
            <text:p>16.81</text:p>
          </table:table-cell>
          <table:table-cell office:value-type="float" office:value="73.7890949349571" calcext:value-type="float">
            <text:p>73.79</text:p>
          </table:table-cell>
          <table:table-cell office:value-type="float" office:value="53.7787837039953" calcext:value-type="float">
            <text:p>53.78</text:p>
          </table:table-cell>
          <table:table-cell office:value-type="float" office:value="106.433998100665" calcext:value-type="float">
            <text:p>106.43</text:p>
          </table:table-cell>
          <table:table-cell office:value-type="float" office:value="57.0217276099629" calcext:value-type="float">
            <text:p>57.02</text:p>
          </table:table-cell>
          <table:table-cell office:value-type="float" office:value="207.760617760618" calcext:value-type="float">
            <text:p>207.76</text:p>
          </table:table-cell>
          <table:table-cell office:value-type="float" office:value="21.5030993724252" calcext:value-type="float">
            <text:p>21.50</text:p>
          </table:table-cell>
          <table:table-cell office:value-type="float" office:value="70.9931170108161" calcext:value-type="float">
            <text:p>70.99</text:p>
          </table:table-cell>
          <table:table-cell office:value-type="float" office:value="99.1175104505342" calcext:value-type="float">
            <text:p>99.12</text:p>
          </table:table-cell>
          <table:table-cell office:value-type="float" office:value="165.477268610759" calcext:value-type="float">
            <text:p>165.48</text:p>
          </table:table-cell>
          <table:table-cell office:value-type="float" office:value="136.974126012246" calcext:value-type="float">
            <text:p>136.97</text:p>
          </table:table-cell>
          <table:table-cell table:formula="of:=AVERAGE([.E58:.P58])" office:value-type="float" office:value="88.0151444138324" calcext:value-type="float">
            <text:p>88.02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3"/>
          <table:table-cell office:value-type="float" office:value="326.448225923244" calcext:value-type="float">
            <text:p>326.45</text:p>
          </table:table-cell>
          <table:table-cell office:value-type="float" office:value="138.499423661322" calcext:value-type="float">
            <text:p>138.50</text:p>
          </table:table-cell>
          <table:table-cell office:value-type="float" office:value="208.054248546914" calcext:value-type="float">
            <text:p>208.05</text:p>
          </table:table-cell>
          <table:table-cell office:value-type="float" office:value="125.496949419406" calcext:value-type="float">
            <text:p>125.50</text:p>
          </table:table-cell>
          <table:table-cell office:value-type="float" office:value="180.140075973409" calcext:value-type="float">
            <text:p>180.14</text:p>
          </table:table-cell>
          <table:table-cell office:value-type="float" office:value="514.679385267621" calcext:value-type="float">
            <text:p>514.68</text:p>
          </table:table-cell>
          <table:table-cell office:value-type="float" office:value="835.637065637066" calcext:value-type="float">
            <text:p>835.64</text:p>
          </table:table-cell>
          <table:table-cell office:value-type="float" office:value="18.4845801409156" calcext:value-type="float">
            <text:p>18.48</text:p>
          </table:table-cell>
          <table:table-cell office:value-type="float" office:value="2924.97541789577" calcext:value-type="float">
            <text:p>2924.98</text:p>
          </table:table-cell>
          <table:table-cell office:value-type="float" office:value="1342.87041337668" calcext:value-type="float">
            <text:p>1342.87</text:p>
          </table:table-cell>
          <table:table-cell office:value-type="float" office:value="462.68791885528" calcext:value-type="float">
            <text:p>462.69</text:p>
          </table:table-cell>
          <table:table-cell office:value-type="float" office:value="207.426427019554" calcext:value-type="float">
            <text:p>207.43</text:p>
          </table:table-cell>
          <table:table-cell table:formula="of:=AVERAGE([.E59:.P59])" office:value-type="float" office:value="607.116677643098" calcext:value-type="float">
            <text:p>607.12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3"/>
          <table:table-cell office:value-type="float" office:value="295.148443157133" calcext:value-type="float">
            <text:p>295.15</text:p>
          </table:table-cell>
          <table:table-cell office:value-type="float" office:value="140.165566383737" calcext:value-type="float">
            <text:p>140.17</text:p>
          </table:table-cell>
          <table:table-cell office:value-type="float" office:value="213.86659285912" calcext:value-type="float">
            <text:p>213.87</text:p>
          </table:table-cell>
          <table:table-cell office:value-type="float" office:value="139.726431804763" calcext:value-type="float">
            <text:p>139.73</text:p>
          </table:table-cell>
          <table:table-cell office:value-type="float" office:value="181.552706552707" calcext:value-type="float">
            <text:p>181.55</text:p>
          </table:table-cell>
          <table:table-cell office:value-type="float" office:value="473.847376788553" calcext:value-type="float">
            <text:p>473.85</text:p>
          </table:table-cell>
          <table:table-cell office:value-type="float" office:value="797.104247104247" calcext:value-type="float">
            <text:p>797.10</text:p>
          </table:table-cell>
          <table:table-cell office:value-type="float" office:value="23.3434720671466" calcext:value-type="float">
            <text:p>23.34</text:p>
          </table:table-cell>
          <table:table-cell office:value-type="float" office:value="356.243854473943" calcext:value-type="float">
            <text:p>356.24</text:p>
          </table:table-cell>
          <table:table-cell office:value-type="float" office:value="499.721319089642" calcext:value-type="float">
            <text:p>499.72</text:p>
          </table:table-cell>
          <table:table-cell office:value-type="float" office:value="328.328201412788" calcext:value-type="float">
            <text:p>328.33</text:p>
          </table:table-cell>
          <table:table-cell office:value-type="float" office:value="220.333794193166" calcext:value-type="float">
            <text:p>220.33</text:p>
          </table:table-cell>
          <table:table-cell table:formula="of:=AVERAGE([.E60:.P60])" office:value-type="float" office:value="305.781833823912" calcext:value-type="float">
            <text:p>305.78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3"/>
          <table:table-cell office:value-type="float" office:value="-37.6357711803041" calcext:value-type="float">
            <text:p>-37.64</text:p>
          </table:table-cell>
          <table:table-cell office:value-type="float" office:value="-6.26637325788536" calcext:value-type="float">
            <text:p>-6.27</text:p>
          </table:table-cell>
          <table:table-cell office:value-type="float" office:value="41.2676446166621" calcext:value-type="float">
            <text:p>41.27</text:p>
          </table:table-cell>
          <table:table-cell office:value-type="float" office:value="38.5947648100768" calcext:value-type="float">
            <text:p>38.59</text:p>
          </table:table-cell>
          <table:table-cell office:value-type="float" office:value="81.778252611586" calcext:value-type="float">
            <text:p>81.78</text:p>
          </table:table-cell>
          <table:table-cell office:value-type="float" office:value="-21.6746157922629" calcext:value-type="float">
            <text:p>-21.67</text:p>
          </table:table-cell>
          <table:table-cell office:value-type="float" office:value="-69.6911196911197" calcext:value-type="float">
            <text:p>-69.69</text:p>
          </table:table-cell>
          <table:table-cell office:value-type="float" office:value="13.5987371501174" calcext:value-type="float">
            <text:p>13.60</text:p>
          </table:table-cell>
          <table:table-cell office:value-type="float" office:value="16.125860373648" calcext:value-type="float">
            <text:p>16.13</text:p>
          </table:table-cell>
          <table:table-cell office:value-type="float" office:value="33.7668369716675" calcext:value-type="float">
            <text:p>33.77</text:p>
          </table:table-cell>
          <table:table-cell office:value-type="float" office:value="-12.533961238906" calcext:value-type="float">
            <text:p>-12.53</text:p>
          </table:table-cell>
          <table:table-cell office:value-type="float" office:value="61.9494370926328" calcext:value-type="float">
            <text:p>61.95</text:p>
          </table:table-cell>
          <table:table-cell table:formula="of:=AVERAGE([.E61:.P61])" office:value-type="float" office:value="11.606641038826" calcext:value-type="float">
            <text:p>11.61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3"/>
          <table:table-cell office:value-type="float" office:value="74.0405503258508" calcext:value-type="float">
            <text:p>74.04</text:p>
          </table:table-cell>
          <table:table-cell office:value-type="float" office:value="25.8409305249921" calcext:value-type="float">
            <text:p>25.84</text:p>
          </table:table-cell>
          <table:table-cell office:value-type="float" office:value="91.9595903681151" calcext:value-type="float">
            <text:p>91.96</text:p>
          </table:table-cell>
          <table:table-cell office:value-type="float" office:value="70.8423538673489" calcext:value-type="float">
            <text:p>70.84</text:p>
          </table:table-cell>
          <table:table-cell office:value-type="float" office:value="120.797720797721" calcext:value-type="float">
            <text:p>120.80</text:p>
          </table:table-cell>
          <table:table-cell office:value-type="float" office:value="504.001059883413" calcext:value-type="float">
            <text:p>504.00</text:p>
          </table:table-cell>
          <table:table-cell office:value-type="float" office:value="160.849420849421" calcext:value-type="float">
            <text:p>160.85</text:p>
          </table:table-cell>
          <table:table-cell office:value-type="float" office:value="24.3098602394794" calcext:value-type="float">
            <text:p>24.31</text:p>
          </table:table-cell>
          <table:table-cell office:value-type="float" office:value="250.835791543756" calcext:value-type="float">
            <text:p>250.84</text:p>
          </table:table-cell>
          <table:table-cell office:value-type="float" office:value="167.069205759405" calcext:value-type="float">
            <text:p>167.07</text:p>
          </table:table-cell>
          <table:table-cell office:value-type="float" office:value="101.702590110487" calcext:value-type="float">
            <text:p>101.70</text:p>
          </table:table-cell>
          <table:table-cell office:value-type="float" office:value="180.120481927711" calcext:value-type="float">
            <text:p>180.12</text:p>
          </table:table-cell>
          <table:table-cell table:formula="of:=AVERAGE([.E62:.P62])" office:value-type="float" office:value="147.697463016475" calcext:value-type="float">
            <text:p>147.70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3"/>
          <table:table-cell office:value-type="float" office:value="344.188993482983" calcext:value-type="float">
            <text:p>344.19</text:p>
          </table:table-cell>
          <table:table-cell office:value-type="float" office:value="157.717698836844" calcext:value-type="float">
            <text:p>157.72</text:p>
          </table:table-cell>
          <table:table-cell office:value-type="float" office:value="236.991419872682" calcext:value-type="float">
            <text:p>236.99</text:p>
          </table:table-cell>
          <table:table-cell office:value-type="float" office:value="139.883881125763" calcext:value-type="float">
            <text:p>139.88</text:p>
          </table:table-cell>
          <table:table-cell office:value-type="float" office:value="191.179962013295" calcext:value-type="float">
            <text:p>191.18</text:p>
          </table:table-cell>
          <table:table-cell office:value-type="float" office:value="547.906730259671" calcext:value-type="float">
            <text:p>547.91</text:p>
          </table:table-cell>
          <table:table-cell office:value-type="float" office:value="872.702702702703" calcext:value-type="float">
            <text:p>872.70</text:p>
          </table:table-cell>
          <table:table-cell office:value-type="float" office:value="23.4782273899819" calcext:value-type="float">
            <text:p>23.48</text:p>
          </table:table-cell>
          <table:table-cell office:value-type="float" office:value="2967.15830875123" calcext:value-type="float">
            <text:p>2967.16</text:p>
          </table:table-cell>
          <table:table-cell office:value-type="float" office:value="1307.61727821644" calcext:value-type="float">
            <text:p>1307.62</text:p>
          </table:table-cell>
          <table:table-cell office:value-type="float" office:value="481.742437964137" calcext:value-type="float">
            <text:p>481.74</text:p>
          </table:table-cell>
          <table:table-cell office:value-type="float" office:value="218.674698795181" calcext:value-type="float">
            <text:p>218.67</text:p>
          </table:table-cell>
          <table:table-cell table:formula="of:=AVERAGE([.E63:.P63])" office:value-type="float" office:value="624.103528284243" calcext:value-type="float">
            <text:p>624.10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3"/>
          <table:table-cell office:value-type="float" office:value="344.605358435916" calcext:value-type="float">
            <text:p>344.61</text:p>
          </table:table-cell>
          <table:table-cell office:value-type="float" office:value="157.75961437703" calcext:value-type="float">
            <text:p>157.76</text:p>
          </table:table-cell>
          <table:table-cell office:value-type="float" office:value="237.157486853031" calcext:value-type="float">
            <text:p>237.16</text:p>
          </table:table-cell>
          <table:table-cell office:value-type="float" office:value="140.415272584137" calcext:value-type="float">
            <text:p>140.42</text:p>
          </table:table-cell>
          <table:table-cell office:value-type="float" office:value="193.043684710351" calcext:value-type="float">
            <text:p>193.04</text:p>
          </table:table-cell>
          <table:table-cell office:value-type="float" office:value="517.859035506094" calcext:value-type="float">
            <text:p>517.86</text:p>
          </table:table-cell>
          <table:table-cell office:value-type="float" office:value="869.343629343629" calcext:value-type="float">
            <text:p>869.34</text:p>
          </table:table-cell>
          <table:table-cell office:value-type="float" office:value="23.3973741962808" calcext:value-type="float">
            <text:p>23.40</text:p>
          </table:table-cell>
          <table:table-cell office:value-type="float" office:value="2960.27531956735" calcext:value-type="float">
            <text:p>2960.28</text:p>
          </table:table-cell>
          <table:table-cell office:value-type="float" office:value="1347.3757547608" calcext:value-type="float">
            <text:p>1347.38</text:p>
          </table:table-cell>
          <table:table-cell office:value-type="float" office:value="485.220068828111" calcext:value-type="float">
            <text:p>485.22</text:p>
          </table:table-cell>
          <table:table-cell office:value-type="float" office:value="217.430377246692" calcext:value-type="float">
            <text:p>217.43</text:p>
          </table:table-cell>
          <table:table-cell table:formula="of:=AVERAGE([.E64:.P64])" office:value-type="float" office:value="624.490248034119" calcext:value-type="float">
            <text:p>624.49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3"/>
          <table:table-cell office:value-type="float" office:value="329.181752353367" calcext:value-type="float">
            <text:p>329.18</text:p>
          </table:table-cell>
          <table:table-cell office:value-type="float" office:value="159.226658283559" calcext:value-type="float">
            <text:p>159.23</text:p>
          </table:table-cell>
          <table:table-cell office:value-type="float" office:value="198.82369222253" calcext:value-type="float">
            <text:p>198.82</text:p>
          </table:table-cell>
          <table:table-cell office:value-type="float" office:value="140.553040740012" calcext:value-type="float">
            <text:p>140.55</text:p>
          </table:table-cell>
          <table:table-cell office:value-type="float" office:value="170.584045584046" calcext:value-type="float">
            <text:p>170.58</text:p>
          </table:table-cell>
          <table:table-cell office:value-type="float" office:value="445.098039215686" calcext:value-type="float">
            <text:p>445.10</text:p>
          </table:table-cell>
          <table:table-cell office:value-type="float" office:value="822.702702702703" calcext:value-type="float">
            <text:p>822.70</text:p>
          </table:table-cell>
          <table:table-cell office:value-type="float" office:value="23.7746891002194" calcext:value-type="float">
            <text:p>23.77</text:p>
          </table:table-cell>
          <table:table-cell office:value-type="float" office:value="594.100294985251" calcext:value-type="float">
            <text:p>594.10</text:p>
          </table:table-cell>
          <table:table-cell office:value-type="float" office:value="446.493265211333" calcext:value-type="float">
            <text:p>446.49</text:p>
          </table:table-cell>
          <table:table-cell office:value-type="float" office:value="353.26933526535" calcext:value-type="float">
            <text:p>353.27</text:p>
          </table:table-cell>
          <table:table-cell office:value-type="float" office:value="219.020343669761" calcext:value-type="float">
            <text:p>219.02</text:p>
          </table:table-cell>
          <table:table-cell table:formula="of:=AVERAGE([.E65:.P65])" office:value-type="float" office:value="325.235654944485" calcext:value-type="float">
            <text:p>325.24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3"/>
          <table:table-cell office:value-type="float" office:value="344.225199131064" calcext:value-type="float">
            <text:p>344.23</text:p>
          </table:table-cell>
          <table:table-cell office:value-type="float" office:value="160.494603374201" calcext:value-type="float">
            <text:p>160.49</text:p>
          </table:table-cell>
          <table:table-cell office:value-type="float" office:value="233.642402435649" calcext:value-type="float">
            <text:p>233.64</text:p>
          </table:table-cell>
          <table:table-cell office:value-type="float" office:value="138.949025782326" calcext:value-type="float">
            <text:p>138.95</text:p>
          </table:table-cell>
          <table:table-cell office:value-type="float" office:value="191.975308641975" calcext:value-type="float">
            <text:p>191.98</text:p>
          </table:table-cell>
          <table:table-cell office:value-type="float" office:value="552.305246422894" calcext:value-type="float">
            <text:p>552.31</text:p>
          </table:table-cell>
          <table:table-cell office:value-type="float" office:value="876.756756756757" calcext:value-type="float">
            <text:p>876.76</text:p>
          </table:table-cell>
          <table:table-cell office:value-type="float" office:value="24.1982058291303" calcext:value-type="float">
            <text:p>24.20</text:p>
          </table:table-cell>
          <table:table-cell office:value-type="float" office:value="2992.9203539823" calcext:value-type="float">
            <text:p>2992.92</text:p>
          </table:table-cell>
          <table:table-cell office:value-type="float" office:value="1376.12633534603" calcext:value-type="float">
            <text:p>1376.13</text:p>
          </table:table-cell>
          <table:table-cell office:value-type="float" office:value="481.905451910886" calcext:value-type="float">
            <text:p>481.91</text:p>
          </table:table-cell>
          <table:table-cell office:value-type="float" office:value="217.697017578511" calcext:value-type="float">
            <text:p>217.70</text:p>
          </table:table-cell>
          <table:table-cell table:formula="of:=AVERAGE([.E66:.P66])" office:value-type="float" office:value="632.599658932644" calcext:value-type="float">
            <text:p>632.60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3"/>
          <table:table-cell office:value-type="float" office:value="42.1252715423606" calcext:value-type="float">
            <text:p>42.13</text:p>
          </table:table-cell>
          <table:table-cell office:value-type="float" office:value="51.0636068322331" calcext:value-type="float">
            <text:p>51.06</text:p>
          </table:table-cell>
          <table:table-cell office:value-type="float" office:value="143.869360642126" calcext:value-type="float">
            <text:p>143.87</text:p>
          </table:table-cell>
          <table:table-cell office:value-type="float" office:value="34.5207636292068" calcext:value-type="float">
            <text:p>34.52</text:p>
          </table:table-cell>
          <table:table-cell office:value-type="float" office:value="105.294396961064" calcext:value-type="float">
            <text:p>105.29</text:p>
          </table:table-cell>
          <table:table-cell office:value-type="float" office:value="473.582405935347" calcext:value-type="float">
            <text:p>473.58</text:p>
          </table:table-cell>
          <table:table-cell office:value-type="float" office:value="428.648648648649" calcext:value-type="float">
            <text:p>428.65</text:p>
          </table:table-cell>
          <table:table-cell office:value-type="float" office:value="23.7400377314904" calcext:value-type="float">
            <text:p>23.74</text:p>
          </table:table-cell>
          <table:table-cell office:value-type="float" office:value="906.293018682399" calcext:value-type="float">
            <text:p>906.29</text:p>
          </table:table-cell>
          <table:table-cell office:value-type="float" office:value="308.081746400372" calcext:value-type="float">
            <text:p>308.08</text:p>
          </table:table-cell>
          <table:table-cell office:value-type="float" office:value="479.351566745155" calcext:value-type="float">
            <text:p>479.35</text:p>
          </table:table-cell>
          <table:table-cell office:value-type="float" office:value="202.577523207584" calcext:value-type="float">
            <text:p>202.58</text:p>
          </table:table-cell>
          <table:table-cell table:formula="of:=AVERAGE([.E67:.P67])" office:value-type="float" office:value="266.595695579832" calcext:value-type="float">
            <text:p>266.60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3"/>
          <table:table-cell office:value-type="float" office:value="-39.4822592324403" calcext:value-type="float">
            <text:p>-39.48</text:p>
          </table:table-cell>
          <table:table-cell office:value-type="float" office:value="-19.7841349680394" calcext:value-type="float">
            <text:p>-19.78</text:p>
          </table:table-cell>
          <table:table-cell office:value-type="float" office:value="76.7644616662054" calcext:value-type="float">
            <text:p>76.76</text:p>
          </table:table-cell>
          <table:table-cell office:value-type="float" office:value="27.7701239913403" calcext:value-type="float">
            <text:p>27.77</text:p>
          </table:table-cell>
          <table:table-cell office:value-type="float" office:value="53.9292497625831" calcext:value-type="float">
            <text:p>53.93</text:p>
          </table:table-cell>
          <table:table-cell office:value-type="float" office:value="56.8892421833598" calcext:value-type="float">
            <text:p>56.89</text:p>
          </table:table-cell>
          <table:table-cell office:value-type="float" office:value="-61.969111969112" calcext:value-type="float">
            <text:p>-61.97</text:p>
          </table:table-cell>
          <table:table-cell office:value-type="float" office:value="21.1642859892966" calcext:value-type="float">
            <text:p>21.16</text:p>
          </table:table-cell>
          <table:table-cell office:value-type="float" office:value="10.2261553588987" calcext:value-type="float">
            <text:p>10.23</text:p>
          </table:table-cell>
          <table:table-cell office:value-type="float" office:value="-17.4640037157455" calcext:value-type="float">
            <text:p>-17.46</text:p>
          </table:table-cell>
          <table:table-cell office:value-type="float" office:value="-22.4415866690817" calcext:value-type="float">
            <text:p>-22.44</text:p>
          </table:table-cell>
          <table:table-cell office:value-type="float" office:value="32.5202449140826" calcext:value-type="float">
            <text:p>32.52</text:p>
          </table:table-cell>
          <table:table-cell table:formula="of:=AVERAGE([.E68:.P68])" office:value-type="float" office:value="9.84355560927897" calcext:value-type="float">
            <text:p>9.84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3"/>
          <table:table-cell office:value-type="float" office:value="118.863142650253" calcext:value-type="float">
            <text:p>118.86</text:p>
          </table:table-cell>
          <table:table-cell office:value-type="float" office:value="72.1366446610081" calcext:value-type="float">
            <text:p>72.14</text:p>
          </table:table-cell>
          <table:table-cell office:value-type="float" office:value="126.25242181013" calcext:value-type="float">
            <text:p>126.25</text:p>
          </table:table-cell>
          <table:table-cell office:value-type="float" office:value="90.3365479236371" calcext:value-type="float">
            <text:p>90.34</text:p>
          </table:table-cell>
          <table:table-cell office:value-type="float" office:value="153.490028490029" calcext:value-type="float">
            <text:p>153.49</text:p>
          </table:table-cell>
          <table:table-cell office:value-type="float" office:value="383.359830418654" calcext:value-type="float">
            <text:p>383.36</text:p>
          </table:table-cell>
          <table:table-cell office:value-type="float" office:value="491.698841698842" calcext:value-type="float">
            <text:p>491.70</text:p>
          </table:table-cell>
          <table:table-cell office:value-type="float" office:value="23.535979671197" calcext:value-type="float">
            <text:p>23.54</text:p>
          </table:table-cell>
          <table:table-cell office:value-type="float" office:value="326.352015732547" calcext:value-type="float">
            <text:p>326.35</text:p>
          </table:table-cell>
          <table:table-cell office:value-type="float" office:value="248.304691128658" calcext:value-type="float">
            <text:p>248.30</text:p>
          </table:table-cell>
          <table:table-cell office:value-type="float" office:value="296.884622351023" calcext:value-type="float">
            <text:p>296.88</text:p>
          </table:table-cell>
          <table:table-cell office:value-type="float" office:value="199.417341497136" calcext:value-type="float">
            <text:p>199.42</text:p>
          </table:table-cell>
          <table:table-cell table:formula="of:=AVERAGE([.E69:.P69])" office:value-type="float" office:value="210.88600900276" calcext:value-type="float">
            <text:p>210.89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3"/>
          <table:table-cell office:value-type="float" office:value="64.1926140477915" calcext:value-type="float">
            <text:p>64.19</text:p>
          </table:table-cell>
          <table:table-cell office:value-type="float" office:value="31.38426071466" calcext:value-type="float">
            <text:p>31.38</text:p>
          </table:table-cell>
          <table:table-cell office:value-type="float" office:value="108.8569056186" calcext:value-type="float">
            <text:p>108.86</text:p>
          </table:table-cell>
          <table:table-cell office:value-type="float" office:value="98.769927179689" calcext:value-type="float">
            <text:p>98.77</text:p>
          </table:table-cell>
          <table:table-cell office:value-type="float" office:value="99.8100664767332" calcext:value-type="float">
            <text:p>99.81</text:p>
          </table:table-cell>
          <table:table-cell office:value-type="float" office:value="192.050874403816" calcext:value-type="float">
            <text:p>192.05</text:p>
          </table:table-cell>
          <table:table-cell office:value-type="float" office:value="189.53667953668" calcext:value-type="float">
            <text:p>189.54</text:p>
          </table:table-cell>
          <table:table-cell office:value-type="float" office:value="23.5706310399261" calcext:value-type="float">
            <text:p>23.57</text:p>
          </table:table-cell>
          <table:table-cell office:value-type="float" office:value="390.757128810226" calcext:value-type="float">
            <text:p>390.76</text:p>
          </table:table-cell>
          <table:table-cell office:value-type="float" office:value="177.56618671621" calcext:value-type="float">
            <text:p>177.57</text:p>
          </table:table-cell>
          <table:table-cell office:value-type="float" office:value="253.776489766347" calcext:value-type="float">
            <text:p>253.78</text:p>
          </table:table-cell>
          <table:table-cell office:value-type="float" office:value="194.558562117322" calcext:value-type="float">
            <text:p>194.56</text:p>
          </table:table-cell>
          <table:table-cell table:formula="of:=AVERAGE([.E70:.P70])" office:value-type="float" office:value="152.069193869" calcext:value-type="float">
            <text:p>152.07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3"/>
          <table:table-cell office:value-type="float" office:value="11.8030412744388" calcext:value-type="float">
            <text:p>11.80</text:p>
          </table:table-cell>
          <table:table-cell office:value-type="float" office:value="1.89667819344021" calcext:value-type="float">
            <text:p>1.90</text:p>
          </table:table-cell>
          <table:table-cell office:value-type="float" office:value="110.61444782729" calcext:value-type="float">
            <text:p>110.61</text:p>
          </table:table-cell>
          <table:table-cell office:value-type="float" office:value="10.4999015941744" calcext:value-type="float">
            <text:p>10.50</text:p>
          </table:table-cell>
          <table:table-cell office:value-type="float" office:value="102.374169040836" calcext:value-type="float">
            <text:p>102.37</text:p>
          </table:table-cell>
          <table:table-cell office:value-type="float" office:value="475.198728139905" calcext:value-type="float">
            <text:p>475.20</text:p>
          </table:table-cell>
          <table:table-cell office:value-type="float" office:value="-14.5173745173745" calcext:value-type="float">
            <text:p>-14.52</text:p>
          </table:table-cell>
          <table:table-cell office:value-type="float" office:value="23.2202672005544" calcext:value-type="float">
            <text:p>23.22</text:p>
          </table:table-cell>
          <table:table-cell office:value-type="float" office:value="54.6705998033432" calcext:value-type="float">
            <text:p>54.67</text:p>
          </table:table-cell>
          <table:table-cell office:value-type="float" office:value="95.6804458894566" calcext:value-type="float">
            <text:p>95.68</text:p>
          </table:table-cell>
          <table:table-cell office:value-type="float" office:value="180.999818873393" calcext:value-type="float">
            <text:p>181.00</text:p>
          </table:table-cell>
          <table:table-cell office:value-type="float" office:value="127.286193956152" calcext:value-type="float">
            <text:p>127.29</text:p>
          </table:table-cell>
          <table:table-cell table:formula="of:=AVERAGE([.E71:.P71])" office:value-type="float" office:value="98.3105764396341" calcext:value-type="float">
            <text:p>98.31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3"/>
          <table:table-cell office:value-type="float" office:value="-14.9167270094135" calcext:value-type="float">
            <text:p>-14.92</text:p>
          </table:table-cell>
          <table:table-cell office:value-type="float" office:value="-17.153934821335" calcext:value-type="float">
            <text:p>-17.15</text:p>
          </table:table-cell>
          <table:table-cell office:value-type="float" office:value="18.7655687794077" calcext:value-type="float">
            <text:p>18.77</text:p>
          </table:table-cell>
          <table:table-cell office:value-type="float" office:value="69.97638260185" calcext:value-type="float">
            <text:p>69.98</text:p>
          </table:table-cell>
          <table:table-cell office:value-type="float" office:value="81.2321937321937" calcext:value-type="float">
            <text:p>81.23</text:p>
          </table:table-cell>
          <table:table-cell office:value-type="float" office:value="157.286698463169" calcext:value-type="float">
            <text:p>157.29</text:p>
          </table:table-cell>
          <table:table-cell office:value-type="float" office:value="-56.5250965250965" calcext:value-type="float">
            <text:p>-56.53</text:p>
          </table:table-cell>
          <table:table-cell office:value-type="float" office:value="19.2007084279829" calcext:value-type="float">
            <text:p>19.20</text:p>
          </table:table-cell>
          <table:table-cell office:value-type="float" office:value="23.795476892822" calcext:value-type="float">
            <text:p>23.80</text:p>
          </table:table-cell>
          <table:table-cell office:value-type="float" office:value="-11.0078959591268" calcext:value-type="float">
            <text:p>-11.01</text:p>
          </table:table-cell>
          <table:table-cell office:value-type="float" office:value="-38.8516573084586" calcext:value-type="float">
            <text:p>-38.85</text:p>
          </table:table-cell>
          <table:table-cell office:value-type="float" office:value="54.9970373296465" calcext:value-type="float">
            <text:p>55.00</text:p>
          </table:table-cell>
          <table:table-cell table:formula="of:=AVERAGE([.E72:.P72])" office:value-type="float" office:value="23.8998962169701" calcext:value-type="float">
            <text:p>23.90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3"/>
          <table:table-cell office:value-type="float" office:value="106.372194062274" calcext:value-type="float">
            <text:p>106.37</text:p>
          </table:table-cell>
          <table:table-cell office:value-type="float" office:value="42.6700199098816" calcext:value-type="float">
            <text:p>42.67</text:p>
          </table:table-cell>
          <table:table-cell office:value-type="float" office:value="147.20453916413" calcext:value-type="float">
            <text:p>147.20</text:p>
          </table:table-cell>
          <table:table-cell office:value-type="float" office:value="123.902775044283" calcext:value-type="float">
            <text:p>123.90</text:p>
          </table:table-cell>
          <table:table-cell office:value-type="float" office:value="108.487654320988" calcext:value-type="float">
            <text:p>108.49</text:p>
          </table:table-cell>
          <table:table-cell office:value-type="float" office:value="470.429252782194" calcext:value-type="float">
            <text:p>470.43</text:p>
          </table:table-cell>
          <table:table-cell office:value-type="float" office:value="259.073359073359" calcext:value-type="float">
            <text:p>259.07</text:p>
          </table:table-cell>
          <table:table-cell office:value-type="float" office:value="23.1779155276633" calcext:value-type="float">
            <text:p>23.18</text:p>
          </table:table-cell>
          <table:table-cell office:value-type="float" office:value="964.110127826942" calcext:value-type="float">
            <text:p>964.11</text:p>
          </table:table-cell>
          <table:table-cell office:value-type="float" office:value="357.50116117046" calcext:value-type="float">
            <text:p>357.50</text:p>
          </table:table-cell>
          <table:table-cell office:value-type="float" office:value="447.092917949647" calcext:value-type="float">
            <text:p>447.09</text:p>
          </table:table-cell>
          <table:table-cell office:value-type="float" office:value="212.946869444993" calcext:value-type="float">
            <text:p>212.95</text:p>
          </table:table-cell>
          <table:table-cell table:formula="of:=AVERAGE([.E73:.P73])" office:value-type="float" office:value="271.914065523068" calcext:value-type="float">
            <text:p>271.91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3"/>
          <table:table-cell office:value-type="float" office:value="22.4837074583635" calcext:value-type="float">
            <text:p>22.48</text:p>
          </table:table-cell>
          <table:table-cell office:value-type="float" office:value="6.07775332704601" calcext:value-type="float">
            <text:p>6.08</text:p>
          </table:table-cell>
          <table:table-cell office:value-type="float" office:value="53.141433711597" calcext:value-type="float">
            <text:p>53.14</text:p>
          </table:table-cell>
          <table:table-cell office:value-type="float" office:value="134.09761857902" calcext:value-type="float">
            <text:p>134.10</text:p>
          </table:table-cell>
          <table:table-cell office:value-type="float" office:value="94.9192782526116" calcext:value-type="float">
            <text:p>94.92</text:p>
          </table:table-cell>
          <table:table-cell office:value-type="float" office:value="401.907790143084" calcext:value-type="float">
            <text:p>401.91</text:p>
          </table:table-cell>
          <table:table-cell office:value-type="float" office:value="13.8610038610039" calcext:value-type="float">
            <text:p>13.86</text:p>
          </table:table-cell>
          <table:table-cell office:value-type="float" office:value="23.2087167443114" calcext:value-type="float">
            <text:p>23.21</text:p>
          </table:table-cell>
          <table:table-cell office:value-type="float" office:value="235.398230088496" calcext:value-type="float">
            <text:p>235.40</text:p>
          </table:table-cell>
          <table:table-cell office:value-type="float" office:value="114.816535067348" calcext:value-type="float">
            <text:p>114.82</text:p>
          </table:table-cell>
          <table:table-cell office:value-type="float" office:value="204.890418402463" calcext:value-type="float">
            <text:p>204.89</text:p>
          </table:table-cell>
          <table:table-cell office:value-type="float" office:value="199.595101718349" calcext:value-type="float">
            <text:p>199.60</text:p>
          </table:table-cell>
          <table:table-cell table:formula="of:=AVERAGE([.E74:.P74])" office:value-type="float" office:value="125.366465612808" calcext:value-type="float">
            <text:p>125.37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3"/>
          <table:table-cell office:value-type="float" office:value="149.65604634323" calcext:value-type="float">
            <text:p>149.66</text:p>
          </table:table-cell>
          <table:table-cell office:value-type="float" office:value="26.7630724090957" calcext:value-type="float">
            <text:p>26.76</text:p>
          </table:table-cell>
          <table:table-cell office:value-type="float" office:value="118.931635759756" calcext:value-type="float">
            <text:p>118.93</text:p>
          </table:table-cell>
          <table:table-cell office:value-type="float" office:value="100.03936233025" calcext:value-type="float">
            <text:p>100.04</text:p>
          </table:table-cell>
          <table:table-cell office:value-type="float" office:value="164.031339031339" calcext:value-type="float">
            <text:p>164.03</text:p>
          </table:table-cell>
          <table:table-cell office:value-type="float" office:value="440.355060943296" calcext:value-type="float">
            <text:p>440.36</text:p>
          </table:table-cell>
          <table:table-cell office:value-type="float" office:value="126.409266409266" calcext:value-type="float">
            <text:p>126.41</text:p>
          </table:table-cell>
          <table:table-cell office:value-type="float" office:value="23.6322334732222" calcext:value-type="float">
            <text:p>23.63</text:p>
          </table:table-cell>
          <table:table-cell office:value-type="float" office:value="169.518190757129" calcext:value-type="float">
            <text:p>169.52</text:p>
          </table:table-cell>
          <table:table-cell office:value-type="float" office:value="288.109614491407" calcext:value-type="float">
            <text:p>288.11</text:p>
          </table:table-cell>
          <table:table-cell office:value-type="float" office:value="113.656946205398" calcext:value-type="float">
            <text:p>113.66</text:p>
          </table:table-cell>
          <table:table-cell office:value-type="float" office:value="216.472447165712" calcext:value-type="float">
            <text:p>216.47</text:p>
          </table:table-cell>
          <table:table-cell table:formula="of:=AVERAGE([.E75:.P75])" office:value-type="float" office:value="161.464601276592" calcext:value-type="float">
            <text:p>161.46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3"/>
          <table:table-cell office:value-type="float" office:value="261.766835626358" calcext:value-type="float">
            <text:p>261.77</text:p>
          </table:table-cell>
          <table:table-cell office:value-type="float" office:value="131.373781829613" calcext:value-type="float">
            <text:p>131.37</text:p>
          </table:table-cell>
          <table:table-cell office:value-type="float" office:value="126.930528646554" calcext:value-type="float">
            <text:p>126.93</text:p>
          </table:table-cell>
          <table:table-cell office:value-type="float" office:value="116.640425113167" calcext:value-type="float">
            <text:p>116.64</text:p>
          </table:table-cell>
          <table:table-cell office:value-type="float" office:value="135.125830959164" calcext:value-type="float">
            <text:p>135.13</text:p>
          </table:table-cell>
          <table:table-cell office:value-type="float" office:value="190.646528881823" calcext:value-type="float">
            <text:p>190.65</text:p>
          </table:table-cell>
          <table:table-cell office:value-type="float" office:value="282.277992277992" calcext:value-type="float">
            <text:p>282.28</text:p>
          </table:table-cell>
          <table:table-cell office:value-type="float" office:value="23.6630346898703" calcext:value-type="float">
            <text:p>23.66</text:p>
          </table:table-cell>
          <table:table-cell office:value-type="float" office:value="480.334316617503" calcext:value-type="float">
            <text:p>480.33</text:p>
          </table:table-cell>
          <table:table-cell office:value-type="float" office:value="176.079888527636" calcext:value-type="float">
            <text:p>176.08</text:p>
          </table:table-cell>
          <table:table-cell office:value-type="float" office:value="131.280565115015" calcext:value-type="float">
            <text:p>131.28</text:p>
          </table:table-cell>
          <table:table-cell office:value-type="float" office:value="219.128974916058" calcext:value-type="float">
            <text:p>219.13</text:p>
          </table:table-cell>
          <table:table-cell table:formula="of:=AVERAGE([.E76:.P76])" office:value-type="float" office:value="189.604058600063" calcext:value-type="float">
            <text:p>189.60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3"/>
          <table:table-cell office:value-type="float" office:value="-8.6350470673425" calcext:value-type="float">
            <text:p>-8.64</text:p>
          </table:table-cell>
          <table:table-cell office:value-type="float" office:value="-4.67358273079745" calcext:value-type="float">
            <text:p>-4.67</text:p>
          </table:table-cell>
          <table:table-cell office:value-type="float" office:value="66.1084970938279" calcext:value-type="float">
            <text:p>66.11</text:p>
          </table:table-cell>
          <table:table-cell office:value-type="float" office:value="119.592599881913" calcext:value-type="float">
            <text:p>119.59</text:p>
          </table:table-cell>
          <table:table-cell office:value-type="float" office:value="89.7554605887939" calcext:value-type="float">
            <text:p>89.76</text:p>
          </table:table-cell>
          <table:table-cell office:value-type="float" office:value="139.66613672496" calcext:value-type="float">
            <text:p>139.67</text:p>
          </table:table-cell>
          <table:table-cell office:value-type="float" office:value="179.96138996139" calcext:value-type="float">
            <text:p>179.96</text:p>
          </table:table-cell>
          <table:table-cell office:value-type="float" office:value="21.5839525661264" calcext:value-type="float">
            <text:p>21.58</text:p>
          </table:table-cell>
          <table:table-cell office:value-type="float" office:value="406.686332350049" calcext:value-type="float">
            <text:p>406.69</text:p>
          </table:table-cell>
          <table:table-cell office:value-type="float" office:value="204.412447747329" calcext:value-type="float">
            <text:p>204.41</text:p>
          </table:table-cell>
          <table:table-cell office:value-type="float" office:value="378.138018474914" calcext:value-type="float">
            <text:p>378.14</text:p>
          </table:table-cell>
          <table:table-cell office:value-type="float" office:value="147.768121666996" calcext:value-type="float">
            <text:p>147.77</text:p>
          </table:table-cell>
          <table:table-cell table:formula="of:=AVERAGE([.E77:.P77])" office:value-type="float" office:value="145.030360604847" calcext:value-type="float">
            <text:p>145.03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3"/>
          <table:table-cell office:value-type="float" office:value="-59.4315713251267" calcext:value-type="float">
            <text:p>-59.43</text:p>
          </table:table-cell>
          <table:table-cell office:value-type="float" office:value="-50.6444514303678" calcext:value-type="float">
            <text:p>-50.64</text:p>
          </table:table-cell>
          <table:table-cell office:value-type="float" office:value="-12.4688624411846" calcext:value-type="float">
            <text:p>-12.47</text:p>
          </table:table-cell>
          <table:table-cell office:value-type="float" office:value="-35.593387128518" calcext:value-type="float">
            <text:p>-35.59</text:p>
          </table:table-cell>
          <table:table-cell office:value-type="float" office:value="-14.6604938271605" calcext:value-type="float">
            <text:p>-14.66</text:p>
          </table:table-cell>
          <table:table-cell office:value-type="float" office:value="41.4944356120827" calcext:value-type="float">
            <text:p>41.49</text:p>
          </table:table-cell>
          <table:table-cell office:value-type="float" office:value="-7.64478764478764" calcext:value-type="float">
            <text:p>-7.64</text:p>
          </table:table-cell>
          <table:table-cell office:value-type="float" office:value="1.44765718245871" calcext:value-type="float">
            <text:p>1.45</text:p>
          </table:table-cell>
          <table:table-cell office:value-type="float" office:value="62.6352015732547" calcext:value-type="float">
            <text:p>62.64</text:p>
          </table:table-cell>
          <table:table-cell office:value-type="float" office:value="18.4858337203901" calcext:value-type="float">
            <text:p>18.49</text:p>
          </table:table-cell>
          <table:table-cell office:value-type="float" office:value="210.68646984242" calcext:value-type="float">
            <text:p>210.69</text:p>
          </table:table-cell>
          <table:table-cell office:value-type="float" office:value="3.79221805253802" calcext:value-type="float">
            <text:p>3.79</text:p>
          </table:table-cell>
          <table:table-cell table:formula="of:=AVERAGE([.E78:.P78])" office:value-type="float" office:value="13.1748551821666" calcext:value-type="float">
            <text:p>13.17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3"/>
          <table:table-cell office:value-type="float" office:value="40.8942795076032" calcext:value-type="float">
            <text:p>40.89</text:p>
          </table:table-cell>
          <table:table-cell office:value-type="float" office:value="32.5159802996961" calcext:value-type="float">
            <text:p>32.52</text:p>
          </table:table-cell>
          <table:table-cell office:value-type="float" office:value="75.2698588430667" calcext:value-type="float">
            <text:p>75.27</text:p>
          </table:table-cell>
          <table:table-cell office:value-type="float" office:value="74.5325723282818" calcext:value-type="float">
            <text:p>74.53</text:p>
          </table:table-cell>
          <table:table-cell office:value-type="float" office:value="96.0707502374169" calcext:value-type="float">
            <text:p>96.07</text:p>
          </table:table-cell>
          <table:table-cell office:value-type="float" office:value="97.3502914679385" calcext:value-type="float">
            <text:p>97.35</text:p>
          </table:table-cell>
          <table:table-cell office:value-type="float" office:value="-19.6138996138996" calcext:value-type="float">
            <text:p>-19.61</text:p>
          </table:table-cell>
          <table:table-cell office:value-type="float" office:value="16.567204404574" calcext:value-type="float">
            <text:p>16.57</text:p>
          </table:table-cell>
          <table:table-cell office:value-type="float" office:value="7.866273352999" calcext:value-type="float">
            <text:p>7.87</text:p>
          </table:table-cell>
          <table:table-cell office:value-type="float" office:value="123.966558290757" calcext:value-type="float">
            <text:p>123.97</text:p>
          </table:table-cell>
          <table:table-cell office:value-type="float" office:value="97.2106502445209" calcext:value-type="float">
            <text:p>97.21</text:p>
          </table:table-cell>
          <table:table-cell office:value-type="float" office:value="119.978273750741" calcext:value-type="float">
            <text:p>119.98</text:p>
          </table:table-cell>
          <table:table-cell table:formula="of:=AVERAGE([.E79:.P79])" office:value-type="float" office:value="63.5507327594746" calcext:value-type="float">
            <text:p>63.55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3"/>
          <table:table-cell office:value-type="float" office:value="-15.45981173063" calcext:value-type="float">
            <text:p>-15.46</text:p>
          </table:table-cell>
          <table:table-cell office:value-type="float" office:value="-10.7303782877502" calcext:value-type="float">
            <text:p>-10.73</text:p>
          </table:table-cell>
          <table:table-cell office:value-type="float" office:value="93.2327705507888" calcext:value-type="float">
            <text:p>93.23</text:p>
          </table:table-cell>
          <table:table-cell office:value-type="float" office:value="10.3030899429246" calcext:value-type="float">
            <text:p>10.30</text:p>
          </table:table-cell>
          <table:table-cell office:value-type="float" office:value="76.2226970560304" calcext:value-type="float">
            <text:p>76.22</text:p>
          </table:table-cell>
          <table:table-cell office:value-type="float" office:value="-11.3407525172231" calcext:value-type="float">
            <text:p>-11.34</text:p>
          </table:table-cell>
          <table:table-cell office:value-type="float" office:value="54.3629343629344" calcext:value-type="float">
            <text:p>54.36</text:p>
          </table:table-cell>
          <table:table-cell office:value-type="float" office:value="21.0949832518385" calcext:value-type="float">
            <text:p>21.09</text:p>
          </table:table-cell>
          <table:table-cell office:value-type="float" office:value="420.15732546706" calcext:value-type="float">
            <text:p>420.16</text:p>
          </table:table-cell>
          <table:table-cell office:value-type="float" office:value="74.2684626103112" calcext:value-type="float">
            <text:p>74.27</text:p>
          </table:table-cell>
          <table:table-cell office:value-type="float" office:value="332.838253939504" calcext:value-type="float">
            <text:p>332.84</text:p>
          </table:table-cell>
          <table:table-cell office:value-type="float" office:value="102.024491408256" calcext:value-type="float">
            <text:p>102.02</text:p>
          </table:table-cell>
          <table:table-cell table:formula="of:=AVERAGE([.E80:.P80])" office:value-type="float" office:value="95.5811721711704" calcext:value-type="float">
            <text:p>95.58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3"/>
          <table:table-cell office:value-type="float" office:value="-12.1107892831282" calcext:value-type="float">
            <text:p>-12.11</text:p>
          </table:table-cell>
          <table:table-cell office:value-type="float" office:value="-30.9441475427015" calcext:value-type="float">
            <text:p>-30.94</text:p>
          </table:table-cell>
          <table:table-cell office:value-type="float" office:value="12.3719900359812" calcext:value-type="float">
            <text:p>12.37</text:p>
          </table:table-cell>
          <table:table-cell office:value-type="float" office:value="-20.9506002755363" calcext:value-type="float">
            <text:p>-20.95</text:p>
          </table:table-cell>
          <table:table-cell office:value-type="float" office:value="33.0721747388414" calcext:value-type="float">
            <text:p>33.07</text:p>
          </table:table-cell>
          <table:table-cell office:value-type="float" office:value="21.3566507684155" calcext:value-type="float">
            <text:p>21.36</text:p>
          </table:table-cell>
          <table:table-cell office:value-type="float" office:value="31.5830115830116" calcext:value-type="float">
            <text:p>31.58</text:p>
          </table:table-cell>
          <table:table-cell office:value-type="float" office:value="17.1601278250491" calcext:value-type="float">
            <text:p>17.16</text:p>
          </table:table-cell>
          <table:table-cell office:value-type="float" office:value="210.127826941986" calcext:value-type="float">
            <text:p>210.13</text:p>
          </table:table-cell>
          <table:table-cell office:value-type="float" office:value="43.7529029261495" calcext:value-type="float">
            <text:p>43.75</text:p>
          </table:table-cell>
          <table:table-cell office:value-type="float" office:value="272.341967034957" calcext:value-type="float">
            <text:p>272.34</text:p>
          </table:table-cell>
          <table:table-cell office:value-type="float" office:value="82.9350187635789" calcext:value-type="float">
            <text:p>82.94</text:p>
          </table:table-cell>
          <table:table-cell table:formula="of:=AVERAGE([.E81:.P81])" office:value-type="float" office:value="55.0580111263837" calcext:value-type="float">
            <text:p>55.06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3"/>
          <table:table-cell office:value-type="float" office:value="235.716871832006" calcext:value-type="float">
            <text:p>235.72</text:p>
          </table:table-cell>
          <table:table-cell office:value-type="float" office:value="101.08980404485" calcext:value-type="float">
            <text:p>101.09</text:p>
          </table:table-cell>
          <table:table-cell office:value-type="float" office:value="174.536396346526" calcext:value-type="float">
            <text:p>174.54</text:p>
          </table:table-cell>
          <table:table-cell office:value-type="float" office:value="139.096634520764" calcext:value-type="float">
            <text:p>139.10</text:p>
          </table:table-cell>
          <table:table-cell office:value-type="float" office:value="121.545584045584" calcext:value-type="float">
            <text:p>121.55</text:p>
          </table:table-cell>
          <table:table-cell office:value-type="float" office:value="256.91573926868" calcext:value-type="float">
            <text:p>256.92</text:p>
          </table:table-cell>
          <table:table-cell office:value-type="float" office:value="129.69111969112" calcext:value-type="float">
            <text:p>129.69</text:p>
          </table:table-cell>
          <table:table-cell office:value-type="float" office:value="24.1019520271051" calcext:value-type="float">
            <text:p>24.10</text:p>
          </table:table-cell>
          <table:table-cell office:value-type="float" office:value="202.064896755162" calcext:value-type="float">
            <text:p>202.06</text:p>
          </table:table-cell>
          <table:table-cell office:value-type="float" office:value="289.688806316767" calcext:value-type="float">
            <text:p>289.69</text:p>
          </table:table-cell>
          <table:table-cell office:value-type="float" office:value="180.854917587394" calcext:value-type="float">
            <text:p>180.85</text:p>
          </table:table-cell>
          <table:table-cell office:value-type="float" office:value="222.22002765159" calcext:value-type="float">
            <text:p>222.22</text:p>
          </table:table-cell>
          <table:table-cell table:formula="of:=AVERAGE([.E82:.P82])" office:value-type="float" office:value="173.126895840629" calcext:value-type="float">
            <text:p>173.13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3"/>
          <table:table-cell office:value-type="float" office:value="-16.4373642288197" calcext:value-type="float">
            <text:p>-16.44</text:p>
          </table:table-cell>
          <table:table-cell office:value-type="float" office:value="25.1598029969611" calcext:value-type="float">
            <text:p>25.16</text:p>
          </table:table-cell>
          <table:table-cell office:value-type="float" office:value="89.911430943814" calcext:value-type="float">
            <text:p>89.91</text:p>
          </table:table-cell>
          <table:table-cell office:value-type="float" office:value="98.9372170832514" calcext:value-type="float">
            <text:p>98.94</text:p>
          </table:table-cell>
          <table:table-cell office:value-type="float" office:value="99.3233618233618" calcext:value-type="float">
            <text:p>99.32</text:p>
          </table:table-cell>
          <table:table-cell office:value-type="float" office:value="101.457339692634" calcext:value-type="float">
            <text:p>101.46</text:p>
          </table:table-cell>
          <table:table-cell office:value-type="float" office:value="230.849420849421" calcext:value-type="float">
            <text:p>230.85</text:p>
          </table:table-cell>
          <table:table-cell office:value-type="float" office:value="20.9448273206792" calcext:value-type="float">
            <text:p>20.94</text:p>
          </table:table-cell>
          <table:table-cell office:value-type="float" office:value="357.227138643068" calcext:value-type="float">
            <text:p>357.23</text:p>
          </table:table-cell>
          <table:table-cell office:value-type="float" office:value="210.729215048769" calcext:value-type="float">
            <text:p>210.73</text:p>
          </table:table-cell>
          <table:table-cell office:value-type="float" office:value="400.253577250498" calcext:value-type="float">
            <text:p>400.25</text:p>
          </table:table-cell>
          <table:table-cell office:value-type="float" office:value="127.355322931069" calcext:value-type="float">
            <text:p>127.36</text:p>
          </table:table-cell>
          <table:table-cell table:formula="of:=AVERAGE([.E83:.P83])" office:value-type="float" office:value="145.475940862892" calcext:value-type="float">
            <text:p>145.48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3"/>
          <table:table-cell office:value-type="float" office:value="-29.3989862418537" calcext:value-type="float">
            <text:p>-29.40</text:p>
          </table:table-cell>
          <table:table-cell office:value-type="float" office:value="-8.83370009430998" calcext:value-type="float">
            <text:p>-8.83</text:p>
          </table:table-cell>
          <table:table-cell office:value-type="float" office:value="80.0027677830058" calcext:value-type="float">
            <text:p>80.00</text:p>
          </table:table-cell>
          <table:table-cell office:value-type="float" office:value="34.7175752804566" calcext:value-type="float">
            <text:p>34.72</text:p>
          </table:table-cell>
          <table:table-cell office:value-type="float" office:value="71.1182336182336" calcext:value-type="float">
            <text:p>71.12</text:p>
          </table:table-cell>
          <table:table-cell office:value-type="float" office:value="154.133545310016" calcext:value-type="float">
            <text:p>154.13</text:p>
          </table:table-cell>
          <table:table-cell office:value-type="float" office:value="105.752895752896" calcext:value-type="float">
            <text:p>105.75</text:p>
          </table:table-cell>
          <table:table-cell office:value-type="float" office:value="18.8618950448543" calcext:value-type="float">
            <text:p>18.86</text:p>
          </table:table-cell>
          <table:table-cell office:value-type="float" office:value="272.468043264503" calcext:value-type="float">
            <text:p>272.47</text:p>
          </table:table-cell>
          <table:table-cell office:value-type="float" office:value="209.753831862517" calcext:value-type="float">
            <text:p>209.75</text:p>
          </table:table-cell>
          <table:table-cell office:value-type="float" office:value="364.06448107227" calcext:value-type="float">
            <text:p>364.06</text:p>
          </table:table-cell>
          <table:table-cell office:value-type="float" office:value="96.3559154651393" calcext:value-type="float">
            <text:p>96.36</text:p>
          </table:table-cell>
          <table:table-cell table:formula="of:=AVERAGE([.E84:.P84])" office:value-type="float" office:value="114.083041509811" calcext:value-type="float">
            <text:p>114.08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3"/>
          <table:table-cell office:value-type="float" office:value="-86.676321506155" calcext:value-type="float">
            <text:p>-86.68</text:p>
          </table:table-cell>
          <table:table-cell office:value-type="float" office:value="-86.4612805197527" calcext:value-type="float">
            <text:p>-86.46</text:p>
          </table:table-cell>
          <table:table-cell office:value-type="float" office:value="-73.2216994187656" calcext:value-type="float">
            <text:p>-73.22</text:p>
          </table:table-cell>
          <table:table-cell office:value-type="float" office:value="-91.1237945286361" calcext:value-type="float">
            <text:p>-91.12</text:p>
          </table:table-cell>
          <table:table-cell office:value-type="float" office:value="-88.1054131054131" calcext:value-type="float">
            <text:p>-88.11</text:p>
          </table:table-cell>
          <table:table-cell office:value-type="float" office:value="-87.9438261791203" calcext:value-type="float">
            <text:p>-87.94</text:p>
          </table:table-cell>
          <table:table-cell office:value-type="float" office:value="-81.4671814671815" calcext:value-type="float">
            <text:p>-81.47</text:p>
          </table:table-cell>
          <table:table-cell office:value-type="float" office:value="-82.9900281061102" calcext:value-type="float">
            <text:p>-82.99</text:p>
          </table:table-cell>
          <table:table-cell office:value-type="float" office:value="-84.267453294002" calcext:value-type="float">
            <text:p>-84.27</text:p>
          </table:table-cell>
          <table:table-cell office:value-type="float" office:value="-76.0798885276359" calcext:value-type="float">
            <text:p>-76.08</text:p>
          </table:table-cell>
          <table:table-cell office:value-type="float" office:value="-96.0695526172795" calcext:value-type="float">
            <text:p>-96.07</text:p>
          </table:table-cell>
          <table:table-cell office:value-type="float" office:value="-86.7667390874975" calcext:value-type="float">
            <text:p>-86.77</text:p>
          </table:table-cell>
          <table:table-cell table:formula="of:=AVERAGE([.E85:.P85])" office:value-type="float" office:value="-85.0977648631291" calcext:value-type="float">
            <text:p>-85.10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3"/>
          <table:table-cell office:value-type="float" office:value="33.3635047067343" calcext:value-type="float">
            <text:p>33.36</text:p>
          </table:table-cell>
          <table:table-cell office:value-type="float" office:value="3.1017499738028" calcext:value-type="float">
            <text:p>3.10</text:p>
          </table:table-cell>
          <table:table-cell office:value-type="float" office:value="14.0326598394686" calcext:value-type="float">
            <text:p>14.03</text:p>
          </table:table-cell>
          <table:table-cell office:value-type="float" office:value="33.0151544971462" calcext:value-type="float">
            <text:p>33.02</text:p>
          </table:table-cell>
          <table:table-cell office:value-type="float" office:value="17.6400759734093" calcext:value-type="float">
            <text:p>17.64</text:p>
          </table:table-cell>
          <table:table-cell office:value-type="float" office:value="276.28510863805" calcext:value-type="float">
            <text:p>276.29</text:p>
          </table:table-cell>
          <table:table-cell office:value-type="float" office:value="186.138996138996" calcext:value-type="float">
            <text:p>186.14</text:p>
          </table:table-cell>
          <table:table-cell office:value-type="float" office:value="9.27501636314634" calcext:value-type="float">
            <text:p>9.28</text:p>
          </table:table-cell>
          <table:table-cell office:value-type="float" office:value="51.9174041297935" calcext:value-type="float">
            <text:p>51.92</text:p>
          </table:table-cell>
          <table:table-cell office:value-type="float" office:value="103.483511379471" calcext:value-type="float">
            <text:p>103.48</text:p>
          </table:table-cell>
          <table:table-cell office:value-type="float" office:value="18.4205759826118" calcext:value-type="float">
            <text:p>18.42</text:p>
          </table:table-cell>
          <table:table-cell office:value-type="float" office:value="108.009085522418" calcext:value-type="float">
            <text:p>108.01</text:p>
          </table:table-cell>
          <table:table-cell table:formula="of:=AVERAGE([.E86:.P86])" office:value-type="float" office:value="71.2235702620873" calcext:value-type="float">
            <text:p>71.22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3"/>
          <table:table-cell office:value-type="float" office:value="-85.8435916002896" calcext:value-type="float">
            <text:p>-85.84</text:p>
          </table:table-cell>
          <table:table-cell office:value-type="float" office:value="-82.8355862936184" calcext:value-type="float">
            <text:p>-82.84</text:p>
          </table:table-cell>
          <table:table-cell office:value-type="float" office:value="-32.74287295876" calcext:value-type="float">
            <text:p>-32.74</text:p>
          </table:table-cell>
          <table:table-cell office:value-type="float" office:value="-80.6927770123991" calcext:value-type="float">
            <text:p>-80.69</text:p>
          </table:table-cell>
          <table:table-cell office:value-type="float" office:value="-75.3917378917379" calcext:value-type="float">
            <text:p>-75.39</text:p>
          </table:table-cell>
          <table:table-cell office:value-type="float" office:value="-64.2819289878113" calcext:value-type="float">
            <text:p>-64.28</text:p>
          </table:table-cell>
          <table:table-cell office:value-type="float" office:value="-64.9034749034749" calcext:value-type="float">
            <text:p>-64.90</text:p>
          </table:table-cell>
          <table:table-cell office:value-type="float" office:value="-65.0714203211027" calcext:value-type="float">
            <text:p>-65.07</text:p>
          </table:table-cell>
          <table:table-cell office:value-type="float" office:value="-55.9488692232055" calcext:value-type="float">
            <text:p>-55.95</text:p>
          </table:table-cell>
          <table:table-cell office:value-type="float" office:value="-51.0450534138412" calcext:value-type="float">
            <text:p>-51.05</text:p>
          </table:table-cell>
          <table:table-cell office:value-type="float" office:value="-43.3254845136751" calcext:value-type="float">
            <text:p>-43.33</text:p>
          </table:table-cell>
          <table:table-cell office:value-type="float" office:value="-62.3444598064389" calcext:value-type="float">
            <text:p>-62.34</text:p>
          </table:table-cell>
          <table:table-cell table:formula="of:=AVERAGE([.E87:.P87])" office:value-type="float" office:value="-63.7022714105295" calcext:value-type="float">
            <text:p>-63.70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3"/>
          <table:table-cell office:value-type="float" office:value="245.70963070239" calcext:value-type="float">
            <text:p>245.71</text:p>
          </table:table-cell>
          <table:table-cell office:value-type="float" office:value="135.586293618359" calcext:value-type="float">
            <text:p>135.59</text:p>
          </table:table-cell>
          <table:table-cell office:value-type="float" office:value="147.799612510379" calcext:value-type="float">
            <text:p>147.80</text:p>
          </table:table-cell>
          <table:table-cell office:value-type="float" office:value="140.464475496949" calcext:value-type="float">
            <text:p>140.46</text:p>
          </table:table-cell>
          <table:table-cell office:value-type="float" office:value="159.223646723647" calcext:value-type="float">
            <text:p>159.22</text:p>
          </table:table-cell>
          <table:table-cell office:value-type="float" office:value="440.222575516693" calcext:value-type="float">
            <text:p>440.22</text:p>
          </table:table-cell>
          <table:table-cell office:value-type="float" office:value="312.046332046332" calcext:value-type="float">
            <text:p>312.05</text:p>
          </table:table-cell>
          <table:table-cell office:value-type="float" office:value="23.4705270858199" calcext:value-type="float">
            <text:p>23.47</text:p>
          </table:table-cell>
          <table:table-cell office:value-type="float" office:value="374.827925270403" calcext:value-type="float">
            <text:p>374.83</text:p>
          </table:table-cell>
          <table:table-cell office:value-type="float" office:value="274.593590339062" calcext:value-type="float">
            <text:p>274.59</text:p>
          </table:table-cell>
          <table:table-cell office:value-type="float" office:value="267.379097989495" calcext:value-type="float">
            <text:p>267.38</text:p>
          </table:table-cell>
          <table:table-cell office:value-type="float" office:value="229.942721706498" calcext:value-type="float">
            <text:p>229.94</text:p>
          </table:table-cell>
          <table:table-cell table:formula="of:=AVERAGE([.E88:.P88])" office:value-type="float" office:value="229.272202417169" calcext:value-type="float">
            <text:p>229.27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3"/>
          <table:table-cell office:value-type="float" office:value="55.7204923968139" calcext:value-type="float">
            <text:p>55.72</text:p>
          </table:table-cell>
          <table:table-cell office:value-type="float" office:value="44.818191344441" calcext:value-type="float">
            <text:p>44.82</text:p>
          </table:table-cell>
          <table:table-cell office:value-type="float" office:value="73.6645446996955" calcext:value-type="float">
            <text:p>73.66</text:p>
          </table:table-cell>
          <table:table-cell office:value-type="float" office:value="68.6183822082267" calcext:value-type="float">
            <text:p>68.62</text:p>
          </table:table-cell>
          <table:table-cell office:value-type="float" office:value="165.574548907882" calcext:value-type="float">
            <text:p>165.57</text:p>
          </table:table-cell>
          <table:table-cell office:value-type="float" office:value="61.1817700052994" calcext:value-type="float">
            <text:p>61.18</text:p>
          </table:table-cell>
          <table:table-cell office:value-type="float" office:value="233.590733590734" calcext:value-type="float">
            <text:p>233.59</text:p>
          </table:table-cell>
          <table:table-cell office:value-type="float" office:value="23.3280714588226" calcext:value-type="float">
            <text:p>23.33</text:p>
          </table:table-cell>
          <table:table-cell office:value-type="float" office:value="645.526057030482" calcext:value-type="float">
            <text:p>645.53</text:p>
          </table:table-cell>
          <table:table-cell office:value-type="float" office:value="306.874129122155" calcext:value-type="float">
            <text:p>306.87</text:p>
          </table:table-cell>
          <table:table-cell office:value-type="float" office:value="389.38598080058" calcext:value-type="float">
            <text:p>389.39</text:p>
          </table:table-cell>
          <table:table-cell office:value-type="float" office:value="187.843175982619" calcext:value-type="float">
            <text:p>187.84</text:p>
          </table:table-cell>
          <table:table-cell table:formula="of:=AVERAGE([.E89:.P89])" office:value-type="float" office:value="188.010506462313" calcext:value-type="float">
            <text:p>188.01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3"/>
          <table:table-cell office:value-type="float" office:value="-89.8624185372918" calcext:value-type="float">
            <text:p>-89.86</text:p>
          </table:table-cell>
          <table:table-cell office:value-type="float" office:value="-89.9402703552342" calcext:value-type="float">
            <text:p>-89.94</text:p>
          </table:table-cell>
          <table:table-cell office:value-type="float" office:value="-83.7392748408525" calcext:value-type="float">
            <text:p>-83.74</text:p>
          </table:table-cell>
          <table:table-cell office:value-type="float" office:value="-92.4916355048219" calcext:value-type="float">
            <text:p>-92.49</text:p>
          </table:table-cell>
          <table:table-cell office:value-type="float" office:value="-91.7972459639126" calcext:value-type="float">
            <text:p>-91.80</text:p>
          </table:table-cell>
          <table:table-cell office:value-type="float" office:value="-82.9093799682035" calcext:value-type="float">
            <text:p>-82.91</text:p>
          </table:table-cell>
          <table:table-cell office:value-type="float" office:value="-84.5559845559846" calcext:value-type="float">
            <text:p>-84.56</text:p>
          </table:table-cell>
          <table:table-cell office:value-type="float" office:value="-80.5798329033997" calcext:value-type="float">
            <text:p>-80.58</text:p>
          </table:table-cell>
          <table:table-cell office:value-type="float" office:value="-79.1543756145526" calcext:value-type="float">
            <text:p>-79.15</text:p>
          </table:table-cell>
          <table:table-cell office:value-type="float" office:value="-80.3994426381793" calcext:value-type="float">
            <text:p>-80.40</text:p>
          </table:table-cell>
          <table:table-cell office:value-type="float" office:value="-94.2945118637928" calcext:value-type="float">
            <text:p>-94.29</text:p>
          </table:table-cell>
          <table:table-cell office:value-type="float" office:value="-90.4898281651195" calcext:value-type="float">
            <text:p>-90.49</text:p>
          </table:table-cell>
          <table:table-cell table:formula="of:=AVERAGE([.E90:.P90])" office:value-type="float" office:value="-86.6845167426121" calcext:value-type="float">
            <text:p>-86.68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3"/>
          <table:table-cell office:value-type="float" office:value="10.1013758146271" calcext:value-type="float">
            <text:p>10.10</text:p>
          </table:table-cell>
          <table:table-cell office:value-type="float" office:value="4.12868070837263" calcext:value-type="float">
            <text:p>4.13</text:p>
          </table:table-cell>
          <table:table-cell office:value-type="float" office:value="98.7406587323554" calcext:value-type="float">
            <text:p>98.74</text:p>
          </table:table-cell>
          <table:table-cell office:value-type="float" office:value="61.3560322771108" calcext:value-type="float">
            <text:p>61.36</text:p>
          </table:table-cell>
          <table:table-cell office:value-type="float" office:value="65.4677113010446" calcext:value-type="float">
            <text:p>65.47</text:p>
          </table:table-cell>
          <table:table-cell office:value-type="float" office:value="260.625331213566" calcext:value-type="float">
            <text:p>260.63</text:p>
          </table:table-cell>
          <table:table-cell office:value-type="float" office:value="381.428571428571" calcext:value-type="float">
            <text:p>381.43</text:p>
          </table:table-cell>
          <table:table-cell office:value-type="float" office:value="23.1663650714203" calcext:value-type="float">
            <text:p>23.17</text:p>
          </table:table-cell>
          <table:table-cell office:value-type="float" office:value="88.8888888888889" calcext:value-type="float">
            <text:p>88.89</text:p>
          </table:table-cell>
          <table:table-cell office:value-type="float" office:value="78.0306549001394" calcext:value-type="float">
            <text:p>78.03</text:p>
          </table:table-cell>
          <table:table-cell office:value-type="float" office:value="3.02481434522733" calcext:value-type="float">
            <text:p>3.02</text:p>
          </table:table-cell>
          <table:table-cell office:value-type="float" office:value="160.665613272763" calcext:value-type="float">
            <text:p>160.67</text:p>
          </table:table-cell>
          <table:table-cell table:formula="of:=AVERAGE([.E91:.P91])" office:value-type="float" office:value="102.968724829507" calcext:value-type="float">
            <text:p>102.97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3"/>
          <table:table-cell office:value-type="float" office:value="189.301230992035" calcext:value-type="float">
            <text:p>189.30</text:p>
          </table:table-cell>
          <table:table-cell office:value-type="float" office:value="111.600125746621" calcext:value-type="float">
            <text:p>111.60</text:p>
          </table:table-cell>
          <table:table-cell office:value-type="float" office:value="83.8361472460559" calcext:value-type="float">
            <text:p>83.84</text:p>
          </table:table-cell>
          <table:table-cell office:value-type="float" office:value="91.0942727809486" calcext:value-type="float">
            <text:p>91.09</text:p>
          </table:table-cell>
          <table:table-cell office:value-type="float" office:value="129.760208926876" calcext:value-type="float">
            <text:p>129.76</text:p>
          </table:table-cell>
          <table:table-cell office:value-type="float" office:value="52.411234764176" calcext:value-type="float">
            <text:p>52.41</text:p>
          </table:table-cell>
          <table:table-cell office:value-type="float" office:value="314.517374517375" calcext:value-type="float">
            <text:p>314.52</text:p>
          </table:table-cell>
          <table:table-cell office:value-type="float" office:value="23.8401416855966" calcext:value-type="float">
            <text:p>23.84</text:p>
          </table:table-cell>
          <table:table-cell office:value-type="float" office:value="1432.94001966568" calcext:value-type="float">
            <text:p>1432.94</text:p>
          </table:table-cell>
          <table:table-cell office:value-type="float" office:value="322.851834649327" calcext:value-type="float">
            <text:p>322.85</text:p>
          </table:table-cell>
          <table:table-cell office:value-type="float" office:value="481.724325303387" calcext:value-type="float">
            <text:p>481.72</text:p>
          </table:table-cell>
          <table:table-cell office:value-type="float" office:value="209.243531503061" calcext:value-type="float">
            <text:p>209.24</text:p>
          </table:table-cell>
          <table:table-cell table:formula="of:=AVERAGE([.E92:.P92])" office:value-type="float" office:value="286.926703981762" calcext:value-type="float">
            <text:p>286.93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3"/>
          <table:table-cell office:value-type="float" office:value="234.703113685735" calcext:value-type="float">
            <text:p>234.70</text:p>
          </table:table-cell>
          <table:table-cell office:value-type="float" office:value="122.047574138112" calcext:value-type="float">
            <text:p>122.05</text:p>
          </table:table-cell>
          <table:table-cell office:value-type="float" office:value="172.681981732632" calcext:value-type="float">
            <text:p>172.68</text:p>
          </table:table-cell>
          <table:table-cell office:value-type="float" office:value="91.6945483172604" calcext:value-type="float">
            <text:p>91.69</text:p>
          </table:table-cell>
          <table:table-cell office:value-type="float" office:value="127.433523266857" calcext:value-type="float">
            <text:p>127.43</text:p>
          </table:table-cell>
          <table:table-cell office:value-type="float" office:value="200.397456279809" calcext:value-type="float">
            <text:p>200.40</text:p>
          </table:table-cell>
          <table:table-cell office:value-type="float" office:value="57.992277992278" calcext:value-type="float">
            <text:p>57.99</text:p>
          </table:table-cell>
          <table:table-cell office:value-type="float" office:value="23.0739614214762" calcext:value-type="float">
            <text:p>23.07</text:p>
          </table:table-cell>
          <table:table-cell office:value-type="float" office:value="721.533923303835" calcext:value-type="float">
            <text:p>721.53</text:p>
          </table:table-cell>
          <table:table-cell office:value-type="float" office:value="371.853228053878" calcext:value-type="float">
            <text:p>371.85</text:p>
          </table:table-cell>
          <table:table-cell office:value-type="float" office:value="407.879007426191" calcext:value-type="float">
            <text:p>407.88</text:p>
          </table:table-cell>
          <table:table-cell office:value-type="float" office:value="212.186450720916" calcext:value-type="float">
            <text:p>212.19</text:p>
          </table:table-cell>
          <table:table-cell table:formula="of:=AVERAGE([.E93:.P93])" office:value-type="float" office:value="228.623087194915" calcext:value-type="float">
            <text:p>228.62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3"/>
          <table:table-cell office:value-type="float" office:value="-9.95655322230267" calcext:value-type="float">
            <text:p>-9.96</text:p>
          </table:table-cell>
          <table:table-cell office:value-type="float" office:value="-49.219323064026" calcext:value-type="float">
            <text:p>-49.22</text:p>
          </table:table-cell>
          <table:table-cell office:value-type="float" office:value="121.021311929145" calcext:value-type="float">
            <text:p>121.02</text:p>
          </table:table-cell>
          <table:table-cell office:value-type="float" office:value="74.7392245620941" calcext:value-type="float">
            <text:p>74.74</text:p>
          </table:table-cell>
          <table:table-cell office:value-type="float" office:value="103.490028490029" calcext:value-type="float">
            <text:p>103.49</text:p>
          </table:table-cell>
          <table:table-cell office:value-type="float" office:value="66.0307366189719" calcext:value-type="float">
            <text:p>66.03</text:p>
          </table:table-cell>
          <table:table-cell office:value-type="float" office:value="16.4092664092664" calcext:value-type="float">
            <text:p>16.41</text:p>
          </table:table-cell>
          <table:table-cell office:value-type="float" office:value="23.4551264774959" calcext:value-type="float">
            <text:p>23.46</text:p>
          </table:table-cell>
          <table:table-cell office:value-type="float" office:value="201.868239921337" calcext:value-type="float">
            <text:p>201.87</text:p>
          </table:table-cell>
          <table:table-cell office:value-type="float" office:value="92.0575940548073" calcext:value-type="float">
            <text:p>92.06</text:p>
          </table:table-cell>
          <table:table-cell office:value-type="float" office:value="160.876652780293" calcext:value-type="float">
            <text:p>160.88</text:p>
          </table:table-cell>
          <table:table-cell office:value-type="float" office:value="129.705708078215" calcext:value-type="float">
            <text:p>129.71</text:p>
          </table:table-cell>
          <table:table-cell table:formula="of:=AVERAGE([.E94:.P94])" office:value-type="float" office:value="77.5398344196105" calcext:value-type="float">
            <text:p>77.54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3"/>
          <table:table-cell office:value-type="float" office:value="342.903692976104" calcext:value-type="float">
            <text:p>342.90</text:p>
          </table:table-cell>
          <table:table-cell office:value-type="float" office:value="157.01561353872" calcext:value-type="float">
            <text:p>157.02</text:p>
          </table:table-cell>
          <table:table-cell office:value-type="float" office:value="220.038748962081" calcext:value-type="float">
            <text:p>220.04</text:p>
          </table:table-cell>
          <table:table-cell office:value-type="float" office:value="140.789214721512" calcext:value-type="float">
            <text:p>140.79</text:p>
          </table:table-cell>
          <table:table-cell office:value-type="float" office:value="192.283950617284" calcext:value-type="float">
            <text:p>192.28</text:p>
          </table:table-cell>
          <table:table-cell office:value-type="float" office:value="436.406995230525" calcext:value-type="float">
            <text:p>436.41</text:p>
          </table:table-cell>
          <table:table-cell office:value-type="float" office:value="863.011583011583" calcext:value-type="float">
            <text:p>863.01</text:p>
          </table:table-cell>
          <table:table-cell office:value-type="float" office:value="23.1779155276633" calcext:value-type="float">
            <text:p>23.18</text:p>
          </table:table-cell>
          <table:table-cell office:value-type="float" office:value="1222.71386430678" calcext:value-type="float">
            <text:p>1222.71</text:p>
          </table:table-cell>
          <table:table-cell office:value-type="float" office:value="867.812354853693" calcext:value-type="float">
            <text:p>867.81</text:p>
          </table:table-cell>
          <table:table-cell office:value-type="float" office:value="432.168085491759" calcext:value-type="float">
            <text:p>432.17</text:p>
          </table:table-cell>
          <table:table-cell office:value-type="float" office:value="217.153861347027" calcext:value-type="float">
            <text:p>217.15</text:p>
          </table:table-cell>
          <table:table-cell table:formula="of:=AVERAGE([.E95:.P95])" office:value-type="float" office:value="426.289656715394" calcext:value-type="float">
            <text:p>426.29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3"/>
          <table:table-cell office:value-type="float" office:value="-73.0086893555395" calcext:value-type="float">
            <text:p>-73.01</text:p>
          </table:table-cell>
          <table:table-cell office:value-type="float" office:value="-65.4825526563974" calcext:value-type="float">
            <text:p>-65.48</text:p>
          </table:table-cell>
          <table:table-cell office:value-type="float" office:value="8.23415444229173" calcext:value-type="float">
            <text:p>8.23</text:p>
          </table:table-cell>
          <table:table-cell office:value-type="float" office:value="-52.7160007872466" calcext:value-type="float">
            <text:p>-52.72</text:p>
          </table:table-cell>
          <table:table-cell office:value-type="float" office:value="-61.965811965812" calcext:value-type="float">
            <text:p>-61.97</text:p>
          </table:table-cell>
          <table:table-cell office:value-type="float" office:value="-38.7387387387387" calcext:value-type="float">
            <text:p>-38.74</text:p>
          </table:table-cell>
          <table:table-cell office:value-type="float" office:value="16.1003861003861" calcext:value-type="float">
            <text:p>16.10</text:p>
          </table:table-cell>
          <table:table-cell office:value-type="float" office:value="-22.6080930196743" calcext:value-type="float">
            <text:p>-22.61</text:p>
          </table:table-cell>
          <table:table-cell office:value-type="float" office:value="42.2812192723697" calcext:value-type="float">
            <text:p>42.28</text:p>
          </table:table-cell>
          <table:table-cell office:value-type="float" office:value="9.56804458894567" calcext:value-type="float">
            <text:p>9.57</text:p>
          </table:table-cell>
          <table:table-cell office:value-type="float" office:value="75.7109219344322" calcext:value-type="float">
            <text:p>75.71</text:p>
          </table:table-cell>
          <table:table-cell office:value-type="float" office:value="-23.8494963460399" calcext:value-type="float">
            <text:p>-23.85</text:p>
          </table:table-cell>
          <table:table-cell table:formula="of:=AVERAGE([.E96:.P96])" office:value-type="float" office:value="-15.5395547109186" calcext:value-type="float">
            <text:p>-15.54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3"/>
          <table:table-cell office:value-type="float" office:value="-6.0825488776249" calcext:value-type="float">
            <text:p>-6.08</text:p>
          </table:table-cell>
          <table:table-cell office:value-type="float" office:value="15.5611442942471" calcext:value-type="float">
            <text:p>15.56</text:p>
          </table:table-cell>
          <table:table-cell office:value-type="float" office:value="160.448380846942" calcext:value-type="float">
            <text:p>160.45</text:p>
          </table:table-cell>
          <table:table-cell office:value-type="float" office:value="87.97480810864" calcext:value-type="float">
            <text:p>87.97</text:p>
          </table:table-cell>
          <table:table-cell office:value-type="float" office:value="96.7355175688509" calcext:value-type="float">
            <text:p>96.74</text:p>
          </table:table-cell>
          <table:table-cell office:value-type="float" office:value="154.001059883413" calcext:value-type="float">
            <text:p>154.00</text:p>
          </table:table-cell>
          <table:table-cell office:value-type="float" office:value="254.131274131274" calcext:value-type="float">
            <text:p>254.13</text:p>
          </table:table-cell>
          <table:table-cell office:value-type="float" office:value="14.422669695453" calcext:value-type="float">
            <text:p>14.42</text:p>
          </table:table-cell>
          <table:table-cell office:value-type="float" office:value="700.294985250737" calcext:value-type="float">
            <text:p>700.29</text:p>
          </table:table-cell>
          <table:table-cell office:value-type="float" office:value="218.253599628425" calcext:value-type="float">
            <text:p>218.25</text:p>
          </table:table-cell>
          <table:table-cell office:value-type="float" office:value="428.473102698786" calcext:value-type="float">
            <text:p>428.47</text:p>
          </table:table-cell>
          <table:table-cell office:value-type="float" office:value="157.811574165515" calcext:value-type="float">
            <text:p>157.81</text:p>
          </table:table-cell>
          <table:table-cell table:formula="of:=AVERAGE([.E97:.P97])" office:value-type="float" office:value="190.168797282888" calcext:value-type="float">
            <text:p>190.17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3"/>
          <table:table-cell office:value-type="float" office:value="211.042722664736" calcext:value-type="float">
            <text:p>211.04</text:p>
          </table:table-cell>
          <table:table-cell office:value-type="float" office:value="106.381640993398" calcext:value-type="float">
            <text:p>106.38</text:p>
          </table:table-cell>
          <table:table-cell office:value-type="float" office:value="111.984500415167" calcext:value-type="float">
            <text:p>111.98</text:p>
          </table:table-cell>
          <table:table-cell office:value-type="float" office:value="126.854949813029" calcext:value-type="float">
            <text:p>126.85</text:p>
          </table:table-cell>
          <table:table-cell office:value-type="float" office:value="111.455365622032" calcext:value-type="float">
            <text:p>111.46</text:p>
          </table:table-cell>
          <table:table-cell office:value-type="float" office:value="152.782193958665" calcext:value-type="float">
            <text:p>152.78</text:p>
          </table:table-cell>
          <table:table-cell office:value-type="float" office:value="277.335907335907" calcext:value-type="float">
            <text:p>277.34</text:p>
          </table:table-cell>
          <table:table-cell office:value-type="float" office:value="23.5783313440881" calcext:value-type="float">
            <text:p>23.58</text:p>
          </table:table-cell>
          <table:table-cell office:value-type="float" office:value="219.469026548673" calcext:value-type="float">
            <text:p>219.47</text:p>
          </table:table-cell>
          <table:table-cell office:value-type="float" office:value="269.159312587088" calcext:value-type="float">
            <text:p>269.16</text:p>
          </table:table-cell>
          <table:table-cell office:value-type="float" office:value="105.30700959971" calcext:value-type="float">
            <text:p>105.31</text:p>
          </table:table-cell>
          <table:table-cell office:value-type="float" office:value="226.120876950425" calcext:value-type="float">
            <text:p>226.12</text:p>
          </table:table-cell>
          <table:table-cell table:formula="of:=AVERAGE([.E98:.P98])" office:value-type="float" office:value="161.78931981941" calcext:value-type="float">
            <text:p>161.79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3"/>
          <table:table-cell office:value-type="float" office:value="102.733526430123" calcext:value-type="float">
            <text:p>102.73</text:p>
          </table:table-cell>
          <table:table-cell office:value-type="float" office:value="38.9814523734674" calcext:value-type="float">
            <text:p>38.98</text:p>
          </table:table-cell>
          <table:table-cell office:value-type="float" office:value="51.356213672848" calcext:value-type="float">
            <text:p>51.36</text:p>
          </table:table-cell>
          <table:table-cell office:value-type="float" office:value="79.4823853572132" calcext:value-type="float">
            <text:p>79.48</text:p>
          </table:table-cell>
          <table:table-cell office:value-type="float" office:value="69.5037986704654" calcext:value-type="float">
            <text:p>69.50</text:p>
          </table:table-cell>
          <table:table-cell office:value-type="float" office:value="43.3757286698463" calcext:value-type="float">
            <text:p>43.38</text:p>
          </table:table-cell>
          <table:table-cell office:value-type="float" office:value="133.938223938224" calcext:value-type="float">
            <text:p>133.94</text:p>
          </table:table-cell>
          <table:table-cell office:value-type="float" office:value="21.7918607785007" calcext:value-type="float">
            <text:p>21.79</text:p>
          </table:table-cell>
          <table:table-cell office:value-type="float" office:value="140.511307767945" calcext:value-type="float">
            <text:p>140.51</text:p>
          </table:table-cell>
          <table:table-cell office:value-type="float" office:value="192.475615420344" calcext:value-type="float">
            <text:p>192.48</text:p>
          </table:table-cell>
          <table:table-cell office:value-type="float" office:value="222.550262633581" calcext:value-type="float">
            <text:p>222.55</text:p>
          </table:table-cell>
          <table:table-cell office:value-type="float" office:value="170.89670156034" calcext:value-type="float">
            <text:p>170.90</text:p>
          </table:table-cell>
          <table:table-cell table:formula="of:=AVERAGE([.E99:.P99])" office:value-type="float" office:value="105.633089772742" calcext:value-type="float">
            <text:p>105.63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3"/>
          <table:table-cell office:value-type="float" office:value="-32.5850832729906" calcext:value-type="float">
            <text:p>-32.59</text:p>
          </table:table-cell>
          <table:table-cell office:value-type="float" office:value="-39.5577910510322" calcext:value-type="float">
            <text:p>-39.56</text:p>
          </table:table-cell>
          <table:table-cell office:value-type="float" office:value="6.96097425961804" calcext:value-type="float">
            <text:p>6.96</text:p>
          </table:table-cell>
          <table:table-cell office:value-type="float" office:value="-34.2255461523322" calcext:value-type="float">
            <text:p>-34.23</text:p>
          </table:table-cell>
          <table:table-cell office:value-type="float" office:value="-25.866571699905" calcext:value-type="float">
            <text:p>-25.87</text:p>
          </table:table-cell>
          <table:table-cell office:value-type="float" office:value="209.273979862215" calcext:value-type="float">
            <text:p>209.27</text:p>
          </table:table-cell>
          <table:table-cell office:value-type="float" office:value="-1.08108108108108" calcext:value-type="float">
            <text:p>-1.08</text:p>
          </table:table-cell>
          <table:table-cell office:value-type="float" office:value="20.5213105917684" calcext:value-type="float">
            <text:p>20.52</text:p>
          </table:table-cell>
          <table:table-cell office:value-type="float" office:value="48.7708947885939" calcext:value-type="float">
            <text:p>48.77</text:p>
          </table:table-cell>
          <table:table-cell office:value-type="float" office:value="-25.8708778448676" calcext:value-type="float">
            <text:p>-25.87</text:p>
          </table:table-cell>
          <table:table-cell office:value-type="float" office:value="-3.2421662742257" calcext:value-type="float">
            <text:p>-3.24</text:p>
          </table:table-cell>
          <table:table-cell office:value-type="float" office:value="-2.7256567252617" calcext:value-type="float">
            <text:p>-2.73</text:p>
          </table:table-cell>
          <table:table-cell table:formula="of:=AVERAGE([.E100:.P100])" office:value-type="float" office:value="10.0310321167083" calcext:value-type="float">
            <text:p>10.03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3"/>
          <table:table-cell office:value-type="float" office:value="76.3215061549602" calcext:value-type="float">
            <text:p>76.32</text:p>
          </table:table-cell>
          <table:table-cell office:value-type="float" office:value="68.531908204967" calcext:value-type="float">
            <text:p>68.53</text:p>
          </table:table-cell>
          <table:table-cell office:value-type="float" office:value="129.50456684196" calcext:value-type="float">
            <text:p>129.50</text:p>
          </table:table-cell>
          <table:table-cell office:value-type="float" office:value="121.422948238536" calcext:value-type="float">
            <text:p>121.42</text:p>
          </table:table-cell>
          <table:table-cell office:value-type="float" office:value="148.26685660019" calcext:value-type="float">
            <text:p>148.27</text:p>
          </table:table-cell>
          <table:table-cell office:value-type="float" office:value="173.979862215156" calcext:value-type="float">
            <text:p>173.98</text:p>
          </table:table-cell>
          <table:table-cell office:value-type="float" office:value="321.583011583012" calcext:value-type="float">
            <text:p>321.58</text:p>
          </table:table-cell>
          <table:table-cell office:value-type="float" office:value="23.8439918376776" calcext:value-type="float">
            <text:p>23.84</text:p>
          </table:table-cell>
          <table:table-cell office:value-type="float" office:value="284.365781710914" calcext:value-type="float">
            <text:p>284.37</text:p>
          </table:table-cell>
          <table:table-cell office:value-type="float" office:value="247.422201579192" calcext:value-type="float">
            <text:p>247.42</text:p>
          </table:table-cell>
          <table:table-cell office:value-type="float" office:value="381.543198695888" calcext:value-type="float">
            <text:p>381.54</text:p>
          </table:table-cell>
          <table:table-cell office:value-type="float" office:value="216.827967608137" calcext:value-type="float">
            <text:p>216.83</text:p>
          </table:table-cell>
          <table:table-cell table:formula="of:=AVERAGE([.E101:.P101])" office:value-type="float" office:value="182.801150105883" calcext:value-type="float">
            <text:p>182.80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3"/>
          <table:table-cell office:value-type="float" office:value="345.365677045619" calcext:value-type="float">
            <text:p>345.37</text:p>
          </table:table-cell>
          <table:table-cell office:value-type="float" office:value="158.88085507702" calcext:value-type="float">
            <text:p>158.88</text:p>
          </table:table-cell>
          <table:table-cell office:value-type="float" office:value="236.119568225851" calcext:value-type="float">
            <text:p>236.12</text:p>
          </table:table-cell>
          <table:table-cell office:value-type="float" office:value="142.521157252509" calcext:value-type="float">
            <text:p>142.52</text:p>
          </table:table-cell>
          <table:table-cell office:value-type="float" office:value="194.539411206078" calcext:value-type="float">
            <text:p>194.54</text:p>
          </table:table-cell>
          <table:table-cell office:value-type="float" office:value="554.29252782194" calcext:value-type="float">
            <text:p>554.29</text:p>
          </table:table-cell>
          <table:table-cell office:value-type="float" office:value="852.123552123552" calcext:value-type="float">
            <text:p>852.12</text:p>
          </table:table-cell>
          <table:table-cell office:value-type="float" office:value="23.7053863627613" calcext:value-type="float">
            <text:p>23.71</text:p>
          </table:table-cell>
          <table:table-cell office:value-type="float" office:value="2296.75516224189" calcext:value-type="float">
            <text:p>2296.76</text:p>
          </table:table-cell>
          <table:table-cell office:value-type="float" office:value="1127.58941012541" calcext:value-type="float">
            <text:p>1127.59</text:p>
          </table:table-cell>
          <table:table-cell office:value-type="float" office:value="483.517478717624" calcext:value-type="float">
            <text:p>483.52</text:p>
          </table:table-cell>
          <table:table-cell office:value-type="float" office:value="217.430377246692" calcext:value-type="float">
            <text:p>217.43</text:p>
          </table:table-cell>
          <table:table-cell table:formula="of:=AVERAGE([.E102:.P102])" office:value-type="float" office:value="552.736713620579" calcext:value-type="float">
            <text:p>552.74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3"/>
          <table:table-cell office:value-type="float" office:value="108.327299058653" calcext:value-type="float">
            <text:p>108.33</text:p>
          </table:table-cell>
          <table:table-cell office:value-type="float" office:value="39.4110866603793" calcext:value-type="float">
            <text:p>39.41</text:p>
          </table:table-cell>
          <table:table-cell office:value-type="float" office:value="158.787711043454" calcext:value-type="float">
            <text:p>158.79</text:p>
          </table:table-cell>
          <table:table-cell office:value-type="float" office:value="117.535918126353" calcext:value-type="float">
            <text:p>117.54</text:p>
          </table:table-cell>
          <table:table-cell office:value-type="float" office:value="107.122507122507" calcext:value-type="float">
            <text:p>107.12</text:p>
          </table:table-cell>
          <table:table-cell office:value-type="float" office:value="361.65871754107" calcext:value-type="float">
            <text:p>361.66</text:p>
          </table:table-cell>
          <table:table-cell office:value-type="float" office:value="395.444015444015" calcext:value-type="float">
            <text:p>395.44</text:p>
          </table:table-cell>
          <table:table-cell office:value-type="float" office:value="23.3935240441997" calcext:value-type="float">
            <text:p>23.39</text:p>
          </table:table-cell>
          <table:table-cell office:value-type="float" office:value="160.86529006883" calcext:value-type="float">
            <text:p>160.87</text:p>
          </table:table-cell>
          <table:table-cell office:value-type="float" office:value="249.744542498839" calcext:value-type="float">
            <text:p>249.74</text:p>
          </table:table-cell>
          <table:table-cell office:value-type="float" office:value="117.170802390871" calcext:value-type="float">
            <text:p>117.17</text:p>
          </table:table-cell>
          <table:table-cell office:value-type="float" office:value="219.346237408651" calcext:value-type="float">
            <text:p>219.35</text:p>
          </table:table-cell>
          <table:table-cell table:formula="of:=AVERAGE([.E103:.P103])" office:value-type="float" office:value="171.567304283985" calcext:value-type="float">
            <text:p>171.57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3"/>
          <table:table-cell office:value-type="float" office:value="42.7588703837799" calcext:value-type="float">
            <text:p>42.76</text:p>
          </table:table-cell>
          <table:table-cell office:value-type="float" office:value="-40.3646651996228" calcext:value-type="float">
            <text:p>-40.36</text:p>
          </table:table-cell>
          <table:table-cell office:value-type="float" office:value="46.9969554386936" calcext:value-type="float">
            <text:p>47.00</text:p>
          </table:table-cell>
          <table:table-cell office:value-type="float" office:value="30.2105884668372" calcext:value-type="float">
            <text:p>30.21</text:p>
          </table:table-cell>
          <table:table-cell office:value-type="float" office:value="25.6766381766382" calcext:value-type="float">
            <text:p>25.68</text:p>
          </table:table-cell>
          <table:table-cell office:value-type="float" office:value="-3.76258611552728" calcext:value-type="float">
            <text:p>-3.76</text:p>
          </table:table-cell>
          <table:table-cell office:value-type="float" office:value="108.803088803089" calcext:value-type="float">
            <text:p>108.80</text:p>
          </table:table-cell>
          <table:table-cell office:value-type="float" office:value="11.5581565471836" calcext:value-type="float">
            <text:p>11.56</text:p>
          </table:table-cell>
          <table:table-cell office:value-type="float" office:value="8.06293018682401" calcext:value-type="float">
            <text:p>8.06</text:p>
          </table:table-cell>
          <table:table-cell office:value-type="float" office:value="89.177891314445" calcext:value-type="float">
            <text:p>89.18</text:p>
          </table:table-cell>
          <table:table-cell office:value-type="float" office:value="6.62923383445029" calcext:value-type="float">
            <text:p>6.63</text:p>
          </table:table-cell>
          <table:table-cell office:value-type="float" office:value="117.61801303575" calcext:value-type="float">
            <text:p>117.62</text:p>
          </table:table-cell>
          <table:table-cell table:formula="of:=AVERAGE([.E104:.P104])" office:value-type="float" office:value="36.9470929060451" calcext:value-type="float">
            <text:p>36.95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3"/>
          <table:table-cell office:value-type="float" office:value="302.172338884866" calcext:value-type="float">
            <text:p>302.17</text:p>
          </table:table-cell>
          <table:table-cell office:value-type="float" office:value="128.240595200671" calcext:value-type="float">
            <text:p>128.24</text:p>
          </table:table-cell>
          <table:table-cell office:value-type="float" office:value="219.831165236645" calcext:value-type="float">
            <text:p>219.83</text:p>
          </table:table-cell>
          <table:table-cell office:value-type="float" office:value="141.153316276324" calcext:value-type="float">
            <text:p>141.15</text:p>
          </table:table-cell>
          <table:table-cell office:value-type="float" office:value="191.393637226971" calcext:value-type="float">
            <text:p>191.39</text:p>
          </table:table-cell>
          <table:table-cell office:value-type="float" office:value="529.676735559089" calcext:value-type="float">
            <text:p>529.68</text:p>
          </table:table-cell>
          <table:table-cell office:value-type="float" office:value="548.185328185328" calcext:value-type="float">
            <text:p>548.19</text:p>
          </table:table-cell>
          <table:table-cell office:value-type="float" office:value="22.966157163208" calcext:value-type="float">
            <text:p>22.97</text:p>
          </table:table-cell>
          <table:table-cell office:value-type="float" office:value="721.042281219272" calcext:value-type="float">
            <text:p>721.04</text:p>
          </table:table-cell>
          <table:table-cell office:value-type="float" office:value="372.03901532745" calcext:value-type="float">
            <text:p>372.04</text:p>
          </table:table-cell>
          <table:table-cell office:value-type="float" office:value="241.38742981344" calcext:value-type="float">
            <text:p>241.39</text:p>
          </table:table-cell>
          <table:table-cell office:value-type="float" office:value="218.674698795181" calcext:value-type="float">
            <text:p>218.67</text:p>
          </table:table-cell>
          <table:table-cell table:formula="of:=AVERAGE([.E105:.P105])" office:value-type="float" office:value="303.063558240704" calcext:value-type="float">
            <text:p>303.06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3"/>
          <table:table-cell office:value-type="float" office:value="-65.1158580738595" calcext:value-type="float">
            <text:p>-65.12</text:p>
          </table:table-cell>
          <table:table-cell office:value-type="float" office:value="-11.5791679765273" calcext:value-type="float">
            <text:p>-11.58</text:p>
          </table:table-cell>
          <table:table-cell office:value-type="float" office:value="34.1267644616662" calcext:value-type="float">
            <text:p>34.13</text:p>
          </table:table-cell>
          <table:table-cell office:value-type="float" office:value="-5.18598701043102" calcext:value-type="float">
            <text:p>-5.19</text:p>
          </table:table-cell>
          <table:table-cell office:value-type="float" office:value="0.308641975308646" calcext:value-type="float">
            <text:p>0.31</text:p>
          </table:table-cell>
          <table:table-cell office:value-type="float" office:value="47.456279809221" calcext:value-type="float">
            <text:p>47.46</text:p>
          </table:table-cell>
          <table:table-cell office:value-type="float" office:value="-63.976833976834" calcext:value-type="float">
            <text:p>-63.98</text:p>
          </table:table-cell>
          <table:table-cell office:value-type="float" office:value="-6.56450929811727" calcext:value-type="float">
            <text:p>-6.56</text:p>
          </table:table-cell>
          <table:table-cell office:value-type="float" office:value="-20.5506391347099" calcext:value-type="float">
            <text:p>-20.55</text:p>
          </table:table-cell>
          <table:table-cell office:value-type="float" office:value="-58.5694379934975" calcext:value-type="float">
            <text:p>-58.57</text:p>
          </table:table-cell>
          <table:table-cell office:value-type="float" office:value="-53.2512226046006" calcext:value-type="float">
            <text:p>-53.25</text:p>
          </table:table-cell>
          <table:table-cell office:value-type="float" office:value="-22.1706498123642" calcext:value-type="float">
            <text:p>-22.17</text:p>
          </table:table-cell>
          <table:table-cell table:formula="of:=AVERAGE([.E106:.P106])" office:value-type="float" office:value="-18.7560516362288" calcext:value-type="float">
            <text:p>-18.76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3"/>
          <table:table-cell office:value-type="float" office:value="340.839971035482" calcext:value-type="float">
            <text:p>340.84</text:p>
          </table:table-cell>
          <table:table-cell office:value-type="float" office:value="159.216179398512" calcext:value-type="float">
            <text:p>159.22</text:p>
          </table:table-cell>
          <table:table-cell office:value-type="float" office:value="236.617769166897" calcext:value-type="float">
            <text:p>236.62</text:p>
          </table:table-cell>
          <table:table-cell office:value-type="float" office:value="141.822475890573" calcext:value-type="float">
            <text:p>141.82</text:p>
          </table:table-cell>
          <table:table-cell office:value-type="float" office:value="188.58024691358" calcext:value-type="float">
            <text:p>188.58</text:p>
          </table:table-cell>
          <table:table-cell office:value-type="float" office:value="356.783253842077" calcext:value-type="float">
            <text:p>356.78</text:p>
          </table:table-cell>
          <table:table-cell office:value-type="float" office:value="825.984555984556" calcext:value-type="float">
            <text:p>825.98</text:p>
          </table:table-cell>
          <table:table-cell office:value-type="float" office:value="23.6514842336272" calcext:value-type="float">
            <text:p>23.65</text:p>
          </table:table-cell>
          <table:table-cell office:value-type="float" office:value="2316.91248770895" calcext:value-type="float">
            <text:p>2316.91</text:p>
          </table:table-cell>
          <table:table-cell office:value-type="float" office:value="1050.25545750116" calcext:value-type="float">
            <text:p>1050.26</text:p>
          </table:table-cell>
          <table:table-cell office:value-type="float" office:value="480.728128962145" calcext:value-type="float">
            <text:p>480.73</text:p>
          </table:table-cell>
          <table:table-cell office:value-type="float" office:value="218.30930278491" calcext:value-type="float">
            <text:p>218.31</text:p>
          </table:table-cell>
          <table:table-cell table:formula="of:=AVERAGE([.E107:.P107])" office:value-type="float" office:value="528.308442785206" calcext:value-type="float">
            <text:p>528.31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3"/>
          <table:table-cell office:value-type="float" office:value="314.029688631426" calcext:value-type="float">
            <text:p>314.03</text:p>
          </table:table-cell>
          <table:table-cell office:value-type="float" office:value="107.9325159803" calcext:value-type="float">
            <text:p>107.93</text:p>
          </table:table-cell>
          <table:table-cell office:value-type="float" office:value="202.781621920841" calcext:value-type="float">
            <text:p>202.78</text:p>
          </table:table-cell>
          <table:table-cell office:value-type="float" office:value="141.340287345011" calcext:value-type="float">
            <text:p>141.34</text:p>
          </table:table-cell>
          <table:table-cell office:value-type="float" office:value="186.455365622032" calcext:value-type="float">
            <text:p>186.46</text:p>
          </table:table-cell>
          <table:table-cell office:value-type="float" office:value="516.401695813461" calcext:value-type="float">
            <text:p>516.40</text:p>
          </table:table-cell>
          <table:table-cell office:value-type="float" office:value="718.725868725869" calcext:value-type="float">
            <text:p>718.73</text:p>
          </table:table-cell>
          <table:table-cell office:value-type="float" office:value="23.9787471605129" calcext:value-type="float">
            <text:p>23.98</text:p>
          </table:table-cell>
          <table:table-cell office:value-type="float" office:value="1304.32645034415" calcext:value-type="float">
            <text:p>1304.33</text:p>
          </table:table-cell>
          <table:table-cell office:value-type="float" office:value="838.736646539712" calcext:value-type="float">
            <text:p>838.74</text:p>
          </table:table-cell>
          <table:table-cell office:value-type="float" office:value="479.460242709654" calcext:value-type="float">
            <text:p>479.46</text:p>
          </table:table-cell>
          <table:table-cell office:value-type="float" office:value="216.087300019751" calcext:value-type="float">
            <text:p>216.09</text:p>
          </table:table-cell>
          <table:table-cell table:formula="of:=AVERAGE([.E108:.P108])" office:value-type="float" office:value="420.854702567727" calcext:value-type="float">
            <text:p>420.85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3"/>
          <table:table-cell office:value-type="float" office:value="275.615496017379" calcext:value-type="float">
            <text:p>275.62</text:p>
          </table:table-cell>
          <table:table-cell office:value-type="float" office:value="109.158545530756" calcext:value-type="float">
            <text:p>109.16</text:p>
          </table:table-cell>
          <table:table-cell office:value-type="float" office:value="198.034874065873" calcext:value-type="float">
            <text:p>198.03</text:p>
          </table:table-cell>
          <table:table-cell office:value-type="float" office:value="139.175359181264" calcext:value-type="float">
            <text:p>139.18</text:p>
          </table:table-cell>
          <table:table-cell office:value-type="float" office:value="168.898385565052" calcext:value-type="float">
            <text:p>168.90</text:p>
          </table:table-cell>
          <table:table-cell office:value-type="float" office:value="307.445680975093" calcext:value-type="float">
            <text:p>307.45</text:p>
          </table:table-cell>
          <table:table-cell office:value-type="float" office:value="318.880308880309" calcext:value-type="float">
            <text:p>318.88</text:p>
          </table:table-cell>
          <table:table-cell office:value-type="float" office:value="24.04419974589" calcext:value-type="float">
            <text:p>24.04</text:p>
          </table:table-cell>
          <table:table-cell office:value-type="float" office:value="877.384464110128" calcext:value-type="float">
            <text:p>877.38</text:p>
          </table:table-cell>
          <table:table-cell office:value-type="float" office:value="616.627960984673" calcext:value-type="float">
            <text:p>616.63</text:p>
          </table:table-cell>
          <table:table-cell office:value-type="float" office:value="478.735736279659" calcext:value-type="float">
            <text:p>478.74</text:p>
          </table:table-cell>
          <table:table-cell office:value-type="float" office:value="217.578510764369" calcext:value-type="float">
            <text:p>217.58</text:p>
          </table:table-cell>
          <table:table-cell table:formula="of:=AVERAGE([.E109:.P109])" office:value-type="float" office:value="310.964960175037" calcext:value-type="float">
            <text:p>310.96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3"/>
          <table:table-cell office:value-type="float" office:value="216.183924692252" calcext:value-type="float">
            <text:p>216.18</text:p>
          </table:table-cell>
          <table:table-cell office:value-type="float" office:value="87.5406056795557" calcext:value-type="float">
            <text:p>87.54</text:p>
          </table:table-cell>
          <table:table-cell office:value-type="float" office:value="179.227788541378" calcext:value-type="float">
            <text:p>179.23</text:p>
          </table:table-cell>
          <table:table-cell office:value-type="float" office:value="134.707734697894" calcext:value-type="float">
            <text:p>134.71</text:p>
          </table:table-cell>
          <table:table-cell office:value-type="float" office:value="167.889363722697" calcext:value-type="float">
            <text:p>167.89</text:p>
          </table:table-cell>
          <table:table-cell office:value-type="float" office:value="408.479067302597" calcext:value-type="float">
            <text:p>408.48</text:p>
          </table:table-cell>
          <table:table-cell office:value-type="float" office:value="229.76833976834" calcext:value-type="float">
            <text:p>229.77</text:p>
          </table:table-cell>
          <table:table-cell office:value-type="float" office:value="23.9325453355407" calcext:value-type="float">
            <text:p>23.93</text:p>
          </table:table-cell>
          <table:table-cell office:value-type="float" office:value="226.352015732547" calcext:value-type="float">
            <text:p>226.35</text:p>
          </table:table-cell>
          <table:table-cell office:value-type="float" office:value="127.728750580585" calcext:value-type="float">
            <text:p>127.73</text:p>
          </table:table-cell>
          <table:table-cell office:value-type="float" office:value="58.8842600978084" calcext:value-type="float">
            <text:p>58.88</text:p>
          </table:table-cell>
          <table:table-cell office:value-type="float" office:value="229.360063203634" calcext:value-type="float">
            <text:p>229.36</text:p>
          </table:table-cell>
          <table:table-cell table:formula="of:=AVERAGE([.E110:.P110])" office:value-type="float" office:value="174.171204946236" calcext:value-type="float">
            <text:p>174.17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3"/>
          <table:table-cell office:value-type="float" office:value="75.3258508327299" calcext:value-type="float">
            <text:p>75.33</text:p>
          </table:table-cell>
          <table:table-cell office:value-type="float" office:value="114.041705962486" calcext:value-type="float">
            <text:p>114.04</text:p>
          </table:table-cell>
          <table:table-cell office:value-type="float" office:value="115.859396623305" calcext:value-type="float">
            <text:p>115.86</text:p>
          </table:table-cell>
          <table:table-cell office:value-type="float" office:value="126.02834087778" calcext:value-type="float">
            <text:p>126.03</text:p>
          </table:table-cell>
          <table:table-cell office:value-type="float" office:value="139.387464387464" calcext:value-type="float">
            <text:p>139.39</text:p>
          </table:table-cell>
          <table:table-cell office:value-type="float" office:value="179.570747217806" calcext:value-type="float">
            <text:p>179.57</text:p>
          </table:table-cell>
          <table:table-cell office:value-type="float" office:value="293.976833976834" calcext:value-type="float">
            <text:p>293.98</text:p>
          </table:table-cell>
          <table:table-cell office:value-type="float" office:value="24.071150810457" calcext:value-type="float">
            <text:p>24.07</text:p>
          </table:table-cell>
          <table:table-cell office:value-type="float" office:value="254.375614552606" calcext:value-type="float">
            <text:p>254.38</text:p>
          </table:table-cell>
          <table:table-cell office:value-type="float" office:value="243.056200650255" calcext:value-type="float">
            <text:p>243.06</text:p>
          </table:table-cell>
          <table:table-cell office:value-type="float" office:value="186.343053794602" calcext:value-type="float">
            <text:p>186.34</text:p>
          </table:table-cell>
          <table:table-cell office:value-type="float" office:value="209.964447955757" calcext:value-type="float">
            <text:p>209.96</text:p>
          </table:table-cell>
          <table:table-cell table:formula="of:=AVERAGE([.E111:.P111])" office:value-type="float" office:value="163.500067303507" calcext:value-type="float">
            <text:p>163.50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3"/>
          <table:table-cell office:value-type="float" office:value="317.43301955105" calcext:value-type="float">
            <text:p>317.43</text:p>
          </table:table-cell>
          <table:table-cell office:value-type="float" office:value="150.298648223829" calcext:value-type="float">
            <text:p>150.30</text:p>
          </table:table-cell>
          <table:table-cell office:value-type="float" office:value="222.391364517022" calcext:value-type="float">
            <text:p>222.39</text:p>
          </table:table-cell>
          <table:table-cell office:value-type="float" office:value="142.767171816572" calcext:value-type="float">
            <text:p>142.77</text:p>
          </table:table-cell>
          <table:table-cell office:value-type="float" office:value="192.818138651472" calcext:value-type="float">
            <text:p>192.82</text:p>
          </table:table-cell>
          <table:table-cell office:value-type="float" office:value="430.286168521463" calcext:value-type="float">
            <text:p>430.29</text:p>
          </table:table-cell>
          <table:table-cell office:value-type="float" office:value="476.293436293436" calcext:value-type="float">
            <text:p>476.29</text:p>
          </table:table-cell>
          <table:table-cell office:value-type="float" office:value="23.9671967042698" calcext:value-type="float">
            <text:p>23.97</text:p>
          </table:table-cell>
          <table:table-cell office:value-type="float" office:value="1228.3185840708" calcext:value-type="float">
            <text:p>1228.32</text:p>
          </table:table-cell>
          <table:table-cell office:value-type="float" office:value="759.498374361356" calcext:value-type="float">
            <text:p>759.50</text:p>
          </table:table-cell>
          <table:table-cell office:value-type="float" office:value="471.218982068466" calcext:value-type="float">
            <text:p>471.22</text:p>
          </table:table-cell>
          <table:table-cell office:value-type="float" office:value="218.842583448548" calcext:value-type="float">
            <text:p>218.84</text:p>
          </table:table-cell>
          <table:table-cell table:formula="of:=AVERAGE([.E112:.P112])" office:value-type="float" office:value="386.17780568569" calcext:value-type="float">
            <text:p>386.18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3"/>
          <table:table-cell office:value-type="float" office:value="87.0202751629254" calcext:value-type="float">
            <text:p>87.02</text:p>
          </table:table-cell>
          <table:table-cell office:value-type="float" office:value="56.2925704705019" calcext:value-type="float">
            <text:p>56.29</text:p>
          </table:table-cell>
          <table:table-cell office:value-type="float" office:value="53.4043730971492" calcext:value-type="float">
            <text:p>53.40</text:p>
          </table:table-cell>
          <table:table-cell office:value-type="float" office:value="69.0808895886636" calcext:value-type="float">
            <text:p>69.08</text:p>
          </table:table-cell>
          <table:table-cell office:value-type="float" office:value="132.146248812915" calcext:value-type="float">
            <text:p>132.15</text:p>
          </table:table-cell>
          <table:table-cell office:value-type="float" office:value="187.413884472708" calcext:value-type="float">
            <text:p>187.41</text:p>
          </table:table-cell>
          <table:table-cell office:value-type="float" office:value="179.96138996139" calcext:value-type="float">
            <text:p>179.96</text:p>
          </table:table-cell>
          <table:table-cell office:value-type="float" office:value="21.8573133638779" calcext:value-type="float">
            <text:p>21.86</text:p>
          </table:table-cell>
          <table:table-cell office:value-type="float" office:value="502.163225172075" calcext:value-type="float">
            <text:p>502.16</text:p>
          </table:table-cell>
          <table:table-cell office:value-type="float" office:value="399.860659544821" calcext:value-type="float">
            <text:p>399.86</text:p>
          </table:table-cell>
          <table:table-cell office:value-type="float" office:value="384.350661112117" calcext:value-type="float">
            <text:p>384.35</text:p>
          </table:table-cell>
          <table:table-cell office:value-type="float" office:value="133.68556191981" calcext:value-type="float">
            <text:p>133.69</text:p>
          </table:table-cell>
          <table:table-cell table:formula="of:=AVERAGE([.E113:.P113])" office:value-type="float" office:value="183.93642105658" calcext:value-type="float">
            <text:p>183.94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3"/>
          <table:table-cell office:value-type="float" office:value="-54.1817523533671" calcext:value-type="float">
            <text:p>-54.18</text:p>
          </table:table-cell>
          <table:table-cell office:value-type="float" office:value="-61.5948863040972" calcext:value-type="float">
            <text:p>-61.59</text:p>
          </table:table-cell>
          <table:table-cell office:value-type="float" office:value="7.87434265153613" calcext:value-type="float">
            <text:p>7.87</text:p>
          </table:table-cell>
          <table:table-cell office:value-type="float" office:value="-20.9801220232238" calcext:value-type="float">
            <text:p>-20.98</text:p>
          </table:table-cell>
          <table:table-cell office:value-type="float" office:value="-9.78157644824312" calcext:value-type="float">
            <text:p>-9.78</text:p>
          </table:table-cell>
          <table:table-cell office:value-type="float" office:value="33.1213566507684" calcext:value-type="float">
            <text:p>33.12</text:p>
          </table:table-cell>
          <table:table-cell office:value-type="float" office:value="-11.8532818532819" calcext:value-type="float">
            <text:p>-11.85</text:p>
          </table:table-cell>
          <table:table-cell office:value-type="float" office:value="-2.77980980248719" calcext:value-type="float">
            <text:p>-2.78</text:p>
          </table:table-cell>
          <table:table-cell office:value-type="float" office:value="-34.3166175024582" calcext:value-type="float">
            <text:p>-34.32</text:p>
          </table:table-cell>
          <table:table-cell office:value-type="float" office:value="-14.5378541569902" calcext:value-type="float">
            <text:p>-14.54</text:p>
          </table:table-cell>
          <table:table-cell office:value-type="float" office:value="-62.6154682122804" calcext:value-type="float">
            <text:p>-62.62</text:p>
          </table:table-cell>
          <table:table-cell office:value-type="float" office:value="30.1698597669366" calcext:value-type="float">
            <text:p>30.17</text:p>
          </table:table-cell>
          <table:table-cell table:formula="of:=AVERAGE([.E114:.P114])" office:value-type="float" office:value="-16.7896507989323" calcext:value-type="float">
            <text:p>-16.79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3"/>
          <table:table-cell office:value-type="float" office:value="7.80231716147719" calcext:value-type="float">
            <text:p>7.80</text:p>
          </table:table-cell>
          <table:table-cell office:value-type="float" office:value="1.44608613643508" calcext:value-type="float">
            <text:p>1.45</text:p>
          </table:table-cell>
          <table:table-cell office:value-type="float" office:value="15.5134237475782" calcext:value-type="float">
            <text:p>15.51</text:p>
          </table:table-cell>
          <table:table-cell office:value-type="float" office:value="6.39637866561699" calcext:value-type="float">
            <text:p>6.40</text:p>
          </table:table-cell>
          <table:table-cell office:value-type="float" office:value="17.948717948718" calcext:value-type="float">
            <text:p>17.95</text:p>
          </table:table-cell>
          <table:table-cell office:value-type="float" office:value="21.1446740858505" calcext:value-type="float">
            <text:p>21.14</text:p>
          </table:table-cell>
          <table:table-cell office:value-type="float" office:value="141.660231660232" calcext:value-type="float">
            <text:p>141.66</text:p>
          </table:table-cell>
          <table:table-cell office:value-type="float" office:value="18.2458707118931" calcext:value-type="float">
            <text:p>18.25</text:p>
          </table:table-cell>
          <table:table-cell office:value-type="float" office:value="17.2074729596853" calcext:value-type="float">
            <text:p>17.21</text:p>
          </table:table-cell>
          <table:table-cell office:value-type="float" office:value="50.9986065954482" calcext:value-type="float">
            <text:p>51.00</text:p>
          </table:table-cell>
          <table:table-cell office:value-type="float" office:value="-3.45951820322405" calcext:value-type="float">
            <text:p>-3.46</text:p>
          </table:table-cell>
          <table:table-cell office:value-type="float" office:value="108.957140035552" calcext:value-type="float">
            <text:p>108.96</text:p>
          </table:table-cell>
          <table:table-cell table:formula="of:=AVERAGE([.E115:.P115])" office:value-type="float" office:value="33.6551167921052" calcext:value-type="float">
            <text:p>33.66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3"/>
          <table:table-cell office:value-type="float" office:value="157.458363504707" calcext:value-type="float">
            <text:p>157.46</text:p>
          </table:table-cell>
          <table:table-cell office:value-type="float" office:value="73.4360264067903" calcext:value-type="float">
            <text:p>73.44</text:p>
          </table:table-cell>
          <table:table-cell office:value-type="float" office:value="141.918073623028" calcext:value-type="float">
            <text:p>141.92</text:p>
          </table:table-cell>
          <table:table-cell office:value-type="float" office:value="98.1204487305648" calcext:value-type="float">
            <text:p>98.12</text:p>
          </table:table-cell>
          <table:table-cell office:value-type="float" office:value="103.110161443495" calcext:value-type="float">
            <text:p>103.11</text:p>
          </table:table-cell>
          <table:table-cell office:value-type="float" office:value="141.626921038686" calcext:value-type="float">
            <text:p>141.63</text:p>
          </table:table-cell>
          <table:table-cell office:value-type="float" office:value="17.4131274131274" calcext:value-type="float">
            <text:p>17.41</text:p>
          </table:table-cell>
          <table:table-cell office:value-type="float" office:value="23.7400377314904" calcext:value-type="float">
            <text:p>23.74</text:p>
          </table:table-cell>
          <table:table-cell office:value-type="float" office:value="288.397246804326" calcext:value-type="float">
            <text:p>288.40</text:p>
          </table:table-cell>
          <table:table-cell office:value-type="float" office:value="286.762656758012" calcext:value-type="float">
            <text:p>286.76</text:p>
          </table:table-cell>
          <table:table-cell office:value-type="float" office:value="371.200869407716" calcext:value-type="float">
            <text:p>371.20</text:p>
          </table:table-cell>
          <table:table-cell office:value-type="float" office:value="205.57969583251" calcext:value-type="float">
            <text:p>205.58</text:p>
          </table:table-cell>
          <table:table-cell table:formula="of:=AVERAGE([.E116:.P116])" office:value-type="float" office:value="159.063635724538" calcext:value-type="float">
            <text:p>159.06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3"/>
          <table:table-cell office:value-type="float" office:value="25.199131064446" calcext:value-type="float">
            <text:p>25.20</text:p>
          </table:table-cell>
          <table:table-cell office:value-type="float" office:value="47.1235460546998" calcext:value-type="float">
            <text:p>47.12</text:p>
          </table:table-cell>
          <table:table-cell office:value-type="float" office:value="42.8591198450042" calcext:value-type="float">
            <text:p>42.86</text:p>
          </table:table-cell>
          <table:table-cell office:value-type="float" office:value="104.772682542807" calcext:value-type="float">
            <text:p>104.77</text:p>
          </table:table-cell>
          <table:table-cell office:value-type="float" office:value="24.7032288698955" calcext:value-type="float">
            <text:p>24.70</text:p>
          </table:table-cell>
          <table:table-cell office:value-type="float" office:value="416.534181240064" calcext:value-type="float">
            <text:p>416.53</text:p>
          </table:table-cell>
          <table:table-cell office:value-type="float" office:value="451.428571428571" calcext:value-type="float">
            <text:p>451.43</text:p>
          </table:table-cell>
          <table:table-cell office:value-type="float" office:value="22.7158972779425" calcext:value-type="float">
            <text:p>22.72</text:p>
          </table:table-cell>
          <table:table-cell office:value-type="float" office:value="840.904621435595" calcext:value-type="float">
            <text:p>840.90</text:p>
          </table:table-cell>
          <table:table-cell office:value-type="float" office:value="500.418021365536" calcext:value-type="float">
            <text:p>500.42</text:p>
          </table:table-cell>
          <table:table-cell office:value-type="float" office:value="458.68502082956" calcext:value-type="float">
            <text:p>458.69</text:p>
          </table:table-cell>
          <table:table-cell office:value-type="float" office:value="166.709460793996" calcext:value-type="float">
            <text:p>166.71</text:p>
          </table:table-cell>
          <table:table-cell table:formula="of:=AVERAGE([.E117:.P117])" office:value-type="float" office:value="258.504456895676" calcext:value-type="float">
            <text:p>258.50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3"/>
          <table:table-cell office:value-type="float" office:value="347.194062273715" calcext:value-type="float">
            <text:p>347.19</text:p>
          </table:table-cell>
          <table:table-cell office:value-type="float" office:value="154.636906633134" calcext:value-type="float">
            <text:p>154.64</text:p>
          </table:table-cell>
          <table:table-cell office:value-type="float" office:value="237.628009964019" calcext:value-type="float">
            <text:p>237.63</text:p>
          </table:table-cell>
          <table:table-cell office:value-type="float" office:value="140.907301712261" calcext:value-type="float">
            <text:p>140.91</text:p>
          </table:table-cell>
          <table:table-cell office:value-type="float" office:value="193.103038936372" calcext:value-type="float">
            <text:p>193.10</text:p>
          </table:table-cell>
          <table:table-cell office:value-type="float" office:value="550.529941706412" calcext:value-type="float">
            <text:p>550.53</text:p>
          </table:table-cell>
          <table:table-cell office:value-type="float" office:value="876.061776061776" calcext:value-type="float">
            <text:p>876.06</text:p>
          </table:table-cell>
          <table:table-cell office:value-type="float" office:value="23.9864474646749" calcext:value-type="float">
            <text:p>23.99</text:p>
          </table:table-cell>
          <table:table-cell office:value-type="float" office:value="2884.267453294" calcext:value-type="float">
            <text:p>2884.27</text:p>
          </table:table-cell>
          <table:table-cell office:value-type="float" office:value="1126.19600557362" calcext:value-type="float">
            <text:p>1126.20</text:p>
          </table:table-cell>
          <table:table-cell office:value-type="float" office:value="483.408802753124" calcext:value-type="float">
            <text:p>483.41</text:p>
          </table:table-cell>
          <table:table-cell office:value-type="float" office:value="216.66008295477" calcext:value-type="float">
            <text:p>216.66</text:p>
          </table:table-cell>
          <table:table-cell table:formula="of:=AVERAGE([.E118:.P118])" office:value-type="float" office:value="602.88165244399" calcext:value-type="float">
            <text:p>602.88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3"/>
          <table:table-cell office:value-type="float" office:value="318.356263577118" calcext:value-type="float">
            <text:p>318.36</text:p>
          </table:table-cell>
          <table:table-cell office:value-type="float" office:value="151.315100073352" calcext:value-type="float">
            <text:p>151.32</text:p>
          </table:table-cell>
          <table:table-cell office:value-type="float" office:value="212.399667866039" calcext:value-type="float">
            <text:p>212.40</text:p>
          </table:table-cell>
          <table:table-cell office:value-type="float" office:value="136.380633733517" calcext:value-type="float">
            <text:p>136.38</text:p>
          </table:table-cell>
          <table:table-cell office:value-type="float" office:value="177.029914529915" calcext:value-type="float">
            <text:p>177.03</text:p>
          </table:table-cell>
          <table:table-cell office:value-type="float" office:value="354.531001589825" calcext:value-type="float">
            <text:p>354.53</text:p>
          </table:table-cell>
          <table:table-cell office:value-type="float" office:value="766.447876447876" calcext:value-type="float">
            <text:p>766.45</text:p>
          </table:table-cell>
          <table:table-cell office:value-type="float" office:value="23.5937319524121" calcext:value-type="float">
            <text:p>23.59</text:p>
          </table:table-cell>
          <table:table-cell office:value-type="float" office:value="410.619469026549" calcext:value-type="float">
            <text:p>410.62</text:p>
          </table:table-cell>
          <table:table-cell office:value-type="float" office:value="642.220157919182" calcext:value-type="float">
            <text:p>642.22</text:p>
          </table:table-cell>
          <table:table-cell office:value-type="float" office:value="365.40481796776" calcext:value-type="float">
            <text:p>365.40</text:p>
          </table:table-cell>
          <table:table-cell office:value-type="float" office:value="218.338929488446" calcext:value-type="float">
            <text:p>218.34</text:p>
          </table:table-cell>
          <table:table-cell table:formula="of:=AVERAGE([.E119:.P119])" office:value-type="float" office:value="314.719797014333" calcext:value-type="float">
            <text:p>314.72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3"/>
          <table:table-cell office:value-type="float" office:value="-51.9370021723389" calcext:value-type="float">
            <text:p>-51.94</text:p>
          </table:table-cell>
          <table:table-cell office:value-type="float" office:value="-37.9021272136645" calcext:value-type="float">
            <text:p>-37.90</text:p>
          </table:table-cell>
          <table:table-cell office:value-type="float" office:value="2.8923332410739" calcext:value-type="float">
            <text:p>2.89</text:p>
          </table:table-cell>
          <table:table-cell office:value-type="float" office:value="80.830545168274" calcext:value-type="float">
            <text:p>80.83</text:p>
          </table:table-cell>
          <table:table-cell office:value-type="float" office:value="6.86134852801519" calcext:value-type="float">
            <text:p>6.86</text:p>
          </table:table-cell>
          <table:table-cell office:value-type="float" office:value="16.5341812400636" calcext:value-type="float">
            <text:p>16.53</text:p>
          </table:table-cell>
          <table:table-cell office:value-type="float" office:value="-58.7258687258687" calcext:value-type="float">
            <text:p>-58.73</text:p>
          </table:table-cell>
          <table:table-cell office:value-type="float" office:value="12.3974897008432" calcext:value-type="float">
            <text:p>12.40</text:p>
          </table:table-cell>
          <table:table-cell office:value-type="float" office:value="5.30973451327435" calcext:value-type="float">
            <text:p>5.31</text:p>
          </table:table-cell>
          <table:table-cell office:value-type="float" office:value="35.7640501625638" calcext:value-type="float">
            <text:p>35.76</text:p>
          </table:table-cell>
          <table:table-cell office:value-type="float" office:value="26.6256113023003" calcext:value-type="float">
            <text:p>26.63</text:p>
          </table:table-cell>
          <table:table-cell office:value-type="float" office:value="39.9762986371717" calcext:value-type="float">
            <text:p>39.98</text:p>
          </table:table-cell>
          <table:table-cell table:formula="of:=AVERAGE([.E120:.P120])" office:value-type="float" office:value="6.55221619847566" calcext:value-type="float">
            <text:p>6.55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3"/>
          <table:table-cell office:value-type="float" office:value="39.0658942795076" calcext:value-type="float">
            <text:p>39.07</text:p>
          </table:table-cell>
          <table:table-cell office:value-type="float" office:value="7.95347375039295" calcext:value-type="float">
            <text:p>7.95</text:p>
          </table:table-cell>
          <table:table-cell office:value-type="float" office:value="1.12095211735399" calcext:value-type="float">
            <text:p>1.12</text:p>
          </table:table-cell>
          <table:table-cell office:value-type="float" office:value="-28.3408777799646" calcext:value-type="float">
            <text:p>-28.34</text:p>
          </table:table-cell>
          <table:table-cell office:value-type="float" office:value="-14.696106362773" calcext:value-type="float">
            <text:p>-14.70</text:p>
          </table:table-cell>
          <table:table-cell office:value-type="float" office:value="115.050344462109" calcext:value-type="float">
            <text:p>115.05</text:p>
          </table:table-cell>
          <table:table-cell office:value-type="float" office:value="97.7992277992278" calcext:value-type="float">
            <text:p>97.80</text:p>
          </table:table-cell>
          <table:table-cell office:value-type="float" office:value="-55.4306395102607" calcext:value-type="float">
            <text:p>-55.43</text:p>
          </table:table-cell>
          <table:table-cell office:value-type="float" office:value="164.306784660767" calcext:value-type="float">
            <text:p>164.31</text:p>
          </table:table-cell>
          <table:table-cell office:value-type="float" office:value="151.416627960985" calcext:value-type="float">
            <text:p>151.42</text:p>
          </table:table-cell>
          <table:table-cell office:value-type="float" office:value="65.7127332005072" calcext:value-type="float">
            <text:p>65.71</text:p>
          </table:table-cell>
          <table:table-cell office:value-type="float" office:value="19.2277305945092" calcext:value-type="float">
            <text:p>19.23</text:p>
          </table:table-cell>
          <table:table-cell table:formula="of:=AVERAGE([.E121:.P121])" office:value-type="float" office:value="46.9321787643634" calcext:value-type="float">
            <text:p>46.93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3"/>
          <table:table-cell office:value-type="float" office:value="-38.8848660391021" calcext:value-type="float">
            <text:p>-38.88</text:p>
          </table:table-cell>
          <table:table-cell office:value-type="float" office:value="-35.9949701351776" calcext:value-type="float">
            <text:p>-35.99</text:p>
          </table:table-cell>
          <table:table-cell office:value-type="float" office:value="-1.17630777747024" calcext:value-type="float">
            <text:p>-1.18</text:p>
          </table:table-cell>
          <table:table-cell office:value-type="float" office:value="-24.4833694154694" calcext:value-type="float">
            <text:p>-24.48</text:p>
          </table:table-cell>
          <table:table-cell office:value-type="float" office:value="-58.2264957264957" calcext:value-type="float">
            <text:p>-58.23</text:p>
          </table:table-cell>
          <table:table-cell office:value-type="float" office:value="-26.2851086380498" calcext:value-type="float">
            <text:p>-26.29</text:p>
          </table:table-cell>
          <table:table-cell office:value-type="float" office:value="28.030888030888" calcext:value-type="float">
            <text:p>28.03</text:p>
          </table:table-cell>
          <table:table-cell office:value-type="float" office:value="-57.1208562738228" calcext:value-type="float">
            <text:p>-57.12</text:p>
          </table:table-cell>
          <table:table-cell office:value-type="float" office:value="120.255653883972" calcext:value-type="float">
            <text:p>120.26</text:p>
          </table:table-cell>
          <table:table-cell office:value-type="float" office:value="30.8406874129122" calcext:value-type="float">
            <text:p>30.84</text:p>
          </table:table-cell>
          <table:table-cell office:value-type="float" office:value="191.106683571817" calcext:value-type="float">
            <text:p>191.11</text:p>
          </table:table-cell>
          <table:table-cell office:value-type="float" office:value="33.3300414773849" calcext:value-type="float">
            <text:p>33.33</text:p>
          </table:table-cell>
          <table:table-cell table:formula="of:=AVERAGE([.E122:.P122])" office:value-type="float" office:value="13.4493316976155" calcext:value-type="float">
            <text:p>13.45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3"/>
          <table:table-cell office:value-type="float" office:value="-77.1542360608255" calcext:value-type="float">
            <text:p>-77.15</text:p>
          </table:table-cell>
          <table:table-cell office:value-type="float" office:value="-80.9389081001781" calcext:value-type="float">
            <text:p>-80.94</text:p>
          </table:table-cell>
          <table:table-cell office:value-type="float" office:value="-94.2845280929975" calcext:value-type="float">
            <text:p>-94.28</text:p>
          </table:table-cell>
          <table:table-cell office:value-type="float" office:value="-78.2031096240898" calcext:value-type="float">
            <text:p>-78.20</text:p>
          </table:table-cell>
          <table:table-cell office:value-type="float" office:value="-76.8399810066477" calcext:value-type="float">
            <text:p>-76.84</text:p>
          </table:table-cell>
          <table:table-cell office:value-type="float" office:value="-88.5267620561738" calcext:value-type="float">
            <text:p>-88.53</text:p>
          </table:table-cell>
          <table:table-cell office:value-type="float" office:value="-57.7992277992278" calcext:value-type="float">
            <text:p>-57.80</text:p>
          </table:table-cell>
          <table:table-cell office:value-type="float" office:value="-79.7443499018211" calcext:value-type="float">
            <text:p>-79.74</text:p>
          </table:table-cell>
          <table:table-cell office:value-type="float" office:value="-92.0353982300885" calcext:value-type="float">
            <text:p>-92.04</text:p>
          </table:table-cell>
          <table:table-cell office:value-type="float" office:value="-79.098931723177" calcext:value-type="float">
            <text:p>-79.10</text:p>
          </table:table-cell>
          <table:table-cell office:value-type="float" office:value="-97.5004528165188" calcext:value-type="float">
            <text:p>-97.50</text:p>
          </table:table-cell>
          <table:table-cell office:value-type="float" office:value="-98.0643887023504" calcext:value-type="float">
            <text:p>-98.06</text:p>
          </table:table-cell>
          <table:table-cell table:formula="of:=AVERAGE([.E123:.P123])" office:value-type="float" office:value="-83.349189509508" calcext:value-type="float">
            <text:p>-83.35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3"/>
          <table:table-cell office:value-type="float" office:value="-71.05358435916" calcext:value-type="float">
            <text:p>-71.05</text:p>
          </table:table-cell>
          <table:table-cell office:value-type="float" office:value="-68.9091480666457" calcext:value-type="float">
            <text:p>-68.91</text:p>
          </table:table-cell>
          <table:table-cell office:value-type="float" office:value="-86.4378632715195" calcext:value-type="float">
            <text:p>-86.44</text:p>
          </table:table-cell>
          <table:table-cell office:value-type="float" office:value="-70.3306435740996" calcext:value-type="float">
            <text:p>-70.33</text:p>
          </table:table-cell>
          <table:table-cell office:value-type="float" office:value="-75.3917378917379" calcext:value-type="float">
            <text:p>-75.39</text:p>
          </table:table-cell>
          <table:table-cell office:value-type="float" office:value="-69.2898781134075" calcext:value-type="float">
            <text:p>-69.29</text:p>
          </table:table-cell>
          <table:table-cell office:value-type="float" office:value="-70.7335907335907" calcext:value-type="float">
            <text:p>-70.73</text:p>
          </table:table-cell>
          <table:table-cell office:value-type="float" office:value="-53.9213798945058" calcext:value-type="float">
            <text:p>-53.92</text:p>
          </table:table-cell>
          <table:table-cell office:value-type="float" office:value="-89.6755162241888" calcext:value-type="float">
            <text:p>-89.68</text:p>
          </table:table-cell>
          <table:table-cell office:value-type="float" office:value="-82.6288899210404" calcext:value-type="float">
            <text:p>-82.63</text:p>
          </table:table-cell>
          <table:table-cell office:value-type="float" office:value="-96.3231298677776" calcext:value-type="float">
            <text:p>-96.32</text:p>
          </table:table-cell>
          <table:table-cell office:value-type="float" office:value="-95.5164921983014" calcext:value-type="float">
            <text:p>-95.52</text:p>
          </table:table-cell>
          <table:table-cell table:formula="of:=AVERAGE([.E124:.P124])" office:value-type="float" office:value="-77.5176545096646" calcext:value-type="float">
            <text:p>-77.52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3"/>
          <table:table-cell office:value-type="float" office:value="89.4460535843592" calcext:value-type="float">
            <text:p>89.45</text:p>
          </table:table-cell>
          <table:table-cell office:value-type="float" office:value="14.7647490307031" calcext:value-type="float">
            <text:p>14.76</text:p>
          </table:table-cell>
          <table:table-cell office:value-type="float" office:value="155.397176861334" calcext:value-type="float">
            <text:p>155.40</text:p>
          </table:table-cell>
          <table:table-cell office:value-type="float" office:value="103.296595158433" calcext:value-type="float">
            <text:p>103.30</text:p>
          </table:table-cell>
          <table:table-cell office:value-type="float" office:value="142.082146248813" calcext:value-type="float">
            <text:p>142.08</text:p>
          </table:table-cell>
          <table:table-cell office:value-type="float" office:value="201.377848436672" calcext:value-type="float">
            <text:p>201.38</text:p>
          </table:table-cell>
          <table:table-cell office:value-type="float" office:value="124.942084942085" calcext:value-type="float">
            <text:p>124.94</text:p>
          </table:table-cell>
          <table:table-cell office:value-type="float" office:value="23.6206830169792" calcext:value-type="float">
            <text:p>23.62</text:p>
          </table:table-cell>
          <table:table-cell office:value-type="float" office:value="256.93215339233" calcext:value-type="float">
            <text:p>256.93</text:p>
          </table:table-cell>
          <table:table-cell office:value-type="float" office:value="182.025081281932" calcext:value-type="float">
            <text:p>182.03</text:p>
          </table:table-cell>
          <table:table-cell office:value-type="float" office:value="340.916500633943" calcext:value-type="float">
            <text:p>340.92</text:p>
          </table:table-cell>
          <table:table-cell office:value-type="float" office:value="200.928303377444" calcext:value-type="float">
            <text:p>200.93</text:p>
          </table:table-cell>
          <table:table-cell table:formula="of:=AVERAGE([.E125:.P125])" office:value-type="float" office:value="152.977447997086" calcext:value-type="float">
            <text:p>152.98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3"/>
          <table:table-cell office:value-type="float" office:value="328.385228095583" calcext:value-type="float">
            <text:p>328.39</text:p>
          </table:table-cell>
          <table:table-cell office:value-type="float" office:value="153.243214921932" calcext:value-type="float">
            <text:p>153.24</text:p>
          </table:table-cell>
          <table:table-cell office:value-type="float" office:value="240.810960420703" calcext:value-type="float">
            <text:p>240.81</text:p>
          </table:table-cell>
          <table:table-cell office:value-type="float" office:value="141.448533753198" calcext:value-type="float">
            <text:p>141.45</text:p>
          </table:table-cell>
          <table:table-cell office:value-type="float" office:value="173.326210826211" calcext:value-type="float">
            <text:p>173.33</text:p>
          </table:table-cell>
          <table:table-cell office:value-type="float" office:value="552.861685214626" calcext:value-type="float">
            <text:p>552.86</text:p>
          </table:table-cell>
          <table:table-cell office:value-type="float" office:value="355.598455598456" calcext:value-type="float">
            <text:p>355.60</text:p>
          </table:table-cell>
          <table:table-cell office:value-type="float" office:value="23.8362915335156" calcext:value-type="float">
            <text:p>23.84</text:p>
          </table:table-cell>
          <table:table-cell office:value-type="float" office:value="1870.8947885939" calcext:value-type="float">
            <text:p>1870.89</text:p>
          </table:table-cell>
          <table:table-cell office:value-type="float" office:value="653.320947515095" calcext:value-type="float">
            <text:p>653.32</text:p>
          </table:table-cell>
          <table:table-cell office:value-type="float" office:value="482.177141822134" calcext:value-type="float">
            <text:p>482.18</text:p>
          </table:table-cell>
          <table:table-cell office:value-type="float" office:value="217.400750543156" calcext:value-type="float">
            <text:p>217.40</text:p>
          </table:table-cell>
          <table:table-cell table:formula="of:=AVERAGE([.E126:.P126])" office:value-type="float" office:value="432.775350736543" calcext:value-type="float">
            <text:p>432.78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3"/>
          <table:table-cell office:value-type="float" office:value="172.628530050688" calcext:value-type="float">
            <text:p>172.63</text:p>
          </table:table-cell>
          <table:table-cell office:value-type="float" office:value="133.301896678193" calcext:value-type="float">
            <text:p>133.30</text:p>
          </table:table-cell>
          <table:table-cell office:value-type="float" office:value="236.963742042624" calcext:value-type="float">
            <text:p>236.96</text:p>
          </table:table-cell>
          <table:table-cell office:value-type="float" office:value="141.143475693761" calcext:value-type="float">
            <text:p>141.14</text:p>
          </table:table-cell>
          <table:table-cell office:value-type="float" office:value="118.577872744539" calcext:value-type="float">
            <text:p>118.58</text:p>
          </table:table-cell>
          <table:table-cell office:value-type="float" office:value="380.922098569157" calcext:value-type="float">
            <text:p>380.92</text:p>
          </table:table-cell>
          <table:table-cell office:value-type="float" office:value="750.772200772201" calcext:value-type="float">
            <text:p>750.77</text:p>
          </table:table-cell>
          <table:table-cell office:value-type="float" office:value="23.8709429022446" calcext:value-type="float">
            <text:p>23.87</text:p>
          </table:table-cell>
          <table:table-cell office:value-type="float" office:value="2155.65388397247" calcext:value-type="float">
            <text:p>2155.65</text:p>
          </table:table-cell>
          <table:table-cell office:value-type="float" office:value="717.510450534138" calcext:value-type="float">
            <text:p>717.51</text:p>
          </table:table-cell>
          <table:table-cell office:value-type="float" office:value="482.811084948379" calcext:value-type="float">
            <text:p>482.81</text:p>
          </table:table-cell>
          <table:table-cell office:value-type="float" office:value="217.864902231878" calcext:value-type="float">
            <text:p>217.86</text:p>
          </table:table-cell>
          <table:table-cell table:formula="of:=AVERAGE([.E127:.P127])" office:value-type="float" office:value="461.001756761689" calcext:value-type="float">
            <text:p>461.00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3"/>
          <table:table-cell office:value-type="float" office:value="177.280955829109" calcext:value-type="float">
            <text:p>177.28</text:p>
          </table:table-cell>
          <table:table-cell office:value-type="float" office:value="98.8368437598239" calcext:value-type="float">
            <text:p>98.84</text:p>
          </table:table-cell>
          <table:table-cell office:value-type="float" office:value="122.986437863272" calcext:value-type="float">
            <text:p>122.99</text:p>
          </table:table-cell>
          <table:table-cell office:value-type="float" office:value="84.3731548907696" calcext:value-type="float">
            <text:p>84.37</text:p>
          </table:table-cell>
          <table:table-cell office:value-type="float" office:value="105.947293447293" calcext:value-type="float">
            <text:p>105.95</text:p>
          </table:table-cell>
          <table:table-cell office:value-type="float" office:value="372.760996290408" calcext:value-type="float">
            <text:p>372.76</text:p>
          </table:table-cell>
          <table:table-cell office:value-type="float" office:value="512.509652509653" calcext:value-type="float">
            <text:p>512.51</text:p>
          </table:table-cell>
          <table:table-cell office:value-type="float" office:value="23.7092365148423" calcext:value-type="float">
            <text:p>23.71</text:p>
          </table:table-cell>
          <table:table-cell office:value-type="float" office:value="264.896755162242" calcext:value-type="float">
            <text:p>264.90</text:p>
          </table:table-cell>
          <table:table-cell office:value-type="float" office:value="315.141662796099" calcext:value-type="float">
            <text:p>315.14</text:p>
          </table:table-cell>
          <table:table-cell office:value-type="float" office:value="106.6111211737" calcext:value-type="float">
            <text:p>106.61</text:p>
          </table:table-cell>
          <table:table-cell office:value-type="float" office:value="189.492395812759" calcext:value-type="float">
            <text:p>189.49</text:p>
          </table:table-cell>
          <table:table-cell table:formula="of:=AVERAGE([.E128:.P128])" office:value-type="float" office:value="197.878875504164" calcext:value-type="float">
            <text:p>197.88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3"/>
          <table:table-cell office:value-type="float" office:value="-30.7748008689356" calcext:value-type="float">
            <text:p>-30.77</text:p>
          </table:table-cell>
          <table:table-cell office:value-type="float" office:value="-23.032589332495" calcext:value-type="float">
            <text:p>-23.03</text:p>
          </table:table-cell>
          <table:table-cell office:value-type="float" office:value="88.4445059507335" calcext:value-type="float">
            <text:p>88.44</text:p>
          </table:table-cell>
          <table:table-cell office:value-type="float" office:value="25.2804566030309" calcext:value-type="float">
            <text:p>25.28</text:p>
          </table:table-cell>
          <table:table-cell office:value-type="float" office:value="0.403608736942076" calcext:value-type="float">
            <text:p>0.40</text:p>
          </table:table-cell>
          <table:table-cell office:value-type="float" office:value="61.8706942236354" calcext:value-type="float">
            <text:p>61.87</text:p>
          </table:table-cell>
          <table:table-cell office:value-type="float" office:value="46.988416988417" calcext:value-type="float">
            <text:p>46.99</text:p>
          </table:table-cell>
          <table:table-cell office:value-type="float" office:value="20.1978978169638" calcext:value-type="float">
            <text:p>20.20</text:p>
          </table:table-cell>
          <table:table-cell office:value-type="float" office:value="242.182890855457" calcext:value-type="float">
            <text:p>242.18</text:p>
          </table:table-cell>
          <table:table-cell office:value-type="float" office:value="44.8676265675801" calcext:value-type="float">
            <text:p>44.87</text:p>
          </table:table-cell>
          <table:table-cell office:value-type="float" office:value="312.370947292157" calcext:value-type="float">
            <text:p>312.37</text:p>
          </table:table-cell>
          <table:table-cell office:value-type="float" office:value="77.1676871420107" calcext:value-type="float">
            <text:p>77.17</text:p>
          </table:table-cell>
          <table:table-cell table:formula="of:=AVERAGE([.E129:.P129])" office:value-type="float" office:value="72.1639451646247" calcext:value-type="float">
            <text:p>72.16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3"/>
          <table:table-cell office:value-type="float" office:value="-94.7139753801593" calcext:value-type="float">
            <text:p>-94.71</text:p>
          </table:table-cell>
          <table:table-cell office:value-type="float" office:value="-91.0091166299906" calcext:value-type="float">
            <text:p>-91.01</text:p>
          </table:table-cell>
          <table:table-cell office:value-type="float" office:value="-87.7248823692223" calcext:value-type="float">
            <text:p>-87.72</text:p>
          </table:table-cell>
          <table:table-cell office:value-type="float" office:value="-93.8299547333202" calcext:value-type="float">
            <text:p>-93.83</text:p>
          </table:table-cell>
          <table:table-cell office:value-type="float" office:value="-46.3081671415005" calcext:value-type="float">
            <text:p>-46.31</text:p>
          </table:table-cell>
          <table:table-cell office:value-type="float" office:value="-39.9311075781664" calcext:value-type="float">
            <text:p>-39.93</text:p>
          </table:table-cell>
          <table:table-cell office:value-type="float" office:value="-52.6254826254826" calcext:value-type="float">
            <text:p>-52.63</text:p>
          </table:table-cell>
          <table:table-cell office:value-type="float" office:value="-53.9329303507489" calcext:value-type="float">
            <text:p>-53.93</text:p>
          </table:table-cell>
          <table:table-cell office:value-type="float" office:value="-76.7944936086529" calcext:value-type="float">
            <text:p>-76.79</text:p>
          </table:table-cell>
          <table:table-cell office:value-type="float" office:value="-34.928007431491" calcext:value-type="float">
            <text:p>-34.93</text:p>
          </table:table-cell>
          <table:table-cell office:value-type="float" office:value="-90.9074443035682" calcext:value-type="float">
            <text:p>-90.91</text:p>
          </table:table-cell>
          <table:table-cell office:value-type="float" office:value="-90.5688327078807" calcext:value-type="float">
            <text:p>-90.57</text:p>
          </table:table-cell>
          <table:table-cell table:formula="of:=AVERAGE([.E130:.P130])" office:value-type="float" office:value="-71.106199571682" calcext:value-type="float">
            <text:p>-71.11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3"/>
          <table:table-cell office:value-type="float" office:value="-94.2795076031861" calcext:value-type="float">
            <text:p>-94.28</text:p>
          </table:table-cell>
          <table:table-cell office:value-type="float" office:value="-88.1169443571204" calcext:value-type="float">
            <text:p>-88.12</text:p>
          </table:table-cell>
          <table:table-cell office:value-type="float" office:value="-83.5178522003875" calcext:value-type="float">
            <text:p>-83.52</text:p>
          </table:table-cell>
          <table:table-cell office:value-type="float" office:value="-93.3379256051958" calcext:value-type="float">
            <text:p>-93.34</text:p>
          </table:table-cell>
          <table:table-cell office:value-type="float" office:value="-46.0707502374169" calcext:value-type="float">
            <text:p>-46.07</text:p>
          </table:table-cell>
          <table:table-cell office:value-type="float" office:value="-16.5341812400636" calcext:value-type="float">
            <text:p>-16.53</text:p>
          </table:table-cell>
          <table:table-cell office:value-type="float" office:value="-28.9189189189189" calcext:value-type="float">
            <text:p>-28.92</text:p>
          </table:table-cell>
          <table:table-cell office:value-type="float" office:value="-47.8496900627575" calcext:value-type="float">
            <text:p>-47.85</text:p>
          </table:table-cell>
          <table:table-cell office:value-type="float" office:value="-64.5034414945919" calcext:value-type="float">
            <text:p>-64.50</text:p>
          </table:table-cell>
          <table:table-cell office:value-type="float" office:value="-26.1960055736182" calcext:value-type="float">
            <text:p>-26.20</text:p>
          </table:table-cell>
          <table:table-cell office:value-type="float" office:value="-85.9445752581054" calcext:value-type="float">
            <text:p>-85.94</text:p>
          </table:table-cell>
          <table:table-cell office:value-type="float" office:value="-90.1441832905392" calcext:value-type="float">
            <text:p>-90.14</text:p>
          </table:table-cell>
          <table:table-cell table:formula="of:=AVERAGE([.E131:.P131])" office:value-type="float" office:value="-63.7844979868251" calcext:value-type="float">
            <text:p>-63.78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3"/>
          <table:table-cell office:value-type="float" office:value="-92.9217958001448" calcext:value-type="float">
            <text:p>-92.92</text:p>
          </table:table-cell>
          <table:table-cell office:value-type="float" office:value="-82.5840930524992" calcext:value-type="float">
            <text:p>-82.58</text:p>
          </table:table-cell>
          <table:table-cell office:value-type="float" office:value="-82.9366177691669" calcext:value-type="float">
            <text:p>-82.94</text:p>
          </table:table-cell>
          <table:table-cell office:value-type="float" office:value="-92.4227514268845" calcext:value-type="float">
            <text:p>-92.42</text:p>
          </table:table-cell>
          <table:table-cell office:value-type="float" office:value="-8.55887939221273" calcext:value-type="float">
            <text:p>-8.56</text:p>
          </table:table-cell>
          <table:table-cell office:value-type="float" office:value="-4.39851616322204" calcext:value-type="float">
            <text:p>-4.40</text:p>
          </table:table-cell>
          <table:table-cell office:value-type="float" office:value="-30.8494208494209" calcext:value-type="float">
            <text:p>-30.85</text:p>
          </table:table-cell>
          <table:table-cell office:value-type="float" office:value="-13.363877873176" calcext:value-type="float">
            <text:p>-13.36</text:p>
          </table:table-cell>
          <table:table-cell office:value-type="float" office:value="-76.007866273353" calcext:value-type="float">
            <text:p>-76.01</text:p>
          </table:table-cell>
          <table:table-cell office:value-type="float" office:value="14.0269391546679" calcext:value-type="float">
            <text:p>14.03</text:p>
          </table:table-cell>
          <table:table-cell office:value-type="float" office:value="-82.8110849483789" calcext:value-type="float">
            <text:p>-82.81</text:p>
          </table:table-cell>
          <table:table-cell office:value-type="float" office:value="-89.9861742050168" calcext:value-type="float">
            <text:p>-89.99</text:p>
          </table:table-cell>
          <table:table-cell table:formula="of:=AVERAGE([.E132:.P132])" office:value-type="float" office:value="-53.567844883234" calcext:value-type="float">
            <text:p>-53.57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3"/>
          <table:table-cell office:value-type="float" office:value="17.795076031861" calcext:value-type="float">
            <text:p>17.80</text:p>
          </table:table-cell>
          <table:table-cell office:value-type="float" office:value="115.959341926019" calcext:value-type="float">
            <text:p>115.96</text:p>
          </table:table-cell>
          <table:table-cell office:value-type="float" office:value="138.250761140327" calcext:value-type="float">
            <text:p>138.25</text:p>
          </table:table-cell>
          <table:table-cell office:value-type="float" office:value="101.082464081874" calcext:value-type="float">
            <text:p>101.08</text:p>
          </table:table-cell>
          <table:table-cell office:value-type="float" office:value="143.77967711301" calcext:value-type="float">
            <text:p>143.78</text:p>
          </table:table-cell>
          <table:table-cell office:value-type="float" office:value="419.183889772125" calcext:value-type="float">
            <text:p>419.18</text:p>
          </table:table-cell>
          <table:table-cell office:value-type="float" office:value="266.563706563707" calcext:value-type="float">
            <text:p>266.56</text:p>
          </table:table-cell>
          <table:table-cell office:value-type="float" office:value="24.0981018750241" calcext:value-type="float">
            <text:p>24.10</text:p>
          </table:table-cell>
          <table:table-cell office:value-type="float" office:value="177.187807276303" calcext:value-type="float">
            <text:p>177.19</text:p>
          </table:table-cell>
          <table:table-cell office:value-type="float" office:value="208.68555503948" calcext:value-type="float">
            <text:p>208.69</text:p>
          </table:table-cell>
          <table:table-cell office:value-type="float" office:value="206.266980619453" calcext:value-type="float">
            <text:p>206.27</text:p>
          </table:table-cell>
          <table:table-cell office:value-type="float" office:value="51.9652380011851" calcext:value-type="float">
            <text:p>51.97</text:p>
          </table:table-cell>
          <table:table-cell table:formula="of:=AVERAGE([.E133:.P133])" office:value-type="float" office:value="155.901549953364" calcext:value-type="float">
            <text:p>155.90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3"/>
          <table:table-cell office:value-type="float" office:value="327.136133236785" calcext:value-type="float">
            <text:p>327.14</text:p>
          </table:table-cell>
          <table:table-cell office:value-type="float" office:value="157.79105103217" calcext:value-type="float">
            <text:p>157.79</text:p>
          </table:table-cell>
          <table:table-cell office:value-type="float" office:value="236.742319402159" calcext:value-type="float">
            <text:p>236.74</text:p>
          </table:table-cell>
          <table:table-cell office:value-type="float" office:value="142.08817161976" calcext:value-type="float">
            <text:p>142.09</text:p>
          </table:table-cell>
          <table:table-cell office:value-type="float" office:value="177.065527065527" calcext:value-type="float">
            <text:p>177.07</text:p>
          </table:table-cell>
          <table:table-cell office:value-type="float" office:value="541.149973502915" calcext:value-type="float">
            <text:p>541.15</text:p>
          </table:table-cell>
          <table:table-cell office:value-type="float" office:value="852.548262548263" calcext:value-type="float">
            <text:p>852.55</text:p>
          </table:table-cell>
          <table:table-cell office:value-type="float" office:value="23.3858237400377" calcext:value-type="float">
            <text:p>23.39</text:p>
          </table:table-cell>
          <table:table-cell office:value-type="float" office:value="2983.4808259587" calcext:value-type="float">
            <text:p>2983.48</text:p>
          </table:table-cell>
          <table:table-cell office:value-type="float" office:value="1259.26614026939" calcext:value-type="float">
            <text:p>1259.27</text:p>
          </table:table-cell>
          <table:table-cell office:value-type="float" office:value="484.549900380366" calcext:value-type="float">
            <text:p>484.55</text:p>
          </table:table-cell>
          <table:table-cell office:value-type="float" office:value="216.768714201067" calcext:value-type="float">
            <text:p>216.77</text:p>
          </table:table-cell>
          <table:table-cell table:formula="of:=AVERAGE([.E134:.P134])" office:value-type="float" office:value="616.831070246428" calcext:value-type="float">
            <text:p>616.83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3"/>
          <table:table-cell office:value-type="float" office:value="-59.0152063721941" calcext:value-type="float">
            <text:p>-59.02</text:p>
          </table:table-cell>
          <table:table-cell office:value-type="float" office:value="-71.4659960180237" calcext:value-type="float">
            <text:p>-71.47</text:p>
          </table:table-cell>
          <table:table-cell office:value-type="float" office:value="25.3252145031829" calcext:value-type="float">
            <text:p>25.33</text:p>
          </table:table-cell>
          <table:table-cell office:value-type="float" office:value="-12.7238732532966" calcext:value-type="float">
            <text:p>-12.72</text:p>
          </table:table-cell>
          <table:table-cell office:value-type="float" office:value="-10.9805318138651" calcext:value-type="float">
            <text:p>-10.98</text:p>
          </table:table-cell>
          <table:table-cell office:value-type="float" office:value="50.6624271330154" calcext:value-type="float">
            <text:p>50.66</text:p>
          </table:table-cell>
          <table:table-cell office:value-type="float" office:value="-74.5945945945946" calcext:value-type="float">
            <text:p>-74.59</text:p>
          </table:table-cell>
          <table:table-cell office:value-type="float" office:value="0.331113078966624" calcext:value-type="float">
            <text:p>0.33</text:p>
          </table:table-cell>
          <table:table-cell office:value-type="float" office:value="-38.2497541789577" calcext:value-type="float">
            <text:p>-38.25</text:p>
          </table:table-cell>
          <table:table-cell office:value-type="float" office:value="6.59544821179749" calcext:value-type="float">
            <text:p>6.60</text:p>
          </table:table-cell>
          <table:table-cell office:value-type="float" office:value="-34.9574352472378" calcext:value-type="float">
            <text:p>-34.96</text:p>
          </table:table-cell>
          <table:table-cell office:value-type="float" office:value="2.15287379024294" calcext:value-type="float">
            <text:p>2.15</text:p>
          </table:table-cell>
          <table:table-cell table:formula="of:=AVERAGE([.E135:.P135])" office:value-type="float" office:value="-18.076692896747" calcext:value-type="float">
            <text:p>-18.08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3"/>
          <table:table-cell office:value-type="float" office:value="-82.6574945691528" calcext:value-type="float">
            <text:p>-82.66</text:p>
          </table:table-cell>
          <table:table-cell office:value-type="float" office:value="-42.7119354500681" calcext:value-type="float">
            <text:p>-42.71</text:p>
          </table:table-cell>
          <table:table-cell office:value-type="float" office:value="-61.4032659839469" calcext:value-type="float">
            <text:p>-61.40</text:p>
          </table:table-cell>
          <table:table-cell office:value-type="float" office:value="-75.201731942531" calcext:value-type="float">
            <text:p>-75.20</text:p>
          </table:table-cell>
          <table:table-cell office:value-type="float" office:value="125.166191832859" calcext:value-type="float">
            <text:p>125.17</text:p>
          </table:table-cell>
          <table:table-cell office:value-type="float" office:value="158.426073131956" calcext:value-type="float">
            <text:p>158.43</text:p>
          </table:table-cell>
          <table:table-cell office:value-type="float" office:value="142.277992277992" calcext:value-type="float">
            <text:p>142.28</text:p>
          </table:table-cell>
          <table:table-cell office:value-type="float" office:value="7.69645400993339" calcext:value-type="float">
            <text:p>7.70</text:p>
          </table:table-cell>
          <table:table-cell office:value-type="float" office:value="109.439528023599" calcext:value-type="float">
            <text:p>109.44</text:p>
          </table:table-cell>
          <table:table-cell office:value-type="float" office:value="311.333023687877" calcext:value-type="float">
            <text:p>311.33</text:p>
          </table:table-cell>
          <table:table-cell office:value-type="float" office:value="-51.1682666183662" calcext:value-type="float">
            <text:p>-51.17</text:p>
          </table:table-cell>
          <table:table-cell office:value-type="float" office:value="-37.8530515504642" calcext:value-type="float">
            <text:p>-37.85</text:p>
          </table:table-cell>
          <table:table-cell table:formula="of:=AVERAGE([.E136:.P136])" office:value-type="float" office:value="41.9452930708073" calcext:value-type="float">
            <text:p>41.95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3"/>
          <table:table-cell office:value-type="float" office:value="-74.112961622013" calcext:value-type="float">
            <text:p>-74.11</text:p>
          </table:table-cell>
          <table:table-cell office:value-type="float" office:value="44.220894896783" calcext:value-type="float">
            <text:p>44.22</text:p>
          </table:table-cell>
          <table:table-cell office:value-type="float" office:value="-37.8494326044838" calcext:value-type="float">
            <text:p>-37.85</text:p>
          </table:table-cell>
          <table:table-cell office:value-type="float" office:value="-52.3125369021846" calcext:value-type="float">
            <text:p>-52.31</text:p>
          </table:table-cell>
          <table:table-cell office:value-type="float" office:value="184.805318138652" calcext:value-type="float">
            <text:p>184.81</text:p>
          </table:table-cell>
          <table:table-cell office:value-type="float" office:value="166.746157922629" calcext:value-type="float">
            <text:p>166.75</text:p>
          </table:table-cell>
          <table:table-cell office:value-type="float" office:value="334.517374517374" calcext:value-type="float">
            <text:p>334.52</text:p>
          </table:table-cell>
          <table:table-cell office:value-type="float" office:value="23.4820775420629" calcext:value-type="float">
            <text:p>23.48</text:p>
          </table:table-cell>
          <table:table-cell office:value-type="float" office:value="125.467059980334" calcext:value-type="float">
            <text:p>125.47</text:p>
          </table:table-cell>
          <table:table-cell office:value-type="float" office:value="473.525313516024" calcext:value-type="float">
            <text:p>473.53</text:p>
          </table:table-cell>
          <table:table-cell office:value-type="float" office:value="116.536859264626" calcext:value-type="float">
            <text:p>116.54</text:p>
          </table:table-cell>
          <table:table-cell office:value-type="float" office:value="-7.49555599446968" calcext:value-type="float">
            <text:p>-7.50</text:p>
          </table:table-cell>
          <table:table-cell table:formula="of:=AVERAGE([.E137:.P137])" office:value-type="float" office:value="108.127547387944" calcext:value-type="float">
            <text:p>108.13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3"/>
          <table:table-cell office:value-type="float" office:value="-57.6393917451122" calcext:value-type="float">
            <text:p>-57.64</text:p>
          </table:table-cell>
          <table:table-cell office:value-type="float" office:value="130.986063082888" calcext:value-type="float">
            <text:p>130.99</text:p>
          </table:table-cell>
          <table:table-cell office:value-type="float" office:value="44.1323000276778" calcext:value-type="float">
            <text:p>44.13</text:p>
          </table:table-cell>
          <table:table-cell office:value-type="float" office:value="23.8732532965952" calcext:value-type="float">
            <text:p>23.87</text:p>
          </table:table-cell>
          <table:table-cell office:value-type="float" office:value="192.485754985755" calcext:value-type="float">
            <text:p>192.49</text:p>
          </table:table-cell>
          <table:table-cell office:value-type="float" office:value="267.196608373079" calcext:value-type="float">
            <text:p>267.20</text:p>
          </table:table-cell>
          <table:table-cell office:value-type="float" office:value="627.374517374517" calcext:value-type="float">
            <text:p>627.37</text:p>
          </table:table-cell>
          <table:table-cell office:value-type="float" office:value="23.6861356023563" calcext:value-type="float">
            <text:p>23.69</text:p>
          </table:table-cell>
          <table:table-cell office:value-type="float" office:value="174.729596853491" calcext:value-type="float">
            <text:p>174.73</text:p>
          </table:table-cell>
          <table:table-cell office:value-type="float" office:value="705.85229911751" calcext:value-type="float">
            <text:p>705.85</text:p>
          </table:table-cell>
          <table:table-cell office:value-type="float" office:value="309.34613294693" calcext:value-type="float">
            <text:p>309.35</text:p>
          </table:table-cell>
          <table:table-cell office:value-type="float" office:value="47.3237211139641" calcext:value-type="float">
            <text:p>47.32</text:p>
          </table:table-cell>
          <table:table-cell table:formula="of:=AVERAGE([.E138:.P138])" office:value-type="float" office:value="207.445582585804" calcext:value-type="float">
            <text:p>207.45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3"/>
          <table:table-cell office:value-type="float" office:value="-87.7262853005069" calcext:value-type="float">
            <text:p>-87.73</text:p>
          </table:table-cell>
          <table:table-cell office:value-type="float" office:value="-73.0378287750183" calcext:value-type="float">
            <text:p>-73.04</text:p>
          </table:table-cell>
          <table:table-cell office:value-type="float" office:value="-69.8311652366454" calcext:value-type="float">
            <text:p>-69.83</text:p>
          </table:table-cell>
          <table:table-cell office:value-type="float" office:value="-82.8577051761464" calcext:value-type="float">
            <text:p>-82.86</text:p>
          </table:table-cell>
          <table:table-cell office:value-type="float" office:value="28.3357075023742" calcext:value-type="float">
            <text:p>28.34</text:p>
          </table:table-cell>
          <table:table-cell office:value-type="float" office:value="28.4313725490196" calcext:value-type="float">
            <text:p>28.43</text:p>
          </table:table-cell>
          <table:table-cell office:value-type="float" office:value="55.5984555984556" calcext:value-type="float">
            <text:p>55.60</text:p>
          </table:table-cell>
          <table:table-cell office:value-type="float" office:value="-21.4645978516151" calcext:value-type="float">
            <text:p>-21.46</text:p>
          </table:table-cell>
          <table:table-cell office:value-type="float" office:value="82.1042281219272" calcext:value-type="float">
            <text:p>82.10</text:p>
          </table:table-cell>
          <table:table-cell office:value-type="float" office:value="232.605666511844" calcext:value-type="float">
            <text:p>232.61</text:p>
          </table:table-cell>
          <table:table-cell office:value-type="float" office:value="-85.0932802028618" calcext:value-type="float">
            <text:p>-85.09</text:p>
          </table:table-cell>
          <table:table-cell office:value-type="float" office:value="-54.7303969978274" calcext:value-type="float">
            <text:p>-54.73</text:p>
          </table:table-cell>
          <table:table-cell table:formula="of:=AVERAGE([.E139:.P139])" office:value-type="float" office:value="-3.97215243808339" calcext:value-type="float">
            <text:p>-3.97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3"/>
          <table:table-cell office:value-type="float" office:value="6.98769007965242" calcext:value-type="float">
            <text:p>6.99</text:p>
          </table:table-cell>
          <table:table-cell office:value-type="float" office:value="51.461804464005" calcext:value-type="float">
            <text:p>51.46</text:p>
          </table:table-cell>
          <table:table-cell office:value-type="float" office:value="115.015222806532" calcext:value-type="float">
            <text:p>115.02</text:p>
          </table:table-cell>
          <table:table-cell office:value-type="float" office:value="89.2540838417634" calcext:value-type="float">
            <text:p>89.25</text:p>
          </table:table-cell>
          <table:table-cell office:value-type="float" office:value="150.462962962963" calcext:value-type="float">
            <text:p>150.46</text:p>
          </table:table-cell>
          <table:table-cell office:value-type="float" office:value="264.069952305246" calcext:value-type="float">
            <text:p>264.07</text:p>
          </table:table-cell>
          <table:table-cell office:value-type="float" office:value="-53.8610038610039" calcext:value-type="float">
            <text:p>-53.86</text:p>
          </table:table-cell>
          <table:table-cell office:value-type="float" office:value="23.4204751087668" calcext:value-type="float">
            <text:p>23.42</text:p>
          </table:table-cell>
          <table:table-cell office:value-type="float" office:value="257.128810226155" calcext:value-type="float">
            <text:p>257.13</text:p>
          </table:table-cell>
          <table:table-cell office:value-type="float" office:value="108.406874129122" calcext:value-type="float">
            <text:p>108.41</text:p>
          </table:table-cell>
          <table:table-cell office:value-type="float" office:value="154.62778482159" calcext:value-type="float">
            <text:p>154.63</text:p>
          </table:table-cell>
          <table:table-cell office:value-type="float" office:value="147.165712028442" calcext:value-type="float">
            <text:p>147.17</text:p>
          </table:table-cell>
          <table:table-cell table:formula="of:=AVERAGE([.E140:.P140])" office:value-type="float" office:value="109.511697409436" calcext:value-type="float">
            <text:p>109.51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3"/>
          <table:table-cell office:value-type="float" office:value="-33.1100651701666" calcext:value-type="float">
            <text:p>-33.11</text:p>
          </table:table-cell>
          <table:table-cell office:value-type="float" office:value="-17.2168081316148" calcext:value-type="float">
            <text:p>-17.22</text:p>
          </table:table-cell>
          <table:table-cell office:value-type="float" office:value="43.3849986161085" calcext:value-type="float">
            <text:p>43.38</text:p>
          </table:table-cell>
          <table:table-cell office:value-type="float" office:value="14.7608738437315" calcext:value-type="float">
            <text:p>14.76</text:p>
          </table:table-cell>
          <table:table-cell office:value-type="float" office:value="-2.29107312440647" calcext:value-type="float">
            <text:p>-2.29</text:p>
          </table:table-cell>
          <table:table-cell office:value-type="float" office:value="111.234764175941" calcext:value-type="float">
            <text:p>111.23</text:p>
          </table:table-cell>
          <table:table-cell office:value-type="float" office:value="-50.2702702702703" calcext:value-type="float">
            <text:p>-50.27</text:p>
          </table:table-cell>
          <table:table-cell office:value-type="float" office:value="21.0641820351904" calcext:value-type="float">
            <text:p>21.06</text:p>
          </table:table-cell>
          <table:table-cell office:value-type="float" office:value="0.983284169124872" calcext:value-type="float">
            <text:p>0.98</text:p>
          </table:table-cell>
          <table:table-cell office:value-type="float" office:value="34.138411518811" calcext:value-type="float">
            <text:p>34.14</text:p>
          </table:table-cell>
          <table:table-cell office:value-type="float" office:value="-53.2693352653505" calcext:value-type="float">
            <text:p>-53.27</text:p>
          </table:table-cell>
          <table:table-cell office:value-type="float" office:value="104.434129962473" calcext:value-type="float">
            <text:p>104.43</text:p>
          </table:table-cell>
          <table:table-cell table:formula="of:=AVERAGE([.E141:.P141])" office:value-type="float" office:value="14.4869243632976" calcext:value-type="float">
            <text:p>14.49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3"/>
          <table:table-cell office:value-type="float" office:value="343.42867487328" calcext:value-type="float">
            <text:p>343.43</text:p>
          </table:table-cell>
          <table:table-cell office:value-type="float" office:value="154.133920150896" calcext:value-type="float">
            <text:p>154.13</text:p>
          </table:table-cell>
          <table:table-cell office:value-type="float" office:value="237.863271519513" calcext:value-type="float">
            <text:p>237.86</text:p>
          </table:table-cell>
          <table:table-cell office:value-type="float" office:value="139.608344814013" calcext:value-type="float">
            <text:p>139.61</text:p>
          </table:table-cell>
          <table:table-cell office:value-type="float" office:value="192.592592592593" calcext:value-type="float">
            <text:p>192.59</text:p>
          </table:table-cell>
          <table:table-cell office:value-type="float" office:value="552.702702702703" calcext:value-type="float">
            <text:p>552.70</text:p>
          </table:table-cell>
          <table:table-cell office:value-type="float" office:value="780.888030888031" calcext:value-type="float">
            <text:p>780.89</text:p>
          </table:table-cell>
          <table:table-cell office:value-type="float" office:value="23.5667808878451" calcext:value-type="float">
            <text:p>23.57</text:p>
          </table:table-cell>
          <table:table-cell office:value-type="float" office:value="2539.82300884956" calcext:value-type="float">
            <text:p>2539.82</text:p>
          </table:table-cell>
          <table:table-cell office:value-type="float" office:value="1073.6646539712" calcext:value-type="float">
            <text:p>1073.66</text:p>
          </table:table-cell>
          <table:table-cell office:value-type="float" office:value="481.30773410614" calcext:value-type="float">
            <text:p>481.31</text:p>
          </table:table-cell>
          <table:table-cell office:value-type="float" office:value="216.96622555797" calcext:value-type="float">
            <text:p>216.97</text:p>
          </table:table-cell>
          <table:table-cell table:formula="of:=AVERAGE([.E142:.P142])" office:value-type="float" office:value="561.378828409479" calcext:value-type="float">
            <text:p>561.38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3"/>
          <table:table-cell office:value-type="float" office:value="-38.5952208544533" calcext:value-type="float">
            <text:p>-38.60</text:p>
          </table:table-cell>
          <table:table-cell office:value-type="float" office:value="-50.1938593733627" calcext:value-type="float">
            <text:p>-50.19</text:p>
          </table:table-cell>
          <table:table-cell office:value-type="float" office:value="62.8701909770274" calcext:value-type="float">
            <text:p>62.87</text:p>
          </table:table-cell>
          <table:table-cell office:value-type="float" office:value="36.3215902381421" calcext:value-type="float">
            <text:p>36.32</text:p>
          </table:table-cell>
          <table:table-cell office:value-type="float" office:value="46.0470085470085" calcext:value-type="float">
            <text:p>46.05</text:p>
          </table:table-cell>
          <table:table-cell office:value-type="float" office:value="414.917859035506" calcext:value-type="float">
            <text:p>414.92</text:p>
          </table:table-cell>
          <table:table-cell office:value-type="float" office:value="144.131274131274" calcext:value-type="float">
            <text:p>144.13</text:p>
          </table:table-cell>
          <table:table-cell office:value-type="float" office:value="11.8007161282871" calcext:value-type="float">
            <text:p>11.80</text:p>
          </table:table-cell>
          <table:table-cell office:value-type="float" office:value="183.38249754179" calcext:value-type="float">
            <text:p>183.38</text:p>
          </table:table-cell>
          <table:table-cell office:value-type="float" office:value="130.236878773804" calcext:value-type="float">
            <text:p>130.24</text:p>
          </table:table-cell>
          <table:table-cell office:value-type="float" office:value="274.443035681942" calcext:value-type="float">
            <text:p>274.44</text:p>
          </table:table-cell>
          <table:table-cell office:value-type="float" office:value="66.7390874975311" calcext:value-type="float">
            <text:p>66.74</text:p>
          </table:table-cell>
          <table:table-cell table:formula="of:=AVERAGE([.E143:.P143])" office:value-type="float" office:value="106.841754860375" calcext:value-type="float">
            <text:p>106.84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3"/>
          <table:table-cell office:value-type="float" office:value="274.692251991311" calcext:value-type="float">
            <text:p>274.69</text:p>
          </table:table-cell>
          <table:table-cell office:value-type="float" office:value="144.158021586503" calcext:value-type="float">
            <text:p>144.16</text:p>
          </table:table-cell>
          <table:table-cell office:value-type="float" office:value="178.231386659286" calcext:value-type="float">
            <text:p>178.23</text:p>
          </table:table-cell>
          <table:table-cell office:value-type="float" office:value="127.317457193466" calcext:value-type="float">
            <text:p>127.32</text:p>
          </table:table-cell>
          <table:table-cell office:value-type="float" office:value="176.839981006648" calcext:value-type="float">
            <text:p>176.84</text:p>
          </table:table-cell>
          <table:table-cell office:value-type="float" office:value="409.247482776895" calcext:value-type="float">
            <text:p>409.25</text:p>
          </table:table-cell>
          <table:table-cell office:value-type="float" office:value="789.266409266409" calcext:value-type="float">
            <text:p>789.27</text:p>
          </table:table-cell>
          <table:table-cell office:value-type="float" office:value="23.8439918376776" calcext:value-type="float">
            <text:p>23.84</text:p>
          </table:table-cell>
          <table:table-cell office:value-type="float" office:value="372.468043264503" calcext:value-type="float">
            <text:p>372.47</text:p>
          </table:table-cell>
          <table:table-cell office:value-type="float" office:value="503.483511379471" calcext:value-type="float">
            <text:p>503.48</text:p>
          </table:table-cell>
          <table:table-cell office:value-type="float" office:value="243.687737728672" calcext:value-type="float">
            <text:p>243.69</text:p>
          </table:table-cell>
          <table:table-cell office:value-type="float" office:value="218.250049377839" calcext:value-type="float">
            <text:p>218.25</text:p>
          </table:table-cell>
          <table:table-cell table:formula="of:=AVERAGE([.E144:.P144])" office:value-type="float" office:value="288.45719367239" calcext:value-type="float">
            <text:p>288.46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3"/>
          <table:table-cell office:value-type="float" office:value="46.1440984793628" calcext:value-type="float">
            <text:p>46.14</text:p>
          </table:table-cell>
          <table:table-cell office:value-type="float" office:value="47.2388137902127" calcext:value-type="float">
            <text:p>47.24</text:p>
          </table:table-cell>
          <table:table-cell office:value-type="float" office:value="9.56269028508166" calcext:value-type="float">
            <text:p>9.56</text:p>
          </table:table-cell>
          <table:table-cell office:value-type="float" office:value="22.7907892147215" calcext:value-type="float">
            <text:p>22.79</text:p>
          </table:table-cell>
          <table:table-cell office:value-type="float" office:value="65.5033238366572" calcext:value-type="float">
            <text:p>65.50</text:p>
          </table:table-cell>
          <table:table-cell office:value-type="float" office:value="-2.78219395866455" calcext:value-type="float">
            <text:p>-2.78</text:p>
          </table:table-cell>
          <table:table-cell office:value-type="float" office:value="-6.83397683397683" calcext:value-type="float">
            <text:p>-6.83</text:p>
          </table:table-cell>
          <table:table-cell office:value-type="float" office:value="-1.95587725715166" calcext:value-type="float">
            <text:p>-1.96</text:p>
          </table:table-cell>
          <table:table-cell office:value-type="float" office:value="351.819075712881" calcext:value-type="float">
            <text:p>351.82</text:p>
          </table:table-cell>
          <table:table-cell office:value-type="float" office:value="80.2136553646075" calcext:value-type="float">
            <text:p>80.21</text:p>
          </table:table-cell>
          <table:table-cell office:value-type="float" office:value="303.187828291976" calcext:value-type="float">
            <text:p>303.19</text:p>
          </table:table-cell>
          <table:table-cell office:value-type="float" office:value="117.529132925143" calcext:value-type="float">
            <text:p>117.53</text:p>
          </table:table-cell>
          <table:table-cell table:formula="of:=AVERAGE([.E145:.P145])" office:value-type="float" office:value="86.0347799875709" calcext:value-type="float">
            <text:p>86.03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3"/>
          <table:table-cell office:value-type="float" office:value="102.860246198407" calcext:value-type="float">
            <text:p>102.86</text:p>
          </table:table-cell>
          <table:table-cell office:value-type="float" office:value="63.3762967620245" calcext:value-type="float">
            <text:p>63.38</text:p>
          </table:table-cell>
          <table:table-cell office:value-type="float" office:value="62.0536949903128" calcext:value-type="float">
            <text:p>62.05</text:p>
          </table:table-cell>
          <table:table-cell office:value-type="float" office:value="43.0919110411336" calcext:value-type="float">
            <text:p>43.09</text:p>
          </table:table-cell>
          <table:table-cell office:value-type="float" office:value="74.6438746438747" calcext:value-type="float">
            <text:p>74.64</text:p>
          </table:table-cell>
          <table:table-cell office:value-type="float" office:value="117.090620031796" calcext:value-type="float">
            <text:p>117.09</text:p>
          </table:table-cell>
          <table:table-cell office:value-type="float" office:value="316.795366795367" calcext:value-type="float">
            <text:p>316.80</text:p>
          </table:table-cell>
          <table:table-cell office:value-type="float" office:value="23.9748970084318" calcext:value-type="float">
            <text:p>23.97</text:p>
          </table:table-cell>
          <table:table-cell office:value-type="float" office:value="161.553588987217" calcext:value-type="float">
            <text:p>161.55</text:p>
          </table:table-cell>
          <table:table-cell office:value-type="float" office:value="196.377148165351" calcext:value-type="float">
            <text:p>196.38</text:p>
          </table:table-cell>
          <table:table-cell office:value-type="float" office:value="14.5444665821409" calcext:value-type="float">
            <text:p>14.54</text:p>
          </table:table-cell>
          <table:table-cell office:value-type="float" office:value="164.289946671934" calcext:value-type="float">
            <text:p>164.29</text:p>
          </table:table-cell>
          <table:table-cell table:formula="of:=AVERAGE([.E146:.P146])" office:value-type="float" office:value="111.721004823166" calcext:value-type="float">
            <text:p>111.72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3"/>
          <table:table-cell office:value-type="float" office:value="29.1636495293266" calcext:value-type="float">
            <text:p>29.16</text:p>
          </table:table-cell>
          <table:table-cell office:value-type="float" office:value="-9.77679974850676" calcext:value-type="float">
            <text:p>-9.78</text:p>
          </table:table-cell>
          <table:table-cell office:value-type="float" office:value="93.6202601716026" calcext:value-type="float">
            <text:p>93.62</text:p>
          </table:table-cell>
          <table:table-cell office:value-type="float" office:value="100.27553631175" calcext:value-type="float">
            <text:p>100.28</text:p>
          </table:table-cell>
          <table:table-cell office:value-type="float" office:value="52.5997150997151" calcext:value-type="float">
            <text:p>52.60</text:p>
          </table:table-cell>
          <table:table-cell office:value-type="float" office:value="127.848436671966" calcext:value-type="float">
            <text:p>127.85</text:p>
          </table:table-cell>
          <table:table-cell office:value-type="float" office:value="146.138996138996" calcext:value-type="float">
            <text:p>146.14</text:p>
          </table:table-cell>
          <table:table-cell office:value-type="float" office:value="23.7015362106803" calcext:value-type="float">
            <text:p>23.70</text:p>
          </table:table-cell>
          <table:table-cell office:value-type="float" office:value="234.709931170108" calcext:value-type="float">
            <text:p>234.71</text:p>
          </table:table-cell>
          <table:table-cell office:value-type="float" office:value="162.656758012076" calcext:value-type="float">
            <text:p>162.66</text:p>
          </table:table-cell>
          <table:table-cell office:value-type="float" office:value="196.395580510777" calcext:value-type="float">
            <text:p>196.40</text:p>
          </table:table-cell>
          <table:table-cell office:value-type="float" office:value="178.263875172822" calcext:value-type="float">
            <text:p>178.26</text:p>
          </table:table-cell>
          <table:table-cell table:formula="of:=AVERAGE([.E147:.P147])" office:value-type="float" office:value="111.299789604276" calcext:value-type="float">
            <text:p>111.30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3"/>
          <table:table-cell office:value-type="float" office:value="-67.6140477914555" calcext:value-type="float">
            <text:p>-67.61</text:p>
          </table:table-cell>
          <table:table-cell office:value-type="float" office:value="-61.4481819134444" calcext:value-type="float">
            <text:p>-61.45</text:p>
          </table:table-cell>
          <table:table-cell office:value-type="float" office:value="-76.681428176031" calcext:value-type="float">
            <text:p>-76.68</text:p>
          </table:table-cell>
          <table:table-cell office:value-type="float" office:value="-63.9441054910451" calcext:value-type="float">
            <text:p>-63.94</text:p>
          </table:table-cell>
          <table:table-cell office:value-type="float" office:value="-26.2583095916429" calcext:value-type="float">
            <text:p>-26.26</text:p>
          </table:table-cell>
          <table:table-cell office:value-type="float" office:value="-72.1515633280339" calcext:value-type="float">
            <text:p>-72.15</text:p>
          </table:table-cell>
          <table:table-cell office:value-type="float" office:value="-46.8339768339768" calcext:value-type="float">
            <text:p>-46.83</text:p>
          </table:table-cell>
          <table:table-cell office:value-type="float" office:value="-43.4451160820852" calcext:value-type="float">
            <text:p>-43.45</text:p>
          </table:table-cell>
          <table:table-cell office:value-type="float" office:value="-79.6460176991151" calcext:value-type="float">
            <text:p>-79.65</text:p>
          </table:table-cell>
          <table:table-cell office:value-type="float" office:value="-56.618671620994" calcext:value-type="float">
            <text:p>-56.62</text:p>
          </table:table-cell>
          <table:table-cell office:value-type="float" office:value="-90.0561492483246" calcext:value-type="float">
            <text:p>-90.06</text:p>
          </table:table-cell>
          <table:table-cell office:value-type="float" office:value="-87.7542958720126" calcext:value-type="float">
            <text:p>-87.75</text:p>
          </table:table-cell>
          <table:table-cell table:formula="of:=AVERAGE([.E148:.P148])" office:value-type="float" office:value="-64.3709886373467" calcext:value-type="float">
            <text:p>-64.37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3"/>
          <table:table-cell office:value-type="float" office:value="-66.1477190441709" calcext:value-type="float">
            <text:p>-66.15</text:p>
          </table:table-cell>
          <table:table-cell office:value-type="float" office:value="-70.1351776171015" calcext:value-type="float">
            <text:p>-70.14</text:p>
          </table:table-cell>
          <table:table-cell office:value-type="float" office:value="-88.2092443952394" calcext:value-type="float">
            <text:p>-88.21</text:p>
          </table:table-cell>
          <table:table-cell office:value-type="float" office:value="-77.5241094272781" calcext:value-type="float">
            <text:p>-77.52</text:p>
          </table:table-cell>
          <table:table-cell office:value-type="float" office:value="-77.0892687559354" calcext:value-type="float">
            <text:p>-77.09</text:p>
          </table:table-cell>
          <table:table-cell office:value-type="float" office:value="-76.894541600424" calcext:value-type="float">
            <text:p>-76.89</text:p>
          </table:table-cell>
          <table:table-cell office:value-type="float" office:value="-64.7104247104247" calcext:value-type="float">
            <text:p>-64.71</text:p>
          </table:table-cell>
          <table:table-cell office:value-type="float" office:value="-19.5703230277596" calcext:value-type="float">
            <text:p>-19.57</text:p>
          </table:table-cell>
          <table:table-cell office:value-type="float" office:value="-86.1356932153392" calcext:value-type="float">
            <text:p>-86.14</text:p>
          </table:table-cell>
          <table:table-cell office:value-type="float" office:value="-75.1045053413841" calcext:value-type="float">
            <text:p>-75.10</text:p>
          </table:table-cell>
          <table:table-cell office:value-type="float" office:value="-95.3088208657852" calcext:value-type="float">
            <text:p>-95.31</text:p>
          </table:table-cell>
          <table:table-cell office:value-type="float" office:value="-95.2794785700178" calcext:value-type="float">
            <text:p>-95.28</text:p>
          </table:table-cell>
          <table:table-cell table:formula="of:=AVERAGE([.E149:.P149])" office:value-type="float" office:value="-74.3424422142383" calcext:value-type="float">
            <text:p>-74.34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3"/>
          <table:table-cell office:value-type="float" office:value="-88.48660391021" calcext:value-type="float">
            <text:p>-88.49</text:p>
          </table:table-cell>
          <table:table-cell office:value-type="float" office:value="-74.7354081525726" calcext:value-type="float">
            <text:p>-74.74</text:p>
          </table:table-cell>
          <table:table-cell office:value-type="float" office:value="-73.6091890395793" calcext:value-type="float">
            <text:p>-73.61</text:p>
          </table:table-cell>
          <table:table-cell office:value-type="float" office:value="-82.1787049793348" calcext:value-type="float">
            <text:p>-82.18</text:p>
          </table:table-cell>
          <table:table-cell office:value-type="float" office:value="-17.0465337132004" calcext:value-type="float">
            <text:p>-17.05</text:p>
          </table:table-cell>
          <table:table-cell office:value-type="float" office:value="7.84313725490196" calcext:value-type="float">
            <text:p>7.84</text:p>
          </table:table-cell>
          <table:table-cell office:value-type="float" office:value="10.8494208494208" calcext:value-type="float">
            <text:p>10.85</text:p>
          </table:table-cell>
          <table:table-cell office:value-type="float" office:value="-46.517537442729" calcext:value-type="float">
            <text:p>-46.52</text:p>
          </table:table-cell>
          <table:table-cell office:value-type="float" office:value="-50.6391347099312" calcext:value-type="float">
            <text:p>-50.64</text:p>
          </table:table-cell>
          <table:table-cell office:value-type="float" office:value="-47.8402229447283" calcext:value-type="float">
            <text:p>-47.84</text:p>
          </table:table-cell>
          <table:table-cell office:value-type="float" office:value="-80.6919036406448" calcext:value-type="float">
            <text:p>-80.69</text:p>
          </table:table-cell>
          <table:table-cell office:value-type="float" office:value="-85.3940351570215" calcext:value-type="float">
            <text:p>-85.39</text:p>
          </table:table-cell>
          <table:table-cell table:formula="of:=AVERAGE([.E150:.P150])" office:value-type="float" office:value="-52.3705596321358" calcext:value-type="float">
            <text:p>-52.37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3"/>
          <table:table-cell office:value-type="float" office:value="-75.362056480811" calcext:value-type="float">
            <text:p>-75.36</text:p>
          </table:table-cell>
          <table:table-cell office:value-type="float" office:value="-64.9481295190192" calcext:value-type="float">
            <text:p>-64.95</text:p>
          </table:table-cell>
          <table:table-cell office:value-type="float" office:value="-26.5015222806532" calcext:value-type="float">
            <text:p>-26.50</text:p>
          </table:table-cell>
          <table:table-cell office:value-type="float" office:value="-61.5331627632356" calcext:value-type="float">
            <text:p>-61.53</text:p>
          </table:table-cell>
          <table:table-cell office:value-type="float" office:value="-51.1158594491928" calcext:value-type="float">
            <text:p>-51.12</text:p>
          </table:table-cell>
          <table:table-cell office:value-type="float" office:value="-71.3566507684155" calcext:value-type="float">
            <text:p>-71.36</text:p>
          </table:table-cell>
          <table:table-cell office:value-type="float" office:value="-54.4401544401544" calcext:value-type="float">
            <text:p>-54.44</text:p>
          </table:table-cell>
          <table:table-cell office:value-type="float" office:value="-21.3529434412659" calcext:value-type="float">
            <text:p>-21.35</text:p>
          </table:table-cell>
          <table:table-cell office:value-type="float" office:value="-61.7502458210423" calcext:value-type="float">
            <text:p>-61.75</text:p>
          </table:table-cell>
          <table:table-cell office:value-type="float" office:value="-67.1620993961914" calcext:value-type="float">
            <text:p>-67.16</text:p>
          </table:table-cell>
          <table:table-cell office:value-type="float" office:value="-90.9255569643181" calcext:value-type="float">
            <text:p>-90.93</text:p>
          </table:table-cell>
          <table:table-cell office:value-type="float" office:value="-69.148726051748" calcext:value-type="float">
            <text:p>-69.15</text:p>
          </table:table-cell>
          <table:table-cell table:formula="of:=AVERAGE([.E151:.P151])" office:value-type="float" office:value="-59.6330922813373" calcext:value-type="float">
            <text:p>-59.63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3"/>
          <table:table-cell office:value-type="float" office:value="-95.9630702389573" calcext:value-type="float">
            <text:p>-95.96</text:p>
          </table:table-cell>
          <table:table-cell office:value-type="float" office:value="-90.3908624122393" calcext:value-type="float">
            <text:p>-90.39</text:p>
          </table:table-cell>
          <table:table-cell office:value-type="float" office:value="-90.5618599501799" calcext:value-type="float">
            <text:p>-90.56</text:p>
          </table:table-cell>
          <table:table-cell office:value-type="float" office:value="-94.1940562881323" calcext:value-type="float">
            <text:p>-94.19</text:p>
          </table:table-cell>
          <table:table-cell office:value-type="float" office:value="-73.0175688509022" calcext:value-type="float">
            <text:p>-73.02</text:p>
          </table:table-cell>
          <table:table-cell office:value-type="float" office:value="-75.2782193958665" calcext:value-type="float">
            <text:p>-75.28</text:p>
          </table:table-cell>
          <table:table-cell office:value-type="float" office:value="-62.8957528957529" calcext:value-type="float">
            <text:p>-62.90</text:p>
          </table:table-cell>
          <table:table-cell office:value-type="float" office:value="-73.1259384745698" calcext:value-type="float">
            <text:p>-73.13</text:p>
          </table:table-cell>
          <table:table-cell office:value-type="float" office:value="-72.4680432645034" calcext:value-type="float">
            <text:p>-72.47</text:p>
          </table:table-cell>
          <table:table-cell office:value-type="float" office:value="-54.5750116117046" calcext:value-type="float">
            <text:p>-54.58</text:p>
          </table:table-cell>
          <table:table-cell office:value-type="float" office:value="-97.2106502445209" calcext:value-type="float">
            <text:p>-97.21</text:p>
          </table:table-cell>
          <table:table-cell office:value-type="float" office:value="-93.5117519257357" calcext:value-type="float">
            <text:p>-93.51</text:p>
          </table:table-cell>
          <table:table-cell table:formula="of:=AVERAGE([.E152:.P152])" office:value-type="float" office:value="-81.0993987960887" calcext:value-type="float">
            <text:p>-81.10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3"/>
          <table:table-cell office:value-type="float" office:value="220.238957277335" calcext:value-type="float">
            <text:p>220.24</text:p>
          </table:table-cell>
          <table:table-cell office:value-type="float" office:value="111.977365608299" calcext:value-type="float">
            <text:p>111.98</text:p>
          </table:table-cell>
          <table:table-cell office:value-type="float" office:value="154.649875449765" calcext:value-type="float">
            <text:p>154.65</text:p>
          </table:table-cell>
          <table:table-cell office:value-type="float" office:value="122.03306435741" calcext:value-type="float">
            <text:p>122.03</text:p>
          </table:table-cell>
          <table:table-cell office:value-type="float" office:value="111.977682811016" calcext:value-type="float">
            <text:p>111.98</text:p>
          </table:table-cell>
          <table:table-cell office:value-type="float" office:value="473.370429252782" calcext:value-type="float">
            <text:p>473.37</text:p>
          </table:table-cell>
          <table:table-cell office:value-type="float" office:value="579.189189189189" calcext:value-type="float">
            <text:p>579.19</text:p>
          </table:table-cell>
          <table:table-cell office:value-type="float" office:value="23.532129519116" calcext:value-type="float">
            <text:p>23.53</text:p>
          </table:table-cell>
          <table:table-cell office:value-type="float" office:value="401.769911504425" calcext:value-type="float">
            <text:p>401.77</text:p>
          </table:table-cell>
          <table:table-cell office:value-type="float" office:value="353.367394333488" calcext:value-type="float">
            <text:p>353.37</text:p>
          </table:table-cell>
          <table:table-cell office:value-type="float" office:value="319.706574895852" calcext:value-type="float">
            <text:p>319.71</text:p>
          </table:table-cell>
          <table:table-cell office:value-type="float" office:value="228.560142208177" calcext:value-type="float">
            <text:p>228.56</text:p>
          </table:table-cell>
          <table:table-cell table:formula="of:=AVERAGE([.E153:.P153])" office:value-type="float" office:value="258.364393033905" calcext:value-type="float">
            <text:p>258.36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3"/>
          <table:table-cell office:value-type="float" office:value="-40.4055032585083" calcext:value-type="float">
            <text:p>-40.41</text:p>
          </table:table-cell>
          <table:table-cell office:value-type="float" office:value="-19.029655244682" calcext:value-type="float">
            <text:p>-19.03</text:p>
          </table:table-cell>
          <table:table-cell office:value-type="float" office:value="17.8245225574315" calcext:value-type="float">
            <text:p>17.82</text:p>
          </table:table-cell>
          <table:table-cell office:value-type="float" office:value="-7.82326313717772" calcext:value-type="float">
            <text:p>-7.82</text:p>
          </table:table-cell>
          <table:table-cell office:value-type="float" office:value="-23.9672364672365" calcext:value-type="float">
            <text:p>-23.97</text:p>
          </table:table-cell>
          <table:table-cell office:value-type="float" office:value="106.862745098039" calcext:value-type="float">
            <text:p>106.86</text:p>
          </table:table-cell>
          <table:table-cell office:value-type="float" office:value="-33.8223938223938" calcext:value-type="float">
            <text:p>-33.82</text:p>
          </table:table-cell>
          <table:table-cell office:value-type="float" office:value="-22.9392060986409" calcext:value-type="float">
            <text:p>-22.94</text:p>
          </table:table-cell>
          <table:table-cell office:value-type="float" office:value="-47.3942969518191" calcext:value-type="float">
            <text:p>-47.39</text:p>
          </table:table-cell>
          <table:table-cell office:value-type="float" office:value="36.6465397120297" calcext:value-type="float">
            <text:p>36.65</text:p>
          </table:table-cell>
          <table:table-cell office:value-type="float" office:value="-51.6391957978627" calcext:value-type="float">
            <text:p>-51.64</text:p>
          </table:table-cell>
          <table:table-cell office:value-type="float" office:value="42.3464349200079" calcext:value-type="float">
            <text:p>42.35</text:p>
          </table:table-cell>
          <table:table-cell table:formula="of:=AVERAGE([.E154:.P154])" office:value-type="float" office:value="-3.61170904090108" calcext:value-type="float">
            <text:p>-3.61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3"/>
          <table:table-cell office:value-type="float" office:value="21.0897900072411" calcext:value-type="float">
            <text:p>21.09</text:p>
          </table:table-cell>
          <table:table-cell office:value-type="float" office:value="-7.91155821020644" calcext:value-type="float">
            <text:p>-7.91</text:p>
          </table:table-cell>
          <table:table-cell office:value-type="float" office:value="125.352892333241" calcext:value-type="float">
            <text:p>125.35</text:p>
          </table:table-cell>
          <table:table-cell office:value-type="float" office:value="85.6917929541429" calcext:value-type="float">
            <text:p>85.69</text:p>
          </table:table-cell>
          <table:table-cell office:value-type="float" office:value="88.7939221272555" calcext:value-type="float">
            <text:p>88.79</text:p>
          </table:table-cell>
          <table:table-cell office:value-type="float" office:value="190.143084260731" calcext:value-type="float">
            <text:p>190.14</text:p>
          </table:table-cell>
          <table:table-cell office:value-type="float" office:value="-33.7837837837838" calcext:value-type="float">
            <text:p>-33.78</text:p>
          </table:table-cell>
          <table:table-cell office:value-type="float" office:value="23.9517960959458" calcext:value-type="float">
            <text:p>23.95</text:p>
          </table:table-cell>
          <table:table-cell office:value-type="float" office:value="195.476892822026" calcext:value-type="float">
            <text:p>195.48</text:p>
          </table:table-cell>
          <table:table-cell office:value-type="float" office:value="83.6507199256851" calcext:value-type="float">
            <text:p>83.65</text:p>
          </table:table-cell>
          <table:table-cell office:value-type="float" office:value="31.4254664010143" calcext:value-type="float">
            <text:p>31.43</text:p>
          </table:table-cell>
          <table:table-cell office:value-type="float" office:value="159.549674106261" calcext:value-type="float">
            <text:p>159.55</text:p>
          </table:table-cell>
          <table:table-cell table:formula="of:=AVERAGE([.E155:.P155])" office:value-type="float" office:value="80.2858907532961" calcext:value-type="float">
            <text:p>80.29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3"/>
          <table:table-cell office:value-type="float" office:value="97.7733526430123" calcext:value-type="float">
            <text:p>97.77</text:p>
          </table:table-cell>
          <table:table-cell office:value-type="float" office:value="51.0321701770932" calcext:value-type="float">
            <text:p>51.03</text:p>
          </table:table-cell>
          <table:table-cell office:value-type="float" office:value="72.86188762801" calcext:value-type="float">
            <text:p>72.86</text:p>
          </table:table-cell>
          <table:table-cell office:value-type="float" office:value="64.406612871482" calcext:value-type="float">
            <text:p>64.41</text:p>
          </table:table-cell>
          <table:table-cell office:value-type="float" office:value="186.05175688509" calcext:value-type="float">
            <text:p>186.05</text:p>
          </table:table-cell>
          <table:table-cell office:value-type="float" office:value="161.393746687864" calcext:value-type="float">
            <text:p>161.39</text:p>
          </table:table-cell>
          <table:table-cell office:value-type="float" office:value="540.888030888031" calcext:value-type="float">
            <text:p>540.89</text:p>
          </table:table-cell>
          <table:table-cell office:value-type="float" office:value="23.3242213067416" calcext:value-type="float">
            <text:p>23.32</text:p>
          </table:table-cell>
          <table:table-cell office:value-type="float" office:value="486.430678466077" calcext:value-type="float">
            <text:p>486.43</text:p>
          </table:table-cell>
          <table:table-cell office:value-type="float" office:value="313.190896423595" calcext:value-type="float">
            <text:p>313.19</text:p>
          </table:table-cell>
          <table:table-cell office:value-type="float" office:value="363.792791161022" calcext:value-type="float">
            <text:p>363.79</text:p>
          </table:table-cell>
          <table:table-cell office:value-type="float" office:value="214.349200079005" calcext:value-type="float">
            <text:p>214.35</text:p>
          </table:table-cell>
          <table:table-cell table:formula="of:=AVERAGE([.E156:.P156])" office:value-type="float" office:value="214.624612101419" calcext:value-type="float">
            <text:p>214.62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3"/>
          <table:table-cell office:value-type="float" office:value="-45.329471397538" calcext:value-type="float">
            <text:p>-45.33</text:p>
          </table:table-cell>
          <table:table-cell office:value-type="float" office:value="-53.1279471864194" calcext:value-type="float">
            <text:p>-53.13</text:p>
          </table:table-cell>
          <table:table-cell office:value-type="float" office:value="-2.25574314973707" calcext:value-type="float">
            <text:p>-2.26</text:p>
          </table:table-cell>
          <table:table-cell office:value-type="float" office:value="-26.7171816571541" calcext:value-type="float">
            <text:p>-26.72</text:p>
          </table:table-cell>
          <table:table-cell office:value-type="float" office:value="-26.6263057929725" calcext:value-type="float">
            <text:p>-26.63</text:p>
          </table:table-cell>
          <table:table-cell office:value-type="float" office:value="0.741918388977211" calcext:value-type="float">
            <text:p>0.74</text:p>
          </table:table-cell>
          <table:table-cell office:value-type="float" office:value="53.0501930501931" calcext:value-type="float">
            <text:p>53.05</text:p>
          </table:table-cell>
          <table:table-cell office:value-type="float" office:value="-37.6005852231163" calcext:value-type="float">
            <text:p>-37.60</text:p>
          </table:table-cell>
          <table:table-cell office:value-type="float" office:value="37.5614552605703" calcext:value-type="float">
            <text:p>37.56</text:p>
          </table:table-cell>
          <table:table-cell office:value-type="float" office:value="41.4305620065026" calcext:value-type="float">
            <text:p>41.43</text:p>
          </table:table-cell>
          <table:table-cell office:value-type="float" office:value="41.4779931171889" calcext:value-type="float">
            <text:p>41.48</text:p>
          </table:table-cell>
          <table:table-cell office:value-type="float" office:value="17.6180130357495" calcext:value-type="float">
            <text:p>17.62</text:p>
          </table:table-cell>
          <table:table-cell table:formula="of:=AVERAGE([.E157:.P157])" office:value-type="float" office:value="0.0185750376870206" calcext:value-type="float">
            <text:p>0.02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3"/>
          <table:table-cell office:value-type="float" office:value="5.43084721216509" calcext:value-type="float">
            <text:p>5.43</text:p>
          </table:table-cell>
          <table:table-cell office:value-type="float" office:value="-48.1609556743163" calcext:value-type="float">
            <text:p>-48.16</text:p>
          </table:table-cell>
          <table:table-cell office:value-type="float" office:value="43.8970384721838" calcext:value-type="float">
            <text:p>43.90</text:p>
          </table:table-cell>
          <table:table-cell office:value-type="float" office:value="29.1674867152136" calcext:value-type="float">
            <text:p>29.17</text:p>
          </table:table-cell>
          <table:table-cell office:value-type="float" office:value="86.1111111111111" calcext:value-type="float">
            <text:p>86.11</text:p>
          </table:table-cell>
          <table:table-cell office:value-type="float" office:value="342.580816110228" calcext:value-type="float">
            <text:p>342.58</text:p>
          </table:table-cell>
          <table:table-cell office:value-type="float" office:value="86.8339768339768" calcext:value-type="float">
            <text:p>86.83</text:p>
          </table:table-cell>
          <table:table-cell office:value-type="float" office:value="21.7995610826628" calcext:value-type="float">
            <text:p>21.80</text:p>
          </table:table-cell>
          <table:table-cell office:value-type="float" office:value="129.793510324484" calcext:value-type="float">
            <text:p>129.79</text:p>
          </table:table-cell>
          <table:table-cell office:value-type="float" office:value="119.136089177891" calcext:value-type="float">
            <text:p>119.14</text:p>
          </table:table-cell>
          <table:table-cell office:value-type="float" office:value="67.7775765259917" calcext:value-type="float">
            <text:p>67.78</text:p>
          </table:table-cell>
          <table:table-cell office:value-type="float" office:value="83.7053130555007" calcext:value-type="float">
            <text:p>83.71</text:p>
          </table:table-cell>
          <table:table-cell table:formula="of:=AVERAGE([.E158:.P158])" office:value-type="float" office:value="80.6726975789244" calcext:value-type="float">
            <text:p>80.67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3"/>
          <table:table-cell office:value-type="float" office:value="248.497465604634" calcext:value-type="float">
            <text:p>248.50</text:p>
          </table:table-cell>
          <table:table-cell office:value-type="float" office:value="149.009745363093" calcext:value-type="float">
            <text:p>149.01</text:p>
          </table:table-cell>
          <table:table-cell office:value-type="float" office:value="144.450595073346" calcext:value-type="float">
            <text:p>144.45</text:p>
          </table:table-cell>
          <table:table-cell office:value-type="float" office:value="124.778586892344" calcext:value-type="float">
            <text:p>124.78</text:p>
          </table:table-cell>
          <table:table-cell office:value-type="float" office:value="182.9534662868" calcext:value-type="float">
            <text:p>182.95</text:p>
          </table:table-cell>
          <table:table-cell office:value-type="float" office:value="406.624271330154" calcext:value-type="float">
            <text:p>406.62</text:p>
          </table:table-cell>
          <table:table-cell office:value-type="float" office:value="220.733590733591" calcext:value-type="float">
            <text:p>220.73</text:p>
          </table:table-cell>
          <table:table-cell office:value-type="float" office:value="24.0018480729989" calcext:value-type="float">
            <text:p>24.00</text:p>
          </table:table-cell>
          <table:table-cell office:value-type="float" office:value="566.666666666667" calcext:value-type="float">
            <text:p>566.67</text:p>
          </table:table-cell>
          <table:table-cell office:value-type="float" office:value="494.14770088249" calcext:value-type="float">
            <text:p>494.15</text:p>
          </table:table-cell>
          <table:table-cell office:value-type="float" office:value="309.527259554429" calcext:value-type="float">
            <text:p>309.53</text:p>
          </table:table-cell>
          <table:table-cell office:value-type="float" office:value="224.708670748568" calcext:value-type="float">
            <text:p>224.71</text:p>
          </table:table-cell>
          <table:table-cell table:formula="of:=AVERAGE([.E159:.P159])" office:value-type="float" office:value="258.008322267426" calcext:value-type="float">
            <text:p>258.01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3"/>
          <table:table-cell office:value-type="float" office:value="320.836350470673" calcext:value-type="float">
            <text:p>320.84</text:p>
          </table:table-cell>
          <table:table-cell office:value-type="float" office:value="150.969296866813" calcext:value-type="float">
            <text:p>150.97</text:p>
          </table:table-cell>
          <table:table-cell office:value-type="float" office:value="190.326598394686" calcext:value-type="float">
            <text:p>190.33</text:p>
          </table:table-cell>
          <table:table-cell office:value-type="float" office:value="119.179295414289" calcext:value-type="float">
            <text:p>119.18</text:p>
          </table:table-cell>
          <table:table-cell office:value-type="float" office:value="191.797245963913" calcext:value-type="float">
            <text:p>191.80</text:p>
          </table:table-cell>
          <table:table-cell office:value-type="float" office:value="389.984101748808" calcext:value-type="float">
            <text:p>389.98</text:p>
          </table:table-cell>
          <table:table-cell office:value-type="float" office:value="508.880308880309" calcext:value-type="float">
            <text:p>508.88</text:p>
          </table:table-cell>
          <table:table-cell office:value-type="float" office:value="23.7477380356524" calcext:value-type="float">
            <text:p>23.75</text:p>
          </table:table-cell>
          <table:table-cell office:value-type="float" office:value="481.907571288102" calcext:value-type="float">
            <text:p>481.91</text:p>
          </table:table-cell>
          <table:table-cell office:value-type="float" office:value="673.896888063168" calcext:value-type="float">
            <text:p>673.90</text:p>
          </table:table-cell>
          <table:table-cell office:value-type="float" office:value="344.303568194168" calcext:value-type="float">
            <text:p>344.30</text:p>
          </table:table-cell>
          <table:table-cell office:value-type="float" office:value="219.662255579696" calcext:value-type="float">
            <text:p>219.66</text:p>
          </table:table-cell>
          <table:table-cell table:formula="of:=AVERAGE([.E160:.P160])" office:value-type="float" office:value="301.290934908357" calcext:value-type="float">
            <text:p>301.29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3"/>
          <table:table-cell office:value-type="float" office:value="265.876176683563" calcext:value-type="float">
            <text:p>265.88</text:p>
          </table:table-cell>
          <table:table-cell office:value-type="float" office:value="126.543015823116" calcext:value-type="float">
            <text:p>126.54</text:p>
          </table:table-cell>
          <table:table-cell office:value-type="float" office:value="217.533905341821" calcext:value-type="float">
            <text:p>217.53</text:p>
          </table:table-cell>
          <table:table-cell office:value-type="float" office:value="137.827199370203" calcext:value-type="float">
            <text:p>137.83</text:p>
          </table:table-cell>
          <table:table-cell office:value-type="float" office:value="115.230294396961" calcext:value-type="float">
            <text:p>115.23</text:p>
          </table:table-cell>
          <table:table-cell office:value-type="float" office:value="287.996820349762" calcext:value-type="float">
            <text:p>288.00</text:p>
          </table:table-cell>
          <table:table-cell office:value-type="float" office:value="741.467181467182" calcext:value-type="float">
            <text:p>741.47</text:p>
          </table:table-cell>
          <table:table-cell office:value-type="float" office:value="23.5860316482501" calcext:value-type="float">
            <text:p>23.59</text:p>
          </table:table-cell>
          <table:table-cell office:value-type="float" office:value="1907.0796460177" calcext:value-type="float">
            <text:p>1907.08</text:p>
          </table:table-cell>
          <table:table-cell office:value-type="float" office:value="559.359033906177" calcext:value-type="float">
            <text:p>559.36</text:p>
          </table:table-cell>
          <table:table-cell office:value-type="float" office:value="483.662380003623" calcext:value-type="float">
            <text:p>483.66</text:p>
          </table:table-cell>
          <table:table-cell office:value-type="float" office:value="216.887221015208" calcext:value-type="float">
            <text:p>216.89</text:p>
          </table:table-cell>
          <table:table-cell table:formula="of:=AVERAGE([.E161:.P161])" office:value-type="float" office:value="423.587408835297" calcext:value-type="float">
            <text:p>423.59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3"/>
          <table:table-cell office:value-type="float" office:value="-16.1477190441709" calcext:value-type="float">
            <text:p>-16.15</text:p>
          </table:table-cell>
          <table:table-cell office:value-type="float" office:value="21.8484753222257" calcext:value-type="float">
            <text:p>21.85</text:p>
          </table:table-cell>
          <table:table-cell office:value-type="float" office:value="85.1785220038749" calcext:value-type="float">
            <text:p>85.18</text:p>
          </table:table-cell>
          <table:table-cell office:value-type="float" office:value="39.5000984058256" calcext:value-type="float">
            <text:p>39.50</text:p>
          </table:table-cell>
          <table:table-cell office:value-type="float" office:value="59.2711301044634" calcext:value-type="float">
            <text:p>59.27</text:p>
          </table:table-cell>
          <table:table-cell office:value-type="float" office:value="300.238473767885" calcext:value-type="float">
            <text:p>300.24</text:p>
          </table:table-cell>
          <table:table-cell office:value-type="float" office:value="9.92277992277992" calcext:value-type="float">
            <text:p>9.92</text:p>
          </table:table-cell>
          <table:table-cell office:value-type="float" office:value="20.3788549647711" calcext:value-type="float">
            <text:p>20.38</text:p>
          </table:table-cell>
          <table:table-cell office:value-type="float" office:value="12.3893805309735" calcext:value-type="float">
            <text:p>12.39</text:p>
          </table:table-cell>
          <table:table-cell office:value-type="float" office:value="102.183000464468" calcext:value-type="float">
            <text:p>102.18</text:p>
          </table:table-cell>
          <table:table-cell office:value-type="float" office:value="23.0393044738272" calcext:value-type="float">
            <text:p>23.04</text:p>
          </table:table-cell>
          <table:table-cell office:value-type="float" office:value="73.4544736322339" calcext:value-type="float">
            <text:p>73.45</text:p>
          </table:table-cell>
          <table:table-cell table:formula="of:=AVERAGE([.E162:.P162])" office:value-type="float" office:value="60.9380645457631" calcext:value-type="float">
            <text:p>60.94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3"/>
          <table:table-cell office:value-type="float" office:value="67.270094134685" calcext:value-type="float">
            <text:p>67.27</text:p>
          </table:table-cell>
          <table:table-cell office:value-type="float" office:value="28.5759195221628" calcext:value-type="float">
            <text:p>28.58</text:p>
          </table:table-cell>
          <table:table-cell office:value-type="float" office:value="68.8762800996402" calcext:value-type="float">
            <text:p>68.88</text:p>
          </table:table-cell>
          <table:table-cell office:value-type="float" office:value="52.5191891359968" calcext:value-type="float">
            <text:p>52.52</text:p>
          </table:table-cell>
          <table:table-cell office:value-type="float" office:value="101.519468186135" calcext:value-type="float">
            <text:p>101.52</text:p>
          </table:table-cell>
          <table:table-cell office:value-type="float" office:value="-16.3487016428193" calcext:value-type="float">
            <text:p>-16.35</text:p>
          </table:table-cell>
          <table:table-cell office:value-type="float" office:value="269.53667953668" calcext:value-type="float">
            <text:p>269.54</text:p>
          </table:table-cell>
          <table:table-cell office:value-type="float" office:value="21.3182920725369" calcext:value-type="float">
            <text:p>21.32</text:p>
          </table:table-cell>
          <table:table-cell office:value-type="float" office:value="89.6755162241888" calcext:value-type="float">
            <text:p>89.68</text:p>
          </table:table-cell>
          <table:table-cell office:value-type="float" office:value="75.940548072457" calcext:value-type="float">
            <text:p>75.94</text:p>
          </table:table-cell>
          <table:table-cell office:value-type="float" office:value="10.396667270422" calcext:value-type="float">
            <text:p>10.40</text:p>
          </table:table-cell>
          <table:table-cell office:value-type="float" office:value="121.91388504839" calcext:value-type="float">
            <text:p>121.91</text:p>
          </table:table-cell>
          <table:table-cell table:formula="of:=AVERAGE([.E163:.P163])" office:value-type="float" office:value="74.2661531383729" calcext:value-type="float">
            <text:p>74.27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3"/>
          <table:table-cell office:value-type="float" office:value="-19.3519188993483" calcext:value-type="float">
            <text:p>-19.35</text:p>
          </table:table-cell>
          <table:table-cell office:value-type="float" office:value="-17.3949491774075" calcext:value-type="float">
            <text:p>-17.39</text:p>
          </table:table-cell>
          <table:table-cell office:value-type="float" office:value="36.5762524218101" calcext:value-type="float">
            <text:p>36.58</text:p>
          </table:table-cell>
          <table:table-cell office:value-type="float" office:value="-13.1863806337335" calcext:value-type="float">
            <text:p>-13.19</text:p>
          </table:table-cell>
          <table:table-cell office:value-type="float" office:value="33.4757834757835" calcext:value-type="float">
            <text:p>33.48</text:p>
          </table:table-cell>
          <table:table-cell office:value-type="float" office:value="107.445680975093" calcext:value-type="float">
            <text:p>107.45</text:p>
          </table:table-cell>
          <table:table-cell office:value-type="float" office:value="-6.33204633204633" calcext:value-type="float">
            <text:p>-6.33</text:p>
          </table:table-cell>
          <table:table-cell office:value-type="float" office:value="5.6751241674046" calcext:value-type="float">
            <text:p>5.68</text:p>
          </table:table-cell>
          <table:table-cell office:value-type="float" office:value="89.8721730580138" calcext:value-type="float">
            <text:p>89.87</text:p>
          </table:table-cell>
          <table:table-cell office:value-type="float" office:value="87.7844867626567" calcext:value-type="float">
            <text:p>87.78</text:p>
          </table:table-cell>
          <table:table-cell office:value-type="float" office:value="30.4654953812715" calcext:value-type="float">
            <text:p>30.47</text:p>
          </table:table-cell>
          <table:table-cell office:value-type="float" office:value="66.3736914872605" calcext:value-type="float">
            <text:p>66.37</text:p>
          </table:table-cell>
          <table:table-cell table:formula="of:=AVERAGE([.E164:.P164])" office:value-type="float" office:value="33.4502827238965" calcext:value-type="float">
            <text:p>33.45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3"/>
          <table:table-cell office:value-type="float" office:value="-19.4605358435916" calcext:value-type="float">
            <text:p>-19.46</text:p>
          </table:table-cell>
          <table:table-cell office:value-type="float" office:value="-4.71549827098397" calcext:value-type="float">
            <text:p>-4.72</text:p>
          </table:table-cell>
          <table:table-cell office:value-type="float" office:value="43.8970384721838" calcext:value-type="float">
            <text:p>43.90</text:p>
          </table:table-cell>
          <table:table-cell office:value-type="float" office:value="4.41842157055699" calcext:value-type="float">
            <text:p>4.42</text:p>
          </table:table-cell>
          <table:table-cell office:value-type="float" office:value="31.0066476733143" calcext:value-type="float">
            <text:p>31.01</text:p>
          </table:table-cell>
          <table:table-cell office:value-type="float" office:value="95.0980392156863" calcext:value-type="float">
            <text:p>95.10</text:p>
          </table:table-cell>
          <table:table-cell office:value-type="float" office:value="-38.0694980694981" calcext:value-type="float">
            <text:p>-38.07</text:p>
          </table:table-cell>
          <table:table-cell office:value-type="float" office:value="4.42767489315827" calcext:value-type="float">
            <text:p>4.43</text:p>
          </table:table-cell>
          <table:table-cell office:value-type="float" office:value="146.312684365782" calcext:value-type="float">
            <text:p>146.31</text:p>
          </table:table-cell>
          <table:table-cell office:value-type="float" office:value="22.1086855550395" calcext:value-type="float">
            <text:p>22.11</text:p>
          </table:table-cell>
          <table:table-cell office:value-type="float" office:value="200.072450642999" calcext:value-type="float">
            <text:p>200.07</text:p>
          </table:table-cell>
          <table:table-cell office:value-type="float" office:value="66.7094607939957" calcext:value-type="float">
            <text:p>66.71</text:p>
          </table:table-cell>
          <table:table-cell table:formula="of:=AVERAGE([.E165:.P165])" office:value-type="float" office:value="45.9837975832202" calcext:value-type="float">
            <text:p>45.98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3"/>
          <table:table-cell office:value-type="float" office:value="59.5763939174511" calcext:value-type="float">
            <text:p>59.58</text:p>
          </table:table-cell>
          <table:table-cell office:value-type="float" office:value="46.9558838939537" calcext:value-type="float">
            <text:p>46.96</text:p>
          </table:table-cell>
          <table:table-cell office:value-type="float" office:value="126.321616385275" calcext:value-type="float">
            <text:p>126.32</text:p>
          </table:table-cell>
          <table:table-cell office:value-type="float" office:value="95.0009840582563" calcext:value-type="float">
            <text:p>95.00</text:p>
          </table:table-cell>
          <table:table-cell office:value-type="float" office:value="138.853276353276" calcext:value-type="float">
            <text:p>138.85</text:p>
          </table:table-cell>
          <table:table-cell office:value-type="float" office:value="398.648648648649" calcext:value-type="float">
            <text:p>398.65</text:p>
          </table:table-cell>
          <table:table-cell office:value-type="float" office:value="81.7760617760618" calcext:value-type="float">
            <text:p>81.78</text:p>
          </table:table-cell>
          <table:table-cell office:value-type="float" office:value="23.2241173526354" calcext:value-type="float">
            <text:p>23.22</text:p>
          </table:table-cell>
          <table:table-cell office:value-type="float" office:value="104.228121927237" calcext:value-type="float">
            <text:p>104.23</text:p>
          </table:table-cell>
          <table:table-cell office:value-type="float" office:value="222.526706920576" calcext:value-type="float">
            <text:p>222.53</text:p>
          </table:table-cell>
          <table:table-cell office:value-type="float" office:value="136.315884803478" calcext:value-type="float">
            <text:p>136.32</text:p>
          </table:table-cell>
          <table:table-cell office:value-type="float" office:value="150.128382381987" calcext:value-type="float">
            <text:p>150.13</text:p>
          </table:table-cell>
          <table:table-cell table:formula="of:=AVERAGE([.E166:.P166])" office:value-type="float" office:value="131.963006534903" calcext:value-type="float">
            <text:p>131.96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3"/>
          <table:table-cell office:value-type="float" office:value="345.70963070239" calcext:value-type="float">
            <text:p>345.71</text:p>
          </table:table-cell>
          <table:table-cell office:value-type="float" office:value="135.198574871634" calcext:value-type="float">
            <text:p>135.20</text:p>
          </table:table-cell>
          <table:table-cell office:value-type="float" office:value="236.230279546084" calcext:value-type="float">
            <text:p>236.23</text:p>
          </table:table-cell>
          <table:table-cell office:value-type="float" office:value="143.465853178508" calcext:value-type="float">
            <text:p>143.47</text:p>
          </table:table-cell>
          <table:table-cell office:value-type="float" office:value="193.138651471985" calcext:value-type="float">
            <text:p>193.14</text:p>
          </table:table-cell>
          <table:table-cell office:value-type="float" office:value="548.781134075252" calcext:value-type="float">
            <text:p>548.78</text:p>
          </table:table-cell>
          <table:table-cell office:value-type="float" office:value="745.637065637066" calcext:value-type="float">
            <text:p>745.64</text:p>
          </table:table-cell>
          <table:table-cell office:value-type="float" office:value="23.6091325607362" calcext:value-type="float">
            <text:p>23.61</text:p>
          </table:table-cell>
          <table:table-cell office:value-type="float" office:value="2158.11209439528" calcext:value-type="float">
            <text:p>2158.11</text:p>
          </table:table-cell>
          <table:table-cell office:value-type="float" office:value="1057.919182536" calcext:value-type="float">
            <text:p>1057.92</text:p>
          </table:table-cell>
          <table:table-cell office:value-type="float" office:value="480.782466944394" calcext:value-type="float">
            <text:p>480.78</text:p>
          </table:table-cell>
          <table:table-cell office:value-type="float" office:value="216.936598854434" calcext:value-type="float">
            <text:p>216.94</text:p>
          </table:table-cell>
          <table:table-cell table:formula="of:=AVERAGE([.E167:.P167])" office:value-type="float" office:value="523.793388731147" calcext:value-type="float">
            <text:p>523.79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3"/>
          <table:table-cell office:value-type="float" office:value="344.895003620565" calcext:value-type="float">
            <text:p>344.90</text:p>
          </table:table-cell>
          <table:table-cell office:value-type="float" office:value="157.612909986377" calcext:value-type="float">
            <text:p>157.61</text:p>
          </table:table-cell>
          <table:table-cell office:value-type="float" office:value="235.704400774979" calcext:value-type="float">
            <text:p>235.70</text:p>
          </table:table-cell>
          <table:table-cell office:value-type="float" office:value="141.979925211573" calcext:value-type="float">
            <text:p>141.98</text:p>
          </table:table-cell>
          <table:table-cell office:value-type="float" office:value="191.868471035138" calcext:value-type="float">
            <text:p>191.87</text:p>
          </table:table-cell>
          <table:table-cell office:value-type="float" office:value="555.193428722841" calcext:value-type="float">
            <text:p>555.19</text:p>
          </table:table-cell>
          <table:table-cell office:value-type="float" office:value="874.247104247104" calcext:value-type="float">
            <text:p>874.25</text:p>
          </table:table-cell>
          <table:table-cell office:value-type="float" office:value="24.1443036999961" calcext:value-type="float">
            <text:p>24.14</text:p>
          </table:table-cell>
          <table:table-cell office:value-type="float" office:value="2680.23598820059" calcext:value-type="float">
            <text:p>2680.24</text:p>
          </table:table-cell>
          <table:table-cell office:value-type="float" office:value="1285.22991175104" calcext:value-type="float">
            <text:p>1285.23</text:p>
          </table:table-cell>
          <table:table-cell office:value-type="float" office:value="482.883535591378" calcext:value-type="float">
            <text:p>482.88</text:p>
          </table:table-cell>
          <table:table-cell office:value-type="float" office:value="217.193363618408" calcext:value-type="float">
            <text:p>217.19</text:p>
          </table:table-cell>
          <table:table-cell table:formula="of:=AVERAGE([.E168:.P168])" office:value-type="float" office:value="599.265695538332" calcext:value-type="float">
            <text:p>599.27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3"/>
          <table:table-cell office:value-type="float" office:value="308.091962346126" calcext:value-type="float">
            <text:p>308.09</text:p>
          </table:table-cell>
          <table:table-cell office:value-type="float" office:value="80.1425128366342" calcext:value-type="float">
            <text:p>80.14</text:p>
          </table:table-cell>
          <table:table-cell office:value-type="float" office:value="233.753113755882" calcext:value-type="float">
            <text:p>233.75</text:p>
          </table:table-cell>
          <table:table-cell office:value-type="float" office:value="135.967329265893" calcext:value-type="float">
            <text:p>135.97</text:p>
          </table:table-cell>
          <table:table-cell office:value-type="float" office:value="192.782526115859" calcext:value-type="float">
            <text:p>192.78</text:p>
          </table:table-cell>
          <table:table-cell office:value-type="float" office:value="515.50079491256" calcext:value-type="float">
            <text:p>515.50</text:p>
          </table:table-cell>
          <table:table-cell office:value-type="float" office:value="194.324324324324" calcext:value-type="float">
            <text:p>194.32</text:p>
          </table:table-cell>
          <table:table-cell office:value-type="float" office:value="24.1635544604012" calcext:value-type="float">
            <text:p>24.16</text:p>
          </table:table-cell>
          <table:table-cell office:value-type="float" office:value="1187.31563421829" calcext:value-type="float">
            <text:p>1187.32</text:p>
          </table:table-cell>
          <table:table-cell office:value-type="float" office:value="876.451463074779" calcext:value-type="float">
            <text:p>876.45</text:p>
          </table:table-cell>
          <table:table-cell office:value-type="float" office:value="439.395037130955" calcext:value-type="float">
            <text:p>439.40</text:p>
          </table:table-cell>
          <table:table-cell office:value-type="float" office:value="218.872210152084" calcext:value-type="float">
            <text:p>218.87</text:p>
          </table:table-cell>
          <table:table-cell table:formula="of:=AVERAGE([.E169:.P169])" office:value-type="float" office:value="367.230038549482" calcext:value-type="float">
            <text:p>367.23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3"/>
          <table:table-cell office:value-type="float" office:value="-35.4815351194786" calcext:value-type="float">
            <text:p>-35.48</text:p>
          </table:table-cell>
          <table:table-cell office:value-type="float" office:value="-30.38876663523" calcext:value-type="float">
            <text:p>-30.39</text:p>
          </table:table-cell>
          <table:table-cell office:value-type="float" office:value="27.5947965679491" calcext:value-type="float">
            <text:p>27.59</text:p>
          </table:table-cell>
          <table:table-cell office:value-type="float" office:value="12.3105687856721" calcext:value-type="float">
            <text:p>12.31</text:p>
          </table:table-cell>
          <table:table-cell office:value-type="float" office:value="-18.684710351377" calcext:value-type="float">
            <text:p>-18.68</text:p>
          </table:table-cell>
          <table:table-cell office:value-type="float" office:value="88.3412824589295" calcext:value-type="float">
            <text:p>88.34</text:p>
          </table:table-cell>
          <table:table-cell office:value-type="float" office:value="-58.3783783783784" calcext:value-type="float">
            <text:p>-58.38</text:p>
          </table:table-cell>
          <table:table-cell office:value-type="float" office:value="-1.9789781696377" calcext:value-type="float">
            <text:p>-1.98</text:p>
          </table:table-cell>
          <table:table-cell office:value-type="float" office:value="-18.0924287118977" calcext:value-type="float">
            <text:p>-18.09</text:p>
          </table:table-cell>
          <table:table-cell office:value-type="float" office:value="8.77844867626567" calcext:value-type="float">
            <text:p>8.78</text:p>
          </table:table-cell>
          <table:table-cell office:value-type="float" office:value="-30.7734106140192" calcext:value-type="float">
            <text:p>-30.77</text:p>
          </table:table-cell>
          <table:table-cell office:value-type="float" office:value="65.6725261702548" calcext:value-type="float">
            <text:p>65.67</text:p>
          </table:table-cell>
          <table:table-cell table:formula="of:=AVERAGE([.E170:.P170])" office:value-type="float" office:value="0.743284556587714" calcext:value-type="float">
            <text:p>0.74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3"/>
          <table:table-cell office:value-type="float" office:value="-38.6133236784938" calcext:value-type="float">
            <text:p>-38.61</text:p>
          </table:table-cell>
          <table:table-cell office:value-type="float" office:value="-28.7645394530022" calcext:value-type="float">
            <text:p>-28.76</text:p>
          </table:table-cell>
          <table:table-cell office:value-type="float" office:value="61.6108497093828" calcext:value-type="float">
            <text:p>61.61</text:p>
          </table:table-cell>
          <table:table-cell office:value-type="float" office:value="75.1623696122811" calcext:value-type="float">
            <text:p>75.16</text:p>
          </table:table-cell>
          <table:table-cell office:value-type="float" office:value="60.9330484330484" calcext:value-type="float">
            <text:p>60.93</text:p>
          </table:table-cell>
          <table:table-cell office:value-type="float" office:value="160.916799152093" calcext:value-type="float">
            <text:p>160.92</text:p>
          </table:table-cell>
          <table:table-cell office:value-type="float" office:value="55.0579150579151" calcext:value-type="float">
            <text:p>55.06</text:p>
          </table:table-cell>
          <table:table-cell office:value-type="float" office:value="17.0715743271859" calcext:value-type="float">
            <text:p>17.07</text:p>
          </table:table-cell>
          <table:table-cell office:value-type="float" office:value="-10.6194690265487" calcext:value-type="float">
            <text:p>-10.62</text:p>
          </table:table-cell>
          <table:table-cell office:value-type="float" office:value="84.3938690199721" calcext:value-type="float">
            <text:p>84.39</text:p>
          </table:table-cell>
          <table:table-cell office:value-type="float" office:value="-20.1593914145988" calcext:value-type="float">
            <text:p>-20.16</text:p>
          </table:table-cell>
          <table:table-cell office:value-type="float" office:value="94.835078016986" calcext:value-type="float">
            <text:p>94.84</text:p>
          </table:table-cell>
          <table:table-cell table:formula="of:=AVERAGE([.E171:.P171])" office:value-type="float" office:value="42.6520649796851" calcext:value-type="float">
            <text:p>42.65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3"/>
          <table:table-cell office:value-type="float" office:value="288.233164373642" calcext:value-type="float">
            <text:p>288.23</text:p>
          </table:table-cell>
          <table:table-cell office:value-type="float" office:value="154.259666771456" calcext:value-type="float">
            <text:p>154.26</text:p>
          </table:table-cell>
          <table:table-cell office:value-type="float" office:value="210.157763631331" calcext:value-type="float">
            <text:p>210.16</text:p>
          </table:table-cell>
          <table:table-cell office:value-type="float" office:value="136.11493800433" calcext:value-type="float">
            <text:p>136.11</text:p>
          </table:table-cell>
          <table:table-cell office:value-type="float" office:value="178.715574548908" calcext:value-type="float">
            <text:p>178.72</text:p>
          </table:table-cell>
          <table:table-cell office:value-type="float" office:value="548.171701112878" calcext:value-type="float">
            <text:p>548.17</text:p>
          </table:table-cell>
          <table:table-cell office:value-type="float" office:value="264.671814671815" calcext:value-type="float">
            <text:p>264.67</text:p>
          </table:table-cell>
          <table:table-cell office:value-type="float" office:value="23.6206830169792" calcext:value-type="float">
            <text:p>23.62</text:p>
          </table:table-cell>
          <table:table-cell office:value-type="float" office:value="257.030481809243" calcext:value-type="float">
            <text:p>257.03</text:p>
          </table:table-cell>
          <table:table-cell office:value-type="float" office:value="871.110078959591" calcext:value-type="float">
            <text:p>871.11</text:p>
          </table:table-cell>
          <table:table-cell office:value-type="float" office:value="459.590653867053" calcext:value-type="float">
            <text:p>459.59</text:p>
          </table:table-cell>
          <table:table-cell office:value-type="float" office:value="216.877345447363" calcext:value-type="float">
            <text:p>216.88</text:p>
          </table:table-cell>
          <table:table-cell table:formula="of:=AVERAGE([.E172:.P172])" office:value-type="float" office:value="300.712822184549" calcext:value-type="float">
            <text:p>300.71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3"/>
          <table:table-cell office:value-type="float" office:value="-18.0666183924692" calcext:value-type="float">
            <text:p>-18.07</text:p>
          </table:table-cell>
          <table:table-cell office:value-type="float" office:value="-7.32474064759509" calcext:value-type="float">
            <text:p>-7.32</text:p>
          </table:table-cell>
          <table:table-cell office:value-type="float" office:value="64.3232770550789" calcext:value-type="float">
            <text:p>64.32</text:p>
          </table:table-cell>
          <table:table-cell office:value-type="float" office:value="8.49242275142687" calcext:value-type="float">
            <text:p>8.49</text:p>
          </table:table-cell>
          <table:table-cell office:value-type="float" office:value="54.1310541310541" calcext:value-type="float">
            <text:p>54.13</text:p>
          </table:table-cell>
          <table:table-cell office:value-type="float" office:value="25.4901960784314" calcext:value-type="float">
            <text:p>25.49</text:p>
          </table:table-cell>
          <table:table-cell office:value-type="float" office:value="-6.75675675675676" calcext:value-type="float">
            <text:p>-6.76</text:p>
          </table:table-cell>
          <table:table-cell office:value-type="float" office:value="19.4009163361953" calcext:value-type="float">
            <text:p>19.40</text:p>
          </table:table-cell>
          <table:table-cell office:value-type="float" office:value="26.0570304818093" calcext:value-type="float">
            <text:p>26.06</text:p>
          </table:table-cell>
          <table:table-cell office:value-type="float" office:value="10.0325127728751" calcext:value-type="float">
            <text:p>10.03</text:p>
          </table:table-cell>
          <table:table-cell office:value-type="float" office:value="28.6723419670349" calcext:value-type="float">
            <text:p>28.67</text:p>
          </table:table-cell>
          <table:table-cell office:value-type="float" office:value="19.8992692079795" calcext:value-type="float">
            <text:p>19.90</text:p>
          </table:table-cell>
          <table:table-cell table:formula="of:=AVERAGE([.E173:.P173])" office:value-type="float" office:value="18.6959087487554" calcext:value-type="float">
            <text:p>18.70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3"/>
          <table:table-cell office:value-type="float" office:value="28.783490224475" calcext:value-type="float">
            <text:p>28.78</text:p>
          </table:table-cell>
          <table:table-cell office:value-type="float" office:value="3.34276432987531" calcext:value-type="float">
            <text:p>3.34</text:p>
          </table:table-cell>
          <table:table-cell office:value-type="float" office:value="51.6606698034874" calcext:value-type="float">
            <text:p>51.66</text:p>
          </table:table-cell>
          <table:table-cell office:value-type="float" office:value="11.4741192678607" calcext:value-type="float">
            <text:p>11.47</text:p>
          </table:table-cell>
          <table:table-cell office:value-type="float" office:value="85.1020892687559" calcext:value-type="float">
            <text:p>85.10</text:p>
          </table:table-cell>
          <table:table-cell office:value-type="float" office:value="263.328033916269" calcext:value-type="float">
            <text:p>263.33</text:p>
          </table:table-cell>
          <table:table-cell office:value-type="float" office:value="187.915057915058" calcext:value-type="float">
            <text:p>187.92</text:p>
          </table:table-cell>
          <table:table-cell office:value-type="float" office:value="21.0487814268664" calcext:value-type="float">
            <text:p>21.05</text:p>
          </table:table-cell>
          <table:table-cell office:value-type="float" office:value="41.4945919370698" calcext:value-type="float">
            <text:p>41.49</text:p>
          </table:table-cell>
          <table:table-cell office:value-type="float" office:value="85.276358569438" calcext:value-type="float">
            <text:p>85.28</text:p>
          </table:table-cell>
          <table:table-cell office:value-type="float" office:value="-19.9420394856004" calcext:value-type="float">
            <text:p>-19.94</text:p>
          </table:table-cell>
          <table:table-cell office:value-type="float" office:value="135.917440252815" calcext:value-type="float">
            <text:p>135.92</text:p>
          </table:table-cell>
          <table:table-cell table:formula="of:=AVERAGE([.E174:.P174])" office:value-type="float" office:value="74.6167797855309" calcext:value-type="float">
            <text:p>74.62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3"/>
          <table:table-cell office:value-type="float" office:value="12.2194062273715" calcext:value-type="float">
            <text:p>12.22</text:p>
          </table:table-cell>
          <table:table-cell office:value-type="float" office:value="-4.75741381117049" calcext:value-type="float">
            <text:p>-4.76</text:p>
          </table:table-cell>
          <table:table-cell office:value-type="float" office:value="51.2870190977027" calcext:value-type="float">
            <text:p>51.29</text:p>
          </table:table-cell>
          <table:table-cell office:value-type="float" office:value="4.32001574493211" calcext:value-type="float">
            <text:p>4.32</text:p>
          </table:table-cell>
          <table:table-cell office:value-type="float" office:value="110.280151946819" calcext:value-type="float">
            <text:p>110.28</text:p>
          </table:table-cell>
          <table:table-cell office:value-type="float" office:value="120.641229464759" calcext:value-type="float">
            <text:p>120.64</text:p>
          </table:table-cell>
          <table:table-cell office:value-type="float" office:value="101.003861003861" calcext:value-type="float">
            <text:p>101.00</text:p>
          </table:table-cell>
          <table:table-cell office:value-type="float" office:value="19.9014361067262" calcext:value-type="float">
            <text:p>19.90</text:p>
          </table:table-cell>
          <table:table-cell office:value-type="float" office:value="54.9655850540806" calcext:value-type="float">
            <text:p>54.97</text:p>
          </table:table-cell>
          <table:table-cell office:value-type="float" office:value="75.7083139804923" calcext:value-type="float">
            <text:p>75.71</text:p>
          </table:table-cell>
          <table:table-cell office:value-type="float" office:value="-9.69027350117733" calcext:value-type="float">
            <text:p>-9.69</text:p>
          </table:table-cell>
          <table:table-cell office:value-type="float" office:value="131.868457436303" calcext:value-type="float">
            <text:p>131.87</text:p>
          </table:table-cell>
          <table:table-cell table:formula="of:=AVERAGE([.E175:.P175])" office:value-type="float" office:value="55.6456490625583" calcext:value-type="float">
            <text:p>55.65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3"/>
          <table:table-cell office:value-type="float" office:value="-70.9449674149167" calcext:value-type="float">
            <text:p>-70.94</text:p>
          </table:table-cell>
          <table:table-cell office:value-type="float" office:value="-73.53033637221" calcext:value-type="float">
            <text:p>-73.53</text:p>
          </table:table-cell>
          <table:table-cell office:value-type="float" office:value="-12.6764461666205" calcext:value-type="float">
            <text:p>-12.68</text:p>
          </table:table-cell>
          <table:table-cell office:value-type="float" office:value="-49.4489273765007" calcext:value-type="float">
            <text:p>-49.45</text:p>
          </table:table-cell>
          <table:table-cell office:value-type="float" office:value="-46.545584045584" calcext:value-type="float">
            <text:p>-46.55</text:p>
          </table:table-cell>
          <table:table-cell office:value-type="float" office:value="13.7784843667197" calcext:value-type="float">
            <text:p>13.78</text:p>
          </table:table-cell>
          <table:table-cell office:value-type="float" office:value="-52.5482625482626" calcext:value-type="float">
            <text:p>-52.55</text:p>
          </table:table-cell>
          <table:table-cell office:value-type="float" office:value="-61.8834943980287" calcext:value-type="float">
            <text:p>-61.88</text:p>
          </table:table-cell>
          <table:table-cell office:value-type="float" office:value="-67.4532940019666" calcext:value-type="float">
            <text:p>-67.45</text:p>
          </table:table-cell>
          <table:table-cell office:value-type="float" office:value="-57.3153738968881" calcext:value-type="float">
            <text:p>-57.32</text:p>
          </table:table-cell>
          <table:table-cell office:value-type="float" office:value="-72.2332910704583" calcext:value-type="float">
            <text:p>-72.23</text:p>
          </table:table-cell>
          <table:table-cell office:value-type="float" office:value="-40.1836855619198" calcext:value-type="float">
            <text:p>-40.18</text:p>
          </table:table-cell>
          <table:table-cell table:formula="of:=AVERAGE([.E176:.P176])" office:value-type="float" office:value="-49.2487648738864" calcext:value-type="float">
            <text:p>-49.25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3"/>
          <table:table-cell office:value-type="float" office:value="-18.3200579290369" calcext:value-type="float">
            <text:p>-18.32</text:p>
          </table:table-cell>
          <table:table-cell office:value-type="float" office:value="-12.6165775961438" calcext:value-type="float">
            <text:p>-12.62</text:p>
          </table:table-cell>
          <table:table-cell office:value-type="float" office:value="75.9894824245779" calcext:value-type="float">
            <text:p>75.99</text:p>
          </table:table-cell>
          <table:table-cell office:value-type="float" office:value="26.9533556386538" calcext:value-type="float">
            <text:p>26.95</text:p>
          </table:table-cell>
          <table:table-cell office:value-type="float" office:value="46.7830009496676" calcext:value-type="float">
            <text:p>46.78</text:p>
          </table:table-cell>
          <table:table-cell office:value-type="float" office:value="103.656597774245" calcext:value-type="float">
            <text:p>103.66</text:p>
          </table:table-cell>
          <table:table-cell office:value-type="float" office:value="-56.7953667953668" calcext:value-type="float">
            <text:p>-56.80</text:p>
          </table:table-cell>
          <table:table-cell office:value-type="float" office:value="21.0718823393524" calcext:value-type="float">
            <text:p>21.07</text:p>
          </table:table-cell>
          <table:table-cell office:value-type="float" office:value="21.6322517207473" calcext:value-type="float">
            <text:p>21.63</text:p>
          </table:table-cell>
          <table:table-cell office:value-type="float" office:value="62.3780771017185" calcext:value-type="float">
            <text:p>62.38</text:p>
          </table:table-cell>
          <table:table-cell office:value-type="float" office:value="21.1193624343416" calcext:value-type="float">
            <text:p>21.12</text:p>
          </table:table-cell>
          <table:table-cell office:value-type="float" office:value="86.4309697807624" calcext:value-type="float">
            <text:p>86.43</text:p>
          </table:table-cell>
          <table:table-cell table:formula="of:=AVERAGE([.E177:.P177])" office:value-type="float" office:value="31.5235814869599" calcext:value-type="float">
            <text:p>31.52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3"/>
          <table:table-cell office:value-type="float" office:value="214.717595944967" calcext:value-type="float">
            <text:p>214.72</text:p>
          </table:table-cell>
          <table:table-cell office:value-type="float" office:value="76.7892696217122" calcext:value-type="float">
            <text:p>76.79</text:p>
          </table:table-cell>
          <table:table-cell office:value-type="float" office:value="101.120952117354" calcext:value-type="float">
            <text:p>101.12</text:p>
          </table:table-cell>
          <table:table-cell office:value-type="float" office:value="115.439874040543" calcext:value-type="float">
            <text:p>115.44</text:p>
          </table:table-cell>
          <table:table-cell office:value-type="float" office:value="150.178062678063" calcext:value-type="float">
            <text:p>150.18</text:p>
          </table:table-cell>
          <table:table-cell office:value-type="float" office:value="177.980922098569" calcext:value-type="float">
            <text:p>177.98</text:p>
          </table:table-cell>
          <table:table-cell office:value-type="float" office:value="542.625482625483" calcext:value-type="float">
            <text:p>542.63</text:p>
          </table:table-cell>
          <table:table-cell office:value-type="float" office:value="23.9556462480268" calcext:value-type="float">
            <text:p>23.96</text:p>
          </table:table-cell>
          <table:table-cell office:value-type="float" office:value="488.397246804326" calcext:value-type="float">
            <text:p>488.40</text:p>
          </table:table-cell>
          <table:table-cell office:value-type="float" office:value="353.785415699025" calcext:value-type="float">
            <text:p>353.79</text:p>
          </table:table-cell>
          <table:table-cell office:value-type="float" office:value="279.750045281652" calcext:value-type="float">
            <text:p>279.75</text:p>
          </table:table-cell>
          <table:table-cell office:value-type="float" office:value="203.95022713806" calcext:value-type="float">
            <text:p>203.95</text:p>
          </table:table-cell>
          <table:table-cell table:formula="of:=AVERAGE([.E178:.P178])" office:value-type="float" office:value="227.390895024815" calcext:value-type="float">
            <text:p>227.39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3"/>
          <table:table-cell office:value-type="float" office:value="-8.76176683562636" calcext:value-type="float">
            <text:p>-8.76</text:p>
          </table:table-cell>
          <table:table-cell office:value-type="float" office:value="1.15267735512941" calcext:value-type="float">
            <text:p>1.15</text:p>
          </table:table-cell>
          <table:table-cell office:value-type="float" office:value="9.43814004982009" calcext:value-type="float">
            <text:p>9.44</text:p>
          </table:table-cell>
          <table:table-cell office:value-type="float" office:value="21.4229482385357" calcext:value-type="float">
            <text:p>21.42</text:p>
          </table:table-cell>
          <table:table-cell office:value-type="float" office:value="15.5151946818614" calcext:value-type="float">
            <text:p>15.52</text:p>
          </table:table-cell>
          <table:table-cell office:value-type="float" office:value="126.947535771065" calcext:value-type="float">
            <text:p>126.95</text:p>
          </table:table-cell>
          <table:table-cell office:value-type="float" office:value="14.6718146718147" calcext:value-type="float">
            <text:p>14.67</text:p>
          </table:table-cell>
          <table:table-cell office:value-type="float" office:value="-31.7137026912563" calcext:value-type="float">
            <text:p>-31.71</text:p>
          </table:table-cell>
          <table:table-cell office:value-type="float" office:value="18.3874139626352" calcext:value-type="float">
            <text:p>18.39</text:p>
          </table:table-cell>
          <table:table-cell office:value-type="float" office:value="21.0868555503948" calcext:value-type="float">
            <text:p>21.09</text:p>
          </table:table-cell>
          <table:table-cell office:value-type="float" office:value="-63.2675239992755" calcext:value-type="float">
            <text:p>-63.27</text:p>
          </table:table-cell>
          <table:table-cell office:value-type="float" office:value="27.0294291921785" calcext:value-type="float">
            <text:p>27.03</text:p>
          </table:table-cell>
          <table:table-cell table:formula="of:=AVERAGE([.E179:.P179])" office:value-type="float" office:value="12.6590846622731" calcext:value-type="float">
            <text:p>12.66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3"/>
          <table:table-cell office:value-type="float" office:value="-66.3649529326575" calcext:value-type="float">
            <text:p>-66.36</text:p>
          </table:table-cell>
          <table:table-cell office:value-type="float" office:value="-69.810332180656" calcext:value-type="float">
            <text:p>-69.81</text:p>
          </table:table-cell>
          <table:table-cell office:value-type="float" office:value="-8.37254359258233" calcext:value-type="float">
            <text:p>-8.37</text:p>
          </table:table-cell>
          <table:table-cell office:value-type="float" office:value="-38.2011415075773" calcext:value-type="float">
            <text:p>-38.20</text:p>
          </table:table-cell>
          <table:table-cell office:value-type="float" office:value="-49.5726495726496" calcext:value-type="float">
            <text:p>-49.57</text:p>
          </table:table-cell>
          <table:table-cell office:value-type="float" office:value="-51.2188659247483" calcext:value-type="float">
            <text:p>-51.22</text:p>
          </table:table-cell>
          <table:table-cell office:value-type="float" office:value="-25.0965250965251" calcext:value-type="float">
            <text:p>-25.10</text:p>
          </table:table-cell>
          <table:table-cell office:value-type="float" office:value="-13.2676240711508" calcext:value-type="float">
            <text:p>-13.27</text:p>
          </table:table-cell>
          <table:table-cell office:value-type="float" office:value="25.5653883972468" calcext:value-type="float">
            <text:p>25.57</text:p>
          </table:table-cell>
          <table:table-cell office:value-type="float" office:value="-42.4988388295402" calcext:value-type="float">
            <text:p>-42.50</text:p>
          </table:table-cell>
          <table:table-cell office:value-type="float" office:value="16.1202680673791" calcext:value-type="float">
            <text:p>16.12</text:p>
          </table:table-cell>
          <table:table-cell office:value-type="float" office:value="-31.9079597076832" calcext:value-type="float">
            <text:p>-31.91</text:p>
          </table:table-cell>
          <table:table-cell table:formula="of:=AVERAGE([.E180:.P180])" office:value-type="float" office:value="-29.552148079262" calcext:value-type="float">
            <text:p>-29.55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3"/>
          <table:table-cell office:value-type="float" office:value="110.626357711803" calcext:value-type="float">
            <text:p>110.63</text:p>
          </table:table-cell>
          <table:table-cell office:value-type="float" office:value="68.4061615844074" calcext:value-type="float">
            <text:p>68.41</text:p>
          </table:table-cell>
          <table:table-cell office:value-type="float" office:value="102.241904234708" calcext:value-type="float">
            <text:p>102.24</text:p>
          </table:table-cell>
          <table:table-cell office:value-type="float" office:value="81.7260381814603" calcext:value-type="float">
            <text:p>81.73</text:p>
          </table:table-cell>
          <table:table-cell office:value-type="float" office:value="107.668566001899" calcext:value-type="float">
            <text:p>107.67</text:p>
          </table:table-cell>
          <table:table-cell office:value-type="float" office:value="148.622151563328" calcext:value-type="float">
            <text:p>148.62</text:p>
          </table:table-cell>
          <table:table-cell office:value-type="float" office:value="466.563706563707" calcext:value-type="float">
            <text:p>466.56</text:p>
          </table:table-cell>
          <table:table-cell office:value-type="float" office:value="21.1488853809725" calcext:value-type="float">
            <text:p>21.15</text:p>
          </table:table-cell>
          <table:table-cell office:value-type="float" office:value="166.076696165192" calcext:value-type="float">
            <text:p>166.08</text:p>
          </table:table-cell>
          <table:table-cell office:value-type="float" office:value="204.226660473758" calcext:value-type="float">
            <text:p>204.23</text:p>
          </table:table-cell>
          <table:table-cell office:value-type="float" office:value="83.8435066111212" calcext:value-type="float">
            <text:p>83.84</text:p>
          </table:table-cell>
          <table:table-cell office:value-type="float" office:value="182.777009678057" calcext:value-type="float">
            <text:p>182.78</text:p>
          </table:table-cell>
          <table:table-cell table:formula="of:=AVERAGE([.E181:.P181])" office:value-type="float" office:value="145.327303679201" calcext:value-type="float">
            <text:p>145.33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3"/>
          <table:table-cell office:value-type="float" office:value="14.9167270094135" calcext:value-type="float">
            <text:p>14.92</text:p>
          </table:table-cell>
          <table:table-cell office:value-type="float" office:value="6.75888085507701" calcext:value-type="float">
            <text:p>6.76</text:p>
          </table:table-cell>
          <table:table-cell office:value-type="float" office:value="60.8358704677553" calcext:value-type="float">
            <text:p>60.84</text:p>
          </table:table-cell>
          <table:table-cell office:value-type="float" office:value="72.6628616414092" calcext:value-type="float">
            <text:p>72.66</text:p>
          </table:table-cell>
          <table:table-cell office:value-type="float" office:value="46.5811965811966" calcext:value-type="float">
            <text:p>46.58</text:p>
          </table:table-cell>
          <table:table-cell office:value-type="float" office:value="269.872813990461" calcext:value-type="float">
            <text:p>269.87</text:p>
          </table:table-cell>
          <table:table-cell office:value-type="float" office:value="32.0849420849421" calcext:value-type="float">
            <text:p>32.08</text:p>
          </table:table-cell>
          <table:table-cell office:value-type="float" office:value="10.7419243060101" calcext:value-type="float">
            <text:p>10.74</text:p>
          </table:table-cell>
          <table:table-cell office:value-type="float" office:value="116.715830875123" calcext:value-type="float">
            <text:p>116.72</text:p>
          </table:table-cell>
          <table:table-cell office:value-type="float" office:value="153.506734788667" calcext:value-type="float">
            <text:p>153.51</text:p>
          </table:table-cell>
          <table:table-cell office:value-type="float" office:value="98.1525086035139" calcext:value-type="float">
            <text:p>98.15</text:p>
          </table:table-cell>
          <table:table-cell office:value-type="float" office:value="153.120679439068" calcext:value-type="float">
            <text:p>153.12</text:p>
          </table:table-cell>
          <table:table-cell table:formula="of:=AVERAGE([.E182:.P182])" office:value-type="float" office:value="86.329247553553" calcext:value-type="float">
            <text:p>86.33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3"/>
          <table:table-cell office:value-type="float" office:value="345.184648805214" calcext:value-type="float">
            <text:p>345.18</text:p>
          </table:table-cell>
          <table:table-cell office:value-type="float" office:value="159.918264696636" calcext:value-type="float">
            <text:p>159.92</text:p>
          </table:table-cell>
          <table:table-cell office:value-type="float" office:value="235.164683088846" calcext:value-type="float">
            <text:p>235.16</text:p>
          </table:table-cell>
          <table:table-cell office:value-type="float" office:value="139.83467821295" calcext:value-type="float">
            <text:p>139.83</text:p>
          </table:table-cell>
          <table:table-cell office:value-type="float" office:value="192.378917378917" calcext:value-type="float">
            <text:p>192.38</text:p>
          </table:table-cell>
          <table:table-cell office:value-type="float" office:value="545.998940116587" calcext:value-type="float">
            <text:p>546.00</text:p>
          </table:table-cell>
          <table:table-cell office:value-type="float" office:value="880.30888030888" calcext:value-type="float">
            <text:p>880.31</text:p>
          </table:table-cell>
          <table:table-cell office:value-type="float" office:value="23.3781234358757" calcext:value-type="float">
            <text:p>23.38</text:p>
          </table:table-cell>
          <table:table-cell office:value-type="float" office:value="2909.53785644051" calcext:value-type="float">
            <text:p>2909.54</text:p>
          </table:table-cell>
          <table:table-cell office:value-type="float" office:value="1359.63771481654" calcext:value-type="float">
            <text:p>1359.64</text:p>
          </table:table-cell>
          <table:table-cell office:value-type="float" office:value="480.836804926644" calcext:value-type="float">
            <text:p>480.84</text:p>
          </table:table-cell>
          <table:table-cell office:value-type="float" office:value="219.28698400158" calcext:value-type="float">
            <text:p>219.29</text:p>
          </table:table-cell>
          <table:table-cell table:formula="of:=AVERAGE([.E183:.P183])" office:value-type="float" office:value="624.288874685765" calcext:value-type="float">
            <text:p>624.29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3"/>
          <table:table-cell office:value-type="float" office:value="340.948587979725" calcext:value-type="float">
            <text:p>340.95</text:p>
          </table:table-cell>
          <table:table-cell office:value-type="float" office:value="158.032065388243" calcext:value-type="float">
            <text:p>158.03</text:p>
          </table:table-cell>
          <table:table-cell office:value-type="float" office:value="238.292277885414" calcext:value-type="float">
            <text:p>238.29</text:p>
          </table:table-cell>
          <table:table-cell office:value-type="float" office:value="140.671127730762" calcext:value-type="float">
            <text:p>140.67</text:p>
          </table:table-cell>
          <table:table-cell office:value-type="float" office:value="177.81339031339" calcext:value-type="float">
            <text:p>177.81</text:p>
          </table:table-cell>
          <table:table-cell office:value-type="float" office:value="383.306836248013" calcext:value-type="float">
            <text:p>383.31</text:p>
          </table:table-cell>
          <table:table-cell office:value-type="float" office:value="825.752895752896" calcext:value-type="float">
            <text:p>825.75</text:p>
          </table:table-cell>
          <table:table-cell office:value-type="float" office:value="23.4743772379009" calcext:value-type="float">
            <text:p>23.47</text:p>
          </table:table-cell>
          <table:table-cell office:value-type="float" office:value="2090.26548672566" calcext:value-type="float">
            <text:p>2090.27</text:p>
          </table:table-cell>
          <table:table-cell office:value-type="float" office:value="1028.47189967487" calcext:value-type="float">
            <text:p>1028.47</text:p>
          </table:table-cell>
          <table:table-cell office:value-type="float" office:value="480.528889693896" calcext:value-type="float">
            <text:p>480.53</text:p>
          </table:table-cell>
          <table:table-cell office:value-type="float" office:value="218.042662453091" calcext:value-type="float">
            <text:p>218.04</text:p>
          </table:table-cell>
          <table:table-cell table:formula="of:=AVERAGE([.E184:.P184])" office:value-type="float" office:value="508.800041423655" calcext:value-type="float">
            <text:p>508.80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3"/>
          <table:table-cell office:value-type="float" office:value="-59.1057204923968" calcext:value-type="float">
            <text:p>-59.11</text:p>
          </table:table-cell>
          <table:table-cell office:value-type="float" office:value="-33.7420098501519" calcext:value-type="float">
            <text:p>-33.74</text:p>
          </table:table-cell>
          <table:table-cell office:value-type="float" office:value="2.50484362026017" calcext:value-type="float">
            <text:p>2.50</text:p>
          </table:table-cell>
          <table:table-cell office:value-type="float" office:value="-3.82798661680771" calcext:value-type="float">
            <text:p>-3.83</text:p>
          </table:table-cell>
          <table:table-cell office:value-type="float" office:value="-25.8547008547009" calcext:value-type="float">
            <text:p>-25.85</text:p>
          </table:table-cell>
          <table:table-cell office:value-type="float" office:value="159.194488606253" calcext:value-type="float">
            <text:p>159.19</text:p>
          </table:table-cell>
          <table:table-cell office:value-type="float" office:value="-39.4208494208494" calcext:value-type="float">
            <text:p>-39.42</text:p>
          </table:table-cell>
          <table:table-cell office:value-type="float" office:value="-14.4842721287491" calcext:value-type="float">
            <text:p>-14.48</text:p>
          </table:table-cell>
          <table:table-cell office:value-type="float" office:value="-22.1238938053097" calcext:value-type="float">
            <text:p>-22.12</text:p>
          </table:table-cell>
          <table:table-cell office:value-type="float" office:value="-19.7863446353925" calcext:value-type="float">
            <text:p>-19.79</text:p>
          </table:table-cell>
          <table:table-cell office:value-type="float" office:value="-67.6870132222423" calcext:value-type="float">
            <text:p>-67.69</text:p>
          </table:table-cell>
          <table:table-cell office:value-type="float" office:value="10.6656132727632" calcext:value-type="float">
            <text:p>10.67</text:p>
          </table:table-cell>
          <table:table-cell table:formula="of:=AVERAGE([.E185:.P185])" office:value-type="float" office:value="-9.47232046061033" calcext:value-type="float">
            <text:p>-9.47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3"/>
          <table:table-cell office:value-type="float" office:value="338.196958725561" calcext:value-type="float">
            <text:p>338.20</text:p>
          </table:table-cell>
          <table:table-cell office:value-type="float" office:value="154.050089070523" calcext:value-type="float">
            <text:p>154.05</text:p>
          </table:table-cell>
          <table:table-cell office:value-type="float" office:value="238.402989205646" calcext:value-type="float">
            <text:p>238.40</text:p>
          </table:table-cell>
          <table:table-cell office:value-type="float" office:value="141.281243849636" calcext:value-type="float">
            <text:p>141.28</text:p>
          </table:table-cell>
          <table:table-cell office:value-type="float" office:value="177.682811016144" calcext:value-type="float">
            <text:p>177.68</text:p>
          </table:table-cell>
          <table:table-cell office:value-type="float" office:value="517.726550079491" calcext:value-type="float">
            <text:p>517.73</text:p>
          </table:table-cell>
          <table:table-cell office:value-type="float" office:value="866.061776061776" calcext:value-type="float">
            <text:p>866.06</text:p>
          </table:table-cell>
          <table:table-cell office:value-type="float" office:value="23.6938359065183" calcext:value-type="float">
            <text:p>23.69</text:p>
          </table:table-cell>
          <table:table-cell office:value-type="float" office:value="2999.2133726647" calcext:value-type="float">
            <text:p>2999.21</text:p>
          </table:table-cell>
          <table:table-cell office:value-type="float" office:value="1321.50487691593" calcext:value-type="float">
            <text:p>1321.50</text:p>
          </table:table-cell>
          <table:table-cell office:value-type="float" office:value="483.789168628872" calcext:value-type="float">
            <text:p>483.79</text:p>
          </table:table-cell>
          <table:table-cell office:value-type="float" office:value="217.203239186253" calcext:value-type="float">
            <text:p>217.20</text:p>
          </table:table-cell>
          <table:table-cell table:formula="of:=AVERAGE([.E186:.P186])" office:value-type="float" office:value="623.233909275921" calcext:value-type="float">
            <text:p>623.23</text:p>
          </table:table-cell>
        </table:table-row>
      </table:table>
      <table:table table:name="sample01" table:style-name="ta1">
        <table:table-column table:style-name="co2" table:number-columns-repeated="6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ample01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5524" calcext:value-type="float">
            <text:p>5524</text:p>
          </table:table-cell>
          <table:table-cell table:style-name="ce6"/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10529" calcext:value-type="float">
            <text:p>10529</text:p>
          </table:table-cell>
          <table:table-cell table:style-name="ce6" table:formula="of:=(([.F3]/[.F2])*100)-100" office:value-type="float" office:value="90.6046343229544" calcext:value-type="float">
            <text:p>90.6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1614" calcext:value-type="float">
            <text:p>1614</text:p>
          </table:table-cell>
          <table:table-cell table:formula="of:=(([.F4]/[.$F$2])*100)-100" office:value-type="float" office:value="-70.7820419985518" calcext:value-type="float">
            <text:p>-7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23621" calcext:value-type="float">
            <text:p>23621</text:p>
          </table:table-cell>
          <table:table-cell table:formula="of:=(([.F5]/[.$F$2])*100)-100" office:value-type="float" office:value="327.606806661839" calcext:value-type="float">
            <text:p>32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7545" calcext:value-type="float">
            <text:p>7545</text:p>
          </table:table-cell>
          <table:table-cell table:formula="of:=(([.F6]/[.$F$2])*100)-100" office:value-type="float" office:value="36.5858073859522" calcext:value-type="float">
            <text:p>36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564" calcext:value-type="float">
            <text:p>564</text:p>
          </table:table-cell>
          <table:table-cell table:formula="of:=(([.F7]/[.$F$2])*100)-100" office:value-type="float" office:value="-89.7900072411296" calcext:value-type="float">
            <text:p>-89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14040" calcext:value-type="float">
            <text:p>14040</text:p>
          </table:table-cell>
          <table:table-cell table:formula="of:=(([.F8]/[.$F$2])*100)-100" office:value-type="float" office:value="154.163649529327" calcext:value-type="float">
            <text:p>154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22753" calcext:value-type="float">
            <text:p>22753</text:p>
          </table:table-cell>
          <table:table-cell table:formula="of:=(([.F9]/[.$F$2])*100)-100" office:value-type="float" office:value="311.893555394642" calcext:value-type="float">
            <text:p>311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22266" calcext:value-type="float">
            <text:p>22266</text:p>
          </table:table-cell>
          <table:table-cell table:formula="of:=(([.F10]/[.$F$2])*100)-100" office:value-type="float" office:value="303.077480086894" calcext:value-type="float">
            <text:p>303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23980" calcext:value-type="float">
            <text:p>23980</text:p>
          </table:table-cell>
          <table:table-cell table:formula="of:=(([.F11]/[.$F$2])*100)-100" office:value-type="float" office:value="334.105720492397" calcext:value-type="float">
            <text:p>33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22660" calcext:value-type="float">
            <text:p>22660</text:p>
          </table:table-cell>
          <table:table-cell table:formula="of:=(([.F12]/[.$F$2])*100)-100" office:value-type="float" office:value="310.20999275887" calcext:value-type="float">
            <text:p>310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4836" calcext:value-type="float">
            <text:p>4836</text:p>
          </table:table-cell>
          <table:table-cell table:formula="of:=(([.F13]/[.$F$2])*100)-100" office:value-type="float" office:value="-12.4547429398986" calcext:value-type="float">
            <text:p>-1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2228" calcext:value-type="float">
            <text:p>2228</text:p>
          </table:table-cell>
          <table:table-cell table:formula="of:=(([.F14]/[.$F$2])*100)-100" office:value-type="float" office:value="-59.6669080376539" calcext:value-type="float">
            <text:p>-5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1066" calcext:value-type="float">
            <text:p>1066</text:p>
          </table:table-cell>
          <table:table-cell table:formula="of:=(([.F15]/[.$F$2])*100)-100" office:value-type="float" office:value="-80.7023895727734" calcext:value-type="float">
            <text:p>-80.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4775" calcext:value-type="float">
            <text:p>4775</text:p>
          </table:table-cell>
          <table:table-cell table:formula="of:=(([.F16]/[.$F$2])*100)-100" office:value-type="float" office:value="-13.5590152063722" calcext:value-type="float">
            <text:p>-13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3728" calcext:value-type="float">
            <text:p>3728</text:p>
          </table:table-cell>
          <table:table-cell table:formula="of:=(([.F17]/[.$F$2])*100)-100" office:value-type="float" office:value="-32.5126719768284" calcext:value-type="float">
            <text:p>-32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2332" calcext:value-type="float">
            <text:p>2332</text:p>
          </table:table-cell>
          <table:table-cell table:formula="of:=(([.F18]/[.$F$2])*100)-100" office:value-type="float" office:value="-57.7842143374366" calcext:value-type="float">
            <text:p>-57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14679" calcext:value-type="float">
            <text:p>14679</text:p>
          </table:table-cell>
          <table:table-cell table:formula="of:=(([.F19]/[.$F$2])*100)-100" office:value-type="float" office:value="165.731354091238" calcext:value-type="float">
            <text:p>165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6420" calcext:value-type="float">
            <text:p>6420</text:p>
          </table:table-cell>
          <table:table-cell table:formula="of:=(([.F20]/[.$F$2])*100)-100" office:value-type="float" office:value="16.2201303403331" calcext:value-type="float">
            <text:p>1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24258" calcext:value-type="float">
            <text:p>24258</text:p>
          </table:table-cell>
          <table:table-cell table:formula="of:=(([.F21]/[.$F$2])*100)-100" office:value-type="float" office:value="339.13830557567" calcext:value-type="float">
            <text:p>339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24043" calcext:value-type="float">
            <text:p>24043</text:p>
          </table:table-cell>
          <table:table-cell table:formula="of:=(([.F22]/[.$F$2])*100)-100" office:value-type="float" office:value="335.246198406951" calcext:value-type="float">
            <text:p>33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table:formula="of:=(([.F23]/[.$F$2])*100)-100" office:value-type="float" office:value="69.6777697320782" calcext:value-type="float">
            <text:p>69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10829" calcext:value-type="float">
            <text:p>10829</text:p>
          </table:table-cell>
          <table:table-cell table:formula="of:=(([.F24]/[.$F$2])*100)-100" office:value-type="float" office:value="96.0354815351195" calcext:value-type="float">
            <text:p>96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1687" calcext:value-type="float">
            <text:p>1687</text:p>
          </table:table-cell>
          <table:table-cell table:formula="of:=(([.F25]/[.$F$2])*100)-100" office:value-type="float" office:value="-69.4605358435916" calcext:value-type="float">
            <text:p>-6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15629" calcext:value-type="float">
            <text:p>15629</text:p>
          </table:table-cell>
          <table:table-cell table:formula="of:=(([.F26]/[.$F$2])*100)-100" office:value-type="float" office:value="182.929036929761" calcext:value-type="float">
            <text:p>182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1526" calcext:value-type="float">
            <text:p>1526</text:p>
          </table:table-cell>
          <table:table-cell table:formula="of:=(([.F27]/[.$F$2])*100)-100" office:value-type="float" office:value="-72.3750905141202" calcext:value-type="float">
            <text:p>-7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10400" calcext:value-type="float">
            <text:p>10400</text:p>
          </table:table-cell>
          <table:table-cell table:formula="of:=(([.F28]/[.$F$2])*100)-100" office:value-type="float" office:value="88.2693700217234" calcext:value-type="float">
            <text:p>88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21780" calcext:value-type="float">
            <text:p>21780</text:p>
          </table:table-cell>
          <table:table-cell table:formula="of:=(([.F29]/[.$F$2])*100)-100" office:value-type="float" office:value="294.279507603186" calcext:value-type="float">
            <text:p>294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15674" calcext:value-type="float">
            <text:p>15674</text:p>
          </table:table-cell>
          <table:table-cell table:formula="of:=(([.F30]/[.$F$2])*100)-100" office:value-type="float" office:value="183.743664011586" calcext:value-type="float">
            <text:p>183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3732" calcext:value-type="float">
            <text:p>3732</text:p>
          </table:table-cell>
          <table:table-cell table:formula="of:=(([.F31]/[.$F$2])*100)-100" office:value-type="float" office:value="-32.4402606806662" calcext:value-type="float">
            <text:p>-32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2666" calcext:value-type="float">
            <text:p>2666</text:p>
          </table:table-cell>
          <table:table-cell table:formula="of:=(([.F32]/[.$F$2])*100)-100" office:value-type="float" office:value="-51.7378711078928" calcext:value-type="float">
            <text:p>-51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9619" calcext:value-type="float">
            <text:p>9619</text:p>
          </table:table-cell>
          <table:table-cell table:formula="of:=(([.F33]/[.$F$2])*100)-100" office:value-type="float" office:value="74.1310644460536" calcext:value-type="float">
            <text:p>74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986" calcext:value-type="float">
            <text:p>986</text:p>
          </table:table-cell>
          <table:table-cell table:formula="of:=(([.F34]/[.$F$2])*100)-100" office:value-type="float" office:value="-82.1506154960174" calcext:value-type="float">
            <text:p>-8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2064" calcext:value-type="float">
            <text:p>2064</text:p>
          </table:table-cell>
          <table:table-cell table:formula="of:=(([.F35]/[.$F$2])*100)-100" office:value-type="float" office:value="-62.6357711803041" calcext:value-type="float">
            <text:p>-62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4206" calcext:value-type="float">
            <text:p>4206</text:p>
          </table:table-cell>
          <table:table-cell table:formula="of:=(([.F36]/[.$F$2])*100)-100" office:value-type="float" office:value="-23.8595220854453" calcext:value-type="float">
            <text:p>-2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24580" calcext:value-type="float">
            <text:p>24580</text:p>
          </table:table-cell>
          <table:table-cell table:formula="of:=(([.F37]/[.$F$2])*100)-100" office:value-type="float" office:value="344.967414916727" calcext:value-type="float">
            <text:p>344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18280" calcext:value-type="float">
            <text:p>18280</text:p>
          </table:table-cell>
          <table:table-cell table:formula="of:=(([.F38]/[.$F$2])*100)-100" office:value-type="float" office:value="230.91962346126" calcext:value-type="float">
            <text:p>230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19118" calcext:value-type="float">
            <text:p>19118</text:p>
          </table:table-cell>
          <table:table-cell table:formula="of:=(([.F39]/[.$F$2])*100)-100" office:value-type="float" office:value="246.089790007241" calcext:value-type="float">
            <text:p>246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7668" calcext:value-type="float">
            <text:p>7668</text:p>
          </table:table-cell>
          <table:table-cell table:formula="of:=(([.F40]/[.$F$2])*100)-100" office:value-type="float" office:value="38.8124547429399" calcext:value-type="float">
            <text:p>3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5705" calcext:value-type="float">
            <text:p>5705</text:p>
          </table:table-cell>
          <table:table-cell table:formula="of:=(([.F41]/[.$F$2])*100)-100" office:value-type="float" office:value="3.27661115133961" calcext:value-type="float">
            <text:p>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4415" calcext:value-type="float">
            <text:p>4415</text:p>
          </table:table-cell>
          <table:table-cell table:formula="of:=(([.F42]/[.$F$2])*100)-100" office:value-type="float" office:value="-20.0760318609703" calcext:value-type="float">
            <text:p>-2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14857" calcext:value-type="float">
            <text:p>14857</text:p>
          </table:table-cell>
          <table:table-cell table:formula="of:=(([.F43]/[.$F$2])*100)-100" office:value-type="float" office:value="168.953656770456" calcext:value-type="float">
            <text:p>168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23510" calcext:value-type="float">
            <text:p>23510</text:p>
          </table:table-cell>
          <table:table-cell table:formula="of:=(([.F44]/[.$F$2])*100)-100" office:value-type="float" office:value="325.597393193338" calcext:value-type="float">
            <text:p>325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3572" calcext:value-type="float">
            <text:p>3572</text:p>
          </table:table-cell>
          <table:table-cell table:formula="of:=(([.F45]/[.$F$2])*100)-100" office:value-type="float" office:value="-35.3367125271542" calcext:value-type="float">
            <text:p>-35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13630" calcext:value-type="float">
            <text:p>13630</text:p>
          </table:table-cell>
          <table:table-cell table:formula="of:=(([.F46]/[.$F$2])*100)-100" office:value-type="float" office:value="146.741491672701" calcext:value-type="float">
            <text:p>146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8094" calcext:value-type="float">
            <text:p>8094</text:p>
          </table:table-cell>
          <table:table-cell table:formula="of:=(([.F47]/[.$F$2])*100)-100" office:value-type="float" office:value="46.5242577842143" calcext:value-type="float">
            <text:p>4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23557" calcext:value-type="float">
            <text:p>23557</text:p>
          </table:table-cell>
          <table:table-cell table:formula="of:=(([.F48]/[.$F$2])*100)-100" office:value-type="float" office:value="326.448225923244" calcext:value-type="float">
            <text:p>326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21828" calcext:value-type="float">
            <text:p>21828</text:p>
          </table:table-cell>
          <table:table-cell table:formula="of:=(([.F49]/[.$F$2])*100)-100" office:value-type="float" office:value="295.148443157133" calcext:value-type="float">
            <text:p>29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3445" calcext:value-type="float">
            <text:p>3445</text:p>
          </table:table-cell>
          <table:table-cell table:formula="of:=(([.F50]/[.$F$2])*100)-100" office:value-type="float" office:value="-37.6357711803041" calcext:value-type="float">
            <text:p>-37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9614" calcext:value-type="float">
            <text:p>9614</text:p>
          </table:table-cell>
          <table:table-cell table:formula="of:=(([.F51]/[.$F$2])*100)-100" office:value-type="float" office:value="74.0405503258508" calcext:value-type="float">
            <text:p>74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24537" calcext:value-type="float">
            <text:p>24537</text:p>
          </table:table-cell>
          <table:table-cell table:formula="of:=(([.F52]/[.$F$2])*100)-100" office:value-type="float" office:value="344.188993482983" calcext:value-type="float">
            <text:p>344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24560" calcext:value-type="float">
            <text:p>24560</text:p>
          </table:table-cell>
          <table:table-cell table:formula="of:=(([.F53]/[.$F$2])*100)-100" office:value-type="float" office:value="344.605358435916" calcext:value-type="float">
            <text:p>344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23708" calcext:value-type="float">
            <text:p>23708</text:p>
          </table:table-cell>
          <table:table-cell table:formula="of:=(([.F54]/[.$F$2])*100)-100" office:value-type="float" office:value="329.181752353367" calcext:value-type="float">
            <text:p>329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24539" calcext:value-type="float">
            <text:p>24539</text:p>
          </table:table-cell>
          <table:table-cell table:formula="of:=(([.F55]/[.$F$2])*100)-100" office:value-type="float" office:value="344.225199131064" calcext:value-type="float">
            <text:p>34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7851" calcext:value-type="float">
            <text:p>7851</text:p>
          </table:table-cell>
          <table:table-cell table:formula="of:=(([.F56]/[.$F$2])*100)-100" office:value-type="float" office:value="42.1252715423606" calcext:value-type="float">
            <text:p>4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3343" calcext:value-type="float">
            <text:p>3343</text:p>
          </table:table-cell>
          <table:table-cell table:formula="of:=(([.F57]/[.$F$2])*100)-100" office:value-type="float" office:value="-39.4822592324403" calcext:value-type="float">
            <text:p>-3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12090" calcext:value-type="float">
            <text:p>12090</text:p>
          </table:table-cell>
          <table:table-cell table:formula="of:=(([.F58]/[.$F$2])*100)-100" office:value-type="float" office:value="118.863142650253" calcext:value-type="float">
            <text:p>11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9070" calcext:value-type="float">
            <text:p>9070</text:p>
          </table:table-cell>
          <table:table-cell table:formula="of:=(([.F59]/[.$F$2])*100)-100" office:value-type="float" office:value="64.1926140477915" calcext:value-type="float">
            <text:p>64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6176" calcext:value-type="float">
            <text:p>6176</text:p>
          </table:table-cell>
          <table:table-cell table:formula="of:=(([.F60]/[.$F$2])*100)-100" office:value-type="float" office:value="11.8030412744388" calcext:value-type="float">
            <text:p>11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4700" calcext:value-type="float">
            <text:p>4700</text:p>
          </table:table-cell>
          <table:table-cell table:formula="of:=(([.F61]/[.$F$2])*100)-100" office:value-type="float" office:value="-14.9167270094135" calcext:value-type="float">
            <text:p>-14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11400" calcext:value-type="float">
            <text:p>11400</text:p>
          </table:table-cell>
          <table:table-cell table:formula="of:=(([.F62]/[.$F$2])*100)-100" office:value-type="float" office:value="106.372194062274" calcext:value-type="float">
            <text:p>10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6766" calcext:value-type="float">
            <text:p>6766</text:p>
          </table:table-cell>
          <table:table-cell table:formula="of:=(([.F63]/[.$F$2])*100)-100" office:value-type="float" office:value="22.4837074583635" calcext:value-type="float">
            <text:p>22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13791" calcext:value-type="float">
            <text:p>13791</text:p>
          </table:table-cell>
          <table:table-cell table:formula="of:=(([.F64]/[.$F$2])*100)-100" office:value-type="float" office:value="149.65604634323" calcext:value-type="float">
            <text:p>149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19984" calcext:value-type="float">
            <text:p>19984</text:p>
          </table:table-cell>
          <table:table-cell table:formula="of:=(([.F65]/[.$F$2])*100)-100" office:value-type="float" office:value="261.766835626358" calcext:value-type="float">
            <text:p>261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5047" calcext:value-type="float">
            <text:p>5047</text:p>
          </table:table-cell>
          <table:table-cell table:formula="of:=(([.F66]/[.$F$2])*100)-100" office:value-type="float" office:value="-8.6350470673425" calcext:value-type="float">
            <text:p>-8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2241" calcext:value-type="float">
            <text:p>2241</text:p>
          </table:table-cell>
          <table:table-cell table:formula="of:=(([.F67]/[.$F$2])*100)-100" office:value-type="float" office:value="-59.4315713251267" calcext:value-type="float">
            <text:p>-59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7783" calcext:value-type="float">
            <text:p>7783</text:p>
          </table:table-cell>
          <table:table-cell table:formula="of:=(([.F68]/[.$F$2])*100)-100" office:value-type="float" office:value="40.8942795076032" calcext:value-type="float">
            <text:p>4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4670" calcext:value-type="float">
            <text:p>4670</text:p>
          </table:table-cell>
          <table:table-cell table:formula="of:=(([.F69]/[.$F$2])*100)-100" office:value-type="float" office:value="-15.45981173063" calcext:value-type="float">
            <text:p>-1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4855" calcext:value-type="float">
            <text:p>4855</text:p>
          </table:table-cell>
          <table:table-cell table:formula="of:=(([.F70]/[.$F$2])*100)-100" office:value-type="float" office:value="-12.1107892831282" calcext:value-type="float">
            <text:p>-12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18545" calcext:value-type="float">
            <text:p>18545</text:p>
          </table:table-cell>
          <table:table-cell table:formula="of:=(([.F71]/[.$F$2])*100)-100" office:value-type="float" office:value="235.716871832006" calcext:value-type="float">
            <text:p>235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4616" calcext:value-type="float">
            <text:p>4616</text:p>
          </table:table-cell>
          <table:table-cell table:formula="of:=(([.F72]/[.$F$2])*100)-100" office:value-type="float" office:value="-16.4373642288197" calcext:value-type="float">
            <text:p>-16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3900" calcext:value-type="float">
            <text:p>3900</text:p>
          </table:table-cell>
          <table:table-cell table:formula="of:=(([.F73]/[.$F$2])*100)-100" office:value-type="float" office:value="-29.3989862418537" calcext:value-type="float">
            <text:p>-29.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736" calcext:value-type="float">
            <text:p>736</text:p>
          </table:table-cell>
          <table:table-cell table:formula="of:=(([.F74]/[.$F$2])*100)-100" office:value-type="float" office:value="-86.676321506155" calcext:value-type="float">
            <text:p>-86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7367" calcext:value-type="float">
            <text:p>7367</text:p>
          </table:table-cell>
          <table:table-cell table:formula="of:=(([.F75]/[.$F$2])*100)-100" office:value-type="float" office:value="33.3635047067343" calcext:value-type="float">
            <text:p>33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782" calcext:value-type="float">
            <text:p>782</text:p>
          </table:table-cell>
          <table:table-cell table:formula="of:=(([.F76]/[.$F$2])*100)-100" office:value-type="float" office:value="-85.8435916002896" calcext:value-type="float">
            <text:p>-85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19097" calcext:value-type="float">
            <text:p>19097</text:p>
          </table:table-cell>
          <table:table-cell table:formula="of:=(([.F77]/[.$F$2])*100)-100" office:value-type="float" office:value="245.70963070239" calcext:value-type="float">
            <text:p>245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8602" calcext:value-type="float">
            <text:p>8602</text:p>
          </table:table-cell>
          <table:table-cell table:formula="of:=(([.F78]/[.$F$2])*100)-100" office:value-type="float" office:value="55.7204923968139" calcext:value-type="float">
            <text:p>55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560" calcext:value-type="float">
            <text:p>560</text:p>
          </table:table-cell>
          <table:table-cell table:formula="of:=(([.F79]/[.$F$2])*100)-100" office:value-type="float" office:value="-89.8624185372918" calcext:value-type="float">
            <text:p>-89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6082" calcext:value-type="float">
            <text:p>6082</text:p>
          </table:table-cell>
          <table:table-cell table:formula="of:=(([.F80]/[.$F$2])*100)-100" office:value-type="float" office:value="10.1013758146271" calcext:value-type="float">
            <text:p>10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15981" calcext:value-type="float">
            <text:p>15981</text:p>
          </table:table-cell>
          <table:table-cell table:formula="of:=(([.F81]/[.$F$2])*100)-100" office:value-type="float" office:value="189.301230992035" calcext:value-type="float">
            <text:p>189.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18489" calcext:value-type="float">
            <text:p>18489</text:p>
          </table:table-cell>
          <table:table-cell table:formula="of:=(([.F82]/[.$F$2])*100)-100" office:value-type="float" office:value="234.703113685735" calcext:value-type="float">
            <text:p>234.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4974" calcext:value-type="float">
            <text:p>4974</text:p>
          </table:table-cell>
          <table:table-cell table:formula="of:=(([.F83]/[.$F$2])*100)-100" office:value-type="float" office:value="-9.95655322230267" calcext:value-type="float">
            <text:p>-9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24466" calcext:value-type="float">
            <text:p>24466</text:p>
          </table:table-cell>
          <table:table-cell table:formula="of:=(([.F84]/[.$F$2])*100)-100" office:value-type="float" office:value="342.903692976104" calcext:value-type="float">
            <text:p>342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1491" calcext:value-type="float">
            <text:p>1491</text:p>
          </table:table-cell>
          <table:table-cell table:formula="of:=(([.F85]/[.$F$2])*100)-100" office:value-type="float" office:value="-73.0086893555395" calcext:value-type="float">
            <text:p>-73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5188" calcext:value-type="float">
            <text:p>5188</text:p>
          </table:table-cell>
          <table:table-cell table:formula="of:=(([.F86]/[.$F$2])*100)-100" office:value-type="float" office:value="-6.0825488776249" calcext:value-type="float">
            <text:p>-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17182" calcext:value-type="float">
            <text:p>17182</text:p>
          </table:table-cell>
          <table:table-cell table:formula="of:=(([.F87]/[.$F$2])*100)-100" office:value-type="float" office:value="211.042722664736" calcext:value-type="float">
            <text:p>21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11199" calcext:value-type="float">
            <text:p>11199</text:p>
          </table:table-cell>
          <table:table-cell table:formula="of:=(([.F88]/[.$F$2])*100)-100" office:value-type="float" office:value="102.733526430123" calcext:value-type="float">
            <text:p>102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3724" calcext:value-type="float">
            <text:p>3724</text:p>
          </table:table-cell>
          <table:table-cell table:formula="of:=(([.F89]/[.$F$2])*100)-100" office:value-type="float" office:value="-32.5850832729906" calcext:value-type="float">
            <text:p>-32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9740" calcext:value-type="float">
            <text:p>9740</text:p>
          </table:table-cell>
          <table:table-cell table:formula="of:=(([.F90]/[.$F$2])*100)-100" office:value-type="float" office:value="76.3215061549602" calcext:value-type="float">
            <text:p>76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24602" calcext:value-type="float">
            <text:p>24602</text:p>
          </table:table-cell>
          <table:table-cell table:formula="of:=(([.F91]/[.$F$2])*100)-100" office:value-type="float" office:value="345.365677045619" calcext:value-type="float">
            <text:p>345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11508" calcext:value-type="float">
            <text:p>11508</text:p>
          </table:table-cell>
          <table:table-cell table:formula="of:=(([.F92]/[.$F$2])*100)-100" office:value-type="float" office:value="108.327299058653" calcext:value-type="float">
            <text:p>10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7886" calcext:value-type="float">
            <text:p>7886</text:p>
          </table:table-cell>
          <table:table-cell table:formula="of:=(([.F93]/[.$F$2])*100)-100" office:value-type="float" office:value="42.7588703837799" calcext:value-type="float">
            <text:p>42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22216" calcext:value-type="float">
            <text:p>22216</text:p>
          </table:table-cell>
          <table:table-cell table:formula="of:=(([.F94]/[.$F$2])*100)-100" office:value-type="float" office:value="302.172338884866" calcext:value-type="float">
            <text:p>30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1927" calcext:value-type="float">
            <text:p>1927</text:p>
          </table:table-cell>
          <table:table-cell table:formula="of:=(([.F95]/[.$F$2])*100)-100" office:value-type="float" office:value="-65.1158580738595" calcext:value-type="float">
            <text:p>-65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24352" calcext:value-type="float">
            <text:p>24352</text:p>
          </table:table-cell>
          <table:table-cell table:formula="of:=(([.F96]/[.$F$2])*100)-100" office:value-type="float" office:value="340.839971035482" calcext:value-type="float">
            <text:p>340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22871" calcext:value-type="float">
            <text:p>22871</text:p>
          </table:table-cell>
          <table:table-cell table:formula="of:=(([.F97]/[.$F$2])*100)-100" office:value-type="float" office:value="314.029688631426" calcext:value-type="float">
            <text:p>314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20749" calcext:value-type="float">
            <text:p>20749</text:p>
          </table:table-cell>
          <table:table-cell table:formula="of:=(([.F98]/[.$F$2])*100)-100" office:value-type="float" office:value="275.615496017379" calcext:value-type="float">
            <text:p>275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17466" calcext:value-type="float">
            <text:p>17466</text:p>
          </table:table-cell>
          <table:table-cell table:formula="of:=(([.F99]/[.$F$2])*100)-100" office:value-type="float" office:value="216.183924692252" calcext:value-type="float">
            <text:p>216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9685" calcext:value-type="float">
            <text:p>9685</text:p>
          </table:table-cell>
          <table:table-cell table:formula="of:=(([.F100]/[.$F$2])*100)-100" office:value-type="float" office:value="75.3258508327299" calcext:value-type="float">
            <text:p>7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23059" calcext:value-type="float">
            <text:p>23059</text:p>
          </table:table-cell>
          <table:table-cell table:formula="of:=(([.F101]/[.$F$2])*100)-100" office:value-type="float" office:value="317.43301955105" calcext:value-type="float">
            <text:p>317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10331" calcext:value-type="float">
            <text:p>10331</text:p>
          </table:table-cell>
          <table:table-cell table:formula="of:=(([.F102]/[.$F$2])*100)-100" office:value-type="float" office:value="87.0202751629254" calcext:value-type="float">
            <text:p>87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2531" calcext:value-type="float">
            <text:p>2531</text:p>
          </table:table-cell>
          <table:table-cell table:formula="of:=(([.F103]/[.$F$2])*100)-100" office:value-type="float" office:value="-54.1817523533671" calcext:value-type="float">
            <text:p>-54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5955" calcext:value-type="float">
            <text:p>5955</text:p>
          </table:table-cell>
          <table:table-cell table:formula="of:=(([.F104]/[.$F$2])*100)-100" office:value-type="float" office:value="7.80231716147719" calcext:value-type="float">
            <text:p>7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14222" calcext:value-type="float">
            <text:p>14222</text:p>
          </table:table-cell>
          <table:table-cell table:formula="of:=(([.F105]/[.$F$2])*100)-100" office:value-type="float" office:value="157.458363504707" calcext:value-type="float">
            <text:p>157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6916" calcext:value-type="float">
            <text:p>6916</text:p>
          </table:table-cell>
          <table:table-cell table:formula="of:=(([.F106]/[.$F$2])*100)-100" office:value-type="float" office:value="25.199131064446" calcext:value-type="float">
            <text:p>25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24703" calcext:value-type="float">
            <text:p>24703</text:p>
          </table:table-cell>
          <table:table-cell table:formula="of:=(([.F107]/[.$F$2])*100)-100" office:value-type="float" office:value="347.194062273715" calcext:value-type="float">
            <text:p>347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23110" calcext:value-type="float">
            <text:p>23110</text:p>
          </table:table-cell>
          <table:table-cell table:formula="of:=(([.F108]/[.$F$2])*100)-100" office:value-type="float" office:value="318.356263577118" calcext:value-type="float">
            <text:p>318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2655" calcext:value-type="float">
            <text:p>2655</text:p>
          </table:table-cell>
          <table:table-cell table:formula="of:=(([.F109]/[.$F$2])*100)-100" office:value-type="float" office:value="-51.9370021723389" calcext:value-type="float">
            <text:p>-51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7682" calcext:value-type="float">
            <text:p>7682</text:p>
          </table:table-cell>
          <table:table-cell table:formula="of:=(([.F110]/[.$F$2])*100)-100" office:value-type="float" office:value="39.0658942795076" calcext:value-type="float">
            <text:p>39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3376" calcext:value-type="float">
            <text:p>3376</text:p>
          </table:table-cell>
          <table:table-cell table:formula="of:=(([.F111]/[.$F$2])*100)-100" office:value-type="float" office:value="-38.8848660391021" calcext:value-type="float">
            <text:p>-38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 table:formula="of:=(([.F112]/[.$F$2])*100)-100" office:value-type="float" office:value="-77.1542360608255" calcext:value-type="float">
            <text:p>-77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1599" calcext:value-type="float">
            <text:p>1599</text:p>
          </table:table-cell>
          <table:table-cell table:formula="of:=(([.F113]/[.$F$2])*100)-100" office:value-type="float" office:value="-71.05358435916" calcext:value-type="float">
            <text:p>-7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10465" calcext:value-type="float">
            <text:p>10465</text:p>
          </table:table-cell>
          <table:table-cell table:formula="of:=(([.F114]/[.$F$2])*100)-100" office:value-type="float" office:value="89.4460535843592" calcext:value-type="float">
            <text:p>8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23664" calcext:value-type="float">
            <text:p>23664</text:p>
          </table:table-cell>
          <table:table-cell table:formula="of:=(([.F115]/[.$F$2])*100)-100" office:value-type="float" office:value="328.385228095583" calcext:value-type="float">
            <text:p>328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15060" calcext:value-type="float">
            <text:p>15060</text:p>
          </table:table-cell>
          <table:table-cell table:formula="of:=(([.F116]/[.$F$2])*100)-100" office:value-type="float" office:value="172.628530050688" calcext:value-type="float">
            <text:p>172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15317" calcext:value-type="float">
            <text:p>15317</text:p>
          </table:table-cell>
          <table:table-cell table:formula="of:=(([.F117]/[.$F$2])*100)-100" office:value-type="float" office:value="177.280955829109" calcext:value-type="float">
            <text:p>17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3824" calcext:value-type="float">
            <text:p>3824</text:p>
          </table:table-cell>
          <table:table-cell table:formula="of:=(([.F118]/[.$F$2])*100)-100" office:value-type="float" office:value="-30.7748008689356" calcext:value-type="float">
            <text:p>-30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292" calcext:value-type="float">
            <text:p>292</text:p>
          </table:table-cell>
          <table:table-cell table:formula="of:=(([.F119]/[.$F$2])*100)-100" office:value-type="float" office:value="-94.7139753801593" calcext:value-type="float">
            <text:p>-94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316" calcext:value-type="float">
            <text:p>316</text:p>
          </table:table-cell>
          <table:table-cell table:formula="of:=(([.F120]/[.$F$2])*100)-100" office:value-type="float" office:value="-94.2795076031861" calcext:value-type="float">
            <text:p>-94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391" calcext:value-type="float">
            <text:p>391</text:p>
          </table:table-cell>
          <table:table-cell table:formula="of:=(([.F121]/[.$F$2])*100)-100" office:value-type="float" office:value="-92.9217958001448" calcext:value-type="float">
            <text:p>-92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6507" calcext:value-type="float">
            <text:p>6507</text:p>
          </table:table-cell>
          <table:table-cell table:formula="of:=(([.F122]/[.$F$2])*100)-100" office:value-type="float" office:value="17.795076031861" calcext:value-type="float">
            <text:p>17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23595" calcext:value-type="float">
            <text:p>23595</text:p>
          </table:table-cell>
          <table:table-cell table:formula="of:=(([.F123]/[.$F$2])*100)-100" office:value-type="float" office:value="327.136133236785" calcext:value-type="float">
            <text:p>32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2264" calcext:value-type="float">
            <text:p>2264</text:p>
          </table:table-cell>
          <table:table-cell table:formula="of:=(([.F124]/[.$F$2])*100)-100" office:value-type="float" office:value="-59.0152063721941" calcext:value-type="float">
            <text:p>-59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958" calcext:value-type="float">
            <text:p>958</text:p>
          </table:table-cell>
          <table:table-cell table:formula="of:=(([.F125]/[.$F$2])*100)-100" office:value-type="float" office:value="-82.6574945691528" calcext:value-type="float">
            <text:p>-82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1430" calcext:value-type="float">
            <text:p>1430</text:p>
          </table:table-cell>
          <table:table-cell table:formula="of:=(([.F126]/[.$F$2])*100)-100" office:value-type="float" office:value="-74.112961622013" calcext:value-type="float">
            <text:p>-7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2340" calcext:value-type="float">
            <text:p>2340</text:p>
          </table:table-cell>
          <table:table-cell table:formula="of:=(([.F127]/[.$F$2])*100)-100" office:value-type="float" office:value="-57.6393917451122" calcext:value-type="float">
            <text:p>-57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678" calcext:value-type="float">
            <text:p>678</text:p>
          </table:table-cell>
          <table:table-cell table:formula="of:=(([.F128]/[.$F$2])*100)-100" office:value-type="float" office:value="-87.7262853005069" calcext:value-type="float">
            <text:p>-87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5910" calcext:value-type="float">
            <text:p>5910</text:p>
          </table:table-cell>
          <table:table-cell table:formula="of:=(([.F129]/[.$F$2])*100)-100" office:value-type="float" office:value="6.98769007965242" calcext:value-type="float">
            <text:p>6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3695" calcext:value-type="float">
            <text:p>3695</text:p>
          </table:table-cell>
          <table:table-cell table:formula="of:=(([.F130]/[.$F$2])*100)-100" office:value-type="float" office:value="-33.1100651701666" calcext:value-type="float">
            <text:p>-3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24495" calcext:value-type="float">
            <text:p>24495</text:p>
          </table:table-cell>
          <table:table-cell table:formula="of:=(([.F131]/[.$F$2])*100)-100" office:value-type="float" office:value="343.42867487328" calcext:value-type="float">
            <text:p>343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3392" calcext:value-type="float">
            <text:p>3392</text:p>
          </table:table-cell>
          <table:table-cell table:formula="of:=(([.F132]/[.$F$2])*100)-100" office:value-type="float" office:value="-38.5952208544533" calcext:value-type="float">
            <text:p>-38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20698" calcext:value-type="float">
            <text:p>20698</text:p>
          </table:table-cell>
          <table:table-cell table:formula="of:=(([.F133]/[.$F$2])*100)-100" office:value-type="float" office:value="274.692251991311" calcext:value-type="float">
            <text:p>274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8073" calcext:value-type="float">
            <text:p>8073</text:p>
          </table:table-cell>
          <table:table-cell table:formula="of:=(([.F134]/[.$F$2])*100)-100" office:value-type="float" office:value="46.1440984793628" calcext:value-type="float">
            <text:p>46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11206" calcext:value-type="float">
            <text:p>11206</text:p>
          </table:table-cell>
          <table:table-cell table:formula="of:=(([.F135]/[.$F$2])*100)-100" office:value-type="float" office:value="102.860246198407" calcext:value-type="float">
            <text:p>102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7135" calcext:value-type="float">
            <text:p>7135</text:p>
          </table:table-cell>
          <table:table-cell table:formula="of:=(([.F136]/[.$F$2])*100)-100" office:value-type="float" office:value="29.1636495293266" calcext:value-type="float">
            <text:p>29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1789" calcext:value-type="float">
            <text:p>1789</text:p>
          </table:table-cell>
          <table:table-cell table:formula="of:=(([.F137]/[.$F$2])*100)-100" office:value-type="float" office:value="-67.6140477914555" calcext:value-type="float">
            <text:p>-6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table:formula="of:=(([.F138]/[.$F$2])*100)-100" office:value-type="float" office:value="-66.1477190441709" calcext:value-type="float">
            <text:p>-6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636" calcext:value-type="float">
            <text:p>636</text:p>
          </table:table-cell>
          <table:table-cell table:formula="of:=(([.F139]/[.$F$2])*100)-100" office:value-type="float" office:value="-88.48660391021" calcext:value-type="float">
            <text:p>-88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1361" calcext:value-type="float">
            <text:p>1361</text:p>
          </table:table-cell>
          <table:table-cell table:formula="of:=(([.F140]/[.$F$2])*100)-100" office:value-type="float" office:value="-75.362056480811" calcext:value-type="float">
            <text:p>-75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table:formula="of:=(([.F141]/[.$F$2])*100)-100" office:value-type="float" office:value="-95.9630702389573" calcext:value-type="float">
            <text:p>-95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17690" calcext:value-type="float">
            <text:p>17690</text:p>
          </table:table-cell>
          <table:table-cell table:formula="of:=(([.F142]/[.$F$2])*100)-100" office:value-type="float" office:value="220.238957277335" calcext:value-type="float">
            <text:p>220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3292" calcext:value-type="float">
            <text:p>3292</text:p>
          </table:table-cell>
          <table:table-cell table:formula="of:=(([.F143]/[.$F$2])*100)-100" office:value-type="float" office:value="-40.4055032585083" calcext:value-type="float">
            <text:p>-40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6689" calcext:value-type="float">
            <text:p>6689</text:p>
          </table:table-cell>
          <table:table-cell table:formula="of:=(([.F144]/[.$F$2])*100)-100" office:value-type="float" office:value="21.0897900072411" calcext:value-type="float">
            <text:p>21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10925" calcext:value-type="float">
            <text:p>10925</text:p>
          </table:table-cell>
          <table:table-cell table:formula="of:=(([.F145]/[.$F$2])*100)-100" office:value-type="float" office:value="97.7733526430123" calcext:value-type="float">
            <text:p>97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3020" calcext:value-type="float">
            <text:p>3020</text:p>
          </table:table-cell>
          <table:table-cell table:formula="of:=(([.F146]/[.$F$2])*100)-100" office:value-type="float" office:value="-45.329471397538" calcext:value-type="float">
            <text:p>-4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5824" calcext:value-type="float">
            <text:p>5824</text:p>
          </table:table-cell>
          <table:table-cell table:formula="of:=(([.F147]/[.$F$2])*100)-100" office:value-type="float" office:value="5.43084721216509" calcext:value-type="float">
            <text:p>5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19251" calcext:value-type="float">
            <text:p>19251</text:p>
          </table:table-cell>
          <table:table-cell table:formula="of:=(([.F148]/[.$F$2])*100)-100" office:value-type="float" office:value="248.497465604634" calcext:value-type="float">
            <text:p>248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23247" calcext:value-type="float">
            <text:p>23247</text:p>
          </table:table-cell>
          <table:table-cell table:formula="of:=(([.F149]/[.$F$2])*100)-100" office:value-type="float" office:value="320.836350470673" calcext:value-type="float">
            <text:p>320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20211" calcext:value-type="float">
            <text:p>20211</text:p>
          </table:table-cell>
          <table:table-cell table:formula="of:=(([.F150]/[.$F$2])*100)-100" office:value-type="float" office:value="265.876176683563" calcext:value-type="float">
            <text:p>26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4632" calcext:value-type="float">
            <text:p>4632</text:p>
          </table:table-cell>
          <table:table-cell table:formula="of:=(([.F151]/[.$F$2])*100)-100" office:value-type="float" office:value="-16.1477190441709" calcext:value-type="float">
            <text:p>-1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9240" calcext:value-type="float">
            <text:p>9240</text:p>
          </table:table-cell>
          <table:table-cell table:formula="of:=(([.F152]/[.$F$2])*100)-100" office:value-type="float" office:value="67.270094134685" calcext:value-type="float">
            <text:p>6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4455" calcext:value-type="float">
            <text:p>4455</text:p>
          </table:table-cell>
          <table:table-cell table:formula="of:=(([.F153]/[.$F$2])*100)-100" office:value-type="float" office:value="-19.3519188993483" calcext:value-type="float">
            <text:p>-1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4449" calcext:value-type="float">
            <text:p>4449</text:p>
          </table:table-cell>
          <table:table-cell table:formula="of:=(([.F154]/[.$F$2])*100)-100" office:value-type="float" office:value="-19.4605358435916" calcext:value-type="float">
            <text:p>-1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8815" calcext:value-type="float">
            <text:p>8815</text:p>
          </table:table-cell>
          <table:table-cell table:formula="of:=(([.F155]/[.$F$2])*100)-100" office:value-type="float" office:value="59.5763939174511" calcext:value-type="float">
            <text:p>59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24621" calcext:value-type="float">
            <text:p>24621</text:p>
          </table:table-cell>
          <table:table-cell table:formula="of:=(([.F156]/[.$F$2])*100)-100" office:value-type="float" office:value="345.70963070239" calcext:value-type="float">
            <text:p>345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24576" calcext:value-type="float">
            <text:p>24576</text:p>
          </table:table-cell>
          <table:table-cell table:formula="of:=(([.F157]/[.$F$2])*100)-100" office:value-type="float" office:value="344.895003620565" calcext:value-type="float">
            <text:p>344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22543" calcext:value-type="float">
            <text:p>22543</text:p>
          </table:table-cell>
          <table:table-cell table:formula="of:=(([.F158]/[.$F$2])*100)-100" office:value-type="float" office:value="308.091962346126" calcext:value-type="float">
            <text:p>308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3564" calcext:value-type="float">
            <text:p>3564</text:p>
          </table:table-cell>
          <table:table-cell table:formula="of:=(([.F159]/[.$F$2])*100)-100" office:value-type="float" office:value="-35.4815351194786" calcext:value-type="float">
            <text:p>-35.48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3391" calcext:value-type="float">
            <text:p>3391</text:p>
          </table:table-cell>
          <table:table-cell table:formula="of:=(([.F160]/[.$F$2])*100)-100" office:value-type="float" office:value="-38.6133236784938" calcext:value-type="float">
            <text:p>-38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21446" calcext:value-type="float">
            <text:p>21446</text:p>
          </table:table-cell>
          <table:table-cell table:formula="of:=(([.F161]/[.$F$2])*100)-100" office:value-type="float" office:value="288.233164373642" calcext:value-type="float">
            <text:p>288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4526" calcext:value-type="float">
            <text:p>4526</text:p>
          </table:table-cell>
          <table:table-cell table:formula="of:=(([.F162]/[.$F$2])*100)-100" office:value-type="float" office:value="-18.0666183924692" calcext:value-type="float">
            <text:p>-1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7114" calcext:value-type="float">
            <text:p>7114</text:p>
          </table:table-cell>
          <table:table-cell table:formula="of:=(([.F163]/[.$F$2])*100)-100" office:value-type="float" office:value="28.783490224475" calcext:value-type="float">
            <text:p>28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6199" calcext:value-type="float">
            <text:p>6199</text:p>
          </table:table-cell>
          <table:table-cell table:formula="of:=(([.F164]/[.$F$2])*100)-100" office:value-type="float" office:value="12.2194062273715" calcext:value-type="float">
            <text:p>12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1605" calcext:value-type="float">
            <text:p>1605</text:p>
          </table:table-cell>
          <table:table-cell table:formula="of:=(([.F165]/[.$F$2])*100)-100" office:value-type="float" office:value="-70.9449674149167" calcext:value-type="float">
            <text:p>-70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4512" calcext:value-type="float">
            <text:p>4512</text:p>
          </table:table-cell>
          <table:table-cell table:formula="of:=(([.F166]/[.$F$2])*100)-100" office:value-type="float" office:value="-18.3200579290369" calcext:value-type="float">
            <text:p>-18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17385" calcext:value-type="float">
            <text:p>17385</text:p>
          </table:table-cell>
          <table:table-cell table:formula="of:=(([.F167]/[.$F$2])*100)-100" office:value-type="float" office:value="214.717595944967" calcext:value-type="float">
            <text:p>214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5040" calcext:value-type="float">
            <text:p>5040</text:p>
          </table:table-cell>
          <table:table-cell table:formula="of:=(([.F168]/[.$F$2])*100)-100" office:value-type="float" office:value="-8.76176683562636" calcext:value-type="float">
            <text:p>-8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1858" calcext:value-type="float">
            <text:p>1858</text:p>
          </table:table-cell>
          <table:table-cell table:formula="of:=(([.F169]/[.$F$2])*100)-100" office:value-type="float" office:value="-66.3649529326575" calcext:value-type="float">
            <text:p>-6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11635" calcext:value-type="float">
            <text:p>11635</text:p>
          </table:table-cell>
          <table:table-cell table:formula="of:=(([.F170]/[.$F$2])*100)-100" office:value-type="float" office:value="110.626357711803" calcext:value-type="float">
            <text:p>110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6348" calcext:value-type="float">
            <text:p>6348</text:p>
          </table:table-cell>
          <table:table-cell table:formula="of:=(([.F171]/[.$F$2])*100)-100" office:value-type="float" office:value="14.9167270094135" calcext:value-type="float">
            <text:p>14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24592" calcext:value-type="float">
            <text:p>24592</text:p>
          </table:table-cell>
          <table:table-cell table:formula="of:=(([.F172]/[.$F$2])*100)-100" office:value-type="float" office:value="345.184648805214" calcext:value-type="float">
            <text:p>34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24358" calcext:value-type="float">
            <text:p>24358</text:p>
          </table:table-cell>
          <table:table-cell table:formula="of:=(([.F173]/[.$F$2])*100)-100" office:value-type="float" office:value="340.948587979725" calcext:value-type="float">
            <text:p>34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2259" calcext:value-type="float">
            <text:p>2259</text:p>
          </table:table-cell>
          <table:table-cell table:formula="of:=(([.F174]/[.$F$2])*100)-100" office:value-type="float" office:value="-59.1057204923968" calcext:value-type="float">
            <text:p>-59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24206" calcext:value-type="float">
            <text:p>24206</text:p>
          </table:table-cell>
          <table:table-cell table:formula="of:=(([.F175]/[.$F$2])*100)-100" office:value-type="float" office:value="338.196958725561" calcext:value-type="float">
            <text:p>338.20</text:p>
          </table:table-cell>
          <table:table-cell table:number-columns-repeated="4"/>
        </table:table-row>
      </table:table>
      <table:table table:name="sample02" table:style-name="ta1">
        <table:table-column table:style-name="co2" table:number-columns-repeated="6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02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9543" calcext:value-type="float">
            <text:p>9543</text:p>
          </table:table-cell>
          <table:table-cell table:style-name="ce6"/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13041" calcext:value-type="float">
            <text:p>13041</text:p>
          </table:table-cell>
          <table:table-cell table:style-name="ce6" table:formula="of:=(([.F3]/[.F2])*100)-100" office:value-type="float" office:value="36.6551398931154" calcext:value-type="float">
            <text:p>36.6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2584" calcext:value-type="float">
            <text:p>2584</text:p>
          </table:table-cell>
          <table:table-cell table:formula="of:=(([.F4]/[.$F$2])*100)-100" office:value-type="float" office:value="-72.9225610395054" calcext:value-type="float">
            <text:p>-72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21873" calcext:value-type="float">
            <text:p>21873</text:p>
          </table:table-cell>
          <table:table-cell table:formula="of:=(([.F5]/[.$F$2])*100)-100" office:value-type="float" office:value="129.204652624961" calcext:value-type="float">
            <text:p>129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11491" calcext:value-type="float">
            <text:p>11491</text:p>
          </table:table-cell>
          <table:table-cell table:formula="of:=(([.F6]/[.$F$2])*100)-100" office:value-type="float" office:value="20.4128680708373" calcext:value-type="float">
            <text:p>2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1038" calcext:value-type="float">
            <text:p>1038</text:p>
          </table:table-cell>
          <table:table-cell table:formula="of:=(([.F7]/[.$F$2])*100)-100" office:value-type="float" office:value="-89.122917321597" calcext:value-type="float">
            <text:p>-89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17391" calcext:value-type="float">
            <text:p>17391</text:p>
          </table:table-cell>
          <table:table-cell table:formula="of:=(([.F8]/[.$F$2])*100)-100" office:value-type="float" office:value="82.2382898459604" calcext:value-type="float">
            <text:p>82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24767" calcext:value-type="float">
            <text:p>24767</text:p>
          </table:table-cell>
          <table:table-cell table:formula="of:=(([.F9]/[.$F$2])*100)-100" office:value-type="float" office:value="159.530545949911" calcext:value-type="float">
            <text:p>15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23068" calcext:value-type="float">
            <text:p>23068</text:p>
          </table:table-cell>
          <table:table-cell table:formula="of:=(([.F10]/[.$F$2])*100)-100" office:value-type="float" office:value="141.726920255685" calcext:value-type="float">
            <text:p>14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24124" calcext:value-type="float">
            <text:p>24124</text:p>
          </table:table-cell>
          <table:table-cell table:formula="of:=(([.F11]/[.$F$2])*100)-100" office:value-type="float" office:value="152.792622864927" calcext:value-type="float">
            <text:p>15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21398" calcext:value-type="float">
            <text:p>21398</text:p>
          </table:table-cell>
          <table:table-cell table:formula="of:=(([.F12]/[.$F$2])*100)-100" office:value-type="float" office:value="124.227182227811" calcext:value-type="float">
            <text:p>124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7523" calcext:value-type="float">
            <text:p>7523</text:p>
          </table:table-cell>
          <table:table-cell table:formula="of:=(([.F13]/[.$F$2])*100)-100" office:value-type="float" office:value="-21.1673477941947" calcext:value-type="float">
            <text:p>-21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5980" calcext:value-type="float">
            <text:p>5980</text:p>
          </table:table-cell>
          <table:table-cell table:formula="of:=(([.F14]/[.$F$2])*100)-100" office:value-type="float" office:value="-37.3362674211464" calcext:value-type="float">
            <text:p>-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2356" calcext:value-type="float">
            <text:p>2356</text:p>
          </table:table-cell>
          <table:table-cell table:formula="of:=(([.F15]/[.$F$2])*100)-100" office:value-type="float" office:value="-75.3117468301373" calcext:value-type="float">
            <text:p>-75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8891" calcext:value-type="float">
            <text:p>8891</text:p>
          </table:table-cell>
          <table:table-cell table:formula="of:=(([.F16]/[.$F$2])*100)-100" office:value-type="float" office:value="-6.83223305040343" calcext:value-type="float">
            <text:p>-6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table:formula="of:=(([.F17]/[.$F$2])*100)-100" office:value-type="float" office:value="-64.3822697265011" calcext:value-type="float">
            <text:p>-6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3002" calcext:value-type="float">
            <text:p>3002</text:p>
          </table:table-cell>
          <table:table-cell table:formula="of:=(([.F18]/[.$F$2])*100)-100" office:value-type="float" office:value="-68.5423870900136" calcext:value-type="float">
            <text:p>-68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14487" calcext:value-type="float">
            <text:p>14487</text:p>
          </table:table-cell>
          <table:table-cell table:formula="of:=(([.F19]/[.$F$2])*100)-100" office:value-type="float" office:value="51.8076076705439" calcext:value-type="float">
            <text:p>5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11264" calcext:value-type="float">
            <text:p>11264</text:p>
          </table:table-cell>
          <table:table-cell table:formula="of:=(([.F20]/[.$F$2])*100)-100" office:value-type="float" office:value="18.034161165252" calcext:value-type="float">
            <text:p>18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24769" calcext:value-type="float">
            <text:p>24769</text:p>
          </table:table-cell>
          <table:table-cell table:formula="of:=(([.F21]/[.$F$2])*100)-100" office:value-type="float" office:value="159.551503720004" calcext:value-type="float">
            <text:p>159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24459" calcext:value-type="float">
            <text:p>24459</text:p>
          </table:table-cell>
          <table:table-cell table:formula="of:=(([.F22]/[.$F$2])*100)-100" office:value-type="float" office:value="156.303049355549" calcext:value-type="float">
            <text:p>156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16466" calcext:value-type="float">
            <text:p>16466</text:p>
          </table:table-cell>
          <table:table-cell table:formula="of:=(([.F23]/[.$F$2])*100)-100" office:value-type="float" office:value="72.5453211778267" calcext:value-type="float">
            <text:p>7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19235" calcext:value-type="float">
            <text:p>19235</text:p>
          </table:table-cell>
          <table:table-cell table:formula="of:=(([.F24]/[.$F$2])*100)-100" office:value-type="float" office:value="101.561353871948" calcext:value-type="float">
            <text:p>101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2755" calcext:value-type="float">
            <text:p>2755</text:p>
          </table:table-cell>
          <table:table-cell table:formula="of:=(([.F25]/[.$F$2])*100)-100" office:value-type="float" office:value="-71.1306716965315" calcext:value-type="float">
            <text:p>-7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22628" calcext:value-type="float">
            <text:p>22628</text:p>
          </table:table-cell>
          <table:table-cell table:formula="of:=(([.F26]/[.$F$2])*100)-100" office:value-type="float" office:value="137.116210835167" calcext:value-type="float">
            <text:p>137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2243" calcext:value-type="float">
            <text:p>2243</text:p>
          </table:table-cell>
          <table:table-cell table:formula="of:=(([.F27]/[.$F$2])*100)-100" office:value-type="float" office:value="-76.4958608404066" calcext:value-type="float">
            <text:p>-76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14470" calcext:value-type="float">
            <text:p>14470</text:p>
          </table:table-cell>
          <table:table-cell table:formula="of:=(([.F28]/[.$F$2])*100)-100" office:value-type="float" office:value="51.6294666247511" calcext:value-type="float">
            <text:p>5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21474" calcext:value-type="float">
            <text:p>21474</text:p>
          </table:table-cell>
          <table:table-cell table:formula="of:=(([.F29]/[.$F$2])*100)-100" office:value-type="float" office:value="125.023577491355" calcext:value-type="float">
            <text:p>12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18839" calcext:value-type="float">
            <text:p>18839</text:p>
          </table:table-cell>
          <table:table-cell table:formula="of:=(([.F30]/[.$F$2])*100)-100" office:value-type="float" office:value="97.4117153934821" calcext:value-type="float">
            <text:p>97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7359" calcext:value-type="float">
            <text:p>7359</text:p>
          </table:table-cell>
          <table:table-cell table:formula="of:=(([.F31]/[.$F$2])*100)-100" office:value-type="float" office:value="-22.8858849418422" calcext:value-type="float">
            <text:p>-2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6993" calcext:value-type="float">
            <text:p>6993</text:p>
          </table:table-cell>
          <table:table-cell table:formula="of:=(([.F32]/[.$F$2])*100)-100" office:value-type="float" office:value="-26.7211568689091" calcext:value-type="float">
            <text:p>-26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13399" calcext:value-type="float">
            <text:p>13399</text:p>
          </table:table-cell>
          <table:table-cell table:formula="of:=(([.F33]/[.$F$2])*100)-100" office:value-type="float" office:value="40.4065807398093" calcext:value-type="float">
            <text:p>4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1528" calcext:value-type="float">
            <text:p>1528</text:p>
          </table:table-cell>
          <table:table-cell table:formula="of:=(([.F34]/[.$F$2])*100)-100" office:value-type="float" office:value="-83.9882636487478" calcext:value-type="float">
            <text:p>-8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3487" calcext:value-type="float">
            <text:p>3487</text:p>
          </table:table-cell>
          <table:table-cell table:formula="of:=(([.F35]/[.$F$2])*100)-100" office:value-type="float" office:value="-63.4601278423976" calcext:value-type="float">
            <text:p>-63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6180" calcext:value-type="float">
            <text:p>6180</text:p>
          </table:table-cell>
          <table:table-cell table:formula="of:=(([.F36]/[.$F$2])*100)-100" office:value-type="float" office:value="-35.2404904118202" calcext:value-type="float">
            <text:p>-35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24144" calcext:value-type="float">
            <text:p>24144</text:p>
          </table:table-cell>
          <table:table-cell table:formula="of:=(([.F37]/[.$F$2])*100)-100" office:value-type="float" office:value="153.00220056586" calcext:value-type="float">
            <text:p>15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15855" calcext:value-type="float">
            <text:p>15855</text:p>
          </table:table-cell>
          <table:table-cell table:formula="of:=(([.F38]/[.$F$2])*100)-100" office:value-type="float" office:value="66.1427224143351" calcext:value-type="float">
            <text:p>66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20982" calcext:value-type="float">
            <text:p>20982</text:p>
          </table:table-cell>
          <table:table-cell table:formula="of:=(([.F39]/[.$F$2])*100)-100" office:value-type="float" office:value="119.867966048412" calcext:value-type="float">
            <text:p>119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7889" calcext:value-type="float">
            <text:p>7889</text:p>
          </table:table-cell>
          <table:table-cell table:formula="of:=(([.F40]/[.$F$2])*100)-100" office:value-type="float" office:value="-17.3320758671277" calcext:value-type="float">
            <text:p>-17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8692" calcext:value-type="float">
            <text:p>8692</text:p>
          </table:table-cell>
          <table:table-cell table:formula="of:=(([.F41]/[.$F$2])*100)-100" office:value-type="float" office:value="-8.91753117468301" calcext:value-type="float">
            <text:p>-8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8179" calcext:value-type="float">
            <text:p>8179</text:p>
          </table:table-cell>
          <table:table-cell table:formula="of:=(([.F42]/[.$F$2])*100)-100" office:value-type="float" office:value="-14.2931992036047" calcext:value-type="float">
            <text:p>-1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11411" calcext:value-type="float">
            <text:p>11411</text:p>
          </table:table-cell>
          <table:table-cell table:formula="of:=(([.F43]/[.$F$2])*100)-100" office:value-type="float" office:value="19.5745572671068" calcext:value-type="float">
            <text:p>19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24513" calcext:value-type="float">
            <text:p>24513</text:p>
          </table:table-cell>
          <table:table-cell table:formula="of:=(([.F44]/[.$F$2])*100)-100" office:value-type="float" office:value="156.868909148067" calcext:value-type="float">
            <text:p>156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7631" calcext:value-type="float">
            <text:p>7631</text:p>
          </table:table-cell>
          <table:table-cell table:formula="of:=(([.F45]/[.$F$2])*100)-100" office:value-type="float" office:value="-20.0356282091585" calcext:value-type="float">
            <text:p>-2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17156" calcext:value-type="float">
            <text:p>17156</text:p>
          </table:table-cell>
          <table:table-cell table:formula="of:=(([.F46]/[.$F$2])*100)-100" office:value-type="float" office:value="79.7757518600021" calcext:value-type="float">
            <text:p>7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11147" calcext:value-type="float">
            <text:p>11147</text:p>
          </table:table-cell>
          <table:table-cell table:formula="of:=(([.F47]/[.$F$2])*100)-100" office:value-type="float" office:value="16.8081316147962" calcext:value-type="float">
            <text:p>1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22760" calcext:value-type="float">
            <text:p>22760</text:p>
          </table:table-cell>
          <table:table-cell table:formula="of:=(([.F48]/[.$F$2])*100)-100" office:value-type="float" office:value="138.499423661322" calcext:value-type="float">
            <text:p>138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22919" calcext:value-type="float">
            <text:p>22919</text:p>
          </table:table-cell>
          <table:table-cell table:formula="of:=(([.F49]/[.$F$2])*100)-100" office:value-type="float" office:value="140.165566383737" calcext:value-type="float">
            <text:p>14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8945" calcext:value-type="float">
            <text:p>8945</text:p>
          </table:table-cell>
          <table:table-cell table:formula="of:=(([.F50]/[.$F$2])*100)-100" office:value-type="float" office:value="-6.26637325788536" calcext:value-type="float">
            <text:p>-6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12009" calcext:value-type="float">
            <text:p>12009</text:p>
          </table:table-cell>
          <table:table-cell table:formula="of:=(([.F51]/[.$F$2])*100)-100" office:value-type="float" office:value="25.8409305249921" calcext:value-type="float">
            <text:p>25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24594" calcext:value-type="float">
            <text:p>24594</text:p>
          </table:table-cell>
          <table:table-cell table:formula="of:=(([.F52]/[.$F$2])*100)-100" office:value-type="float" office:value="157.717698836844" calcext:value-type="float">
            <text:p>157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24598" calcext:value-type="float">
            <text:p>24598</text:p>
          </table:table-cell>
          <table:table-cell table:formula="of:=(([.F53]/[.$F$2])*100)-100" office:value-type="float" office:value="157.75961437703" calcext:value-type="float">
            <text:p>157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24738" calcext:value-type="float">
            <text:p>24738</text:p>
          </table:table-cell>
          <table:table-cell table:formula="of:=(([.F54]/[.$F$2])*100)-100" office:value-type="float" office:value="159.226658283559" calcext:value-type="float">
            <text:p>159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24859" calcext:value-type="float">
            <text:p>24859</text:p>
          </table:table-cell>
          <table:table-cell table:formula="of:=(([.F55]/[.$F$2])*100)-100" office:value-type="float" office:value="160.494603374201" calcext:value-type="float">
            <text:p>16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14416" calcext:value-type="float">
            <text:p>14416</text:p>
          </table:table-cell>
          <table:table-cell table:formula="of:=(([.F56]/[.$F$2])*100)-100" office:value-type="float" office:value="51.0636068322331" calcext:value-type="float">
            <text:p>5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7655" calcext:value-type="float">
            <text:p>7655</text:p>
          </table:table-cell>
          <table:table-cell table:formula="of:=(([.F57]/[.$F$2])*100)-100" office:value-type="float" office:value="-19.7841349680394" calcext:value-type="float">
            <text:p>-1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16427" calcext:value-type="float">
            <text:p>16427</text:p>
          </table:table-cell>
          <table:table-cell table:formula="of:=(([.F58]/[.$F$2])*100)-100" office:value-type="float" office:value="72.1366446610081" calcext:value-type="float">
            <text:p>7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12538" calcext:value-type="float">
            <text:p>12538</text:p>
          </table:table-cell>
          <table:table-cell table:formula="of:=(([.F59]/[.$F$2])*100)-100" office:value-type="float" office:value="31.38426071466" calcext:value-type="float">
            <text:p>3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9724" calcext:value-type="float">
            <text:p>9724</text:p>
          </table:table-cell>
          <table:table-cell table:formula="of:=(([.F60]/[.$F$2])*100)-100" office:value-type="float" office:value="1.89667819344021" calcext:value-type="float">
            <text:p>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7906" calcext:value-type="float">
            <text:p>7906</text:p>
          </table:table-cell>
          <table:table-cell table:formula="of:=(([.F61]/[.$F$2])*100)-100" office:value-type="float" office:value="-17.153934821335" calcext:value-type="float">
            <text:p>-17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13615" calcext:value-type="float">
            <text:p>13615</text:p>
          </table:table-cell>
          <table:table-cell table:formula="of:=(([.F62]/[.$F$2])*100)-100" office:value-type="float" office:value="42.6700199098816" calcext:value-type="float">
            <text:p>42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10123" calcext:value-type="float">
            <text:p>10123</text:p>
          </table:table-cell>
          <table:table-cell table:formula="of:=(([.F63]/[.$F$2])*100)-100" office:value-type="float" office:value="6.07775332704601" calcext:value-type="float">
            <text:p>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12097" calcext:value-type="float">
            <text:p>12097</text:p>
          </table:table-cell>
          <table:table-cell table:formula="of:=(([.F64]/[.$F$2])*100)-100" office:value-type="float" office:value="26.7630724090957" calcext:value-type="float">
            <text:p>26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22080" calcext:value-type="float">
            <text:p>22080</text:p>
          </table:table-cell>
          <table:table-cell table:formula="of:=(([.F65]/[.$F$2])*100)-100" office:value-type="float" office:value="131.373781829613" calcext:value-type="float">
            <text:p>131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9097" calcext:value-type="float">
            <text:p>9097</text:p>
          </table:table-cell>
          <table:table-cell table:formula="of:=(([.F66]/[.$F$2])*100)-100" office:value-type="float" office:value="-4.67358273079745" calcext:value-type="float">
            <text:p>-4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4710" calcext:value-type="float">
            <text:p>4710</text:p>
          </table:table-cell>
          <table:table-cell table:formula="of:=(([.F67]/[.$F$2])*100)-100" office:value-type="float" office:value="-50.6444514303678" calcext:value-type="float">
            <text:p>-5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12646" calcext:value-type="float">
            <text:p>12646</text:p>
          </table:table-cell>
          <table:table-cell table:formula="of:=(([.F68]/[.$F$2])*100)-100" office:value-type="float" office:value="32.5159802996961" calcext:value-type="float">
            <text:p>32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8519" calcext:value-type="float">
            <text:p>8519</text:p>
          </table:table-cell>
          <table:table-cell table:formula="of:=(([.F69]/[.$F$2])*100)-100" office:value-type="float" office:value="-10.7303782877502" calcext:value-type="float">
            <text:p>-1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6590" calcext:value-type="float">
            <text:p>6590</text:p>
          </table:table-cell>
          <table:table-cell table:formula="of:=(([.F70]/[.$F$2])*100)-100" office:value-type="float" office:value="-30.9441475427015" calcext:value-type="float">
            <text:p>-3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19190" calcext:value-type="float">
            <text:p>19190</text:p>
          </table:table-cell>
          <table:table-cell table:formula="of:=(([.F71]/[.$F$2])*100)-100" office:value-type="float" office:value="101.08980404485" calcext:value-type="float">
            <text:p>101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11944" calcext:value-type="float">
            <text:p>11944</text:p>
          </table:table-cell>
          <table:table-cell table:formula="of:=(([.F72]/[.$F$2])*100)-100" office:value-type="float" office:value="25.1598029969611" calcext:value-type="float">
            <text:p>25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8700" calcext:value-type="float">
            <text:p>8700</text:p>
          </table:table-cell>
          <table:table-cell table:formula="of:=(([.F73]/[.$F$2])*100)-100" office:value-type="float" office:value="-8.83370009430998" calcext:value-type="float">
            <text:p>-8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1292" calcext:value-type="float">
            <text:p>1292</text:p>
          </table:table-cell>
          <table:table-cell table:formula="of:=(([.F74]/[.$F$2])*100)-100" office:value-type="float" office:value="-86.4612805197527" calcext:value-type="float">
            <text:p>-86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9839" calcext:value-type="float">
            <text:p>9839</text:p>
          </table:table-cell>
          <table:table-cell table:formula="of:=(([.F75]/[.$F$2])*100)-100" office:value-type="float" office:value="3.1017499738028" calcext:value-type="float">
            <text:p>3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1638" calcext:value-type="float">
            <text:p>1638</text:p>
          </table:table-cell>
          <table:table-cell table:formula="of:=(([.F76]/[.$F$2])*100)-100" office:value-type="float" office:value="-82.8355862936184" calcext:value-type="float">
            <text:p>-82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22482" calcext:value-type="float">
            <text:p>22482</text:p>
          </table:table-cell>
          <table:table-cell table:formula="of:=(([.F77]/[.$F$2])*100)-100" office:value-type="float" office:value="135.586293618359" calcext:value-type="float">
            <text:p>135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13820" calcext:value-type="float">
            <text:p>13820</text:p>
          </table:table-cell>
          <table:table-cell table:formula="of:=(([.F78]/[.$F$2])*100)-100" office:value-type="float" office:value="44.818191344441" calcext:value-type="float">
            <text:p>44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960" calcext:value-type="float">
            <text:p>960</text:p>
          </table:table-cell>
          <table:table-cell table:formula="of:=(([.F79]/[.$F$2])*100)-100" office:value-type="float" office:value="-89.9402703552342" calcext:value-type="float">
            <text:p>-89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9937" calcext:value-type="float">
            <text:p>9937</text:p>
          </table:table-cell>
          <table:table-cell table:formula="of:=(([.F80]/[.$F$2])*100)-100" office:value-type="float" office:value="4.12868070837263" calcext:value-type="float">
            <text:p>4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20193" calcext:value-type="float">
            <text:p>20193</text:p>
          </table:table-cell>
          <table:table-cell table:formula="of:=(([.F81]/[.$F$2])*100)-100" office:value-type="float" office:value="111.600125746621" calcext:value-type="float">
            <text:p>111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21190" calcext:value-type="float">
            <text:p>21190</text:p>
          </table:table-cell>
          <table:table-cell table:formula="of:=(([.F82]/[.$F$2])*100)-100" office:value-type="float" office:value="122.047574138112" calcext:value-type="float">
            <text:p>12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4846" calcext:value-type="float">
            <text:p>4846</text:p>
          </table:table-cell>
          <table:table-cell table:formula="of:=(([.F83]/[.$F$2])*100)-100" office:value-type="float" office:value="-49.219323064026" calcext:value-type="float">
            <text:p>-4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24527" calcext:value-type="float">
            <text:p>24527</text:p>
          </table:table-cell>
          <table:table-cell table:formula="of:=(([.F84]/[.$F$2])*100)-100" office:value-type="float" office:value="157.01561353872" calcext:value-type="float">
            <text:p>15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3294" calcext:value-type="float">
            <text:p>3294</text:p>
          </table:table-cell>
          <table:table-cell table:formula="of:=(([.F85]/[.$F$2])*100)-100" office:value-type="float" office:value="-65.4825526563974" calcext:value-type="float">
            <text:p>-65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11028" calcext:value-type="float">
            <text:p>11028</text:p>
          </table:table-cell>
          <table:table-cell table:formula="of:=(([.F86]/[.$F$2])*100)-100" office:value-type="float" office:value="15.5611442942471" calcext:value-type="float">
            <text:p>1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19695" calcext:value-type="float">
            <text:p>19695</text:p>
          </table:table-cell>
          <table:table-cell table:formula="of:=(([.F87]/[.$F$2])*100)-100" office:value-type="float" office:value="106.381640993398" calcext:value-type="float">
            <text:p>106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13263" calcext:value-type="float">
            <text:p>13263</text:p>
          </table:table-cell>
          <table:table-cell table:formula="of:=(([.F88]/[.$F$2])*100)-100" office:value-type="float" office:value="38.9814523734674" calcext:value-type="float">
            <text:p>38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5768" calcext:value-type="float">
            <text:p>5768</text:p>
          </table:table-cell>
          <table:table-cell table:formula="of:=(([.F89]/[.$F$2])*100)-100" office:value-type="float" office:value="-39.5577910510322" calcext:value-type="float">
            <text:p>-39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16083" calcext:value-type="float">
            <text:p>16083</text:p>
          </table:table-cell>
          <table:table-cell table:formula="of:=(([.F90]/[.$F$2])*100)-100" office:value-type="float" office:value="68.531908204967" calcext:value-type="float">
            <text:p>68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24705" calcext:value-type="float">
            <text:p>24705</text:p>
          </table:table-cell>
          <table:table-cell table:formula="of:=(([.F91]/[.$F$2])*100)-100" office:value-type="float" office:value="158.88085507702" calcext:value-type="float">
            <text:p>158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13304" calcext:value-type="float">
            <text:p>13304</text:p>
          </table:table-cell>
          <table:table-cell table:formula="of:=(([.F92]/[.$F$2])*100)-100" office:value-type="float" office:value="39.4110866603793" calcext:value-type="float">
            <text:p>39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5691" calcext:value-type="float">
            <text:p>5691</text:p>
          </table:table-cell>
          <table:table-cell table:formula="of:=(([.F93]/[.$F$2])*100)-100" office:value-type="float" office:value="-40.3646651996228" calcext:value-type="float">
            <text:p>-4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21781" calcext:value-type="float">
            <text:p>21781</text:p>
          </table:table-cell>
          <table:table-cell table:formula="of:=(([.F94]/[.$F$2])*100)-100" office:value-type="float" office:value="128.240595200671" calcext:value-type="float">
            <text:p>128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8438" calcext:value-type="float">
            <text:p>8438</text:p>
          </table:table-cell>
          <table:table-cell table:formula="of:=(([.F95]/[.$F$2])*100)-100" office:value-type="float" office:value="-11.5791679765273" calcext:value-type="float">
            <text:p>-11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24737" calcext:value-type="float">
            <text:p>24737</text:p>
          </table:table-cell>
          <table:table-cell table:formula="of:=(([.F96]/[.$F$2])*100)-100" office:value-type="float" office:value="159.216179398512" calcext:value-type="float">
            <text:p>15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19843" calcext:value-type="float">
            <text:p>19843</text:p>
          </table:table-cell>
          <table:table-cell table:formula="of:=(([.F97]/[.$F$2])*100)-100" office:value-type="float" office:value="107.9325159803" calcext:value-type="float">
            <text:p>10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19960" calcext:value-type="float">
            <text:p>19960</text:p>
          </table:table-cell>
          <table:table-cell table:formula="of:=(([.F98]/[.$F$2])*100)-100" office:value-type="float" office:value="109.158545530756" calcext:value-type="float">
            <text:p>109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17897" calcext:value-type="float">
            <text:p>17897</text:p>
          </table:table-cell>
          <table:table-cell table:formula="of:=(([.F99]/[.$F$2])*100)-100" office:value-type="float" office:value="87.5406056795557" calcext:value-type="float">
            <text:p>87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20426" calcext:value-type="float">
            <text:p>20426</text:p>
          </table:table-cell>
          <table:table-cell table:formula="of:=(([.F100]/[.$F$2])*100)-100" office:value-type="float" office:value="114.041705962486" calcext:value-type="float">
            <text:p>114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23886" calcext:value-type="float">
            <text:p>23886</text:p>
          </table:table-cell>
          <table:table-cell table:formula="of:=(([.F101]/[.$F$2])*100)-100" office:value-type="float" office:value="150.298648223829" calcext:value-type="float">
            <text:p>15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14915" calcext:value-type="float">
            <text:p>14915</text:p>
          </table:table-cell>
          <table:table-cell table:formula="of:=(([.F102]/[.$F$2])*100)-100" office:value-type="float" office:value="56.2925704705019" calcext:value-type="float">
            <text:p>5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3665" calcext:value-type="float">
            <text:p>3665</text:p>
          </table:table-cell>
          <table:table-cell table:formula="of:=(([.F103]/[.$F$2])*100)-100" office:value-type="float" office:value="-61.5948863040972" calcext:value-type="float">
            <text:p>-61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9681" calcext:value-type="float">
            <text:p>9681</text:p>
          </table:table-cell>
          <table:table-cell table:formula="of:=(([.F104]/[.$F$2])*100)-100" office:value-type="float" office:value="1.44608613643508" calcext:value-type="float">
            <text:p>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16551" calcext:value-type="float">
            <text:p>16551</text:p>
          </table:table-cell>
          <table:table-cell table:formula="of:=(([.F105]/[.$F$2])*100)-100" office:value-type="float" office:value="73.4360264067903" calcext:value-type="float">
            <text:p>73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14040" calcext:value-type="float">
            <text:p>14040</text:p>
          </table:table-cell>
          <table:table-cell table:formula="of:=(([.F106]/[.$F$2])*100)-100" office:value-type="float" office:value="47.1235460546998" calcext:value-type="float">
            <text:p>47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24300" calcext:value-type="float">
            <text:p>24300</text:p>
          </table:table-cell>
          <table:table-cell table:formula="of:=(([.F107]/[.$F$2])*100)-100" office:value-type="float" office:value="154.636906633134" calcext:value-type="float">
            <text:p>154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23983" calcext:value-type="float">
            <text:p>23983</text:p>
          </table:table-cell>
          <table:table-cell table:formula="of:=(([.F108]/[.$F$2])*100)-100" office:value-type="float" office:value="151.315100073352" calcext:value-type="float">
            <text:p>15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5926" calcext:value-type="float">
            <text:p>5926</text:p>
          </table:table-cell>
          <table:table-cell table:formula="of:=(([.F109]/[.$F$2])*100)-100" office:value-type="float" office:value="-37.9021272136645" calcext:value-type="float">
            <text:p>-37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10302" calcext:value-type="float">
            <text:p>10302</text:p>
          </table:table-cell>
          <table:table-cell table:formula="of:=(([.F110]/[.$F$2])*100)-100" office:value-type="float" office:value="7.95347375039295" calcext:value-type="float">
            <text:p>7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6108" calcext:value-type="float">
            <text:p>6108</text:p>
          </table:table-cell>
          <table:table-cell table:formula="of:=(([.F111]/[.$F$2])*100)-100" office:value-type="float" office:value="-35.9949701351776" calcext:value-type="float">
            <text:p>-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1819" calcext:value-type="float">
            <text:p>1819</text:p>
          </table:table-cell>
          <table:table-cell table:formula="of:=(([.F112]/[.$F$2])*100)-100" office:value-type="float" office:value="-80.9389081001781" calcext:value-type="float">
            <text:p>-8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2967" calcext:value-type="float">
            <text:p>2967</text:p>
          </table:table-cell>
          <table:table-cell table:formula="of:=(([.F113]/[.$F$2])*100)-100" office:value-type="float" office:value="-68.9091480666457" calcext:value-type="float">
            <text:p>-68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10952" calcext:value-type="float">
            <text:p>10952</text:p>
          </table:table-cell>
          <table:table-cell table:formula="of:=(([.F114]/[.$F$2])*100)-100" office:value-type="float" office:value="14.7647490307031" calcext:value-type="float">
            <text:p>14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24167" calcext:value-type="float">
            <text:p>24167</text:p>
          </table:table-cell>
          <table:table-cell table:formula="of:=(([.F115]/[.$F$2])*100)-100" office:value-type="float" office:value="153.243214921932" calcext:value-type="float">
            <text:p>15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22264" calcext:value-type="float">
            <text:p>22264</text:p>
          </table:table-cell>
          <table:table-cell table:formula="of:=(([.F116]/[.$F$2])*100)-100" office:value-type="float" office:value="133.301896678193" calcext:value-type="float">
            <text:p>133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18975" calcext:value-type="float">
            <text:p>18975</text:p>
          </table:table-cell>
          <table:table-cell table:formula="of:=(([.F117]/[.$F$2])*100)-100" office:value-type="float" office:value="98.8368437598239" calcext:value-type="float">
            <text:p>98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7345" calcext:value-type="float">
            <text:p>7345</text:p>
          </table:table-cell>
          <table:table-cell table:formula="of:=(([.F118]/[.$F$2])*100)-100" office:value-type="float" office:value="-23.032589332495" calcext:value-type="float">
            <text:p>-23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858" calcext:value-type="float">
            <text:p>858</text:p>
          </table:table-cell>
          <table:table-cell table:formula="of:=(([.F119]/[.$F$2])*100)-100" office:value-type="float" office:value="-91.0091166299906" calcext:value-type="float">
            <text:p>-9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1134" calcext:value-type="float">
            <text:p>1134</text:p>
          </table:table-cell>
          <table:table-cell table:formula="of:=(([.F120]/[.$F$2])*100)-100" office:value-type="float" office:value="-88.1169443571204" calcext:value-type="float">
            <text:p>-88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1662" calcext:value-type="float">
            <text:p>1662</text:p>
          </table:table-cell>
          <table:table-cell table:formula="of:=(([.F121]/[.$F$2])*100)-100" office:value-type="float" office:value="-82.5840930524992" calcext:value-type="float">
            <text:p>-82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20609" calcext:value-type="float">
            <text:p>20609</text:p>
          </table:table-cell>
          <table:table-cell table:formula="of:=(([.F122]/[.$F$2])*100)-100" office:value-type="float" office:value="115.959341926019" calcext:value-type="float">
            <text:p>115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24601" calcext:value-type="float">
            <text:p>24601</text:p>
          </table:table-cell>
          <table:table-cell table:formula="of:=(([.F123]/[.$F$2])*100)-100" office:value-type="float" office:value="157.79105103217" calcext:value-type="float">
            <text:p>157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2723" calcext:value-type="float">
            <text:p>2723</text:p>
          </table:table-cell>
          <table:table-cell table:formula="of:=(([.F124]/[.$F$2])*100)-100" office:value-type="float" office:value="-71.4659960180237" calcext:value-type="float">
            <text:p>-7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5467" calcext:value-type="float">
            <text:p>5467</text:p>
          </table:table-cell>
          <table:table-cell table:formula="of:=(([.F125]/[.$F$2])*100)-100" office:value-type="float" office:value="-42.7119354500681" calcext:value-type="float">
            <text:p>-4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13763" calcext:value-type="float">
            <text:p>13763</text:p>
          </table:table-cell>
          <table:table-cell table:formula="of:=(([.F126]/[.$F$2])*100)-100" office:value-type="float" office:value="44.220894896783" calcext:value-type="float">
            <text:p>44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22043" calcext:value-type="float">
            <text:p>22043</text:p>
          </table:table-cell>
          <table:table-cell table:formula="of:=(([.F127]/[.$F$2])*100)-100" office:value-type="float" office:value="130.986063082888" calcext:value-type="float">
            <text:p>13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2573" calcext:value-type="float">
            <text:p>2573</text:p>
          </table:table-cell>
          <table:table-cell table:formula="of:=(([.F128]/[.$F$2])*100)-100" office:value-type="float" office:value="-73.0378287750183" calcext:value-type="float">
            <text:p>-7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14454" calcext:value-type="float">
            <text:p>14454</text:p>
          </table:table-cell>
          <table:table-cell table:formula="of:=(([.F129]/[.$F$2])*100)-100" office:value-type="float" office:value="51.461804464005" calcext:value-type="float">
            <text:p>5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(([.F130]/[.$F$2])*100)-100" office:value-type="float" office:value="-17.2168081316148" calcext:value-type="float">
            <text:p>-17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24252" calcext:value-type="float">
            <text:p>24252</text:p>
          </table:table-cell>
          <table:table-cell table:formula="of:=(([.F131]/[.$F$2])*100)-100" office:value-type="float" office:value="154.133920150896" calcext:value-type="float">
            <text:p>154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4753" calcext:value-type="float">
            <text:p>4753</text:p>
          </table:table-cell>
          <table:table-cell table:formula="of:=(([.F132]/[.$F$2])*100)-100" office:value-type="float" office:value="-50.1938593733627" calcext:value-type="float">
            <text:p>-5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23300" calcext:value-type="float">
            <text:p>23300</text:p>
          </table:table-cell>
          <table:table-cell table:formula="of:=(([.F133]/[.$F$2])*100)-100" office:value-type="float" office:value="144.158021586503" calcext:value-type="float">
            <text:p>144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14051" calcext:value-type="float">
            <text:p>14051</text:p>
          </table:table-cell>
          <table:table-cell table:formula="of:=(([.F134]/[.$F$2])*100)-100" office:value-type="float" office:value="47.2388137902127" calcext:value-type="float">
            <text:p>47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15591" calcext:value-type="float">
            <text:p>15591</text:p>
          </table:table-cell>
          <table:table-cell table:formula="of:=(([.F135]/[.$F$2])*100)-100" office:value-type="float" office:value="63.3762967620245" calcext:value-type="float">
            <text:p>63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8610" calcext:value-type="float">
            <text:p>8610</text:p>
          </table:table-cell>
          <table:table-cell table:formula="of:=(([.F136]/[.$F$2])*100)-100" office:value-type="float" office:value="-9.77679974850676" calcext:value-type="float">
            <text:p>-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3679" calcext:value-type="float">
            <text:p>3679</text:p>
          </table:table-cell>
          <table:table-cell table:formula="of:=(([.F137]/[.$F$2])*100)-100" office:value-type="float" office:value="-61.4481819134444" calcext:value-type="float">
            <text:p>-6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2850" calcext:value-type="float">
            <text:p>2850</text:p>
          </table:table-cell>
          <table:table-cell table:formula="of:=(([.F138]/[.$F$2])*100)-100" office:value-type="float" office:value="-70.1351776171015" calcext:value-type="float">
            <text:p>-7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2411" calcext:value-type="float">
            <text:p>2411</text:p>
          </table:table-cell>
          <table:table-cell table:formula="of:=(([.F139]/[.$F$2])*100)-100" office:value-type="float" office:value="-74.7354081525726" calcext:value-type="float">
            <text:p>-74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3345" calcext:value-type="float">
            <text:p>3345</text:p>
          </table:table-cell>
          <table:table-cell table:formula="of:=(([.F140]/[.$F$2])*100)-100" office:value-type="float" office:value="-64.9481295190192" calcext:value-type="float">
            <text:p>-64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917" calcext:value-type="float">
            <text:p>917</text:p>
          </table:table-cell>
          <table:table-cell table:formula="of:=(([.F141]/[.$F$2])*100)-100" office:value-type="float" office:value="-90.3908624122393" calcext:value-type="float">
            <text:p>-9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20229" calcext:value-type="float">
            <text:p>20229</text:p>
          </table:table-cell>
          <table:table-cell table:formula="of:=(([.F142]/[.$F$2])*100)-100" office:value-type="float" office:value="111.977365608299" calcext:value-type="float">
            <text:p>11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7727" calcext:value-type="float">
            <text:p>7727</text:p>
          </table:table-cell>
          <table:table-cell table:formula="of:=(([.F143]/[.$F$2])*100)-100" office:value-type="float" office:value="-19.029655244682" calcext:value-type="float">
            <text:p>-19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8788" calcext:value-type="float">
            <text:p>8788</text:p>
          </table:table-cell>
          <table:table-cell table:formula="of:=(([.F144]/[.$F$2])*100)-100" office:value-type="float" office:value="-7.91155821020644" calcext:value-type="float">
            <text:p>-7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14413" calcext:value-type="float">
            <text:p>14413</text:p>
          </table:table-cell>
          <table:table-cell table:formula="of:=(([.F145]/[.$F$2])*100)-100" office:value-type="float" office:value="51.0321701770932" calcext:value-type="float">
            <text:p>51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4473" calcext:value-type="float">
            <text:p>4473</text:p>
          </table:table-cell>
          <table:table-cell table:formula="of:=(([.F146]/[.$F$2])*100)-100" office:value-type="float" office:value="-53.1279471864194" calcext:value-type="float">
            <text:p>-53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4947" calcext:value-type="float">
            <text:p>4947</text:p>
          </table:table-cell>
          <table:table-cell table:formula="of:=(([.F147]/[.$F$2])*100)-100" office:value-type="float" office:value="-48.1609556743163" calcext:value-type="float">
            <text:p>-4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23763" calcext:value-type="float">
            <text:p>23763</text:p>
          </table:table-cell>
          <table:table-cell table:formula="of:=(([.F148]/[.$F$2])*100)-100" office:value-type="float" office:value="149.009745363093" calcext:value-type="float">
            <text:p>14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23950" calcext:value-type="float">
            <text:p>23950</text:p>
          </table:table-cell>
          <table:table-cell table:formula="of:=(([.F149]/[.$F$2])*100)-100" office:value-type="float" office:value="150.969296866813" calcext:value-type="float">
            <text:p>15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21619" calcext:value-type="float">
            <text:p>21619</text:p>
          </table:table-cell>
          <table:table-cell table:formula="of:=(([.F150]/[.$F$2])*100)-100" office:value-type="float" office:value="126.543015823116" calcext:value-type="float">
            <text:p>126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11628" calcext:value-type="float">
            <text:p>11628</text:p>
          </table:table-cell>
          <table:table-cell table:formula="of:=(([.F151]/[.$F$2])*100)-100" office:value-type="float" office:value="21.8484753222257" calcext:value-type="float">
            <text:p>2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12270" calcext:value-type="float">
            <text:p>12270</text:p>
          </table:table-cell>
          <table:table-cell table:formula="of:=(([.F152]/[.$F$2])*100)-100" office:value-type="float" office:value="28.5759195221628" calcext:value-type="float">
            <text:p>28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7883" calcext:value-type="float">
            <text:p>7883</text:p>
          </table:table-cell>
          <table:table-cell table:formula="of:=(([.F153]/[.$F$2])*100)-100" office:value-type="float" office:value="-17.3949491774075" calcext:value-type="float">
            <text:p>-17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9093" calcext:value-type="float">
            <text:p>9093</text:p>
          </table:table-cell>
          <table:table-cell table:formula="of:=(([.F154]/[.$F$2])*100)-100" office:value-type="float" office:value="-4.71549827098397" calcext:value-type="float">
            <text:p>-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14024" calcext:value-type="float">
            <text:p>14024</text:p>
          </table:table-cell>
          <table:table-cell table:formula="of:=(([.F155]/[.$F$2])*100)-100" office:value-type="float" office:value="46.9558838939537" calcext:value-type="float">
            <text:p>46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22445" calcext:value-type="float">
            <text:p>22445</text:p>
          </table:table-cell>
          <table:table-cell table:formula="of:=(([.F156]/[.$F$2])*100)-100" office:value-type="float" office:value="135.198574871634" calcext:value-type="float">
            <text:p>135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24584" calcext:value-type="float">
            <text:p>24584</text:p>
          </table:table-cell>
          <table:table-cell table:formula="of:=(([.F157]/[.$F$2])*100)-100" office:value-type="float" office:value="157.612909986377" calcext:value-type="float">
            <text:p>157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17191" calcext:value-type="float">
            <text:p>17191</text:p>
          </table:table-cell>
          <table:table-cell table:formula="of:=(([.F158]/[.$F$2])*100)-100" office:value-type="float" office:value="80.1425128366342" calcext:value-type="float">
            <text:p>8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6643" calcext:value-type="float">
            <text:p>6643</text:p>
          </table:table-cell>
          <table:table-cell table:formula="of:=(([.F159]/[.$F$2])*100)-100" office:value-type="float" office:value="-30.38876663523" calcext:value-type="float">
            <text:p>-3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6798" calcext:value-type="float">
            <text:p>6798</text:p>
          </table:table-cell>
          <table:table-cell table:formula="of:=(([.F160]/[.$F$2])*100)-100" office:value-type="float" office:value="-28.7645394530022" calcext:value-type="float">
            <text:p>-28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24264" calcext:value-type="float">
            <text:p>24264</text:p>
          </table:table-cell>
          <table:table-cell table:formula="of:=(([.F161]/[.$F$2])*100)-100" office:value-type="float" office:value="154.259666771456" calcext:value-type="float">
            <text:p>154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8844" calcext:value-type="float">
            <text:p>8844</text:p>
          </table:table-cell>
          <table:table-cell table:formula="of:=(([.F162]/[.$F$2])*100)-100" office:value-type="float" office:value="-7.32474064759509" calcext:value-type="float">
            <text:p>-7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9862" calcext:value-type="float">
            <text:p>9862</text:p>
          </table:table-cell>
          <table:table-cell table:formula="of:=(([.F163]/[.$F$2])*100)-100" office:value-type="float" office:value="3.34276432987531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9089" calcext:value-type="float">
            <text:p>9089</text:p>
          </table:table-cell>
          <table:table-cell table:formula="of:=(([.F164]/[.$F$2])*100)-100" office:value-type="float" office:value="-4.75741381117049" calcext:value-type="float">
            <text:p>-4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2526" calcext:value-type="float">
            <text:p>2526</text:p>
          </table:table-cell>
          <table:table-cell table:formula="of:=(([.F165]/[.$F$2])*100)-100" office:value-type="float" office:value="-73.53033637221" calcext:value-type="float">
            <text:p>-7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8339" calcext:value-type="float">
            <text:p>8339</text:p>
          </table:table-cell>
          <table:table-cell table:formula="of:=(([.F166]/[.$F$2])*100)-100" office:value-type="float" office:value="-12.6165775961438" calcext:value-type="float">
            <text:p>-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16871" calcext:value-type="float">
            <text:p>16871</text:p>
          </table:table-cell>
          <table:table-cell table:formula="of:=(([.F167]/[.$F$2])*100)-100" office:value-type="float" office:value="76.7892696217122" calcext:value-type="float">
            <text:p>76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9653" calcext:value-type="float">
            <text:p>9653</text:p>
          </table:table-cell>
          <table:table-cell table:formula="of:=(([.F168]/[.$F$2])*100)-100" office:value-type="float" office:value="1.15267735512941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2881" calcext:value-type="float">
            <text:p>2881</text:p>
          </table:table-cell>
          <table:table-cell table:formula="of:=(([.F169]/[.$F$2])*100)-100" office:value-type="float" office:value="-69.810332180656" calcext:value-type="float">
            <text:p>-69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16071" calcext:value-type="float">
            <text:p>16071</text:p>
          </table:table-cell>
          <table:table-cell table:formula="of:=(([.F170]/[.$F$2])*100)-100" office:value-type="float" office:value="68.4061615844074" calcext:value-type="float">
            <text:p>6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10188" calcext:value-type="float">
            <text:p>10188</text:p>
          </table:table-cell>
          <table:table-cell table:formula="of:=(([.F171]/[.$F$2])*100)-100" office:value-type="float" office:value="6.75888085507701" calcext:value-type="float">
            <text:p>6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24804" calcext:value-type="float">
            <text:p>24804</text:p>
          </table:table-cell>
          <table:table-cell table:formula="of:=(([.F172]/[.$F$2])*100)-100" office:value-type="float" office:value="159.918264696636" calcext:value-type="float">
            <text:p>159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24624" calcext:value-type="float">
            <text:p>24624</text:p>
          </table:table-cell>
          <table:table-cell table:formula="of:=(([.F173]/[.$F$2])*100)-100" office:value-type="float" office:value="158.032065388243" calcext:value-type="float">
            <text:p>158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6323" calcext:value-type="float">
            <text:p>6323</text:p>
          </table:table-cell>
          <table:table-cell table:formula="of:=(([.F174]/[.$F$2])*100)-100" office:value-type="float" office:value="-33.7420098501519" calcext:value-type="float">
            <text:p>-3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24244" calcext:value-type="float">
            <text:p>24244</text:p>
          </table:table-cell>
          <table:table-cell table:formula="of:=(([.F175]/[.$F$2])*100)-100" office:value-type="float" office:value="154.050089070523" calcext:value-type="float">
            <text:p>154.05</text:p>
          </table:table-cell>
          <table:table-cell table:number-columns-repeated="2"/>
        </table:table-row>
      </table:table>
      <table:table table:name="sample03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03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7226" calcext:value-type="float">
            <text:p>722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13916" calcext:value-type="float">
            <text:p>13916</text:p>
          </table:table-cell>
          <table:table-cell table:style-name="ce6" table:formula="of:=(([.F3]/[.F2])*100)-100" office:value-type="float" office:value="92.5823415444229" calcext:value-type="float">
            <text:p>92.58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6290" calcext:value-type="float">
            <text:p>6290</text:p>
          </table:table-cell>
          <table:table-cell table:formula="of:=(([.F4]/[.$F$2])*100)-100" office:value-type="float" office:value="-12.9532244672018" calcext:value-type="float">
            <text:p>-12.95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24467" calcext:value-type="float">
            <text:p>24467</text:p>
          </table:table-cell>
          <table:table-cell table:formula="of:=(([.F5]/[.$F$2])*100)-100" office:value-type="float" office:value="238.596734016053" calcext:value-type="float">
            <text:p>238.60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9871" calcext:value-type="float">
            <text:p>9871</text:p>
          </table:table-cell>
          <table:table-cell table:formula="of:=(([.F6]/[.$F$2])*100)-100" office:value-type="float" office:value="36.6039302518683" calcext:value-type="float">
            <text:p>36.60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1043" calcext:value-type="float">
            <text:p>1043</text:p>
          </table:table-cell>
          <table:table-cell table:formula="of:=(([.F7]/[.$F$2])*100)-100" office:value-type="float" office:value="-85.5660116246886" calcext:value-type="float">
            <text:p>-85.57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23963" calcext:value-type="float">
            <text:p>23963</text:p>
          </table:table-cell>
          <table:table-cell table:formula="of:=(([.F8]/[.$F$2])*100)-100" office:value-type="float" office:value="231.621920841406" calcext:value-type="float">
            <text:p>231.62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23302" calcext:value-type="float">
            <text:p>23302</text:p>
          </table:table-cell>
          <table:table-cell table:formula="of:=(([.F9]/[.$F$2])*100)-100" office:value-type="float" office:value="222.474398007196" calcext:value-type="float">
            <text:p>222.47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21192" calcext:value-type="float">
            <text:p>21192</text:p>
          </table:table-cell>
          <table:table-cell table:formula="of:=(([.F10]/[.$F$2])*100)-100" office:value-type="float" office:value="193.274287295876" calcext:value-type="float">
            <text:p>193.27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23936" calcext:value-type="float">
            <text:p>23936</text:p>
          </table:table-cell>
          <table:table-cell table:formula="of:=(([.F11]/[.$F$2])*100)-100" office:value-type="float" office:value="231.248270135621" calcext:value-type="float">
            <text:p>231.25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16905" calcext:value-type="float">
            <text:p>16905</text:p>
          </table:table-cell>
          <table:table-cell table:formula="of:=(([.F12]/[.$F$2])*100)-100" office:value-type="float" office:value="133.946858566288" calcext:value-type="float">
            <text:p>133.95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12713" calcext:value-type="float">
            <text:p>12713</text:p>
          </table:table-cell>
          <table:table-cell table:formula="of:=(([.F13]/[.$F$2])*100)-100" office:value-type="float" office:value="75.9341267644617" calcext:value-type="float">
            <text:p>75.93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10975" calcext:value-type="float">
            <text:p>10975</text:p>
          </table:table-cell>
          <table:table-cell table:formula="of:=(([.F14]/[.$F$2])*100)-100" office:value-type="float" office:value="51.8820924439524" calcext:value-type="float">
            <text:p>51.88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3880" calcext:value-type="float">
            <text:p>3880</text:p>
          </table:table-cell>
          <table:table-cell table:formula="of:=(([.F15]/[.$F$2])*100)-100" office:value-type="float" office:value="-46.3050096872405" calcext:value-type="float">
            <text:p>-46.31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9598" calcext:value-type="float">
            <text:p>9598</text:p>
          </table:table-cell>
          <table:table-cell table:formula="of:=(([.F16]/[.$F$2])*100)-100" office:value-type="float" office:value="32.8259064489344" calcext:value-type="float">
            <text:p>32.83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8781" calcext:value-type="float">
            <text:p>8781</text:p>
          </table:table-cell>
          <table:table-cell table:formula="of:=(([.F17]/[.$F$2])*100)-100" office:value-type="float" office:value="21.519512870191" calcext:value-type="float">
            <text:p>21.52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8549" calcext:value-type="float">
            <text:p>8549</text:p>
          </table:table-cell>
          <table:table-cell table:formula="of:=(([.F18]/[.$F$2])*100)-100" office:value-type="float" office:value="18.3088845834487" calcext:value-type="float">
            <text:p>18.31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15490" calcext:value-type="float">
            <text:p>15490</text:p>
          </table:table-cell>
          <table:table-cell table:formula="of:=(([.F19]/[.$F$2])*100)-100" office:value-type="float" office:value="114.364793800166" calcext:value-type="float">
            <text:p>114.36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20893" calcext:value-type="float">
            <text:p>20893</text:p>
          </table:table-cell>
          <table:table-cell table:formula="of:=(([.F20]/[.$F$2])*100)-100" office:value-type="float" office:value="189.136451702187" calcext:value-type="float">
            <text:p>189.14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23517" calcext:value-type="float">
            <text:p>23517</text:p>
          </table:table-cell>
          <table:table-cell table:formula="of:=(([.F21]/[.$F$2])*100)-100" office:value-type="float" office:value="225.449764738445" calcext:value-type="float">
            <text:p>225.45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19718" calcext:value-type="float">
            <text:p>19718</text:p>
          </table:table-cell>
          <table:table-cell table:formula="of:=(([.F22]/[.$F$2])*100)-100" office:value-type="float" office:value="172.875726543039" calcext:value-type="float">
            <text:p>172.88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15089" calcext:value-type="float">
            <text:p>15089</text:p>
          </table:table-cell>
          <table:table-cell table:formula="of:=(([.F23]/[.$F$2])*100)-100" office:value-type="float" office:value="108.815388873512" calcext:value-type="float">
            <text:p>108.82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14846" calcext:value-type="float">
            <text:p>14846</text:p>
          </table:table-cell>
          <table:table-cell table:formula="of:=(([.F24]/[.$F$2])*100)-100" office:value-type="float" office:value="105.45253252145" calcext:value-type="float">
            <text:p>105.45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6830" calcext:value-type="float">
            <text:p>6830</text:p>
          </table:table-cell>
          <table:table-cell table:formula="of:=(([.F25]/[.$F$2])*100)-100" office:value-type="float" office:value="-5.48021035150845" calcext:value-type="float">
            <text:p>-5.48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22471" calcext:value-type="float">
            <text:p>22471</text:p>
          </table:table-cell>
          <table:table-cell table:formula="of:=(([.F26]/[.$F$2])*100)-100" office:value-type="float" office:value="210.974259618046" calcext:value-type="float">
            <text:p>210.97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5697" calcext:value-type="float">
            <text:p>5697</text:p>
          </table:table-cell>
          <table:table-cell table:formula="of:=(([.F27]/[.$F$2])*100)-100" office:value-type="float" office:value="-21.1597010794354" calcext:value-type="float">
            <text:p>-21.16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14078" calcext:value-type="float">
            <text:p>14078</text:p>
          </table:table-cell>
          <table:table-cell table:formula="of:=(([.F28]/[.$F$2])*100)-100" office:value-type="float" office:value="94.8242457791309" calcext:value-type="float">
            <text:p>94.82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24044" calcext:value-type="float">
            <text:p>24044</text:p>
          </table:table-cell>
          <table:table-cell table:formula="of:=(([.F29]/[.$F$2])*100)-100" office:value-type="float" office:value="232.74287295876" calcext:value-type="float">
            <text:p>232.74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14035" calcext:value-type="float">
            <text:p>14035</text:p>
          </table:table-cell>
          <table:table-cell table:formula="of:=(([.F30]/[.$F$2])*100)-100" office:value-type="float" office:value="94.2291724328813" calcext:value-type="float">
            <text:p>94.23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8395" calcext:value-type="float">
            <text:p>8395</text:p>
          </table:table-cell>
          <table:table-cell table:formula="of:=(([.F31]/[.$F$2])*100)-100" office:value-type="float" office:value="16.1776916689732" calcext:value-type="float">
            <text:p>16.18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9536" calcext:value-type="float">
            <text:p>9536</text:p>
          </table:table-cell>
          <table:table-cell table:formula="of:=(([.F32]/[.$F$2])*100)-100" office:value-type="float" office:value="31.9678937171326" calcext:value-type="float">
            <text:p>31.97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20239" calcext:value-type="float">
            <text:p>20239</text:p>
          </table:table-cell>
          <table:table-cell table:formula="of:=(([.F33]/[.$F$2])*100)-100" office:value-type="float" office:value="180.08580127318" calcext:value-type="float">
            <text:p>180.09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2640" calcext:value-type="float">
            <text:p>2640</text:p>
          </table:table-cell>
          <table:table-cell table:formula="of:=(([.F34]/[.$F$2])*100)-100" office:value-type="float" office:value="-63.4652643232771" calcext:value-type="float">
            <text:p>-63.47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9017" calcext:value-type="float">
            <text:p>9017</text:p>
          </table:table-cell>
          <table:table-cell table:formula="of:=(([.F35]/[.$F$2])*100)-100" office:value-type="float" office:value="24.7854968170495" calcext:value-type="float">
            <text:p>24.79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9706" calcext:value-type="float">
            <text:p>9706</text:p>
          </table:table-cell>
          <table:table-cell table:formula="of:=(([.F36]/[.$F$2])*100)-100" office:value-type="float" office:value="34.3205092720731" calcext:value-type="float">
            <text:p>34.32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24317" calcext:value-type="float">
            <text:p>24317</text:p>
          </table:table-cell>
          <table:table-cell table:formula="of:=(([.F37]/[.$F$2])*100)-100" office:value-type="float" office:value="236.520896761694" calcext:value-type="float">
            <text:p>236.52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17648" calcext:value-type="float">
            <text:p>17648</text:p>
          </table:table-cell>
          <table:table-cell table:formula="of:=(([.F38]/[.$F$2])*100)-100" office:value-type="float" office:value="144.229172432881" calcext:value-type="float">
            <text:p>144.23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14400" calcext:value-type="float">
            <text:p>14400</text:p>
          </table:table-cell>
          <table:table-cell table:formula="of:=(([.F39]/[.$F$2])*100)-100" office:value-type="float" office:value="99.2803764184888" calcext:value-type="float">
            <text:p>99.28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11962" calcext:value-type="float">
            <text:p>11962</text:p>
          </table:table-cell>
          <table:table-cell table:formula="of:=(([.F40]/[.$F$2])*100)-100" office:value-type="float" office:value="65.5411015776363" calcext:value-type="float">
            <text:p>65.54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13159" calcext:value-type="float">
            <text:p>13159</text:p>
          </table:table-cell>
          <table:table-cell table:formula="of:=(([.F41]/[.$F$2])*100)-100" office:value-type="float" office:value="82.1062828674232" calcext:value-type="float">
            <text:p>82.11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18090" calcext:value-type="float">
            <text:p>18090</text:p>
          </table:table-cell>
          <table:table-cell table:formula="of:=(([.F42]/[.$F$2])*100)-100" office:value-type="float" office:value="150.345972875727" calcext:value-type="float">
            <text:p>150.35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14489" calcext:value-type="float">
            <text:p>14489</text:p>
          </table:table-cell>
          <table:table-cell table:formula="of:=(([.F43]/[.$F$2])*100)-100" office:value-type="float" office:value="100.512039856075" calcext:value-type="float">
            <text:p>100.51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24160" calcext:value-type="float">
            <text:p>24160</text:p>
          </table:table-cell>
          <table:table-cell table:formula="of:=(([.F44]/[.$F$2])*100)-100" office:value-type="float" office:value="234.348187102131" calcext:value-type="float">
            <text:p>234.35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9503" calcext:value-type="float">
            <text:p>9503</text:p>
          </table:table-cell>
          <table:table-cell table:formula="of:=(([.F45]/[.$F$2])*100)-100" office:value-type="float" office:value="31.5112095211736" calcext:value-type="float">
            <text:p>31.51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14162" calcext:value-type="float">
            <text:p>14162</text:p>
          </table:table-cell>
          <table:table-cell table:formula="of:=(([.F46]/[.$F$2])*100)-100" office:value-type="float" office:value="95.9867146415721" calcext:value-type="float">
            <text:p>95.99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12558" calcext:value-type="float">
            <text:p>12558</text:p>
          </table:table-cell>
          <table:table-cell table:formula="of:=(([.F47]/[.$F$2])*100)-100" office:value-type="float" office:value="73.7890949349571" calcext:value-type="float">
            <text:p>73.79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22260" calcext:value-type="float">
            <text:p>22260</text:p>
          </table:table-cell>
          <table:table-cell table:formula="of:=(([.F48]/[.$F$2])*100)-100" office:value-type="float" office:value="208.054248546914" calcext:value-type="float">
            <text:p>208.05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22680" calcext:value-type="float">
            <text:p>22680</text:p>
          </table:table-cell>
          <table:table-cell table:formula="of:=(([.F49]/[.$F$2])*100)-100" office:value-type="float" office:value="213.86659285912" calcext:value-type="float">
            <text:p>213.87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10208" calcext:value-type="float">
            <text:p>10208</text:p>
          </table:table-cell>
          <table:table-cell table:formula="of:=(([.F50]/[.$F$2])*100)-100" office:value-type="float" office:value="41.2676446166621" calcext:value-type="float">
            <text:p>41.27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13871" calcext:value-type="float">
            <text:p>13871</text:p>
          </table:table-cell>
          <table:table-cell table:formula="of:=(([.F51]/[.$F$2])*100)-100" office:value-type="float" office:value="91.9595903681151" calcext:value-type="float">
            <text:p>91.96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24351" calcext:value-type="float">
            <text:p>24351</text:p>
          </table:table-cell>
          <table:table-cell table:formula="of:=(([.F52]/[.$F$2])*100)-100" office:value-type="float" office:value="236.991419872682" calcext:value-type="float">
            <text:p>236.99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24363" calcext:value-type="float">
            <text:p>24363</text:p>
          </table:table-cell>
          <table:table-cell table:formula="of:=(([.F53]/[.$F$2])*100)-100" office:value-type="float" office:value="237.157486853031" calcext:value-type="float">
            <text:p>237.16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21593" calcext:value-type="float">
            <text:p>21593</text:p>
          </table:table-cell>
          <table:table-cell table:formula="of:=(([.F54]/[.$F$2])*100)-100" office:value-type="float" office:value="198.82369222253" calcext:value-type="float">
            <text:p>198.82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24109" calcext:value-type="float">
            <text:p>24109</text:p>
          </table:table-cell>
          <table:table-cell table:formula="of:=(([.F55]/[.$F$2])*100)-100" office:value-type="float" office:value="233.642402435649" calcext:value-type="float">
            <text:p>233.64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17622" calcext:value-type="float">
            <text:p>17622</text:p>
          </table:table-cell>
          <table:table-cell table:formula="of:=(([.F56]/[.$F$2])*100)-100" office:value-type="float" office:value="143.869360642126" calcext:value-type="float">
            <text:p>143.87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12773" calcext:value-type="float">
            <text:p>12773</text:p>
          </table:table-cell>
          <table:table-cell table:formula="of:=(([.F57]/[.$F$2])*100)-100" office:value-type="float" office:value="76.7644616662054" calcext:value-type="float">
            <text:p>76.76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16349" calcext:value-type="float">
            <text:p>16349</text:p>
          </table:table-cell>
          <table:table-cell table:formula="of:=(([.F58]/[.$F$2])*100)-100" office:value-type="float" office:value="126.25242181013" calcext:value-type="float">
            <text:p>126.25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15092" calcext:value-type="float">
            <text:p>15092</text:p>
          </table:table-cell>
          <table:table-cell table:formula="of:=(([.F59]/[.$F$2])*100)-100" office:value-type="float" office:value="108.8569056186" calcext:value-type="float">
            <text:p>108.86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15219" calcext:value-type="float">
            <text:p>15219</text:p>
          </table:table-cell>
          <table:table-cell table:formula="of:=(([.F60]/[.$F$2])*100)-100" office:value-type="float" office:value="110.61444782729" calcext:value-type="float">
            <text:p>110.61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8582" calcext:value-type="float">
            <text:p>8582</text:p>
          </table:table-cell>
          <table:table-cell table:formula="of:=(([.F61]/[.$F$2])*100)-100" office:value-type="float" office:value="18.7655687794077" calcext:value-type="float">
            <text:p>18.77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17863" calcext:value-type="float">
            <text:p>17863</text:p>
          </table:table-cell>
          <table:table-cell table:formula="of:=(([.F62]/[.$F$2])*100)-100" office:value-type="float" office:value="147.20453916413" calcext:value-type="float">
            <text:p>147.20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11066" calcext:value-type="float">
            <text:p>11066</text:p>
          </table:table-cell>
          <table:table-cell table:formula="of:=(([.F63]/[.$F$2])*100)-100" office:value-type="float" office:value="53.141433711597" calcext:value-type="float">
            <text:p>53.14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15820" calcext:value-type="float">
            <text:p>15820</text:p>
          </table:table-cell>
          <table:table-cell table:formula="of:=(([.F64]/[.$F$2])*100)-100" office:value-type="float" office:value="118.931635759756" calcext:value-type="float">
            <text:p>118.93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16398" calcext:value-type="float">
            <text:p>16398</text:p>
          </table:table-cell>
          <table:table-cell table:formula="of:=(([.F65]/[.$F$2])*100)-100" office:value-type="float" office:value="126.930528646554" calcext:value-type="float">
            <text:p>126.93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12003" calcext:value-type="float">
            <text:p>12003</text:p>
          </table:table-cell>
          <table:table-cell table:formula="of:=(([.F66]/[.$F$2])*100)-100" office:value-type="float" office:value="66.1084970938279" calcext:value-type="float">
            <text:p>66.11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6325" calcext:value-type="float">
            <text:p>6325</text:p>
          </table:table-cell>
          <table:table-cell table:formula="of:=(([.F67]/[.$F$2])*100)-100" office:value-type="float" office:value="-12.4688624411846" calcext:value-type="float">
            <text:p>-12.47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12665" calcext:value-type="float">
            <text:p>12665</text:p>
          </table:table-cell>
          <table:table-cell table:formula="of:=(([.F68]/[.$F$2])*100)-100" office:value-type="float" office:value="75.2698588430667" calcext:value-type="float">
            <text:p>75.27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13963" calcext:value-type="float">
            <text:p>13963</text:p>
          </table:table-cell>
          <table:table-cell table:formula="of:=(([.F69]/[.$F$2])*100)-100" office:value-type="float" office:value="93.2327705507888" calcext:value-type="float">
            <text:p>93.23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8120" calcext:value-type="float">
            <text:p>8120</text:p>
          </table:table-cell>
          <table:table-cell table:formula="of:=(([.F70]/[.$F$2])*100)-100" office:value-type="float" office:value="12.3719900359812" calcext:value-type="float">
            <text:p>12.37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19838" calcext:value-type="float">
            <text:p>19838</text:p>
          </table:table-cell>
          <table:table-cell table:formula="of:=(([.F71]/[.$F$2])*100)-100" office:value-type="float" office:value="174.536396346526" calcext:value-type="float">
            <text:p>174.54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13723" calcext:value-type="float">
            <text:p>13723</text:p>
          </table:table-cell>
          <table:table-cell table:formula="of:=(([.F72]/[.$F$2])*100)-100" office:value-type="float" office:value="89.911430943814" calcext:value-type="float">
            <text:p>89.91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13007" calcext:value-type="float">
            <text:p>13007</text:p>
          </table:table-cell>
          <table:table-cell table:formula="of:=(([.F73]/[.$F$2])*100)-100" office:value-type="float" office:value="80.0027677830058" calcext:value-type="float">
            <text:p>80.00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1935" calcext:value-type="float">
            <text:p>1935</text:p>
          </table:table-cell>
          <table:table-cell table:formula="of:=(([.F74]/[.$F$2])*100)-100" office:value-type="float" office:value="-73.2216994187656" calcext:value-type="float">
            <text:p>-73.22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8240" calcext:value-type="float">
            <text:p>8240</text:p>
          </table:table-cell>
          <table:table-cell table:formula="of:=(([.F75]/[.$F$2])*100)-100" office:value-type="float" office:value="14.0326598394686" calcext:value-type="float">
            <text:p>14.03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4860" calcext:value-type="float">
            <text:p>4860</text:p>
          </table:table-cell>
          <table:table-cell table:formula="of:=(([.F76]/[.$F$2])*100)-100" office:value-type="float" office:value="-32.74287295876" calcext:value-type="float">
            <text:p>-32.74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17906" calcext:value-type="float">
            <text:p>17906</text:p>
          </table:table-cell>
          <table:table-cell table:formula="of:=(([.F77]/[.$F$2])*100)-100" office:value-type="float" office:value="147.799612510379" calcext:value-type="float">
            <text:p>147.80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12549" calcext:value-type="float">
            <text:p>12549</text:p>
          </table:table-cell>
          <table:table-cell table:formula="of:=(([.F78]/[.$F$2])*100)-100" office:value-type="float" office:value="73.6645446996955" calcext:value-type="float">
            <text:p>73.66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1175" calcext:value-type="float">
            <text:p>1175</text:p>
          </table:table-cell>
          <table:table-cell table:formula="of:=(([.F79]/[.$F$2])*100)-100" office:value-type="float" office:value="-83.7392748408525" calcext:value-type="float">
            <text:p>-83.74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14361" calcext:value-type="float">
            <text:p>14361</text:p>
          </table:table-cell>
          <table:table-cell table:formula="of:=(([.F80]/[.$F$2])*100)-100" office:value-type="float" office:value="98.7406587323554" calcext:value-type="float">
            <text:p>98.74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13284" calcext:value-type="float">
            <text:p>13284</text:p>
          </table:table-cell>
          <table:table-cell table:formula="of:=(([.F81]/[.$F$2])*100)-100" office:value-type="float" office:value="83.8361472460559" calcext:value-type="float">
            <text:p>83.84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19704" calcext:value-type="float">
            <text:p>19704</text:p>
          </table:table-cell>
          <table:table-cell table:formula="of:=(([.F82]/[.$F$2])*100)-100" office:value-type="float" office:value="172.681981732632" calcext:value-type="float">
            <text:p>172.68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15971" calcext:value-type="float">
            <text:p>15971</text:p>
          </table:table-cell>
          <table:table-cell table:formula="of:=(([.F83]/[.$F$2])*100)-100" office:value-type="float" office:value="121.021311929145" calcext:value-type="float">
            <text:p>121.02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23126" calcext:value-type="float">
            <text:p>23126</text:p>
          </table:table-cell>
          <table:table-cell table:formula="of:=(([.F84]/[.$F$2])*100)-100" office:value-type="float" office:value="220.038748962081" calcext:value-type="float">
            <text:p>220.04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7821" calcext:value-type="float">
            <text:p>7821</text:p>
          </table:table-cell>
          <table:table-cell table:formula="of:=(([.F85]/[.$F$2])*100)-100" office:value-type="float" office:value="8.23415444229173" calcext:value-type="float">
            <text:p>8.23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18820" calcext:value-type="float">
            <text:p>18820</text:p>
          </table:table-cell>
          <table:table-cell table:formula="of:=(([.F86]/[.$F$2])*100)-100" office:value-type="float" office:value="160.448380846942" calcext:value-type="float">
            <text:p>160.45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15318" calcext:value-type="float">
            <text:p>15318</text:p>
          </table:table-cell>
          <table:table-cell table:formula="of:=(([.F87]/[.$F$2])*100)-100" office:value-type="float" office:value="111.984500415167" calcext:value-type="float">
            <text:p>111.98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10937" calcext:value-type="float">
            <text:p>10937</text:p>
          </table:table-cell>
          <table:table-cell table:formula="of:=(([.F88]/[.$F$2])*100)-100" office:value-type="float" office:value="51.356213672848" calcext:value-type="float">
            <text:p>51.36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7729" calcext:value-type="float">
            <text:p>7729</text:p>
          </table:table-cell>
          <table:table-cell table:formula="of:=(([.F89]/[.$F$2])*100)-100" office:value-type="float" office:value="6.96097425961804" calcext:value-type="float">
            <text:p>6.96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16584" calcext:value-type="float">
            <text:p>16584</text:p>
          </table:table-cell>
          <table:table-cell table:formula="of:=(([.F90]/[.$F$2])*100)-100" office:value-type="float" office:value="129.50456684196" calcext:value-type="float">
            <text:p>129.50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24288" calcext:value-type="float">
            <text:p>24288</text:p>
          </table:table-cell>
          <table:table-cell table:formula="of:=(([.F91]/[.$F$2])*100)-100" office:value-type="float" office:value="236.119568225851" calcext:value-type="float">
            <text:p>236.12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18700" calcext:value-type="float">
            <text:p>18700</text:p>
          </table:table-cell>
          <table:table-cell table:formula="of:=(([.F92]/[.$F$2])*100)-100" office:value-type="float" office:value="158.787711043454" calcext:value-type="float">
            <text:p>158.79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10622" calcext:value-type="float">
            <text:p>10622</text:p>
          </table:table-cell>
          <table:table-cell table:formula="of:=(([.F93]/[.$F$2])*100)-100" office:value-type="float" office:value="46.9969554386936" calcext:value-type="float">
            <text:p>47.00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23111" calcext:value-type="float">
            <text:p>23111</text:p>
          </table:table-cell>
          <table:table-cell table:formula="of:=(([.F94]/[.$F$2])*100)-100" office:value-type="float" office:value="219.831165236645" calcext:value-type="float">
            <text:p>219.83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9692" calcext:value-type="float">
            <text:p>9692</text:p>
          </table:table-cell>
          <table:table-cell table:formula="of:=(([.F95]/[.$F$2])*100)-100" office:value-type="float" office:value="34.1267644616662" calcext:value-type="float">
            <text:p>34.13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24324" calcext:value-type="float">
            <text:p>24324</text:p>
          </table:table-cell>
          <table:table-cell table:formula="of:=(([.F96]/[.$F$2])*100)-100" office:value-type="float" office:value="236.617769166897" calcext:value-type="float">
            <text:p>236.62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21879" calcext:value-type="float">
            <text:p>21879</text:p>
          </table:table-cell>
          <table:table-cell table:formula="of:=(([.F97]/[.$F$2])*100)-100" office:value-type="float" office:value="202.781621920841" calcext:value-type="float">
            <text:p>202.78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21536" calcext:value-type="float">
            <text:p>21536</text:p>
          </table:table-cell>
          <table:table-cell table:formula="of:=(([.F98]/[.$F$2])*100)-100" office:value-type="float" office:value="198.034874065873" calcext:value-type="float">
            <text:p>198.03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20177" calcext:value-type="float">
            <text:p>20177</text:p>
          </table:table-cell>
          <table:table-cell table:formula="of:=(([.F99]/[.$F$2])*100)-100" office:value-type="float" office:value="179.227788541378" calcext:value-type="float">
            <text:p>179.23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15598" calcext:value-type="float">
            <text:p>15598</text:p>
          </table:table-cell>
          <table:table-cell table:formula="of:=(([.F100]/[.$F$2])*100)-100" office:value-type="float" office:value="115.859396623305" calcext:value-type="float">
            <text:p>115.86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23296" calcext:value-type="float">
            <text:p>23296</text:p>
          </table:table-cell>
          <table:table-cell table:formula="of:=(([.F101]/[.$F$2])*100)-100" office:value-type="float" office:value="222.391364517022" calcext:value-type="float">
            <text:p>222.39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11085" calcext:value-type="float">
            <text:p>11085</text:p>
          </table:table-cell>
          <table:table-cell table:formula="of:=(([.F102]/[.$F$2])*100)-100" office:value-type="float" office:value="53.4043730971492" calcext:value-type="float">
            <text:p>53.40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7795" calcext:value-type="float">
            <text:p>7795</text:p>
          </table:table-cell>
          <table:table-cell table:formula="of:=(([.F103]/[.$F$2])*100)-100" office:value-type="float" office:value="7.87434265153613" calcext:value-type="float">
            <text:p>7.87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8347" calcext:value-type="float">
            <text:p>8347</text:p>
          </table:table-cell>
          <table:table-cell table:formula="of:=(([.F104]/[.$F$2])*100)-100" office:value-type="float" office:value="15.5134237475782" calcext:value-type="float">
            <text:p>15.51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17481" calcext:value-type="float">
            <text:p>17481</text:p>
          </table:table-cell>
          <table:table-cell table:formula="of:=(([.F105]/[.$F$2])*100)-100" office:value-type="float" office:value="141.918073623028" calcext:value-type="float">
            <text:p>141.92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10323" calcext:value-type="float">
            <text:p>10323</text:p>
          </table:table-cell>
          <table:table-cell table:formula="of:=(([.F106]/[.$F$2])*100)-100" office:value-type="float" office:value="42.8591198450042" calcext:value-type="float">
            <text:p>42.86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24397" calcext:value-type="float">
            <text:p>24397</text:p>
          </table:table-cell>
          <table:table-cell table:formula="of:=(([.F107]/[.$F$2])*100)-100" office:value-type="float" office:value="237.628009964019" calcext:value-type="float">
            <text:p>237.63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22574" calcext:value-type="float">
            <text:p>22574</text:p>
          </table:table-cell>
          <table:table-cell table:formula="of:=(([.F108]/[.$F$2])*100)-100" office:value-type="float" office:value="212.399667866039" calcext:value-type="float">
            <text:p>212.40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7435" calcext:value-type="float">
            <text:p>7435</text:p>
          </table:table-cell>
          <table:table-cell table:formula="of:=(([.F109]/[.$F$2])*100)-100" office:value-type="float" office:value="2.8923332410739" calcext:value-type="float">
            <text:p>2.89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7307" calcext:value-type="float">
            <text:p>7307</text:p>
          </table:table-cell>
          <table:table-cell table:formula="of:=(([.F110]/[.$F$2])*100)-100" office:value-type="float" office:value="1.12095211735399" calcext:value-type="float">
            <text:p>1.12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7141" calcext:value-type="float">
            <text:p>7141</text:p>
          </table:table-cell>
          <table:table-cell table:formula="of:=(([.F111]/[.$F$2])*100)-100" office:value-type="float" office:value="-1.17630777747024" calcext:value-type="float">
            <text:p>-1.18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413" calcext:value-type="float">
            <text:p>413</text:p>
          </table:table-cell>
          <table:table-cell table:formula="of:=(([.F112]/[.$F$2])*100)-100" office:value-type="float" office:value="-94.2845280929975" calcext:value-type="float">
            <text:p>-94.28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table:formula="of:=(([.F113]/[.$F$2])*100)-100" office:value-type="float" office:value="-86.4378632715195" calcext:value-type="float">
            <text:p>-86.44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18455" calcext:value-type="float">
            <text:p>18455</text:p>
          </table:table-cell>
          <table:table-cell table:formula="of:=(([.F114]/[.$F$2])*100)-100" office:value-type="float" office:value="155.397176861334" calcext:value-type="float">
            <text:p>155.40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24627" calcext:value-type="float">
            <text:p>24627</text:p>
          </table:table-cell>
          <table:table-cell table:formula="of:=(([.F115]/[.$F$2])*100)-100" office:value-type="float" office:value="240.810960420703" calcext:value-type="float">
            <text:p>240.81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24349" calcext:value-type="float">
            <text:p>24349</text:p>
          </table:table-cell>
          <table:table-cell table:formula="of:=(([.F116]/[.$F$2])*100)-100" office:value-type="float" office:value="236.963742042624" calcext:value-type="float">
            <text:p>236.96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16113" calcext:value-type="float">
            <text:p>16113</text:p>
          </table:table-cell>
          <table:table-cell table:formula="of:=(([.F117]/[.$F$2])*100)-100" office:value-type="float" office:value="122.986437863272" calcext:value-type="float">
            <text:p>122.99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13617" calcext:value-type="float">
            <text:p>13617</text:p>
          </table:table-cell>
          <table:table-cell table:formula="of:=(([.F118]/[.$F$2])*100)-100" office:value-type="float" office:value="88.4445059507335" calcext:value-type="float">
            <text:p>88.44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887" calcext:value-type="float">
            <text:p>887</text:p>
          </table:table-cell>
          <table:table-cell table:formula="of:=(([.F119]/[.$F$2])*100)-100" office:value-type="float" office:value="-87.7248823692223" calcext:value-type="float">
            <text:p>-87.72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1191" calcext:value-type="float">
            <text:p>1191</text:p>
          </table:table-cell>
          <table:table-cell table:formula="of:=(([.F120]/[.$F$2])*100)-100" office:value-type="float" office:value="-83.5178522003875" calcext:value-type="float">
            <text:p>-83.52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1233" calcext:value-type="float">
            <text:p>1233</text:p>
          </table:table-cell>
          <table:table-cell table:formula="of:=(([.F121]/[.$F$2])*100)-100" office:value-type="float" office:value="-82.9366177691669" calcext:value-type="float">
            <text:p>-82.94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17216" calcext:value-type="float">
            <text:p>17216</text:p>
          </table:table-cell>
          <table:table-cell table:formula="of:=(([.F122]/[.$F$2])*100)-100" office:value-type="float" office:value="138.250761140327" calcext:value-type="float">
            <text:p>138.25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24333" calcext:value-type="float">
            <text:p>24333</text:p>
          </table:table-cell>
          <table:table-cell table:formula="of:=(([.F123]/[.$F$2])*100)-100" office:value-type="float" office:value="236.742319402159" calcext:value-type="float">
            <text:p>236.74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9056" calcext:value-type="float">
            <text:p>9056</text:p>
          </table:table-cell>
          <table:table-cell table:formula="of:=(([.F124]/[.$F$2])*100)-100" office:value-type="float" office:value="25.3252145031829" calcext:value-type="float">
            <text:p>25.33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2789" calcext:value-type="float">
            <text:p>2789</text:p>
          </table:table-cell>
          <table:table-cell table:formula="of:=(([.F125]/[.$F$2])*100)-100" office:value-type="float" office:value="-61.4032659839469" calcext:value-type="float">
            <text:p>-61.40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4491" calcext:value-type="float">
            <text:p>4491</text:p>
          </table:table-cell>
          <table:table-cell table:formula="of:=(([.F126]/[.$F$2])*100)-100" office:value-type="float" office:value="-37.8494326044838" calcext:value-type="float">
            <text:p>-37.85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10415" calcext:value-type="float">
            <text:p>10415</text:p>
          </table:table-cell>
          <table:table-cell table:formula="of:=(([.F127]/[.$F$2])*100)-100" office:value-type="float" office:value="44.1323000276778" calcext:value-type="float">
            <text:p>44.13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2180" calcext:value-type="float">
            <text:p>2180</text:p>
          </table:table-cell>
          <table:table-cell table:formula="of:=(([.F128]/[.$F$2])*100)-100" office:value-type="float" office:value="-69.8311652366454" calcext:value-type="float">
            <text:p>-69.83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15537" calcext:value-type="float">
            <text:p>15537</text:p>
          </table:table-cell>
          <table:table-cell table:formula="of:=(([.F129]/[.$F$2])*100)-100" office:value-type="float" office:value="115.015222806532" calcext:value-type="float">
            <text:p>115.02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10361" calcext:value-type="float">
            <text:p>10361</text:p>
          </table:table-cell>
          <table:table-cell table:formula="of:=(([.F130]/[.$F$2])*100)-100" office:value-type="float" office:value="43.3849986161085" calcext:value-type="float">
            <text:p>43.38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24414" calcext:value-type="float">
            <text:p>24414</text:p>
          </table:table-cell>
          <table:table-cell table:formula="of:=(([.F131]/[.$F$2])*100)-100" office:value-type="float" office:value="237.863271519513" calcext:value-type="float">
            <text:p>237.86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11769" calcext:value-type="float">
            <text:p>11769</text:p>
          </table:table-cell>
          <table:table-cell table:formula="of:=(([.F132]/[.$F$2])*100)-100" office:value-type="float" office:value="62.8701909770274" calcext:value-type="float">
            <text:p>62.87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20105" calcext:value-type="float">
            <text:p>20105</text:p>
          </table:table-cell>
          <table:table-cell table:formula="of:=(([.F133]/[.$F$2])*100)-100" office:value-type="float" office:value="178.231386659286" calcext:value-type="float">
            <text:p>178.23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7917" calcext:value-type="float">
            <text:p>7917</text:p>
          </table:table-cell>
          <table:table-cell table:formula="of:=(([.F134]/[.$F$2])*100)-100" office:value-type="float" office:value="9.56269028508166" calcext:value-type="float">
            <text:p>9.56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11710" calcext:value-type="float">
            <text:p>11710</text:p>
          </table:table-cell>
          <table:table-cell table:formula="of:=(([.F135]/[.$F$2])*100)-100" office:value-type="float" office:value="62.0536949903128" calcext:value-type="float">
            <text:p>62.05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13991" calcext:value-type="float">
            <text:p>13991</text:p>
          </table:table-cell>
          <table:table-cell table:formula="of:=(([.F136]/[.$F$2])*100)-100" office:value-type="float" office:value="93.6202601716026" calcext:value-type="float">
            <text:p>93.62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1685" calcext:value-type="float">
            <text:p>1685</text:p>
          </table:table-cell>
          <table:table-cell table:formula="of:=(([.F137]/[.$F$2])*100)-100" office:value-type="float" office:value="-76.681428176031" calcext:value-type="float">
            <text:p>-76.68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852" calcext:value-type="float">
            <text:p>852</text:p>
          </table:table-cell>
          <table:table-cell table:formula="of:=(([.F138]/[.$F$2])*100)-100" office:value-type="float" office:value="-88.2092443952394" calcext:value-type="float">
            <text:p>-88.21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1907" calcext:value-type="float">
            <text:p>1907</text:p>
          </table:table-cell>
          <table:table-cell table:formula="of:=(([.F139]/[.$F$2])*100)-100" office:value-type="float" office:value="-73.6091890395793" calcext:value-type="float">
            <text:p>-73.61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5311" calcext:value-type="float">
            <text:p>5311</text:p>
          </table:table-cell>
          <table:table-cell table:formula="of:=(([.F140]/[.$F$2])*100)-100" office:value-type="float" office:value="-26.5015222806532" calcext:value-type="float">
            <text:p>-26.50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table:formula="of:=(([.F141]/[.$F$2])*100)-100" office:value-type="float" office:value="-90.5618599501799" calcext:value-type="float">
            <text:p>-90.56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18401" calcext:value-type="float">
            <text:p>18401</text:p>
          </table:table-cell>
          <table:table-cell table:formula="of:=(([.F142]/[.$F$2])*100)-100" office:value-type="float" office:value="154.649875449765" calcext:value-type="float">
            <text:p>154.65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8514" calcext:value-type="float">
            <text:p>8514</text:p>
          </table:table-cell>
          <table:table-cell table:formula="of:=(([.F143]/[.$F$2])*100)-100" office:value-type="float" office:value="17.8245225574315" calcext:value-type="float">
            <text:p>17.82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16284" calcext:value-type="float">
            <text:p>16284</text:p>
          </table:table-cell>
          <table:table-cell table:formula="of:=(([.F144]/[.$F$2])*100)-100" office:value-type="float" office:value="125.352892333241" calcext:value-type="float">
            <text:p>125.35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12491" calcext:value-type="float">
            <text:p>12491</text:p>
          </table:table-cell>
          <table:table-cell table:formula="of:=(([.F145]/[.$F$2])*100)-100" office:value-type="float" office:value="72.86188762801" calcext:value-type="float">
            <text:p>72.86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7063" calcext:value-type="float">
            <text:p>7063</text:p>
          </table:table-cell>
          <table:table-cell table:formula="of:=(([.F146]/[.$F$2])*100)-100" office:value-type="float" office:value="-2.25574314973707" calcext:value-type="float">
            <text:p>-2.26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10398" calcext:value-type="float">
            <text:p>10398</text:p>
          </table:table-cell>
          <table:table-cell table:formula="of:=(([.F147]/[.$F$2])*100)-100" office:value-type="float" office:value="43.8970384721838" calcext:value-type="float">
            <text:p>43.90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17664" calcext:value-type="float">
            <text:p>17664</text:p>
          </table:table-cell>
          <table:table-cell table:formula="of:=(([.F148]/[.$F$2])*100)-100" office:value-type="float" office:value="144.450595073346" calcext:value-type="float">
            <text:p>144.45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20979" calcext:value-type="float">
            <text:p>20979</text:p>
          </table:table-cell>
          <table:table-cell table:formula="of:=(([.F149]/[.$F$2])*100)-100" office:value-type="float" office:value="190.326598394686" calcext:value-type="float">
            <text:p>190.33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22945" calcext:value-type="float">
            <text:p>22945</text:p>
          </table:table-cell>
          <table:table-cell table:formula="of:=(([.F150]/[.$F$2])*100)-100" office:value-type="float" office:value="217.533905341821" calcext:value-type="float">
            <text:p>217.53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13381" calcext:value-type="float">
            <text:p>13381</text:p>
          </table:table-cell>
          <table:table-cell table:formula="of:=(([.F151]/[.$F$2])*100)-100" office:value-type="float" office:value="85.1785220038749" calcext:value-type="float">
            <text:p>85.18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12203" calcext:value-type="float">
            <text:p>12203</text:p>
          </table:table-cell>
          <table:table-cell table:formula="of:=(([.F152]/[.$F$2])*100)-100" office:value-type="float" office:value="68.8762800996402" calcext:value-type="float">
            <text:p>68.88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9869" calcext:value-type="float">
            <text:p>9869</text:p>
          </table:table-cell>
          <table:table-cell table:formula="of:=(([.F153]/[.$F$2])*100)-100" office:value-type="float" office:value="36.5762524218101" calcext:value-type="float">
            <text:p>36.58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10398" calcext:value-type="float">
            <text:p>10398</text:p>
          </table:table-cell>
          <table:table-cell table:formula="of:=(([.F154]/[.$F$2])*100)-100" office:value-type="float" office:value="43.8970384721838" calcext:value-type="float">
            <text:p>43.90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16354" calcext:value-type="float">
            <text:p>16354</text:p>
          </table:table-cell>
          <table:table-cell table:formula="of:=(([.F155]/[.$F$2])*100)-100" office:value-type="float" office:value="126.321616385275" calcext:value-type="float">
            <text:p>126.32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24296" calcext:value-type="float">
            <text:p>24296</text:p>
          </table:table-cell>
          <table:table-cell table:formula="of:=(([.F156]/[.$F$2])*100)-100" office:value-type="float" office:value="236.230279546084" calcext:value-type="float">
            <text:p>236.23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24258" calcext:value-type="float">
            <text:p>24258</text:p>
          </table:table-cell>
          <table:table-cell table:formula="of:=(([.F157]/[.$F$2])*100)-100" office:value-type="float" office:value="235.704400774979" calcext:value-type="float">
            <text:p>235.70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24117" calcext:value-type="float">
            <text:p>24117</text:p>
          </table:table-cell>
          <table:table-cell table:formula="of:=(([.F158]/[.$F$2])*100)-100" office:value-type="float" office:value="233.753113755882" calcext:value-type="float">
            <text:p>233.75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9220" calcext:value-type="float">
            <text:p>9220</text:p>
          </table:table-cell>
          <table:table-cell table:formula="of:=(([.F159]/[.$F$2])*100)-100" office:value-type="float" office:value="27.5947965679491" calcext:value-type="float">
            <text:p>27.59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11678" calcext:value-type="float">
            <text:p>11678</text:p>
          </table:table-cell>
          <table:table-cell table:formula="of:=(([.F160]/[.$F$2])*100)-100" office:value-type="float" office:value="61.6108497093828" calcext:value-type="float">
            <text:p>61.61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22412" calcext:value-type="float">
            <text:p>22412</text:p>
          </table:table-cell>
          <table:table-cell table:formula="of:=(([.F161]/[.$F$2])*100)-100" office:value-type="float" office:value="210.157763631331" calcext:value-type="float">
            <text:p>210.16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11874" calcext:value-type="float">
            <text:p>11874</text:p>
          </table:table-cell>
          <table:table-cell table:formula="of:=(([.F162]/[.$F$2])*100)-100" office:value-type="float" office:value="64.3232770550789" calcext:value-type="float">
            <text:p>64.32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10959" calcext:value-type="float">
            <text:p>10959</text:p>
          </table:table-cell>
          <table:table-cell table:formula="of:=(([.F163]/[.$F$2])*100)-100" office:value-type="float" office:value="51.6606698034874" calcext:value-type="float">
            <text:p>51.66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10932" calcext:value-type="float">
            <text:p>10932</text:p>
          </table:table-cell>
          <table:table-cell table:formula="of:=(([.F164]/[.$F$2])*100)-100" office:value-type="float" office:value="51.2870190977027" calcext:value-type="float">
            <text:p>51.29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6310" calcext:value-type="float">
            <text:p>6310</text:p>
          </table:table-cell>
          <table:table-cell table:formula="of:=(([.F165]/[.$F$2])*100)-100" office:value-type="float" office:value="-12.6764461666205" calcext:value-type="float">
            <text:p>-12.68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12717" calcext:value-type="float">
            <text:p>12717</text:p>
          </table:table-cell>
          <table:table-cell table:formula="of:=(([.F166]/[.$F$2])*100)-100" office:value-type="float" office:value="75.9894824245779" calcext:value-type="float">
            <text:p>75.99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14533" calcext:value-type="float">
            <text:p>14533</text:p>
          </table:table-cell>
          <table:table-cell table:formula="of:=(([.F167]/[.$F$2])*100)-100" office:value-type="float" office:value="101.120952117354" calcext:value-type="float">
            <text:p>101.12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7908" calcext:value-type="float">
            <text:p>7908</text:p>
          </table:table-cell>
          <table:table-cell table:formula="of:=(([.F168]/[.$F$2])*100)-100" office:value-type="float" office:value="9.43814004982009" calcext:value-type="float">
            <text:p>9.44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table:formula="of:=(([.F169]/[.$F$2])*100)-100" office:value-type="float" office:value="-8.37254359258233" calcext:value-type="float">
            <text:p>-8.37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14614" calcext:value-type="float">
            <text:p>14614</text:p>
          </table:table-cell>
          <table:table-cell table:formula="of:=(([.F170]/[.$F$2])*100)-100" office:value-type="float" office:value="102.241904234708" calcext:value-type="float">
            <text:p>102.24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11622" calcext:value-type="float">
            <text:p>11622</text:p>
          </table:table-cell>
          <table:table-cell table:formula="of:=(([.F171]/[.$F$2])*100)-100" office:value-type="float" office:value="60.8358704677553" calcext:value-type="float">
            <text:p>60.84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24219" calcext:value-type="float">
            <text:p>24219</text:p>
          </table:table-cell>
          <table:table-cell table:formula="of:=(([.F172]/[.$F$2])*100)-100" office:value-type="float" office:value="235.164683088846" calcext:value-type="float">
            <text:p>235.16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24445" calcext:value-type="float">
            <text:p>24445</text:p>
          </table:table-cell>
          <table:table-cell table:formula="of:=(([.F173]/[.$F$2])*100)-100" office:value-type="float" office:value="238.292277885414" calcext:value-type="float">
            <text:p>238.29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7407" calcext:value-type="float">
            <text:p>7407</text:p>
          </table:table-cell>
          <table:table-cell table:formula="of:=(([.F174]/[.$F$2])*100)-100" office:value-type="float" office:value="2.50484362026017" calcext:value-type="float">
            <text:p>2.50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24453" calcext:value-type="float">
            <text:p>24453</text:p>
          </table:table-cell>
          <table:table-cell table:formula="of:=(([.F175]/[.$F$2])*100)-100" office:value-type="float" office:value="238.402989205646" calcext:value-type="float">
            <text:p>238.40</text:p>
          </table:table-cell>
        </table:table-row>
      </table:table>
      <table:table table:name="sample04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04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10162" calcext:value-type="float">
            <text:p>10162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16025" calcext:value-type="float">
            <text:p>16025</text:p>
          </table:table-cell>
          <table:table-cell table:style-name="ce6" table:formula="of:=(([.F3]/[.F2])*100)-100" office:value-type="float" office:value="57.6953355638654" calcext:value-type="float">
            <text:p>57.70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5466" calcext:value-type="float">
            <text:p>5466</text:p>
          </table:table-cell>
          <table:table-cell table:formula="of:=(([.F4]/[.$F$2])*100)-100" office:value-type="float" office:value="-46.2113757134422" calcext:value-type="float">
            <text:p>-46.21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24665" calcext:value-type="float">
            <text:p>24665</text:p>
          </table:table-cell>
          <table:table-cell table:formula="of:=(([.F5]/[.$F$2])*100)-100" office:value-type="float" office:value="142.717968903759" calcext:value-type="float">
            <text:p>142.72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17810" calcext:value-type="float">
            <text:p>17810</text:p>
          </table:table-cell>
          <table:table-cell table:formula="of:=(([.F6]/[.$F$2])*100)-100" office:value-type="float" office:value="75.2607754379059" calcext:value-type="float">
            <text:p>75.26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1547" calcext:value-type="float">
            <text:p>1547</text:p>
          </table:table-cell>
          <table:table-cell table:formula="of:=(([.F7]/[.$F$2])*100)-100" office:value-type="float" office:value="-84.7766187758315" calcext:value-type="float">
            <text:p>-84.78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24505" calcext:value-type="float">
            <text:p>24505</text:p>
          </table:table-cell>
          <table:table-cell table:formula="of:=(([.F8]/[.$F$2])*100)-100" office:value-type="float" office:value="141.143475693761" calcext:value-type="float">
            <text:p>141.14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24484" calcext:value-type="float">
            <text:p>24484</text:p>
          </table:table-cell>
          <table:table-cell table:formula="of:=(([.F9]/[.$F$2])*100)-100" office:value-type="float" office:value="140.936823459949" calcext:value-type="float">
            <text:p>140.94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23786" calcext:value-type="float">
            <text:p>23786</text:p>
          </table:table-cell>
          <table:table-cell table:formula="of:=(([.F10]/[.$F$2])*100)-100" office:value-type="float" office:value="134.068096831332" calcext:value-type="float">
            <text:p>134.07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24284" calcext:value-type="float">
            <text:p>24284</text:p>
          </table:table-cell>
          <table:table-cell table:formula="of:=(([.F11]/[.$F$2])*100)-100" office:value-type="float" office:value="138.968706947451" calcext:value-type="float">
            <text:p>138.97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24159" calcext:value-type="float">
            <text:p>24159</text:p>
          </table:table-cell>
          <table:table-cell table:formula="of:=(([.F12]/[.$F$2])*100)-100" office:value-type="float" office:value="137.73863412714" calcext:value-type="float">
            <text:p>137.74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14784" calcext:value-type="float">
            <text:p>14784</text:p>
          </table:table-cell>
          <table:table-cell table:formula="of:=(([.F13]/[.$F$2])*100)-100" office:value-type="float" office:value="45.4831726038182" calcext:value-type="float">
            <text:p>45.48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8025" calcext:value-type="float">
            <text:p>8025</text:p>
          </table:table-cell>
          <table:table-cell table:formula="of:=(([.F14]/[.$F$2])*100)-100" office:value-type="float" office:value="-21.0293249360362" calcext:value-type="float">
            <text:p>-21.03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2223" calcext:value-type="float">
            <text:p>2223</text:p>
          </table:table-cell>
          <table:table-cell table:formula="of:=(([.F15]/[.$F$2])*100)-100" office:value-type="float" office:value="-78.1243849635898" calcext:value-type="float">
            <text:p>-78.12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12597" calcext:value-type="float">
            <text:p>12597</text:p>
          </table:table-cell>
          <table:table-cell table:formula="of:=(([.F16]/[.$F$2])*100)-100" office:value-type="float" office:value="23.9618185396576" calcext:value-type="float">
            <text:p>23.96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7358" calcext:value-type="float">
            <text:p>7358</text:p>
          </table:table-cell>
          <table:table-cell table:formula="of:=(([.F17]/[.$F$2])*100)-100" office:value-type="float" office:value="-27.5929935052155" calcext:value-type="float">
            <text:p>-27.59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6103" calcext:value-type="float">
            <text:p>6103</text:p>
          </table:table-cell>
          <table:table-cell table:formula="of:=(([.F18]/[.$F$2])*100)-100" office:value-type="float" office:value="-39.9429246211376" calcext:value-type="float">
            <text:p>-39.94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20807" calcext:value-type="float">
            <text:p>20807</text:p>
          </table:table-cell>
          <table:table-cell table:formula="of:=(([.F19]/[.$F$2])*100)-100" office:value-type="float" office:value="104.753001377682" calcext:value-type="float">
            <text:p>104.75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15770" calcext:value-type="float">
            <text:p>15770</text:p>
          </table:table-cell>
          <table:table-cell table:formula="of:=(([.F20]/[.$F$2])*100)-100" office:value-type="float" office:value="55.185987010431" calcext:value-type="float">
            <text:p>55.19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24788" calcext:value-type="float">
            <text:p>24788</text:p>
          </table:table-cell>
          <table:table-cell table:formula="of:=(([.F21]/[.$F$2])*100)-100" office:value-type="float" office:value="143.928360558945" calcext:value-type="float">
            <text:p>143.93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24455" calcext:value-type="float">
            <text:p>24455</text:p>
          </table:table-cell>
          <table:table-cell table:formula="of:=(([.F22]/[.$F$2])*100)-100" office:value-type="float" office:value="140.651446565637" calcext:value-type="float">
            <text:p>140.65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18309" calcext:value-type="float">
            <text:p>18309</text:p>
          </table:table-cell>
          <table:table-cell table:formula="of:=(([.F23]/[.$F$2])*100)-100" office:value-type="float" office:value="80.1712261365873" calcext:value-type="float">
            <text:p>80.17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22603" calcext:value-type="float">
            <text:p>22603</text:p>
          </table:table-cell>
          <table:table-cell table:formula="of:=(([.F24]/[.$F$2])*100)-100" office:value-type="float" office:value="122.426687659909" calcext:value-type="float">
            <text:p>122.43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4322" calcext:value-type="float">
            <text:p>4322</text:p>
          </table:table-cell>
          <table:table-cell table:formula="of:=(([.F25]/[.$F$2])*100)-100" office:value-type="float" office:value="-57.4690021649282" calcext:value-type="float">
            <text:p>-57.47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24361" calcext:value-type="float">
            <text:p>24361</text:p>
          </table:table-cell>
          <table:table-cell table:formula="of:=(([.F26]/[.$F$2])*100)-100" office:value-type="float" office:value="139.726431804763" calcext:value-type="float">
            <text:p>139.73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4031" calcext:value-type="float">
            <text:p>4031</text:p>
          </table:table-cell>
          <table:table-cell table:formula="of:=(([.F27]/[.$F$2])*100)-100" office:value-type="float" office:value="-60.3326116906121" calcext:value-type="float">
            <text:p>-60.33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19281" calcext:value-type="float">
            <text:p>19281</text:p>
          </table:table-cell>
          <table:table-cell table:formula="of:=(([.F28]/[.$F$2])*100)-100" office:value-type="float" office:value="89.7362723873253" calcext:value-type="float">
            <text:p>89.74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24341" calcext:value-type="float">
            <text:p>24341</text:p>
          </table:table-cell>
          <table:table-cell table:formula="of:=(([.F29]/[.$F$2])*100)-100" office:value-type="float" office:value="139.529620153513" calcext:value-type="float">
            <text:p>139.53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15950" calcext:value-type="float">
            <text:p>15950</text:p>
          </table:table-cell>
          <table:table-cell table:formula="of:=(([.F30]/[.$F$2])*100)-100" office:value-type="float" office:value="56.9572918716788" calcext:value-type="float">
            <text:p>56.96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17642" calcext:value-type="float">
            <text:p>17642</text:p>
          </table:table-cell>
          <table:table-cell table:formula="of:=(([.F31]/[.$F$2])*100)-100" office:value-type="float" office:value="73.607557567408" calcext:value-type="float">
            <text:p>73.61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13000" calcext:value-type="float">
            <text:p>13000</text:p>
          </table:table-cell>
          <table:table-cell table:formula="of:=(([.F32]/[.$F$2])*100)-100" office:value-type="float" office:value="27.9275733123401" calcext:value-type="float">
            <text:p>27.93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24304" calcext:value-type="float">
            <text:p>24304</text:p>
          </table:table-cell>
          <table:table-cell table:formula="of:=(([.F33]/[.$F$2])*100)-100" office:value-type="float" office:value="139.165518598701" calcext:value-type="float">
            <text:p>139.17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1162" calcext:value-type="float">
            <text:p>1162</text:p>
          </table:table-cell>
          <table:table-cell table:formula="of:=(([.F34]/[.$F$2])*100)-100" office:value-type="float" office:value="-88.5652430623893" calcext:value-type="float">
            <text:p>-88.57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5153" calcext:value-type="float">
            <text:p>5153</text:p>
          </table:table-cell>
          <table:table-cell table:formula="of:=(([.F35]/[.$F$2])*100)-100" office:value-type="float" office:value="-49.2914780555009" calcext:value-type="float">
            <text:p>-49.29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9309" calcext:value-type="float">
            <text:p>9309</text:p>
          </table:table-cell>
          <table:table-cell table:formula="of:=(([.F36]/[.$F$2])*100)-100" office:value-type="float" office:value="-8.39401692580201" calcext:value-type="float">
            <text:p>-8.39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24513" calcext:value-type="float">
            <text:p>24513</text:p>
          </table:table-cell>
          <table:table-cell table:formula="of:=(([.F37]/[.$F$2])*100)-100" office:value-type="float" office:value="141.222200354261" calcext:value-type="float">
            <text:p>141.22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22286" calcext:value-type="float">
            <text:p>22286</text:p>
          </table:table-cell>
          <table:table-cell table:formula="of:=(([.F38]/[.$F$2])*100)-100" office:value-type="float" office:value="119.307222987601" calcext:value-type="float">
            <text:p>119.31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24501" calcext:value-type="float">
            <text:p>24501</text:p>
          </table:table-cell>
          <table:table-cell table:formula="of:=(([.F39]/[.$F$2])*100)-100" office:value-type="float" office:value="141.104113363511" calcext:value-type="float">
            <text:p>141.10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19132" calcext:value-type="float">
            <text:p>19132</text:p>
          </table:table-cell>
          <table:table-cell table:formula="of:=(([.F40]/[.$F$2])*100)-100" office:value-type="float" office:value="88.2700255855147" calcext:value-type="float">
            <text:p>88.27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18112" calcext:value-type="float">
            <text:p>18112</text:p>
          </table:table-cell>
          <table:table-cell table:formula="of:=(([.F41]/[.$F$2])*100)-100" office:value-type="float" office:value="78.2326313717772" calcext:value-type="float">
            <text:p>78.23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13041" calcext:value-type="float">
            <text:p>13041</text:p>
          </table:table-cell>
          <table:table-cell table:formula="of:=(([.F42]/[.$F$2])*100)-100" office:value-type="float" office:value="28.3310371974021" calcext:value-type="float">
            <text:p>28.33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21752" calcext:value-type="float">
            <text:p>21752</text:p>
          </table:table-cell>
          <table:table-cell table:formula="of:=(([.F43]/[.$F$2])*100)-100" office:value-type="float" office:value="114.052351899232" calcext:value-type="float">
            <text:p>114.05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24500" calcext:value-type="float">
            <text:p>24500</text:p>
          </table:table-cell>
          <table:table-cell table:formula="of:=(([.F44]/[.$F$2])*100)-100" office:value-type="float" office:value="141.094272780949" calcext:value-type="float">
            <text:p>141.09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7843" calcext:value-type="float">
            <text:p>7843</text:p>
          </table:table-cell>
          <table:table-cell table:formula="of:=(([.F45]/[.$F$2])*100)-100" office:value-type="float" office:value="-22.820310962409" calcext:value-type="float">
            <text:p>-22.82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21945" calcext:value-type="float">
            <text:p>21945</text:p>
          </table:table-cell>
          <table:table-cell table:formula="of:=(([.F46]/[.$F$2])*100)-100" office:value-type="float" office:value="115.951584333793" calcext:value-type="float">
            <text:p>115.95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15627" calcext:value-type="float">
            <text:p>15627</text:p>
          </table:table-cell>
          <table:table-cell table:formula="of:=(([.F47]/[.$F$2])*100)-100" office:value-type="float" office:value="53.7787837039953" calcext:value-type="float">
            <text:p>53.78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22915" calcext:value-type="float">
            <text:p>22915</text:p>
          </table:table-cell>
          <table:table-cell table:formula="of:=(([.F48]/[.$F$2])*100)-100" office:value-type="float" office:value="125.496949419406" calcext:value-type="float">
            <text:p>125.50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24361" calcext:value-type="float">
            <text:p>24361</text:p>
          </table:table-cell>
          <table:table-cell table:formula="of:=(([.F49]/[.$F$2])*100)-100" office:value-type="float" office:value="139.726431804763" calcext:value-type="float">
            <text:p>139.73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14084" calcext:value-type="float">
            <text:p>14084</text:p>
          </table:table-cell>
          <table:table-cell table:formula="of:=(([.F50]/[.$F$2])*100)-100" office:value-type="float" office:value="38.5947648100768" calcext:value-type="float">
            <text:p>38.59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17361" calcext:value-type="float">
            <text:p>17361</text:p>
          </table:table-cell>
          <table:table-cell table:formula="of:=(([.F51]/[.$F$2])*100)-100" office:value-type="float" office:value="70.8423538673489" calcext:value-type="float">
            <text:p>70.84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24377" calcext:value-type="float">
            <text:p>24377</text:p>
          </table:table-cell>
          <table:table-cell table:formula="of:=(([.F52]/[.$F$2])*100)-100" office:value-type="float" office:value="139.883881125763" calcext:value-type="float">
            <text:p>139.88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24431" calcext:value-type="float">
            <text:p>24431</text:p>
          </table:table-cell>
          <table:table-cell table:formula="of:=(([.F53]/[.$F$2])*100)-100" office:value-type="float" office:value="140.415272584137" calcext:value-type="float">
            <text:p>140.42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24445" calcext:value-type="float">
            <text:p>24445</text:p>
          </table:table-cell>
          <table:table-cell table:formula="of:=(([.F54]/[.$F$2])*100)-100" office:value-type="float" office:value="140.553040740012" calcext:value-type="float">
            <text:p>140.55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24282" calcext:value-type="float">
            <text:p>24282</text:p>
          </table:table-cell>
          <table:table-cell table:formula="of:=(([.F55]/[.$F$2])*100)-100" office:value-type="float" office:value="138.949025782326" calcext:value-type="float">
            <text:p>138.95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13670" calcext:value-type="float">
            <text:p>13670</text:p>
          </table:table-cell>
          <table:table-cell table:formula="of:=(([.F56]/[.$F$2])*100)-100" office:value-type="float" office:value="34.5207636292068" calcext:value-type="float">
            <text:p>34.52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12984" calcext:value-type="float">
            <text:p>12984</text:p>
          </table:table-cell>
          <table:table-cell table:formula="of:=(([.F57]/[.$F$2])*100)-100" office:value-type="float" office:value="27.7701239913403" calcext:value-type="float">
            <text:p>27.77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19342" calcext:value-type="float">
            <text:p>19342</text:p>
          </table:table-cell>
          <table:table-cell table:formula="of:=(([.F58]/[.$F$2])*100)-100" office:value-type="float" office:value="90.3365479236371" calcext:value-type="float">
            <text:p>90.34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20199" calcext:value-type="float">
            <text:p>20199</text:p>
          </table:table-cell>
          <table:table-cell table:formula="of:=(([.F59]/[.$F$2])*100)-100" office:value-type="float" office:value="98.769927179689" calcext:value-type="float">
            <text:p>98.77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11229" calcext:value-type="float">
            <text:p>11229</text:p>
          </table:table-cell>
          <table:table-cell table:formula="of:=(([.F60]/[.$F$2])*100)-100" office:value-type="float" office:value="10.4999015941744" calcext:value-type="float">
            <text:p>10.50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17273" calcext:value-type="float">
            <text:p>17273</text:p>
          </table:table-cell>
          <table:table-cell table:formula="of:=(([.F61]/[.$F$2])*100)-100" office:value-type="float" office:value="69.97638260185" calcext:value-type="float">
            <text:p>69.98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22753" calcext:value-type="float">
            <text:p>22753</text:p>
          </table:table-cell>
          <table:table-cell table:formula="of:=(([.F62]/[.$F$2])*100)-100" office:value-type="float" office:value="123.902775044283" calcext:value-type="float">
            <text:p>123.90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23789" calcext:value-type="float">
            <text:p>23789</text:p>
          </table:table-cell>
          <table:table-cell table:formula="of:=(([.F63]/[.$F$2])*100)-100" office:value-type="float" office:value="134.09761857902" calcext:value-type="float">
            <text:p>134.10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20328" calcext:value-type="float">
            <text:p>20328</text:p>
          </table:table-cell>
          <table:table-cell table:formula="of:=(([.F64]/[.$F$2])*100)-100" office:value-type="float" office:value="100.03936233025" calcext:value-type="float">
            <text:p>100.04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22015" calcext:value-type="float">
            <text:p>22015</text:p>
          </table:table-cell>
          <table:table-cell table:formula="of:=(([.F65]/[.$F$2])*100)-100" office:value-type="float" office:value="116.640425113167" calcext:value-type="float">
            <text:p>116.64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22315" calcext:value-type="float">
            <text:p>22315</text:p>
          </table:table-cell>
          <table:table-cell table:formula="of:=(([.F66]/[.$F$2])*100)-100" office:value-type="float" office:value="119.592599881913" calcext:value-type="float">
            <text:p>119.59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6545" calcext:value-type="float">
            <text:p>6545</text:p>
          </table:table-cell>
          <table:table-cell table:formula="of:=(([.F67]/[.$F$2])*100)-100" office:value-type="float" office:value="-35.593387128518" calcext:value-type="float">
            <text:p>-35.59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17736" calcext:value-type="float">
            <text:p>17736</text:p>
          </table:table-cell>
          <table:table-cell table:formula="of:=(([.F68]/[.$F$2])*100)-100" office:value-type="float" office:value="74.5325723282818" calcext:value-type="float">
            <text:p>74.53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11209" calcext:value-type="float">
            <text:p>11209</text:p>
          </table:table-cell>
          <table:table-cell table:formula="of:=(([.F69]/[.$F$2])*100)-100" office:value-type="float" office:value="10.3030899429246" calcext:value-type="float">
            <text:p>10.30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8033" calcext:value-type="float">
            <text:p>8033</text:p>
          </table:table-cell>
          <table:table-cell table:formula="of:=(([.F70]/[.$F$2])*100)-100" office:value-type="float" office:value="-20.9506002755363" calcext:value-type="float">
            <text:p>-20.95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24297" calcext:value-type="float">
            <text:p>24297</text:p>
          </table:table-cell>
          <table:table-cell table:formula="of:=(([.F71]/[.$F$2])*100)-100" office:value-type="float" office:value="139.096634520764" calcext:value-type="float">
            <text:p>139.10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20216" calcext:value-type="float">
            <text:p>20216</text:p>
          </table:table-cell>
          <table:table-cell table:formula="of:=(([.F72]/[.$F$2])*100)-100" office:value-type="float" office:value="98.9372170832514" calcext:value-type="float">
            <text:p>98.94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13690" calcext:value-type="float">
            <text:p>13690</text:p>
          </table:table-cell>
          <table:table-cell table:formula="of:=(([.F73]/[.$F$2])*100)-100" office:value-type="float" office:value="34.7175752804566" calcext:value-type="float">
            <text:p>34.72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902" calcext:value-type="float">
            <text:p>902</text:p>
          </table:table-cell>
          <table:table-cell table:formula="of:=(([.F74]/[.$F$2])*100)-100" office:value-type="float" office:value="-91.1237945286361" calcext:value-type="float">
            <text:p>-91.12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13517" calcext:value-type="float">
            <text:p>13517</text:p>
          </table:table-cell>
          <table:table-cell table:formula="of:=(([.F75]/[.$F$2])*100)-100" office:value-type="float" office:value="33.0151544971462" calcext:value-type="float">
            <text:p>33.02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table:formula="of:=(([.F76]/[.$F$2])*100)-100" office:value-type="float" office:value="-80.6927770123991" calcext:value-type="float">
            <text:p>-80.69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24436" calcext:value-type="float">
            <text:p>24436</text:p>
          </table:table-cell>
          <table:table-cell table:formula="of:=(([.F77]/[.$F$2])*100)-100" office:value-type="float" office:value="140.464475496949" calcext:value-type="float">
            <text:p>140.46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17135" calcext:value-type="float">
            <text:p>17135</text:p>
          </table:table-cell>
          <table:table-cell table:formula="of:=(([.F78]/[.$F$2])*100)-100" office:value-type="float" office:value="68.6183822082267" calcext:value-type="float">
            <text:p>68.62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formula="of:=(([.F79]/[.$F$2])*100)-100" office:value-type="float" office:value="-92.4916355048219" calcext:value-type="float">
            <text:p>-92.49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16397" calcext:value-type="float">
            <text:p>16397</text:p>
          </table:table-cell>
          <table:table-cell table:formula="of:=(([.F80]/[.$F$2])*100)-100" office:value-type="float" office:value="61.3560322771108" calcext:value-type="float">
            <text:p>61.36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19419" calcext:value-type="float">
            <text:p>19419</text:p>
          </table:table-cell>
          <table:table-cell table:formula="of:=(([.F81]/[.$F$2])*100)-100" office:value-type="float" office:value="91.0942727809486" calcext:value-type="float">
            <text:p>91.09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19480" calcext:value-type="float">
            <text:p>19480</text:p>
          </table:table-cell>
          <table:table-cell table:formula="of:=(([.F82]/[.$F$2])*100)-100" office:value-type="float" office:value="91.6945483172604" calcext:value-type="float">
            <text:p>91.69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17757" calcext:value-type="float">
            <text:p>17757</text:p>
          </table:table-cell>
          <table:table-cell table:formula="of:=(([.F83]/[.$F$2])*100)-100" office:value-type="float" office:value="74.7392245620941" calcext:value-type="float">
            <text:p>74.74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24469" calcext:value-type="float">
            <text:p>24469</text:p>
          </table:table-cell>
          <table:table-cell table:formula="of:=(([.F84]/[.$F$2])*100)-100" office:value-type="float" office:value="140.789214721512" calcext:value-type="float">
            <text:p>140.79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4805" calcext:value-type="float">
            <text:p>4805</text:p>
          </table:table-cell>
          <table:table-cell table:formula="of:=(([.F85]/[.$F$2])*100)-100" office:value-type="float" office:value="-52.7160007872466" calcext:value-type="float">
            <text:p>-52.72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19102" calcext:value-type="float">
            <text:p>19102</text:p>
          </table:table-cell>
          <table:table-cell table:formula="of:=(([.F86]/[.$F$2])*100)-100" office:value-type="float" office:value="87.97480810864" calcext:value-type="float">
            <text:p>87.97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23053" calcext:value-type="float">
            <text:p>23053</text:p>
          </table:table-cell>
          <table:table-cell table:formula="of:=(([.F87]/[.$F$2])*100)-100" office:value-type="float" office:value="126.854949813029" calcext:value-type="float">
            <text:p>126.85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18239" calcext:value-type="float">
            <text:p>18239</text:p>
          </table:table-cell>
          <table:table-cell table:formula="of:=(([.F88]/[.$F$2])*100)-100" office:value-type="float" office:value="79.4823853572132" calcext:value-type="float">
            <text:p>79.48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6684" calcext:value-type="float">
            <text:p>6684</text:p>
          </table:table-cell>
          <table:table-cell table:formula="of:=(([.F89]/[.$F$2])*100)-100" office:value-type="float" office:value="-34.2255461523322" calcext:value-type="float">
            <text:p>-34.23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22501" calcext:value-type="float">
            <text:p>22501</text:p>
          </table:table-cell>
          <table:table-cell table:formula="of:=(([.F90]/[.$F$2])*100)-100" office:value-type="float" office:value="121.422948238536" calcext:value-type="float">
            <text:p>121.42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24645" calcext:value-type="float">
            <text:p>24645</text:p>
          </table:table-cell>
          <table:table-cell table:formula="of:=(([.F91]/[.$F$2])*100)-100" office:value-type="float" office:value="142.521157252509" calcext:value-type="float">
            <text:p>142.52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22106" calcext:value-type="float">
            <text:p>22106</text:p>
          </table:table-cell>
          <table:table-cell table:formula="of:=(([.F92]/[.$F$2])*100)-100" office:value-type="float" office:value="117.535918126353" calcext:value-type="float">
            <text:p>117.54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13232" calcext:value-type="float">
            <text:p>13232</text:p>
          </table:table-cell>
          <table:table-cell table:formula="of:=(([.F93]/[.$F$2])*100)-100" office:value-type="float" office:value="30.2105884668372" calcext:value-type="float">
            <text:p>30.21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24506" calcext:value-type="float">
            <text:p>24506</text:p>
          </table:table-cell>
          <table:table-cell table:formula="of:=(([.F94]/[.$F$2])*100)-100" office:value-type="float" office:value="141.153316276324" calcext:value-type="float">
            <text:p>141.15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9635" calcext:value-type="float">
            <text:p>9635</text:p>
          </table:table-cell>
          <table:table-cell table:formula="of:=(([.F95]/[.$F$2])*100)-100" office:value-type="float" office:value="-5.18598701043102" calcext:value-type="float">
            <text:p>-5.19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24574" calcext:value-type="float">
            <text:p>24574</text:p>
          </table:table-cell>
          <table:table-cell table:formula="of:=(([.F96]/[.$F$2])*100)-100" office:value-type="float" office:value="141.822475890573" calcext:value-type="float">
            <text:p>141.82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24525" calcext:value-type="float">
            <text:p>24525</text:p>
          </table:table-cell>
          <table:table-cell table:formula="of:=(([.F97]/[.$F$2])*100)-100" office:value-type="float" office:value="141.340287345011" calcext:value-type="float">
            <text:p>141.34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24305" calcext:value-type="float">
            <text:p>24305</text:p>
          </table:table-cell>
          <table:table-cell table:formula="of:=(([.F98]/[.$F$2])*100)-100" office:value-type="float" office:value="139.175359181264" calcext:value-type="float">
            <text:p>139.18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23851" calcext:value-type="float">
            <text:p>23851</text:p>
          </table:table-cell>
          <table:table-cell table:formula="of:=(([.F99]/[.$F$2])*100)-100" office:value-type="float" office:value="134.707734697894" calcext:value-type="float">
            <text:p>134.71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22969" calcext:value-type="float">
            <text:p>22969</text:p>
          </table:table-cell>
          <table:table-cell table:formula="of:=(([.F100]/[.$F$2])*100)-100" office:value-type="float" office:value="126.02834087778" calcext:value-type="float">
            <text:p>126.03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24670" calcext:value-type="float">
            <text:p>24670</text:p>
          </table:table-cell>
          <table:table-cell table:formula="of:=(([.F101]/[.$F$2])*100)-100" office:value-type="float" office:value="142.767171816572" calcext:value-type="float">
            <text:p>142.77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17182" calcext:value-type="float">
            <text:p>17182</text:p>
          </table:table-cell>
          <table:table-cell table:formula="of:=(([.F102]/[.$F$2])*100)-100" office:value-type="float" office:value="69.0808895886636" calcext:value-type="float">
            <text:p>69.08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8030" calcext:value-type="float">
            <text:p>8030</text:p>
          </table:table-cell>
          <table:table-cell table:formula="of:=(([.F103]/[.$F$2])*100)-100" office:value-type="float" office:value="-20.9801220232238" calcext:value-type="float">
            <text:p>-20.98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10812" calcext:value-type="float">
            <text:p>10812</text:p>
          </table:table-cell>
          <table:table-cell table:formula="of:=(([.F104]/[.$F$2])*100)-100" office:value-type="float" office:value="6.39637866561699" calcext:value-type="float">
            <text:p>6.40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20133" calcext:value-type="float">
            <text:p>20133</text:p>
          </table:table-cell>
          <table:table-cell table:formula="of:=(([.F105]/[.$F$2])*100)-100" office:value-type="float" office:value="98.1204487305648" calcext:value-type="float">
            <text:p>98.12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20809" calcext:value-type="float">
            <text:p>20809</text:p>
          </table:table-cell>
          <table:table-cell table:formula="of:=(([.F106]/[.$F$2])*100)-100" office:value-type="float" office:value="104.772682542807" calcext:value-type="float">
            <text:p>104.77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24481" calcext:value-type="float">
            <text:p>24481</text:p>
          </table:table-cell>
          <table:table-cell table:formula="of:=(([.F107]/[.$F$2])*100)-100" office:value-type="float" office:value="140.907301712261" calcext:value-type="float">
            <text:p>140.91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24021" calcext:value-type="float">
            <text:p>24021</text:p>
          </table:table-cell>
          <table:table-cell table:formula="of:=(([.F108]/[.$F$2])*100)-100" office:value-type="float" office:value="136.380633733517" calcext:value-type="float">
            <text:p>136.38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18376" calcext:value-type="float">
            <text:p>18376</text:p>
          </table:table-cell>
          <table:table-cell table:formula="of:=(([.F109]/[.$F$2])*100)-100" office:value-type="float" office:value="80.830545168274" calcext:value-type="float">
            <text:p>80.83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7282" calcext:value-type="float">
            <text:p>7282</text:p>
          </table:table-cell>
          <table:table-cell table:formula="of:=(([.F110]/[.$F$2])*100)-100" office:value-type="float" office:value="-28.3408777799646" calcext:value-type="float">
            <text:p>-28.34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7674" calcext:value-type="float">
            <text:p>7674</text:p>
          </table:table-cell>
          <table:table-cell table:formula="of:=(([.F111]/[.$F$2])*100)-100" office:value-type="float" office:value="-24.4833694154694" calcext:value-type="float">
            <text:p>-24.48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2215" calcext:value-type="float">
            <text:p>2215</text:p>
          </table:table-cell>
          <table:table-cell table:formula="of:=(([.F112]/[.$F$2])*100)-100" office:value-type="float" office:value="-78.2031096240898" calcext:value-type="float">
            <text:p>-78.20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3015" calcext:value-type="float">
            <text:p>3015</text:p>
          </table:table-cell>
          <table:table-cell table:formula="of:=(([.F113]/[.$F$2])*100)-100" office:value-type="float" office:value="-70.3306435740996" calcext:value-type="float">
            <text:p>-70.33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20659" calcext:value-type="float">
            <text:p>20659</text:p>
          </table:table-cell>
          <table:table-cell table:formula="of:=(([.F114]/[.$F$2])*100)-100" office:value-type="float" office:value="103.296595158433" calcext:value-type="float">
            <text:p>103.30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24536" calcext:value-type="float">
            <text:p>24536</text:p>
          </table:table-cell>
          <table:table-cell table:formula="of:=(([.F115]/[.$F$2])*100)-100" office:value-type="float" office:value="141.448533753198" calcext:value-type="float">
            <text:p>141.45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24505" calcext:value-type="float">
            <text:p>24505</text:p>
          </table:table-cell>
          <table:table-cell table:formula="of:=(([.F116]/[.$F$2])*100)-100" office:value-type="float" office:value="141.143475693761" calcext:value-type="float">
            <text:p>141.14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18736" calcext:value-type="float">
            <text:p>18736</text:p>
          </table:table-cell>
          <table:table-cell table:formula="of:=(([.F117]/[.$F$2])*100)-100" office:value-type="float" office:value="84.3731548907696" calcext:value-type="float">
            <text:p>84.37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12731" calcext:value-type="float">
            <text:p>12731</text:p>
          </table:table-cell>
          <table:table-cell table:formula="of:=(([.F118]/[.$F$2])*100)-100" office:value-type="float" office:value="25.2804566030309" calcext:value-type="float">
            <text:p>25.28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627" calcext:value-type="float">
            <text:p>627</text:p>
          </table:table-cell>
          <table:table-cell table:formula="of:=(([.F119]/[.$F$2])*100)-100" office:value-type="float" office:value="-93.8299547333202" calcext:value-type="float">
            <text:p>-93.83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677" calcext:value-type="float">
            <text:p>677</text:p>
          </table:table-cell>
          <table:table-cell table:formula="of:=(([.F120]/[.$F$2])*100)-100" office:value-type="float" office:value="-93.3379256051958" calcext:value-type="float">
            <text:p>-93.34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770" calcext:value-type="float">
            <text:p>770</text:p>
          </table:table-cell>
          <table:table-cell table:formula="of:=(([.F121]/[.$F$2])*100)-100" office:value-type="float" office:value="-92.4227514268845" calcext:value-type="float">
            <text:p>-92.42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20434" calcext:value-type="float">
            <text:p>20434</text:p>
          </table:table-cell>
          <table:table-cell table:formula="of:=(([.F122]/[.$F$2])*100)-100" office:value-type="float" office:value="101.082464081874" calcext:value-type="float">
            <text:p>101.08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24601" calcext:value-type="float">
            <text:p>24601</text:p>
          </table:table-cell>
          <table:table-cell table:formula="of:=(([.F123]/[.$F$2])*100)-100" office:value-type="float" office:value="142.08817161976" calcext:value-type="float">
            <text:p>142.09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8869" calcext:value-type="float">
            <text:p>8869</text:p>
          </table:table-cell>
          <table:table-cell table:formula="of:=(([.F124]/[.$F$2])*100)-100" office:value-type="float" office:value="-12.7238732532966" calcext:value-type="float">
            <text:p>-12.72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2520" calcext:value-type="float">
            <text:p>2520</text:p>
          </table:table-cell>
          <table:table-cell table:formula="of:=(([.F125]/[.$F$2])*100)-100" office:value-type="float" office:value="-75.201731942531" calcext:value-type="float">
            <text:p>-75.20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4846" calcext:value-type="float">
            <text:p>4846</text:p>
          </table:table-cell>
          <table:table-cell table:formula="of:=(([.F126]/[.$F$2])*100)-100" office:value-type="float" office:value="-52.3125369021846" calcext:value-type="float">
            <text:p>-52.31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12588" calcext:value-type="float">
            <text:p>12588</text:p>
          </table:table-cell>
          <table:table-cell table:formula="of:=(([.F127]/[.$F$2])*100)-100" office:value-type="float" office:value="23.8732532965952" calcext:value-type="float">
            <text:p>23.87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1742" calcext:value-type="float">
            <text:p>1742</text:p>
          </table:table-cell>
          <table:table-cell table:formula="of:=(([.F128]/[.$F$2])*100)-100" office:value-type="float" office:value="-82.8577051761464" calcext:value-type="float">
            <text:p>-82.86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19232" calcext:value-type="float">
            <text:p>19232</text:p>
          </table:table-cell>
          <table:table-cell table:formula="of:=(([.F129]/[.$F$2])*100)-100" office:value-type="float" office:value="89.2540838417634" calcext:value-type="float">
            <text:p>89.25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11662" calcext:value-type="float">
            <text:p>11662</text:p>
          </table:table-cell>
          <table:table-cell table:formula="of:=(([.F130]/[.$F$2])*100)-100" office:value-type="float" office:value="14.7608738437315" calcext:value-type="float">
            <text:p>14.76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24349" calcext:value-type="float">
            <text:p>24349</text:p>
          </table:table-cell>
          <table:table-cell table:formula="of:=(([.F131]/[.$F$2])*100)-100" office:value-type="float" office:value="139.608344814013" calcext:value-type="float">
            <text:p>139.61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13853" calcext:value-type="float">
            <text:p>13853</text:p>
          </table:table-cell>
          <table:table-cell table:formula="of:=(([.F132]/[.$F$2])*100)-100" office:value-type="float" office:value="36.3215902381421" calcext:value-type="float">
            <text:p>36.32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23100" calcext:value-type="float">
            <text:p>23100</text:p>
          </table:table-cell>
          <table:table-cell table:formula="of:=(([.F133]/[.$F$2])*100)-100" office:value-type="float" office:value="127.317457193466" calcext:value-type="float">
            <text:p>127.32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12478" calcext:value-type="float">
            <text:p>12478</text:p>
          </table:table-cell>
          <table:table-cell table:formula="of:=(([.F134]/[.$F$2])*100)-100" office:value-type="float" office:value="22.7907892147215" calcext:value-type="float">
            <text:p>22.79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14541" calcext:value-type="float">
            <text:p>14541</text:p>
          </table:table-cell>
          <table:table-cell table:formula="of:=(([.F135]/[.$F$2])*100)-100" office:value-type="float" office:value="43.0919110411336" calcext:value-type="float">
            <text:p>43.09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20352" calcext:value-type="float">
            <text:p>20352</text:p>
          </table:table-cell>
          <table:table-cell table:formula="of:=(([.F136]/[.$F$2])*100)-100" office:value-type="float" office:value="100.27553631175" calcext:value-type="float">
            <text:p>100.28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3664" calcext:value-type="float">
            <text:p>3664</text:p>
          </table:table-cell>
          <table:table-cell table:formula="of:=(([.F137]/[.$F$2])*100)-100" office:value-type="float" office:value="-63.9441054910451" calcext:value-type="float">
            <text:p>-63.94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2284" calcext:value-type="float">
            <text:p>2284</text:p>
          </table:table-cell>
          <table:table-cell table:formula="of:=(([.F138]/[.$F$2])*100)-100" office:value-type="float" office:value="-77.5241094272781" calcext:value-type="float">
            <text:p>-77.52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1811" calcext:value-type="float">
            <text:p>1811</text:p>
          </table:table-cell>
          <table:table-cell table:formula="of:=(([.F139]/[.$F$2])*100)-100" office:value-type="float" office:value="-82.1787049793348" calcext:value-type="float">
            <text:p>-82.18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3909" calcext:value-type="float">
            <text:p>3909</text:p>
          </table:table-cell>
          <table:table-cell table:formula="of:=(([.F140]/[.$F$2])*100)-100" office:value-type="float" office:value="-61.5331627632356" calcext:value-type="float">
            <text:p>-61.53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590" calcext:value-type="float">
            <text:p>590</text:p>
          </table:table-cell>
          <table:table-cell table:formula="of:=(([.F141]/[.$F$2])*100)-100" office:value-type="float" office:value="-94.1940562881323" calcext:value-type="float">
            <text:p>-94.19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22563" calcext:value-type="float">
            <text:p>22563</text:p>
          </table:table-cell>
          <table:table-cell table:formula="of:=(([.F142]/[.$F$2])*100)-100" office:value-type="float" office:value="122.03306435741" calcext:value-type="float">
            <text:p>122.03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9367" calcext:value-type="float">
            <text:p>9367</text:p>
          </table:table-cell>
          <table:table-cell table:formula="of:=(([.F143]/[.$F$2])*100)-100" office:value-type="float" office:value="-7.82326313717772" calcext:value-type="float">
            <text:p>-7.82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18870" calcext:value-type="float">
            <text:p>18870</text:p>
          </table:table-cell>
          <table:table-cell table:formula="of:=(([.F144]/[.$F$2])*100)-100" office:value-type="float" office:value="85.6917929541429" calcext:value-type="float">
            <text:p>85.69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16707" calcext:value-type="float">
            <text:p>16707</text:p>
          </table:table-cell>
          <table:table-cell table:formula="of:=(([.F145]/[.$F$2])*100)-100" office:value-type="float" office:value="64.406612871482" calcext:value-type="float">
            <text:p>64.41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7447" calcext:value-type="float">
            <text:p>7447</text:p>
          </table:table-cell>
          <table:table-cell table:formula="of:=(([.F146]/[.$F$2])*100)-100" office:value-type="float" office:value="-26.7171816571541" calcext:value-type="float">
            <text:p>-26.72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13126" calcext:value-type="float">
            <text:p>13126</text:p>
          </table:table-cell>
          <table:table-cell table:formula="of:=(([.F147]/[.$F$2])*100)-100" office:value-type="float" office:value="29.1674867152136" calcext:value-type="float">
            <text:p>29.17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22842" calcext:value-type="float">
            <text:p>22842</text:p>
          </table:table-cell>
          <table:table-cell table:formula="of:=(([.F148]/[.$F$2])*100)-100" office:value-type="float" office:value="124.778586892344" calcext:value-type="float">
            <text:p>124.78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22273" calcext:value-type="float">
            <text:p>22273</text:p>
          </table:table-cell>
          <table:table-cell table:formula="of:=(([.F149]/[.$F$2])*100)-100" office:value-type="float" office:value="119.179295414289" calcext:value-type="float">
            <text:p>119.18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24168" calcext:value-type="float">
            <text:p>24168</text:p>
          </table:table-cell>
          <table:table-cell table:formula="of:=(([.F150]/[.$F$2])*100)-100" office:value-type="float" office:value="137.827199370203" calcext:value-type="float">
            <text:p>137.83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14176" calcext:value-type="float">
            <text:p>14176</text:p>
          </table:table-cell>
          <table:table-cell table:formula="of:=(([.F151]/[.$F$2])*100)-100" office:value-type="float" office:value="39.5000984058256" calcext:value-type="float">
            <text:p>39.50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15499" calcext:value-type="float">
            <text:p>15499</text:p>
          </table:table-cell>
          <table:table-cell table:formula="of:=(([.F152]/[.$F$2])*100)-100" office:value-type="float" office:value="52.5191891359968" calcext:value-type="float">
            <text:p>52.52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8822" calcext:value-type="float">
            <text:p>8822</text:p>
          </table:table-cell>
          <table:table-cell table:formula="of:=(([.F153]/[.$F$2])*100)-100" office:value-type="float" office:value="-13.1863806337335" calcext:value-type="float">
            <text:p>-13.19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10611" calcext:value-type="float">
            <text:p>10611</text:p>
          </table:table-cell>
          <table:table-cell table:formula="of:=(([.F154]/[.$F$2])*100)-100" office:value-type="float" office:value="4.41842157055699" calcext:value-type="float">
            <text:p>4.42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19816" calcext:value-type="float">
            <text:p>19816</text:p>
          </table:table-cell>
          <table:table-cell table:formula="of:=(([.F155]/[.$F$2])*100)-100" office:value-type="float" office:value="95.0009840582563" calcext:value-type="float">
            <text:p>95.00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24741" calcext:value-type="float">
            <text:p>24741</text:p>
          </table:table-cell>
          <table:table-cell table:formula="of:=(([.F156]/[.$F$2])*100)-100" office:value-type="float" office:value="143.465853178508" calcext:value-type="float">
            <text:p>143.47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24590" calcext:value-type="float">
            <text:p>24590</text:p>
          </table:table-cell>
          <table:table-cell table:formula="of:=(([.F157]/[.$F$2])*100)-100" office:value-type="float" office:value="141.979925211573" calcext:value-type="float">
            <text:p>141.98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23979" calcext:value-type="float">
            <text:p>23979</text:p>
          </table:table-cell>
          <table:table-cell table:formula="of:=(([.F158]/[.$F$2])*100)-100" office:value-type="float" office:value="135.967329265893" calcext:value-type="float">
            <text:p>135.97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11413" calcext:value-type="float">
            <text:p>11413</text:p>
          </table:table-cell>
          <table:table-cell table:formula="of:=(([.F159]/[.$F$2])*100)-100" office:value-type="float" office:value="12.3105687856721" calcext:value-type="float">
            <text:p>12.31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17800" calcext:value-type="float">
            <text:p>17800</text:p>
          </table:table-cell>
          <table:table-cell table:formula="of:=(([.F160]/[.$F$2])*100)-100" office:value-type="float" office:value="75.1623696122811" calcext:value-type="float">
            <text:p>75.16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23994" calcext:value-type="float">
            <text:p>23994</text:p>
          </table:table-cell>
          <table:table-cell table:formula="of:=(([.F161]/[.$F$2])*100)-100" office:value-type="float" office:value="136.11493800433" calcext:value-type="float">
            <text:p>136.11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11025" calcext:value-type="float">
            <text:p>11025</text:p>
          </table:table-cell>
          <table:table-cell table:formula="of:=(([.F162]/[.$F$2])*100)-100" office:value-type="float" office:value="8.49242275142687" calcext:value-type="float">
            <text:p>8.49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11328" calcext:value-type="float">
            <text:p>11328</text:p>
          </table:table-cell>
          <table:table-cell table:formula="of:=(([.F163]/[.$F$2])*100)-100" office:value-type="float" office:value="11.4741192678607" calcext:value-type="float">
            <text:p>11.47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10601" calcext:value-type="float">
            <text:p>10601</text:p>
          </table:table-cell>
          <table:table-cell table:formula="of:=(([.F164]/[.$F$2])*100)-100" office:value-type="float" office:value="4.32001574493211" calcext:value-type="float">
            <text:p>4.32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5137" calcext:value-type="float">
            <text:p>5137</text:p>
          </table:table-cell>
          <table:table-cell table:formula="of:=(([.F165]/[.$F$2])*100)-100" office:value-type="float" office:value="-49.4489273765007" calcext:value-type="float">
            <text:p>-49.45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12901" calcext:value-type="float">
            <text:p>12901</text:p>
          </table:table-cell>
          <table:table-cell table:formula="of:=(([.F166]/[.$F$2])*100)-100" office:value-type="float" office:value="26.9533556386538" calcext:value-type="float">
            <text:p>26.95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21893" calcext:value-type="float">
            <text:p>21893</text:p>
          </table:table-cell>
          <table:table-cell table:formula="of:=(([.F167]/[.$F$2])*100)-100" office:value-type="float" office:value="115.439874040543" calcext:value-type="float">
            <text:p>115.44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12339" calcext:value-type="float">
            <text:p>12339</text:p>
          </table:table-cell>
          <table:table-cell table:formula="of:=(([.F168]/[.$F$2])*100)-100" office:value-type="float" office:value="21.4229482385357" calcext:value-type="float">
            <text:p>21.42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6280" calcext:value-type="float">
            <text:p>6280</text:p>
          </table:table-cell>
          <table:table-cell table:formula="of:=(([.F169]/[.$F$2])*100)-100" office:value-type="float" office:value="-38.2011415075773" calcext:value-type="float">
            <text:p>-38.20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18467" calcext:value-type="float">
            <text:p>18467</text:p>
          </table:table-cell>
          <table:table-cell table:formula="of:=(([.F170]/[.$F$2])*100)-100" office:value-type="float" office:value="81.7260381814603" calcext:value-type="float">
            <text:p>81.73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17546" calcext:value-type="float">
            <text:p>17546</text:p>
          </table:table-cell>
          <table:table-cell table:formula="of:=(([.F171]/[.$F$2])*100)-100" office:value-type="float" office:value="72.6628616414092" calcext:value-type="float">
            <text:p>72.66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24372" calcext:value-type="float">
            <text:p>24372</text:p>
          </table:table-cell>
          <table:table-cell table:formula="of:=(([.F172]/[.$F$2])*100)-100" office:value-type="float" office:value="139.83467821295" calcext:value-type="float">
            <text:p>139.83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24457" calcext:value-type="float">
            <text:p>24457</text:p>
          </table:table-cell>
          <table:table-cell table:formula="of:=(([.F173]/[.$F$2])*100)-100" office:value-type="float" office:value="140.671127730762" calcext:value-type="float">
            <text:p>140.67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9773" calcext:value-type="float">
            <text:p>9773</text:p>
          </table:table-cell>
          <table:table-cell table:formula="of:=(([.F174]/[.$F$2])*100)-100" office:value-type="float" office:value="-3.82798661680771" calcext:value-type="float">
            <text:p>-3.83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24519" calcext:value-type="float">
            <text:p>24519</text:p>
          </table:table-cell>
          <table:table-cell table:formula="of:=(([.F175]/[.$F$2])*100)-100" office:value-type="float" office:value="141.281243849636" calcext:value-type="float">
            <text:p>141.28</text:p>
          </table:table-cell>
        </table:table-row>
      </table:table>
      <table:table table:name="sample05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05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8424" calcext:value-type="float">
            <text:p>842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15648" calcext:value-type="float">
            <text:p>15648</text:p>
          </table:table-cell>
          <table:table-cell table:style-name="ce6" table:formula="of:=(([.F3]/[.F2])*100)-100" office:value-type="float" office:value="85.7549857549857" calcext:value-type="float">
            <text:p>85.75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3532" calcext:value-type="float">
            <text:p>3532</text:p>
          </table:table-cell>
          <table:table-cell table:formula="of:=(([.F4]/[.$F$2])*100)-100" office:value-type="float" office:value="-58.0721747388414" calcext:value-type="float">
            <text:p>-58.07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24492" calcext:value-type="float">
            <text:p>24492</text:p>
          </table:table-cell>
          <table:table-cell table:formula="of:=(([.F5]/[.$F$2])*100)-100" office:value-type="float" office:value="190.740740740741" calcext:value-type="float">
            <text:p>190.74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14705" calcext:value-type="float">
            <text:p>14705</text:p>
          </table:table-cell>
          <table:table-cell table:formula="of:=(([.F6]/[.$F$2])*100)-100" office:value-type="float" office:value="74.5607787274454" calcext:value-type="float">
            <text:p>74.56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519" calcext:value-type="float">
            <text:p>519</text:p>
          </table:table-cell>
          <table:table-cell table:formula="of:=(([.F7]/[.$F$2])*100)-100" office:value-type="float" office:value="-93.8390313390313" calcext:value-type="float">
            <text:p>-93.84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22013" calcext:value-type="float">
            <text:p>22013</text:p>
          </table:table-cell>
          <table:table-cell table:formula="of:=(([.F8]/[.$F$2])*100)-100" office:value-type="float" office:value="161.312915479582" calcext:value-type="float">
            <text:p>161.31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24222" calcext:value-type="float">
            <text:p>24222</text:p>
          </table:table-cell>
          <table:table-cell table:formula="of:=(([.F9]/[.$F$2])*100)-100" office:value-type="float" office:value="187.535612535613" calcext:value-type="float">
            <text:p>187.54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24666" calcext:value-type="float">
            <text:p>24666</text:p>
          </table:table-cell>
          <table:table-cell table:formula="of:=(([.F10]/[.$F$2])*100)-100" office:value-type="float" office:value="192.806267806268" calcext:value-type="float">
            <text:p>192.81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23091" calcext:value-type="float">
            <text:p>23091</text:p>
          </table:table-cell>
          <table:table-cell table:formula="of:=(([.F11]/[.$F$2])*100)-100" office:value-type="float" office:value="174.109686609687" calcext:value-type="float">
            <text:p>174.11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23430" calcext:value-type="float">
            <text:p>23430</text:p>
          </table:table-cell>
          <table:table-cell table:formula="of:=(([.F12]/[.$F$2])*100)-100" office:value-type="float" office:value="178.133903133903" calcext:value-type="float">
            <text:p>178.13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14014" calcext:value-type="float">
            <text:p>14014</text:p>
          </table:table-cell>
          <table:table-cell table:formula="of:=(([.F13]/[.$F$2])*100)-100" office:value-type="float" office:value="66.358024691358" calcext:value-type="float">
            <text:p>66.36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10325" calcext:value-type="float">
            <text:p>10325</text:p>
          </table:table-cell>
          <table:table-cell table:formula="of:=(([.F14]/[.$F$2])*100)-100" office:value-type="float" office:value="22.5664767331434" calcext:value-type="float">
            <text:p>22.57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3722" calcext:value-type="float">
            <text:p>3722</text:p>
          </table:table-cell>
          <table:table-cell table:formula="of:=(([.F15]/[.$F$2])*100)-100" office:value-type="float" office:value="-55.8167141500475" calcext:value-type="float">
            <text:p>-55.82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13305" calcext:value-type="float">
            <text:p>13305</text:p>
          </table:table-cell>
          <table:table-cell table:formula="of:=(([.F16]/[.$F$2])*100)-100" office:value-type="float" office:value="57.9415954415954" calcext:value-type="float">
            <text:p>57.94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6371" calcext:value-type="float">
            <text:p>6371</text:p>
          </table:table-cell>
          <table:table-cell table:formula="of:=(([.F17]/[.$F$2])*100)-100" office:value-type="float" office:value="-24.3708452041785" calcext:value-type="float">
            <text:p>-24.37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5264" calcext:value-type="float">
            <text:p>5264</text:p>
          </table:table-cell>
          <table:table-cell table:formula="of:=(([.F18]/[.$F$2])*100)-100" office:value-type="float" office:value="-37.5118708452042" calcext:value-type="float">
            <text:p>-37.51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19039" calcext:value-type="float">
            <text:p>19039</text:p>
          </table:table-cell>
          <table:table-cell table:formula="of:=(([.F19]/[.$F$2])*100)-100" office:value-type="float" office:value="126.009021842355" calcext:value-type="float">
            <text:p>126.01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15661" calcext:value-type="float">
            <text:p>15661</text:p>
          </table:table-cell>
          <table:table-cell table:formula="of:=(([.F20]/[.$F$2])*100)-100" office:value-type="float" office:value="85.9093067426401" calcext:value-type="float">
            <text:p>85.91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24321" calcext:value-type="float">
            <text:p>24321</text:p>
          </table:table-cell>
          <table:table-cell table:formula="of:=(([.F21]/[.$F$2])*100)-100" office:value-type="float" office:value="188.710826210826" calcext:value-type="float">
            <text:p>188.71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24401" calcext:value-type="float">
            <text:p>24401</text:p>
          </table:table-cell>
          <table:table-cell table:formula="of:=(([.F22]/[.$F$2])*100)-100" office:value-type="float" office:value="189.660493827161" calcext:value-type="float">
            <text:p>189.66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18074" calcext:value-type="float">
            <text:p>18074</text:p>
          </table:table-cell>
          <table:table-cell table:formula="of:=(([.F23]/[.$F$2])*100)-100" office:value-type="float" office:value="114.553656220323" calcext:value-type="float">
            <text:p>114.55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17575" calcext:value-type="float">
            <text:p>17575</text:p>
          </table:table-cell>
          <table:table-cell table:formula="of:=(([.F24]/[.$F$2])*100)-100" office:value-type="float" office:value="108.630104463438" calcext:value-type="float">
            <text:p>108.63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5946" calcext:value-type="float">
            <text:p>5946</text:p>
          </table:table-cell>
          <table:table-cell table:formula="of:=(([.F25]/[.$F$2])*100)-100" office:value-type="float" office:value="-29.4159544159544" calcext:value-type="float">
            <text:p>-29.42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19283" calcext:value-type="float">
            <text:p>19283</text:p>
          </table:table-cell>
          <table:table-cell table:formula="of:=(([.F26]/[.$F$2])*100)-100" office:value-type="float" office:value="128.905508072175" calcext:value-type="float">
            <text:p>128.91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3853" calcext:value-type="float">
            <text:p>3853</text:p>
          </table:table-cell>
          <table:table-cell table:formula="of:=(([.F27]/[.$F$2])*100)-100" office:value-type="float" office:value="-54.2616334283001" calcext:value-type="float">
            <text:p>-54.26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21326" calcext:value-type="float">
            <text:p>21326</text:p>
          </table:table-cell>
          <table:table-cell table:formula="of:=(([.F28]/[.$F$2])*100)-100" office:value-type="float" office:value="153.157644824312" calcext:value-type="float">
            <text:p>153.16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24353" calcext:value-type="float">
            <text:p>24353</text:p>
          </table:table-cell>
          <table:table-cell table:formula="of:=(([.F29]/[.$F$2])*100)-100" office:value-type="float" office:value="189.09069325736" calcext:value-type="float">
            <text:p>189.09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22295" calcext:value-type="float">
            <text:p>22295</text:p>
          </table:table-cell>
          <table:table-cell table:formula="of:=(([.F30]/[.$F$2])*100)-100" office:value-type="float" office:value="164.660493827161" calcext:value-type="float">
            <text:p>164.66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14725" calcext:value-type="float">
            <text:p>14725</text:p>
          </table:table-cell>
          <table:table-cell table:formula="of:=(([.F31]/[.$F$2])*100)-100" office:value-type="float" office:value="74.798195631529" calcext:value-type="float">
            <text:p>74.80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11520" calcext:value-type="float">
            <text:p>11520</text:p>
          </table:table-cell>
          <table:table-cell table:formula="of:=(([.F32]/[.$F$2])*100)-100" office:value-type="float" office:value="36.7521367521367" calcext:value-type="float">
            <text:p>36.75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20102" calcext:value-type="float">
            <text:p>20102</text:p>
          </table:table-cell>
          <table:table-cell table:formula="of:=(([.F33]/[.$F$2])*100)-100" office:value-type="float" office:value="138.627730294397" calcext:value-type="float">
            <text:p>138.63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1014" calcext:value-type="float">
            <text:p>1014</text:p>
          </table:table-cell>
          <table:table-cell table:formula="of:=(([.F34]/[.$F$2])*100)-100" office:value-type="float" office:value="-87.962962962963" calcext:value-type="float">
            <text:p>-87.96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10362" calcext:value-type="float">
            <text:p>10362</text:p>
          </table:table-cell>
          <table:table-cell table:formula="of:=(([.F35]/[.$F$2])*100)-100" office:value-type="float" office:value="23.005698005698" calcext:value-type="float">
            <text:p>23.01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10687" calcext:value-type="float">
            <text:p>10687</text:p>
          </table:table-cell>
          <table:table-cell table:formula="of:=(([.F36]/[.$F$2])*100)-100" office:value-type="float" office:value="26.863722697056" calcext:value-type="float">
            <text:p>26.86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24240" calcext:value-type="float">
            <text:p>24240</text:p>
          </table:table-cell>
          <table:table-cell table:formula="of:=(([.F37]/[.$F$2])*100)-100" office:value-type="float" office:value="187.749287749288" calcext:value-type="float">
            <text:p>187.75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21152" calcext:value-type="float">
            <text:p>21152</text:p>
          </table:table-cell>
          <table:table-cell table:formula="of:=(([.F38]/[.$F$2])*100)-100" office:value-type="float" office:value="151.092117758784" calcext:value-type="float">
            <text:p>151.09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20002" calcext:value-type="float">
            <text:p>20002</text:p>
          </table:table-cell>
          <table:table-cell table:formula="of:=(([.F39]/[.$F$2])*100)-100" office:value-type="float" office:value="137.440645773979" calcext:value-type="float">
            <text:p>137.44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14332" calcext:value-type="float">
            <text:p>14332</text:p>
          </table:table-cell>
          <table:table-cell table:formula="of:=(([.F40]/[.$F$2])*100)-100" office:value-type="float" office:value="70.1329534662868" calcext:value-type="float">
            <text:p>70.13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13468" calcext:value-type="float">
            <text:p>13468</text:p>
          </table:table-cell>
          <table:table-cell table:formula="of:=(([.F41]/[.$F$2])*100)-100" office:value-type="float" office:value="59.8765432098765" calcext:value-type="float">
            <text:p>59.88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14590" calcext:value-type="float">
            <text:p>14590</text:p>
          </table:table-cell>
          <table:table-cell table:formula="of:=(([.F42]/[.$F$2])*100)-100" office:value-type="float" office:value="73.1956315289649" calcext:value-type="float">
            <text:p>73.20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18586" calcext:value-type="float">
            <text:p>18586</text:p>
          </table:table-cell>
          <table:table-cell table:formula="of:=(([.F43]/[.$F$2])*100)-100" office:value-type="float" office:value="120.631528964862" calcext:value-type="float">
            <text:p>120.63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22742" calcext:value-type="float">
            <text:p>22742</text:p>
          </table:table-cell>
          <table:table-cell table:formula="of:=(([.F44]/[.$F$2])*100)-100" office:value-type="float" office:value="169.966761633428" calcext:value-type="float">
            <text:p>169.97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11961" calcext:value-type="float">
            <text:p>11961</text:p>
          </table:table-cell>
          <table:table-cell table:formula="of:=(([.F45]/[.$F$2])*100)-100" office:value-type="float" office:value="41.9871794871795" calcext:value-type="float">
            <text:p>41.99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16803" calcext:value-type="float">
            <text:p>16803</text:p>
          </table:table-cell>
          <table:table-cell table:formula="of:=(([.F46]/[.$F$2])*100)-100" office:value-type="float" office:value="99.465811965812" calcext:value-type="float">
            <text:p>99.47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17390" calcext:value-type="float">
            <text:p>17390</text:p>
          </table:table-cell>
          <table:table-cell table:formula="of:=(([.F47]/[.$F$2])*100)-100" office:value-type="float" office:value="106.433998100665" calcext:value-type="float">
            <text:p>106.43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23599" calcext:value-type="float">
            <text:p>23599</text:p>
          </table:table-cell>
          <table:table-cell table:formula="of:=(([.F48]/[.$F$2])*100)-100" office:value-type="float" office:value="180.140075973409" calcext:value-type="float">
            <text:p>180.14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23718" calcext:value-type="float">
            <text:p>23718</text:p>
          </table:table-cell>
          <table:table-cell table:formula="of:=(([.F49]/[.$F$2])*100)-100" office:value-type="float" office:value="181.552706552707" calcext:value-type="float">
            <text:p>181.55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15313" calcext:value-type="float">
            <text:p>15313</text:p>
          </table:table-cell>
          <table:table-cell table:formula="of:=(([.F50]/[.$F$2])*100)-100" office:value-type="float" office:value="81.778252611586" calcext:value-type="float">
            <text:p>81.78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18600" calcext:value-type="float">
            <text:p>18600</text:p>
          </table:table-cell>
          <table:table-cell table:formula="of:=(([.F51]/[.$F$2])*100)-100" office:value-type="float" office:value="120.797720797721" calcext:value-type="float">
            <text:p>120.80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24529" calcext:value-type="float">
            <text:p>24529</text:p>
          </table:table-cell>
          <table:table-cell table:formula="of:=(([.F52]/[.$F$2])*100)-100" office:value-type="float" office:value="191.179962013295" calcext:value-type="float">
            <text:p>191.18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24686" calcext:value-type="float">
            <text:p>24686</text:p>
          </table:table-cell>
          <table:table-cell table:formula="of:=(([.F53]/[.$F$2])*100)-100" office:value-type="float" office:value="193.043684710351" calcext:value-type="float">
            <text:p>193.04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22794" calcext:value-type="float">
            <text:p>22794</text:p>
          </table:table-cell>
          <table:table-cell table:formula="of:=(([.F54]/[.$F$2])*100)-100" office:value-type="float" office:value="170.584045584046" calcext:value-type="float">
            <text:p>170.58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24596" calcext:value-type="float">
            <text:p>24596</text:p>
          </table:table-cell>
          <table:table-cell table:formula="of:=(([.F55]/[.$F$2])*100)-100" office:value-type="float" office:value="191.975308641975" calcext:value-type="float">
            <text:p>191.98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17294" calcext:value-type="float">
            <text:p>17294</text:p>
          </table:table-cell>
          <table:table-cell table:formula="of:=(([.F56]/[.$F$2])*100)-100" office:value-type="float" office:value="105.294396961064" calcext:value-type="float">
            <text:p>105.29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12967" calcext:value-type="float">
            <text:p>12967</text:p>
          </table:table-cell>
          <table:table-cell table:formula="of:=(([.F57]/[.$F$2])*100)-100" office:value-type="float" office:value="53.9292497625831" calcext:value-type="float">
            <text:p>53.93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21354" calcext:value-type="float">
            <text:p>21354</text:p>
          </table:table-cell>
          <table:table-cell table:formula="of:=(([.F58]/[.$F$2])*100)-100" office:value-type="float" office:value="153.490028490029" calcext:value-type="float">
            <text:p>153.49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16832" calcext:value-type="float">
            <text:p>16832</text:p>
          </table:table-cell>
          <table:table-cell table:formula="of:=(([.F59]/[.$F$2])*100)-100" office:value-type="float" office:value="99.8100664767332" calcext:value-type="float">
            <text:p>99.81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17048" calcext:value-type="float">
            <text:p>17048</text:p>
          </table:table-cell>
          <table:table-cell table:formula="of:=(([.F60]/[.$F$2])*100)-100" office:value-type="float" office:value="102.374169040836" calcext:value-type="float">
            <text:p>102.37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15267" calcext:value-type="float">
            <text:p>15267</text:p>
          </table:table-cell>
          <table:table-cell table:formula="of:=(([.F61]/[.$F$2])*100)-100" office:value-type="float" office:value="81.2321937321937" calcext:value-type="float">
            <text:p>81.23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17563" calcext:value-type="float">
            <text:p>17563</text:p>
          </table:table-cell>
          <table:table-cell table:formula="of:=(([.F62]/[.$F$2])*100)-100" office:value-type="float" office:value="108.487654320988" calcext:value-type="float">
            <text:p>108.49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16420" calcext:value-type="float">
            <text:p>16420</text:p>
          </table:table-cell>
          <table:table-cell table:formula="of:=(([.F63]/[.$F$2])*100)-100" office:value-type="float" office:value="94.9192782526116" calcext:value-type="float">
            <text:p>94.92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22242" calcext:value-type="float">
            <text:p>22242</text:p>
          </table:table-cell>
          <table:table-cell table:formula="of:=(([.F64]/[.$F$2])*100)-100" office:value-type="float" office:value="164.031339031339" calcext:value-type="float">
            <text:p>164.03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19807" calcext:value-type="float">
            <text:p>19807</text:p>
          </table:table-cell>
          <table:table-cell table:formula="of:=(([.F65]/[.$F$2])*100)-100" office:value-type="float" office:value="135.125830959164" calcext:value-type="float">
            <text:p>135.13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15985" calcext:value-type="float">
            <text:p>15985</text:p>
          </table:table-cell>
          <table:table-cell table:formula="of:=(([.F66]/[.$F$2])*100)-100" office:value-type="float" office:value="89.7554605887939" calcext:value-type="float">
            <text:p>89.76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7189" calcext:value-type="float">
            <text:p>7189</text:p>
          </table:table-cell>
          <table:table-cell table:formula="of:=(([.F67]/[.$F$2])*100)-100" office:value-type="float" office:value="-14.6604938271605" calcext:value-type="float">
            <text:p>-14.66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16517" calcext:value-type="float">
            <text:p>16517</text:p>
          </table:table-cell>
          <table:table-cell table:formula="of:=(([.F68]/[.$F$2])*100)-100" office:value-type="float" office:value="96.0707502374169" calcext:value-type="float">
            <text:p>96.07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14845" calcext:value-type="float">
            <text:p>14845</text:p>
          </table:table-cell>
          <table:table-cell table:formula="of:=(([.F69]/[.$F$2])*100)-100" office:value-type="float" office:value="76.2226970560304" calcext:value-type="float">
            <text:p>76.22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11210" calcext:value-type="float">
            <text:p>11210</text:p>
          </table:table-cell>
          <table:table-cell table:formula="of:=(([.F70]/[.$F$2])*100)-100" office:value-type="float" office:value="33.0721747388414" calcext:value-type="float">
            <text:p>33.07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18663" calcext:value-type="float">
            <text:p>18663</text:p>
          </table:table-cell>
          <table:table-cell table:formula="of:=(([.F71]/[.$F$2])*100)-100" office:value-type="float" office:value="121.545584045584" calcext:value-type="float">
            <text:p>121.55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16791" calcext:value-type="float">
            <text:p>16791</text:p>
          </table:table-cell>
          <table:table-cell table:formula="of:=(([.F72]/[.$F$2])*100)-100" office:value-type="float" office:value="99.3233618233618" calcext:value-type="float">
            <text:p>99.32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14415" calcext:value-type="float">
            <text:p>14415</text:p>
          </table:table-cell>
          <table:table-cell table:formula="of:=(([.F73]/[.$F$2])*100)-100" office:value-type="float" office:value="71.1182336182336" calcext:value-type="float">
            <text:p>71.12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1002" calcext:value-type="float">
            <text:p>1002</text:p>
          </table:table-cell>
          <table:table-cell table:formula="of:=(([.F74]/[.$F$2])*100)-100" office:value-type="float" office:value="-88.1054131054131" calcext:value-type="float">
            <text:p>-88.11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9910" calcext:value-type="float">
            <text:p>9910</text:p>
          </table:table-cell>
          <table:table-cell table:formula="of:=(([.F75]/[.$F$2])*100)-100" office:value-type="float" office:value="17.6400759734093" calcext:value-type="float">
            <text:p>17.64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2073" calcext:value-type="float">
            <text:p>2073</text:p>
          </table:table-cell>
          <table:table-cell table:formula="of:=(([.F76]/[.$F$2])*100)-100" office:value-type="float" office:value="-75.3917378917379" calcext:value-type="float">
            <text:p>-75.39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21837" calcext:value-type="float">
            <text:p>21837</text:p>
          </table:table-cell>
          <table:table-cell table:formula="of:=(([.F77]/[.$F$2])*100)-100" office:value-type="float" office:value="159.223646723647" calcext:value-type="float">
            <text:p>159.22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22372" calcext:value-type="float">
            <text:p>22372</text:p>
          </table:table-cell>
          <table:table-cell table:formula="of:=(([.F78]/[.$F$2])*100)-100" office:value-type="float" office:value="165.574548907882" calcext:value-type="float">
            <text:p>165.57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691" calcext:value-type="float">
            <text:p>691</text:p>
          </table:table-cell>
          <table:table-cell table:formula="of:=(([.F79]/[.$F$2])*100)-100" office:value-type="float" office:value="-91.7972459639126" calcext:value-type="float">
            <text:p>-91.80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13939" calcext:value-type="float">
            <text:p>13939</text:p>
          </table:table-cell>
          <table:table-cell table:formula="of:=(([.F80]/[.$F$2])*100)-100" office:value-type="float" office:value="65.4677113010446" calcext:value-type="float">
            <text:p>65.47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19355" calcext:value-type="float">
            <text:p>19355</text:p>
          </table:table-cell>
          <table:table-cell table:formula="of:=(([.F81]/[.$F$2])*100)-100" office:value-type="float" office:value="129.760208926876" calcext:value-type="float">
            <text:p>129.76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19159" calcext:value-type="float">
            <text:p>19159</text:p>
          </table:table-cell>
          <table:table-cell table:formula="of:=(([.F82]/[.$F$2])*100)-100" office:value-type="float" office:value="127.433523266857" calcext:value-type="float">
            <text:p>127.43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17142" calcext:value-type="float">
            <text:p>17142</text:p>
          </table:table-cell>
          <table:table-cell table:formula="of:=(([.F83]/[.$F$2])*100)-100" office:value-type="float" office:value="103.490028490029" calcext:value-type="float">
            <text:p>103.49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24622" calcext:value-type="float">
            <text:p>24622</text:p>
          </table:table-cell>
          <table:table-cell table:formula="of:=(([.F84]/[.$F$2])*100)-100" office:value-type="float" office:value="192.283950617284" calcext:value-type="float">
            <text:p>192.28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3204" calcext:value-type="float">
            <text:p>3204</text:p>
          </table:table-cell>
          <table:table-cell table:formula="of:=(([.F85]/[.$F$2])*100)-100" office:value-type="float" office:value="-61.965811965812" calcext:value-type="float">
            <text:p>-61.97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16573" calcext:value-type="float">
            <text:p>16573</text:p>
          </table:table-cell>
          <table:table-cell table:formula="of:=(([.F86]/[.$F$2])*100)-100" office:value-type="float" office:value="96.7355175688509" calcext:value-type="float">
            <text:p>96.74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17813" calcext:value-type="float">
            <text:p>17813</text:p>
          </table:table-cell>
          <table:table-cell table:formula="of:=(([.F87]/[.$F$2])*100)-100" office:value-type="float" office:value="111.455365622032" calcext:value-type="float">
            <text:p>111.46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14279" calcext:value-type="float">
            <text:p>14279</text:p>
          </table:table-cell>
          <table:table-cell table:formula="of:=(([.F88]/[.$F$2])*100)-100" office:value-type="float" office:value="69.5037986704654" calcext:value-type="float">
            <text:p>69.50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6245" calcext:value-type="float">
            <text:p>6245</text:p>
          </table:table-cell>
          <table:table-cell table:formula="of:=(([.F89]/[.$F$2])*100)-100" office:value-type="float" office:value="-25.866571699905" calcext:value-type="float">
            <text:p>-25.87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20914" calcext:value-type="float">
            <text:p>20914</text:p>
          </table:table-cell>
          <table:table-cell table:formula="of:=(([.F90]/[.$F$2])*100)-100" office:value-type="float" office:value="148.26685660019" calcext:value-type="float">
            <text:p>148.27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24812" calcext:value-type="float">
            <text:p>24812</text:p>
          </table:table-cell>
          <table:table-cell table:formula="of:=(([.F91]/[.$F$2])*100)-100" office:value-type="float" office:value="194.539411206078" calcext:value-type="float">
            <text:p>194.54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17448" calcext:value-type="float">
            <text:p>17448</text:p>
          </table:table-cell>
          <table:table-cell table:formula="of:=(([.F92]/[.$F$2])*100)-100" office:value-type="float" office:value="107.122507122507" calcext:value-type="float">
            <text:p>107.12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10587" calcext:value-type="float">
            <text:p>10587</text:p>
          </table:table-cell>
          <table:table-cell table:formula="of:=(([.F93]/[.$F$2])*100)-100" office:value-type="float" office:value="25.6766381766382" calcext:value-type="float">
            <text:p>25.68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24547" calcext:value-type="float">
            <text:p>24547</text:p>
          </table:table-cell>
          <table:table-cell table:formula="of:=(([.F94]/[.$F$2])*100)-100" office:value-type="float" office:value="191.393637226971" calcext:value-type="float">
            <text:p>191.39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8450" calcext:value-type="float">
            <text:p>8450</text:p>
          </table:table-cell>
          <table:table-cell table:formula="of:=(([.F95]/[.$F$2])*100)-100" office:value-type="float" office:value="0.308641975308646" calcext:value-type="float">
            <text:p>0.31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24310" calcext:value-type="float">
            <text:p>24310</text:p>
          </table:table-cell>
          <table:table-cell table:formula="of:=(([.F96]/[.$F$2])*100)-100" office:value-type="float" office:value="188.58024691358" calcext:value-type="float">
            <text:p>188.58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24131" calcext:value-type="float">
            <text:p>24131</text:p>
          </table:table-cell>
          <table:table-cell table:formula="of:=(([.F97]/[.$F$2])*100)-100" office:value-type="float" office:value="186.455365622032" calcext:value-type="float">
            <text:p>186.46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22652" calcext:value-type="float">
            <text:p>22652</text:p>
          </table:table-cell>
          <table:table-cell table:formula="of:=(([.F98]/[.$F$2])*100)-100" office:value-type="float" office:value="168.898385565052" calcext:value-type="float">
            <text:p>168.90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22567" calcext:value-type="float">
            <text:p>22567</text:p>
          </table:table-cell>
          <table:table-cell table:formula="of:=(([.F99]/[.$F$2])*100)-100" office:value-type="float" office:value="167.889363722697" calcext:value-type="float">
            <text:p>167.89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20166" calcext:value-type="float">
            <text:p>20166</text:p>
          </table:table-cell>
          <table:table-cell table:formula="of:=(([.F100]/[.$F$2])*100)-100" office:value-type="float" office:value="139.387464387464" calcext:value-type="float">
            <text:p>139.39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24667" calcext:value-type="float">
            <text:p>24667</text:p>
          </table:table-cell>
          <table:table-cell table:formula="of:=(([.F101]/[.$F$2])*100)-100" office:value-type="float" office:value="192.818138651472" calcext:value-type="float">
            <text:p>192.82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19556" calcext:value-type="float">
            <text:p>19556</text:p>
          </table:table-cell>
          <table:table-cell table:formula="of:=(([.F102]/[.$F$2])*100)-100" office:value-type="float" office:value="132.146248812915" calcext:value-type="float">
            <text:p>132.15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(([.F103]/[.$F$2])*100)-100" office:value-type="float" office:value="-9.78157644824312" calcext:value-type="float">
            <text:p>-9.78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9936" calcext:value-type="float">
            <text:p>9936</text:p>
          </table:table-cell>
          <table:table-cell table:formula="of:=(([.F104]/[.$F$2])*100)-100" office:value-type="float" office:value="17.948717948718" calcext:value-type="float">
            <text:p>17.95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17110" calcext:value-type="float">
            <text:p>17110</text:p>
          </table:table-cell>
          <table:table-cell table:formula="of:=(([.F105]/[.$F$2])*100)-100" office:value-type="float" office:value="103.110161443495" calcext:value-type="float">
            <text:p>103.11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10505" calcext:value-type="float">
            <text:p>10505</text:p>
          </table:table-cell>
          <table:table-cell table:formula="of:=(([.F106]/[.$F$2])*100)-100" office:value-type="float" office:value="24.7032288698955" calcext:value-type="float">
            <text:p>24.70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24691" calcext:value-type="float">
            <text:p>24691</text:p>
          </table:table-cell>
          <table:table-cell table:formula="of:=(([.F107]/[.$F$2])*100)-100" office:value-type="float" office:value="193.103038936372" calcext:value-type="float">
            <text:p>193.10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23337" calcext:value-type="float">
            <text:p>23337</text:p>
          </table:table-cell>
          <table:table-cell table:formula="of:=(([.F108]/[.$F$2])*100)-100" office:value-type="float" office:value="177.029914529915" calcext:value-type="float">
            <text:p>177.03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9002" calcext:value-type="float">
            <text:p>9002</text:p>
          </table:table-cell>
          <table:table-cell table:formula="of:=(([.F109]/[.$F$2])*100)-100" office:value-type="float" office:value="6.86134852801519" calcext:value-type="float">
            <text:p>6.86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7186" calcext:value-type="float">
            <text:p>7186</text:p>
          </table:table-cell>
          <table:table-cell table:formula="of:=(([.F110]/[.$F$2])*100)-100" office:value-type="float" office:value="-14.696106362773" calcext:value-type="float">
            <text:p>-14.70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3519" calcext:value-type="float">
            <text:p>3519</text:p>
          </table:table-cell>
          <table:table-cell table:formula="of:=(([.F111]/[.$F$2])*100)-100" office:value-type="float" office:value="-58.2264957264957" calcext:value-type="float">
            <text:p>-58.23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table:formula="of:=(([.F112]/[.$F$2])*100)-100" office:value-type="float" office:value="-76.8399810066477" calcext:value-type="float">
            <text:p>-76.84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2073" calcext:value-type="float">
            <text:p>2073</text:p>
          </table:table-cell>
          <table:table-cell table:formula="of:=(([.F113]/[.$F$2])*100)-100" office:value-type="float" office:value="-75.3917378917379" calcext:value-type="float">
            <text:p>-75.39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20393" calcext:value-type="float">
            <text:p>20393</text:p>
          </table:table-cell>
          <table:table-cell table:formula="of:=(([.F114]/[.$F$2])*100)-100" office:value-type="float" office:value="142.082146248813" calcext:value-type="float">
            <text:p>142.08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23025" calcext:value-type="float">
            <text:p>23025</text:p>
          </table:table-cell>
          <table:table-cell table:formula="of:=(([.F115]/[.$F$2])*100)-100" office:value-type="float" office:value="173.326210826211" calcext:value-type="float">
            <text:p>173.33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18413" calcext:value-type="float">
            <text:p>18413</text:p>
          </table:table-cell>
          <table:table-cell table:formula="of:=(([.F116]/[.$F$2])*100)-100" office:value-type="float" office:value="118.577872744539" calcext:value-type="float">
            <text:p>118.58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17349" calcext:value-type="float">
            <text:p>17349</text:p>
          </table:table-cell>
          <table:table-cell table:formula="of:=(([.F117]/[.$F$2])*100)-100" office:value-type="float" office:value="105.947293447293" calcext:value-type="float">
            <text:p>105.95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8458" calcext:value-type="float">
            <text:p>8458</text:p>
          </table:table-cell>
          <table:table-cell table:formula="of:=(([.F118]/[.$F$2])*100)-100" office:value-type="float" office:value="0.403608736942076" calcext:value-type="float">
            <text:p>0.40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4523" calcext:value-type="float">
            <text:p>4523</text:p>
          </table:table-cell>
          <table:table-cell table:formula="of:=(([.F119]/[.$F$2])*100)-100" office:value-type="float" office:value="-46.3081671415005" calcext:value-type="float">
            <text:p>-46.31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4543" calcext:value-type="float">
            <text:p>4543</text:p>
          </table:table-cell>
          <table:table-cell table:formula="of:=(([.F120]/[.$F$2])*100)-100" office:value-type="float" office:value="-46.0707502374169" calcext:value-type="float">
            <text:p>-46.07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7703" calcext:value-type="float">
            <text:p>7703</text:p>
          </table:table-cell>
          <table:table-cell table:formula="of:=(([.F121]/[.$F$2])*100)-100" office:value-type="float" office:value="-8.55887939221273" calcext:value-type="float">
            <text:p>-8.56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20536" calcext:value-type="float">
            <text:p>20536</text:p>
          </table:table-cell>
          <table:table-cell table:formula="of:=(([.F122]/[.$F$2])*100)-100" office:value-type="float" office:value="143.77967711301" calcext:value-type="float">
            <text:p>143.78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23340" calcext:value-type="float">
            <text:p>23340</text:p>
          </table:table-cell>
          <table:table-cell table:formula="of:=(([.F123]/[.$F$2])*100)-100" office:value-type="float" office:value="177.065527065527" calcext:value-type="float">
            <text:p>177.07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7499" calcext:value-type="float">
            <text:p>7499</text:p>
          </table:table-cell>
          <table:table-cell table:formula="of:=(([.F124]/[.$F$2])*100)-100" office:value-type="float" office:value="-10.9805318138651" calcext:value-type="float">
            <text:p>-10.98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18968" calcext:value-type="float">
            <text:p>18968</text:p>
          </table:table-cell>
          <table:table-cell table:formula="of:=(([.F125]/[.$F$2])*100)-100" office:value-type="float" office:value="125.166191832859" calcext:value-type="float">
            <text:p>125.17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23992" calcext:value-type="float">
            <text:p>23992</text:p>
          </table:table-cell>
          <table:table-cell table:formula="of:=(([.F126]/[.$F$2])*100)-100" office:value-type="float" office:value="184.805318138652" calcext:value-type="float">
            <text:p>184.81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24639" calcext:value-type="float">
            <text:p>24639</text:p>
          </table:table-cell>
          <table:table-cell table:formula="of:=(([.F127]/[.$F$2])*100)-100" office:value-type="float" office:value="192.485754985755" calcext:value-type="float">
            <text:p>192.49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10811" calcext:value-type="float">
            <text:p>10811</text:p>
          </table:table-cell>
          <table:table-cell table:formula="of:=(([.F128]/[.$F$2])*100)-100" office:value-type="float" office:value="28.3357075023742" calcext:value-type="float">
            <text:p>28.34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21099" calcext:value-type="float">
            <text:p>21099</text:p>
          </table:table-cell>
          <table:table-cell table:formula="of:=(([.F129]/[.$F$2])*100)-100" office:value-type="float" office:value="150.462962962963" calcext:value-type="float">
            <text:p>150.46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8231" calcext:value-type="float">
            <text:p>8231</text:p>
          </table:table-cell>
          <table:table-cell table:formula="of:=(([.F130]/[.$F$2])*100)-100" office:value-type="float" office:value="-2.29107312440647" calcext:value-type="float">
            <text:p>-2.29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24648" calcext:value-type="float">
            <text:p>24648</text:p>
          </table:table-cell>
          <table:table-cell table:formula="of:=(([.F131]/[.$F$2])*100)-100" office:value-type="float" office:value="192.592592592593" calcext:value-type="float">
            <text:p>192.59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12303" calcext:value-type="float">
            <text:p>12303</text:p>
          </table:table-cell>
          <table:table-cell table:formula="of:=(([.F132]/[.$F$2])*100)-100" office:value-type="float" office:value="46.0470085470085" calcext:value-type="float">
            <text:p>46.05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23321" calcext:value-type="float">
            <text:p>23321</text:p>
          </table:table-cell>
          <table:table-cell table:formula="of:=(([.F133]/[.$F$2])*100)-100" office:value-type="float" office:value="176.839981006648" calcext:value-type="float">
            <text:p>176.84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13942" calcext:value-type="float">
            <text:p>13942</text:p>
          </table:table-cell>
          <table:table-cell table:formula="of:=(([.F134]/[.$F$2])*100)-100" office:value-type="float" office:value="65.5033238366572" calcext:value-type="float">
            <text:p>65.50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14712" calcext:value-type="float">
            <text:p>14712</text:p>
          </table:table-cell>
          <table:table-cell table:formula="of:=(([.F135]/[.$F$2])*100)-100" office:value-type="float" office:value="74.6438746438747" calcext:value-type="float">
            <text:p>74.64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12855" calcext:value-type="float">
            <text:p>12855</text:p>
          </table:table-cell>
          <table:table-cell table:formula="of:=(([.F136]/[.$F$2])*100)-100" office:value-type="float" office:value="52.5997150997151" calcext:value-type="float">
            <text:p>52.60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6212" calcext:value-type="float">
            <text:p>6212</text:p>
          </table:table-cell>
          <table:table-cell table:formula="of:=(([.F137]/[.$F$2])*100)-100" office:value-type="float" office:value="-26.2583095916429" calcext:value-type="float">
            <text:p>-26.26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table:formula="of:=(([.F138]/[.$F$2])*100)-100" office:value-type="float" office:value="-77.0892687559354" calcext:value-type="float">
            <text:p>-77.09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6988" calcext:value-type="float">
            <text:p>6988</text:p>
          </table:table-cell>
          <table:table-cell table:formula="of:=(([.F139]/[.$F$2])*100)-100" office:value-type="float" office:value="-17.0465337132004" calcext:value-type="float">
            <text:p>-17.05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4118" calcext:value-type="float">
            <text:p>4118</text:p>
          </table:table-cell>
          <table:table-cell table:formula="of:=(([.F140]/[.$F$2])*100)-100" office:value-type="float" office:value="-51.1158594491928" calcext:value-type="float">
            <text:p>-51.12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2273" calcext:value-type="float">
            <text:p>2273</text:p>
          </table:table-cell>
          <table:table-cell table:formula="of:=(([.F141]/[.$F$2])*100)-100" office:value-type="float" office:value="-73.0175688509022" calcext:value-type="float">
            <text:p>-73.02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17857" calcext:value-type="float">
            <text:p>17857</text:p>
          </table:table-cell>
          <table:table-cell table:formula="of:=(([.F142]/[.$F$2])*100)-100" office:value-type="float" office:value="111.977682811016" calcext:value-type="float">
            <text:p>111.98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6405" calcext:value-type="float">
            <text:p>6405</text:p>
          </table:table-cell>
          <table:table-cell table:formula="of:=(([.F143]/[.$F$2])*100)-100" office:value-type="float" office:value="-23.9672364672365" calcext:value-type="float">
            <text:p>-23.97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15904" calcext:value-type="float">
            <text:p>15904</text:p>
          </table:table-cell>
          <table:table-cell table:formula="of:=(([.F144]/[.$F$2])*100)-100" office:value-type="float" office:value="88.7939221272555" calcext:value-type="float">
            <text:p>88.79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24097" calcext:value-type="float">
            <text:p>24097</text:p>
          </table:table-cell>
          <table:table-cell table:formula="of:=(([.F145]/[.$F$2])*100)-100" office:value-type="float" office:value="186.05175688509" calcext:value-type="float">
            <text:p>186.05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6181" calcext:value-type="float">
            <text:p>6181</text:p>
          </table:table-cell>
          <table:table-cell table:formula="of:=(([.F146]/[.$F$2])*100)-100" office:value-type="float" office:value="-26.6263057929725" calcext:value-type="float">
            <text:p>-26.63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15678" calcext:value-type="float">
            <text:p>15678</text:p>
          </table:table-cell>
          <table:table-cell table:formula="of:=(([.F147]/[.$F$2])*100)-100" office:value-type="float" office:value="86.1111111111111" calcext:value-type="float">
            <text:p>86.11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23836" calcext:value-type="float">
            <text:p>23836</text:p>
          </table:table-cell>
          <table:table-cell table:formula="of:=(([.F148]/[.$F$2])*100)-100" office:value-type="float" office:value="182.9534662868" calcext:value-type="float">
            <text:p>182.95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24581" calcext:value-type="float">
            <text:p>24581</text:p>
          </table:table-cell>
          <table:table-cell table:formula="of:=(([.F149]/[.$F$2])*100)-100" office:value-type="float" office:value="191.797245963913" calcext:value-type="float">
            <text:p>191.80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18131" calcext:value-type="float">
            <text:p>18131</text:p>
          </table:table-cell>
          <table:table-cell table:formula="of:=(([.F150]/[.$F$2])*100)-100" office:value-type="float" office:value="115.230294396961" calcext:value-type="float">
            <text:p>115.23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13417" calcext:value-type="float">
            <text:p>13417</text:p>
          </table:table-cell>
          <table:table-cell table:formula="of:=(([.F151]/[.$F$2])*100)-100" office:value-type="float" office:value="59.2711301044634" calcext:value-type="float">
            <text:p>59.27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16976" calcext:value-type="float">
            <text:p>16976</text:p>
          </table:table-cell>
          <table:table-cell table:formula="of:=(([.F152]/[.$F$2])*100)-100" office:value-type="float" office:value="101.519468186135" calcext:value-type="float">
            <text:p>101.52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11244" calcext:value-type="float">
            <text:p>11244</text:p>
          </table:table-cell>
          <table:table-cell table:formula="of:=(([.F153]/[.$F$2])*100)-100" office:value-type="float" office:value="33.4757834757835" calcext:value-type="float">
            <text:p>33.48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11036" calcext:value-type="float">
            <text:p>11036</text:p>
          </table:table-cell>
          <table:table-cell table:formula="of:=(([.F154]/[.$F$2])*100)-100" office:value-type="float" office:value="31.0066476733143" calcext:value-type="float">
            <text:p>31.01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20121" calcext:value-type="float">
            <text:p>20121</text:p>
          </table:table-cell>
          <table:table-cell table:formula="of:=(([.F155]/[.$F$2])*100)-100" office:value-type="float" office:value="138.853276353276" calcext:value-type="float">
            <text:p>138.85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24694" calcext:value-type="float">
            <text:p>24694</text:p>
          </table:table-cell>
          <table:table-cell table:formula="of:=(([.F156]/[.$F$2])*100)-100" office:value-type="float" office:value="193.138651471985" calcext:value-type="float">
            <text:p>193.14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24587" calcext:value-type="float">
            <text:p>24587</text:p>
          </table:table-cell>
          <table:table-cell table:formula="of:=(([.F157]/[.$F$2])*100)-100" office:value-type="float" office:value="191.868471035138" calcext:value-type="float">
            <text:p>191.87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24664" calcext:value-type="float">
            <text:p>24664</text:p>
          </table:table-cell>
          <table:table-cell table:formula="of:=(([.F158]/[.$F$2])*100)-100" office:value-type="float" office:value="192.782526115859" calcext:value-type="float">
            <text:p>192.78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6850" calcext:value-type="float">
            <text:p>6850</text:p>
          </table:table-cell>
          <table:table-cell table:formula="of:=(([.F159]/[.$F$2])*100)-100" office:value-type="float" office:value="-18.684710351377" calcext:value-type="float">
            <text:p>-18.68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13557" calcext:value-type="float">
            <text:p>13557</text:p>
          </table:table-cell>
          <table:table-cell table:formula="of:=(([.F160]/[.$F$2])*100)-100" office:value-type="float" office:value="60.9330484330484" calcext:value-type="float">
            <text:p>60.93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23479" calcext:value-type="float">
            <text:p>23479</text:p>
          </table:table-cell>
          <table:table-cell table:formula="of:=(([.F161]/[.$F$2])*100)-100" office:value-type="float" office:value="178.715574548908" calcext:value-type="float">
            <text:p>178.72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12984" calcext:value-type="float">
            <text:p>12984</text:p>
          </table:table-cell>
          <table:table-cell table:formula="of:=(([.F162]/[.$F$2])*100)-100" office:value-type="float" office:value="54.1310541310541" calcext:value-type="float">
            <text:p>54.13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15593" calcext:value-type="float">
            <text:p>15593</text:p>
          </table:table-cell>
          <table:table-cell table:formula="of:=(([.F163]/[.$F$2])*100)-100" office:value-type="float" office:value="85.1020892687559" calcext:value-type="float">
            <text:p>85.10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17714" calcext:value-type="float">
            <text:p>17714</text:p>
          </table:table-cell>
          <table:table-cell table:formula="of:=(([.F164]/[.$F$2])*100)-100" office:value-type="float" office:value="110.280151946819" calcext:value-type="float">
            <text:p>110.28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4503" calcext:value-type="float">
            <text:p>4503</text:p>
          </table:table-cell>
          <table:table-cell table:formula="of:=(([.F165]/[.$F$2])*100)-100" office:value-type="float" office:value="-46.545584045584" calcext:value-type="float">
            <text:p>-46.55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12365" calcext:value-type="float">
            <text:p>12365</text:p>
          </table:table-cell>
          <table:table-cell table:formula="of:=(([.F166]/[.$F$2])*100)-100" office:value-type="float" office:value="46.7830009496676" calcext:value-type="float">
            <text:p>46.78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21075" calcext:value-type="float">
            <text:p>21075</text:p>
          </table:table-cell>
          <table:table-cell table:formula="of:=(([.F167]/[.$F$2])*100)-100" office:value-type="float" office:value="150.178062678063" calcext:value-type="float">
            <text:p>150.18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9731" calcext:value-type="float">
            <text:p>9731</text:p>
          </table:table-cell>
          <table:table-cell table:formula="of:=(([.F168]/[.$F$2])*100)-100" office:value-type="float" office:value="15.5151946818614" calcext:value-type="float">
            <text:p>15.52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4248" calcext:value-type="float">
            <text:p>4248</text:p>
          </table:table-cell>
          <table:table-cell table:formula="of:=(([.F169]/[.$F$2])*100)-100" office:value-type="float" office:value="-49.5726495726496" calcext:value-type="float">
            <text:p>-49.57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17494" calcext:value-type="float">
            <text:p>17494</text:p>
          </table:table-cell>
          <table:table-cell table:formula="of:=(([.F170]/[.$F$2])*100)-100" office:value-type="float" office:value="107.668566001899" calcext:value-type="float">
            <text:p>107.67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12348" calcext:value-type="float">
            <text:p>12348</text:p>
          </table:table-cell>
          <table:table-cell table:formula="of:=(([.F171]/[.$F$2])*100)-100" office:value-type="float" office:value="46.5811965811966" calcext:value-type="float">
            <text:p>46.58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24630" calcext:value-type="float">
            <text:p>24630</text:p>
          </table:table-cell>
          <table:table-cell table:formula="of:=(([.F172]/[.$F$2])*100)-100" office:value-type="float" office:value="192.378917378917" calcext:value-type="float">
            <text:p>192.38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23403" calcext:value-type="float">
            <text:p>23403</text:p>
          </table:table-cell>
          <table:table-cell table:formula="of:=(([.F173]/[.$F$2])*100)-100" office:value-type="float" office:value="177.81339031339" calcext:value-type="float">
            <text:p>177.81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6246" calcext:value-type="float">
            <text:p>6246</text:p>
          </table:table-cell>
          <table:table-cell table:formula="of:=(([.F174]/[.$F$2])*100)-100" office:value-type="float" office:value="-25.8547008547009" calcext:value-type="float">
            <text:p>-25.85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23392" calcext:value-type="float">
            <text:p>23392</text:p>
          </table:table-cell>
          <table:table-cell table:formula="of:=(([.F175]/[.$F$2])*100)-100" office:value-type="float" office:value="177.682811016144" calcext:value-type="float">
            <text:p>177.68</text:p>
          </table:table-cell>
        </table:table-row>
      </table:table>
      <table:table table:name="sample06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06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3774" calcext:value-type="float">
            <text:p>3774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12387" calcext:value-type="float">
            <text:p>12387</text:p>
          </table:table-cell>
          <table:table-cell table:style-name="ce6" table:formula="of:=(([.F3]/[.F2])*100)-100" office:value-type="float" office:value="228.219395866455" calcext:value-type="float">
            <text:p>228.22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4245" calcext:value-type="float">
            <text:p>4245</text:p>
          </table:table-cell>
          <table:table-cell table:formula="of:=(([.F4]/[.$F$2])*100)-100" office:value-type="float" office:value="12.4801271860096" calcext:value-type="float">
            <text:p>12.48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24590" calcext:value-type="float">
            <text:p>24590</text:p>
          </table:table-cell>
          <table:table-cell table:formula="of:=(([.F5]/[.$F$2])*100)-100" office:value-type="float" office:value="551.563328033916" calcext:value-type="float">
            <text:p>551.56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3678" calcext:value-type="float">
            <text:p>3678</text:p>
          </table:table-cell>
          <table:table-cell table:formula="of:=(([.F6]/[.$F$2])*100)-100" office:value-type="float" office:value="-2.54372019077903" calcext:value-type="float">
            <text:p>-2.54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541" calcext:value-type="float">
            <text:p>541</text:p>
          </table:table-cell>
          <table:table-cell table:formula="of:=(([.F7]/[.$F$2])*100)-100" office:value-type="float" office:value="-85.6650768415474" calcext:value-type="float">
            <text:p>-85.67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23165" calcext:value-type="float">
            <text:p>23165</text:p>
          </table:table-cell>
          <table:table-cell table:formula="of:=(([.F8]/[.$F$2])*100)-100" office:value-type="float" office:value="513.80498145204" calcext:value-type="float">
            <text:p>513.80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22017" calcext:value-type="float">
            <text:p>22017</text:p>
          </table:table-cell>
          <table:table-cell table:formula="of:=(([.F9]/[.$F$2])*100)-100" office:value-type="float" office:value="483.386327503975" calcext:value-type="float">
            <text:p>483.39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21128" calcext:value-type="float">
            <text:p>21128</text:p>
          </table:table-cell>
          <table:table-cell table:formula="of:=(([.F10]/[.$F$2])*100)-100" office:value-type="float" office:value="459.830418653948" calcext:value-type="float">
            <text:p>459.83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23885" calcext:value-type="float">
            <text:p>23885</text:p>
          </table:table-cell>
          <table:table-cell table:formula="of:=(([.F11]/[.$F$2])*100)-100" office:value-type="float" office:value="532.882882882883" calcext:value-type="float">
            <text:p>532.88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23558" calcext:value-type="float">
            <text:p>23558</text:p>
          </table:table-cell>
          <table:table-cell table:formula="of:=(([.F12]/[.$F$2])*100)-100" office:value-type="float" office:value="524.218335983042" calcext:value-type="float">
            <text:p>524.22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7901" calcext:value-type="float">
            <text:p>7901</text:p>
          </table:table-cell>
          <table:table-cell table:formula="of:=(([.F13]/[.$F$2])*100)-100" office:value-type="float" office:value="109.353471118177" calcext:value-type="float">
            <text:p>109.35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5964" calcext:value-type="float">
            <text:p>5964</text:p>
          </table:table-cell>
          <table:table-cell table:formula="of:=(([.F14]/[.$F$2])*100)-100" office:value-type="float" office:value="58.0286168521463" calcext:value-type="float">
            <text:p>58.03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1145" calcext:value-type="float">
            <text:p>1145</text:p>
          </table:table-cell>
          <table:table-cell table:formula="of:=(([.F15]/[.$F$2])*100)-100" office:value-type="float" office:value="-69.6608373078961" calcext:value-type="float">
            <text:p>-69.66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3488" calcext:value-type="float">
            <text:p>3488</text:p>
          </table:table-cell>
          <table:table-cell table:formula="of:=(([.F16]/[.$F$2])*100)-100" office:value-type="float" office:value="-7.57816640169582" calcext:value-type="float">
            <text:p>-7.58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4996" calcext:value-type="float">
            <text:p>4996</text:p>
          </table:table-cell>
          <table:table-cell table:formula="of:=(([.F17]/[.$F$2])*100)-100" office:value-type="float" office:value="32.3794382617912" calcext:value-type="float">
            <text:p>32.38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6723" calcext:value-type="float">
            <text:p>6723</text:p>
          </table:table-cell>
          <table:table-cell table:formula="of:=(([.F18]/[.$F$2])*100)-100" office:value-type="float" office:value="78.1399046104929" calcext:value-type="float">
            <text:p>78.14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17368" calcext:value-type="float">
            <text:p>17368</text:p>
          </table:table-cell>
          <table:table-cell table:formula="of:=(([.F19]/[.$F$2])*100)-100" office:value-type="float" office:value="360.201377848437" calcext:value-type="float">
            <text:p>360.20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9761" calcext:value-type="float">
            <text:p>9761</text:p>
          </table:table-cell>
          <table:table-cell table:formula="of:=(([.F20]/[.$F$2])*100)-100" office:value-type="float" office:value="158.63804981452" calcext:value-type="float">
            <text:p>158.64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24643" calcext:value-type="float">
            <text:p>24643</text:p>
          </table:table-cell>
          <table:table-cell table:formula="of:=(([.F21]/[.$F$2])*100)-100" office:value-type="float" office:value="552.967673555909" calcext:value-type="float">
            <text:p>552.97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21572" calcext:value-type="float">
            <text:p>21572</text:p>
          </table:table-cell>
          <table:table-cell table:formula="of:=(([.F22]/[.$F$2])*100)-100" office:value-type="float" office:value="471.595124536301" calcext:value-type="float">
            <text:p>471.60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19633" calcext:value-type="float">
            <text:p>19633</text:p>
          </table:table-cell>
          <table:table-cell table:formula="of:=(([.F23]/[.$F$2])*100)-100" office:value-type="float" office:value="420.217276099629" calcext:value-type="float">
            <text:p>420.22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9894" calcext:value-type="float">
            <text:p>9894</text:p>
          </table:table-cell>
          <table:table-cell table:formula="of:=(([.F24]/[.$F$2])*100)-100" office:value-type="float" office:value="162.162162162162" calcext:value-type="float">
            <text:p>162.16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2470" calcext:value-type="float">
            <text:p>2470</text:p>
          </table:table-cell>
          <table:table-cell table:formula="of:=(([.F25]/[.$F$2])*100)-100" office:value-type="float" office:value="-34.5521992580816" calcext:value-type="float">
            <text:p>-34.55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15027" calcext:value-type="float">
            <text:p>15027</text:p>
          </table:table-cell>
          <table:table-cell table:formula="of:=(([.F26]/[.$F$2])*100)-100" office:value-type="float" office:value="298.171701112878" calcext:value-type="float">
            <text:p>298.17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table:formula="of:=(([.F27]/[.$F$2])*100)-100" office:value-type="float" office:value="-65.4478007419184" calcext:value-type="float">
            <text:p>-65.45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22268" calcext:value-type="float">
            <text:p>22268</text:p>
          </table:table-cell>
          <table:table-cell table:formula="of:=(([.F28]/[.$F$2])*100)-100" office:value-type="float" office:value="490.037095919449" calcext:value-type="float">
            <text:p>490.04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24419" calcext:value-type="float">
            <text:p>24419</text:p>
          </table:table-cell>
          <table:table-cell table:formula="of:=(([.F29]/[.$F$2])*100)-100" office:value-type="float" office:value="547.032326444091" calcext:value-type="float">
            <text:p>547.03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22621" calcext:value-type="float">
            <text:p>22621</text:p>
          </table:table-cell>
          <table:table-cell table:formula="of:=(([.F30]/[.$F$2])*100)-100" office:value-type="float" office:value="499.390567037626" calcext:value-type="float">
            <text:p>499.39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13044" calcext:value-type="float">
            <text:p>13044</text:p>
          </table:table-cell>
          <table:table-cell table:formula="of:=(([.F31]/[.$F$2])*100)-100" office:value-type="float" office:value="245.627980922099" calcext:value-type="float">
            <text:p>245.63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7174" calcext:value-type="float">
            <text:p>7174</text:p>
          </table:table-cell>
          <table:table-cell table:formula="of:=(([.F32]/[.$F$2])*100)-100" office:value-type="float" office:value="90.0900900900901" calcext:value-type="float">
            <text:p>90.09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24711" calcext:value-type="float">
            <text:p>24711</text:p>
          </table:table-cell>
          <table:table-cell table:formula="of:=(([.F33]/[.$F$2])*100)-100" office:value-type="float" office:value="554.769475357711" calcext:value-type="float">
            <text:p>554.77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620" calcext:value-type="float">
            <text:p>620</text:p>
          </table:table-cell>
          <table:table-cell table:formula="of:=(([.F34]/[.$F$2])*100)-100" office:value-type="float" office:value="-83.5718071012189" calcext:value-type="float">
            <text:p>-83.57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4571" calcext:value-type="float">
            <text:p>4571</text:p>
          </table:table-cell>
          <table:table-cell table:formula="of:=(([.F35]/[.$F$2])*100)-100" office:value-type="float" office:value="21.1181770005299" calcext:value-type="float">
            <text:p>21.12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7138" calcext:value-type="float">
            <text:p>7138</text:p>
          </table:table-cell>
          <table:table-cell table:formula="of:=(([.F36]/[.$F$2])*100)-100" office:value-type="float" office:value="89.136195018548" calcext:value-type="float">
            <text:p>89.14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24390" calcext:value-type="float">
            <text:p>24390</text:p>
          </table:table-cell>
          <table:table-cell table:formula="of:=(([.F37]/[.$F$2])*100)-100" office:value-type="float" office:value="546.263910969793" calcext:value-type="float">
            <text:p>546.26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16218" calcext:value-type="float">
            <text:p>16218</text:p>
          </table:table-cell>
          <table:table-cell table:formula="of:=(([.F38]/[.$F$2])*100)-100" office:value-type="float" office:value="329.72972972973" calcext:value-type="float">
            <text:p>329.73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12909" calcext:value-type="float">
            <text:p>12909</text:p>
          </table:table-cell>
          <table:table-cell table:formula="of:=(([.F39]/[.$F$2])*100)-100" office:value-type="float" office:value="242.050874403816" calcext:value-type="float">
            <text:p>242.05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8420" calcext:value-type="float">
            <text:p>8420</text:p>
          </table:table-cell>
          <table:table-cell table:formula="of:=(([.F40]/[.$F$2])*100)-100" office:value-type="float" office:value="123.105458399576" calcext:value-type="float">
            <text:p>123.11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10226" calcext:value-type="float">
            <text:p>10226</text:p>
          </table:table-cell>
          <table:table-cell table:formula="of:=(([.F41]/[.$F$2])*100)-100" office:value-type="float" office:value="170.959194488606" calcext:value-type="float">
            <text:p>170.96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10176" calcext:value-type="float">
            <text:p>10176</text:p>
          </table:table-cell>
          <table:table-cell table:formula="of:=(([.F42]/[.$F$2])*100)-100" office:value-type="float" office:value="169.634340222576" calcext:value-type="float">
            <text:p>169.63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20230" calcext:value-type="float">
            <text:p>20230</text:p>
          </table:table-cell>
          <table:table-cell table:formula="of:=(([.F43]/[.$F$2])*100)-100" office:value-type="float" office:value="436.036036036036" calcext:value-type="float">
            <text:p>436.04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24552" calcext:value-type="float">
            <text:p>24552</text:p>
          </table:table-cell>
          <table:table-cell table:formula="of:=(([.F44]/[.$F$2])*100)-100" office:value-type="float" office:value="550.556438791733" calcext:value-type="float">
            <text:p>550.56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3746" calcext:value-type="float">
            <text:p>3746</text:p>
          </table:table-cell>
          <table:table-cell table:formula="of:=(([.F45]/[.$F$2])*100)-100" office:value-type="float" office:value="-0.741918388977211" calcext:value-type="float">
            <text:p>-0.74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10411" calcext:value-type="float">
            <text:p>10411</text:p>
          </table:table-cell>
          <table:table-cell table:formula="of:=(([.F46]/[.$F$2])*100)-100" office:value-type="float" office:value="175.86115527292" calcext:value-type="float">
            <text:p>175.86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5926" calcext:value-type="float">
            <text:p>5926</text:p>
          </table:table-cell>
          <table:table-cell table:formula="of:=(([.F47]/[.$F$2])*100)-100" office:value-type="float" office:value="57.0217276099629" calcext:value-type="float">
            <text:p>57.02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23198" calcext:value-type="float">
            <text:p>23198</text:p>
          </table:table-cell>
          <table:table-cell table:formula="of:=(([.F48]/[.$F$2])*100)-100" office:value-type="float" office:value="514.679385267621" calcext:value-type="float">
            <text:p>514.68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21657" calcext:value-type="float">
            <text:p>21657</text:p>
          </table:table-cell>
          <table:table-cell table:formula="of:=(([.F49]/[.$F$2])*100)-100" office:value-type="float" office:value="473.847376788553" calcext:value-type="float">
            <text:p>473.85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2956" calcext:value-type="float">
            <text:p>2956</text:p>
          </table:table-cell>
          <table:table-cell table:formula="of:=(([.F50]/[.$F$2])*100)-100" office:value-type="float" office:value="-21.6746157922629" calcext:value-type="float">
            <text:p>-21.67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22795" calcext:value-type="float">
            <text:p>22795</text:p>
          </table:table-cell>
          <table:table-cell table:formula="of:=(([.F51]/[.$F$2])*100)-100" office:value-type="float" office:value="504.001059883413" calcext:value-type="float">
            <text:p>504.00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24452" calcext:value-type="float">
            <text:p>24452</text:p>
          </table:table-cell>
          <table:table-cell table:formula="of:=(([.F52]/[.$F$2])*100)-100" office:value-type="float" office:value="547.906730259671" calcext:value-type="float">
            <text:p>547.91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23318" calcext:value-type="float">
            <text:p>23318</text:p>
          </table:table-cell>
          <table:table-cell table:formula="of:=(([.F53]/[.$F$2])*100)-100" office:value-type="float" office:value="517.859035506094" calcext:value-type="float">
            <text:p>517.86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20572" calcext:value-type="float">
            <text:p>20572</text:p>
          </table:table-cell>
          <table:table-cell table:formula="of:=(([.F54]/[.$F$2])*100)-100" office:value-type="float" office:value="445.098039215686" calcext:value-type="float">
            <text:p>445.10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24618" calcext:value-type="float">
            <text:p>24618</text:p>
          </table:table-cell>
          <table:table-cell table:formula="of:=(([.F55]/[.$F$2])*100)-100" office:value-type="float" office:value="552.305246422894" calcext:value-type="float">
            <text:p>552.31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21647" calcext:value-type="float">
            <text:p>21647</text:p>
          </table:table-cell>
          <table:table-cell table:formula="of:=(([.F56]/[.$F$2])*100)-100" office:value-type="float" office:value="473.582405935347" calcext:value-type="float">
            <text:p>473.58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5921" calcext:value-type="float">
            <text:p>5921</text:p>
          </table:table-cell>
          <table:table-cell table:formula="of:=(([.F57]/[.$F$2])*100)-100" office:value-type="float" office:value="56.8892421833598" calcext:value-type="float">
            <text:p>56.89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18242" calcext:value-type="float">
            <text:p>18242</text:p>
          </table:table-cell>
          <table:table-cell table:formula="of:=(([.F58]/[.$F$2])*100)-100" office:value-type="float" office:value="383.359830418654" calcext:value-type="float">
            <text:p>383.36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11022" calcext:value-type="float">
            <text:p>11022</text:p>
          </table:table-cell>
          <table:table-cell table:formula="of:=(([.F59]/[.$F$2])*100)-100" office:value-type="float" office:value="192.050874403816" calcext:value-type="float">
            <text:p>192.05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21708" calcext:value-type="float">
            <text:p>21708</text:p>
          </table:table-cell>
          <table:table-cell table:formula="of:=(([.F60]/[.$F$2])*100)-100" office:value-type="float" office:value="475.198728139905" calcext:value-type="float">
            <text:p>475.20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9710" calcext:value-type="float">
            <text:p>9710</text:p>
          </table:table-cell>
          <table:table-cell table:formula="of:=(([.F61]/[.$F$2])*100)-100" office:value-type="float" office:value="157.286698463169" calcext:value-type="float">
            <text:p>157.29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21528" calcext:value-type="float">
            <text:p>21528</text:p>
          </table:table-cell>
          <table:table-cell table:formula="of:=(([.F62]/[.$F$2])*100)-100" office:value-type="float" office:value="470.429252782194" calcext:value-type="float">
            <text:p>470.43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18942" calcext:value-type="float">
            <text:p>18942</text:p>
          </table:table-cell>
          <table:table-cell table:formula="of:=(([.F63]/[.$F$2])*100)-100" office:value-type="float" office:value="401.907790143084" calcext:value-type="float">
            <text:p>401.91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20393" calcext:value-type="float">
            <text:p>20393</text:p>
          </table:table-cell>
          <table:table-cell table:formula="of:=(([.F64]/[.$F$2])*100)-100" office:value-type="float" office:value="440.355060943296" calcext:value-type="float">
            <text:p>440.36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10969" calcext:value-type="float">
            <text:p>10969</text:p>
          </table:table-cell>
          <table:table-cell table:formula="of:=(([.F65]/[.$F$2])*100)-100" office:value-type="float" office:value="190.646528881823" calcext:value-type="float">
            <text:p>190.65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9045" calcext:value-type="float">
            <text:p>9045</text:p>
          </table:table-cell>
          <table:table-cell table:formula="of:=(([.F66]/[.$F$2])*100)-100" office:value-type="float" office:value="139.66613672496" calcext:value-type="float">
            <text:p>139.67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5340" calcext:value-type="float">
            <text:p>5340</text:p>
          </table:table-cell>
          <table:table-cell table:formula="of:=(([.F67]/[.$F$2])*100)-100" office:value-type="float" office:value="41.4944356120827" calcext:value-type="float">
            <text:p>41.49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7448" calcext:value-type="float">
            <text:p>7448</text:p>
          </table:table-cell>
          <table:table-cell table:formula="of:=(([.F68]/[.$F$2])*100)-100" office:value-type="float" office:value="97.3502914679385" calcext:value-type="float">
            <text:p>97.35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3346" calcext:value-type="float">
            <text:p>3346</text:p>
          </table:table-cell>
          <table:table-cell table:formula="of:=(([.F69]/[.$F$2])*100)-100" office:value-type="float" office:value="-11.3407525172231" calcext:value-type="float">
            <text:p>-11.34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4580" calcext:value-type="float">
            <text:p>4580</text:p>
          </table:table-cell>
          <table:table-cell table:formula="of:=(([.F70]/[.$F$2])*100)-100" office:value-type="float" office:value="21.3566507684155" calcext:value-type="float">
            <text:p>21.36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13470" calcext:value-type="float">
            <text:p>13470</text:p>
          </table:table-cell>
          <table:table-cell table:formula="of:=(([.F71]/[.$F$2])*100)-100" office:value-type="float" office:value="256.91573926868" calcext:value-type="float">
            <text:p>256.92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7603" calcext:value-type="float">
            <text:p>7603</text:p>
          </table:table-cell>
          <table:table-cell table:formula="of:=(([.F72]/[.$F$2])*100)-100" office:value-type="float" office:value="101.457339692634" calcext:value-type="float">
            <text:p>101.46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9591" calcext:value-type="float">
            <text:p>9591</text:p>
          </table:table-cell>
          <table:table-cell table:formula="of:=(([.F73]/[.$F$2])*100)-100" office:value-type="float" office:value="154.133545310016" calcext:value-type="float">
            <text:p>154.13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455" calcext:value-type="float">
            <text:p>455</text:p>
          </table:table-cell>
          <table:table-cell table:formula="of:=(([.F74]/[.$F$2])*100)-100" office:value-type="float" office:value="-87.9438261791203" calcext:value-type="float">
            <text:p>-87.94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14201" calcext:value-type="float">
            <text:p>14201</text:p>
          </table:table-cell>
          <table:table-cell table:formula="of:=(([.F75]/[.$F$2])*100)-100" office:value-type="float" office:value="276.28510863805" calcext:value-type="float">
            <text:p>276.29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1348" calcext:value-type="float">
            <text:p>1348</text:p>
          </table:table-cell>
          <table:table-cell table:formula="of:=(([.F76]/[.$F$2])*100)-100" office:value-type="float" office:value="-64.2819289878113" calcext:value-type="float">
            <text:p>-64.28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20388" calcext:value-type="float">
            <text:p>20388</text:p>
          </table:table-cell>
          <table:table-cell table:formula="of:=(([.F77]/[.$F$2])*100)-100" office:value-type="float" office:value="440.222575516693" calcext:value-type="float">
            <text:p>440.22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6083" calcext:value-type="float">
            <text:p>6083</text:p>
          </table:table-cell>
          <table:table-cell table:formula="of:=(([.F78]/[.$F$2])*100)-100" office:value-type="float" office:value="61.1817700052994" calcext:value-type="float">
            <text:p>61.18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645" calcext:value-type="float">
            <text:p>645</text:p>
          </table:table-cell>
          <table:table-cell table:formula="of:=(([.F79]/[.$F$2])*100)-100" office:value-type="float" office:value="-82.9093799682035" calcext:value-type="float">
            <text:p>-82.91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13610" calcext:value-type="float">
            <text:p>13610</text:p>
          </table:table-cell>
          <table:table-cell table:formula="of:=(([.F80]/[.$F$2])*100)-100" office:value-type="float" office:value="260.625331213566" calcext:value-type="float">
            <text:p>260.63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5752" calcext:value-type="float">
            <text:p>5752</text:p>
          </table:table-cell>
          <table:table-cell table:formula="of:=(([.F81]/[.$F$2])*100)-100" office:value-type="float" office:value="52.411234764176" calcext:value-type="float">
            <text:p>52.41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11337" calcext:value-type="float">
            <text:p>11337</text:p>
          </table:table-cell>
          <table:table-cell table:formula="of:=(([.F82]/[.$F$2])*100)-100" office:value-type="float" office:value="200.397456279809" calcext:value-type="float">
            <text:p>200.40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6266" calcext:value-type="float">
            <text:p>6266</text:p>
          </table:table-cell>
          <table:table-cell table:formula="of:=(([.F83]/[.$F$2])*100)-100" office:value-type="float" office:value="66.0307366189719" calcext:value-type="float">
            <text:p>66.03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20244" calcext:value-type="float">
            <text:p>20244</text:p>
          </table:table-cell>
          <table:table-cell table:formula="of:=(([.F84]/[.$F$2])*100)-100" office:value-type="float" office:value="436.406995230525" calcext:value-type="float">
            <text:p>436.41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table:formula="of:=(([.F85]/[.$F$2])*100)-100" office:value-type="float" office:value="-38.7387387387387" calcext:value-type="float">
            <text:p>-38.74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9586" calcext:value-type="float">
            <text:p>9586</text:p>
          </table:table-cell>
          <table:table-cell table:formula="of:=(([.F86]/[.$F$2])*100)-100" office:value-type="float" office:value="154.001059883413" calcext:value-type="float">
            <text:p>154.00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9540" calcext:value-type="float">
            <text:p>9540</text:p>
          </table:table-cell>
          <table:table-cell table:formula="of:=(([.F87]/[.$F$2])*100)-100" office:value-type="float" office:value="152.782193958665" calcext:value-type="float">
            <text:p>152.78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5411" calcext:value-type="float">
            <text:p>5411</text:p>
          </table:table-cell>
          <table:table-cell table:formula="of:=(([.F88]/[.$F$2])*100)-100" office:value-type="float" office:value="43.3757286698463" calcext:value-type="float">
            <text:p>43.38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11672" calcext:value-type="float">
            <text:p>11672</text:p>
          </table:table-cell>
          <table:table-cell table:formula="of:=(([.F89]/[.$F$2])*100)-100" office:value-type="float" office:value="209.273979862215" calcext:value-type="float">
            <text:p>209.27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10340" calcext:value-type="float">
            <text:p>10340</text:p>
          </table:table-cell>
          <table:table-cell table:formula="of:=(([.F90]/[.$F$2])*100)-100" office:value-type="float" office:value="173.979862215156" calcext:value-type="float">
            <text:p>173.98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24693" calcext:value-type="float">
            <text:p>24693</text:p>
          </table:table-cell>
          <table:table-cell table:formula="of:=(([.F91]/[.$F$2])*100)-100" office:value-type="float" office:value="554.29252782194" calcext:value-type="float">
            <text:p>554.29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17423" calcext:value-type="float">
            <text:p>17423</text:p>
          </table:table-cell>
          <table:table-cell table:formula="of:=(([.F92]/[.$F$2])*100)-100" office:value-type="float" office:value="361.65871754107" calcext:value-type="float">
            <text:p>361.66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3632" calcext:value-type="float">
            <text:p>3632</text:p>
          </table:table-cell>
          <table:table-cell table:formula="of:=(([.F93]/[.$F$2])*100)-100" office:value-type="float" office:value="-3.76258611552728" calcext:value-type="float">
            <text:p>-3.76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23764" calcext:value-type="float">
            <text:p>23764</text:p>
          </table:table-cell>
          <table:table-cell table:formula="of:=(([.F94]/[.$F$2])*100)-100" office:value-type="float" office:value="529.676735559089" calcext:value-type="float">
            <text:p>529.68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5565" calcext:value-type="float">
            <text:p>5565</text:p>
          </table:table-cell>
          <table:table-cell table:formula="of:=(([.F95]/[.$F$2])*100)-100" office:value-type="float" office:value="47.456279809221" calcext:value-type="float">
            <text:p>47.46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17239" calcext:value-type="float">
            <text:p>17239</text:p>
          </table:table-cell>
          <table:table-cell table:formula="of:=(([.F96]/[.$F$2])*100)-100" office:value-type="float" office:value="356.783253842077" calcext:value-type="float">
            <text:p>356.78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23263" calcext:value-type="float">
            <text:p>23263</text:p>
          </table:table-cell>
          <table:table-cell table:formula="of:=(([.F97]/[.$F$2])*100)-100" office:value-type="float" office:value="516.401695813461" calcext:value-type="float">
            <text:p>516.40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15377" calcext:value-type="float">
            <text:p>15377</text:p>
          </table:table-cell>
          <table:table-cell table:formula="of:=(([.F98]/[.$F$2])*100)-100" office:value-type="float" office:value="307.445680975093" calcext:value-type="float">
            <text:p>307.45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19190" calcext:value-type="float">
            <text:p>19190</text:p>
          </table:table-cell>
          <table:table-cell table:formula="of:=(([.F99]/[.$F$2])*100)-100" office:value-type="float" office:value="408.479067302597" calcext:value-type="float">
            <text:p>408.48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10551" calcext:value-type="float">
            <text:p>10551</text:p>
          </table:table-cell>
          <table:table-cell table:formula="of:=(([.F100]/[.$F$2])*100)-100" office:value-type="float" office:value="179.570747217806" calcext:value-type="float">
            <text:p>179.57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20013" calcext:value-type="float">
            <text:p>20013</text:p>
          </table:table-cell>
          <table:table-cell table:formula="of:=(([.F101]/[.$F$2])*100)-100" office:value-type="float" office:value="430.286168521463" calcext:value-type="float">
            <text:p>430.29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10847" calcext:value-type="float">
            <text:p>10847</text:p>
          </table:table-cell>
          <table:table-cell table:formula="of:=(([.F102]/[.$F$2])*100)-100" office:value-type="float" office:value="187.413884472708" calcext:value-type="float">
            <text:p>187.41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5024" calcext:value-type="float">
            <text:p>5024</text:p>
          </table:table-cell>
          <table:table-cell table:formula="of:=(([.F103]/[.$F$2])*100)-100" office:value-type="float" office:value="33.1213566507684" calcext:value-type="float">
            <text:p>33.12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4572" calcext:value-type="float">
            <text:p>4572</text:p>
          </table:table-cell>
          <table:table-cell table:formula="of:=(([.F104]/[.$F$2])*100)-100" office:value-type="float" office:value="21.1446740858505" calcext:value-type="float">
            <text:p>21.14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9119" calcext:value-type="float">
            <text:p>9119</text:p>
          </table:table-cell>
          <table:table-cell table:formula="of:=(([.F105]/[.$F$2])*100)-100" office:value-type="float" office:value="141.626921038686" calcext:value-type="float">
            <text:p>141.63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19494" calcext:value-type="float">
            <text:p>19494</text:p>
          </table:table-cell>
          <table:table-cell table:formula="of:=(([.F106]/[.$F$2])*100)-100" office:value-type="float" office:value="416.534181240064" calcext:value-type="float">
            <text:p>416.53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24551" calcext:value-type="float">
            <text:p>24551</text:p>
          </table:table-cell>
          <table:table-cell table:formula="of:=(([.F107]/[.$F$2])*100)-100" office:value-type="float" office:value="550.529941706412" calcext:value-type="float">
            <text:p>550.53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17154" calcext:value-type="float">
            <text:p>17154</text:p>
          </table:table-cell>
          <table:table-cell table:formula="of:=(([.F108]/[.$F$2])*100)-100" office:value-type="float" office:value="354.531001589825" calcext:value-type="float">
            <text:p>354.53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4398" calcext:value-type="float">
            <text:p>4398</text:p>
          </table:table-cell>
          <table:table-cell table:formula="of:=(([.F109]/[.$F$2])*100)-100" office:value-type="float" office:value="16.5341812400636" calcext:value-type="float">
            <text:p>16.53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8116" calcext:value-type="float">
            <text:p>8116</text:p>
          </table:table-cell>
          <table:table-cell table:formula="of:=(([.F110]/[.$F$2])*100)-100" office:value-type="float" office:value="115.050344462109" calcext:value-type="float">
            <text:p>115.05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2782" calcext:value-type="float">
            <text:p>2782</text:p>
          </table:table-cell>
          <table:table-cell table:formula="of:=(([.F111]/[.$F$2])*100)-100" office:value-type="float" office:value="-26.2851086380498" calcext:value-type="float">
            <text:p>-26.29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433" calcext:value-type="float">
            <text:p>433</text:p>
          </table:table-cell>
          <table:table-cell table:formula="of:=(([.F112]/[.$F$2])*100)-100" office:value-type="float" office:value="-88.5267620561738" calcext:value-type="float">
            <text:p>-88.53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1159" calcext:value-type="float">
            <text:p>1159</text:p>
          </table:table-cell>
          <table:table-cell table:formula="of:=(([.F113]/[.$F$2])*100)-100" office:value-type="float" office:value="-69.2898781134075" calcext:value-type="float">
            <text:p>-69.29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11374" calcext:value-type="float">
            <text:p>11374</text:p>
          </table:table-cell>
          <table:table-cell table:formula="of:=(([.F114]/[.$F$2])*100)-100" office:value-type="float" office:value="201.377848436672" calcext:value-type="float">
            <text:p>201.38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24639" calcext:value-type="float">
            <text:p>24639</text:p>
          </table:table-cell>
          <table:table-cell table:formula="of:=(([.F115]/[.$F$2])*100)-100" office:value-type="float" office:value="552.861685214626" calcext:value-type="float">
            <text:p>552.86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18150" calcext:value-type="float">
            <text:p>18150</text:p>
          </table:table-cell>
          <table:table-cell table:formula="of:=(([.F116]/[.$F$2])*100)-100" office:value-type="float" office:value="380.922098569157" calcext:value-type="float">
            <text:p>380.92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17842" calcext:value-type="float">
            <text:p>17842</text:p>
          </table:table-cell>
          <table:table-cell table:formula="of:=(([.F117]/[.$F$2])*100)-100" office:value-type="float" office:value="372.760996290408" calcext:value-type="float">
            <text:p>372.76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6109" calcext:value-type="float">
            <text:p>6109</text:p>
          </table:table-cell>
          <table:table-cell table:formula="of:=(([.F118]/[.$F$2])*100)-100" office:value-type="float" office:value="61.8706942236354" calcext:value-type="float">
            <text:p>61.87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2267" calcext:value-type="float">
            <text:p>2267</text:p>
          </table:table-cell>
          <table:table-cell table:formula="of:=(([.F119]/[.$F$2])*100)-100" office:value-type="float" office:value="-39.9311075781664" calcext:value-type="float">
            <text:p>-39.93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3150" calcext:value-type="float">
            <text:p>3150</text:p>
          </table:table-cell>
          <table:table-cell table:formula="of:=(([.F120]/[.$F$2])*100)-100" office:value-type="float" office:value="-16.5341812400636" calcext:value-type="float">
            <text:p>-16.53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3608" calcext:value-type="float">
            <text:p>3608</text:p>
          </table:table-cell>
          <table:table-cell table:formula="of:=(([.F121]/[.$F$2])*100)-100" office:value-type="float" office:value="-4.39851616322204" calcext:value-type="float">
            <text:p>-4.40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19594" calcext:value-type="float">
            <text:p>19594</text:p>
          </table:table-cell>
          <table:table-cell table:formula="of:=(([.F122]/[.$F$2])*100)-100" office:value-type="float" office:value="419.183889772125" calcext:value-type="float">
            <text:p>419.18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24197" calcext:value-type="float">
            <text:p>24197</text:p>
          </table:table-cell>
          <table:table-cell table:formula="of:=(([.F123]/[.$F$2])*100)-100" office:value-type="float" office:value="541.149973502915" calcext:value-type="float">
            <text:p>541.15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5686" calcext:value-type="float">
            <text:p>5686</text:p>
          </table:table-cell>
          <table:table-cell table:formula="of:=(([.F124]/[.$F$2])*100)-100" office:value-type="float" office:value="50.6624271330154" calcext:value-type="float">
            <text:p>50.66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9753" calcext:value-type="float">
            <text:p>9753</text:p>
          </table:table-cell>
          <table:table-cell table:formula="of:=(([.F125]/[.$F$2])*100)-100" office:value-type="float" office:value="158.426073131956" calcext:value-type="float">
            <text:p>158.43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10067" calcext:value-type="float">
            <text:p>10067</text:p>
          </table:table-cell>
          <table:table-cell table:formula="of:=(([.F126]/[.$F$2])*100)-100" office:value-type="float" office:value="166.746157922629" calcext:value-type="float">
            <text:p>166.75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13858" calcext:value-type="float">
            <text:p>13858</text:p>
          </table:table-cell>
          <table:table-cell table:formula="of:=(([.F127]/[.$F$2])*100)-100" office:value-type="float" office:value="267.196608373079" calcext:value-type="float">
            <text:p>267.20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4847" calcext:value-type="float">
            <text:p>4847</text:p>
          </table:table-cell>
          <table:table-cell table:formula="of:=(([.F128]/[.$F$2])*100)-100" office:value-type="float" office:value="28.4313725490196" calcext:value-type="float">
            <text:p>28.43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13740" calcext:value-type="float">
            <text:p>13740</text:p>
          </table:table-cell>
          <table:table-cell table:formula="of:=(([.F129]/[.$F$2])*100)-100" office:value-type="float" office:value="264.069952305246" calcext:value-type="float">
            <text:p>264.07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7972" calcext:value-type="float">
            <text:p>7972</text:p>
          </table:table-cell>
          <table:table-cell table:formula="of:=(([.F130]/[.$F$2])*100)-100" office:value-type="float" office:value="111.234764175941" calcext:value-type="float">
            <text:p>111.23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24633" calcext:value-type="float">
            <text:p>24633</text:p>
          </table:table-cell>
          <table:table-cell table:formula="of:=(([.F131]/[.$F$2])*100)-100" office:value-type="float" office:value="552.702702702703" calcext:value-type="float">
            <text:p>552.70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19433" calcext:value-type="float">
            <text:p>19433</text:p>
          </table:table-cell>
          <table:table-cell table:formula="of:=(([.F132]/[.$F$2])*100)-100" office:value-type="float" office:value="414.917859035506" calcext:value-type="float">
            <text:p>414.92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19219" calcext:value-type="float">
            <text:p>19219</text:p>
          </table:table-cell>
          <table:table-cell table:formula="of:=(([.F133]/[.$F$2])*100)-100" office:value-type="float" office:value="409.247482776895" calcext:value-type="float">
            <text:p>409.25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3669" calcext:value-type="float">
            <text:p>3669</text:p>
          </table:table-cell>
          <table:table-cell table:formula="of:=(([.F134]/[.$F$2])*100)-100" office:value-type="float" office:value="-2.78219395866455" calcext:value-type="float">
            <text:p>-2.78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8193" calcext:value-type="float">
            <text:p>8193</text:p>
          </table:table-cell>
          <table:table-cell table:formula="of:=(([.F135]/[.$F$2])*100)-100" office:value-type="float" office:value="117.090620031796" calcext:value-type="float">
            <text:p>117.09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8599" calcext:value-type="float">
            <text:p>8599</text:p>
          </table:table-cell>
          <table:table-cell table:formula="of:=(([.F136]/[.$F$2])*100)-100" office:value-type="float" office:value="127.848436671966" calcext:value-type="float">
            <text:p>127.85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1051" calcext:value-type="float">
            <text:p>1051</text:p>
          </table:table-cell>
          <table:table-cell table:formula="of:=(([.F137]/[.$F$2])*100)-100" office:value-type="float" office:value="-72.1515633280339" calcext:value-type="float">
            <text:p>-72.15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872" calcext:value-type="float">
            <text:p>872</text:p>
          </table:table-cell>
          <table:table-cell table:formula="of:=(([.F138]/[.$F$2])*100)-100" office:value-type="float" office:value="-76.894541600424" calcext:value-type="float">
            <text:p>-76.89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4070" calcext:value-type="float">
            <text:p>4070</text:p>
          </table:table-cell>
          <table:table-cell table:formula="of:=(([.F139]/[.$F$2])*100)-100" office:value-type="float" office:value="7.84313725490196" calcext:value-type="float">
            <text:p>7.84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1081" calcext:value-type="float">
            <text:p>1081</text:p>
          </table:table-cell>
          <table:table-cell table:formula="of:=(([.F140]/[.$F$2])*100)-100" office:value-type="float" office:value="-71.3566507684155" calcext:value-type="float">
            <text:p>-71.36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933" calcext:value-type="float">
            <text:p>933</text:p>
          </table:table-cell>
          <table:table-cell table:formula="of:=(([.F141]/[.$F$2])*100)-100" office:value-type="float" office:value="-75.2782193958665" calcext:value-type="float">
            <text:p>-75.28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21639" calcext:value-type="float">
            <text:p>21639</text:p>
          </table:table-cell>
          <table:table-cell table:formula="of:=(([.F142]/[.$F$2])*100)-100" office:value-type="float" office:value="473.370429252782" calcext:value-type="float">
            <text:p>473.37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7807" calcext:value-type="float">
            <text:p>7807</text:p>
          </table:table-cell>
          <table:table-cell table:formula="of:=(([.F143]/[.$F$2])*100)-100" office:value-type="float" office:value="106.862745098039" calcext:value-type="float">
            <text:p>106.86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10950" calcext:value-type="float">
            <text:p>10950</text:p>
          </table:table-cell>
          <table:table-cell table:formula="of:=(([.F144]/[.$F$2])*100)-100" office:value-type="float" office:value="190.143084260731" calcext:value-type="float">
            <text:p>190.14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9865" calcext:value-type="float">
            <text:p>9865</text:p>
          </table:table-cell>
          <table:table-cell table:formula="of:=(([.F145]/[.$F$2])*100)-100" office:value-type="float" office:value="161.393746687864" calcext:value-type="float">
            <text:p>161.39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3802" calcext:value-type="float">
            <text:p>3802</text:p>
          </table:table-cell>
          <table:table-cell table:formula="of:=(([.F146]/[.$F$2])*100)-100" office:value-type="float" office:value="0.741918388977211" calcext:value-type="float">
            <text:p>0.74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16703" calcext:value-type="float">
            <text:p>16703</text:p>
          </table:table-cell>
          <table:table-cell table:formula="of:=(([.F147]/[.$F$2])*100)-100" office:value-type="float" office:value="342.580816110228" calcext:value-type="float">
            <text:p>342.58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19120" calcext:value-type="float">
            <text:p>19120</text:p>
          </table:table-cell>
          <table:table-cell table:formula="of:=(([.F148]/[.$F$2])*100)-100" office:value-type="float" office:value="406.624271330154" calcext:value-type="float">
            <text:p>406.62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18492" calcext:value-type="float">
            <text:p>18492</text:p>
          </table:table-cell>
          <table:table-cell table:formula="of:=(([.F149]/[.$F$2])*100)-100" office:value-type="float" office:value="389.984101748808" calcext:value-type="float">
            <text:p>389.98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14643" calcext:value-type="float">
            <text:p>14643</text:p>
          </table:table-cell>
          <table:table-cell table:formula="of:=(([.F150]/[.$F$2])*100)-100" office:value-type="float" office:value="287.996820349762" calcext:value-type="float">
            <text:p>288.00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15105" calcext:value-type="float">
            <text:p>15105</text:p>
          </table:table-cell>
          <table:table-cell table:formula="of:=(([.F151]/[.$F$2])*100)-100" office:value-type="float" office:value="300.238473767885" calcext:value-type="float">
            <text:p>300.24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3157" calcext:value-type="float">
            <text:p>3157</text:p>
          </table:table-cell>
          <table:table-cell table:formula="of:=(([.F152]/[.$F$2])*100)-100" office:value-type="float" office:value="-16.3487016428193" calcext:value-type="float">
            <text:p>-16.35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7829" calcext:value-type="float">
            <text:p>7829</text:p>
          </table:table-cell>
          <table:table-cell table:formula="of:=(([.F153]/[.$F$2])*100)-100" office:value-type="float" office:value="107.445680975093" calcext:value-type="float">
            <text:p>107.45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7363" calcext:value-type="float">
            <text:p>7363</text:p>
          </table:table-cell>
          <table:table-cell table:formula="of:=(([.F154]/[.$F$2])*100)-100" office:value-type="float" office:value="95.0980392156863" calcext:value-type="float">
            <text:p>95.10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18819" calcext:value-type="float">
            <text:p>18819</text:p>
          </table:table-cell>
          <table:table-cell table:formula="of:=(([.F155]/[.$F$2])*100)-100" office:value-type="float" office:value="398.648648648649" calcext:value-type="float">
            <text:p>398.65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24485" calcext:value-type="float">
            <text:p>24485</text:p>
          </table:table-cell>
          <table:table-cell table:formula="of:=(([.F156]/[.$F$2])*100)-100" office:value-type="float" office:value="548.781134075252" calcext:value-type="float">
            <text:p>548.78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24727" calcext:value-type="float">
            <text:p>24727</text:p>
          </table:table-cell>
          <table:table-cell table:formula="of:=(([.F157]/[.$F$2])*100)-100" office:value-type="float" office:value="555.193428722841" calcext:value-type="float">
            <text:p>555.19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23229" calcext:value-type="float">
            <text:p>23229</text:p>
          </table:table-cell>
          <table:table-cell table:formula="of:=(([.F158]/[.$F$2])*100)-100" office:value-type="float" office:value="515.50079491256" calcext:value-type="float">
            <text:p>515.50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7108" calcext:value-type="float">
            <text:p>7108</text:p>
          </table:table-cell>
          <table:table-cell table:formula="of:=(([.F159]/[.$F$2])*100)-100" office:value-type="float" office:value="88.3412824589295" calcext:value-type="float">
            <text:p>88.34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9847" calcext:value-type="float">
            <text:p>9847</text:p>
          </table:table-cell>
          <table:table-cell table:formula="of:=(([.F160]/[.$F$2])*100)-100" office:value-type="float" office:value="160.916799152093" calcext:value-type="float">
            <text:p>160.92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24462" calcext:value-type="float">
            <text:p>24462</text:p>
          </table:table-cell>
          <table:table-cell table:formula="of:=(([.F161]/[.$F$2])*100)-100" office:value-type="float" office:value="548.171701112878" calcext:value-type="float">
            <text:p>548.17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4736" calcext:value-type="float">
            <text:p>4736</text:p>
          </table:table-cell>
          <table:table-cell table:formula="of:=(([.F162]/[.$F$2])*100)-100" office:value-type="float" office:value="25.4901960784314" calcext:value-type="float">
            <text:p>25.49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13712" calcext:value-type="float">
            <text:p>13712</text:p>
          </table:table-cell>
          <table:table-cell table:formula="of:=(([.F163]/[.$F$2])*100)-100" office:value-type="float" office:value="263.328033916269" calcext:value-type="float">
            <text:p>263.33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8327" calcext:value-type="float">
            <text:p>8327</text:p>
          </table:table-cell>
          <table:table-cell table:formula="of:=(([.F164]/[.$F$2])*100)-100" office:value-type="float" office:value="120.641229464759" calcext:value-type="float">
            <text:p>120.64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4294" calcext:value-type="float">
            <text:p>4294</text:p>
          </table:table-cell>
          <table:table-cell table:formula="of:=(([.F165]/[.$F$2])*100)-100" office:value-type="float" office:value="13.7784843667197" calcext:value-type="float">
            <text:p>13.78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7686" calcext:value-type="float">
            <text:p>7686</text:p>
          </table:table-cell>
          <table:table-cell table:formula="of:=(([.F166]/[.$F$2])*100)-100" office:value-type="float" office:value="103.656597774245" calcext:value-type="float">
            <text:p>103.66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10491" calcext:value-type="float">
            <text:p>10491</text:p>
          </table:table-cell>
          <table:table-cell table:formula="of:=(([.F167]/[.$F$2])*100)-100" office:value-type="float" office:value="177.980922098569" calcext:value-type="float">
            <text:p>177.98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8565" calcext:value-type="float">
            <text:p>8565</text:p>
          </table:table-cell>
          <table:table-cell table:formula="of:=(([.F168]/[.$F$2])*100)-100" office:value-type="float" office:value="126.947535771065" calcext:value-type="float">
            <text:p>126.95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1841" calcext:value-type="float">
            <text:p>1841</text:p>
          </table:table-cell>
          <table:table-cell table:formula="of:=(([.F169]/[.$F$2])*100)-100" office:value-type="float" office:value="-51.2188659247483" calcext:value-type="float">
            <text:p>-51.22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9383" calcext:value-type="float">
            <text:p>9383</text:p>
          </table:table-cell>
          <table:table-cell table:formula="of:=(([.F170]/[.$F$2])*100)-100" office:value-type="float" office:value="148.622151563328" calcext:value-type="float">
            <text:p>148.62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13959" calcext:value-type="float">
            <text:p>13959</text:p>
          </table:table-cell>
          <table:table-cell table:formula="of:=(([.F171]/[.$F$2])*100)-100" office:value-type="float" office:value="269.872813990461" calcext:value-type="float">
            <text:p>269.87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24380" calcext:value-type="float">
            <text:p>24380</text:p>
          </table:table-cell>
          <table:table-cell table:formula="of:=(([.F172]/[.$F$2])*100)-100" office:value-type="float" office:value="545.998940116587" calcext:value-type="float">
            <text:p>546.00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18240" calcext:value-type="float">
            <text:p>18240</text:p>
          </table:table-cell>
          <table:table-cell table:formula="of:=(([.F173]/[.$F$2])*100)-100" office:value-type="float" office:value="383.306836248013" calcext:value-type="float">
            <text:p>383.31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9782" calcext:value-type="float">
            <text:p>9782</text:p>
          </table:table-cell>
          <table:table-cell table:formula="of:=(([.F174]/[.$F$2])*100)-100" office:value-type="float" office:value="159.194488606253" calcext:value-type="float">
            <text:p>159.19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23313" calcext:value-type="float">
            <text:p>23313</text:p>
          </table:table-cell>
          <table:table-cell table:formula="of:=(([.F175]/[.$F$2])*100)-100" office:value-type="float" office:value="517.726550079491" calcext:value-type="float">
            <text:p>517.73</text:p>
          </table:table-cell>
        </table:table-row>
      </table:table>
      <table:table table:name="sample07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07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2590" calcext:value-type="float">
            <text:p>259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8862" calcext:value-type="float">
            <text:p>8862</text:p>
          </table:table-cell>
          <table:table-cell table:style-name="ce6" table:formula="of:=(([.F3]/[.F2])*100)-100" office:value-type="float" office:value="242.162162162162" calcext:value-type="float">
            <text:p>242.16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table:formula="of:=(([.F4]/[.$F$2])*100)-100" office:value-type="float" office:value="-22.8571428571428" calcext:value-type="float">
            <text:p>-22.86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8905" calcext:value-type="float">
            <text:p>8905</text:p>
          </table:table-cell>
          <table:table-cell table:formula="of:=(([.F5]/[.$F$2])*100)-100" office:value-type="float" office:value="243.822393822394" calcext:value-type="float">
            <text:p>243.82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6042" calcext:value-type="float">
            <text:p>6042</text:p>
          </table:table-cell>
          <table:table-cell table:formula="of:=(([.F6]/[.$F$2])*100)-100" office:value-type="float" office:value="133.281853281853" calcext:value-type="float">
            <text:p>133.28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309" calcext:value-type="float">
            <text:p>309</text:p>
          </table:table-cell>
          <table:table-cell table:formula="of:=(([.F7]/[.$F$2])*100)-100" office:value-type="float" office:value="-88.0694980694981" calcext:value-type="float">
            <text:p>-88.07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4153" calcext:value-type="float">
            <text:p>4153</text:p>
          </table:table-cell>
          <table:table-cell table:formula="of:=(([.F8]/[.$F$2])*100)-100" office:value-type="float" office:value="60.3474903474904" calcext:value-type="float">
            <text:p>60.35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22958" calcext:value-type="float">
            <text:p>22958</text:p>
          </table:table-cell>
          <table:table-cell table:formula="of:=(([.F9]/[.$F$2])*100)-100" office:value-type="float" office:value="786.409266409267" calcext:value-type="float">
            <text:p>786.41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4465" calcext:value-type="float">
            <text:p>4465</text:p>
          </table:table-cell>
          <table:table-cell table:formula="of:=(([.F10]/[.$F$2])*100)-100" office:value-type="float" office:value="72.3938223938224" calcext:value-type="float">
            <text:p>72.39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21501" calcext:value-type="float">
            <text:p>21501</text:p>
          </table:table-cell>
          <table:table-cell table:formula="of:=(([.F11]/[.$F$2])*100)-100" office:value-type="float" office:value="730.15444015444" calcext:value-type="float">
            <text:p>730.15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6524" calcext:value-type="float">
            <text:p>6524</text:p>
          </table:table-cell>
          <table:table-cell table:formula="of:=(([.F12]/[.$F$2])*100)-100" office:value-type="float" office:value="151.891891891892" calcext:value-type="float">
            <text:p>151.89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5729" calcext:value-type="float">
            <text:p>5729</text:p>
          </table:table-cell>
          <table:table-cell table:formula="of:=(([.F13]/[.$F$2])*100)-100" office:value-type="float" office:value="121.196911196911" calcext:value-type="float">
            <text:p>121.20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5157" calcext:value-type="float">
            <text:p>5157</text:p>
          </table:table-cell>
          <table:table-cell table:formula="of:=(([.F14]/[.$F$2])*100)-100" office:value-type="float" office:value="99.1119691119691" calcext:value-type="float">
            <text:p>99.11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484" calcext:value-type="float">
            <text:p>484</text:p>
          </table:table-cell>
          <table:table-cell table:formula="of:=(([.F15]/[.$F$2])*100)-100" office:value-type="float" office:value="-81.3127413127413" calcext:value-type="float">
            <text:p>-81.31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3205" calcext:value-type="float">
            <text:p>3205</text:p>
          </table:table-cell>
          <table:table-cell table:formula="of:=(([.F16]/[.$F$2])*100)-100" office:value-type="float" office:value="23.7451737451738" calcext:value-type="float">
            <text:p>23.75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5607" calcext:value-type="float">
            <text:p>5607</text:p>
          </table:table-cell>
          <table:table-cell table:formula="of:=(([.F17]/[.$F$2])*100)-100" office:value-type="float" office:value="116.486486486486" calcext:value-type="float">
            <text:p>116.49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5427" calcext:value-type="float">
            <text:p>5427</text:p>
          </table:table-cell>
          <table:table-cell table:formula="of:=(([.F18]/[.$F$2])*100)-100" office:value-type="float" office:value="109.53667953668" calcext:value-type="float">
            <text:p>109.54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3179" calcext:value-type="float">
            <text:p>3179</text:p>
          </table:table-cell>
          <table:table-cell table:formula="of:=(([.F19]/[.$F$2])*100)-100" office:value-type="float" office:value="22.7413127413128" calcext:value-type="float">
            <text:p>22.74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7090" calcext:value-type="float">
            <text:p>7090</text:p>
          </table:table-cell>
          <table:table-cell table:formula="of:=(([.F20]/[.$F$2])*100)-100" office:value-type="float" office:value="173.745173745174" calcext:value-type="float">
            <text:p>173.75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24102" calcext:value-type="float">
            <text:p>24102</text:p>
          </table:table-cell>
          <table:table-cell table:formula="of:=(([.F21]/[.$F$2])*100)-100" office:value-type="float" office:value="830.579150579151" calcext:value-type="float">
            <text:p>830.58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22655" calcext:value-type="float">
            <text:p>22655</text:p>
          </table:table-cell>
          <table:table-cell table:formula="of:=(([.F22]/[.$F$2])*100)-100" office:value-type="float" office:value="774.710424710425" calcext:value-type="float">
            <text:p>774.71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2675" calcext:value-type="float">
            <text:p>2675</text:p>
          </table:table-cell>
          <table:table-cell table:formula="of:=(([.F23]/[.$F$2])*100)-100" office:value-type="float" office:value="3.28185328185329" calcext:value-type="float">
            <text:p>3.28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2306" calcext:value-type="float">
            <text:p>2306</text:p>
          </table:table-cell>
          <table:table-cell table:formula="of:=(([.F24]/[.$F$2])*100)-100" office:value-type="float" office:value="-10.965250965251" calcext:value-type="float">
            <text:p>-10.97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1946" calcext:value-type="float">
            <text:p>1946</text:p>
          </table:table-cell>
          <table:table-cell table:formula="of:=(([.F25]/[.$F$2])*100)-100" office:value-type="float" office:value="-24.8648648648649" calcext:value-type="float">
            <text:p>-24.86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22645" calcext:value-type="float">
            <text:p>22645</text:p>
          </table:table-cell>
          <table:table-cell table:formula="of:=(([.F26]/[.$F$2])*100)-100" office:value-type="float" office:value="774.324324324324" calcext:value-type="float">
            <text:p>774.32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2390" calcext:value-type="float">
            <text:p>2390</text:p>
          </table:table-cell>
          <table:table-cell table:formula="of:=(([.F27]/[.$F$2])*100)-100" office:value-type="float" office:value="-7.72200772200772" calcext:value-type="float">
            <text:p>-7.72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3294" calcext:value-type="float">
            <text:p>3294</text:p>
          </table:table-cell>
          <table:table-cell table:formula="of:=(([.F28]/[.$F$2])*100)-100" office:value-type="float" office:value="27.1814671814672" calcext:value-type="float">
            <text:p>27.18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14484" calcext:value-type="float">
            <text:p>14484</text:p>
          </table:table-cell>
          <table:table-cell table:formula="of:=(([.F29]/[.$F$2])*100)-100" office:value-type="float" office:value="459.227799227799" calcext:value-type="float">
            <text:p>459.23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12124" calcext:value-type="float">
            <text:p>12124</text:p>
          </table:table-cell>
          <table:table-cell table:formula="of:=(([.F30]/[.$F$2])*100)-100" office:value-type="float" office:value="368.108108108108" calcext:value-type="float">
            <text:p>368.11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4460" calcext:value-type="float">
            <text:p>4460</text:p>
          </table:table-cell>
          <table:table-cell table:formula="of:=(([.F31]/[.$F$2])*100)-100" office:value-type="float" office:value="72.2007722007722" calcext:value-type="float">
            <text:p>72.20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3331" calcext:value-type="float">
            <text:p>3331</text:p>
          </table:table-cell>
          <table:table-cell table:formula="of:=(([.F32]/[.$F$2])*100)-100" office:value-type="float" office:value="28.6100386100386" calcext:value-type="float">
            <text:p>28.61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11392" calcext:value-type="float">
            <text:p>11392</text:p>
          </table:table-cell>
          <table:table-cell table:formula="of:=(([.F33]/[.$F$2])*100)-100" office:value-type="float" office:value="339.84555984556" calcext:value-type="float">
            <text:p>339.85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 table:formula="of:=(([.F34]/[.$F$2])*100)-100" office:value-type="float" office:value="-72.1621621621622" calcext:value-type="float">
            <text:p>-72.16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1724" calcext:value-type="float">
            <text:p>1724</text:p>
          </table:table-cell>
          <table:table-cell table:formula="of:=(([.F35]/[.$F$2])*100)-100" office:value-type="float" office:value="-33.4362934362934" calcext:value-type="float">
            <text:p>-33.44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1843" calcext:value-type="float">
            <text:p>1843</text:p>
          </table:table-cell>
          <table:table-cell table:formula="of:=(([.F36]/[.$F$2])*100)-100" office:value-type="float" office:value="-28.8416988416988" calcext:value-type="float">
            <text:p>-28.84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24094" calcext:value-type="float">
            <text:p>24094</text:p>
          </table:table-cell>
          <table:table-cell table:formula="of:=(([.F37]/[.$F$2])*100)-100" office:value-type="float" office:value="830.27027027027" calcext:value-type="float">
            <text:p>830.27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10768" calcext:value-type="float">
            <text:p>10768</text:p>
          </table:table-cell>
          <table:table-cell table:formula="of:=(([.F38]/[.$F$2])*100)-100" office:value-type="float" office:value="315.752895752896" calcext:value-type="float">
            <text:p>315.75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17863" calcext:value-type="float">
            <text:p>17863</text:p>
          </table:table-cell>
          <table:table-cell table:formula="of:=(([.F39]/[.$F$2])*100)-100" office:value-type="float" office:value="589.69111969112" calcext:value-type="float">
            <text:p>589.69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3174" calcext:value-type="float">
            <text:p>3174</text:p>
          </table:table-cell>
          <table:table-cell table:formula="of:=(([.F40]/[.$F$2])*100)-100" office:value-type="float" office:value="22.5482625482625" calcext:value-type="float">
            <text:p>22.55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1728" calcext:value-type="float">
            <text:p>1728</text:p>
          </table:table-cell>
          <table:table-cell table:formula="of:=(([.F41]/[.$F$2])*100)-100" office:value-type="float" office:value="-33.2818532818533" calcext:value-type="float">
            <text:p>-33.28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5505" calcext:value-type="float">
            <text:p>5505</text:p>
          </table:table-cell>
          <table:table-cell table:formula="of:=(([.F42]/[.$F$2])*100)-100" office:value-type="float" office:value="112.548262548263" calcext:value-type="float">
            <text:p>112.55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10359" calcext:value-type="float">
            <text:p>10359</text:p>
          </table:table-cell>
          <table:table-cell table:formula="of:=(([.F43]/[.$F$2])*100)-100" office:value-type="float" office:value="299.96138996139" calcext:value-type="float">
            <text:p>299.96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25192" calcext:value-type="float">
            <text:p>25192</text:p>
          </table:table-cell>
          <table:table-cell table:formula="of:=(([.F44]/[.$F$2])*100)-100" office:value-type="float" office:value="872.664092664093" calcext:value-type="float">
            <text:p>872.66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1142" calcext:value-type="float">
            <text:p>1142</text:p>
          </table:table-cell>
          <table:table-cell table:formula="of:=(([.F45]/[.$F$2])*100)-100" office:value-type="float" office:value="-55.9073359073359" calcext:value-type="float">
            <text:p>-55.91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4751" calcext:value-type="float">
            <text:p>4751</text:p>
          </table:table-cell>
          <table:table-cell table:formula="of:=(([.F46]/[.$F$2])*100)-100" office:value-type="float" office:value="83.4362934362935" calcext:value-type="float">
            <text:p>83.44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7971" calcext:value-type="float">
            <text:p>7971</text:p>
          </table:table-cell>
          <table:table-cell table:formula="of:=(([.F47]/[.$F$2])*100)-100" office:value-type="float" office:value="207.760617760618" calcext:value-type="float">
            <text:p>207.76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24233" calcext:value-type="float">
            <text:p>24233</text:p>
          </table:table-cell>
          <table:table-cell table:formula="of:=(([.F48]/[.$F$2])*100)-100" office:value-type="float" office:value="835.637065637066" calcext:value-type="float">
            <text:p>835.64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23235" calcext:value-type="float">
            <text:p>23235</text:p>
          </table:table-cell>
          <table:table-cell table:formula="of:=(([.F49]/[.$F$2])*100)-100" office:value-type="float" office:value="797.104247104247" calcext:value-type="float">
            <text:p>797.10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785" calcext:value-type="float">
            <text:p>785</text:p>
          </table:table-cell>
          <table:table-cell table:formula="of:=(([.F50]/[.$F$2])*100)-100" office:value-type="float" office:value="-69.6911196911197" calcext:value-type="float">
            <text:p>-69.69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6756" calcext:value-type="float">
            <text:p>6756</text:p>
          </table:table-cell>
          <table:table-cell table:formula="of:=(([.F51]/[.$F$2])*100)-100" office:value-type="float" office:value="160.849420849421" calcext:value-type="float">
            <text:p>160.85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25193" calcext:value-type="float">
            <text:p>25193</text:p>
          </table:table-cell>
          <table:table-cell table:formula="of:=(([.F52]/[.$F$2])*100)-100" office:value-type="float" office:value="872.702702702703" calcext:value-type="float">
            <text:p>872.70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25106" calcext:value-type="float">
            <text:p>25106</text:p>
          </table:table-cell>
          <table:table-cell table:formula="of:=(([.F53]/[.$F$2])*100)-100" office:value-type="float" office:value="869.343629343629" calcext:value-type="float">
            <text:p>869.34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23898" calcext:value-type="float">
            <text:p>23898</text:p>
          </table:table-cell>
          <table:table-cell table:formula="of:=(([.F54]/[.$F$2])*100)-100" office:value-type="float" office:value="822.702702702703" calcext:value-type="float">
            <text:p>822.70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25298" calcext:value-type="float">
            <text:p>25298</text:p>
          </table:table-cell>
          <table:table-cell table:formula="of:=(([.F55]/[.$F$2])*100)-100" office:value-type="float" office:value="876.756756756757" calcext:value-type="float">
            <text:p>876.76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13692" calcext:value-type="float">
            <text:p>13692</text:p>
          </table:table-cell>
          <table:table-cell table:formula="of:=(([.F56]/[.$F$2])*100)-100" office:value-type="float" office:value="428.648648648649" calcext:value-type="float">
            <text:p>428.65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985" calcext:value-type="float">
            <text:p>985</text:p>
          </table:table-cell>
          <table:table-cell table:formula="of:=(([.F57]/[.$F$2])*100)-100" office:value-type="float" office:value="-61.969111969112" calcext:value-type="float">
            <text:p>-61.97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15325" calcext:value-type="float">
            <text:p>15325</text:p>
          </table:table-cell>
          <table:table-cell table:formula="of:=(([.F58]/[.$F$2])*100)-100" office:value-type="float" office:value="491.698841698842" calcext:value-type="float">
            <text:p>491.70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7499" calcext:value-type="float">
            <text:p>7499</text:p>
          </table:table-cell>
          <table:table-cell table:formula="of:=(([.F59]/[.$F$2])*100)-100" office:value-type="float" office:value="189.53667953668" calcext:value-type="float">
            <text:p>189.54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2214" calcext:value-type="float">
            <text:p>2214</text:p>
          </table:table-cell>
          <table:table-cell table:formula="of:=(([.F60]/[.$F$2])*100)-100" office:value-type="float" office:value="-14.5173745173745" calcext:value-type="float">
            <text:p>-14.52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table:formula="of:=(([.F61]/[.$F$2])*100)-100" office:value-type="float" office:value="-56.5250965250965" calcext:value-type="float">
            <text:p>-56.53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9300" calcext:value-type="float">
            <text:p>9300</text:p>
          </table:table-cell>
          <table:table-cell table:formula="of:=(([.F62]/[.$F$2])*100)-100" office:value-type="float" office:value="259.073359073359" calcext:value-type="float">
            <text:p>259.07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2949" calcext:value-type="float">
            <text:p>2949</text:p>
          </table:table-cell>
          <table:table-cell table:formula="of:=(([.F63]/[.$F$2])*100)-100" office:value-type="float" office:value="13.8610038610039" calcext:value-type="float">
            <text:p>13.86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5864" calcext:value-type="float">
            <text:p>5864</text:p>
          </table:table-cell>
          <table:table-cell table:formula="of:=(([.F64]/[.$F$2])*100)-100" office:value-type="float" office:value="126.409266409266" calcext:value-type="float">
            <text:p>126.41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9901" calcext:value-type="float">
            <text:p>9901</text:p>
          </table:table-cell>
          <table:table-cell table:formula="of:=(([.F65]/[.$F$2])*100)-100" office:value-type="float" office:value="282.277992277992" calcext:value-type="float">
            <text:p>282.28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7251" calcext:value-type="float">
            <text:p>7251</text:p>
          </table:table-cell>
          <table:table-cell table:formula="of:=(([.F66]/[.$F$2])*100)-100" office:value-type="float" office:value="179.96138996139" calcext:value-type="float">
            <text:p>179.96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2392" calcext:value-type="float">
            <text:p>2392</text:p>
          </table:table-cell>
          <table:table-cell table:formula="of:=(([.F67]/[.$F$2])*100)-100" office:value-type="float" office:value="-7.64478764478764" calcext:value-type="float">
            <text:p>-7.64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2082" calcext:value-type="float">
            <text:p>2082</text:p>
          </table:table-cell>
          <table:table-cell table:formula="of:=(([.F68]/[.$F$2])*100)-100" office:value-type="float" office:value="-19.6138996138996" calcext:value-type="float">
            <text:p>-19.61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3998" calcext:value-type="float">
            <text:p>3998</text:p>
          </table:table-cell>
          <table:table-cell table:formula="of:=(([.F69]/[.$F$2])*100)-100" office:value-type="float" office:value="54.3629343629344" calcext:value-type="float">
            <text:p>54.36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3408" calcext:value-type="float">
            <text:p>3408</text:p>
          </table:table-cell>
          <table:table-cell table:formula="of:=(([.F70]/[.$F$2])*100)-100" office:value-type="float" office:value="31.5830115830116" calcext:value-type="float">
            <text:p>31.58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5949" calcext:value-type="float">
            <text:p>5949</text:p>
          </table:table-cell>
          <table:table-cell table:formula="of:=(([.F71]/[.$F$2])*100)-100" office:value-type="float" office:value="129.69111969112" calcext:value-type="float">
            <text:p>129.69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8569" calcext:value-type="float">
            <text:p>8569</text:p>
          </table:table-cell>
          <table:table-cell table:formula="of:=(([.F72]/[.$F$2])*100)-100" office:value-type="float" office:value="230.849420849421" calcext:value-type="float">
            <text:p>230.85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5329" calcext:value-type="float">
            <text:p>5329</text:p>
          </table:table-cell>
          <table:table-cell table:formula="of:=(([.F73]/[.$F$2])*100)-100" office:value-type="float" office:value="105.752895752896" calcext:value-type="float">
            <text:p>105.75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formula="of:=(([.F74]/[.$F$2])*100)-100" office:value-type="float" office:value="-81.4671814671815" calcext:value-type="float">
            <text:p>-81.47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7411" calcext:value-type="float">
            <text:p>7411</text:p>
          </table:table-cell>
          <table:table-cell table:formula="of:=(([.F75]/[.$F$2])*100)-100" office:value-type="float" office:value="186.138996138996" calcext:value-type="float">
            <text:p>186.14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909" calcext:value-type="float">
            <text:p>909</text:p>
          </table:table-cell>
          <table:table-cell table:formula="of:=(([.F76]/[.$F$2])*100)-100" office:value-type="float" office:value="-64.9034749034749" calcext:value-type="float">
            <text:p>-64.90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10672" calcext:value-type="float">
            <text:p>10672</text:p>
          </table:table-cell>
          <table:table-cell table:formula="of:=(([.F77]/[.$F$2])*100)-100" office:value-type="float" office:value="312.046332046332" calcext:value-type="float">
            <text:p>312.05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8640" calcext:value-type="float">
            <text:p>8640</text:p>
          </table:table-cell>
          <table:table-cell table:formula="of:=(([.F78]/[.$F$2])*100)-100" office:value-type="float" office:value="233.590733590734" calcext:value-type="float">
            <text:p>233.59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formula="of:=(([.F79]/[.$F$2])*100)-100" office:value-type="float" office:value="-84.5559845559846" calcext:value-type="float">
            <text:p>-84.56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12469" calcext:value-type="float">
            <text:p>12469</text:p>
          </table:table-cell>
          <table:table-cell table:formula="of:=(([.F80]/[.$F$2])*100)-100" office:value-type="float" office:value="381.428571428571" calcext:value-type="float">
            <text:p>381.43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10736" calcext:value-type="float">
            <text:p>10736</text:p>
          </table:table-cell>
          <table:table-cell table:formula="of:=(([.F81]/[.$F$2])*100)-100" office:value-type="float" office:value="314.517374517375" calcext:value-type="float">
            <text:p>314.52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4092" calcext:value-type="float">
            <text:p>4092</text:p>
          </table:table-cell>
          <table:table-cell table:formula="of:=(([.F82]/[.$F$2])*100)-100" office:value-type="float" office:value="57.992277992278" calcext:value-type="float">
            <text:p>57.99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3015" calcext:value-type="float">
            <text:p>3015</text:p>
          </table:table-cell>
          <table:table-cell table:formula="of:=(([.F83]/[.$F$2])*100)-100" office:value-type="float" office:value="16.4092664092664" calcext:value-type="float">
            <text:p>16.41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24942" calcext:value-type="float">
            <text:p>24942</text:p>
          </table:table-cell>
          <table:table-cell table:formula="of:=(([.F84]/[.$F$2])*100)-100" office:value-type="float" office:value="863.011583011583" calcext:value-type="float">
            <text:p>863.01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3007" calcext:value-type="float">
            <text:p>3007</text:p>
          </table:table-cell>
          <table:table-cell table:formula="of:=(([.F85]/[.$F$2])*100)-100" office:value-type="float" office:value="16.1003861003861" calcext:value-type="float">
            <text:p>16.10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9172" calcext:value-type="float">
            <text:p>9172</text:p>
          </table:table-cell>
          <table:table-cell table:formula="of:=(([.F86]/[.$F$2])*100)-100" office:value-type="float" office:value="254.131274131274" calcext:value-type="float">
            <text:p>254.13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9773" calcext:value-type="float">
            <text:p>9773</text:p>
          </table:table-cell>
          <table:table-cell table:formula="of:=(([.F87]/[.$F$2])*100)-100" office:value-type="float" office:value="277.335907335907" calcext:value-type="float">
            <text:p>277.34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6059" calcext:value-type="float">
            <text:p>6059</text:p>
          </table:table-cell>
          <table:table-cell table:formula="of:=(([.F88]/[.$F$2])*100)-100" office:value-type="float" office:value="133.938223938224" calcext:value-type="float">
            <text:p>133.94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2562" calcext:value-type="float">
            <text:p>2562</text:p>
          </table:table-cell>
          <table:table-cell table:formula="of:=(([.F89]/[.$F$2])*100)-100" office:value-type="float" office:value="-1.08108108108108" calcext:value-type="float">
            <text:p>-1.08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10919" calcext:value-type="float">
            <text:p>10919</text:p>
          </table:table-cell>
          <table:table-cell table:formula="of:=(([.F90]/[.$F$2])*100)-100" office:value-type="float" office:value="321.583011583012" calcext:value-type="float">
            <text:p>321.58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24660" calcext:value-type="float">
            <text:p>24660</text:p>
          </table:table-cell>
          <table:table-cell table:formula="of:=(([.F91]/[.$F$2])*100)-100" office:value-type="float" office:value="852.123552123552" calcext:value-type="float">
            <text:p>852.12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12832" calcext:value-type="float">
            <text:p>12832</text:p>
          </table:table-cell>
          <table:table-cell table:formula="of:=(([.F92]/[.$F$2])*100)-100" office:value-type="float" office:value="395.444015444015" calcext:value-type="float">
            <text:p>395.44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5408" calcext:value-type="float">
            <text:p>5408</text:p>
          </table:table-cell>
          <table:table-cell table:formula="of:=(([.F93]/[.$F$2])*100)-100" office:value-type="float" office:value="108.803088803089" calcext:value-type="float">
            <text:p>108.80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16788" calcext:value-type="float">
            <text:p>16788</text:p>
          </table:table-cell>
          <table:table-cell table:formula="of:=(([.F94]/[.$F$2])*100)-100" office:value-type="float" office:value="548.185328185328" calcext:value-type="float">
            <text:p>548.19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933" calcext:value-type="float">
            <text:p>933</text:p>
          </table:table-cell>
          <table:table-cell table:formula="of:=(([.F95]/[.$F$2])*100)-100" office:value-type="float" office:value="-63.976833976834" calcext:value-type="float">
            <text:p>-63.98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23983" calcext:value-type="float">
            <text:p>23983</text:p>
          </table:table-cell>
          <table:table-cell table:formula="of:=(([.F96]/[.$F$2])*100)-100" office:value-type="float" office:value="825.984555984556" calcext:value-type="float">
            <text:p>825.98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21205" calcext:value-type="float">
            <text:p>21205</text:p>
          </table:table-cell>
          <table:table-cell table:formula="of:=(([.F97]/[.$F$2])*100)-100" office:value-type="float" office:value="718.725868725869" calcext:value-type="float">
            <text:p>718.73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10849" calcext:value-type="float">
            <text:p>10849</text:p>
          </table:table-cell>
          <table:table-cell table:formula="of:=(([.F98]/[.$F$2])*100)-100" office:value-type="float" office:value="318.880308880309" calcext:value-type="float">
            <text:p>318.88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8541" calcext:value-type="float">
            <text:p>8541</text:p>
          </table:table-cell>
          <table:table-cell table:formula="of:=(([.F99]/[.$F$2])*100)-100" office:value-type="float" office:value="229.76833976834" calcext:value-type="float">
            <text:p>229.77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10204" calcext:value-type="float">
            <text:p>10204</text:p>
          </table:table-cell>
          <table:table-cell table:formula="of:=(([.F100]/[.$F$2])*100)-100" office:value-type="float" office:value="293.976833976834" calcext:value-type="float">
            <text:p>293.98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14926" calcext:value-type="float">
            <text:p>14926</text:p>
          </table:table-cell>
          <table:table-cell table:formula="of:=(([.F101]/[.$F$2])*100)-100" office:value-type="float" office:value="476.293436293436" calcext:value-type="float">
            <text:p>476.29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7251" calcext:value-type="float">
            <text:p>7251</text:p>
          </table:table-cell>
          <table:table-cell table:formula="of:=(([.F102]/[.$F$2])*100)-100" office:value-type="float" office:value="179.96138996139" calcext:value-type="float">
            <text:p>179.96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2283" calcext:value-type="float">
            <text:p>2283</text:p>
          </table:table-cell>
          <table:table-cell table:formula="of:=(([.F103]/[.$F$2])*100)-100" office:value-type="float" office:value="-11.8532818532819" calcext:value-type="float">
            <text:p>-11.85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6259" calcext:value-type="float">
            <text:p>6259</text:p>
          </table:table-cell>
          <table:table-cell table:formula="of:=(([.F104]/[.$F$2])*100)-100" office:value-type="float" office:value="141.660231660232" calcext:value-type="float">
            <text:p>141.66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3041" calcext:value-type="float">
            <text:p>3041</text:p>
          </table:table-cell>
          <table:table-cell table:formula="of:=(([.F105]/[.$F$2])*100)-100" office:value-type="float" office:value="17.4131274131274" calcext:value-type="float">
            <text:p>17.41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14282" calcext:value-type="float">
            <text:p>14282</text:p>
          </table:table-cell>
          <table:table-cell table:formula="of:=(([.F106]/[.$F$2])*100)-100" office:value-type="float" office:value="451.428571428571" calcext:value-type="float">
            <text:p>451.43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25280" calcext:value-type="float">
            <text:p>25280</text:p>
          </table:table-cell>
          <table:table-cell table:formula="of:=(([.F107]/[.$F$2])*100)-100" office:value-type="float" office:value="876.061776061776" calcext:value-type="float">
            <text:p>876.06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22441" calcext:value-type="float">
            <text:p>22441</text:p>
          </table:table-cell>
          <table:table-cell table:formula="of:=(([.F108]/[.$F$2])*100)-100" office:value-type="float" office:value="766.447876447876" calcext:value-type="float">
            <text:p>766.45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1069" calcext:value-type="float">
            <text:p>1069</text:p>
          </table:table-cell>
          <table:table-cell table:formula="of:=(([.F109]/[.$F$2])*100)-100" office:value-type="float" office:value="-58.7258687258687" calcext:value-type="float">
            <text:p>-58.73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5123" calcext:value-type="float">
            <text:p>5123</text:p>
          </table:table-cell>
          <table:table-cell table:formula="of:=(([.F110]/[.$F$2])*100)-100" office:value-type="float" office:value="97.7992277992278" calcext:value-type="float">
            <text:p>97.80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3316" calcext:value-type="float">
            <text:p>3316</text:p>
          </table:table-cell>
          <table:table-cell table:formula="of:=(([.F111]/[.$F$2])*100)-100" office:value-type="float" office:value="28.030888030888" calcext:value-type="float">
            <text:p>28.03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1093" calcext:value-type="float">
            <text:p>1093</text:p>
          </table:table-cell>
          <table:table-cell table:formula="of:=(([.F112]/[.$F$2])*100)-100" office:value-type="float" office:value="-57.7992277992278" calcext:value-type="float">
            <text:p>-57.80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758" calcext:value-type="float">
            <text:p>758</text:p>
          </table:table-cell>
          <table:table-cell table:formula="of:=(([.F113]/[.$F$2])*100)-100" office:value-type="float" office:value="-70.7335907335907" calcext:value-type="float">
            <text:p>-70.73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5826" calcext:value-type="float">
            <text:p>5826</text:p>
          </table:table-cell>
          <table:table-cell table:formula="of:=(([.F114]/[.$F$2])*100)-100" office:value-type="float" office:value="124.942084942085" calcext:value-type="float">
            <text:p>124.94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11800" calcext:value-type="float">
            <text:p>11800</text:p>
          </table:table-cell>
          <table:table-cell table:formula="of:=(([.F115]/[.$F$2])*100)-100" office:value-type="float" office:value="355.598455598456" calcext:value-type="float">
            <text:p>355.60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22035" calcext:value-type="float">
            <text:p>22035</text:p>
          </table:table-cell>
          <table:table-cell table:formula="of:=(([.F116]/[.$F$2])*100)-100" office:value-type="float" office:value="750.772200772201" calcext:value-type="float">
            <text:p>750.77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15864" calcext:value-type="float">
            <text:p>15864</text:p>
          </table:table-cell>
          <table:table-cell table:formula="of:=(([.F117]/[.$F$2])*100)-100" office:value-type="float" office:value="512.509652509653" calcext:value-type="float">
            <text:p>512.51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3807" calcext:value-type="float">
            <text:p>3807</text:p>
          </table:table-cell>
          <table:table-cell table:formula="of:=(([.F118]/[.$F$2])*100)-100" office:value-type="float" office:value="46.988416988417" calcext:value-type="float">
            <text:p>46.99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1227" calcext:value-type="float">
            <text:p>1227</text:p>
          </table:table-cell>
          <table:table-cell table:formula="of:=(([.F119]/[.$F$2])*100)-100" office:value-type="float" office:value="-52.6254826254826" calcext:value-type="float">
            <text:p>-52.63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1841" calcext:value-type="float">
            <text:p>1841</text:p>
          </table:table-cell>
          <table:table-cell table:formula="of:=(([.F120]/[.$F$2])*100)-100" office:value-type="float" office:value="-28.9189189189189" calcext:value-type="float">
            <text:p>-28.92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1791" calcext:value-type="float">
            <text:p>1791</text:p>
          </table:table-cell>
          <table:table-cell table:formula="of:=(([.F121]/[.$F$2])*100)-100" office:value-type="float" office:value="-30.8494208494209" calcext:value-type="float">
            <text:p>-30.85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9494" calcext:value-type="float">
            <text:p>9494</text:p>
          </table:table-cell>
          <table:table-cell table:formula="of:=(([.F122]/[.$F$2])*100)-100" office:value-type="float" office:value="266.563706563707" calcext:value-type="float">
            <text:p>266.56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24671" calcext:value-type="float">
            <text:p>24671</text:p>
          </table:table-cell>
          <table:table-cell table:formula="of:=(([.F123]/[.$F$2])*100)-100" office:value-type="float" office:value="852.548262548263" calcext:value-type="float">
            <text:p>852.55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658" calcext:value-type="float">
            <text:p>658</text:p>
          </table:table-cell>
          <table:table-cell table:formula="of:=(([.F124]/[.$F$2])*100)-100" office:value-type="float" office:value="-74.5945945945946" calcext:value-type="float">
            <text:p>-74.59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6275" calcext:value-type="float">
            <text:p>6275</text:p>
          </table:table-cell>
          <table:table-cell table:formula="of:=(([.F125]/[.$F$2])*100)-100" office:value-type="float" office:value="142.277992277992" calcext:value-type="float">
            <text:p>142.28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11254" calcext:value-type="float">
            <text:p>11254</text:p>
          </table:table-cell>
          <table:table-cell table:formula="of:=(([.F126]/[.$F$2])*100)-100" office:value-type="float" office:value="334.517374517374" calcext:value-type="float">
            <text:p>334.52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18839" calcext:value-type="float">
            <text:p>18839</text:p>
          </table:table-cell>
          <table:table-cell table:formula="of:=(([.F127]/[.$F$2])*100)-100" office:value-type="float" office:value="627.374517374517" calcext:value-type="float">
            <text:p>627.37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4030" calcext:value-type="float">
            <text:p>4030</text:p>
          </table:table-cell>
          <table:table-cell table:formula="of:=(([.F128]/[.$F$2])*100)-100" office:value-type="float" office:value="55.5984555984556" calcext:value-type="float">
            <text:p>55.60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1195" calcext:value-type="float">
            <text:p>1195</text:p>
          </table:table-cell>
          <table:table-cell table:formula="of:=(([.F129]/[.$F$2])*100)-100" office:value-type="float" office:value="-53.8610038610039" calcext:value-type="float">
            <text:p>-53.86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1288" calcext:value-type="float">
            <text:p>1288</text:p>
          </table:table-cell>
          <table:table-cell table:formula="of:=(([.F130]/[.$F$2])*100)-100" office:value-type="float" office:value="-50.2702702702703" calcext:value-type="float">
            <text:p>-50.27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22815" calcext:value-type="float">
            <text:p>22815</text:p>
          </table:table-cell>
          <table:table-cell table:formula="of:=(([.F131]/[.$F$2])*100)-100" office:value-type="float" office:value="780.888030888031" calcext:value-type="float">
            <text:p>780.89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6323" calcext:value-type="float">
            <text:p>6323</text:p>
          </table:table-cell>
          <table:table-cell table:formula="of:=(([.F132]/[.$F$2])*100)-100" office:value-type="float" office:value="144.131274131274" calcext:value-type="float">
            <text:p>144.13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23032" calcext:value-type="float">
            <text:p>23032</text:p>
          </table:table-cell>
          <table:table-cell table:formula="of:=(([.F133]/[.$F$2])*100)-100" office:value-type="float" office:value="789.266409266409" calcext:value-type="float">
            <text:p>789.27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2413" calcext:value-type="float">
            <text:p>2413</text:p>
          </table:table-cell>
          <table:table-cell table:formula="of:=(([.F134]/[.$F$2])*100)-100" office:value-type="float" office:value="-6.83397683397683" calcext:value-type="float">
            <text:p>-6.83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10795" calcext:value-type="float">
            <text:p>10795</text:p>
          </table:table-cell>
          <table:table-cell table:formula="of:=(([.F135]/[.$F$2])*100)-100" office:value-type="float" office:value="316.795366795367" calcext:value-type="float">
            <text:p>316.80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6375" calcext:value-type="float">
            <text:p>6375</text:p>
          </table:table-cell>
          <table:table-cell table:formula="of:=(([.F136]/[.$F$2])*100)-100" office:value-type="float" office:value="146.138996138996" calcext:value-type="float">
            <text:p>146.14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1377" calcext:value-type="float">
            <text:p>1377</text:p>
          </table:table-cell>
          <table:table-cell table:formula="of:=(([.F137]/[.$F$2])*100)-100" office:value-type="float" office:value="-46.8339768339768" calcext:value-type="float">
            <text:p>-46.83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914" calcext:value-type="float">
            <text:p>914</text:p>
          </table:table-cell>
          <table:table-cell table:formula="of:=(([.F138]/[.$F$2])*100)-100" office:value-type="float" office:value="-64.7104247104247" calcext:value-type="float">
            <text:p>-64.71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2871" calcext:value-type="float">
            <text:p>2871</text:p>
          </table:table-cell>
          <table:table-cell table:formula="of:=(([.F139]/[.$F$2])*100)-100" office:value-type="float" office:value="10.8494208494208" calcext:value-type="float">
            <text:p>10.85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1180" calcext:value-type="float">
            <text:p>1180</text:p>
          </table:table-cell>
          <table:table-cell table:formula="of:=(([.F140]/[.$F$2])*100)-100" office:value-type="float" office:value="-54.4401544401544" calcext:value-type="float">
            <text:p>-54.44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961" calcext:value-type="float">
            <text:p>961</text:p>
          </table:table-cell>
          <table:table-cell table:formula="of:=(([.F141]/[.$F$2])*100)-100" office:value-type="float" office:value="-62.8957528957529" calcext:value-type="float">
            <text:p>-62.90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17591" calcext:value-type="float">
            <text:p>17591</text:p>
          </table:table-cell>
          <table:table-cell table:formula="of:=(([.F142]/[.$F$2])*100)-100" office:value-type="float" office:value="579.189189189189" calcext:value-type="float">
            <text:p>579.19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1714" calcext:value-type="float">
            <text:p>1714</text:p>
          </table:table-cell>
          <table:table-cell table:formula="of:=(([.F143]/[.$F$2])*100)-100" office:value-type="float" office:value="-33.8223938223938" calcext:value-type="float">
            <text:p>-33.82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1715" calcext:value-type="float">
            <text:p>1715</text:p>
          </table:table-cell>
          <table:table-cell table:formula="of:=(([.F144]/[.$F$2])*100)-100" office:value-type="float" office:value="-33.7837837837838" calcext:value-type="float">
            <text:p>-33.78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16599" calcext:value-type="float">
            <text:p>16599</text:p>
          </table:table-cell>
          <table:table-cell table:formula="of:=(([.F145]/[.$F$2])*100)-100" office:value-type="float" office:value="540.888030888031" calcext:value-type="float">
            <text:p>540.89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3964" calcext:value-type="float">
            <text:p>3964</text:p>
          </table:table-cell>
          <table:table-cell table:formula="of:=(([.F146]/[.$F$2])*100)-100" office:value-type="float" office:value="53.0501930501931" calcext:value-type="float">
            <text:p>53.05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4839" calcext:value-type="float">
            <text:p>4839</text:p>
          </table:table-cell>
          <table:table-cell table:formula="of:=(([.F147]/[.$F$2])*100)-100" office:value-type="float" office:value="86.8339768339768" calcext:value-type="float">
            <text:p>86.83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8307" calcext:value-type="float">
            <text:p>8307</text:p>
          </table:table-cell>
          <table:table-cell table:formula="of:=(([.F148]/[.$F$2])*100)-100" office:value-type="float" office:value="220.733590733591" calcext:value-type="float">
            <text:p>220.73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15770" calcext:value-type="float">
            <text:p>15770</text:p>
          </table:table-cell>
          <table:table-cell table:formula="of:=(([.F149]/[.$F$2])*100)-100" office:value-type="float" office:value="508.880308880309" calcext:value-type="float">
            <text:p>508.88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21794" calcext:value-type="float">
            <text:p>21794</text:p>
          </table:table-cell>
          <table:table-cell table:formula="of:=(([.F150]/[.$F$2])*100)-100" office:value-type="float" office:value="741.467181467182" calcext:value-type="float">
            <text:p>741.47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2847" calcext:value-type="float">
            <text:p>2847</text:p>
          </table:table-cell>
          <table:table-cell table:formula="of:=(([.F151]/[.$F$2])*100)-100" office:value-type="float" office:value="9.92277992277992" calcext:value-type="float">
            <text:p>9.92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9571" calcext:value-type="float">
            <text:p>9571</text:p>
          </table:table-cell>
          <table:table-cell table:formula="of:=(([.F152]/[.$F$2])*100)-100" office:value-type="float" office:value="269.53667953668" calcext:value-type="float">
            <text:p>269.54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2426" calcext:value-type="float">
            <text:p>2426</text:p>
          </table:table-cell>
          <table:table-cell table:formula="of:=(([.F153]/[.$F$2])*100)-100" office:value-type="float" office:value="-6.33204633204633" calcext:value-type="float">
            <text:p>-6.33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1604" calcext:value-type="float">
            <text:p>1604</text:p>
          </table:table-cell>
          <table:table-cell table:formula="of:=(([.F154]/[.$F$2])*100)-100" office:value-type="float" office:value="-38.0694980694981" calcext:value-type="float">
            <text:p>-38.07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4708" calcext:value-type="float">
            <text:p>4708</text:p>
          </table:table-cell>
          <table:table-cell table:formula="of:=(([.F155]/[.$F$2])*100)-100" office:value-type="float" office:value="81.7760617760618" calcext:value-type="float">
            <text:p>81.78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21902" calcext:value-type="float">
            <text:p>21902</text:p>
          </table:table-cell>
          <table:table-cell table:formula="of:=(([.F156]/[.$F$2])*100)-100" office:value-type="float" office:value="745.637065637066" calcext:value-type="float">
            <text:p>745.64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25233" calcext:value-type="float">
            <text:p>25233</text:p>
          </table:table-cell>
          <table:table-cell table:formula="of:=(([.F157]/[.$F$2])*100)-100" office:value-type="float" office:value="874.247104247104" calcext:value-type="float">
            <text:p>874.25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7623" calcext:value-type="float">
            <text:p>7623</text:p>
          </table:table-cell>
          <table:table-cell table:formula="of:=(([.F158]/[.$F$2])*100)-100" office:value-type="float" office:value="194.324324324324" calcext:value-type="float">
            <text:p>194.32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1078" calcext:value-type="float">
            <text:p>1078</text:p>
          </table:table-cell>
          <table:table-cell table:formula="of:=(([.F159]/[.$F$2])*100)-100" office:value-type="float" office:value="-58.3783783783784" calcext:value-type="float">
            <text:p>-58.38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4016" calcext:value-type="float">
            <text:p>4016</text:p>
          </table:table-cell>
          <table:table-cell table:formula="of:=(([.F160]/[.$F$2])*100)-100" office:value-type="float" office:value="55.0579150579151" calcext:value-type="float">
            <text:p>55.06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9445" calcext:value-type="float">
            <text:p>9445</text:p>
          </table:table-cell>
          <table:table-cell table:formula="of:=(([.F161]/[.$F$2])*100)-100" office:value-type="float" office:value="264.671814671815" calcext:value-type="float">
            <text:p>264.67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2415" calcext:value-type="float">
            <text:p>2415</text:p>
          </table:table-cell>
          <table:table-cell table:formula="of:=(([.F162]/[.$F$2])*100)-100" office:value-type="float" office:value="-6.75675675675676" calcext:value-type="float">
            <text:p>-6.76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7457" calcext:value-type="float">
            <text:p>7457</text:p>
          </table:table-cell>
          <table:table-cell table:formula="of:=(([.F163]/[.$F$2])*100)-100" office:value-type="float" office:value="187.915057915058" calcext:value-type="float">
            <text:p>187.92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5206" calcext:value-type="float">
            <text:p>5206</text:p>
          </table:table-cell>
          <table:table-cell table:formula="of:=(([.F164]/[.$F$2])*100)-100" office:value-type="float" office:value="101.003861003861" calcext:value-type="float">
            <text:p>101.00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1229" calcext:value-type="float">
            <text:p>1229</text:p>
          </table:table-cell>
          <table:table-cell table:formula="of:=(([.F165]/[.$F$2])*100)-100" office:value-type="float" office:value="-52.5482625482626" calcext:value-type="float">
            <text:p>-52.55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1119" calcext:value-type="float">
            <text:p>1119</text:p>
          </table:table-cell>
          <table:table-cell table:formula="of:=(([.F166]/[.$F$2])*100)-100" office:value-type="float" office:value="-56.7953667953668" calcext:value-type="float">
            <text:p>-56.80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16644" calcext:value-type="float">
            <text:p>16644</text:p>
          </table:table-cell>
          <table:table-cell table:formula="of:=(([.F167]/[.$F$2])*100)-100" office:value-type="float" office:value="542.625482625483" calcext:value-type="float">
            <text:p>542.63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2970" calcext:value-type="float">
            <text:p>2970</text:p>
          </table:table-cell>
          <table:table-cell table:formula="of:=(([.F168]/[.$F$2])*100)-100" office:value-type="float" office:value="14.6718146718147" calcext:value-type="float">
            <text:p>14.67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1940" calcext:value-type="float">
            <text:p>1940</text:p>
          </table:table-cell>
          <table:table-cell table:formula="of:=(([.F169]/[.$F$2])*100)-100" office:value-type="float" office:value="-25.0965250965251" calcext:value-type="float">
            <text:p>-25.10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14674" calcext:value-type="float">
            <text:p>14674</text:p>
          </table:table-cell>
          <table:table-cell table:formula="of:=(([.F170]/[.$F$2])*100)-100" office:value-type="float" office:value="466.563706563707" calcext:value-type="float">
            <text:p>466.56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3421" calcext:value-type="float">
            <text:p>3421</text:p>
          </table:table-cell>
          <table:table-cell table:formula="of:=(([.F171]/[.$F$2])*100)-100" office:value-type="float" office:value="32.0849420849421" calcext:value-type="float">
            <text:p>32.08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25390" calcext:value-type="float">
            <text:p>25390</text:p>
          </table:table-cell>
          <table:table-cell table:formula="of:=(([.F172]/[.$F$2])*100)-100" office:value-type="float" office:value="880.30888030888" calcext:value-type="float">
            <text:p>880.31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23977" calcext:value-type="float">
            <text:p>23977</text:p>
          </table:table-cell>
          <table:table-cell table:formula="of:=(([.F173]/[.$F$2])*100)-100" office:value-type="float" office:value="825.752895752896" calcext:value-type="float">
            <text:p>825.75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1569" calcext:value-type="float">
            <text:p>1569</text:p>
          </table:table-cell>
          <table:table-cell table:formula="of:=(([.F174]/[.$F$2])*100)-100" office:value-type="float" office:value="-39.4208494208494" calcext:value-type="float">
            <text:p>-39.42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25021" calcext:value-type="float">
            <text:p>25021</text:p>
          </table:table-cell>
          <table:table-cell table:formula="of:=(([.F175]/[.$F$2])*100)-100" office:value-type="float" office:value="866.061776061776" calcext:value-type="float">
            <text:p>866.06</text:p>
          </table:table-cell>
        </table:table-row>
      </table:table>
      <table:table table:name="sample08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08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25973" calcext:value-type="float">
            <text:p>2597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28014" calcext:value-type="float">
            <text:p>28014</text:p>
          </table:table-cell>
          <table:table-cell table:style-name="ce6" table:formula="of:=(([.F3]/[.F2])*100)-100" office:value-type="float" office:value="7.8581603973357" calcext:value-type="float">
            <text:p>7.86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7983" calcext:value-type="float">
            <text:p>7983</text:p>
          </table:table-cell>
          <table:table-cell table:formula="of:=(([.F4]/[.$F$2])*100)-100" office:value-type="float" office:value="-69.2642359373195" calcext:value-type="float">
            <text:p>-69.26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32171" calcext:value-type="float">
            <text:p>32171</text:p>
          </table:table-cell>
          <table:table-cell table:formula="of:=(([.F5]/[.$F$2])*100)-100" office:value-type="float" office:value="23.8632425980826" calcext:value-type="float">
            <text:p>23.86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31846" calcext:value-type="float">
            <text:p>31846</text:p>
          </table:table-cell>
          <table:table-cell table:formula="of:=(([.F6]/[.$F$2])*100)-100" office:value-type="float" office:value="22.6119431717553" calcext:value-type="float">
            <text:p>22.61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5786" calcext:value-type="float">
            <text:p>5786</text:p>
          </table:table-cell>
          <table:table-cell table:formula="of:=(([.F7]/[.$F$2])*100)-100" office:value-type="float" office:value="-77.7230200592923" calcext:value-type="float">
            <text:p>-77.72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32125" calcext:value-type="float">
            <text:p>32125</text:p>
          </table:table-cell>
          <table:table-cell table:formula="of:=(([.F8]/[.$F$2])*100)-100" office:value-type="float" office:value="23.6861356023563" calcext:value-type="float">
            <text:p>23.69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32154" calcext:value-type="float">
            <text:p>32154</text:p>
          </table:table-cell>
          <table:table-cell table:formula="of:=(([.F9]/[.$F$2])*100)-100" office:value-type="float" office:value="23.7977900127055" calcext:value-type="float">
            <text:p>23.80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32207" calcext:value-type="float">
            <text:p>32207</text:p>
          </table:table-cell>
          <table:table-cell table:formula="of:=(([.F10]/[.$F$2])*100)-100" office:value-type="float" office:value="24.0018480729989" calcext:value-type="float">
            <text:p>24.00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32119" calcext:value-type="float">
            <text:p>32119</text:p>
          </table:table-cell>
          <table:table-cell table:formula="of:=(([.F11]/[.$F$2])*100)-100" office:value-type="float" office:value="23.6630346898703" calcext:value-type="float">
            <text:p>23.66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32039" calcext:value-type="float">
            <text:p>32039</text:p>
          </table:table-cell>
          <table:table-cell table:formula="of:=(([.F12]/[.$F$2])*100)-100" office:value-type="float" office:value="23.3550225233897" calcext:value-type="float">
            <text:p>23.36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31116" calcext:value-type="float">
            <text:p>31116</text:p>
          </table:table-cell>
          <table:table-cell table:formula="of:=(([.F13]/[.$F$2])*100)-100" office:value-type="float" office:value="19.80133215262" calcext:value-type="float">
            <text:p>19.80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28482" calcext:value-type="float">
            <text:p>28482</text:p>
          </table:table-cell>
          <table:table-cell table:formula="of:=(([.F14]/[.$F$2])*100)-100" office:value-type="float" office:value="9.66003157124706" calcext:value-type="float">
            <text:p>9.66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9772" calcext:value-type="float">
            <text:p>9772</text:p>
          </table:table-cell>
          <table:table-cell table:formula="of:=(([.F15]/[.$F$2])*100)-100" office:value-type="float" office:value="-62.3763138643976" calcext:value-type="float">
            <text:p>-62.38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31187" calcext:value-type="float">
            <text:p>31187</text:p>
          </table:table-cell>
          <table:table-cell table:formula="of:=(([.F16]/[.$F$2])*100)-100" office:value-type="float" office:value="20.0746929503715" calcext:value-type="float">
            <text:p>20.07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25478" calcext:value-type="float">
            <text:p>25478</text:p>
          </table:table-cell>
          <table:table-cell table:formula="of:=(([.F17]/[.$F$2])*100)-100" office:value-type="float" office:value="-1.90582528009855" calcext:value-type="float">
            <text:p>-1.91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26338" calcext:value-type="float">
            <text:p>26338</text:p>
          </table:table-cell>
          <table:table-cell table:formula="of:=(([.F18]/[.$F$2])*100)-100" office:value-type="float" office:value="1.40530550956764" calcext:value-type="float">
            <text:p>1.41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32180" calcext:value-type="float">
            <text:p>32180</text:p>
          </table:table-cell>
          <table:table-cell table:formula="of:=(([.F19]/[.$F$2])*100)-100" office:value-type="float" office:value="23.8978939668117" calcext:value-type="float">
            <text:p>23.90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31793" calcext:value-type="float">
            <text:p>31793</text:p>
          </table:table-cell>
          <table:table-cell table:formula="of:=(([.F20]/[.$F$2])*100)-100" office:value-type="float" office:value="22.4078851114619" calcext:value-type="float">
            <text:p>22.41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32203" calcext:value-type="float">
            <text:p>32203</text:p>
          </table:table-cell>
          <table:table-cell table:formula="of:=(([.F21]/[.$F$2])*100)-100" office:value-type="float" office:value="23.9864474646749" calcext:value-type="float">
            <text:p>23.99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32081" calcext:value-type="float">
            <text:p>32081</text:p>
          </table:table-cell>
          <table:table-cell table:formula="of:=(([.F22]/[.$F$2])*100)-100" office:value-type="float" office:value="23.516728910792" calcext:value-type="float">
            <text:p>23.52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32105" calcext:value-type="float">
            <text:p>32105</text:p>
          </table:table-cell>
          <table:table-cell table:formula="of:=(([.F23]/[.$F$2])*100)-100" office:value-type="float" office:value="23.6091325607362" calcext:value-type="float">
            <text:p>23.61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32166" calcext:value-type="float">
            <text:p>32166</text:p>
          </table:table-cell>
          <table:table-cell table:formula="of:=(([.F24]/[.$F$2])*100)-100" office:value-type="float" office:value="23.8439918376776" calcext:value-type="float">
            <text:p>23.84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12918" calcext:value-type="float">
            <text:p>12918</text:p>
          </table:table-cell>
          <table:table-cell table:formula="of:=(([.F25]/[.$F$2])*100)-100" office:value-type="float" office:value="-50.263735417549" calcext:value-type="float">
            <text:p>-50.26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31805" calcext:value-type="float">
            <text:p>31805</text:p>
          </table:table-cell>
          <table:table-cell table:formula="of:=(([.F26]/[.$F$2])*100)-100" office:value-type="float" office:value="22.454086936434" calcext:value-type="float">
            <text:p>22.45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12137" calcext:value-type="float">
            <text:p>12137</text:p>
          </table:table-cell>
          <table:table-cell table:formula="of:=(([.F27]/[.$F$2])*100)-100" office:value-type="float" office:value="-53.2707041928156" calcext:value-type="float">
            <text:p>-53.27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31769" calcext:value-type="float">
            <text:p>31769</text:p>
          </table:table-cell>
          <table:table-cell table:formula="of:=(([.F28]/[.$F$2])*100)-100" office:value-type="float" office:value="22.3154814615177" calcext:value-type="float">
            <text:p>22.32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31905" calcext:value-type="float">
            <text:p>31905</text:p>
          </table:table-cell>
          <table:table-cell table:formula="of:=(([.F29]/[.$F$2])*100)-100" office:value-type="float" office:value="22.8391021445347" calcext:value-type="float">
            <text:p>22.84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32082" calcext:value-type="float">
            <text:p>32082</text:p>
          </table:table-cell>
          <table:table-cell table:formula="of:=(([.F30]/[.$F$2])*100)-100" office:value-type="float" office:value="23.520579062873" calcext:value-type="float">
            <text:p>23.52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30412" calcext:value-type="float">
            <text:p>30412</text:p>
          </table:table-cell>
          <table:table-cell table:formula="of:=(([.F31]/[.$F$2])*100)-100" office:value-type="float" office:value="17.090825087591" calcext:value-type="float">
            <text:p>17.09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21468" calcext:value-type="float">
            <text:p>21468</text:p>
          </table:table-cell>
          <table:table-cell table:formula="of:=(([.F32]/[.$F$2])*100)-100" office:value-type="float" office:value="-17.3449351249374" calcext:value-type="float">
            <text:p>-17.34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32244" calcext:value-type="float">
            <text:p>32244</text:p>
          </table:table-cell>
          <table:table-cell table:formula="of:=(([.F33]/[.$F$2])*100)-100" office:value-type="float" office:value="24.1443036999961" calcext:value-type="float">
            <text:p>24.14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2810" calcext:value-type="float">
            <text:p>2810</text:p>
          </table:table-cell>
          <table:table-cell table:formula="of:=(([.F34]/[.$F$2])*100)-100" office:value-type="float" office:value="-89.1810726523698" calcext:value-type="float">
            <text:p>-89.18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18233" calcext:value-type="float">
            <text:p>18233</text:p>
          </table:table-cell>
          <table:table-cell table:formula="of:=(([.F35]/[.$F$2])*100)-100" office:value-type="float" office:value="-29.8001771069957" calcext:value-type="float">
            <text:p>-29.80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23091" calcext:value-type="float">
            <text:p>23091</text:p>
          </table:table-cell>
          <table:table-cell table:formula="of:=(([.F36]/[.$F$2])*100)-100" office:value-type="float" office:value="-11.0961382974628" calcext:value-type="float">
            <text:p>-11.10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32170" calcext:value-type="float">
            <text:p>32170</text:p>
          </table:table-cell>
          <table:table-cell table:formula="of:=(([.F37]/[.$F$2])*100)-100" office:value-type="float" office:value="23.8593924460016" calcext:value-type="float">
            <text:p>23.86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32114" calcext:value-type="float">
            <text:p>32114</text:p>
          </table:table-cell>
          <table:table-cell table:formula="of:=(([.F38]/[.$F$2])*100)-100" office:value-type="float" office:value="23.6437839294652" calcext:value-type="float">
            <text:p>23.64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32110" calcext:value-type="float">
            <text:p>32110</text:p>
          </table:table-cell>
          <table:table-cell table:formula="of:=(([.F39]/[.$F$2])*100)-100" office:value-type="float" office:value="23.6283833211412" calcext:value-type="float">
            <text:p>23.63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32024" calcext:value-type="float">
            <text:p>32024</text:p>
          </table:table-cell>
          <table:table-cell table:formula="of:=(([.F40]/[.$F$2])*100)-100" office:value-type="float" office:value="23.2972702421746" calcext:value-type="float">
            <text:p>23.30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31659" calcext:value-type="float">
            <text:p>31659</text:p>
          </table:table-cell>
          <table:table-cell table:formula="of:=(([.F41]/[.$F$2])*100)-100" office:value-type="float" office:value="21.8919647326069" calcext:value-type="float">
            <text:p>21.89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29854" calcext:value-type="float">
            <text:p>29854</text:p>
          </table:table-cell>
          <table:table-cell table:formula="of:=(([.F42]/[.$F$2])*100)-100" office:value-type="float" office:value="14.942440226389" calcext:value-type="float">
            <text:p>14.94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32101" calcext:value-type="float">
            <text:p>32101</text:p>
          </table:table-cell>
          <table:table-cell table:formula="of:=(([.F43]/[.$F$2])*100)-100" office:value-type="float" office:value="23.5937319524121" calcext:value-type="float">
            <text:p>23.59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32166" calcext:value-type="float">
            <text:p>32166</text:p>
          </table:table-cell>
          <table:table-cell table:formula="of:=(([.F44]/[.$F$2])*100)-100" office:value-type="float" office:value="23.8439918376776" calcext:value-type="float">
            <text:p>23.84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29103" calcext:value-type="float">
            <text:p>29103</text:p>
          </table:table-cell>
          <table:table-cell table:formula="of:=(([.F45]/[.$F$2])*100)-100" office:value-type="float" office:value="12.0509760135525" calcext:value-type="float">
            <text:p>12.05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32011" calcext:value-type="float">
            <text:p>32011</text:p>
          </table:table-cell>
          <table:table-cell table:formula="of:=(([.F46]/[.$F$2])*100)-100" office:value-type="float" office:value="23.2472182651215" calcext:value-type="float">
            <text:p>23.25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31558" calcext:value-type="float">
            <text:p>31558</text:p>
          </table:table-cell>
          <table:table-cell table:formula="of:=(([.F47]/[.$F$2])*100)-100" office:value-type="float" office:value="21.5030993724252" calcext:value-type="float">
            <text:p>21.50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30774" calcext:value-type="float">
            <text:p>30774</text:p>
          </table:table-cell>
          <table:table-cell table:formula="of:=(([.F48]/[.$F$2])*100)-100" office:value-type="float" office:value="18.4845801409156" calcext:value-type="float">
            <text:p>18.48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32036" calcext:value-type="float">
            <text:p>32036</text:p>
          </table:table-cell>
          <table:table-cell table:formula="of:=(([.F49]/[.$F$2])*100)-100" office:value-type="float" office:value="23.3434720671466" calcext:value-type="float">
            <text:p>23.34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29505" calcext:value-type="float">
            <text:p>29505</text:p>
          </table:table-cell>
          <table:table-cell table:formula="of:=(([.F50]/[.$F$2])*100)-100" office:value-type="float" office:value="13.5987371501174" calcext:value-type="float">
            <text:p>13.60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32287" calcext:value-type="float">
            <text:p>32287</text:p>
          </table:table-cell>
          <table:table-cell table:formula="of:=(([.F51]/[.$F$2])*100)-100" office:value-type="float" office:value="24.3098602394794" calcext:value-type="float">
            <text:p>24.31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32071" calcext:value-type="float">
            <text:p>32071</text:p>
          </table:table-cell>
          <table:table-cell table:formula="of:=(([.F52]/[.$F$2])*100)-100" office:value-type="float" office:value="23.4782273899819" calcext:value-type="float">
            <text:p>23.48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32050" calcext:value-type="float">
            <text:p>32050</text:p>
          </table:table-cell>
          <table:table-cell table:formula="of:=(([.F53]/[.$F$2])*100)-100" office:value-type="float" office:value="23.3973741962808" calcext:value-type="float">
            <text:p>23.40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32148" calcext:value-type="float">
            <text:p>32148</text:p>
          </table:table-cell>
          <table:table-cell table:formula="of:=(([.F54]/[.$F$2])*100)-100" office:value-type="float" office:value="23.7746891002194" calcext:value-type="float">
            <text:p>23.77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32258" calcext:value-type="float">
            <text:p>32258</text:p>
          </table:table-cell>
          <table:table-cell table:formula="of:=(([.F55]/[.$F$2])*100)-100" office:value-type="float" office:value="24.1982058291303" calcext:value-type="float">
            <text:p>24.20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32139" calcext:value-type="float">
            <text:p>32139</text:p>
          </table:table-cell>
          <table:table-cell table:formula="of:=(([.F56]/[.$F$2])*100)-100" office:value-type="float" office:value="23.7400377314904" calcext:value-type="float">
            <text:p>23.74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31470" calcext:value-type="float">
            <text:p>31470</text:p>
          </table:table-cell>
          <table:table-cell table:formula="of:=(([.F57]/[.$F$2])*100)-100" office:value-type="float" office:value="21.1642859892966" calcext:value-type="float">
            <text:p>21.16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32086" calcext:value-type="float">
            <text:p>32086</text:p>
          </table:table-cell>
          <table:table-cell table:formula="of:=(([.F58]/[.$F$2])*100)-100" office:value-type="float" office:value="23.535979671197" calcext:value-type="float">
            <text:p>23.54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32095" calcext:value-type="float">
            <text:p>32095</text:p>
          </table:table-cell>
          <table:table-cell table:formula="of:=(([.F59]/[.$F$2])*100)-100" office:value-type="float" office:value="23.5706310399261" calcext:value-type="float">
            <text:p>23.57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32004" calcext:value-type="float">
            <text:p>32004</text:p>
          </table:table-cell>
          <table:table-cell table:formula="of:=(([.F60]/[.$F$2])*100)-100" office:value-type="float" office:value="23.2202672005544" calcext:value-type="float">
            <text:p>23.22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30960" calcext:value-type="float">
            <text:p>30960</text:p>
          </table:table-cell>
          <table:table-cell table:formula="of:=(([.F61]/[.$F$2])*100)-100" office:value-type="float" office:value="19.2007084279829" calcext:value-type="float">
            <text:p>19.20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31993" calcext:value-type="float">
            <text:p>31993</text:p>
          </table:table-cell>
          <table:table-cell table:formula="of:=(([.F62]/[.$F$2])*100)-100" office:value-type="float" office:value="23.1779155276633" calcext:value-type="float">
            <text:p>23.18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32001" calcext:value-type="float">
            <text:p>32001</text:p>
          </table:table-cell>
          <table:table-cell table:formula="of:=(([.F63]/[.$F$2])*100)-100" office:value-type="float" office:value="23.2087167443114" calcext:value-type="float">
            <text:p>23.21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32111" calcext:value-type="float">
            <text:p>32111</text:p>
          </table:table-cell>
          <table:table-cell table:formula="of:=(([.F64]/[.$F$2])*100)-100" office:value-type="float" office:value="23.6322334732222" calcext:value-type="float">
            <text:p>23.63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32119" calcext:value-type="float">
            <text:p>32119</text:p>
          </table:table-cell>
          <table:table-cell table:formula="of:=(([.F65]/[.$F$2])*100)-100" office:value-type="float" office:value="23.6630346898703" calcext:value-type="float">
            <text:p>23.66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31579" calcext:value-type="float">
            <text:p>31579</text:p>
          </table:table-cell>
          <table:table-cell table:formula="of:=(([.F66]/[.$F$2])*100)-100" office:value-type="float" office:value="21.5839525661264" calcext:value-type="float">
            <text:p>21.58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26349" calcext:value-type="float">
            <text:p>26349</text:p>
          </table:table-cell>
          <table:table-cell table:formula="of:=(([.F67]/[.$F$2])*100)-100" office:value-type="float" office:value="1.44765718245871" calcext:value-type="float">
            <text:p>1.45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30276" calcext:value-type="float">
            <text:p>30276</text:p>
          </table:table-cell>
          <table:table-cell table:formula="of:=(([.F68]/[.$F$2])*100)-100" office:value-type="float" office:value="16.567204404574" calcext:value-type="float">
            <text:p>16.57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31452" calcext:value-type="float">
            <text:p>31452</text:p>
          </table:table-cell>
          <table:table-cell table:formula="of:=(([.F69]/[.$F$2])*100)-100" office:value-type="float" office:value="21.0949832518385" calcext:value-type="float">
            <text:p>21.09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30430" calcext:value-type="float">
            <text:p>30430</text:p>
          </table:table-cell>
          <table:table-cell table:formula="of:=(([.F70]/[.$F$2])*100)-100" office:value-type="float" office:value="17.1601278250491" calcext:value-type="float">
            <text:p>17.16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32233" calcext:value-type="float">
            <text:p>32233</text:p>
          </table:table-cell>
          <table:table-cell table:formula="of:=(([.F71]/[.$F$2])*100)-100" office:value-type="float" office:value="24.1019520271051" calcext:value-type="float">
            <text:p>24.10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31413" calcext:value-type="float">
            <text:p>31413</text:p>
          </table:table-cell>
          <table:table-cell table:formula="of:=(([.F72]/[.$F$2])*100)-100" office:value-type="float" office:value="20.9448273206792" calcext:value-type="float">
            <text:p>20.94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30872" calcext:value-type="float">
            <text:p>30872</text:p>
          </table:table-cell>
          <table:table-cell table:formula="of:=(([.F73]/[.$F$2])*100)-100" office:value-type="float" office:value="18.8618950448543" calcext:value-type="float">
            <text:p>18.86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4418" calcext:value-type="float">
            <text:p>4418</text:p>
          </table:table-cell>
          <table:table-cell table:formula="of:=(([.F74]/[.$F$2])*100)-100" office:value-type="float" office:value="-82.9900281061102" calcext:value-type="float">
            <text:p>-82.99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28382" calcext:value-type="float">
            <text:p>28382</text:p>
          </table:table-cell>
          <table:table-cell table:formula="of:=(([.F75]/[.$F$2])*100)-100" office:value-type="float" office:value="9.27501636314634" calcext:value-type="float">
            <text:p>9.28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9072" calcext:value-type="float">
            <text:p>9072</text:p>
          </table:table-cell>
          <table:table-cell table:formula="of:=(([.F76]/[.$F$2])*100)-100" office:value-type="float" office:value="-65.0714203211027" calcext:value-type="float">
            <text:p>-65.07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32069" calcext:value-type="float">
            <text:p>32069</text:p>
          </table:table-cell>
          <table:table-cell table:formula="of:=(([.F77]/[.$F$2])*100)-100" office:value-type="float" office:value="23.4705270858199" calcext:value-type="float">
            <text:p>23.47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32032" calcext:value-type="float">
            <text:p>32032</text:p>
          </table:table-cell>
          <table:table-cell table:formula="of:=(([.F78]/[.$F$2])*100)-100" office:value-type="float" office:value="23.3280714588226" calcext:value-type="float">
            <text:p>23.33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5044" calcext:value-type="float">
            <text:p>5044</text:p>
          </table:table-cell>
          <table:table-cell table:formula="of:=(([.F79]/[.$F$2])*100)-100" office:value-type="float" office:value="-80.5798329033997" calcext:value-type="float">
            <text:p>-80.58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31990" calcext:value-type="float">
            <text:p>31990</text:p>
          </table:table-cell>
          <table:table-cell table:formula="of:=(([.F80]/[.$F$2])*100)-100" office:value-type="float" office:value="23.1663650714203" calcext:value-type="float">
            <text:p>23.17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32165" calcext:value-type="float">
            <text:p>32165</text:p>
          </table:table-cell>
          <table:table-cell table:formula="of:=(([.F81]/[.$F$2])*100)-100" office:value-type="float" office:value="23.8401416855966" calcext:value-type="float">
            <text:p>23.84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31966" calcext:value-type="float">
            <text:p>31966</text:p>
          </table:table-cell>
          <table:table-cell table:formula="of:=(([.F82]/[.$F$2])*100)-100" office:value-type="float" office:value="23.0739614214762" calcext:value-type="float">
            <text:p>23.07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32065" calcext:value-type="float">
            <text:p>32065</text:p>
          </table:table-cell>
          <table:table-cell table:formula="of:=(([.F83]/[.$F$2])*100)-100" office:value-type="float" office:value="23.4551264774959" calcext:value-type="float">
            <text:p>23.46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31993" calcext:value-type="float">
            <text:p>31993</text:p>
          </table:table-cell>
          <table:table-cell table:formula="of:=(([.F84]/[.$F$2])*100)-100" office:value-type="float" office:value="23.1779155276633" calcext:value-type="float">
            <text:p>23.18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20101" calcext:value-type="float">
            <text:p>20101</text:p>
          </table:table-cell>
          <table:table-cell table:formula="of:=(([.F85]/[.$F$2])*100)-100" office:value-type="float" office:value="-22.6080930196743" calcext:value-type="float">
            <text:p>-22.61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29719" calcext:value-type="float">
            <text:p>29719</text:p>
          </table:table-cell>
          <table:table-cell table:formula="of:=(([.F86]/[.$F$2])*100)-100" office:value-type="float" office:value="14.422669695453" calcext:value-type="float">
            <text:p>14.42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32097" calcext:value-type="float">
            <text:p>32097</text:p>
          </table:table-cell>
          <table:table-cell table:formula="of:=(([.F87]/[.$F$2])*100)-100" office:value-type="float" office:value="23.5783313440881" calcext:value-type="float">
            <text:p>23.58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31633" calcext:value-type="float">
            <text:p>31633</text:p>
          </table:table-cell>
          <table:table-cell table:formula="of:=(([.F88]/[.$F$2])*100)-100" office:value-type="float" office:value="21.7918607785007" calcext:value-type="float">
            <text:p>21.79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31303" calcext:value-type="float">
            <text:p>31303</text:p>
          </table:table-cell>
          <table:table-cell table:formula="of:=(([.F89]/[.$F$2])*100)-100" office:value-type="float" office:value="20.5213105917684" calcext:value-type="float">
            <text:p>20.52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32166" calcext:value-type="float">
            <text:p>32166</text:p>
          </table:table-cell>
          <table:table-cell table:formula="of:=(([.F90]/[.$F$2])*100)-100" office:value-type="float" office:value="23.8439918376776" calcext:value-type="float">
            <text:p>23.84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32130" calcext:value-type="float">
            <text:p>32130</text:p>
          </table:table-cell>
          <table:table-cell table:formula="of:=(([.F91]/[.$F$2])*100)-100" office:value-type="float" office:value="23.7053863627613" calcext:value-type="float">
            <text:p>23.71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32049" calcext:value-type="float">
            <text:p>32049</text:p>
          </table:table-cell>
          <table:table-cell table:formula="of:=(([.F92]/[.$F$2])*100)-100" office:value-type="float" office:value="23.3935240441997" calcext:value-type="float">
            <text:p>23.39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28975" calcext:value-type="float">
            <text:p>28975</text:p>
          </table:table-cell>
          <table:table-cell table:formula="of:=(([.F93]/[.$F$2])*100)-100" office:value-type="float" office:value="11.5581565471836" calcext:value-type="float">
            <text:p>11.56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31938" calcext:value-type="float">
            <text:p>31938</text:p>
          </table:table-cell>
          <table:table-cell table:formula="of:=(([.F94]/[.$F$2])*100)-100" office:value-type="float" office:value="22.966157163208" calcext:value-type="float">
            <text:p>22.97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24268" calcext:value-type="float">
            <text:p>24268</text:p>
          </table:table-cell>
          <table:table-cell table:formula="of:=(([.F95]/[.$F$2])*100)-100" office:value-type="float" office:value="-6.56450929811727" calcext:value-type="float">
            <text:p>-6.56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32116" calcext:value-type="float">
            <text:p>32116</text:p>
          </table:table-cell>
          <table:table-cell table:formula="of:=(([.F96]/[.$F$2])*100)-100" office:value-type="float" office:value="23.6514842336272" calcext:value-type="float">
            <text:p>23.65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32201" calcext:value-type="float">
            <text:p>32201</text:p>
          </table:table-cell>
          <table:table-cell table:formula="of:=(([.F97]/[.$F$2])*100)-100" office:value-type="float" office:value="23.9787471605129" calcext:value-type="float">
            <text:p>23.98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32218" calcext:value-type="float">
            <text:p>32218</text:p>
          </table:table-cell>
          <table:table-cell table:formula="of:=(([.F98]/[.$F$2])*100)-100" office:value-type="float" office:value="24.04419974589" calcext:value-type="float">
            <text:p>24.04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32189" calcext:value-type="float">
            <text:p>32189</text:p>
          </table:table-cell>
          <table:table-cell table:formula="of:=(([.F99]/[.$F$2])*100)-100" office:value-type="float" office:value="23.9325453355407" calcext:value-type="float">
            <text:p>23.93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32225" calcext:value-type="float">
            <text:p>32225</text:p>
          </table:table-cell>
          <table:table-cell table:formula="of:=(([.F100]/[.$F$2])*100)-100" office:value-type="float" office:value="24.071150810457" calcext:value-type="float">
            <text:p>24.07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32198" calcext:value-type="float">
            <text:p>32198</text:p>
          </table:table-cell>
          <table:table-cell table:formula="of:=(([.F101]/[.$F$2])*100)-100" office:value-type="float" office:value="23.9671967042698" calcext:value-type="float">
            <text:p>23.97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31650" calcext:value-type="float">
            <text:p>31650</text:p>
          </table:table-cell>
          <table:table-cell table:formula="of:=(([.F102]/[.$F$2])*100)-100" office:value-type="float" office:value="21.8573133638779" calcext:value-type="float">
            <text:p>21.86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25251" calcext:value-type="float">
            <text:p>25251</text:p>
          </table:table-cell>
          <table:table-cell table:formula="of:=(([.F103]/[.$F$2])*100)-100" office:value-type="float" office:value="-2.77980980248719" calcext:value-type="float">
            <text:p>-2.78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30712" calcext:value-type="float">
            <text:p>30712</text:p>
          </table:table-cell>
          <table:table-cell table:formula="of:=(([.F104]/[.$F$2])*100)-100" office:value-type="float" office:value="18.2458707118931" calcext:value-type="float">
            <text:p>18.25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32139" calcext:value-type="float">
            <text:p>32139</text:p>
          </table:table-cell>
          <table:table-cell table:formula="of:=(([.F105]/[.$F$2])*100)-100" office:value-type="float" office:value="23.7400377314904" calcext:value-type="float">
            <text:p>23.74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31873" calcext:value-type="float">
            <text:p>31873</text:p>
          </table:table-cell>
          <table:table-cell table:formula="of:=(([.F106]/[.$F$2])*100)-100" office:value-type="float" office:value="22.7158972779425" calcext:value-type="float">
            <text:p>22.72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32203" calcext:value-type="float">
            <text:p>32203</text:p>
          </table:table-cell>
          <table:table-cell table:formula="of:=(([.F107]/[.$F$2])*100)-100" office:value-type="float" office:value="23.9864474646749" calcext:value-type="float">
            <text:p>23.99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32101" calcext:value-type="float">
            <text:p>32101</text:p>
          </table:table-cell>
          <table:table-cell table:formula="of:=(([.F108]/[.$F$2])*100)-100" office:value-type="float" office:value="23.5937319524121" calcext:value-type="float">
            <text:p>23.59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29193" calcext:value-type="float">
            <text:p>29193</text:p>
          </table:table-cell>
          <table:table-cell table:formula="of:=(([.F109]/[.$F$2])*100)-100" office:value-type="float" office:value="12.3974897008432" calcext:value-type="float">
            <text:p>12.40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11576" calcext:value-type="float">
            <text:p>11576</text:p>
          </table:table-cell>
          <table:table-cell table:formula="of:=(([.F110]/[.$F$2])*100)-100" office:value-type="float" office:value="-55.4306395102607" calcext:value-type="float">
            <text:p>-55.43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11137" calcext:value-type="float">
            <text:p>11137</text:p>
          </table:table-cell>
          <table:table-cell table:formula="of:=(([.F111]/[.$F$2])*100)-100" office:value-type="float" office:value="-57.1208562738228" calcext:value-type="float">
            <text:p>-57.12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5261" calcext:value-type="float">
            <text:p>5261</text:p>
          </table:table-cell>
          <table:table-cell table:formula="of:=(([.F112]/[.$F$2])*100)-100" office:value-type="float" office:value="-79.7443499018211" calcext:value-type="float">
            <text:p>-79.74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11968" calcext:value-type="float">
            <text:p>11968</text:p>
          </table:table-cell>
          <table:table-cell table:formula="of:=(([.F113]/[.$F$2])*100)-100" office:value-type="float" office:value="-53.9213798945058" calcext:value-type="float">
            <text:p>-53.92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32108" calcext:value-type="float">
            <text:p>32108</text:p>
          </table:table-cell>
          <table:table-cell table:formula="of:=(([.F114]/[.$F$2])*100)-100" office:value-type="float" office:value="23.6206830169792" calcext:value-type="float">
            <text:p>23.62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32164" calcext:value-type="float">
            <text:p>32164</text:p>
          </table:table-cell>
          <table:table-cell table:formula="of:=(([.F115]/[.$F$2])*100)-100" office:value-type="float" office:value="23.8362915335156" calcext:value-type="float">
            <text:p>23.84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32173" calcext:value-type="float">
            <text:p>32173</text:p>
          </table:table-cell>
          <table:table-cell table:formula="of:=(([.F116]/[.$F$2])*100)-100" office:value-type="float" office:value="23.8709429022446" calcext:value-type="float">
            <text:p>23.87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32131" calcext:value-type="float">
            <text:p>32131</text:p>
          </table:table-cell>
          <table:table-cell table:formula="of:=(([.F117]/[.$F$2])*100)-100" office:value-type="float" office:value="23.7092365148423" calcext:value-type="float">
            <text:p>23.71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31219" calcext:value-type="float">
            <text:p>31219</text:p>
          </table:table-cell>
          <table:table-cell table:formula="of:=(([.F118]/[.$F$2])*100)-100" office:value-type="float" office:value="20.1978978169638" calcext:value-type="float">
            <text:p>20.20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11965" calcext:value-type="float">
            <text:p>11965</text:p>
          </table:table-cell>
          <table:table-cell table:formula="of:=(([.F119]/[.$F$2])*100)-100" office:value-type="float" office:value="-53.9329303507489" calcext:value-type="float">
            <text:p>-53.93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13545" calcext:value-type="float">
            <text:p>13545</text:p>
          </table:table-cell>
          <table:table-cell table:formula="of:=(([.F120]/[.$F$2])*100)-100" office:value-type="float" office:value="-47.8496900627575" calcext:value-type="float">
            <text:p>-47.85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22502" calcext:value-type="float">
            <text:p>22502</text:p>
          </table:table-cell>
          <table:table-cell table:formula="of:=(([.F121]/[.$F$2])*100)-100" office:value-type="float" office:value="-13.363877873176" calcext:value-type="float">
            <text:p>-13.36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32232" calcext:value-type="float">
            <text:p>32232</text:p>
          </table:table-cell>
          <table:table-cell table:formula="of:=(([.F122]/[.$F$2])*100)-100" office:value-type="float" office:value="24.0981018750241" calcext:value-type="float">
            <text:p>24.10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32047" calcext:value-type="float">
            <text:p>32047</text:p>
          </table:table-cell>
          <table:table-cell table:formula="of:=(([.F123]/[.$F$2])*100)-100" office:value-type="float" office:value="23.3858237400377" calcext:value-type="float">
            <text:p>23.39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26059" calcext:value-type="float">
            <text:p>26059</text:p>
          </table:table-cell>
          <table:table-cell table:formula="of:=(([.F124]/[.$F$2])*100)-100" office:value-type="float" office:value="0.331113078966624" calcext:value-type="float">
            <text:p>0.33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27972" calcext:value-type="float">
            <text:p>27972</text:p>
          </table:table-cell>
          <table:table-cell table:formula="of:=(([.F125]/[.$F$2])*100)-100" office:value-type="float" office:value="7.69645400993339" calcext:value-type="float">
            <text:p>7.70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32072" calcext:value-type="float">
            <text:p>32072</text:p>
          </table:table-cell>
          <table:table-cell table:formula="of:=(([.F126]/[.$F$2])*100)-100" office:value-type="float" office:value="23.4820775420629" calcext:value-type="float">
            <text:p>23.48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32125" calcext:value-type="float">
            <text:p>32125</text:p>
          </table:table-cell>
          <table:table-cell table:formula="of:=(([.F127]/[.$F$2])*100)-100" office:value-type="float" office:value="23.6861356023563" calcext:value-type="float">
            <text:p>23.69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20398" calcext:value-type="float">
            <text:p>20398</text:p>
          </table:table-cell>
          <table:table-cell table:formula="of:=(([.F128]/[.$F$2])*100)-100" office:value-type="float" office:value="-21.4645978516151" calcext:value-type="float">
            <text:p>-21.46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32056" calcext:value-type="float">
            <text:p>32056</text:p>
          </table:table-cell>
          <table:table-cell table:formula="of:=(([.F129]/[.$F$2])*100)-100" office:value-type="float" office:value="23.4204751087668" calcext:value-type="float">
            <text:p>23.42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31444" calcext:value-type="float">
            <text:p>31444</text:p>
          </table:table-cell>
          <table:table-cell table:formula="of:=(([.F130]/[.$F$2])*100)-100" office:value-type="float" office:value="21.0641820351904" calcext:value-type="float">
            <text:p>21.06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32094" calcext:value-type="float">
            <text:p>32094</text:p>
          </table:table-cell>
          <table:table-cell table:formula="of:=(([.F131]/[.$F$2])*100)-100" office:value-type="float" office:value="23.5667808878451" calcext:value-type="float">
            <text:p>23.57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29038" calcext:value-type="float">
            <text:p>29038</text:p>
          </table:table-cell>
          <table:table-cell table:formula="of:=(([.F132]/[.$F$2])*100)-100" office:value-type="float" office:value="11.8007161282871" calcext:value-type="float">
            <text:p>11.80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32166" calcext:value-type="float">
            <text:p>32166</text:p>
          </table:table-cell>
          <table:table-cell table:formula="of:=(([.F133]/[.$F$2])*100)-100" office:value-type="float" office:value="23.8439918376776" calcext:value-type="float">
            <text:p>23.84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25465" calcext:value-type="float">
            <text:p>25465</text:p>
          </table:table-cell>
          <table:table-cell table:formula="of:=(([.F134]/[.$F$2])*100)-100" office:value-type="float" office:value="-1.95587725715166" calcext:value-type="float">
            <text:p>-1.96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32200" calcext:value-type="float">
            <text:p>32200</text:p>
          </table:table-cell>
          <table:table-cell table:formula="of:=(([.F135]/[.$F$2])*100)-100" office:value-type="float" office:value="23.9748970084318" calcext:value-type="float">
            <text:p>23.97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32129" calcext:value-type="float">
            <text:p>32129</text:p>
          </table:table-cell>
          <table:table-cell table:formula="of:=(([.F136]/[.$F$2])*100)-100" office:value-type="float" office:value="23.7015362106803" calcext:value-type="float">
            <text:p>23.70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14689" calcext:value-type="float">
            <text:p>14689</text:p>
          </table:table-cell>
          <table:table-cell table:formula="of:=(([.F137]/[.$F$2])*100)-100" office:value-type="float" office:value="-43.4451160820852" calcext:value-type="float">
            <text:p>-43.45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20890" calcext:value-type="float">
            <text:p>20890</text:p>
          </table:table-cell>
          <table:table-cell table:formula="of:=(([.F138]/[.$F$2])*100)-100" office:value-type="float" office:value="-19.5703230277596" calcext:value-type="float">
            <text:p>-19.57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13891" calcext:value-type="float">
            <text:p>13891</text:p>
          </table:table-cell>
          <table:table-cell table:formula="of:=(([.F139]/[.$F$2])*100)-100" office:value-type="float" office:value="-46.517537442729" calcext:value-type="float">
            <text:p>-46.52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20427" calcext:value-type="float">
            <text:p>20427</text:p>
          </table:table-cell>
          <table:table-cell table:formula="of:=(([.F140]/[.$F$2])*100)-100" office:value-type="float" office:value="-21.3529434412659" calcext:value-type="float">
            <text:p>-21.35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6980" calcext:value-type="float">
            <text:p>6980</text:p>
          </table:table-cell>
          <table:table-cell table:formula="of:=(([.F141]/[.$F$2])*100)-100" office:value-type="float" office:value="-73.1259384745698" calcext:value-type="float">
            <text:p>-73.13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32085" calcext:value-type="float">
            <text:p>32085</text:p>
          </table:table-cell>
          <table:table-cell table:formula="of:=(([.F142]/[.$F$2])*100)-100" office:value-type="float" office:value="23.532129519116" calcext:value-type="float">
            <text:p>23.53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20015" calcext:value-type="float">
            <text:p>20015</text:p>
          </table:table-cell>
          <table:table-cell table:formula="of:=(([.F143]/[.$F$2])*100)-100" office:value-type="float" office:value="-22.9392060986409" calcext:value-type="float">
            <text:p>-22.94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32194" calcext:value-type="float">
            <text:p>32194</text:p>
          </table:table-cell>
          <table:table-cell table:formula="of:=(([.F144]/[.$F$2])*100)-100" office:value-type="float" office:value="23.9517960959458" calcext:value-type="float">
            <text:p>23.95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32031" calcext:value-type="float">
            <text:p>32031</text:p>
          </table:table-cell>
          <table:table-cell table:formula="of:=(([.F145]/[.$F$2])*100)-100" office:value-type="float" office:value="23.3242213067416" calcext:value-type="float">
            <text:p>23.32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16207" calcext:value-type="float">
            <text:p>16207</text:p>
          </table:table-cell>
          <table:table-cell table:formula="of:=(([.F146]/[.$F$2])*100)-100" office:value-type="float" office:value="-37.6005852231163" calcext:value-type="float">
            <text:p>-37.60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31635" calcext:value-type="float">
            <text:p>31635</text:p>
          </table:table-cell>
          <table:table-cell table:formula="of:=(([.F147]/[.$F$2])*100)-100" office:value-type="float" office:value="21.7995610826628" calcext:value-type="float">
            <text:p>21.80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32207" calcext:value-type="float">
            <text:p>32207</text:p>
          </table:table-cell>
          <table:table-cell table:formula="of:=(([.F148]/[.$F$2])*100)-100" office:value-type="float" office:value="24.0018480729989" calcext:value-type="float">
            <text:p>24.00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32141" calcext:value-type="float">
            <text:p>32141</text:p>
          </table:table-cell>
          <table:table-cell table:formula="of:=(([.F149]/[.$F$2])*100)-100" office:value-type="float" office:value="23.7477380356524" calcext:value-type="float">
            <text:p>23.75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32099" calcext:value-type="float">
            <text:p>32099</text:p>
          </table:table-cell>
          <table:table-cell table:formula="of:=(([.F150]/[.$F$2])*100)-100" office:value-type="float" office:value="23.5860316482501" calcext:value-type="float">
            <text:p>23.59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31266" calcext:value-type="float">
            <text:p>31266</text:p>
          </table:table-cell>
          <table:table-cell table:formula="of:=(([.F151]/[.$F$2])*100)-100" office:value-type="float" office:value="20.3788549647711" calcext:value-type="float">
            <text:p>20.38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31510" calcext:value-type="float">
            <text:p>31510</text:p>
          </table:table-cell>
          <table:table-cell table:formula="of:=(([.F152]/[.$F$2])*100)-100" office:value-type="float" office:value="21.3182920725369" calcext:value-type="float">
            <text:p>21.32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27447" calcext:value-type="float">
            <text:p>27447</text:p>
          </table:table-cell>
          <table:table-cell table:formula="of:=(([.F153]/[.$F$2])*100)-100" office:value-type="float" office:value="5.6751241674046" calcext:value-type="float">
            <text:p>5.68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27123" calcext:value-type="float">
            <text:p>27123</text:p>
          </table:table-cell>
          <table:table-cell table:formula="of:=(([.F154]/[.$F$2])*100)-100" office:value-type="float" office:value="4.42767489315827" calcext:value-type="float">
            <text:p>4.43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32005" calcext:value-type="float">
            <text:p>32005</text:p>
          </table:table-cell>
          <table:table-cell table:formula="of:=(([.F155]/[.$F$2])*100)-100" office:value-type="float" office:value="23.2241173526354" calcext:value-type="float">
            <text:p>23.22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32105" calcext:value-type="float">
            <text:p>32105</text:p>
          </table:table-cell>
          <table:table-cell table:formula="of:=(([.F156]/[.$F$2])*100)-100" office:value-type="float" office:value="23.6091325607362" calcext:value-type="float">
            <text:p>23.61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32244" calcext:value-type="float">
            <text:p>32244</text:p>
          </table:table-cell>
          <table:table-cell table:formula="of:=(([.F157]/[.$F$2])*100)-100" office:value-type="float" office:value="24.1443036999961" calcext:value-type="float">
            <text:p>24.14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32249" calcext:value-type="float">
            <text:p>32249</text:p>
          </table:table-cell>
          <table:table-cell table:formula="of:=(([.F158]/[.$F$2])*100)-100" office:value-type="float" office:value="24.1635544604012" calcext:value-type="float">
            <text:p>24.16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25459" calcext:value-type="float">
            <text:p>25459</text:p>
          </table:table-cell>
          <table:table-cell table:formula="of:=(([.F159]/[.$F$2])*100)-100" office:value-type="float" office:value="-1.9789781696377" calcext:value-type="float">
            <text:p>-1.98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30407" calcext:value-type="float">
            <text:p>30407</text:p>
          </table:table-cell>
          <table:table-cell table:formula="of:=(([.F160]/[.$F$2])*100)-100" office:value-type="float" office:value="17.0715743271859" calcext:value-type="float">
            <text:p>17.07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32108" calcext:value-type="float">
            <text:p>32108</text:p>
          </table:table-cell>
          <table:table-cell table:formula="of:=(([.F161]/[.$F$2])*100)-100" office:value-type="float" office:value="23.6206830169792" calcext:value-type="float">
            <text:p>23.62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31012" calcext:value-type="float">
            <text:p>31012</text:p>
          </table:table-cell>
          <table:table-cell table:formula="of:=(([.F162]/[.$F$2])*100)-100" office:value-type="float" office:value="19.4009163361953" calcext:value-type="float">
            <text:p>19.40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31440" calcext:value-type="float">
            <text:p>31440</text:p>
          </table:table-cell>
          <table:table-cell table:formula="of:=(([.F163]/[.$F$2])*100)-100" office:value-type="float" office:value="21.0487814268664" calcext:value-type="float">
            <text:p>21.05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31142" calcext:value-type="float">
            <text:p>31142</text:p>
          </table:table-cell>
          <table:table-cell table:formula="of:=(([.F164]/[.$F$2])*100)-100" office:value-type="float" office:value="19.9014361067262" calcext:value-type="float">
            <text:p>19.90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9900" calcext:value-type="float">
            <text:p>9900</text:p>
          </table:table-cell>
          <table:table-cell table:formula="of:=(([.F165]/[.$F$2])*100)-100" office:value-type="float" office:value="-61.8834943980287" calcext:value-type="float">
            <text:p>-61.88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31446" calcext:value-type="float">
            <text:p>31446</text:p>
          </table:table-cell>
          <table:table-cell table:formula="of:=(([.F166]/[.$F$2])*100)-100" office:value-type="float" office:value="21.0718823393524" calcext:value-type="float">
            <text:p>21.07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32195" calcext:value-type="float">
            <text:p>32195</text:p>
          </table:table-cell>
          <table:table-cell table:formula="of:=(([.F167]/[.$F$2])*100)-100" office:value-type="float" office:value="23.9556462480268" calcext:value-type="float">
            <text:p>23.96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17736" calcext:value-type="float">
            <text:p>17736</text:p>
          </table:table-cell>
          <table:table-cell table:formula="of:=(([.F168]/[.$F$2])*100)-100" office:value-type="float" office:value="-31.7137026912563" calcext:value-type="float">
            <text:p>-31.71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22527" calcext:value-type="float">
            <text:p>22527</text:p>
          </table:table-cell>
          <table:table-cell table:formula="of:=(([.F169]/[.$F$2])*100)-100" office:value-type="float" office:value="-13.2676240711508" calcext:value-type="float">
            <text:p>-13.27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31466" calcext:value-type="float">
            <text:p>31466</text:p>
          </table:table-cell>
          <table:table-cell table:formula="of:=(([.F170]/[.$F$2])*100)-100" office:value-type="float" office:value="21.1488853809725" calcext:value-type="float">
            <text:p>21.15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28763" calcext:value-type="float">
            <text:p>28763</text:p>
          </table:table-cell>
          <table:table-cell table:formula="of:=(([.F171]/[.$F$2])*100)-100" office:value-type="float" office:value="10.7419243060101" calcext:value-type="float">
            <text:p>10.74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32045" calcext:value-type="float">
            <text:p>32045</text:p>
          </table:table-cell>
          <table:table-cell table:formula="of:=(([.F172]/[.$F$2])*100)-100" office:value-type="float" office:value="23.3781234358757" calcext:value-type="float">
            <text:p>23.38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32070" calcext:value-type="float">
            <text:p>32070</text:p>
          </table:table-cell>
          <table:table-cell table:formula="of:=(([.F173]/[.$F$2])*100)-100" office:value-type="float" office:value="23.4743772379009" calcext:value-type="float">
            <text:p>23.47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22211" calcext:value-type="float">
            <text:p>22211</text:p>
          </table:table-cell>
          <table:table-cell table:formula="of:=(([.F174]/[.$F$2])*100)-100" office:value-type="float" office:value="-14.4842721287491" calcext:value-type="float">
            <text:p>-14.48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32127" calcext:value-type="float">
            <text:p>32127</text:p>
          </table:table-cell>
          <table:table-cell table:formula="of:=(([.F175]/[.$F$2])*100)-100" office:value-type="float" office:value="23.6938359065183" calcext:value-type="float">
            <text:p>23.69</text:p>
          </table:table-cell>
        </table:table-row>
      </table:table>
      <table:table table:name="sample09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09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1017" calcext:value-type="float">
            <text:p>101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6402" calcext:value-type="float">
            <text:p>6402</text:p>
          </table:table-cell>
          <table:table-cell table:style-name="ce6" table:formula="of:=(([.F3]/[.F2])*100)-100" office:value-type="float" office:value="529.498525073746" calcext:value-type="float">
            <text:p>529.50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458" calcext:value-type="float">
            <text:p>458</text:p>
          </table:table-cell>
          <table:table-cell table:formula="of:=(([.F4]/[.$F$2])*100)-100" office:value-type="float" office:value="-54.9655850540806" calcext:value-type="float">
            <text:p>-54.97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9763" calcext:value-type="float">
            <text:p>9763</text:p>
          </table:table-cell>
          <table:table-cell table:formula="of:=(([.F5]/[.$F$2])*100)-100" office:value-type="float" office:value="859.980334316617" calcext:value-type="float">
            <text:p>859.98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3197" calcext:value-type="float">
            <text:p>3197</text:p>
          </table:table-cell>
          <table:table-cell table:formula="of:=(([.F6]/[.$F$2])*100)-100" office:value-type="float" office:value="214.355948869223" calcext:value-type="float">
            <text:p>214.36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table:formula="of:=(([.F7]/[.$F$2])*100)-100" office:value-type="float" office:value="-82.6941986234022" calcext:value-type="float">
            <text:p>-82.69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7004" calcext:value-type="float">
            <text:p>7004</text:p>
          </table:table-cell>
          <table:table-cell table:formula="of:=(([.F8]/[.$F$2])*100)-100" office:value-type="float" office:value="588.692232055064" calcext:value-type="float">
            <text:p>588.69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19616" calcext:value-type="float">
            <text:p>19616</text:p>
          </table:table-cell>
          <table:table-cell table:formula="of:=(([.F9]/[.$F$2])*100)-100" office:value-type="float" office:value="1828.81022615536" calcext:value-type="float">
            <text:p>1828.81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6360" calcext:value-type="float">
            <text:p>6360</text:p>
          </table:table-cell>
          <table:table-cell table:formula="of:=(([.F10]/[.$F$2])*100)-100" office:value-type="float" office:value="525.368731563422" calcext:value-type="float">
            <text:p>525.37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19269" calcext:value-type="float">
            <text:p>19269</text:p>
          </table:table-cell>
          <table:table-cell table:formula="of:=(([.F11]/[.$F$2])*100)-100" office:value-type="float" office:value="1794.69026548673" calcext:value-type="float">
            <text:p>1794.69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14149" calcext:value-type="float">
            <text:p>14149</text:p>
          </table:table-cell>
          <table:table-cell table:formula="of:=(([.F12]/[.$F$2])*100)-100" office:value-type="float" office:value="1291.24877089479" calcext:value-type="float">
            <text:p>1291.25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1105" calcext:value-type="float">
            <text:p>1105</text:p>
          </table:table-cell>
          <table:table-cell table:formula="of:=(([.F13]/[.$F$2])*100)-100" office:value-type="float" office:value="8.65290068829891" calcext:value-type="float">
            <text:p>8.65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2360" calcext:value-type="float">
            <text:p>2360</text:p>
          </table:table-cell>
          <table:table-cell table:formula="of:=(([.F14]/[.$F$2])*100)-100" office:value-type="float" office:value="132.055063913471" calcext:value-type="float">
            <text:p>132.06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formula="of:=(([.F15]/[.$F$2])*100)-100" office:value-type="float" office:value="-70.9931170108161" calcext:value-type="float">
            <text:p>-70.99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1098" calcext:value-type="float">
            <text:p>1098</text:p>
          </table:table-cell>
          <table:table-cell table:formula="of:=(([.F16]/[.$F$2])*100)-100" office:value-type="float" office:value="7.9646017699115" calcext:value-type="float">
            <text:p>7.96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2566" calcext:value-type="float">
            <text:p>2566</text:p>
          </table:table-cell>
          <table:table-cell table:formula="of:=(([.F17]/[.$F$2])*100)-100" office:value-type="float" office:value="152.310717797444" calcext:value-type="float">
            <text:p>152.31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1968" calcext:value-type="float">
            <text:p>1968</text:p>
          </table:table-cell>
          <table:table-cell table:formula="of:=(([.F18]/[.$F$2])*100)-100" office:value-type="float" office:value="93.5103244837758" calcext:value-type="float">
            <text:p>93.51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6066" calcext:value-type="float">
            <text:p>6066</text:p>
          </table:table-cell>
          <table:table-cell table:formula="of:=(([.F19]/[.$F$2])*100)-100" office:value-type="float" office:value="496.46017699115" calcext:value-type="float">
            <text:p>496.46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6130" calcext:value-type="float">
            <text:p>6130</text:p>
          </table:table-cell>
          <table:table-cell table:formula="of:=(([.F20]/[.$F$2])*100)-100" office:value-type="float" office:value="502.75319567355" calcext:value-type="float">
            <text:p>502.75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14544" calcext:value-type="float">
            <text:p>14544</text:p>
          </table:table-cell>
          <table:table-cell table:formula="of:=(([.F21]/[.$F$2])*100)-100" office:value-type="float" office:value="1330.08849557522" calcext:value-type="float">
            <text:p>1330.09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10862" calcext:value-type="float">
            <text:p>10862</text:p>
          </table:table-cell>
          <table:table-cell table:formula="of:=(([.F22]/[.$F$2])*100)-100" office:value-type="float" office:value="968.043264503442" calcext:value-type="float">
            <text:p>968.04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3857" calcext:value-type="float">
            <text:p>3857</text:p>
          </table:table-cell>
          <table:table-cell table:formula="of:=(([.F23]/[.$F$2])*100)-100" office:value-type="float" office:value="279.252704031465" calcext:value-type="float">
            <text:p>279.25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6248" calcext:value-type="float">
            <text:p>6248</text:p>
          </table:table-cell>
          <table:table-cell table:formula="of:=(([.F24]/[.$F$2])*100)-100" office:value-type="float" office:value="514.355948869223" calcext:value-type="float">
            <text:p>514.36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1020" calcext:value-type="float">
            <text:p>1020</text:p>
          </table:table-cell>
          <table:table-cell table:formula="of:=(([.F25]/[.$F$2])*100)-100" office:value-type="float" office:value="0.294985250737454" calcext:value-type="float">
            <text:p>0.29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8128" calcext:value-type="float">
            <text:p>8128</text:p>
          </table:table-cell>
          <table:table-cell table:formula="of:=(([.F26]/[.$F$2])*100)-100" office:value-type="float" office:value="699.2133726647" calcext:value-type="float">
            <text:p>699.21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1225" calcext:value-type="float">
            <text:p>1225</text:p>
          </table:table-cell>
          <table:table-cell table:formula="of:=(([.F27]/[.$F$2])*100)-100" office:value-type="float" office:value="20.4523107177974" calcext:value-type="float">
            <text:p>20.45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3024" calcext:value-type="float">
            <text:p>3024</text:p>
          </table:table-cell>
          <table:table-cell table:formula="of:=(([.F28]/[.$F$2])*100)-100" office:value-type="float" office:value="197.345132743363" calcext:value-type="float">
            <text:p>197.35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10984" calcext:value-type="float">
            <text:p>10984</text:p>
          </table:table-cell>
          <table:table-cell table:formula="of:=(([.F29]/[.$F$2])*100)-100" office:value-type="float" office:value="980.039331366765" calcext:value-type="float">
            <text:p>980.04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9709" calcext:value-type="float">
            <text:p>9709</text:p>
          </table:table-cell>
          <table:table-cell table:formula="of:=(([.F30]/[.$F$2])*100)-100" office:value-type="float" office:value="854.670599803343" calcext:value-type="float">
            <text:p>854.67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994" calcext:value-type="float">
            <text:p>994</text:p>
          </table:table-cell>
          <table:table-cell table:formula="of:=(([.F31]/[.$F$2])*100)-100" office:value-type="float" office:value="-2.26155358898723" calcext:value-type="float">
            <text:p>-2.26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696" calcext:value-type="float">
            <text:p>696</text:p>
          </table:table-cell>
          <table:table-cell table:formula="of:=(([.F32]/[.$F$2])*100)-100" office:value-type="float" office:value="-31.5634218289086" calcext:value-type="float">
            <text:p>-31.56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3026" calcext:value-type="float">
            <text:p>3026</text:p>
          </table:table-cell>
          <table:table-cell table:formula="of:=(([.F33]/[.$F$2])*100)-100" office:value-type="float" office:value="197.541789577188" calcext:value-type="float">
            <text:p>197.54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452" calcext:value-type="float">
            <text:p>452</text:p>
          </table:table-cell>
          <table:table-cell table:formula="of:=(([.F34]/[.$F$2])*100)-100" office:value-type="float" office:value="-55.5555555555556" calcext:value-type="float">
            <text:p>-55.56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1463" calcext:value-type="float">
            <text:p>1463</text:p>
          </table:table-cell>
          <table:table-cell table:formula="of:=(([.F35]/[.$F$2])*100)-100" office:value-type="float" office:value="43.8544739429695" calcext:value-type="float">
            <text:p>43.85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1442" calcext:value-type="float">
            <text:p>1442</text:p>
          </table:table-cell>
          <table:table-cell table:formula="of:=(([.F36]/[.$F$2])*100)-100" office:value-type="float" office:value="41.7895771878073" calcext:value-type="float">
            <text:p>41.79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10530" calcext:value-type="float">
            <text:p>10530</text:p>
          </table:table-cell>
          <table:table-cell table:formula="of:=(([.F37]/[.$F$2])*100)-100" office:value-type="float" office:value="935.398230088496" calcext:value-type="float">
            <text:p>935.40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3020" calcext:value-type="float">
            <text:p>3020</text:p>
          </table:table-cell>
          <table:table-cell table:formula="of:=(([.F38]/[.$F$2])*100)-100" office:value-type="float" office:value="196.951819075713" calcext:value-type="float">
            <text:p>196.95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4620" calcext:value-type="float">
            <text:p>4620</text:p>
          </table:table-cell>
          <table:table-cell table:formula="of:=(([.F39]/[.$F$2])*100)-100" office:value-type="float" office:value="354.277286135693" calcext:value-type="float">
            <text:p>354.28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3357" calcext:value-type="float">
            <text:p>3357</text:p>
          </table:table-cell>
          <table:table-cell table:formula="of:=(([.F40]/[.$F$2])*100)-100" office:value-type="float" office:value="230.088495575221" calcext:value-type="float">
            <text:p>230.09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1956" calcext:value-type="float">
            <text:p>1956</text:p>
          </table:table-cell>
          <table:table-cell table:formula="of:=(([.F41]/[.$F$2])*100)-100" office:value-type="float" office:value="92.330383480826" calcext:value-type="float">
            <text:p>92.33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4316" calcext:value-type="float">
            <text:p>4316</text:p>
          </table:table-cell>
          <table:table-cell table:formula="of:=(([.F42]/[.$F$2])*100)-100" office:value-type="float" office:value="324.385447394297" calcext:value-type="float">
            <text:p>324.39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3714" calcext:value-type="float">
            <text:p>3714</text:p>
          </table:table-cell>
          <table:table-cell table:formula="of:=(([.F43]/[.$F$2])*100)-100" office:value-type="float" office:value="265.191740412979" calcext:value-type="float">
            <text:p>265.19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31407" calcext:value-type="float">
            <text:p>31407</text:p>
          </table:table-cell>
          <table:table-cell table:formula="of:=(([.F44]/[.$F$2])*100)-100" office:value-type="float" office:value="2988.2005899705" calcext:value-type="float">
            <text:p>2988.20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2616" calcext:value-type="float">
            <text:p>2616</text:p>
          </table:table-cell>
          <table:table-cell table:formula="of:=(([.F45]/[.$F$2])*100)-100" office:value-type="float" office:value="157.227138643068" calcext:value-type="float">
            <text:p>157.23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6772" calcext:value-type="float">
            <text:p>6772</text:p>
          </table:table-cell>
          <table:table-cell table:formula="of:=(([.F46]/[.$F$2])*100)-100" office:value-type="float" office:value="565.880039331367" calcext:value-type="float">
            <text:p>565.88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1739" calcext:value-type="float">
            <text:p>1739</text:p>
          </table:table-cell>
          <table:table-cell table:formula="of:=(([.F47]/[.$F$2])*100)-100" office:value-type="float" office:value="70.9931170108161" calcext:value-type="float">
            <text:p>70.99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30764" calcext:value-type="float">
            <text:p>30764</text:p>
          </table:table-cell>
          <table:table-cell table:formula="of:=(([.F48]/[.$F$2])*100)-100" office:value-type="float" office:value="2924.97541789577" calcext:value-type="float">
            <text:p>2924.98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4640" calcext:value-type="float">
            <text:p>4640</text:p>
          </table:table-cell>
          <table:table-cell table:formula="of:=(([.F49]/[.$F$2])*100)-100" office:value-type="float" office:value="356.243854473943" calcext:value-type="float">
            <text:p>356.24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1181" calcext:value-type="float">
            <text:p>1181</text:p>
          </table:table-cell>
          <table:table-cell table:formula="of:=(([.F50]/[.$F$2])*100)-100" office:value-type="float" office:value="16.125860373648" calcext:value-type="float">
            <text:p>16.13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3568" calcext:value-type="float">
            <text:p>3568</text:p>
          </table:table-cell>
          <table:table-cell table:formula="of:=(([.F51]/[.$F$2])*100)-100" office:value-type="float" office:value="250.835791543756" calcext:value-type="float">
            <text:p>250.84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31193" calcext:value-type="float">
            <text:p>31193</text:p>
          </table:table-cell>
          <table:table-cell table:formula="of:=(([.F52]/[.$F$2])*100)-100" office:value-type="float" office:value="2967.15830875123" calcext:value-type="float">
            <text:p>2967.16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31123" calcext:value-type="float">
            <text:p>31123</text:p>
          </table:table-cell>
          <table:table-cell table:formula="of:=(([.F53]/[.$F$2])*100)-100" office:value-type="float" office:value="2960.27531956735" calcext:value-type="float">
            <text:p>2960.28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7059" calcext:value-type="float">
            <text:p>7059</text:p>
          </table:table-cell>
          <table:table-cell table:formula="of:=(([.F54]/[.$F$2])*100)-100" office:value-type="float" office:value="594.100294985251" calcext:value-type="float">
            <text:p>594.10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31455" calcext:value-type="float">
            <text:p>31455</text:p>
          </table:table-cell>
          <table:table-cell table:formula="of:=(([.F55]/[.$F$2])*100)-100" office:value-type="float" office:value="2992.9203539823" calcext:value-type="float">
            <text:p>2992.92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10234" calcext:value-type="float">
            <text:p>10234</text:p>
          </table:table-cell>
          <table:table-cell table:formula="of:=(([.F56]/[.$F$2])*100)-100" office:value-type="float" office:value="906.293018682399" calcext:value-type="float">
            <text:p>906.29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1121" calcext:value-type="float">
            <text:p>1121</text:p>
          </table:table-cell>
          <table:table-cell table:formula="of:=(([.F57]/[.$F$2])*100)-100" office:value-type="float" office:value="10.2261553588987" calcext:value-type="float">
            <text:p>10.23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4336" calcext:value-type="float">
            <text:p>4336</text:p>
          </table:table-cell>
          <table:table-cell table:formula="of:=(([.F58]/[.$F$2])*100)-100" office:value-type="float" office:value="326.352015732547" calcext:value-type="float">
            <text:p>326.35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4991" calcext:value-type="float">
            <text:p>4991</text:p>
          </table:table-cell>
          <table:table-cell table:formula="of:=(([.F59]/[.$F$2])*100)-100" office:value-type="float" office:value="390.757128810226" calcext:value-type="float">
            <text:p>390.76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1573" calcext:value-type="float">
            <text:p>1573</text:p>
          </table:table-cell>
          <table:table-cell table:formula="of:=(([.F60]/[.$F$2])*100)-100" office:value-type="float" office:value="54.6705998033432" calcext:value-type="float">
            <text:p>54.67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1259" calcext:value-type="float">
            <text:p>1259</text:p>
          </table:table-cell>
          <table:table-cell table:formula="of:=(([.F61]/[.$F$2])*100)-100" office:value-type="float" office:value="23.795476892822" calcext:value-type="float">
            <text:p>23.80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10822" calcext:value-type="float">
            <text:p>10822</text:p>
          </table:table-cell>
          <table:table-cell table:formula="of:=(([.F62]/[.$F$2])*100)-100" office:value-type="float" office:value="964.110127826942" calcext:value-type="float">
            <text:p>964.11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3411" calcext:value-type="float">
            <text:p>3411</text:p>
          </table:table-cell>
          <table:table-cell table:formula="of:=(([.F63]/[.$F$2])*100)-100" office:value-type="float" office:value="235.398230088496" calcext:value-type="float">
            <text:p>235.40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2741" calcext:value-type="float">
            <text:p>2741</text:p>
          </table:table-cell>
          <table:table-cell table:formula="of:=(([.F64]/[.$F$2])*100)-100" office:value-type="float" office:value="169.518190757129" calcext:value-type="float">
            <text:p>169.52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5902" calcext:value-type="float">
            <text:p>5902</text:p>
          </table:table-cell>
          <table:table-cell table:formula="of:=(([.F65]/[.$F$2])*100)-100" office:value-type="float" office:value="480.334316617503" calcext:value-type="float">
            <text:p>480.33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5153" calcext:value-type="float">
            <text:p>5153</text:p>
          </table:table-cell>
          <table:table-cell table:formula="of:=(([.F66]/[.$F$2])*100)-100" office:value-type="float" office:value="406.686332350049" calcext:value-type="float">
            <text:p>406.69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1654" calcext:value-type="float">
            <text:p>1654</text:p>
          </table:table-cell>
          <table:table-cell table:formula="of:=(([.F67]/[.$F$2])*100)-100" office:value-type="float" office:value="62.6352015732547" calcext:value-type="float">
            <text:p>62.64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1097" calcext:value-type="float">
            <text:p>1097</text:p>
          </table:table-cell>
          <table:table-cell table:formula="of:=(([.F68]/[.$F$2])*100)-100" office:value-type="float" office:value="7.866273352999" calcext:value-type="float">
            <text:p>7.87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5290" calcext:value-type="float">
            <text:p>5290</text:p>
          </table:table-cell>
          <table:table-cell table:formula="of:=(([.F69]/[.$F$2])*100)-100" office:value-type="float" office:value="420.15732546706" calcext:value-type="float">
            <text:p>420.16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3154" calcext:value-type="float">
            <text:p>3154</text:p>
          </table:table-cell>
          <table:table-cell table:formula="of:=(([.F70]/[.$F$2])*100)-100" office:value-type="float" office:value="210.127826941986" calcext:value-type="float">
            <text:p>210.13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3072" calcext:value-type="float">
            <text:p>3072</text:p>
          </table:table-cell>
          <table:table-cell table:formula="of:=(([.F71]/[.$F$2])*100)-100" office:value-type="float" office:value="202.064896755162" calcext:value-type="float">
            <text:p>202.06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4650" calcext:value-type="float">
            <text:p>4650</text:p>
          </table:table-cell>
          <table:table-cell table:formula="of:=(([.F72]/[.$F$2])*100)-100" office:value-type="float" office:value="357.227138643068" calcext:value-type="float">
            <text:p>357.23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3788" calcext:value-type="float">
            <text:p>3788</text:p>
          </table:table-cell>
          <table:table-cell table:formula="of:=(([.F73]/[.$F$2])*100)-100" office:value-type="float" office:value="272.468043264503" calcext:value-type="float">
            <text:p>272.47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formula="of:=(([.F74]/[.$F$2])*100)-100" office:value-type="float" office:value="-84.267453294002" calcext:value-type="float">
            <text:p>-84.27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1545" calcext:value-type="float">
            <text:p>1545</text:p>
          </table:table-cell>
          <table:table-cell table:formula="of:=(([.F75]/[.$F$2])*100)-100" office:value-type="float" office:value="51.9174041297935" calcext:value-type="float">
            <text:p>51.92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448" calcext:value-type="float">
            <text:p>448</text:p>
          </table:table-cell>
          <table:table-cell table:formula="of:=(([.F76]/[.$F$2])*100)-100" office:value-type="float" office:value="-55.9488692232055" calcext:value-type="float">
            <text:p>-55.95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4829" calcext:value-type="float">
            <text:p>4829</text:p>
          </table:table-cell>
          <table:table-cell table:formula="of:=(([.F77]/[.$F$2])*100)-100" office:value-type="float" office:value="374.827925270403" calcext:value-type="float">
            <text:p>374.83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7582" calcext:value-type="float">
            <text:p>7582</text:p>
          </table:table-cell>
          <table:table-cell table:formula="of:=(([.F78]/[.$F$2])*100)-100" office:value-type="float" office:value="645.526057030482" calcext:value-type="float">
            <text:p>645.53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table:formula="of:=(([.F79]/[.$F$2])*100)-100" office:value-type="float" office:value="-79.1543756145526" calcext:value-type="float">
            <text:p>-79.15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1921" calcext:value-type="float">
            <text:p>1921</text:p>
          </table:table-cell>
          <table:table-cell table:formula="of:=(([.F80]/[.$F$2])*100)-100" office:value-type="float" office:value="88.8888888888889" calcext:value-type="float">
            <text:p>88.89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15590" calcext:value-type="float">
            <text:p>15590</text:p>
          </table:table-cell>
          <table:table-cell table:formula="of:=(([.F81]/[.$F$2])*100)-100" office:value-type="float" office:value="1432.94001966568" calcext:value-type="float">
            <text:p>1432.94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8355" calcext:value-type="float">
            <text:p>8355</text:p>
          </table:table-cell>
          <table:table-cell table:formula="of:=(([.F82]/[.$F$2])*100)-100" office:value-type="float" office:value="721.533923303835" calcext:value-type="float">
            <text:p>721.53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3070" calcext:value-type="float">
            <text:p>3070</text:p>
          </table:table-cell>
          <table:table-cell table:formula="of:=(([.F83]/[.$F$2])*100)-100" office:value-type="float" office:value="201.868239921337" calcext:value-type="float">
            <text:p>201.87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13452" calcext:value-type="float">
            <text:p>13452</text:p>
          </table:table-cell>
          <table:table-cell table:formula="of:=(([.F84]/[.$F$2])*100)-100" office:value-type="float" office:value="1222.71386430678" calcext:value-type="float">
            <text:p>1222.71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1447" calcext:value-type="float">
            <text:p>1447</text:p>
          </table:table-cell>
          <table:table-cell table:formula="of:=(([.F85]/[.$F$2])*100)-100" office:value-type="float" office:value="42.2812192723697" calcext:value-type="float">
            <text:p>42.28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8139" calcext:value-type="float">
            <text:p>8139</text:p>
          </table:table-cell>
          <table:table-cell table:formula="of:=(([.F86]/[.$F$2])*100)-100" office:value-type="float" office:value="700.294985250737" calcext:value-type="float">
            <text:p>700.29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3249" calcext:value-type="float">
            <text:p>3249</text:p>
          </table:table-cell>
          <table:table-cell table:formula="of:=(([.F87]/[.$F$2])*100)-100" office:value-type="float" office:value="219.469026548673" calcext:value-type="float">
            <text:p>219.47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2446" calcext:value-type="float">
            <text:p>2446</text:p>
          </table:table-cell>
          <table:table-cell table:formula="of:=(([.F88]/[.$F$2])*100)-100" office:value-type="float" office:value="140.511307767945" calcext:value-type="float">
            <text:p>140.51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1513" calcext:value-type="float">
            <text:p>1513</text:p>
          </table:table-cell>
          <table:table-cell table:formula="of:=(([.F89]/[.$F$2])*100)-100" office:value-type="float" office:value="48.7708947885939" calcext:value-type="float">
            <text:p>48.77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3909" calcext:value-type="float">
            <text:p>3909</text:p>
          </table:table-cell>
          <table:table-cell table:formula="of:=(([.F90]/[.$F$2])*100)-100" office:value-type="float" office:value="284.365781710914" calcext:value-type="float">
            <text:p>284.37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24375" calcext:value-type="float">
            <text:p>24375</text:p>
          </table:table-cell>
          <table:table-cell table:formula="of:=(([.F91]/[.$F$2])*100)-100" office:value-type="float" office:value="2296.75516224189" calcext:value-type="float">
            <text:p>2296.76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2653" calcext:value-type="float">
            <text:p>2653</text:p>
          </table:table-cell>
          <table:table-cell table:formula="of:=(([.F92]/[.$F$2])*100)-100" office:value-type="float" office:value="160.86529006883" calcext:value-type="float">
            <text:p>160.87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1099" calcext:value-type="float">
            <text:p>1099</text:p>
          </table:table-cell>
          <table:table-cell table:formula="of:=(([.F93]/[.$F$2])*100)-100" office:value-type="float" office:value="8.06293018682401" calcext:value-type="float">
            <text:p>8.06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8350" calcext:value-type="float">
            <text:p>8350</text:p>
          </table:table-cell>
          <table:table-cell table:formula="of:=(([.F94]/[.$F$2])*100)-100" office:value-type="float" office:value="721.042281219272" calcext:value-type="float">
            <text:p>721.04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808" calcext:value-type="float">
            <text:p>808</text:p>
          </table:table-cell>
          <table:table-cell table:formula="of:=(([.F95]/[.$F$2])*100)-100" office:value-type="float" office:value="-20.5506391347099" calcext:value-type="float">
            <text:p>-20.55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24580" calcext:value-type="float">
            <text:p>24580</text:p>
          </table:table-cell>
          <table:table-cell table:formula="of:=(([.F96]/[.$F$2])*100)-100" office:value-type="float" office:value="2316.91248770895" calcext:value-type="float">
            <text:p>2316.91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14282" calcext:value-type="float">
            <text:p>14282</text:p>
          </table:table-cell>
          <table:table-cell table:formula="of:=(([.F97]/[.$F$2])*100)-100" office:value-type="float" office:value="1304.32645034415" calcext:value-type="float">
            <text:p>1304.33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9940" calcext:value-type="float">
            <text:p>9940</text:p>
          </table:table-cell>
          <table:table-cell table:formula="of:=(([.F98]/[.$F$2])*100)-100" office:value-type="float" office:value="877.384464110128" calcext:value-type="float">
            <text:p>877.38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3319" calcext:value-type="float">
            <text:p>3319</text:p>
          </table:table-cell>
          <table:table-cell table:formula="of:=(([.F99]/[.$F$2])*100)-100" office:value-type="float" office:value="226.352015732547" calcext:value-type="float">
            <text:p>226.35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3604" calcext:value-type="float">
            <text:p>3604</text:p>
          </table:table-cell>
          <table:table-cell table:formula="of:=(([.F100]/[.$F$2])*100)-100" office:value-type="float" office:value="254.375614552606" calcext:value-type="float">
            <text:p>254.38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13509" calcext:value-type="float">
            <text:p>13509</text:p>
          </table:table-cell>
          <table:table-cell table:formula="of:=(([.F101]/[.$F$2])*100)-100" office:value-type="float" office:value="1228.3185840708" calcext:value-type="float">
            <text:p>1228.32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6124" calcext:value-type="float">
            <text:p>6124</text:p>
          </table:table-cell>
          <table:table-cell table:formula="of:=(([.F102]/[.$F$2])*100)-100" office:value-type="float" office:value="502.163225172075" calcext:value-type="float">
            <text:p>502.16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668" calcext:value-type="float">
            <text:p>668</text:p>
          </table:table-cell>
          <table:table-cell table:formula="of:=(([.F103]/[.$F$2])*100)-100" office:value-type="float" office:value="-34.3166175024582" calcext:value-type="float">
            <text:p>-34.32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1192" calcext:value-type="float">
            <text:p>1192</text:p>
          </table:table-cell>
          <table:table-cell table:formula="of:=(([.F104]/[.$F$2])*100)-100" office:value-type="float" office:value="17.2074729596853" calcext:value-type="float">
            <text:p>17.21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3950" calcext:value-type="float">
            <text:p>3950</text:p>
          </table:table-cell>
          <table:table-cell table:formula="of:=(([.F105]/[.$F$2])*100)-100" office:value-type="float" office:value="288.397246804326" calcext:value-type="float">
            <text:p>288.40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9569" calcext:value-type="float">
            <text:p>9569</text:p>
          </table:table-cell>
          <table:table-cell table:formula="of:=(([.F106]/[.$F$2])*100)-100" office:value-type="float" office:value="840.904621435595" calcext:value-type="float">
            <text:p>840.90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30350" calcext:value-type="float">
            <text:p>30350</text:p>
          </table:table-cell>
          <table:table-cell table:formula="of:=(([.F107]/[.$F$2])*100)-100" office:value-type="float" office:value="2884.267453294" calcext:value-type="float">
            <text:p>2884.27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5193" calcext:value-type="float">
            <text:p>5193</text:p>
          </table:table-cell>
          <table:table-cell table:formula="of:=(([.F108]/[.$F$2])*100)-100" office:value-type="float" office:value="410.619469026549" calcext:value-type="float">
            <text:p>410.62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1071" calcext:value-type="float">
            <text:p>1071</text:p>
          </table:table-cell>
          <table:table-cell table:formula="of:=(([.F109]/[.$F$2])*100)-100" office:value-type="float" office:value="5.30973451327435" calcext:value-type="float">
            <text:p>5.31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table:formula="of:=(([.F110]/[.$F$2])*100)-100" office:value-type="float" office:value="164.306784660767" calcext:value-type="float">
            <text:p>164.31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2240" calcext:value-type="float">
            <text:p>2240</text:p>
          </table:table-cell>
          <table:table-cell table:formula="of:=(([.F111]/[.$F$2])*100)-100" office:value-type="float" office:value="120.255653883972" calcext:value-type="float">
            <text:p>120.26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formula="of:=(([.F112]/[.$F$2])*100)-100" office:value-type="float" office:value="-92.0353982300885" calcext:value-type="float">
            <text:p>-92.04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table:formula="of:=(([.F113]/[.$F$2])*100)-100" office:value-type="float" office:value="-89.6755162241888" calcext:value-type="float">
            <text:p>-89.68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3630" calcext:value-type="float">
            <text:p>3630</text:p>
          </table:table-cell>
          <table:table-cell table:formula="of:=(([.F114]/[.$F$2])*100)-100" office:value-type="float" office:value="256.93215339233" calcext:value-type="float">
            <text:p>256.93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20044" calcext:value-type="float">
            <text:p>20044</text:p>
          </table:table-cell>
          <table:table-cell table:formula="of:=(([.F115]/[.$F$2])*100)-100" office:value-type="float" office:value="1870.8947885939" calcext:value-type="float">
            <text:p>1870.89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22940" calcext:value-type="float">
            <text:p>22940</text:p>
          </table:table-cell>
          <table:table-cell table:formula="of:=(([.F116]/[.$F$2])*100)-100" office:value-type="float" office:value="2155.65388397247" calcext:value-type="float">
            <text:p>2155.65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3711" calcext:value-type="float">
            <text:p>3711</text:p>
          </table:table-cell>
          <table:table-cell table:formula="of:=(([.F117]/[.$F$2])*100)-100" office:value-type="float" office:value="264.896755162242" calcext:value-type="float">
            <text:p>264.90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3480" calcext:value-type="float">
            <text:p>3480</text:p>
          </table:table-cell>
          <table:table-cell table:formula="of:=(([.F118]/[.$F$2])*100)-100" office:value-type="float" office:value="242.182890855457" calcext:value-type="float">
            <text:p>242.18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table:formula="of:=(([.F119]/[.$F$2])*100)-100" office:value-type="float" office:value="-76.7944936086529" calcext:value-type="float">
            <text:p>-76.79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361" calcext:value-type="float">
            <text:p>361</text:p>
          </table:table-cell>
          <table:table-cell table:formula="of:=(([.F120]/[.$F$2])*100)-100" office:value-type="float" office:value="-64.5034414945919" calcext:value-type="float">
            <text:p>-64.50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244" calcext:value-type="float">
            <text:p>244</text:p>
          </table:table-cell>
          <table:table-cell table:formula="of:=(([.F121]/[.$F$2])*100)-100" office:value-type="float" office:value="-76.007866273353" calcext:value-type="float">
            <text:p>-76.01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2819" calcext:value-type="float">
            <text:p>2819</text:p>
          </table:table-cell>
          <table:table-cell table:formula="of:=(([.F122]/[.$F$2])*100)-100" office:value-type="float" office:value="177.187807276303" calcext:value-type="float">
            <text:p>177.19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31359" calcext:value-type="float">
            <text:p>31359</text:p>
          </table:table-cell>
          <table:table-cell table:formula="of:=(([.F123]/[.$F$2])*100)-100" office:value-type="float" office:value="2983.4808259587" calcext:value-type="float">
            <text:p>2983.48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628" calcext:value-type="float">
            <text:p>628</text:p>
          </table:table-cell>
          <table:table-cell table:formula="of:=(([.F124]/[.$F$2])*100)-100" office:value-type="float" office:value="-38.2497541789577" calcext:value-type="float">
            <text:p>-38.25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2130" calcext:value-type="float">
            <text:p>2130</text:p>
          </table:table-cell>
          <table:table-cell table:formula="of:=(([.F125]/[.$F$2])*100)-100" office:value-type="float" office:value="109.439528023599" calcext:value-type="float">
            <text:p>109.44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2293" calcext:value-type="float">
            <text:p>2293</text:p>
          </table:table-cell>
          <table:table-cell table:formula="of:=(([.F126]/[.$F$2])*100)-100" office:value-type="float" office:value="125.467059980334" calcext:value-type="float">
            <text:p>125.47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2794" calcext:value-type="float">
            <text:p>2794</text:p>
          </table:table-cell>
          <table:table-cell table:formula="of:=(([.F127]/[.$F$2])*100)-100" office:value-type="float" office:value="174.729596853491" calcext:value-type="float">
            <text:p>174.73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1852" calcext:value-type="float">
            <text:p>1852</text:p>
          </table:table-cell>
          <table:table-cell table:formula="of:=(([.F128]/[.$F$2])*100)-100" office:value-type="float" office:value="82.1042281219272" calcext:value-type="float">
            <text:p>82.10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3632" calcext:value-type="float">
            <text:p>3632</text:p>
          </table:table-cell>
          <table:table-cell table:formula="of:=(([.F129]/[.$F$2])*100)-100" office:value-type="float" office:value="257.128810226155" calcext:value-type="float">
            <text:p>257.13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1027" calcext:value-type="float">
            <text:p>1027</text:p>
          </table:table-cell>
          <table:table-cell table:formula="of:=(([.F130]/[.$F$2])*100)-100" office:value-type="float" office:value="0.983284169124872" calcext:value-type="float">
            <text:p>0.98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26847" calcext:value-type="float">
            <text:p>26847</text:p>
          </table:table-cell>
          <table:table-cell table:formula="of:=(([.F131]/[.$F$2])*100)-100" office:value-type="float" office:value="2539.82300884956" calcext:value-type="float">
            <text:p>2539.82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2882" calcext:value-type="float">
            <text:p>2882</text:p>
          </table:table-cell>
          <table:table-cell table:formula="of:=(([.F132]/[.$F$2])*100)-100" office:value-type="float" office:value="183.38249754179" calcext:value-type="float">
            <text:p>183.38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4805" calcext:value-type="float">
            <text:p>4805</text:p>
          </table:table-cell>
          <table:table-cell table:formula="of:=(([.F133]/[.$F$2])*100)-100" office:value-type="float" office:value="372.468043264503" calcext:value-type="float">
            <text:p>372.47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4595" calcext:value-type="float">
            <text:p>4595</text:p>
          </table:table-cell>
          <table:table-cell table:formula="of:=(([.F134]/[.$F$2])*100)-100" office:value-type="float" office:value="351.819075712881" calcext:value-type="float">
            <text:p>351.82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2660" calcext:value-type="float">
            <text:p>2660</text:p>
          </table:table-cell>
          <table:table-cell table:formula="of:=(([.F135]/[.$F$2])*100)-100" office:value-type="float" office:value="161.553588987217" calcext:value-type="float">
            <text:p>161.55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3404" calcext:value-type="float">
            <text:p>3404</text:p>
          </table:table-cell>
          <table:table-cell table:formula="of:=(([.F136]/[.$F$2])*100)-100" office:value-type="float" office:value="234.709931170108" calcext:value-type="float">
            <text:p>234.71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207" calcext:value-type="float">
            <text:p>207</text:p>
          </table:table-cell>
          <table:table-cell table:formula="of:=(([.F137]/[.$F$2])*100)-100" office:value-type="float" office:value="-79.6460176991151" calcext:value-type="float">
            <text:p>-79.65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table:formula="of:=(([.F138]/[.$F$2])*100)-100" office:value-type="float" office:value="-86.1356932153392" calcext:value-type="float">
            <text:p>-86.14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502" calcext:value-type="float">
            <text:p>502</text:p>
          </table:table-cell>
          <table:table-cell table:formula="of:=(([.F139]/[.$F$2])*100)-100" office:value-type="float" office:value="-50.6391347099312" calcext:value-type="float">
            <text:p>-50.64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389" calcext:value-type="float">
            <text:p>389</text:p>
          </table:table-cell>
          <table:table-cell table:formula="of:=(([.F140]/[.$F$2])*100)-100" office:value-type="float" office:value="-61.7502458210423" calcext:value-type="float">
            <text:p>-61.75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table:formula="of:=(([.F141]/[.$F$2])*100)-100" office:value-type="float" office:value="-72.4680432645034" calcext:value-type="float">
            <text:p>-72.47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5103" calcext:value-type="float">
            <text:p>5103</text:p>
          </table:table-cell>
          <table:table-cell table:formula="of:=(([.F142]/[.$F$2])*100)-100" office:value-type="float" office:value="401.769911504425" calcext:value-type="float">
            <text:p>401.77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table:formula="of:=(([.F143]/[.$F$2])*100)-100" office:value-type="float" office:value="-47.3942969518191" calcext:value-type="float">
            <text:p>-47.39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3005" calcext:value-type="float">
            <text:p>3005</text:p>
          </table:table-cell>
          <table:table-cell table:formula="of:=(([.F144]/[.$F$2])*100)-100" office:value-type="float" office:value="195.476892822026" calcext:value-type="float">
            <text:p>195.48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5964" calcext:value-type="float">
            <text:p>5964</text:p>
          </table:table-cell>
          <table:table-cell table:formula="of:=(([.F145]/[.$F$2])*100)-100" office:value-type="float" office:value="486.430678466077" calcext:value-type="float">
            <text:p>486.43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1399" calcext:value-type="float">
            <text:p>1399</text:p>
          </table:table-cell>
          <table:table-cell table:formula="of:=(([.F146]/[.$F$2])*100)-100" office:value-type="float" office:value="37.5614552605703" calcext:value-type="float">
            <text:p>37.56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2337" calcext:value-type="float">
            <text:p>2337</text:p>
          </table:table-cell>
          <table:table-cell table:formula="of:=(([.F147]/[.$F$2])*100)-100" office:value-type="float" office:value="129.793510324484" calcext:value-type="float">
            <text:p>129.79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6780" calcext:value-type="float">
            <text:p>6780</text:p>
          </table:table-cell>
          <table:table-cell table:formula="of:=(([.F148]/[.$F$2])*100)-100" office:value-type="float" office:value="566.666666666667" calcext:value-type="float">
            <text:p>566.67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5918" calcext:value-type="float">
            <text:p>5918</text:p>
          </table:table-cell>
          <table:table-cell table:formula="of:=(([.F149]/[.$F$2])*100)-100" office:value-type="float" office:value="481.907571288102" calcext:value-type="float">
            <text:p>481.91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20412" calcext:value-type="float">
            <text:p>20412</text:p>
          </table:table-cell>
          <table:table-cell table:formula="of:=(([.F150]/[.$F$2])*100)-100" office:value-type="float" office:value="1907.0796460177" calcext:value-type="float">
            <text:p>1907.08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1143" calcext:value-type="float">
            <text:p>1143</text:p>
          </table:table-cell>
          <table:table-cell table:formula="of:=(([.F151]/[.$F$2])*100)-100" office:value-type="float" office:value="12.3893805309735" calcext:value-type="float">
            <text:p>12.39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table:formula="of:=(([.F152]/[.$F$2])*100)-100" office:value-type="float" office:value="89.6755162241888" calcext:value-type="float">
            <text:p>89.68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1931" calcext:value-type="float">
            <text:p>1931</text:p>
          </table:table-cell>
          <table:table-cell table:formula="of:=(([.F153]/[.$F$2])*100)-100" office:value-type="float" office:value="89.8721730580138" calcext:value-type="float">
            <text:p>89.87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2505" calcext:value-type="float">
            <text:p>2505</text:p>
          </table:table-cell>
          <table:table-cell table:formula="of:=(([.F154]/[.$F$2])*100)-100" office:value-type="float" office:value="146.312684365782" calcext:value-type="float">
            <text:p>146.31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2077" calcext:value-type="float">
            <text:p>2077</text:p>
          </table:table-cell>
          <table:table-cell table:formula="of:=(([.F155]/[.$F$2])*100)-100" office:value-type="float" office:value="104.228121927237" calcext:value-type="float">
            <text:p>104.23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22965" calcext:value-type="float">
            <text:p>22965</text:p>
          </table:table-cell>
          <table:table-cell table:formula="of:=(([.F156]/[.$F$2])*100)-100" office:value-type="float" office:value="2158.11209439528" calcext:value-type="float">
            <text:p>2158.11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28275" calcext:value-type="float">
            <text:p>28275</text:p>
          </table:table-cell>
          <table:table-cell table:formula="of:=(([.F157]/[.$F$2])*100)-100" office:value-type="float" office:value="2680.23598820059" calcext:value-type="float">
            <text:p>2680.24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13092" calcext:value-type="float">
            <text:p>13092</text:p>
          </table:table-cell>
          <table:table-cell table:formula="of:=(([.F158]/[.$F$2])*100)-100" office:value-type="float" office:value="1187.31563421829" calcext:value-type="float">
            <text:p>1187.32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833" calcext:value-type="float">
            <text:p>833</text:p>
          </table:table-cell>
          <table:table-cell table:formula="of:=(([.F159]/[.$F$2])*100)-100" office:value-type="float" office:value="-18.0924287118977" calcext:value-type="float">
            <text:p>-18.09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909" calcext:value-type="float">
            <text:p>909</text:p>
          </table:table-cell>
          <table:table-cell table:formula="of:=(([.F160]/[.$F$2])*100)-100" office:value-type="float" office:value="-10.6194690265487" calcext:value-type="float">
            <text:p>-10.62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3631" calcext:value-type="float">
            <text:p>3631</text:p>
          </table:table-cell>
          <table:table-cell table:formula="of:=(([.F161]/[.$F$2])*100)-100" office:value-type="float" office:value="257.030481809243" calcext:value-type="float">
            <text:p>257.03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1282" calcext:value-type="float">
            <text:p>1282</text:p>
          </table:table-cell>
          <table:table-cell table:formula="of:=(([.F162]/[.$F$2])*100)-100" office:value-type="float" office:value="26.0570304818093" calcext:value-type="float">
            <text:p>26.06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1439" calcext:value-type="float">
            <text:p>1439</text:p>
          </table:table-cell>
          <table:table-cell table:formula="of:=(([.F163]/[.$F$2])*100)-100" office:value-type="float" office:value="41.4945919370698" calcext:value-type="float">
            <text:p>41.49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1576" calcext:value-type="float">
            <text:p>1576</text:p>
          </table:table-cell>
          <table:table-cell table:formula="of:=(([.F164]/[.$F$2])*100)-100" office:value-type="float" office:value="54.9655850540806" calcext:value-type="float">
            <text:p>54.97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331" calcext:value-type="float">
            <text:p>331</text:p>
          </table:table-cell>
          <table:table-cell table:formula="of:=(([.F165]/[.$F$2])*100)-100" office:value-type="float" office:value="-67.4532940019666" calcext:value-type="float">
            <text:p>-67.45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1237" calcext:value-type="float">
            <text:p>1237</text:p>
          </table:table-cell>
          <table:table-cell table:formula="of:=(([.F166]/[.$F$2])*100)-100" office:value-type="float" office:value="21.6322517207473" calcext:value-type="float">
            <text:p>21.63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5984" calcext:value-type="float">
            <text:p>5984</text:p>
          </table:table-cell>
          <table:table-cell table:formula="of:=(([.F167]/[.$F$2])*100)-100" office:value-type="float" office:value="488.397246804326" calcext:value-type="float">
            <text:p>488.40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1204" calcext:value-type="float">
            <text:p>1204</text:p>
          </table:table-cell>
          <table:table-cell table:formula="of:=(([.F168]/[.$F$2])*100)-100" office:value-type="float" office:value="18.3874139626352" calcext:value-type="float">
            <text:p>18.39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1277" calcext:value-type="float">
            <text:p>1277</text:p>
          </table:table-cell>
          <table:table-cell table:formula="of:=(([.F169]/[.$F$2])*100)-100" office:value-type="float" office:value="25.5653883972468" calcext:value-type="float">
            <text:p>25.57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2706" calcext:value-type="float">
            <text:p>2706</text:p>
          </table:table-cell>
          <table:table-cell table:formula="of:=(([.F170]/[.$F$2])*100)-100" office:value-type="float" office:value="166.076696165192" calcext:value-type="float">
            <text:p>166.08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2204" calcext:value-type="float">
            <text:p>2204</text:p>
          </table:table-cell>
          <table:table-cell table:formula="of:=(([.F171]/[.$F$2])*100)-100" office:value-type="float" office:value="116.715830875123" calcext:value-type="float">
            <text:p>116.72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30607" calcext:value-type="float">
            <text:p>30607</text:p>
          </table:table-cell>
          <table:table-cell table:formula="of:=(([.F172]/[.$F$2])*100)-100" office:value-type="float" office:value="2909.53785644051" calcext:value-type="float">
            <text:p>2909.54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22275" calcext:value-type="float">
            <text:p>22275</text:p>
          </table:table-cell>
          <table:table-cell table:formula="of:=(([.F173]/[.$F$2])*100)-100" office:value-type="float" office:value="2090.26548672566" calcext:value-type="float">
            <text:p>2090.27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792" calcext:value-type="float">
            <text:p>792</text:p>
          </table:table-cell>
          <table:table-cell table:formula="of:=(([.F174]/[.$F$2])*100)-100" office:value-type="float" office:value="-22.1238938053097" calcext:value-type="float">
            <text:p>-22.12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31519" calcext:value-type="float">
            <text:p>31519</text:p>
          </table:table-cell>
          <table:table-cell table:formula="of:=(([.F175]/[.$F$2])*100)-100" office:value-type="float" office:value="2999.2133726647" calcext:value-type="float">
            <text:p>2999.21</text:p>
          </table:table-cell>
        </table:table-row>
      </table:table>
      <table:table table:name="sample10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10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2153" calcext:value-type="float">
            <text:p>2153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8822" calcext:value-type="float">
            <text:p>8822</text:p>
          </table:table-cell>
          <table:table-cell table:style-name="ce6" table:formula="of:=(([.F3]/[.F2])*100)-100" office:value-type="float" office:value="309.753831862517" calcext:value-type="float">
            <text:p>309.75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1335" calcext:value-type="float">
            <text:p>1335</text:p>
          </table:table-cell>
          <table:table-cell table:formula="of:=(([.F4]/[.$F$2])*100)-100" office:value-type="float" office:value="-37.993497445425" calcext:value-type="float">
            <text:p>-37.99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18102" calcext:value-type="float">
            <text:p>18102</text:p>
          </table:table-cell>
          <table:table-cell table:formula="of:=(([.F5]/[.$F$2])*100)-100" office:value-type="float" office:value="740.780306549001" calcext:value-type="float">
            <text:p>740.78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4319" calcext:value-type="float">
            <text:p>4319</text:p>
          </table:table-cell>
          <table:table-cell table:formula="of:=(([.F6]/[.$F$2])*100)-100" office:value-type="float" office:value="100.603808639108" calcext:value-type="float">
            <text:p>100.60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table:formula="of:=(([.F7]/[.$F$2])*100)-100" office:value-type="float" office:value="-87.4593590339062" calcext:value-type="float">
            <text:p>-87.46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9771" calcext:value-type="float">
            <text:p>9771</text:p>
          </table:table-cell>
          <table:table-cell table:formula="of:=(([.F8]/[.$F$2])*100)-100" office:value-type="float" office:value="353.831862517418" calcext:value-type="float">
            <text:p>353.83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18081" calcext:value-type="float">
            <text:p>18081</text:p>
          </table:table-cell>
          <table:table-cell table:formula="of:=(([.F9]/[.$F$2])*100)-100" office:value-type="float" office:value="739.80492336275" calcext:value-type="float">
            <text:p>739.80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17039" calcext:value-type="float">
            <text:p>17039</text:p>
          </table:table-cell>
          <table:table-cell table:formula="of:=(([.F10]/[.$F$2])*100)-100" office:value-type="float" office:value="691.407338597306" calcext:value-type="float">
            <text:p>691.41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23175" calcext:value-type="float">
            <text:p>23175</text:p>
          </table:table-cell>
          <table:table-cell table:formula="of:=(([.F11]/[.$F$2])*100)-100" office:value-type="float" office:value="976.405016256387" calcext:value-type="float">
            <text:p>976.41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20743" calcext:value-type="float">
            <text:p>20743</text:p>
          </table:table-cell>
          <table:table-cell table:formula="of:=(([.F12]/[.$F$2])*100)-100" office:value-type="float" office:value="863.446353924756" calcext:value-type="float">
            <text:p>863.45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3720" calcext:value-type="float">
            <text:p>3720</text:p>
          </table:table-cell>
          <table:table-cell table:formula="of:=(([.F13]/[.$F$2])*100)-100" office:value-type="float" office:value="72.7821644217371" calcext:value-type="float">
            <text:p>72.78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2379" calcext:value-type="float">
            <text:p>2379</text:p>
          </table:table-cell>
          <table:table-cell table:formula="of:=(([.F14]/[.$F$2])*100)-100" office:value-type="float" office:value="10.4969809568045" calcext:value-type="float">
            <text:p>10.50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765" calcext:value-type="float">
            <text:p>765</text:p>
          </table:table-cell>
          <table:table-cell table:formula="of:=(([.F15]/[.$F$2])*100)-100" office:value-type="float" office:value="-64.4681839294008" calcext:value-type="float">
            <text:p>-64.47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2539" calcext:value-type="float">
            <text:p>2539</text:p>
          </table:table-cell>
          <table:table-cell table:formula="of:=(([.F16]/[.$F$2])*100)-100" office:value-type="float" office:value="17.9284718996749" calcext:value-type="float">
            <text:p>17.93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3164" calcext:value-type="float">
            <text:p>3164</text:p>
          </table:table-cell>
          <table:table-cell table:formula="of:=(([.F17]/[.$F$2])*100)-100" office:value-type="float" office:value="46.9577333952624" calcext:value-type="float">
            <text:p>46.96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4672" calcext:value-type="float">
            <text:p>4672</text:p>
          </table:table-cell>
          <table:table-cell table:formula="of:=(([.F18]/[.$F$2])*100)-100" office:value-type="float" office:value="116.999535531816" calcext:value-type="float">
            <text:p>117.00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9021" calcext:value-type="float">
            <text:p>9021</text:p>
          </table:table-cell>
          <table:table-cell table:formula="of:=(([.F19]/[.$F$2])*100)-100" office:value-type="float" office:value="318.996748722712" calcext:value-type="float">
            <text:p>319.00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8179" calcext:value-type="float">
            <text:p>8179</text:p>
          </table:table-cell>
          <table:table-cell table:formula="of:=(([.F20]/[.$F$2])*100)-100" office:value-type="float" office:value="279.888527635857" calcext:value-type="float">
            <text:p>279.89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19902" calcext:value-type="float">
            <text:p>19902</text:p>
          </table:table-cell>
          <table:table-cell table:formula="of:=(([.F21]/[.$F$2])*100)-100" office:value-type="float" office:value="824.384579656294" calcext:value-type="float">
            <text:p>824.38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14148" calcext:value-type="float">
            <text:p>14148</text:p>
          </table:table-cell>
          <table:table-cell table:formula="of:=(([.F22]/[.$F$2])*100)-100" office:value-type="float" office:value="557.129586623316" calcext:value-type="float">
            <text:p>557.13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6886" calcext:value-type="float">
            <text:p>6886</text:p>
          </table:table-cell>
          <table:table-cell table:formula="of:=(([.F23]/[.$F$2])*100)-100" office:value-type="float" office:value="219.832791453785" calcext:value-type="float">
            <text:p>219.83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7085" calcext:value-type="float">
            <text:p>7085</text:p>
          </table:table-cell>
          <table:table-cell table:formula="of:=(([.F24]/[.$F$2])*100)-100" office:value-type="float" office:value="229.07570831398" calcext:value-type="float">
            <text:p>229.08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2575" calcext:value-type="float">
            <text:p>2575</text:p>
          </table:table-cell>
          <table:table-cell table:formula="of:=(([.F25]/[.$F$2])*100)-100" office:value-type="float" office:value="19.6005573618207" calcext:value-type="float">
            <text:p>19.60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11657" calcext:value-type="float">
            <text:p>11657</text:p>
          </table:table-cell>
          <table:table-cell table:formula="of:=(([.F26]/[.$F$2])*100)-100" office:value-type="float" office:value="441.430562006503" calcext:value-type="float">
            <text:p>441.43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1366" calcext:value-type="float">
            <text:p>1366</text:p>
          </table:table-cell>
          <table:table-cell table:formula="of:=(([.F27]/[.$F$2])*100)-100" office:value-type="float" office:value="-36.5536460752438" calcext:value-type="float">
            <text:p>-36.55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7732" calcext:value-type="float">
            <text:p>7732</text:p>
          </table:table-cell>
          <table:table-cell table:formula="of:=(([.F28]/[.$F$2])*100)-100" office:value-type="float" office:value="259.126799814213" calcext:value-type="float">
            <text:p>259.13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16895" calcext:value-type="float">
            <text:p>16895</text:p>
          </table:table-cell>
          <table:table-cell table:formula="of:=(([.F29]/[.$F$2])*100)-100" office:value-type="float" office:value="684.718996748723" calcext:value-type="float">
            <text:p>684.72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15589" calcext:value-type="float">
            <text:p>15589</text:p>
          </table:table-cell>
          <table:table-cell table:formula="of:=(([.F30]/[.$F$2])*100)-100" office:value-type="float" office:value="624.059451927543" calcext:value-type="float">
            <text:p>624.06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3019" calcext:value-type="float">
            <text:p>3019</text:p>
          </table:table-cell>
          <table:table-cell table:formula="of:=(([.F31]/[.$F$2])*100)-100" office:value-type="float" office:value="40.2229447282861" calcext:value-type="float">
            <text:p>40.22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2221" calcext:value-type="float">
            <text:p>2221</text:p>
          </table:table-cell>
          <table:table-cell table:formula="of:=(([.F32]/[.$F$2])*100)-100" office:value-type="float" office:value="3.15838365071993" calcext:value-type="float">
            <text:p>3.16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7706" calcext:value-type="float">
            <text:p>7706</text:p>
          </table:table-cell>
          <table:table-cell table:formula="of:=(([.F33]/[.$F$2])*100)-100" office:value-type="float" office:value="257.919182535996" calcext:value-type="float">
            <text:p>257.92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table:formula="of:=(([.F34]/[.$F$2])*100)-100" office:value-type="float" office:value="-57.4547143520669" calcext:value-type="float">
            <text:p>-57.45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2673" calcext:value-type="float">
            <text:p>2673</text:p>
          </table:table-cell>
          <table:table-cell table:formula="of:=(([.F35]/[.$F$2])*100)-100" office:value-type="float" office:value="24.1523455643288" calcext:value-type="float">
            <text:p>24.15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4015" calcext:value-type="float">
            <text:p>4015</text:p>
          </table:table-cell>
          <table:table-cell table:formula="of:=(([.F36]/[.$F$2])*100)-100" office:value-type="float" office:value="86.4839758476544" calcext:value-type="float">
            <text:p>86.48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22332" calcext:value-type="float">
            <text:p>22332</text:p>
          </table:table-cell>
          <table:table-cell table:formula="of:=(([.F37]/[.$F$2])*100)-100" office:value-type="float" office:value="937.250348351138" calcext:value-type="float">
            <text:p>937.25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table:formula="of:=(([.F38]/[.$F$2])*100)-100" office:value-type="float" office:value="225.59219693451" calcext:value-type="float">
            <text:p>225.59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9182" calcext:value-type="float">
            <text:p>9182</text:p>
          </table:table-cell>
          <table:table-cell table:formula="of:=(([.F39]/[.$F$2])*100)-100" office:value-type="float" office:value="326.474686483976" calcext:value-type="float">
            <text:p>326.47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6625" calcext:value-type="float">
            <text:p>6625</text:p>
          </table:table-cell>
          <table:table-cell table:formula="of:=(([.F40]/[.$F$2])*100)-100" office:value-type="float" office:value="207.710171853228" calcext:value-type="float">
            <text:p>207.71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3162" calcext:value-type="float">
            <text:p>3162</text:p>
          </table:table-cell>
          <table:table-cell table:formula="of:=(([.F41]/[.$F$2])*100)-100" office:value-type="float" office:value="46.8648397584766" calcext:value-type="float">
            <text:p>46.86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5900" calcext:value-type="float">
            <text:p>5900</text:p>
          </table:table-cell>
          <table:table-cell table:formula="of:=(([.F42]/[.$F$2])*100)-100" office:value-type="float" office:value="174.036228518346" calcext:value-type="float">
            <text:p>174.04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8490" calcext:value-type="float">
            <text:p>8490</text:p>
          </table:table-cell>
          <table:table-cell table:formula="of:=(([.F43]/[.$F$2])*100)-100" office:value-type="float" office:value="294.333488156061" calcext:value-type="float">
            <text:p>294.33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29562" calcext:value-type="float">
            <text:p>29562</text:p>
          </table:table-cell>
          <table:table-cell table:formula="of:=(([.F44]/[.$F$2])*100)-100" office:value-type="float" office:value="1273.06084533209" calcext:value-type="float">
            <text:p>1273.06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2863" calcext:value-type="float">
            <text:p>2863</text:p>
          </table:table-cell>
          <table:table-cell table:formula="of:=(([.F45]/[.$F$2])*100)-100" office:value-type="float" office:value="32.9772410589875" calcext:value-type="float">
            <text:p>32.98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9561" calcext:value-type="float">
            <text:p>9561</text:p>
          </table:table-cell>
          <table:table-cell table:formula="of:=(([.F46]/[.$F$2])*100)-100" office:value-type="float" office:value="344.0780306549" calcext:value-type="float">
            <text:p>344.08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4287" calcext:value-type="float">
            <text:p>4287</text:p>
          </table:table-cell>
          <table:table-cell table:formula="of:=(([.F47]/[.$F$2])*100)-100" office:value-type="float" office:value="99.1175104505342" calcext:value-type="float">
            <text:p>99.12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31065" calcext:value-type="float">
            <text:p>31065</text:p>
          </table:table-cell>
          <table:table-cell table:formula="of:=(([.F48]/[.$F$2])*100)-100" office:value-type="float" office:value="1342.87041337668" calcext:value-type="float">
            <text:p>1342.87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12912" calcext:value-type="float">
            <text:p>12912</text:p>
          </table:table-cell>
          <table:table-cell table:formula="of:=(([.F49]/[.$F$2])*100)-100" office:value-type="float" office:value="499.721319089642" calcext:value-type="float">
            <text:p>499.72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2880" calcext:value-type="float">
            <text:p>2880</text:p>
          </table:table-cell>
          <table:table-cell table:formula="of:=(([.F50]/[.$F$2])*100)-100" office:value-type="float" office:value="33.7668369716675" calcext:value-type="float">
            <text:p>33.77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5750" calcext:value-type="float">
            <text:p>5750</text:p>
          </table:table-cell>
          <table:table-cell table:formula="of:=(([.F51]/[.$F$2])*100)-100" office:value-type="float" office:value="167.069205759405" calcext:value-type="float">
            <text:p>167.07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30306" calcext:value-type="float">
            <text:p>30306</text:p>
          </table:table-cell>
          <table:table-cell table:formula="of:=(([.F52]/[.$F$2])*100)-100" office:value-type="float" office:value="1307.61727821644" calcext:value-type="float">
            <text:p>1307.62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31162" calcext:value-type="float">
            <text:p>31162</text:p>
          </table:table-cell>
          <table:table-cell table:formula="of:=(([.F53]/[.$F$2])*100)-100" office:value-type="float" office:value="1347.3757547608" calcext:value-type="float">
            <text:p>1347.38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11766" calcext:value-type="float">
            <text:p>11766</text:p>
          </table:table-cell>
          <table:table-cell table:formula="of:=(([.F54]/[.$F$2])*100)-100" office:value-type="float" office:value="446.493265211333" calcext:value-type="float">
            <text:p>446.49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31781" calcext:value-type="float">
            <text:p>31781</text:p>
          </table:table-cell>
          <table:table-cell table:formula="of:=(([.F55]/[.$F$2])*100)-100" office:value-type="float" office:value="1376.12633534603" calcext:value-type="float">
            <text:p>1376.13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8786" calcext:value-type="float">
            <text:p>8786</text:p>
          </table:table-cell>
          <table:table-cell table:formula="of:=(([.F56]/[.$F$2])*100)-100" office:value-type="float" office:value="308.081746400372" calcext:value-type="float">
            <text:p>308.08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1777" calcext:value-type="float">
            <text:p>1777</text:p>
          </table:table-cell>
          <table:table-cell table:formula="of:=(([.F57]/[.$F$2])*100)-100" office:value-type="float" office:value="-17.4640037157455" calcext:value-type="float">
            <text:p>-17.46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7499" calcext:value-type="float">
            <text:p>7499</text:p>
          </table:table-cell>
          <table:table-cell table:formula="of:=(([.F58]/[.$F$2])*100)-100" office:value-type="float" office:value="248.304691128658" calcext:value-type="float">
            <text:p>248.30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5976" calcext:value-type="float">
            <text:p>5976</text:p>
          </table:table-cell>
          <table:table-cell table:formula="of:=(([.F59]/[.$F$2])*100)-100" office:value-type="float" office:value="177.56618671621" calcext:value-type="float">
            <text:p>177.57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4213" calcext:value-type="float">
            <text:p>4213</text:p>
          </table:table-cell>
          <table:table-cell table:formula="of:=(([.F60]/[.$F$2])*100)-100" office:value-type="float" office:value="95.6804458894566" calcext:value-type="float">
            <text:p>95.68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1916" calcext:value-type="float">
            <text:p>1916</text:p>
          </table:table-cell>
          <table:table-cell table:formula="of:=(([.F61]/[.$F$2])*100)-100" office:value-type="float" office:value="-11.0078959591268" calcext:value-type="float">
            <text:p>-11.01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9850" calcext:value-type="float">
            <text:p>9850</text:p>
          </table:table-cell>
          <table:table-cell table:formula="of:=(([.F62]/[.$F$2])*100)-100" office:value-type="float" office:value="357.50116117046" calcext:value-type="float">
            <text:p>357.50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4625" calcext:value-type="float">
            <text:p>4625</text:p>
          </table:table-cell>
          <table:table-cell table:formula="of:=(([.F63]/[.$F$2])*100)-100" office:value-type="float" office:value="114.816535067348" calcext:value-type="float">
            <text:p>114.82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8356" calcext:value-type="float">
            <text:p>8356</text:p>
          </table:table-cell>
          <table:table-cell table:formula="of:=(([.F64]/[.$F$2])*100)-100" office:value-type="float" office:value="288.109614491407" calcext:value-type="float">
            <text:p>288.11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5944" calcext:value-type="float">
            <text:p>5944</text:p>
          </table:table-cell>
          <table:table-cell table:formula="of:=(([.F65]/[.$F$2])*100)-100" office:value-type="float" office:value="176.079888527636" calcext:value-type="float">
            <text:p>176.08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6554" calcext:value-type="float">
            <text:p>6554</text:p>
          </table:table-cell>
          <table:table-cell table:formula="of:=(([.F66]/[.$F$2])*100)-100" office:value-type="float" office:value="204.412447747329" calcext:value-type="float">
            <text:p>204.41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2551" calcext:value-type="float">
            <text:p>2551</text:p>
          </table:table-cell>
          <table:table-cell table:formula="of:=(([.F67]/[.$F$2])*100)-100" office:value-type="float" office:value="18.4858337203901" calcext:value-type="float">
            <text:p>18.49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4822" calcext:value-type="float">
            <text:p>4822</text:p>
          </table:table-cell>
          <table:table-cell table:formula="of:=(([.F68]/[.$F$2])*100)-100" office:value-type="float" office:value="123.966558290757" calcext:value-type="float">
            <text:p>123.97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3752" calcext:value-type="float">
            <text:p>3752</text:p>
          </table:table-cell>
          <table:table-cell table:formula="of:=(([.F69]/[.$F$2])*100)-100" office:value-type="float" office:value="74.2684626103112" calcext:value-type="float">
            <text:p>74.27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3095" calcext:value-type="float">
            <text:p>3095</text:p>
          </table:table-cell>
          <table:table-cell table:formula="of:=(([.F70]/[.$F$2])*100)-100" office:value-type="float" office:value="43.7529029261495" calcext:value-type="float">
            <text:p>43.75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8390" calcext:value-type="float">
            <text:p>8390</text:p>
          </table:table-cell>
          <table:table-cell table:formula="of:=(([.F71]/[.$F$2])*100)-100" office:value-type="float" office:value="289.688806316767" calcext:value-type="float">
            <text:p>289.69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6690" calcext:value-type="float">
            <text:p>6690</text:p>
          </table:table-cell>
          <table:table-cell table:formula="of:=(([.F72]/[.$F$2])*100)-100" office:value-type="float" office:value="210.729215048769" calcext:value-type="float">
            <text:p>210.73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6669" calcext:value-type="float">
            <text:p>6669</text:p>
          </table:table-cell>
          <table:table-cell table:formula="of:=(([.F73]/[.$F$2])*100)-100" office:value-type="float" office:value="209.753831862517" calcext:value-type="float">
            <text:p>209.75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515" calcext:value-type="float">
            <text:p>515</text:p>
          </table:table-cell>
          <table:table-cell table:formula="of:=(([.F74]/[.$F$2])*100)-100" office:value-type="float" office:value="-76.0798885276359" calcext:value-type="float">
            <text:p>-76.08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4381" calcext:value-type="float">
            <text:p>4381</text:p>
          </table:table-cell>
          <table:table-cell table:formula="of:=(([.F75]/[.$F$2])*100)-100" office:value-type="float" office:value="103.483511379471" calcext:value-type="float">
            <text:p>103.48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1054" calcext:value-type="float">
            <text:p>1054</text:p>
          </table:table-cell>
          <table:table-cell table:formula="of:=(([.F76]/[.$F$2])*100)-100" office:value-type="float" office:value="-51.0450534138412" calcext:value-type="float">
            <text:p>-51.05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8065" calcext:value-type="float">
            <text:p>8065</text:p>
          </table:table-cell>
          <table:table-cell table:formula="of:=(([.F77]/[.$F$2])*100)-100" office:value-type="float" office:value="274.593590339062" calcext:value-type="float">
            <text:p>274.59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8760" calcext:value-type="float">
            <text:p>8760</text:p>
          </table:table-cell>
          <table:table-cell table:formula="of:=(([.F78]/[.$F$2])*100)-100" office:value-type="float" office:value="306.874129122155" calcext:value-type="float">
            <text:p>306.87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422" calcext:value-type="float">
            <text:p>422</text:p>
          </table:table-cell>
          <table:table-cell table:formula="of:=(([.F79]/[.$F$2])*100)-100" office:value-type="float" office:value="-80.3994426381793" calcext:value-type="float">
            <text:p>-80.40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3833" calcext:value-type="float">
            <text:p>3833</text:p>
          </table:table-cell>
          <table:table-cell table:formula="of:=(([.F80]/[.$F$2])*100)-100" office:value-type="float" office:value="78.0306549001394" calcext:value-type="float">
            <text:p>78.03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table:formula="of:=(([.F81]/[.$F$2])*100)-100" office:value-type="float" office:value="322.851834649327" calcext:value-type="float">
            <text:p>322.85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10159" calcext:value-type="float">
            <text:p>10159</text:p>
          </table:table-cell>
          <table:table-cell table:formula="of:=(([.F82]/[.$F$2])*100)-100" office:value-type="float" office:value="371.853228053878" calcext:value-type="float">
            <text:p>371.85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4135" calcext:value-type="float">
            <text:p>4135</text:p>
          </table:table-cell>
          <table:table-cell table:formula="of:=(([.F83]/[.$F$2])*100)-100" office:value-type="float" office:value="92.0575940548073" calcext:value-type="float">
            <text:p>92.06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20837" calcext:value-type="float">
            <text:p>20837</text:p>
          </table:table-cell>
          <table:table-cell table:formula="of:=(([.F84]/[.$F$2])*100)-100" office:value-type="float" office:value="867.812354853693" calcext:value-type="float">
            <text:p>867.81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2359" calcext:value-type="float">
            <text:p>2359</text:p>
          </table:table-cell>
          <table:table-cell table:formula="of:=(([.F85]/[.$F$2])*100)-100" office:value-type="float" office:value="9.56804458894567" calcext:value-type="float">
            <text:p>9.57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6852" calcext:value-type="float">
            <text:p>6852</text:p>
          </table:table-cell>
          <table:table-cell table:formula="of:=(([.F86]/[.$F$2])*100)-100" office:value-type="float" office:value="218.253599628425" calcext:value-type="float">
            <text:p>218.25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7948" calcext:value-type="float">
            <text:p>7948</text:p>
          </table:table-cell>
          <table:table-cell table:formula="of:=(([.F87]/[.$F$2])*100)-100" office:value-type="float" office:value="269.159312587088" calcext:value-type="float">
            <text:p>269.16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6297" calcext:value-type="float">
            <text:p>6297</text:p>
          </table:table-cell>
          <table:table-cell table:formula="of:=(([.F88]/[.$F$2])*100)-100" office:value-type="float" office:value="192.475615420344" calcext:value-type="float">
            <text:p>192.48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1596" calcext:value-type="float">
            <text:p>1596</text:p>
          </table:table-cell>
          <table:table-cell table:formula="of:=(([.F89]/[.$F$2])*100)-100" office:value-type="float" office:value="-25.8708778448676" calcext:value-type="float">
            <text:p>-25.87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7480" calcext:value-type="float">
            <text:p>7480</text:p>
          </table:table-cell>
          <table:table-cell table:formula="of:=(([.F90]/[.$F$2])*100)-100" office:value-type="float" office:value="247.422201579192" calcext:value-type="float">
            <text:p>247.42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26430" calcext:value-type="float">
            <text:p>26430</text:p>
          </table:table-cell>
          <table:table-cell table:formula="of:=(([.F91]/[.$F$2])*100)-100" office:value-type="float" office:value="1127.58941012541" calcext:value-type="float">
            <text:p>1127.59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7530" calcext:value-type="float">
            <text:p>7530</text:p>
          </table:table-cell>
          <table:table-cell table:formula="of:=(([.F92]/[.$F$2])*100)-100" office:value-type="float" office:value="249.744542498839" calcext:value-type="float">
            <text:p>249.74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4073" calcext:value-type="float">
            <text:p>4073</text:p>
          </table:table-cell>
          <table:table-cell table:formula="of:=(([.F93]/[.$F$2])*100)-100" office:value-type="float" office:value="89.177891314445" calcext:value-type="float">
            <text:p>89.18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10163" calcext:value-type="float">
            <text:p>10163</text:p>
          </table:table-cell>
          <table:table-cell table:formula="of:=(([.F94]/[.$F$2])*100)-100" office:value-type="float" office:value="372.03901532745" calcext:value-type="float">
            <text:p>372.04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892" calcext:value-type="float">
            <text:p>892</text:p>
          </table:table-cell>
          <table:table-cell table:formula="of:=(([.F95]/[.$F$2])*100)-100" office:value-type="float" office:value="-58.5694379934975" calcext:value-type="float">
            <text:p>-58.57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24765" calcext:value-type="float">
            <text:p>24765</text:p>
          </table:table-cell>
          <table:table-cell table:formula="of:=(([.F96]/[.$F$2])*100)-100" office:value-type="float" office:value="1050.25545750116" calcext:value-type="float">
            <text:p>1050.26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20211" calcext:value-type="float">
            <text:p>20211</text:p>
          </table:table-cell>
          <table:table-cell table:formula="of:=(([.F97]/[.$F$2])*100)-100" office:value-type="float" office:value="838.736646539712" calcext:value-type="float">
            <text:p>838.74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15429" calcext:value-type="float">
            <text:p>15429</text:p>
          </table:table-cell>
          <table:table-cell table:formula="of:=(([.F98]/[.$F$2])*100)-100" office:value-type="float" office:value="616.627960984673" calcext:value-type="float">
            <text:p>616.63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4903" calcext:value-type="float">
            <text:p>4903</text:p>
          </table:table-cell>
          <table:table-cell table:formula="of:=(([.F99]/[.$F$2])*100)-100" office:value-type="float" office:value="127.728750580585" calcext:value-type="float">
            <text:p>127.73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7386" calcext:value-type="float">
            <text:p>7386</text:p>
          </table:table-cell>
          <table:table-cell table:formula="of:=(([.F100]/[.$F$2])*100)-100" office:value-type="float" office:value="243.056200650255" calcext:value-type="float">
            <text:p>243.06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18505" calcext:value-type="float">
            <text:p>18505</text:p>
          </table:table-cell>
          <table:table-cell table:formula="of:=(([.F101]/[.$F$2])*100)-100" office:value-type="float" office:value="759.498374361356" calcext:value-type="float">
            <text:p>759.50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10762" calcext:value-type="float">
            <text:p>10762</text:p>
          </table:table-cell>
          <table:table-cell table:formula="of:=(([.F102]/[.$F$2])*100)-100" office:value-type="float" office:value="399.860659544821" calcext:value-type="float">
            <text:p>399.86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1840" calcext:value-type="float">
            <text:p>1840</text:p>
          </table:table-cell>
          <table:table-cell table:formula="of:=(([.F103]/[.$F$2])*100)-100" office:value-type="float" office:value="-14.5378541569902" calcext:value-type="float">
            <text:p>-14.54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3251" calcext:value-type="float">
            <text:p>3251</text:p>
          </table:table-cell>
          <table:table-cell table:formula="of:=(([.F104]/[.$F$2])*100)-100" office:value-type="float" office:value="50.9986065954482" calcext:value-type="float">
            <text:p>51.00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8327" calcext:value-type="float">
            <text:p>8327</text:p>
          </table:table-cell>
          <table:table-cell table:formula="of:=(([.F105]/[.$F$2])*100)-100" office:value-type="float" office:value="286.762656758012" calcext:value-type="float">
            <text:p>286.76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12927" calcext:value-type="float">
            <text:p>12927</text:p>
          </table:table-cell>
          <table:table-cell table:formula="of:=(([.F106]/[.$F$2])*100)-100" office:value-type="float" office:value="500.418021365536" calcext:value-type="float">
            <text:p>500.42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26400" calcext:value-type="float">
            <text:p>26400</text:p>
          </table:table-cell>
          <table:table-cell table:formula="of:=(([.F107]/[.$F$2])*100)-100" office:value-type="float" office:value="1126.19600557362" calcext:value-type="float">
            <text:p>1126.20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15980" calcext:value-type="float">
            <text:p>15980</text:p>
          </table:table-cell>
          <table:table-cell table:formula="of:=(([.F108]/[.$F$2])*100)-100" office:value-type="float" office:value="642.220157919182" calcext:value-type="float">
            <text:p>642.22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2923" calcext:value-type="float">
            <text:p>2923</text:p>
          </table:table-cell>
          <table:table-cell table:formula="of:=(([.F109]/[.$F$2])*100)-100" office:value-type="float" office:value="35.7640501625638" calcext:value-type="float">
            <text:p>35.76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5413" calcext:value-type="float">
            <text:p>5413</text:p>
          </table:table-cell>
          <table:table-cell table:formula="of:=(([.F110]/[.$F$2])*100)-100" office:value-type="float" office:value="151.416627960985" calcext:value-type="float">
            <text:p>151.42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2817" calcext:value-type="float">
            <text:p>2817</text:p>
          </table:table-cell>
          <table:table-cell table:formula="of:=(([.F111]/[.$F$2])*100)-100" office:value-type="float" office:value="30.8406874129122" calcext:value-type="float">
            <text:p>30.84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table:formula="of:=(([.F112]/[.$F$2])*100)-100" office:value-type="float" office:value="-79.098931723177" calcext:value-type="float">
            <text:p>-79.10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374" calcext:value-type="float">
            <text:p>374</text:p>
          </table:table-cell>
          <table:table-cell table:formula="of:=(([.F113]/[.$F$2])*100)-100" office:value-type="float" office:value="-82.6288899210404" calcext:value-type="float">
            <text:p>-82.63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6072" calcext:value-type="float">
            <text:p>6072</text:p>
          </table:table-cell>
          <table:table-cell table:formula="of:=(([.F114]/[.$F$2])*100)-100" office:value-type="float" office:value="182.025081281932" calcext:value-type="float">
            <text:p>182.03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16219" calcext:value-type="float">
            <text:p>16219</text:p>
          </table:table-cell>
          <table:table-cell table:formula="of:=(([.F115]/[.$F$2])*100)-100" office:value-type="float" office:value="653.320947515095" calcext:value-type="float">
            <text:p>653.32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17601" calcext:value-type="float">
            <text:p>17601</text:p>
          </table:table-cell>
          <table:table-cell table:formula="of:=(([.F116]/[.$F$2])*100)-100" office:value-type="float" office:value="717.510450534138" calcext:value-type="float">
            <text:p>717.51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8938" calcext:value-type="float">
            <text:p>8938</text:p>
          </table:table-cell>
          <table:table-cell table:formula="of:=(([.F117]/[.$F$2])*100)-100" office:value-type="float" office:value="315.141662796099" calcext:value-type="float">
            <text:p>315.14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3119" calcext:value-type="float">
            <text:p>3119</text:p>
          </table:table-cell>
          <table:table-cell table:formula="of:=(([.F118]/[.$F$2])*100)-100" office:value-type="float" office:value="44.8676265675801" calcext:value-type="float">
            <text:p>44.87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1401" calcext:value-type="float">
            <text:p>1401</text:p>
          </table:table-cell>
          <table:table-cell table:formula="of:=(([.F119]/[.$F$2])*100)-100" office:value-type="float" office:value="-34.928007431491" calcext:value-type="float">
            <text:p>-34.93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1589" calcext:value-type="float">
            <text:p>1589</text:p>
          </table:table-cell>
          <table:table-cell table:formula="of:=(([.F120]/[.$F$2])*100)-100" office:value-type="float" office:value="-26.1960055736182" calcext:value-type="float">
            <text:p>-26.20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2455" calcext:value-type="float">
            <text:p>2455</text:p>
          </table:table-cell>
          <table:table-cell table:formula="of:=(([.F121]/[.$F$2])*100)-100" office:value-type="float" office:value="14.0269391546679" calcext:value-type="float">
            <text:p>14.03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6646" calcext:value-type="float">
            <text:p>6646</text:p>
          </table:table-cell>
          <table:table-cell table:formula="of:=(([.F122]/[.$F$2])*100)-100" office:value-type="float" office:value="208.68555503948" calcext:value-type="float">
            <text:p>208.69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29265" calcext:value-type="float">
            <text:p>29265</text:p>
          </table:table-cell>
          <table:table-cell table:formula="of:=(([.F123]/[.$F$2])*100)-100" office:value-type="float" office:value="1259.26614026939" calcext:value-type="float">
            <text:p>1259.27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2295" calcext:value-type="float">
            <text:p>2295</text:p>
          </table:table-cell>
          <table:table-cell table:formula="of:=(([.F124]/[.$F$2])*100)-100" office:value-type="float" office:value="6.59544821179749" calcext:value-type="float">
            <text:p>6.60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8856" calcext:value-type="float">
            <text:p>8856</text:p>
          </table:table-cell>
          <table:table-cell table:formula="of:=(([.F125]/[.$F$2])*100)-100" office:value-type="float" office:value="311.333023687877" calcext:value-type="float">
            <text:p>311.33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12348" calcext:value-type="float">
            <text:p>12348</text:p>
          </table:table-cell>
          <table:table-cell table:formula="of:=(([.F126]/[.$F$2])*100)-100" office:value-type="float" office:value="473.525313516024" calcext:value-type="float">
            <text:p>473.53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17350" calcext:value-type="float">
            <text:p>17350</text:p>
          </table:table-cell>
          <table:table-cell table:formula="of:=(([.F127]/[.$F$2])*100)-100" office:value-type="float" office:value="705.85229911751" calcext:value-type="float">
            <text:p>705.85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7161" calcext:value-type="float">
            <text:p>7161</text:p>
          </table:table-cell>
          <table:table-cell table:formula="of:=(([.F128]/[.$F$2])*100)-100" office:value-type="float" office:value="232.605666511844" calcext:value-type="float">
            <text:p>232.61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4487" calcext:value-type="float">
            <text:p>4487</text:p>
          </table:table-cell>
          <table:table-cell table:formula="of:=(([.F129]/[.$F$2])*100)-100" office:value-type="float" office:value="108.406874129122" calcext:value-type="float">
            <text:p>108.41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2888" calcext:value-type="float">
            <text:p>2888</text:p>
          </table:table-cell>
          <table:table-cell table:formula="of:=(([.F130]/[.$F$2])*100)-100" office:value-type="float" office:value="34.138411518811" calcext:value-type="float">
            <text:p>34.14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25269" calcext:value-type="float">
            <text:p>25269</text:p>
          </table:table-cell>
          <table:table-cell table:formula="of:=(([.F131]/[.$F$2])*100)-100" office:value-type="float" office:value="1073.6646539712" calcext:value-type="float">
            <text:p>1073.66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4957" calcext:value-type="float">
            <text:p>4957</text:p>
          </table:table-cell>
          <table:table-cell table:formula="of:=(([.F132]/[.$F$2])*100)-100" office:value-type="float" office:value="130.236878773804" calcext:value-type="float">
            <text:p>130.24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12993" calcext:value-type="float">
            <text:p>12993</text:p>
          </table:table-cell>
          <table:table-cell table:formula="of:=(([.F133]/[.$F$2])*100)-100" office:value-type="float" office:value="503.483511379471" calcext:value-type="float">
            <text:p>503.48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3880" calcext:value-type="float">
            <text:p>3880</text:p>
          </table:table-cell>
          <table:table-cell table:formula="of:=(([.F134]/[.$F$2])*100)-100" office:value-type="float" office:value="80.2136553646075" calcext:value-type="float">
            <text:p>80.21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6381" calcext:value-type="float">
            <text:p>6381</text:p>
          </table:table-cell>
          <table:table-cell table:formula="of:=(([.F135]/[.$F$2])*100)-100" office:value-type="float" office:value="196.377148165351" calcext:value-type="float">
            <text:p>196.38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5655" calcext:value-type="float">
            <text:p>5655</text:p>
          </table:table-cell>
          <table:table-cell table:formula="of:=(([.F136]/[.$F$2])*100)-100" office:value-type="float" office:value="162.656758012076" calcext:value-type="float">
            <text:p>162.66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934" calcext:value-type="float">
            <text:p>934</text:p>
          </table:table-cell>
          <table:table-cell table:formula="of:=(([.F137]/[.$F$2])*100)-100" office:value-type="float" office:value="-56.618671620994" calcext:value-type="float">
            <text:p>-56.62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536" calcext:value-type="float">
            <text:p>536</text:p>
          </table:table-cell>
          <table:table-cell table:formula="of:=(([.F138]/[.$F$2])*100)-100" office:value-type="float" office:value="-75.1045053413841" calcext:value-type="float">
            <text:p>-75.10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1123" calcext:value-type="float">
            <text:p>1123</text:p>
          </table:table-cell>
          <table:table-cell table:formula="of:=(([.F139]/[.$F$2])*100)-100" office:value-type="float" office:value="-47.8402229447283" calcext:value-type="float">
            <text:p>-47.84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707" calcext:value-type="float">
            <text:p>707</text:p>
          </table:table-cell>
          <table:table-cell table:formula="of:=(([.F140]/[.$F$2])*100)-100" office:value-type="float" office:value="-67.1620993961914" calcext:value-type="float">
            <text:p>-67.16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978" calcext:value-type="float">
            <text:p>978</text:p>
          </table:table-cell>
          <table:table-cell table:formula="of:=(([.F141]/[.$F$2])*100)-100" office:value-type="float" office:value="-54.5750116117046" calcext:value-type="float">
            <text:p>-54.58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9761" calcext:value-type="float">
            <text:p>9761</text:p>
          </table:table-cell>
          <table:table-cell table:formula="of:=(([.F142]/[.$F$2])*100)-100" office:value-type="float" office:value="353.367394333488" calcext:value-type="float">
            <text:p>353.37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2942" calcext:value-type="float">
            <text:p>2942</text:p>
          </table:table-cell>
          <table:table-cell table:formula="of:=(([.F143]/[.$F$2])*100)-100" office:value-type="float" office:value="36.6465397120297" calcext:value-type="float">
            <text:p>36.65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3954" calcext:value-type="float">
            <text:p>3954</text:p>
          </table:table-cell>
          <table:table-cell table:formula="of:=(([.F144]/[.$F$2])*100)-100" office:value-type="float" office:value="83.6507199256851" calcext:value-type="float">
            <text:p>83.65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8896" calcext:value-type="float">
            <text:p>8896</text:p>
          </table:table-cell>
          <table:table-cell table:formula="of:=(([.F145]/[.$F$2])*100)-100" office:value-type="float" office:value="313.190896423595" calcext:value-type="float">
            <text:p>313.19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3045" calcext:value-type="float">
            <text:p>3045</text:p>
          </table:table-cell>
          <table:table-cell table:formula="of:=(([.F146]/[.$F$2])*100)-100" office:value-type="float" office:value="41.4305620065026" calcext:value-type="float">
            <text:p>41.43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4718" calcext:value-type="float">
            <text:p>4718</text:p>
          </table:table-cell>
          <table:table-cell table:formula="of:=(([.F147]/[.$F$2])*100)-100" office:value-type="float" office:value="119.136089177891" calcext:value-type="float">
            <text:p>119.14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12792" calcext:value-type="float">
            <text:p>12792</text:p>
          </table:table-cell>
          <table:table-cell table:formula="of:=(([.F148]/[.$F$2])*100)-100" office:value-type="float" office:value="494.14770088249" calcext:value-type="float">
            <text:p>494.15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16662" calcext:value-type="float">
            <text:p>16662</text:p>
          </table:table-cell>
          <table:table-cell table:formula="of:=(([.F149]/[.$F$2])*100)-100" office:value-type="float" office:value="673.896888063168" calcext:value-type="float">
            <text:p>673.90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14196" calcext:value-type="float">
            <text:p>14196</text:p>
          </table:table-cell>
          <table:table-cell table:formula="of:=(([.F150]/[.$F$2])*100)-100" office:value-type="float" office:value="559.359033906177" calcext:value-type="float">
            <text:p>559.36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4353" calcext:value-type="float">
            <text:p>4353</text:p>
          </table:table-cell>
          <table:table-cell table:formula="of:=(([.F151]/[.$F$2])*100)-100" office:value-type="float" office:value="102.183000464468" calcext:value-type="float">
            <text:p>102.18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3788" calcext:value-type="float">
            <text:p>3788</text:p>
          </table:table-cell>
          <table:table-cell table:formula="of:=(([.F152]/[.$F$2])*100)-100" office:value-type="float" office:value="75.940548072457" calcext:value-type="float">
            <text:p>75.94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4043" calcext:value-type="float">
            <text:p>4043</text:p>
          </table:table-cell>
          <table:table-cell table:formula="of:=(([.F153]/[.$F$2])*100)-100" office:value-type="float" office:value="87.7844867626567" calcext:value-type="float">
            <text:p>87.78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2629" calcext:value-type="float">
            <text:p>2629</text:p>
          </table:table-cell>
          <table:table-cell table:formula="of:=(([.F154]/[.$F$2])*100)-100" office:value-type="float" office:value="22.1086855550395" calcext:value-type="float">
            <text:p>22.11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formula="of:=(([.F155]/[.$F$2])*100)-100" office:value-type="float" office:value="222.526706920576" calcext:value-type="float">
            <text:p>222.53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24930" calcext:value-type="float">
            <text:p>24930</text:p>
          </table:table-cell>
          <table:table-cell table:formula="of:=(([.F156]/[.$F$2])*100)-100" office:value-type="float" office:value="1057.919182536" calcext:value-type="float">
            <text:p>1057.92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29824" calcext:value-type="float">
            <text:p>29824</text:p>
          </table:table-cell>
          <table:table-cell table:formula="of:=(([.F157]/[.$F$2])*100)-100" office:value-type="float" office:value="1285.22991175104" calcext:value-type="float">
            <text:p>1285.23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21023" calcext:value-type="float">
            <text:p>21023</text:p>
          </table:table-cell>
          <table:table-cell table:formula="of:=(([.F158]/[.$F$2])*100)-100" office:value-type="float" office:value="876.451463074779" calcext:value-type="float">
            <text:p>876.45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2342" calcext:value-type="float">
            <text:p>2342</text:p>
          </table:table-cell>
          <table:table-cell table:formula="of:=(([.F159]/[.$F$2])*100)-100" office:value-type="float" office:value="8.77844867626567" calcext:value-type="float">
            <text:p>8.78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3970" calcext:value-type="float">
            <text:p>3970</text:p>
          </table:table-cell>
          <table:table-cell table:formula="of:=(([.F160]/[.$F$2])*100)-100" office:value-type="float" office:value="84.3938690199721" calcext:value-type="float">
            <text:p>84.39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20908" calcext:value-type="float">
            <text:p>20908</text:p>
          </table:table-cell>
          <table:table-cell table:formula="of:=(([.F161]/[.$F$2])*100)-100" office:value-type="float" office:value="871.110078959591" calcext:value-type="float">
            <text:p>871.11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2369" calcext:value-type="float">
            <text:p>2369</text:p>
          </table:table-cell>
          <table:table-cell table:formula="of:=(([.F162]/[.$F$2])*100)-100" office:value-type="float" office:value="10.0325127728751" calcext:value-type="float">
            <text:p>10.03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3989" calcext:value-type="float">
            <text:p>3989</text:p>
          </table:table-cell>
          <table:table-cell table:formula="of:=(([.F163]/[.$F$2])*100)-100" office:value-type="float" office:value="85.276358569438" calcext:value-type="float">
            <text:p>85.28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3783" calcext:value-type="float">
            <text:p>3783</text:p>
          </table:table-cell>
          <table:table-cell table:formula="of:=(([.F164]/[.$F$2])*100)-100" office:value-type="float" office:value="75.7083139804923" calcext:value-type="float">
            <text:p>75.71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919" calcext:value-type="float">
            <text:p>919</text:p>
          </table:table-cell>
          <table:table-cell table:formula="of:=(([.F165]/[.$F$2])*100)-100" office:value-type="float" office:value="-57.3153738968881" calcext:value-type="float">
            <text:p>-57.32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3496" calcext:value-type="float">
            <text:p>3496</text:p>
          </table:table-cell>
          <table:table-cell table:formula="of:=(([.F166]/[.$F$2])*100)-100" office:value-type="float" office:value="62.3780771017185" calcext:value-type="float">
            <text:p>62.38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9770" calcext:value-type="float">
            <text:p>9770</text:p>
          </table:table-cell>
          <table:table-cell table:formula="of:=(([.F167]/[.$F$2])*100)-100" office:value-type="float" office:value="353.785415699025" calcext:value-type="float">
            <text:p>353.79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2607" calcext:value-type="float">
            <text:p>2607</text:p>
          </table:table-cell>
          <table:table-cell table:formula="of:=(([.F168]/[.$F$2])*100)-100" office:value-type="float" office:value="21.0868555503948" calcext:value-type="float">
            <text:p>21.09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1238" calcext:value-type="float">
            <text:p>1238</text:p>
          </table:table-cell>
          <table:table-cell table:formula="of:=(([.F169]/[.$F$2])*100)-100" office:value-type="float" office:value="-42.4988388295402" calcext:value-type="float">
            <text:p>-42.50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6550" calcext:value-type="float">
            <text:p>6550</text:p>
          </table:table-cell>
          <table:table-cell table:formula="of:=(([.F170]/[.$F$2])*100)-100" office:value-type="float" office:value="204.226660473758" calcext:value-type="float">
            <text:p>204.23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5458" calcext:value-type="float">
            <text:p>5458</text:p>
          </table:table-cell>
          <table:table-cell table:formula="of:=(([.F171]/[.$F$2])*100)-100" office:value-type="float" office:value="153.506734788667" calcext:value-type="float">
            <text:p>153.51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31426" calcext:value-type="float">
            <text:p>31426</text:p>
          </table:table-cell>
          <table:table-cell table:formula="of:=(([.F172]/[.$F$2])*100)-100" office:value-type="float" office:value="1359.63771481654" calcext:value-type="float">
            <text:p>1359.64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24296" calcext:value-type="float">
            <text:p>24296</text:p>
          </table:table-cell>
          <table:table-cell table:formula="of:=(([.F173]/[.$F$2])*100)-100" office:value-type="float" office:value="1028.47189967487" calcext:value-type="float">
            <text:p>1028.47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1727" calcext:value-type="float">
            <text:p>1727</text:p>
          </table:table-cell>
          <table:table-cell table:formula="of:=(([.F174]/[.$F$2])*100)-100" office:value-type="float" office:value="-19.7863446353925" calcext:value-type="float">
            <text:p>-19.79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30605" calcext:value-type="float">
            <text:p>30605</text:p>
          </table:table-cell>
          <table:table-cell table:formula="of:=(([.F175]/[.$F$2])*100)-100" office:value-type="float" office:value="1321.50487691593" calcext:value-type="float">
            <text:p>1321.50</text:p>
          </table:table-cell>
        </table:table-row>
      </table:table>
      <table:table table:name="sample11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11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5521" calcext:value-type="float">
            <text:p>5521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16559" calcext:value-type="float">
            <text:p>16559</text:p>
          </table:table-cell>
          <table:table-cell table:style-name="ce6" table:formula="of:=(([.F3]/[.F2])*100)-100" office:value-type="float" office:value="199.927549357001" calcext:value-type="float">
            <text:p>199.93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2176" calcext:value-type="float">
            <text:p>2176</text:p>
          </table:table-cell>
          <table:table-cell table:formula="of:=(([.F4]/[.$F$2])*100)-100" office:value-type="float" office:value="-60.5868502082956" calcext:value-type="float">
            <text:p>-60.59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29857" calcext:value-type="float">
            <text:p>29857</text:p>
          </table:table-cell>
          <table:table-cell table:formula="of:=(([.F5]/[.$F$2])*100)-100" office:value-type="float" office:value="440.789712008694" calcext:value-type="float">
            <text:p>440.79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18873" calcext:value-type="float">
            <text:p>18873</text:p>
          </table:table-cell>
          <table:table-cell table:formula="of:=(([.F6]/[.$F$2])*100)-100" office:value-type="float" office:value="241.840246332186" calcext:value-type="float">
            <text:p>241.84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table:formula="of:=(([.F7]/[.$F$2])*100)-100" office:value-type="float" office:value="-96.5223691360261" calcext:value-type="float">
            <text:p>-96.52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23647" calcext:value-type="float">
            <text:p>23647</text:p>
          </table:table-cell>
          <table:table-cell table:formula="of:=(([.F8]/[.$F$2])*100)-100" office:value-type="float" office:value="328.310088752038" calcext:value-type="float">
            <text:p>328.31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31886" calcext:value-type="float">
            <text:p>31886</text:p>
          </table:table-cell>
          <table:table-cell table:formula="of:=(([.F9]/[.$F$2])*100)-100" office:value-type="float" office:value="477.540300670168" calcext:value-type="float">
            <text:p>477.54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30100" calcext:value-type="float">
            <text:p>30100</text:p>
          </table:table-cell>
          <table:table-cell table:formula="of:=(([.F10]/[.$F$2])*100)-100" office:value-type="float" office:value="445.191088570911" calcext:value-type="float">
            <text:p>445.19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32091" calcext:value-type="float">
            <text:p>32091</text:p>
          </table:table-cell>
          <table:table-cell table:formula="of:=(([.F11]/[.$F$2])*100)-100" office:value-type="float" office:value="481.253396123891" calcext:value-type="float">
            <text:p>481.25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31643" calcext:value-type="float">
            <text:p>31643</text:p>
          </table:table-cell>
          <table:table-cell table:formula="of:=(([.F12]/[.$F$2])*100)-100" office:value-type="float" office:value="473.138924107951" calcext:value-type="float">
            <text:p>473.14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4742" calcext:value-type="float">
            <text:p>4742</text:p>
          </table:table-cell>
          <table:table-cell table:formula="of:=(([.F13]/[.$F$2])*100)-100" office:value-type="float" office:value="-14.1097627241442" calcext:value-type="float">
            <text:p>-14.11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19345" calcext:value-type="float">
            <text:p>19345</text:p>
          </table:table-cell>
          <table:table-cell table:formula="of:=(([.F14]/[.$F$2])*100)-100" office:value-type="float" office:value="250.389422206122" calcext:value-type="float">
            <text:p>250.39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1194" calcext:value-type="float">
            <text:p>1194</text:p>
          </table:table-cell>
          <table:table-cell table:formula="of:=(([.F15]/[.$F$2])*100)-100" office:value-type="float" office:value="-78.3734830646622" calcext:value-type="float">
            <text:p>-78.37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5198" calcext:value-type="float">
            <text:p>5198</text:p>
          </table:table-cell>
          <table:table-cell table:formula="of:=(([.F16]/[.$F$2])*100)-100" office:value-type="float" office:value="-5.85038942220612" calcext:value-type="float">
            <text:p>-5.85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17251" calcext:value-type="float">
            <text:p>17251</text:p>
          </table:table-cell>
          <table:table-cell table:formula="of:=(([.F17]/[.$F$2])*100)-100" office:value-type="float" office:value="212.461510595907" calcext:value-type="float">
            <text:p>212.46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10481" calcext:value-type="float">
            <text:p>10481</text:p>
          </table:table-cell>
          <table:table-cell table:formula="of:=(([.F18]/[.$F$2])*100)-100" office:value-type="float" office:value="89.8387973193262" calcext:value-type="float">
            <text:p>89.84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28362" calcext:value-type="float">
            <text:p>28362</text:p>
          </table:table-cell>
          <table:table-cell table:formula="of:=(([.F19]/[.$F$2])*100)-100" office:value-type="float" office:value="413.711284187647" calcext:value-type="float">
            <text:p>413.71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28379" calcext:value-type="float">
            <text:p>28379</text:p>
          </table:table-cell>
          <table:table-cell table:formula="of:=(([.F20]/[.$F$2])*100)-100" office:value-type="float" office:value="414.019199420395" calcext:value-type="float">
            <text:p>414.02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29951" calcext:value-type="float">
            <text:p>29951</text:p>
          </table:table-cell>
          <table:table-cell table:formula="of:=(([.F21]/[.$F$2])*100)-100" office:value-type="float" office:value="442.492302119181" calcext:value-type="float">
            <text:p>442.49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27892" calcext:value-type="float">
            <text:p>27892</text:p>
          </table:table-cell>
          <table:table-cell table:formula="of:=(([.F22]/[.$F$2])*100)-100" office:value-type="float" office:value="405.198333635211" calcext:value-type="float">
            <text:p>405.20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23174" calcext:value-type="float">
            <text:p>23174</text:p>
          </table:table-cell>
          <table:table-cell table:formula="of:=(([.F23]/[.$F$2])*100)-100" office:value-type="float" office:value="319.742800217352" calcext:value-type="float">
            <text:p>319.74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17306" calcext:value-type="float">
            <text:p>17306</text:p>
          </table:table-cell>
          <table:table-cell table:formula="of:=(([.F24]/[.$F$2])*100)-100" office:value-type="float" office:value="213.457706937149" calcext:value-type="float">
            <text:p>213.46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7236" calcext:value-type="float">
            <text:p>7236</text:p>
          </table:table-cell>
          <table:table-cell table:formula="of:=(([.F25]/[.$F$2])*100)-100" office:value-type="float" office:value="31.063213186017" calcext:value-type="float">
            <text:p>31.06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26234" calcext:value-type="float">
            <text:p>26234</text:p>
          </table:table-cell>
          <table:table-cell table:formula="of:=(([.F26]/[.$F$2])*100)-100" office:value-type="float" office:value="375.167542111936" calcext:value-type="float">
            <text:p>375.17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6301" calcext:value-type="float">
            <text:p>6301</text:p>
          </table:table-cell>
          <table:table-cell table:formula="of:=(([.F27]/[.$F$2])*100)-100" office:value-type="float" office:value="14.127875384894" calcext:value-type="float">
            <text:p>14.13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12207" calcext:value-type="float">
            <text:p>12207</text:p>
          </table:table-cell>
          <table:table-cell table:formula="of:=(([.F28]/[.$F$2])*100)-100" office:value-type="float" office:value="121.101249773592" calcext:value-type="float">
            <text:p>121.10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31874" calcext:value-type="float">
            <text:p>31874</text:p>
          </table:table-cell>
          <table:table-cell table:formula="of:=(([.F29]/[.$F$2])*100)-100" office:value-type="float" office:value="477.32294874117" calcext:value-type="float">
            <text:p>477.32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31483" calcext:value-type="float">
            <text:p>31483</text:p>
          </table:table-cell>
          <table:table-cell table:formula="of:=(([.F30]/[.$F$2])*100)-100" office:value-type="float" office:value="470.240898387973" calcext:value-type="float">
            <text:p>470.24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3199" calcext:value-type="float">
            <text:p>3199</text:p>
          </table:table-cell>
          <table:table-cell table:formula="of:=(([.F31]/[.$F$2])*100)-100" office:value-type="float" office:value="-42.0575982611846" calcext:value-type="float">
            <text:p>-42.06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5436" calcext:value-type="float">
            <text:p>5436</text:p>
          </table:table-cell>
          <table:table-cell table:formula="of:=(([.F32]/[.$F$2])*100)-100" office:value-type="float" office:value="-1.53957616373846" calcext:value-type="float">
            <text:p>-1.54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20137" calcext:value-type="float">
            <text:p>20137</text:p>
          </table:table-cell>
          <table:table-cell table:formula="of:=(([.F33]/[.$F$2])*100)-100" office:value-type="float" office:value="264.734649520014" calcext:value-type="float">
            <text:p>264.73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1260" calcext:value-type="float">
            <text:p>1260</text:p>
          </table:table-cell>
          <table:table-cell table:formula="of:=(([.F34]/[.$F$2])*100)-100" office:value-type="float" office:value="-77.1780474551712" calcext:value-type="float">
            <text:p>-77.18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11307" calcext:value-type="float">
            <text:p>11307</text:p>
          </table:table-cell>
          <table:table-cell table:formula="of:=(([.F35]/[.$F$2])*100)-100" office:value-type="float" office:value="104.799855098714" calcext:value-type="float">
            <text:p>104.80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9639" calcext:value-type="float">
            <text:p>9639</text:p>
          </table:table-cell>
          <table:table-cell table:formula="of:=(([.F36]/[.$F$2])*100)-100" office:value-type="float" office:value="74.5879369679406" calcext:value-type="float">
            <text:p>74.59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29117" calcext:value-type="float">
            <text:p>29117</text:p>
          </table:table-cell>
          <table:table-cell table:formula="of:=(([.F37]/[.$F$2])*100)-100" office:value-type="float" office:value="427.386343053795" calcext:value-type="float">
            <text:p>427.39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13302" calcext:value-type="float">
            <text:p>13302</text:p>
          </table:table-cell>
          <table:table-cell table:formula="of:=(([.F38]/[.$F$2])*100)-100" office:value-type="float" office:value="140.934613294693" calcext:value-type="float">
            <text:p>140.93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21922" calcext:value-type="float">
            <text:p>21922</text:p>
          </table:table-cell>
          <table:table-cell table:formula="of:=(([.F39]/[.$F$2])*100)-100" office:value-type="float" office:value="297.065748958522" calcext:value-type="float">
            <text:p>297.07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9397" calcext:value-type="float">
            <text:p>9397</text:p>
          </table:table-cell>
          <table:table-cell table:formula="of:=(([.F40]/[.$F$2])*100)-100" office:value-type="float" office:value="70.2046730664735" calcext:value-type="float">
            <text:p>70.20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4751" calcext:value-type="float">
            <text:p>4751</text:p>
          </table:table-cell>
          <table:table-cell table:formula="of:=(([.F41]/[.$F$2])*100)-100" office:value-type="float" office:value="-13.9467487773954" calcext:value-type="float">
            <text:p>-13.95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23910" calcext:value-type="float">
            <text:p>23910</text:p>
          </table:table-cell>
          <table:table-cell table:formula="of:=(([.F42]/[.$F$2])*100)-100" office:value-type="float" office:value="333.073718529252" calcext:value-type="float">
            <text:p>333.07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13754" calcext:value-type="float">
            <text:p>13754</text:p>
          </table:table-cell>
          <table:table-cell table:formula="of:=(([.F43]/[.$F$2])*100)-100" office:value-type="float" office:value="149.121535953632" calcext:value-type="float">
            <text:p>149.12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32097" calcext:value-type="float">
            <text:p>32097</text:p>
          </table:table-cell>
          <table:table-cell table:formula="of:=(([.F44]/[.$F$2])*100)-100" office:value-type="float" office:value="481.36207208839" calcext:value-type="float">
            <text:p>481.36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13454" calcext:value-type="float">
            <text:p>13454</text:p>
          </table:table-cell>
          <table:table-cell table:formula="of:=(([.F45]/[.$F$2])*100)-100" office:value-type="float" office:value="143.687737728672" calcext:value-type="float">
            <text:p>143.69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28294" calcext:value-type="float">
            <text:p>28294</text:p>
          </table:table-cell>
          <table:table-cell table:formula="of:=(([.F46]/[.$F$2])*100)-100" office:value-type="float" office:value="412.479623256656" calcext:value-type="float">
            <text:p>412.48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14657" calcext:value-type="float">
            <text:p>14657</text:p>
          </table:table-cell>
          <table:table-cell table:formula="of:=(([.F47]/[.$F$2])*100)-100" office:value-type="float" office:value="165.477268610759" calcext:value-type="float">
            <text:p>165.48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31066" calcext:value-type="float">
            <text:p>31066</text:p>
          </table:table-cell>
          <table:table-cell table:formula="of:=(([.F48]/[.$F$2])*100)-100" office:value-type="float" office:value="462.68791885528" calcext:value-type="float">
            <text:p>462.69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23648" calcext:value-type="float">
            <text:p>23648</text:p>
          </table:table-cell>
          <table:table-cell table:formula="of:=(([.F49]/[.$F$2])*100)-100" office:value-type="float" office:value="328.328201412788" calcext:value-type="float">
            <text:p>328.33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4829" calcext:value-type="float">
            <text:p>4829</text:p>
          </table:table-cell>
          <table:table-cell table:formula="of:=(([.F50]/[.$F$2])*100)-100" office:value-type="float" office:value="-12.533961238906" calcext:value-type="float">
            <text:p>-12.53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11136" calcext:value-type="float">
            <text:p>11136</text:p>
          </table:table-cell>
          <table:table-cell table:formula="of:=(([.F51]/[.$F$2])*100)-100" office:value-type="float" office:value="101.702590110487" calcext:value-type="float">
            <text:p>101.70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32118" calcext:value-type="float">
            <text:p>32118</text:p>
          </table:table-cell>
          <table:table-cell table:formula="of:=(([.F52]/[.$F$2])*100)-100" office:value-type="float" office:value="481.742437964137" calcext:value-type="float">
            <text:p>481.74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32310" calcext:value-type="float">
            <text:p>32310</text:p>
          </table:table-cell>
          <table:table-cell table:formula="of:=(([.F53]/[.$F$2])*100)-100" office:value-type="float" office:value="485.220068828111" calcext:value-type="float">
            <text:p>485.22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25025" calcext:value-type="float">
            <text:p>25025</text:p>
          </table:table-cell>
          <table:table-cell table:formula="of:=(([.F54]/[.$F$2])*100)-100" office:value-type="float" office:value="353.26933526535" calcext:value-type="float">
            <text:p>353.27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32127" calcext:value-type="float">
            <text:p>32127</text:p>
          </table:table-cell>
          <table:table-cell table:formula="of:=(([.F55]/[.$F$2])*100)-100" office:value-type="float" office:value="481.905451910886" calcext:value-type="float">
            <text:p>481.91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31986" calcext:value-type="float">
            <text:p>31986</text:p>
          </table:table-cell>
          <table:table-cell table:formula="of:=(([.F56]/[.$F$2])*100)-100" office:value-type="float" office:value="479.351566745155" calcext:value-type="float">
            <text:p>479.35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4282" calcext:value-type="float">
            <text:p>4282</text:p>
          </table:table-cell>
          <table:table-cell table:formula="of:=(([.F57]/[.$F$2])*100)-100" office:value-type="float" office:value="-22.4415866690817" calcext:value-type="float">
            <text:p>-22.44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21912" calcext:value-type="float">
            <text:p>21912</text:p>
          </table:table-cell>
          <table:table-cell table:formula="of:=(([.F58]/[.$F$2])*100)-100" office:value-type="float" office:value="296.884622351023" calcext:value-type="float">
            <text:p>296.88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19532" calcext:value-type="float">
            <text:p>19532</text:p>
          </table:table-cell>
          <table:table-cell table:formula="of:=(([.F59]/[.$F$2])*100)-100" office:value-type="float" office:value="253.776489766347" calcext:value-type="float">
            <text:p>253.78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15514" calcext:value-type="float">
            <text:p>15514</text:p>
          </table:table-cell>
          <table:table-cell table:formula="of:=(([.F60]/[.$F$2])*100)-100" office:value-type="float" office:value="180.999818873393" calcext:value-type="float">
            <text:p>181.00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3376" calcext:value-type="float">
            <text:p>3376</text:p>
          </table:table-cell>
          <table:table-cell table:formula="of:=(([.F61]/[.$F$2])*100)-100" office:value-type="float" office:value="-38.8516573084586" calcext:value-type="float">
            <text:p>-38.85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30205" calcext:value-type="float">
            <text:p>30205</text:p>
          </table:table-cell>
          <table:table-cell table:formula="of:=(([.F62]/[.$F$2])*100)-100" office:value-type="float" office:value="447.092917949647" calcext:value-type="float">
            <text:p>447.09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16833" calcext:value-type="float">
            <text:p>16833</text:p>
          </table:table-cell>
          <table:table-cell table:formula="of:=(([.F63]/[.$F$2])*100)-100" office:value-type="float" office:value="204.890418402463" calcext:value-type="float">
            <text:p>204.89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11796" calcext:value-type="float">
            <text:p>11796</text:p>
          </table:table-cell>
          <table:table-cell table:formula="of:=(([.F64]/[.$F$2])*100)-100" office:value-type="float" office:value="113.656946205398" calcext:value-type="float">
            <text:p>113.66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12769" calcext:value-type="float">
            <text:p>12769</text:p>
          </table:table-cell>
          <table:table-cell table:formula="of:=(([.F65]/[.$F$2])*100)-100" office:value-type="float" office:value="131.280565115015" calcext:value-type="float">
            <text:p>131.28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26398" calcext:value-type="float">
            <text:p>26398</text:p>
          </table:table-cell>
          <table:table-cell table:formula="of:=(([.F66]/[.$F$2])*100)-100" office:value-type="float" office:value="378.138018474914" calcext:value-type="float">
            <text:p>378.14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17153" calcext:value-type="float">
            <text:p>17153</text:p>
          </table:table-cell>
          <table:table-cell table:formula="of:=(([.F67]/[.$F$2])*100)-100" office:value-type="float" office:value="210.68646984242" calcext:value-type="float">
            <text:p>210.69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10888" calcext:value-type="float">
            <text:p>10888</text:p>
          </table:table-cell>
          <table:table-cell table:formula="of:=(([.F68]/[.$F$2])*100)-100" office:value-type="float" office:value="97.2106502445209" calcext:value-type="float">
            <text:p>97.21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23897" calcext:value-type="float">
            <text:p>23897</text:p>
          </table:table-cell>
          <table:table-cell table:formula="of:=(([.F69]/[.$F$2])*100)-100" office:value-type="float" office:value="332.838253939504" calcext:value-type="float">
            <text:p>332.84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20557" calcext:value-type="float">
            <text:p>20557</text:p>
          </table:table-cell>
          <table:table-cell table:formula="of:=(([.F70]/[.$F$2])*100)-100" office:value-type="float" office:value="272.341967034957" calcext:value-type="float">
            <text:p>272.34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15506" calcext:value-type="float">
            <text:p>15506</text:p>
          </table:table-cell>
          <table:table-cell table:formula="of:=(([.F71]/[.$F$2])*100)-100" office:value-type="float" office:value="180.854917587394" calcext:value-type="float">
            <text:p>180.85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27619" calcext:value-type="float">
            <text:p>27619</text:p>
          </table:table-cell>
          <table:table-cell table:formula="of:=(([.F72]/[.$F$2])*100)-100" office:value-type="float" office:value="400.253577250498" calcext:value-type="float">
            <text:p>400.25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25621" calcext:value-type="float">
            <text:p>25621</text:p>
          </table:table-cell>
          <table:table-cell table:formula="of:=(([.F73]/[.$F$2])*100)-100" office:value-type="float" office:value="364.06448107227" calcext:value-type="float">
            <text:p>364.06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217" calcext:value-type="float">
            <text:p>217</text:p>
          </table:table-cell>
          <table:table-cell table:formula="of:=(([.F74]/[.$F$2])*100)-100" office:value-type="float" office:value="-96.0695526172795" calcext:value-type="float">
            <text:p>-96.07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6538" calcext:value-type="float">
            <text:p>6538</text:p>
          </table:table-cell>
          <table:table-cell table:formula="of:=(([.F75]/[.$F$2])*100)-100" office:value-type="float" office:value="18.4205759826118" calcext:value-type="float">
            <text:p>18.42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3129" calcext:value-type="float">
            <text:p>3129</text:p>
          </table:table-cell>
          <table:table-cell table:formula="of:=(([.F76]/[.$F$2])*100)-100" office:value-type="float" office:value="-43.3254845136751" calcext:value-type="float">
            <text:p>-43.33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20283" calcext:value-type="float">
            <text:p>20283</text:p>
          </table:table-cell>
          <table:table-cell table:formula="of:=(([.F77]/[.$F$2])*100)-100" office:value-type="float" office:value="267.379097989495" calcext:value-type="float">
            <text:p>267.38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27019" calcext:value-type="float">
            <text:p>27019</text:p>
          </table:table-cell>
          <table:table-cell table:formula="of:=(([.F78]/[.$F$2])*100)-100" office:value-type="float" office:value="389.38598080058" calcext:value-type="float">
            <text:p>389.39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315" calcext:value-type="float">
            <text:p>315</text:p>
          </table:table-cell>
          <table:table-cell table:formula="of:=(([.F79]/[.$F$2])*100)-100" office:value-type="float" office:value="-94.2945118637928" calcext:value-type="float">
            <text:p>-94.29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5688" calcext:value-type="float">
            <text:p>5688</text:p>
          </table:table-cell>
          <table:table-cell table:formula="of:=(([.F80]/[.$F$2])*100)-100" office:value-type="float" office:value="3.02481434522733" calcext:value-type="float">
            <text:p>3.02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32117" calcext:value-type="float">
            <text:p>32117</text:p>
          </table:table-cell>
          <table:table-cell table:formula="of:=(([.F81]/[.$F$2])*100)-100" office:value-type="float" office:value="481.724325303387" calcext:value-type="float">
            <text:p>481.72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28040" calcext:value-type="float">
            <text:p>28040</text:p>
          </table:table-cell>
          <table:table-cell table:formula="of:=(([.F82]/[.$F$2])*100)-100" office:value-type="float" office:value="407.879007426191" calcext:value-type="float">
            <text:p>407.88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14403" calcext:value-type="float">
            <text:p>14403</text:p>
          </table:table-cell>
          <table:table-cell table:formula="of:=(([.F83]/[.$F$2])*100)-100" office:value-type="float" office:value="160.876652780293" calcext:value-type="float">
            <text:p>160.88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29381" calcext:value-type="float">
            <text:p>29381</text:p>
          </table:table-cell>
          <table:table-cell table:formula="of:=(([.F84]/[.$F$2])*100)-100" office:value-type="float" office:value="432.168085491759" calcext:value-type="float">
            <text:p>432.17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9701" calcext:value-type="float">
            <text:p>9701</text:p>
          </table:table-cell>
          <table:table-cell table:formula="of:=(([.F85]/[.$F$2])*100)-100" office:value-type="float" office:value="75.7109219344322" calcext:value-type="float">
            <text:p>75.71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29177" calcext:value-type="float">
            <text:p>29177</text:p>
          </table:table-cell>
          <table:table-cell table:formula="of:=(([.F86]/[.$F$2])*100)-100" office:value-type="float" office:value="428.473102698786" calcext:value-type="float">
            <text:p>428.47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11335" calcext:value-type="float">
            <text:p>11335</text:p>
          </table:table-cell>
          <table:table-cell table:formula="of:=(([.F87]/[.$F$2])*100)-100" office:value-type="float" office:value="105.30700959971" calcext:value-type="float">
            <text:p>105.31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17808" calcext:value-type="float">
            <text:p>17808</text:p>
          </table:table-cell>
          <table:table-cell table:formula="of:=(([.F88]/[.$F$2])*100)-100" office:value-type="float" office:value="222.550262633581" calcext:value-type="float">
            <text:p>222.55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5342" calcext:value-type="float">
            <text:p>5342</text:p>
          </table:table-cell>
          <table:table-cell table:formula="of:=(([.F89]/[.$F$2])*100)-100" office:value-type="float" office:value="-3.2421662742257" calcext:value-type="float">
            <text:p>-3.24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26586" calcext:value-type="float">
            <text:p>26586</text:p>
          </table:table-cell>
          <table:table-cell table:formula="of:=(([.F90]/[.$F$2])*100)-100" office:value-type="float" office:value="381.543198695888" calcext:value-type="float">
            <text:p>381.54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32216" calcext:value-type="float">
            <text:p>32216</text:p>
          </table:table-cell>
          <table:table-cell table:formula="of:=(([.F91]/[.$F$2])*100)-100" office:value-type="float" office:value="483.517478717624" calcext:value-type="float">
            <text:p>483.52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11990" calcext:value-type="float">
            <text:p>11990</text:p>
          </table:table-cell>
          <table:table-cell table:formula="of:=(([.F92]/[.$F$2])*100)-100" office:value-type="float" office:value="117.170802390871" calcext:value-type="float">
            <text:p>117.17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5887" calcext:value-type="float">
            <text:p>5887</text:p>
          </table:table-cell>
          <table:table-cell table:formula="of:=(([.F93]/[.$F$2])*100)-100" office:value-type="float" office:value="6.62923383445029" calcext:value-type="float">
            <text:p>6.63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18848" calcext:value-type="float">
            <text:p>18848</text:p>
          </table:table-cell>
          <table:table-cell table:formula="of:=(([.F94]/[.$F$2])*100)-100" office:value-type="float" office:value="241.38742981344" calcext:value-type="float">
            <text:p>241.39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2581" calcext:value-type="float">
            <text:p>2581</text:p>
          </table:table-cell>
          <table:table-cell table:formula="of:=(([.F95]/[.$F$2])*100)-100" office:value-type="float" office:value="-53.2512226046006" calcext:value-type="float">
            <text:p>-53.25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32062" calcext:value-type="float">
            <text:p>32062</text:p>
          </table:table-cell>
          <table:table-cell table:formula="of:=(([.F96]/[.$F$2])*100)-100" office:value-type="float" office:value="480.728128962145" calcext:value-type="float">
            <text:p>480.73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31992" calcext:value-type="float">
            <text:p>31992</text:p>
          </table:table-cell>
          <table:table-cell table:formula="of:=(([.F97]/[.$F$2])*100)-100" office:value-type="float" office:value="479.460242709654" calcext:value-type="float">
            <text:p>479.46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31952" calcext:value-type="float">
            <text:p>31952</text:p>
          </table:table-cell>
          <table:table-cell table:formula="of:=(([.F98]/[.$F$2])*100)-100" office:value-type="float" office:value="478.735736279659" calcext:value-type="float">
            <text:p>478.74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8772" calcext:value-type="float">
            <text:p>8772</text:p>
          </table:table-cell>
          <table:table-cell table:formula="of:=(([.F99]/[.$F$2])*100)-100" office:value-type="float" office:value="58.8842600978084" calcext:value-type="float">
            <text:p>58.88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15809" calcext:value-type="float">
            <text:p>15809</text:p>
          </table:table-cell>
          <table:table-cell table:formula="of:=(([.F100]/[.$F$2])*100)-100" office:value-type="float" office:value="186.343053794602" calcext:value-type="float">
            <text:p>186.34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31537" calcext:value-type="float">
            <text:p>31537</text:p>
          </table:table-cell>
          <table:table-cell table:formula="of:=(([.F101]/[.$F$2])*100)-100" office:value-type="float" office:value="471.218982068466" calcext:value-type="float">
            <text:p>471.22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26741" calcext:value-type="float">
            <text:p>26741</text:p>
          </table:table-cell>
          <table:table-cell table:formula="of:=(([.F102]/[.$F$2])*100)-100" office:value-type="float" office:value="384.350661112117" calcext:value-type="float">
            <text:p>384.35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2064" calcext:value-type="float">
            <text:p>2064</text:p>
          </table:table-cell>
          <table:table-cell table:formula="of:=(([.F103]/[.$F$2])*100)-100" office:value-type="float" office:value="-62.6154682122804" calcext:value-type="float">
            <text:p>-62.62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5330" calcext:value-type="float">
            <text:p>5330</text:p>
          </table:table-cell>
          <table:table-cell table:formula="of:=(([.F104]/[.$F$2])*100)-100" office:value-type="float" office:value="-3.45951820322405" calcext:value-type="float">
            <text:p>-3.46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26015" calcext:value-type="float">
            <text:p>26015</text:p>
          </table:table-cell>
          <table:table-cell table:formula="of:=(([.F105]/[.$F$2])*100)-100" office:value-type="float" office:value="371.200869407716" calcext:value-type="float">
            <text:p>371.20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30845" calcext:value-type="float">
            <text:p>30845</text:p>
          </table:table-cell>
          <table:table-cell table:formula="of:=(([.F106]/[.$F$2])*100)-100" office:value-type="float" office:value="458.68502082956" calcext:value-type="float">
            <text:p>458.69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32210" calcext:value-type="float">
            <text:p>32210</text:p>
          </table:table-cell>
          <table:table-cell table:formula="of:=(([.F107]/[.$F$2])*100)-100" office:value-type="float" office:value="483.408802753124" calcext:value-type="float">
            <text:p>483.41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25695" calcext:value-type="float">
            <text:p>25695</text:p>
          </table:table-cell>
          <table:table-cell table:formula="of:=(([.F108]/[.$F$2])*100)-100" office:value-type="float" office:value="365.40481796776" calcext:value-type="float">
            <text:p>365.40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6991" calcext:value-type="float">
            <text:p>6991</text:p>
          </table:table-cell>
          <table:table-cell table:formula="of:=(([.F109]/[.$F$2])*100)-100" office:value-type="float" office:value="26.6256113023003" calcext:value-type="float">
            <text:p>26.63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9149" calcext:value-type="float">
            <text:p>9149</text:p>
          </table:table-cell>
          <table:table-cell table:formula="of:=(([.F110]/[.$F$2])*100)-100" office:value-type="float" office:value="65.7127332005072" calcext:value-type="float">
            <text:p>65.71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16072" calcext:value-type="float">
            <text:p>16072</text:p>
          </table:table-cell>
          <table:table-cell table:formula="of:=(([.F111]/[.$F$2])*100)-100" office:value-type="float" office:value="191.106683571817" calcext:value-type="float">
            <text:p>191.11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table:formula="of:=(([.F112]/[.$F$2])*100)-100" office:value-type="float" office:value="-97.5004528165188" calcext:value-type="float">
            <text:p>-97.50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table:formula="of:=(([.F113]/[.$F$2])*100)-100" office:value-type="float" office:value="-96.3231298677776" calcext:value-type="float">
            <text:p>-96.32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24343" calcext:value-type="float">
            <text:p>24343</text:p>
          </table:table-cell>
          <table:table-cell table:formula="of:=(([.F114]/[.$F$2])*100)-100" office:value-type="float" office:value="340.916500633943" calcext:value-type="float">
            <text:p>340.92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32142" calcext:value-type="float">
            <text:p>32142</text:p>
          </table:table-cell>
          <table:table-cell table:formula="of:=(([.F115]/[.$F$2])*100)-100" office:value-type="float" office:value="482.177141822134" calcext:value-type="float">
            <text:p>482.18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32177" calcext:value-type="float">
            <text:p>32177</text:p>
          </table:table-cell>
          <table:table-cell table:formula="of:=(([.F116]/[.$F$2])*100)-100" office:value-type="float" office:value="482.811084948379" calcext:value-type="float">
            <text:p>482.81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11407" calcext:value-type="float">
            <text:p>11407</text:p>
          </table:table-cell>
          <table:table-cell table:formula="of:=(([.F117]/[.$F$2])*100)-100" office:value-type="float" office:value="106.6111211737" calcext:value-type="float">
            <text:p>106.61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22767" calcext:value-type="float">
            <text:p>22767</text:p>
          </table:table-cell>
          <table:table-cell table:formula="of:=(([.F118]/[.$F$2])*100)-100" office:value-type="float" office:value="312.370947292157" calcext:value-type="float">
            <text:p>312.37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502" calcext:value-type="float">
            <text:p>502</text:p>
          </table:table-cell>
          <table:table-cell table:formula="of:=(([.F119]/[.$F$2])*100)-100" office:value-type="float" office:value="-90.9074443035682" calcext:value-type="float">
            <text:p>-90.91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776" calcext:value-type="float">
            <text:p>776</text:p>
          </table:table-cell>
          <table:table-cell table:formula="of:=(([.F120]/[.$F$2])*100)-100" office:value-type="float" office:value="-85.9445752581054" calcext:value-type="float">
            <text:p>-85.94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949" calcext:value-type="float">
            <text:p>949</text:p>
          </table:table-cell>
          <table:table-cell table:formula="of:=(([.F121]/[.$F$2])*100)-100" office:value-type="float" office:value="-82.8110849483789" calcext:value-type="float">
            <text:p>-82.81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16909" calcext:value-type="float">
            <text:p>16909</text:p>
          </table:table-cell>
          <table:table-cell table:formula="of:=(([.F122]/[.$F$2])*100)-100" office:value-type="float" office:value="206.266980619453" calcext:value-type="float">
            <text:p>206.27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32273" calcext:value-type="float">
            <text:p>32273</text:p>
          </table:table-cell>
          <table:table-cell table:formula="of:=(([.F123]/[.$F$2])*100)-100" office:value-type="float" office:value="484.549900380366" calcext:value-type="float">
            <text:p>484.55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3591" calcext:value-type="float">
            <text:p>3591</text:p>
          </table:table-cell>
          <table:table-cell table:formula="of:=(([.F124]/[.$F$2])*100)-100" office:value-type="float" office:value="-34.9574352472378" calcext:value-type="float">
            <text:p>-34.96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2696" calcext:value-type="float">
            <text:p>2696</text:p>
          </table:table-cell>
          <table:table-cell table:formula="of:=(([.F125]/[.$F$2])*100)-100" office:value-type="float" office:value="-51.1682666183662" calcext:value-type="float">
            <text:p>-51.17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11955" calcext:value-type="float">
            <text:p>11955</text:p>
          </table:table-cell>
          <table:table-cell table:formula="of:=(([.F126]/[.$F$2])*100)-100" office:value-type="float" office:value="116.536859264626" calcext:value-type="float">
            <text:p>116.54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22600" calcext:value-type="float">
            <text:p>22600</text:p>
          </table:table-cell>
          <table:table-cell table:formula="of:=(([.F127]/[.$F$2])*100)-100" office:value-type="float" office:value="309.34613294693" calcext:value-type="float">
            <text:p>309.35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823" calcext:value-type="float">
            <text:p>823</text:p>
          </table:table-cell>
          <table:table-cell table:formula="of:=(([.F128]/[.$F$2])*100)-100" office:value-type="float" office:value="-85.0932802028618" calcext:value-type="float">
            <text:p>-85.09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14058" calcext:value-type="float">
            <text:p>14058</text:p>
          </table:table-cell>
          <table:table-cell table:formula="of:=(([.F129]/[.$F$2])*100)-100" office:value-type="float" office:value="154.62778482159" calcext:value-type="float">
            <text:p>154.63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2580" calcext:value-type="float">
            <text:p>2580</text:p>
          </table:table-cell>
          <table:table-cell table:formula="of:=(([.F130]/[.$F$2])*100)-100" office:value-type="float" office:value="-53.2693352653505" calcext:value-type="float">
            <text:p>-53.27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32094" calcext:value-type="float">
            <text:p>32094</text:p>
          </table:table-cell>
          <table:table-cell table:formula="of:=(([.F131]/[.$F$2])*100)-100" office:value-type="float" office:value="481.30773410614" calcext:value-type="float">
            <text:p>481.31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20673" calcext:value-type="float">
            <text:p>20673</text:p>
          </table:table-cell>
          <table:table-cell table:formula="of:=(([.F132]/[.$F$2])*100)-100" office:value-type="float" office:value="274.443035681942" calcext:value-type="float">
            <text:p>274.44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18975" calcext:value-type="float">
            <text:p>18975</text:p>
          </table:table-cell>
          <table:table-cell table:formula="of:=(([.F133]/[.$F$2])*100)-100" office:value-type="float" office:value="243.687737728672" calcext:value-type="float">
            <text:p>243.69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22260" calcext:value-type="float">
            <text:p>22260</text:p>
          </table:table-cell>
          <table:table-cell table:formula="of:=(([.F134]/[.$F$2])*100)-100" office:value-type="float" office:value="303.187828291976" calcext:value-type="float">
            <text:p>303.19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6324" calcext:value-type="float">
            <text:p>6324</text:p>
          </table:table-cell>
          <table:table-cell table:formula="of:=(([.F135]/[.$F$2])*100)-100" office:value-type="float" office:value="14.5444665821409" calcext:value-type="float">
            <text:p>14.54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16364" calcext:value-type="float">
            <text:p>16364</text:p>
          </table:table-cell>
          <table:table-cell table:formula="of:=(([.F136]/[.$F$2])*100)-100" office:value-type="float" office:value="196.395580510777" calcext:value-type="float">
            <text:p>196.40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549" calcext:value-type="float">
            <text:p>549</text:p>
          </table:table-cell>
          <table:table-cell table:formula="of:=(([.F137]/[.$F$2])*100)-100" office:value-type="float" office:value="-90.0561492483246" calcext:value-type="float">
            <text:p>-90.06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259" calcext:value-type="float">
            <text:p>259</text:p>
          </table:table-cell>
          <table:table-cell table:formula="of:=(([.F138]/[.$F$2])*100)-100" office:value-type="float" office:value="-95.3088208657852" calcext:value-type="float">
            <text:p>-95.31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1066" calcext:value-type="float">
            <text:p>1066</text:p>
          </table:table-cell>
          <table:table-cell table:formula="of:=(([.F139]/[.$F$2])*100)-100" office:value-type="float" office:value="-80.6919036406448" calcext:value-type="float">
            <text:p>-80.69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501" calcext:value-type="float">
            <text:p>501</text:p>
          </table:table-cell>
          <table:table-cell table:formula="of:=(([.F140]/[.$F$2])*100)-100" office:value-type="float" office:value="-90.9255569643181" calcext:value-type="float">
            <text:p>-90.93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table:formula="of:=(([.F141]/[.$F$2])*100)-100" office:value-type="float" office:value="-97.2106502445209" calcext:value-type="float">
            <text:p>-97.21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23172" calcext:value-type="float">
            <text:p>23172</text:p>
          </table:table-cell>
          <table:table-cell table:formula="of:=(([.F142]/[.$F$2])*100)-100" office:value-type="float" office:value="319.706574895852" calcext:value-type="float">
            <text:p>319.71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2670" calcext:value-type="float">
            <text:p>2670</text:p>
          </table:table-cell>
          <table:table-cell table:formula="of:=(([.F143]/[.$F$2])*100)-100" office:value-type="float" office:value="-51.6391957978627" calcext:value-type="float">
            <text:p>-51.64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7256" calcext:value-type="float">
            <text:p>7256</text:p>
          </table:table-cell>
          <table:table-cell table:formula="of:=(([.F144]/[.$F$2])*100)-100" office:value-type="float" office:value="31.4254664010143" calcext:value-type="float">
            <text:p>31.43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25606" calcext:value-type="float">
            <text:p>25606</text:p>
          </table:table-cell>
          <table:table-cell table:formula="of:=(([.F145]/[.$F$2])*100)-100" office:value-type="float" office:value="363.792791161022" calcext:value-type="float">
            <text:p>363.79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7811" calcext:value-type="float">
            <text:p>7811</text:p>
          </table:table-cell>
          <table:table-cell table:formula="of:=(([.F146]/[.$F$2])*100)-100" office:value-type="float" office:value="41.4779931171889" calcext:value-type="float">
            <text:p>41.48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9263" calcext:value-type="float">
            <text:p>9263</text:p>
          </table:table-cell>
          <table:table-cell table:formula="of:=(([.F147]/[.$F$2])*100)-100" office:value-type="float" office:value="67.7775765259917" calcext:value-type="float">
            <text:p>67.78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22610" calcext:value-type="float">
            <text:p>22610</text:p>
          </table:table-cell>
          <table:table-cell table:formula="of:=(([.F148]/[.$F$2])*100)-100" office:value-type="float" office:value="309.527259554429" calcext:value-type="float">
            <text:p>309.53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24530" calcext:value-type="float">
            <text:p>24530</text:p>
          </table:table-cell>
          <table:table-cell table:formula="of:=(([.F149]/[.$F$2])*100)-100" office:value-type="float" office:value="344.303568194168" calcext:value-type="float">
            <text:p>344.30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32224" calcext:value-type="float">
            <text:p>32224</text:p>
          </table:table-cell>
          <table:table-cell table:formula="of:=(([.F150]/[.$F$2])*100)-100" office:value-type="float" office:value="483.662380003623" calcext:value-type="float">
            <text:p>483.66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6793" calcext:value-type="float">
            <text:p>6793</text:p>
          </table:table-cell>
          <table:table-cell table:formula="of:=(([.F151]/[.$F$2])*100)-100" office:value-type="float" office:value="23.0393044738272" calcext:value-type="float">
            <text:p>23.04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6095" calcext:value-type="float">
            <text:p>6095</text:p>
          </table:table-cell>
          <table:table-cell table:formula="of:=(([.F152]/[.$F$2])*100)-100" office:value-type="float" office:value="10.396667270422" calcext:value-type="float">
            <text:p>10.40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7203" calcext:value-type="float">
            <text:p>7203</text:p>
          </table:table-cell>
          <table:table-cell table:formula="of:=(([.F153]/[.$F$2])*100)-100" office:value-type="float" office:value="30.4654953812715" calcext:value-type="float">
            <text:p>30.47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16567" calcext:value-type="float">
            <text:p>16567</text:p>
          </table:table-cell>
          <table:table-cell table:formula="of:=(([.F154]/[.$F$2])*100)-100" office:value-type="float" office:value="200.072450642999" calcext:value-type="float">
            <text:p>200.07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13047" calcext:value-type="float">
            <text:p>13047</text:p>
          </table:table-cell>
          <table:table-cell table:formula="of:=(([.F155]/[.$F$2])*100)-100" office:value-type="float" office:value="136.315884803478" calcext:value-type="float">
            <text:p>136.32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32065" calcext:value-type="float">
            <text:p>32065</text:p>
          </table:table-cell>
          <table:table-cell table:formula="of:=(([.F156]/[.$F$2])*100)-100" office:value-type="float" office:value="480.782466944394" calcext:value-type="float">
            <text:p>480.78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32181" calcext:value-type="float">
            <text:p>32181</text:p>
          </table:table-cell>
          <table:table-cell table:formula="of:=(([.F157]/[.$F$2])*100)-100" office:value-type="float" office:value="482.883535591378" calcext:value-type="float">
            <text:p>482.88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29780" calcext:value-type="float">
            <text:p>29780</text:p>
          </table:table-cell>
          <table:table-cell table:formula="of:=(([.F158]/[.$F$2])*100)-100" office:value-type="float" office:value="439.395037130955" calcext:value-type="float">
            <text:p>439.40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3822" calcext:value-type="float">
            <text:p>3822</text:p>
          </table:table-cell>
          <table:table-cell table:formula="of:=(([.F159]/[.$F$2])*100)-100" office:value-type="float" office:value="-30.7734106140192" calcext:value-type="float">
            <text:p>-30.77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4408" calcext:value-type="float">
            <text:p>4408</text:p>
          </table:table-cell>
          <table:table-cell table:formula="of:=(([.F160]/[.$F$2])*100)-100" office:value-type="float" office:value="-20.1593914145988" calcext:value-type="float">
            <text:p>-20.16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30895" calcext:value-type="float">
            <text:p>30895</text:p>
          </table:table-cell>
          <table:table-cell table:formula="of:=(([.F161]/[.$F$2])*100)-100" office:value-type="float" office:value="459.590653867053" calcext:value-type="float">
            <text:p>459.59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7104" calcext:value-type="float">
            <text:p>7104</text:p>
          </table:table-cell>
          <table:table-cell table:formula="of:=(([.F162]/[.$F$2])*100)-100" office:value-type="float" office:value="28.6723419670349" calcext:value-type="float">
            <text:p>28.67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4420" calcext:value-type="float">
            <text:p>4420</text:p>
          </table:table-cell>
          <table:table-cell table:formula="of:=(([.F163]/[.$F$2])*100)-100" office:value-type="float" office:value="-19.9420394856004" calcext:value-type="float">
            <text:p>-19.94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4986" calcext:value-type="float">
            <text:p>4986</text:p>
          </table:table-cell>
          <table:table-cell table:formula="of:=(([.F164]/[.$F$2])*100)-100" office:value-type="float" office:value="-9.69027350117733" calcext:value-type="float">
            <text:p>-9.69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1533" calcext:value-type="float">
            <text:p>1533</text:p>
          </table:table-cell>
          <table:table-cell table:formula="of:=(([.F165]/[.$F$2])*100)-100" office:value-type="float" office:value="-72.2332910704583" calcext:value-type="float">
            <text:p>-72.23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6687" calcext:value-type="float">
            <text:p>6687</text:p>
          </table:table-cell>
          <table:table-cell table:formula="of:=(([.F166]/[.$F$2])*100)-100" office:value-type="float" office:value="21.1193624343416" calcext:value-type="float">
            <text:p>21.12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20966" calcext:value-type="float">
            <text:p>20966</text:p>
          </table:table-cell>
          <table:table-cell table:formula="of:=(([.F167]/[.$F$2])*100)-100" office:value-type="float" office:value="279.750045281652" calcext:value-type="float">
            <text:p>279.75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2028" calcext:value-type="float">
            <text:p>2028</text:p>
          </table:table-cell>
          <table:table-cell table:formula="of:=(([.F168]/[.$F$2])*100)-100" office:value-type="float" office:value="-63.2675239992755" calcext:value-type="float">
            <text:p>-63.27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6411" calcext:value-type="float">
            <text:p>6411</text:p>
          </table:table-cell>
          <table:table-cell table:formula="of:=(([.F169]/[.$F$2])*100)-100" office:value-type="float" office:value="16.1202680673791" calcext:value-type="float">
            <text:p>16.12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10150" calcext:value-type="float">
            <text:p>10150</text:p>
          </table:table-cell>
          <table:table-cell table:formula="of:=(([.F170]/[.$F$2])*100)-100" office:value-type="float" office:value="83.8435066111212" calcext:value-type="float">
            <text:p>83.84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10940" calcext:value-type="float">
            <text:p>10940</text:p>
          </table:table-cell>
          <table:table-cell table:formula="of:=(([.F171]/[.$F$2])*100)-100" office:value-type="float" office:value="98.1525086035139" calcext:value-type="float">
            <text:p>98.15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32068" calcext:value-type="float">
            <text:p>32068</text:p>
          </table:table-cell>
          <table:table-cell table:formula="of:=(([.F172]/[.$F$2])*100)-100" office:value-type="float" office:value="480.836804926644" calcext:value-type="float">
            <text:p>480.84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32051" calcext:value-type="float">
            <text:p>32051</text:p>
          </table:table-cell>
          <table:table-cell table:formula="of:=(([.F173]/[.$F$2])*100)-100" office:value-type="float" office:value="480.528889693896" calcext:value-type="float">
            <text:p>480.53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1784" calcext:value-type="float">
            <text:p>1784</text:p>
          </table:table-cell>
          <table:table-cell table:formula="of:=(([.F174]/[.$F$2])*100)-100" office:value-type="float" office:value="-67.6870132222423" calcext:value-type="float">
            <text:p>-67.69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32231" calcext:value-type="float">
            <text:p>32231</text:p>
          </table:table-cell>
          <table:table-cell table:formula="of:=(([.F175]/[.$F$2])*100)-100" office:value-type="float" office:value="483.789168628872" calcext:value-type="float">
            <text:p>483.79</text:p>
          </table:table-cell>
        </table:table-row>
      </table:table>
      <table:table table:name="sample12" table:style-name="ta1">
        <table:table-column table:style-name="co2" table:number-columns-repeated="6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sample12.wav</text:p>
          </table:table-cell>
          <table:table-cell table:number-columns-repeated="4"/>
          <table:table-cell office:value-type="string" calcext:value-type="string">
            <text:p>peaks</text:p>
          </table:table-cell>
          <table:table-cell office:value-type="string" calcext:value-type="string">
            <text:p>change in relation to dry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  <table:table-cell table:style-name="ce1" table:number-columns-repeated="3"/>
          <table:table-cell table:style-name="ce3"/>
          <table:table-cell table:style-name="ce1" office:value-type="float" office:value="10126" calcext:value-type="float">
            <text:p>10126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wet (average)</text:p>
          </table:table-cell>
          <table:table-cell table:style-name="ce2" table:number-columns-repeated="3"/>
          <table:table-cell table:style-name="ce4"/>
          <table:table-cell table:style-name="ce2" table:formula="of:=ROUND(AVERAGE([.F4:.F175]))" office:value-type="float" office:value="22349" calcext:value-type="float">
            <text:p>22349</text:p>
          </table:table-cell>
          <table:table-cell table:style-name="ce6" table:formula="of:=(([.F3]/[.F2])*100)-100" office:value-type="float" office:value="120.709065771282" calcext:value-type="float">
            <text:p>120.71</text:p>
          </table:table-cell>
        </table:table-row>
        <table:table-row table:style-name="ro1">
          <table:table-cell office:value-type="string" calcext:value-type="string">
            <text:p>3000CStreetGarageStairwell-2192ms</text:p>
          </table:table-cell>
          <table:table-cell table:number-columns-repeated="4"/>
          <table:table-cell office:value-type="float" office:value="6637" calcext:value-type="float">
            <text:p>6637</text:p>
          </table:table-cell>
          <table:table-cell table:formula="of:=(([.F4]/[.$F$2])*100)-100" office:value-type="float" office:value="-34.4558562117322" calcext:value-type="float">
            <text:p>-34.46</text:p>
          </table:table-cell>
        </table:table-row>
        <table:table-row table:style-name="ro1">
          <table:table-cell office:value-type="string" calcext:value-type="string">
            <text:p>5UnderpassValencia-516ms</text:p>
          </table:table-cell>
          <table:table-cell table:number-columns-repeated="4"/>
          <table:table-cell office:value-type="float" office:value="32191" calcext:value-type="float">
            <text:p>32191</text:p>
          </table:table-cell>
          <table:table-cell table:formula="of:=(([.F5]/[.$F$2])*100)-100" office:value-type="float" office:value="217.904404503259" calcext:value-type="float">
            <text:p>217.90</text:p>
          </table:table-cell>
        </table:table-row>
        <table:table-row table:style-name="ro1">
          <table:table-cell office:value-type="string" calcext:value-type="string">
            <text:p>AcademicQuadrangle-1276ms</text:p>
          </table:table-cell>
          <table:table-cell table:number-columns-repeated="4"/>
          <table:table-cell office:value-type="float" office:value="25425" calcext:value-type="float">
            <text:p>25425</text:p>
          </table:table-cell>
          <table:table-cell table:formula="of:=(([.F6]/[.$F$2])*100)-100" office:value-type="float" office:value="151.086312462967" calcext:value-type="float">
            <text:p>151.09</text:p>
          </table:table-cell>
        </table:table-row>
        <table:table-row table:style-name="ro1">
          <table:table-cell office:value-type="string" calcext:value-type="string">
            <text:p>AirportTerminal-9458ms</text:p>
          </table:table-cell>
          <table:table-cell table:number-columns-repeated="4"/>
          <table:table-cell office:value-type="float" office:value="1023" calcext:value-type="float">
            <text:p>1023</text:p>
          </table:table-cell>
          <table:table-cell table:formula="of:=(([.F7]/[.$F$2])*100)-100" office:value-type="float" office:value="-89.8972940944104" calcext:value-type="float">
            <text:p>-89.90</text:p>
          </table:table-cell>
        </table:table-row>
        <table:table-row table:style-name="ro1">
          <table:table-cell office:value-type="string" calcext:value-type="string">
            <text:p>Amaranth-274ms</text:p>
          </table:table-cell>
          <table:table-cell table:number-columns-repeated="4"/>
          <table:table-cell office:value-type="float" office:value="32281" calcext:value-type="float">
            <text:p>32281</text:p>
          </table:table-cell>
          <table:table-cell table:formula="of:=(([.F8]/[.$F$2])*100)-100" office:value-type="float" office:value="218.793205609323" calcext:value-type="float">
            <text:p>218.79</text:p>
          </table:table-cell>
        </table:table-row>
        <table:table-row table:style-name="ro1">
          <table:table-cell office:value-type="string" calcext:value-type="string">
            <text:p>ArroyoEnsenada-285ms</text:p>
          </table:table-cell>
          <table:table-cell table:number-columns-repeated="4"/>
          <table:table-cell office:value-type="float" office:value="32043" calcext:value-type="float">
            <text:p>32043</text:p>
          </table:table-cell>
          <table:table-cell table:formula="of:=(([.F9]/[.$F$2])*100)-100" office:value-type="float" office:value="216.442820462177" calcext:value-type="float">
            <text:p>216.44</text:p>
          </table:table-cell>
        </table:table-row>
        <table:table-row table:style-name="ro1">
          <table:table-cell office:value-type="string" calcext:value-type="string">
            <text:p>Avenue52UnderpassLARiver-699ms</text:p>
          </table:table-cell>
          <table:table-cell table:number-columns-repeated="4"/>
          <table:table-cell office:value-type="float" office:value="32122" calcext:value-type="float">
            <text:p>32122</text:p>
          </table:table-cell>
          <table:table-cell table:formula="of:=(([.F10]/[.$F$2])*100)-100" office:value-type="float" office:value="217.222990321943" calcext:value-type="float">
            <text:p>217.22</text:p>
          </table:table-cell>
        </table:table-row>
        <table:table-row table:style-name="ro1">
          <table:table-cell office:value-type="string" calcext:value-type="string">
            <text:p>Avenue60UnderpassLARiver-555ms</text:p>
          </table:table-cell>
          <table:table-cell table:number-columns-repeated="4"/>
          <table:table-cell office:value-type="float" office:value="31965" calcext:value-type="float">
            <text:p>31965</text:p>
          </table:table-cell>
          <table:table-cell table:formula="of:=(([.F11]/[.$F$2])*100)-100" office:value-type="float" office:value="215.672526170255" calcext:value-type="float">
            <text:p>215.67</text:p>
          </table:table-cell>
        </table:table-row>
        <table:table-row table:style-name="ro1">
          <table:table-cell office:value-type="string" calcext:value-type="string">
            <text:p>BarMonsieurRicard-404ms</text:p>
          </table:table-cell>
          <table:table-cell table:number-columns-repeated="4"/>
          <table:table-cell office:value-type="float" office:value="32147" calcext:value-type="float">
            <text:p>32147</text:p>
          </table:table-cell>
          <table:table-cell table:formula="of:=(([.F12]/[.$F$2])*100)-100" office:value-type="float" office:value="217.469879518072" calcext:value-type="float">
            <text:p>217.47</text:p>
          </table:table-cell>
        </table:table-row>
        <table:table-row table:style-name="ro1">
          <table:table-cell office:value-type="string" calcext:value-type="string">
            <text:p>Batcave-645ms</text:p>
          </table:table-cell>
          <table:table-cell table:number-columns-repeated="4"/>
          <table:table-cell office:value-type="float" office:value="15502" calcext:value-type="float">
            <text:p>15502</text:p>
          </table:table-cell>
          <table:table-cell table:formula="of:=(([.F13]/[.$F$2])*100)-100" office:value-type="float" office:value="53.0910527355323" calcext:value-type="float">
            <text:p>53.09</text:p>
          </table:table-cell>
        </table:table-row>
        <table:table-row table:style-name="ro1">
          <table:table-cell office:value-type="string" calcext:value-type="string">
            <text:p>BatteryBenson-1242ms</text:p>
          </table:table-cell>
          <table:table-cell table:number-columns-repeated="4"/>
          <table:table-cell office:value-type="float" office:value="14129" calcext:value-type="float">
            <text:p>14129</text:p>
          </table:table-cell>
          <table:table-cell table:formula="of:=(([.F14]/[.$F$2])*100)-100" office:value-type="float" office:value="39.5318980841398" calcext:value-type="float">
            <text:p>39.53</text:p>
          </table:table-cell>
        </table:table-row>
        <table:table-row table:style-name="ro1">
          <table:table-cell office:value-type="string" calcext:value-type="string">
            <text:p>BatteryBrannan-2054ms</text:p>
          </table:table-cell>
          <table:table-cell table:number-columns-repeated="4"/>
          <table:table-cell office:value-type="float" office:value="5451" calcext:value-type="float">
            <text:p>5451</text:p>
          </table:table-cell>
          <table:table-cell table:formula="of:=(([.F15]/[.$F$2])*100)-100" office:value-type="float" office:value="-46.1682796760814" calcext:value-type="float">
            <text:p>-46.17</text:p>
          </table:table-cell>
        </table:table-row>
        <table:table-row table:style-name="ro1">
          <table:table-cell office:value-type="string" calcext:value-type="string">
            <text:p>BatteryPowell-889ms</text:p>
          </table:table-cell>
          <table:table-cell table:number-columns-repeated="4"/>
          <table:table-cell office:value-type="float" office:value="19035" calcext:value-type="float">
            <text:p>19035</text:p>
          </table:table-cell>
          <table:table-cell table:formula="of:=(([.F16]/[.$F$2])*100)-100" office:value-type="float" office:value="87.9814339324511" calcext:value-type="float">
            <text:p>87.98</text:p>
          </table:table-cell>
        </table:table-row>
        <table:table-row table:style-name="ro1">
          <table:table-cell office:value-type="string" calcext:value-type="string">
            <text:p>BatteryQuarles-1529ms</text:p>
          </table:table-cell>
          <table:table-cell table:number-columns-repeated="4"/>
          <table:table-cell office:value-type="float" office:value="16225" calcext:value-type="float">
            <text:p>16225</text:p>
          </table:table-cell>
          <table:table-cell table:formula="of:=(([.F17]/[.$F$2])*100)-100" office:value-type="float" office:value="60.2310882875765" calcext:value-type="float">
            <text:p>60.23</text:p>
          </table:table-cell>
        </table:table-row>
        <table:table-row table:style-name="ro1">
          <table:table-cell office:value-type="string" calcext:value-type="string">
            <text:p>BatteryRandol-1595ms</text:p>
          </table:table-cell>
          <table:table-cell table:number-columns-repeated="4"/>
          <table:table-cell office:value-type="float" office:value="12376" calcext:value-type="float">
            <text:p>12376</text:p>
          </table:table-cell>
          <table:table-cell table:formula="of:=(([.F18]/[.$F$2])*100)-100" office:value-type="float" office:value="22.22002765159" calcext:value-type="float">
            <text:p>22.22</text:p>
          </table:table-cell>
        </table:table-row>
        <table:table-row table:style-name="ro1">
          <table:table-cell office:value-type="string" calcext:value-type="string">
            <text:p>BatteryTolles-344ms</text:p>
          </table:table-cell>
          <table:table-cell table:number-columns-repeated="4"/>
          <table:table-cell office:value-type="float" office:value="31515" calcext:value-type="float">
            <text:p>31515</text:p>
          </table:table-cell>
          <table:table-cell table:formula="of:=(([.F19]/[.$F$2])*100)-100" office:value-type="float" office:value="211.228520639937" calcext:value-type="float">
            <text:p>211.23</text:p>
          </table:table-cell>
        </table:table-row>
        <table:table-row table:style-name="ro1">
          <table:table-cell office:value-type="string" calcext:value-type="string">
            <text:p>BiomedicalSciences-515ms</text:p>
          </table:table-cell>
          <table:table-cell table:number-columns-repeated="4"/>
          <table:table-cell office:value-type="float" office:value="27151" calcext:value-type="float">
            <text:p>27151</text:p>
          </table:table-cell>
          <table:table-cell table:formula="of:=(([.F20]/[.$F$2])*100)-100" office:value-type="float" office:value="168.131542563697" calcext:value-type="float">
            <text:p>168.13</text:p>
          </table:table-cell>
        </table:table-row>
        <table:table-row table:style-name="ro1">
          <table:table-cell office:value-type="string" calcext:value-type="string">
            <text:p>BlockInside-423ms</text:p>
          </table:table-cell>
          <table:table-cell table:number-columns-repeated="4"/>
          <table:table-cell office:value-type="float" office:value="32863" calcext:value-type="float">
            <text:p>32863</text:p>
          </table:table-cell>
          <table:table-cell table:formula="of:=(([.F21]/[.$F$2])*100)-100" office:value-type="float" office:value="224.5407860952" calcext:value-type="float">
            <text:p>224.54</text:p>
          </table:table-cell>
        </table:table-row>
        <table:table-row table:style-name="ro1">
          <table:table-cell office:value-type="string" calcext:value-type="string">
            <text:p>BottleHall-359ms</text:p>
          </table:table-cell>
          <table:table-cell table:number-columns-repeated="4"/>
          <table:table-cell office:value-type="float" office:value="32236" calcext:value-type="float">
            <text:p>32236</text:p>
          </table:table-cell>
          <table:table-cell table:formula="of:=(([.F22]/[.$F$2])*100)-100" office:value-type="float" office:value="218.348805056291" calcext:value-type="float">
            <text:p>218.35</text:p>
          </table:table-cell>
        </table:table-row>
        <table:table-row table:style-name="ro1">
          <table:table-cell office:value-type="string" calcext:value-type="string">
            <text:p>BoulevardRosemontUnderpass-632ms</text:p>
          </table:table-cell>
          <table:table-cell table:number-columns-repeated="4"/>
          <table:table-cell office:value-type="float" office:value="27926" calcext:value-type="float">
            <text:p>27926</text:p>
          </table:table-cell>
          <table:table-cell table:formula="of:=(([.F23]/[.$F$2])*100)-100" office:value-type="float" office:value="175.78510764369" calcext:value-type="float">
            <text:p>175.79</text:p>
          </table:table-cell>
        </table:table-row>
        <table:table-row table:style-name="ro1">
          <table:table-cell office:value-type="string" calcext:value-type="string">
            <text:p>ByronGlacier-251ms</text:p>
          </table:table-cell>
          <table:table-cell table:number-columns-repeated="4"/>
          <table:table-cell office:value-type="float" office:value="32646" calcext:value-type="float">
            <text:p>32646</text:p>
          </table:table-cell>
          <table:table-cell table:formula="of:=(([.F24]/[.$F$2])*100)-100" office:value-type="float" office:value="222.397787872803" calcext:value-type="float">
            <text:p>222.40</text:p>
          </table:table-cell>
        </table:table-row>
        <table:table-row table:style-name="ro1">
          <table:table-cell office:value-type="string" calcext:value-type="string">
            <text:p>CCRMAStairwell-1766ms</text:p>
          </table:table-cell>
          <table:table-cell table:number-columns-repeated="4"/>
          <table:table-cell office:value-type="float" office:value="8155" calcext:value-type="float">
            <text:p>8155</text:p>
          </table:table-cell>
          <table:table-cell table:formula="of:=(([.F25]/[.$F$2])*100)-100" office:value-type="float" office:value="-19.4647442227928" calcext:value-type="float">
            <text:p>-19.46</text:p>
          </table:table-cell>
        </table:table-row>
        <table:table-row table:style-name="ro1">
          <table:table-cell office:value-type="string" calcext:value-type="string">
            <text:p>CPMC264-675ms</text:p>
          </table:table-cell>
          <table:table-cell table:number-columns-repeated="4"/>
          <table:table-cell office:value-type="float" office:value="31943" calcext:value-type="float">
            <text:p>31943</text:p>
          </table:table-cell>
          <table:table-cell table:formula="of:=(([.F26]/[.$F$2])*100)-100" office:value-type="float" office:value="215.455263677661" calcext:value-type="float">
            <text:p>215.46</text:p>
          </table:table-cell>
        </table:table-row>
        <table:table-row table:style-name="ro1">
          <table:table-cell office:value-type="string" calcext:value-type="string">
            <text:p>CPMCNorthStairwell-1874ms</text:p>
          </table:table-cell>
          <table:table-cell table:number-columns-repeated="4"/>
          <table:table-cell office:value-type="float" office:value="6836" calcext:value-type="float">
            <text:p>6836</text:p>
          </table:table-cell>
          <table:table-cell table:formula="of:=(([.F27]/[.$F$2])*100)-100" office:value-type="float" office:value="-32.4906182105471" calcext:value-type="float">
            <text:p>-32.49</text:p>
          </table:table-cell>
        </table:table-row>
        <table:table-row table:style-name="ro1">
          <table:table-cell office:value-type="string" calcext:value-type="string">
            <text:p>CaribooRdUnderGaglardiWay-1261ms</text:p>
          </table:table-cell>
          <table:table-cell table:number-columns-repeated="4"/>
          <table:table-cell office:value-type="float" office:value="27952" calcext:value-type="float">
            <text:p>27952</text:p>
          </table:table-cell>
          <table:table-cell table:formula="of:=(([.F28]/[.$F$2])*100)-100" office:value-type="float" office:value="176.041872407663" calcext:value-type="float">
            <text:p>176.04</text:p>
          </table:table-cell>
        </table:table-row>
        <table:table-row table:style-name="ro1">
          <table:table-cell office:value-type="string" calcext:value-type="string">
            <text:p>CarpenterCenter-649ms</text:p>
          </table:table-cell>
          <table:table-cell table:number-columns-repeated="4"/>
          <table:table-cell office:value-type="float" office:value="32052" calcext:value-type="float">
            <text:p>32052</text:p>
          </table:table-cell>
          <table:table-cell table:formula="of:=(([.F29]/[.$F$2])*100)-100" office:value-type="float" office:value="216.531700572783" calcext:value-type="float">
            <text:p>216.53</text:p>
          </table:table-cell>
        </table:table-row>
        <table:table-row table:style-name="ro1">
          <table:table-cell office:value-type="string" calcext:value-type="string">
            <text:p>CastilloDeLosTresReyesDelMorro-287ms</text:p>
          </table:table-cell>
          <table:table-cell table:number-columns-repeated="4"/>
          <table:table-cell office:value-type="float" office:value="30923" calcext:value-type="float">
            <text:p>30923</text:p>
          </table:table-cell>
          <table:table-cell table:formula="of:=(([.F30]/[.$F$2])*100)-100" office:value-type="float" office:value="205.382184475607" calcext:value-type="float">
            <text:p>205.38</text:p>
          </table:table-cell>
        </table:table-row>
        <table:table-row table:style-name="ro1">
          <table:table-cell office:value-type="string" calcext:value-type="string">
            <text:p>CastilloDeLosTresReyesDelMorroArch-407ms</text:p>
          </table:table-cell>
          <table:table-cell table:number-columns-repeated="4"/>
          <table:table-cell office:value-type="float" office:value="13421" calcext:value-type="float">
            <text:p>13421</text:p>
          </table:table-cell>
          <table:table-cell table:formula="of:=(([.F31]/[.$F$2])*100)-100" office:value-type="float" office:value="32.5399960497729" calcext:value-type="float">
            <text:p>32.54</text:p>
          </table:table-cell>
        </table:table-row>
        <table:table-row table:style-name="ro1">
          <table:table-cell office:value-type="string" calcext:value-type="string">
            <text:p>CastilloDeLosTresReyesDelMorroCourtyard-572ms</text:p>
          </table:table-cell>
          <table:table-cell table:number-columns-repeated="4"/>
          <table:table-cell office:value-type="float" office:value="9408" calcext:value-type="float">
            <text:p>9408</text:p>
          </table:table-cell>
          <table:table-cell table:formula="of:=(([.F32]/[.$F$2])*100)-100" office:value-type="float" office:value="-7.09065771281848" calcext:value-type="float">
            <text:p>-7.09</text:p>
          </table:table-cell>
        </table:table-row>
        <table:table-row table:style-name="ro1">
          <table:table-cell office:value-type="string" calcext:value-type="string">
            <text:p>CastilloDeLosTresReyesDelMorroSalasDeExposicion-716ms</text:p>
          </table:table-cell>
          <table:table-cell table:number-columns-repeated="4"/>
          <table:table-cell office:value-type="float" office:value="31514" calcext:value-type="float">
            <text:p>31514</text:p>
          </table:table-cell>
          <table:table-cell table:formula="of:=(([.F33]/[.$F$2])*100)-100" office:value-type="float" office:value="211.218645072092" calcext:value-type="float">
            <text:p>211.22</text:p>
          </table:table-cell>
        </table:table-row>
        <table:table-row table:style-name="ro1">
          <table:table-cell office:value-type="string" calcext:value-type="string">
            <text:p>CastleThunder-3216ms</text:p>
          </table:table-cell>
          <table:table-cell table:number-columns-repeated="4"/>
          <table:table-cell office:value-type="float" office:value="1568" calcext:value-type="float">
            <text:p>1568</text:p>
          </table:table-cell>
          <table:table-cell table:formula="of:=(([.F34]/[.$F$2])*100)-100" office:value-type="float" office:value="-84.5151096188031" calcext:value-type="float">
            <text:p>-84.52</text:p>
          </table:table-cell>
        </table:table-row>
        <table:table-row table:style-name="ro1">
          <table:table-cell office:value-type="string" calcext:value-type="string">
            <text:p>CathedralRoom-762ms</text:p>
          </table:table-cell>
          <table:table-cell table:number-columns-repeated="4"/>
          <table:table-cell office:value-type="float" office:value="9499" calcext:value-type="float">
            <text:p>9499</text:p>
          </table:table-cell>
          <table:table-cell table:formula="of:=(([.F35]/[.$F$2])*100)-100" office:value-type="float" office:value="-6.19198103890973" calcext:value-type="float">
            <text:p>-6.19</text:p>
          </table:table-cell>
        </table:table-row>
        <table:table-row table:style-name="ro1">
          <table:table-cell office:value-type="string" calcext:value-type="string">
            <text:p>CedarCreekWinery-1422ms</text:p>
          </table:table-cell>
          <table:table-cell table:number-columns-repeated="4"/>
          <table:table-cell office:value-type="float" office:value="15969" calcext:value-type="float">
            <text:p>15969</text:p>
          </table:table-cell>
          <table:table-cell table:formula="of:=(([.F36]/[.$F$2])*100)-100" office:value-type="float" office:value="57.7029429192179" calcext:value-type="float">
            <text:p>57.70</text:p>
          </table:table-cell>
        </table:table-row>
        <table:table-row table:style-name="ro1">
          <table:table-cell office:value-type="string" calcext:value-type="string">
            <text:p>CementBlocks1-405ms</text:p>
          </table:table-cell>
          <table:table-cell table:number-columns-repeated="4"/>
          <table:table-cell office:value-type="float" office:value="32272" calcext:value-type="float">
            <text:p>32272</text:p>
          </table:table-cell>
          <table:table-cell table:formula="of:=(([.F37]/[.$F$2])*100)-100" office:value-type="float" office:value="218.704325498716" calcext:value-type="float">
            <text:p>218.70</text:p>
          </table:table-cell>
        </table:table-row>
        <table:table-row table:style-name="ro1">
          <table:table-cell office:value-type="string" calcext:value-type="string">
            <text:p>CementBlocks2-667ms</text:p>
          </table:table-cell>
          <table:table-cell table:number-columns-repeated="4"/>
          <table:table-cell office:value-type="float" office:value="31136" calcext:value-type="float">
            <text:p>31136</text:p>
          </table:table-cell>
          <table:table-cell table:formula="of:=(([.F38]/[.$F$2])*100)-100" office:value-type="float" office:value="207.485680426625" calcext:value-type="float">
            <text:p>207.49</text:p>
          </table:table-cell>
        </table:table-row>
        <table:table-row table:style-name="ro1">
          <table:table-cell office:value-type="string" calcext:value-type="string">
            <text:p>ChateaudeLogneOutside-411ms</text:p>
          </table:table-cell>
          <table:table-cell table:number-columns-repeated="4"/>
          <table:table-cell office:value-type="float" office:value="32459" calcext:value-type="float">
            <text:p>32459</text:p>
          </table:table-cell>
          <table:table-cell table:formula="of:=(([.F39]/[.$F$2])*100)-100" office:value-type="float" office:value="220.551056685759" calcext:value-type="float">
            <text:p>220.55</text:p>
          </table:table-cell>
        </table:table-row>
        <table:table-row table:style-name="ro1">
          <table:table-cell office:value-type="string" calcext:value-type="string">
            <text:p>CleftRidgeArch-1098ms</text:p>
          </table:table-cell>
          <table:table-cell table:number-columns-repeated="4"/>
          <table:table-cell office:value-type="float" office:value="26814" calcext:value-type="float">
            <text:p>26814</text:p>
          </table:table-cell>
          <table:table-cell table:formula="of:=(([.F40]/[.$F$2])*100)-100" office:value-type="float" office:value="164.803476199881" calcext:value-type="float">
            <text:p>164.80</text:p>
          </table:table-cell>
        </table:table-row>
        <table:table-row table:style-name="ro1">
          <table:table-cell office:value-type="string" calcext:value-type="string">
            <text:p>CliffOfTheDawn-137ms</text:p>
          </table:table-cell>
          <table:table-cell table:number-columns-repeated="4"/>
          <table:table-cell office:value-type="float" office:value="20250" calcext:value-type="float">
            <text:p>20250</text:p>
          </table:table-cell>
          <table:table-cell table:formula="of:=(([.F41]/[.$F$2])*100)-100" office:value-type="float" office:value="99.9802488643097" calcext:value-type="float">
            <text:p>99.98</text:p>
          </table:table-cell>
        </table:table-row>
        <table:table-row table:style-name="ro1">
          <table:table-cell office:value-type="string" calcext:value-type="string">
            <text:p>Commerical&amp;5Underpass-595ms</text:p>
          </table:table-cell>
          <table:table-cell table:number-columns-repeated="4"/>
          <table:table-cell office:value-type="float" office:value="21494" calcext:value-type="float">
            <text:p>21494</text:p>
          </table:table-cell>
          <table:table-cell table:formula="of:=(([.F42]/[.$F$2])*100)-100" office:value-type="float" office:value="112.265455263678" calcext:value-type="float">
            <text:p>112.27</text:p>
          </table:table-cell>
        </table:table-row>
        <table:table-row table:style-name="ro1">
          <table:table-cell office:value-type="string" calcext:value-type="string">
            <text:p>ConicLongEchoHall-2360ms</text:p>
          </table:table-cell>
          <table:table-cell table:number-columns-repeated="4"/>
          <table:table-cell office:value-type="float" office:value="31978" calcext:value-type="float">
            <text:p>31978</text:p>
          </table:table-cell>
          <table:table-cell table:formula="of:=(([.F43]/[.$F$2])*100)-100" office:value-type="float" office:value="215.800908552242" calcext:value-type="float">
            <text:p>215.80</text:p>
          </table:table-cell>
        </table:table-row>
        <table:table-row table:style-name="ro1">
          <table:table-cell office:value-type="string" calcext:value-type="string">
            <text:p>ConradPrebysConcertHallSeatF111-553ms</text:p>
          </table:table-cell>
          <table:table-cell table:number-columns-repeated="4"/>
          <table:table-cell office:value-type="float" office:value="32056" calcext:value-type="float">
            <text:p>32056</text:p>
          </table:table-cell>
          <table:table-cell table:formula="of:=(([.F44]/[.$F$2])*100)-100" office:value-type="float" office:value="216.571202844163" calcext:value-type="float">
            <text:p>216.57</text:p>
          </table:table-cell>
        </table:table-row>
        <table:table-row table:style-name="ro1">
          <table:table-cell office:value-type="string" calcext:value-type="string">
            <text:p>ConventionCenterSteps-290ms</text:p>
          </table:table-cell>
          <table:table-cell table:number-columns-repeated="4"/>
          <table:table-cell office:value-type="float" office:value="14889" calcext:value-type="float">
            <text:p>14889</text:p>
          </table:table-cell>
          <table:table-cell table:formula="of:=(([.F45]/[.$F$2])*100)-100" office:value-type="float" office:value="47.0373296464547" calcext:value-type="float">
            <text:p>47.04</text:p>
          </table:table-cell>
        </table:table-row>
        <table:table-row table:style-name="ro1">
          <table:table-cell office:value-type="string" calcext:value-type="string">
            <text:p>ConvocationMall-412ms</text:p>
          </table:table-cell>
          <table:table-cell table:number-columns-repeated="4"/>
          <table:table-cell office:value-type="float" office:value="30439" calcext:value-type="float">
            <text:p>30439</text:p>
          </table:table-cell>
          <table:table-cell table:formula="of:=(([.F46]/[.$F$2])*100)-100" office:value-type="float" office:value="200.602409638554" calcext:value-type="float">
            <text:p>200.60</text:p>
          </table:table-cell>
        </table:table-row>
        <table:table-row table:style-name="ro1">
          <table:table-cell office:value-type="string" calcext:value-type="string">
            <text:p>CranbrookArtMuseum-762ms</text:p>
          </table:table-cell>
          <table:table-cell table:number-columns-repeated="4"/>
          <table:table-cell office:value-type="float" office:value="23996" calcext:value-type="float">
            <text:p>23996</text:p>
          </table:table-cell>
          <table:table-cell table:formula="of:=(([.F47]/[.$F$2])*100)-100" office:value-type="float" office:value="136.974126012246" calcext:value-type="float">
            <text:p>136.97</text:p>
          </table:table-cell>
        </table:table-row>
        <table:table-row table:style-name="ro1">
          <table:table-cell office:value-type="string" calcext:value-type="string">
            <text:p>DeepSpace-12ms</text:p>
          </table:table-cell>
          <table:table-cell table:number-columns-repeated="4"/>
          <table:table-cell office:value-type="float" office:value="31130" calcext:value-type="float">
            <text:p>31130</text:p>
          </table:table-cell>
          <table:table-cell table:formula="of:=(([.F48]/[.$F$2])*100)-100" office:value-type="float" office:value="207.426427019554" calcext:value-type="float">
            <text:p>207.43</text:p>
          </table:table-cell>
        </table:table-row>
        <table:table-row table:style-name="ro1">
          <table:table-cell office:value-type="string" calcext:value-type="string">
            <text:p>DerlonSanctuary-606ms</text:p>
          </table:table-cell>
          <table:table-cell table:number-columns-repeated="4"/>
          <table:table-cell office:value-type="float" office:value="32437" calcext:value-type="float">
            <text:p>32437</text:p>
          </table:table-cell>
          <table:table-cell table:formula="of:=(([.F49]/[.$F$2])*100)-100" office:value-type="float" office:value="220.333794193166" calcext:value-type="float">
            <text:p>220.33</text:p>
          </table:table-cell>
        </table:table-row>
        <table:table-row table:style-name="ro1">
          <table:table-cell office:value-type="string" calcext:value-type="string">
            <text:p>DevilsPunchbowl-475ms</text:p>
          </table:table-cell>
          <table:table-cell table:number-columns-repeated="4"/>
          <table:table-cell office:value-type="float" office:value="16399" calcext:value-type="float">
            <text:p>16399</text:p>
          </table:table-cell>
          <table:table-cell table:formula="of:=(([.F50]/[.$F$2])*100)-100" office:value-type="float" office:value="61.9494370926328" calcext:value-type="float">
            <text:p>61.95</text:p>
          </table:table-cell>
        </table:table-row>
        <table:table-row table:style-name="ro1">
          <table:table-cell office:value-type="string" calcext:value-type="string">
            <text:p>DipwayArch-688ms</text:p>
          </table:table-cell>
          <table:table-cell table:number-columns-repeated="4"/>
          <table:table-cell office:value-type="float" office:value="28365" calcext:value-type="float">
            <text:p>28365</text:p>
          </table:table-cell>
          <table:table-cell table:formula="of:=(([.F51]/[.$F$2])*100)-100" office:value-type="float" office:value="180.120481927711" calcext:value-type="float">
            <text:p>180.12</text:p>
          </table:table-cell>
        </table:table-row>
        <table:table-row table:style-name="ro1">
          <table:table-cell office:value-type="string" calcext:value-type="string">
            <text:p>DirectCabinetN1-6ms</text:p>
          </table:table-cell>
          <table:table-cell table:number-columns-repeated="4"/>
          <table:table-cell office:value-type="float" office:value="32269" calcext:value-type="float">
            <text:p>32269</text:p>
          </table:table-cell>
          <table:table-cell table:formula="of:=(([.F52]/[.$F$2])*100)-100" office:value-type="float" office:value="218.674698795181" calcext:value-type="float">
            <text:p>218.67</text:p>
          </table:table-cell>
        </table:table-row>
        <table:table-row table:style-name="ro1">
          <table:table-cell office:value-type="string" calcext:value-type="string">
            <text:p>DirectCabinetN2-21ms</text:p>
          </table:table-cell>
          <table:table-cell table:number-columns-repeated="4"/>
          <table:table-cell office:value-type="float" office:value="32143" calcext:value-type="float">
            <text:p>32143</text:p>
          </table:table-cell>
          <table:table-cell table:formula="of:=(([.F53]/[.$F$2])*100)-100" office:value-type="float" office:value="217.430377246692" calcext:value-type="float">
            <text:p>217.43</text:p>
          </table:table-cell>
        </table:table-row>
        <table:table-row table:style-name="ro1">
          <table:table-cell office:value-type="string" calcext:value-type="string">
            <text:p>DirectCabinetN3-52ms</text:p>
          </table:table-cell>
          <table:table-cell table:number-columns-repeated="4"/>
          <table:table-cell office:value-type="float" office:value="32304" calcext:value-type="float">
            <text:p>32304</text:p>
          </table:table-cell>
          <table:table-cell table:formula="of:=(([.F54]/[.$F$2])*100)-100" office:value-type="float" office:value="219.020343669761" calcext:value-type="float">
            <text:p>219.02</text:p>
          </table:table-cell>
        </table:table-row>
        <table:table-row table:style-name="ro1">
          <table:table-cell office:value-type="string" calcext:value-type="string">
            <text:p>DirectCabinetN4-17ms</text:p>
          </table:table-cell>
          <table:table-cell table:number-columns-repeated="4"/>
          <table:table-cell office:value-type="float" office:value="32170" calcext:value-type="float">
            <text:p>32170</text:p>
          </table:table-cell>
          <table:table-cell table:formula="of:=(([.F55]/[.$F$2])*100)-100" office:value-type="float" office:value="217.697017578511" calcext:value-type="float">
            <text:p>217.70</text:p>
          </table:table-cell>
        </table:table-row>
        <table:table-row table:style-name="ro1">
          <table:table-cell office:value-type="string" calcext:value-type="string">
            <text:p>DiscoveryRoom-432ms</text:p>
          </table:table-cell>
          <table:table-cell table:number-columns-repeated="4"/>
          <table:table-cell office:value-type="float" office:value="30639" calcext:value-type="float">
            <text:p>30639</text:p>
          </table:table-cell>
          <table:table-cell table:formula="of:=(([.F56]/[.$F$2])*100)-100" office:value-type="float" office:value="202.577523207584" calcext:value-type="float">
            <text:p>202.58</text:p>
          </table:table-cell>
        </table:table-row>
        <table:table-row table:style-name="ro1">
          <table:table-cell office:value-type="string" calcext:value-type="string">
            <text:p>DivorceBeach-542ms</text:p>
          </table:table-cell>
          <table:table-cell table:number-columns-repeated="4"/>
          <table:table-cell office:value-type="float" office:value="13419" calcext:value-type="float">
            <text:p>13419</text:p>
          </table:table-cell>
          <table:table-cell table:formula="of:=(([.F57]/[.$F$2])*100)-100" office:value-type="float" office:value="32.5202449140826" calcext:value-type="float">
            <text:p>32.52</text:p>
          </table:table-cell>
        </table:table-row>
        <table:table-row table:style-name="ro1">
          <table:table-cell office:value-type="string" calcext:value-type="string">
            <text:p>DrainageTunnel-1312ms</text:p>
          </table:table-cell>
          <table:table-cell table:number-columns-repeated="4"/>
          <table:table-cell office:value-type="float" office:value="30319" calcext:value-type="float">
            <text:p>30319</text:p>
          </table:table-cell>
          <table:table-cell table:formula="of:=(([.F58]/[.$F$2])*100)-100" office:value-type="float" office:value="199.417341497136" calcext:value-type="float">
            <text:p>199.42</text:p>
          </table:table-cell>
        </table:table-row>
        <table:table-row table:style-name="ro1">
          <table:table-cell office:value-type="string" calcext:value-type="string">
            <text:p>EchoBridge-110ms</text:p>
          </table:table-cell>
          <table:table-cell table:number-columns-repeated="4"/>
          <table:table-cell office:value-type="float" office:value="29827" calcext:value-type="float">
            <text:p>29827</text:p>
          </table:table-cell>
          <table:table-cell table:formula="of:=(([.F59]/[.$F$2])*100)-100" office:value-type="float" office:value="194.558562117322" calcext:value-type="float">
            <text:p>194.56</text:p>
          </table:table-cell>
        </table:table-row>
        <table:table-row table:style-name="ro1">
          <table:table-cell office:value-type="string" calcext:value-type="string">
            <text:p>ExerciseAndNutritionSciences-785ms</text:p>
          </table:table-cell>
          <table:table-cell table:number-columns-repeated="4"/>
          <table:table-cell office:value-type="float" office:value="23015" calcext:value-type="float">
            <text:p>23015</text:p>
          </table:table-cell>
          <table:table-cell table:formula="of:=(([.F60]/[.$F$2])*100)-100" office:value-type="float" office:value="127.286193956152" calcext:value-type="float">
            <text:p>127.29</text:p>
          </table:table-cell>
        </table:table-row>
        <table:table-row table:style-name="ro1">
          <table:table-cell office:value-type="string" calcext:value-type="string">
            <text:p>FatMansMisery-170ms</text:p>
          </table:table-cell>
          <table:table-cell table:number-columns-repeated="4"/>
          <table:table-cell office:value-type="float" office:value="15695" calcext:value-type="float">
            <text:p>15695</text:p>
          </table:table-cell>
          <table:table-cell table:formula="of:=(([.F61]/[.$F$2])*100)-100" office:value-type="float" office:value="54.9970373296465" calcext:value-type="float">
            <text:p>55.00</text:p>
          </table:table-cell>
        </table:table-row>
        <table:table-row table:style-name="ro1">
          <table:table-cell office:value-type="string" calcext:value-type="string">
            <text:p>FatMansSqueeze-162ms</text:p>
          </table:table-cell>
          <table:table-cell table:number-columns-repeated="4"/>
          <table:table-cell office:value-type="float" office:value="31689" calcext:value-type="float">
            <text:p>31689</text:p>
          </table:table-cell>
          <table:table-cell table:formula="of:=(([.F62]/[.$F$2])*100)-100" office:value-type="float" office:value="212.946869444993" calcext:value-type="float">
            <text:p>212.95</text:p>
          </table:table-cell>
        </table:table-row>
        <table:table-row table:style-name="ro1">
          <table:table-cell office:value-type="string" calcext:value-type="string">
            <text:p>FishCreekTrestleBridge-356ms</text:p>
          </table:table-cell>
          <table:table-cell table:number-columns-repeated="4"/>
          <table:table-cell office:value-type="float" office:value="30337" calcext:value-type="float">
            <text:p>30337</text:p>
          </table:table-cell>
          <table:table-cell table:formula="of:=(([.F63]/[.$F$2])*100)-100" office:value-type="float" office:value="199.595101718349" calcext:value-type="float">
            <text:p>199.60</text:p>
          </table:table-cell>
        </table:table-row>
        <table:table-row table:style-name="ro1">
          <table:table-cell office:value-type="string" calcext:value-type="string">
            <text:p>FiveColumns-793ms</text:p>
          </table:table-cell>
          <table:table-cell table:number-columns-repeated="4"/>
          <table:table-cell office:value-type="float" office:value="32046" calcext:value-type="float">
            <text:p>32046</text:p>
          </table:table-cell>
          <table:table-cell table:formula="of:=(([.F64]/[.$F$2])*100)-100" office:value-type="float" office:value="216.472447165712" calcext:value-type="float">
            <text:p>216.47</text:p>
          </table:table-cell>
        </table:table-row>
        <table:table-row table:style-name="ro1">
          <table:table-cell office:value-type="string" calcext:value-type="string">
            <text:p>FiveColumnsLong-1662ms</text:p>
          </table:table-cell>
          <table:table-cell table:number-columns-repeated="4"/>
          <table:table-cell office:value-type="float" office:value="32315" calcext:value-type="float">
            <text:p>32315</text:p>
          </table:table-cell>
          <table:table-cell table:formula="of:=(([.F65]/[.$F$2])*100)-100" office:value-type="float" office:value="219.128974916058" calcext:value-type="float">
            <text:p>219.13</text:p>
          </table:table-cell>
        </table:table-row>
        <table:table-row table:style-name="ro1">
          <table:table-cell office:value-type="string" calcext:value-type="string">
            <text:p>FortWordenPillbox-548ms</text:p>
          </table:table-cell>
          <table:table-cell table:number-columns-repeated="4"/>
          <table:table-cell office:value-type="float" office:value="25089" calcext:value-type="float">
            <text:p>25089</text:p>
          </table:table-cell>
          <table:table-cell table:formula="of:=(([.F66]/[.$F$2])*100)-100" office:value-type="float" office:value="147.768121666996" calcext:value-type="float">
            <text:p>147.77</text:p>
          </table:table-cell>
        </table:table-row>
        <table:table-row table:style-name="ro1">
          <table:table-cell office:value-type="string" calcext:value-type="string">
            <text:p>FortWordenTunnel-1209ms</text:p>
          </table:table-cell>
          <table:table-cell table:number-columns-repeated="4"/>
          <table:table-cell office:value-type="float" office:value="10510" calcext:value-type="float">
            <text:p>10510</text:p>
          </table:table-cell>
          <table:table-cell table:formula="of:=(([.F67]/[.$F$2])*100)-100" office:value-type="float" office:value="3.79221805253802" calcext:value-type="float">
            <text:p>3.79</text:p>
          </table:table-cell>
        </table:table-row>
        <table:table-row table:style-name="ro1">
          <table:table-cell office:value-type="string" calcext:value-type="string">
            <text:p>FortalezaDeSanCarlosDeLaCabana-644ms</text:p>
          </table:table-cell>
          <table:table-cell table:number-columns-repeated="4"/>
          <table:table-cell office:value-type="float" office:value="22275" calcext:value-type="float">
            <text:p>22275</text:p>
          </table:table-cell>
          <table:table-cell table:formula="of:=(([.F68]/[.$F$2])*100)-100" office:value-type="float" office:value="119.978273750741" calcext:value-type="float">
            <text:p>119.98</text:p>
          </table:table-cell>
        </table:table-row>
        <table:table-row table:style-name="ro1">
          <table:table-cell office:value-type="string" calcext:value-type="string">
            <text:p>FourPointsRoom270-248ms</text:p>
          </table:table-cell>
          <table:table-cell table:number-columns-repeated="4"/>
          <table:table-cell office:value-type="float" office:value="20457" calcext:value-type="float">
            <text:p>20457</text:p>
          </table:table-cell>
          <table:table-cell table:formula="of:=(([.F69]/[.$F$2])*100)-100" office:value-type="float" office:value="102.024491408256" calcext:value-type="float">
            <text:p>102.02</text:p>
          </table:table-cell>
        </table:table-row>
        <table:table-row table:style-name="ro1">
          <table:table-cell office:value-type="string" calcext:value-type="string">
            <text:p>FremontTroll-887ms</text:p>
          </table:table-cell>
          <table:table-cell table:number-columns-repeated="4"/>
          <table:table-cell office:value-type="float" office:value="18524" calcext:value-type="float">
            <text:p>18524</text:p>
          </table:table-cell>
          <table:table-cell table:formula="of:=(([.F70]/[.$F$2])*100)-100" office:value-type="float" office:value="82.9350187635789" calcext:value-type="float">
            <text:p>82.94</text:p>
          </table:table-cell>
        </table:table-row>
        <table:table-row table:style-name="ro1">
          <table:table-cell office:value-type="string" calcext:value-type="string">
            <text:p>French18thCenturySalon-504ms</text:p>
          </table:table-cell>
          <table:table-cell table:number-columns-repeated="4"/>
          <table:table-cell office:value-type="float" office:value="32628" calcext:value-type="float">
            <text:p>32628</text:p>
          </table:table-cell>
          <table:table-cell table:formula="of:=(([.F71]/[.$F$2])*100)-100" office:value-type="float" office:value="222.22002765159" calcext:value-type="float">
            <text:p>222.22</text:p>
          </table:table-cell>
        </table:table-row>
        <table:table-row table:style-name="ro1">
          <table:table-cell office:value-type="string" calcext:value-type="string">
            <text:p>GalbraithHall-524ms</text:p>
          </table:table-cell>
          <table:table-cell table:number-columns-repeated="4"/>
          <table:table-cell office:value-type="float" office:value="23022" calcext:value-type="float">
            <text:p>23022</text:p>
          </table:table-cell>
          <table:table-cell table:formula="of:=(([.F72]/[.$F$2])*100)-100" office:value-type="float" office:value="127.355322931069" calcext:value-type="float">
            <text:p>127.36</text:p>
          </table:table-cell>
        </table:table-row>
        <table:table-row table:style-name="ro1">
          <table:table-cell office:value-type="string" calcext:value-type="string">
            <text:p>GeiselLibrary-700ms</text:p>
          </table:table-cell>
          <table:table-cell table:number-columns-repeated="4"/>
          <table:table-cell office:value-type="float" office:value="19883" calcext:value-type="float">
            <text:p>19883</text:p>
          </table:table-cell>
          <table:table-cell table:formula="of:=(([.F73]/[.$F$2])*100)-100" office:value-type="float" office:value="96.3559154651393" calcext:value-type="float">
            <text:p>96.36</text:p>
          </table:table-cell>
        </table:table-row>
        <table:table-row table:style-name="ro1">
          <table:table-cell office:value-type="string" calcext:value-type="string">
            <text:p>GiantCave-3311ms</text:p>
          </table:table-cell>
          <table:table-cell table:number-columns-repeated="4"/>
          <table:table-cell office:value-type="float" office:value="1340" calcext:value-type="float">
            <text:p>1340</text:p>
          </table:table-cell>
          <table:table-cell table:formula="of:=(([.F74]/[.$F$2])*100)-100" office:value-type="float" office:value="-86.7667390874975" calcext:value-type="float">
            <text:p>-86.77</text:p>
          </table:table-cell>
        </table:table-row>
        <table:table-row table:style-name="ro1">
          <table:table-cell office:value-type="string" calcext:value-type="string">
            <text:p>GoingHome-1791ms</text:p>
          </table:table-cell>
          <table:table-cell table:number-columns-repeated="4"/>
          <table:table-cell office:value-type="float" office:value="21063" calcext:value-type="float">
            <text:p>21063</text:p>
          </table:table-cell>
          <table:table-cell table:formula="of:=(([.F75]/[.$F$2])*100)-100" office:value-type="float" office:value="108.009085522418" calcext:value-type="float">
            <text:p>108.01</text:p>
          </table:table-cell>
        </table:table-row>
        <table:table-row table:style-name="ro1">
          <table:table-cell office:value-type="string" calcext:value-type="string">
            <text:p>GraffitiHallway-1593ms</text:p>
          </table:table-cell>
          <table:table-cell table:number-columns-repeated="4"/>
          <table:table-cell office:value-type="float" office:value="3813" calcext:value-type="float">
            <text:p>3813</text:p>
          </table:table-cell>
          <table:table-cell table:formula="of:=(([.F76]/[.$F$2])*100)-100" office:value-type="float" office:value="-62.3444598064389" calcext:value-type="float">
            <text:p>-62.34</text:p>
          </table:table-cell>
        </table:table-row>
        <table:table-row table:style-name="ro1">
          <table:table-cell office:value-type="string" calcext:value-type="string">
            <text:p>Greek7EchoHall-585ms</text:p>
          </table:table-cell>
          <table:table-cell table:number-columns-repeated="4"/>
          <table:table-cell office:value-type="float" office:value="33410" calcext:value-type="float">
            <text:p>33410</text:p>
          </table:table-cell>
          <table:table-cell table:formula="of:=(([.F77]/[.$F$2])*100)-100" office:value-type="float" office:value="229.942721706498" calcext:value-type="float">
            <text:p>229.94</text:p>
          </table:table-cell>
        </table:table-row>
        <table:table-row table:style-name="ro1">
          <table:table-cell office:value-type="string" calcext:value-type="string">
            <text:p>HaleHolisticYogaStudio-905ms</text:p>
          </table:table-cell>
          <table:table-cell table:number-columns-repeated="4"/>
          <table:table-cell office:value-type="float" office:value="29147" calcext:value-type="float">
            <text:p>29147</text:p>
          </table:table-cell>
          <table:table-cell table:formula="of:=(([.F78]/[.$F$2])*100)-100" office:value-type="float" office:value="187.843175982619" calcext:value-type="float">
            <text:p>187.84</text:p>
          </table:table-cell>
        </table:table-row>
        <table:table-row table:style-name="ro1">
          <table:table-cell office:value-type="string" calcext:value-type="string">
            <text:p>Hangar-4737ms</text:p>
          </table:table-cell>
          <table:table-cell table:number-columns-repeated="4"/>
          <table:table-cell office:value-type="float" office:value="963" calcext:value-type="float">
            <text:p>963</text:p>
          </table:table-cell>
          <table:table-cell table:formula="of:=(([.F79]/[.$F$2])*100)-100" office:value-type="float" office:value="-90.4898281651195" calcext:value-type="float">
            <text:p>-90.49</text:p>
          </table:table-cell>
        </table:table-row>
        <table:table-row table:style-name="ro1">
          <table:table-cell office:value-type="string" calcext:value-type="string">
            <text:p>HarborEntranceControlPost-1145ms</text:p>
          </table:table-cell>
          <table:table-cell table:number-columns-repeated="4"/>
          <table:table-cell office:value-type="float" office:value="26395" calcext:value-type="float">
            <text:p>26395</text:p>
          </table:table-cell>
          <table:table-cell table:formula="of:=(([.F80]/[.$F$2])*100)-100" office:value-type="float" office:value="160.665613272763" calcext:value-type="float">
            <text:p>160.67</text:p>
          </table:table-cell>
        </table:table-row>
        <table:table-row table:style-name="ro1">
          <table:table-cell office:value-type="string" calcext:value-type="string">
            <text:p>HartwellTavern-337ms</text:p>
          </table:table-cell>
          <table:table-cell table:number-columns-repeated="4"/>
          <table:table-cell office:value-type="float" office:value="31314" calcext:value-type="float">
            <text:p>31314</text:p>
          </table:table-cell>
          <table:table-cell table:formula="of:=(([.F81]/[.$F$2])*100)-100" office:value-type="float" office:value="209.243531503061" calcext:value-type="float">
            <text:p>209.24</text:p>
          </table:table-cell>
        </table:table-row>
        <table:table-row table:style-name="ro1">
          <table:table-cell office:value-type="string" calcext:value-type="string">
            <text:p>Hawxhurst-384ms</text:p>
          </table:table-cell>
          <table:table-cell table:number-columns-repeated="4"/>
          <table:table-cell office:value-type="float" office:value="31612" calcext:value-type="float">
            <text:p>31612</text:p>
          </table:table-cell>
          <table:table-cell table:formula="of:=(([.F82]/[.$F$2])*100)-100" office:value-type="float" office:value="212.186450720916" calcext:value-type="float">
            <text:p>212.19</text:p>
          </table:table-cell>
        </table:table-row>
        <table:table-row table:style-name="ro1">
          <table:table-cell office:value-type="string" calcext:value-type="string">
            <text:p>HepnerHall-750ms</text:p>
          </table:table-cell>
          <table:table-cell table:number-columns-repeated="4"/>
          <table:table-cell office:value-type="float" office:value="23260" calcext:value-type="float">
            <text:p>23260</text:p>
          </table:table-cell>
          <table:table-cell table:formula="of:=(([.F83]/[.$F$2])*100)-100" office:value-type="float" office:value="129.705708078215" calcext:value-type="float">
            <text:p>129.71</text:p>
          </table:table-cell>
        </table:table-row>
        <table:table-row table:style-name="ro1">
          <table:table-cell office:value-type="string" calcext:value-type="string">
            <text:p>HighlyDampedLargeRoom-333ms</text:p>
          </table:table-cell>
          <table:table-cell table:number-columns-repeated="4"/>
          <table:table-cell office:value-type="float" office:value="32115" calcext:value-type="float">
            <text:p>32115</text:p>
          </table:table-cell>
          <table:table-cell table:formula="of:=(([.F84]/[.$F$2])*100)-100" office:value-type="float" office:value="217.153861347027" calcext:value-type="float">
            <text:p>217.15</text:p>
          </table:table-cell>
        </table:table-row>
        <table:table-row table:style-name="ro1">
          <table:table-cell office:value-type="string" calcext:value-type="string">
            <text:p>HopkinsDriveUnderpass-1162ms</text:p>
          </table:table-cell>
          <table:table-cell table:number-columns-repeated="4"/>
          <table:table-cell office:value-type="float" office:value="7711" calcext:value-type="float">
            <text:p>7711</text:p>
          </table:table-cell>
          <table:table-cell table:formula="of:=(([.F85]/[.$F$2])*100)-100" office:value-type="float" office:value="-23.8494963460399" calcext:value-type="float">
            <text:p>-23.85</text:p>
          </table:table-cell>
        </table:table-row>
        <table:table-row table:style-name="ro1">
          <table:table-cell office:value-type="string" calcext:value-type="string">
            <text:p>HumanitiesSocialSciencesCourtyard-474ms</text:p>
          </table:table-cell>
          <table:table-cell table:number-columns-repeated="4"/>
          <table:table-cell office:value-type="float" office:value="26106" calcext:value-type="float">
            <text:p>26106</text:p>
          </table:table-cell>
          <table:table-cell table:formula="of:=(([.F86]/[.$F$2])*100)-100" office:value-type="float" office:value="157.811574165515" calcext:value-type="float">
            <text:p>157.81</text:p>
          </table:table-cell>
        </table:table-row>
        <table:table-row table:style-name="ro1">
          <table:table-cell office:value-type="string" calcext:value-type="string">
            <text:p>InTheSilo-1222ms</text:p>
          </table:table-cell>
          <table:table-cell table:number-columns-repeated="4"/>
          <table:table-cell office:value-type="float" office:value="33023" calcext:value-type="float">
            <text:p>33023</text:p>
          </table:table-cell>
          <table:table-cell table:formula="of:=(([.F87]/[.$F$2])*100)-100" office:value-type="float" office:value="226.120876950425" calcext:value-type="float">
            <text:p>226.12</text:p>
          </table:table-cell>
        </table:table-row>
        <table:table-row table:style-name="ro1">
          <table:table-cell office:value-type="string" calcext:value-type="string">
            <text:p>InTheSiloRevised-513ms</text:p>
          </table:table-cell>
          <table:table-cell table:number-columns-repeated="4"/>
          <table:table-cell office:value-type="float" office:value="27431" calcext:value-type="float">
            <text:p>27431</text:p>
          </table:table-cell>
          <table:table-cell table:formula="of:=(([.F88]/[.$F$2])*100)-100" office:value-type="float" office:value="170.89670156034" calcext:value-type="float">
            <text:p>170.90</text:p>
          </table:table-cell>
        </table:table-row>
        <table:table-row table:style-name="ro1">
          <table:table-cell office:value-type="string" calcext:value-type="string">
            <text:p>IslaMujeresCave-113ms</text:p>
          </table:table-cell>
          <table:table-cell table:number-columns-repeated="4"/>
          <table:table-cell office:value-type="float" office:value="9850" calcext:value-type="float">
            <text:p>9850</text:p>
          </table:table-cell>
          <table:table-cell table:formula="of:=(([.F89]/[.$F$2])*100)-100" office:value-type="float" office:value="-2.7256567252617" calcext:value-type="float">
            <text:p>-2.73</text:p>
          </table:table-cell>
        </table:table-row>
        <table:table-row table:style-name="ro1">
          <table:table-cell office:value-type="string" calcext:value-type="string">
            <text:p>JFKUnderpass-1036ms</text:p>
          </table:table-cell>
          <table:table-cell table:number-columns-repeated="4"/>
          <table:table-cell office:value-type="float" office:value="32082" calcext:value-type="float">
            <text:p>32082</text:p>
          </table:table-cell>
          <table:table-cell table:formula="of:=(([.F90]/[.$F$2])*100)-100" office:value-type="float" office:value="216.827967608137" calcext:value-type="float">
            <text:p>216.83</text:p>
          </table:table-cell>
        </table:table-row>
        <table:table-row table:style-name="ro1">
          <table:table-cell office:value-type="string" calcext:value-type="string">
            <text:p>LakeMerrittBART-381ms</text:p>
          </table:table-cell>
          <table:table-cell table:number-columns-repeated="4"/>
          <table:table-cell office:value-type="float" office:value="32143" calcext:value-type="float">
            <text:p>32143</text:p>
          </table:table-cell>
          <table:table-cell table:formula="of:=(([.F91]/[.$F$2])*100)-100" office:value-type="float" office:value="217.430377246692" calcext:value-type="float">
            <text:p>217.43</text:p>
          </table:table-cell>
        </table:table-row>
        <table:table-row table:style-name="ro1">
          <table:table-cell office:value-type="string" calcext:value-type="string">
            <text:p>LargeBottleHall-2507ms</text:p>
          </table:table-cell>
          <table:table-cell table:number-columns-repeated="4"/>
          <table:table-cell office:value-type="float" office:value="32337" calcext:value-type="float">
            <text:p>32337</text:p>
          </table:table-cell>
          <table:table-cell table:formula="of:=(([.F92]/[.$F$2])*100)-100" office:value-type="float" office:value="219.346237408651" calcext:value-type="float">
            <text:p>219.35</text:p>
          </table:table-cell>
        </table:table-row>
        <table:table-row table:style-name="ro1">
          <table:table-cell office:value-type="string" calcext:value-type="string">
            <text:p>LargeLongEchoHall-2390ms</text:p>
          </table:table-cell>
          <table:table-cell table:number-columns-repeated="4"/>
          <table:table-cell office:value-type="float" office:value="22036" calcext:value-type="float">
            <text:p>22036</text:p>
          </table:table-cell>
          <table:table-cell table:formula="of:=(([.F93]/[.$F$2])*100)-100" office:value-type="float" office:value="117.61801303575" calcext:value-type="float">
            <text:p>117.62</text:p>
          </table:table-cell>
        </table:table-row>
        <table:table-row table:style-name="ro1">
          <table:table-cell office:value-type="string" calcext:value-type="string">
            <text:p>LargeWideEchoHall-27ms</text:p>
          </table:table-cell>
          <table:table-cell table:number-columns-repeated="4"/>
          <table:table-cell office:value-type="float" office:value="32269" calcext:value-type="float">
            <text:p>32269</text:p>
          </table:table-cell>
          <table:table-cell table:formula="of:=(([.F94]/[.$F$2])*100)-100" office:value-type="float" office:value="218.674698795181" calcext:value-type="float">
            <text:p>218.67</text:p>
          </table:table-cell>
        </table:table-row>
        <table:table-row table:style-name="ro1">
          <table:table-cell office:value-type="string" calcext:value-type="string">
            <text:p>LawrenceWelkCave-265ms</text:p>
          </table:table-cell>
          <table:table-cell table:number-columns-repeated="4"/>
          <table:table-cell office:value-type="float" office:value="7881" calcext:value-type="float">
            <text:p>7881</text:p>
          </table:table-cell>
          <table:table-cell table:formula="of:=(([.F95]/[.$F$2])*100)-100" office:value-type="float" office:value="-22.1706498123642" calcext:value-type="float">
            <text:p>-22.17</text:p>
          </table:table-cell>
        </table:table-row>
        <table:table-row table:style-name="ro1">
          <table:table-cell office:value-type="string" calcext:value-type="string">
            <text:p>LionsGateBridge-215ms</text:p>
          </table:table-cell>
          <table:table-cell table:number-columns-repeated="4"/>
          <table:table-cell office:value-type="float" office:value="32232" calcext:value-type="float">
            <text:p>32232</text:p>
          </table:table-cell>
          <table:table-cell table:formula="of:=(([.F96]/[.$F$2])*100)-100" office:value-type="float" office:value="218.30930278491" calcext:value-type="float">
            <text:p>218.31</text:p>
          </table:table-cell>
        </table:table-row>
        <table:table-row table:style-name="ro1">
          <table:table-cell office:value-type="string" calcext:value-type="string">
            <text:p>LittlefieldLobby-1427ms</text:p>
          </table:table-cell>
          <table:table-cell table:number-columns-repeated="4"/>
          <table:table-cell office:value-type="float" office:value="32007" calcext:value-type="float">
            <text:p>32007</text:p>
          </table:table-cell>
          <table:table-cell table:formula="of:=(([.F97]/[.$F$2])*100)-100" office:value-type="float" office:value="216.087300019751" calcext:value-type="float">
            <text:p>216.09</text:p>
          </table:table-cell>
        </table:table-row>
        <table:table-row table:style-name="ro1">
          <table:table-cell office:value-type="string" calcext:value-type="string">
            <text:p>LoveLibrary-705ms</text:p>
          </table:table-cell>
          <table:table-cell table:number-columns-repeated="4"/>
          <table:table-cell office:value-type="float" office:value="32158" calcext:value-type="float">
            <text:p>32158</text:p>
          </table:table-cell>
          <table:table-cell table:formula="of:=(([.F98]/[.$F$2])*100)-100" office:value-type="float" office:value="217.578510764369" calcext:value-type="float">
            <text:p>217.58</text:p>
          </table:table-cell>
        </table:table-row>
        <table:table-row table:style-name="ro1">
          <table:table-cell office:value-type="string" calcext:value-type="string">
            <text:p>MasonicLodge-414ms</text:p>
          </table:table-cell>
          <table:table-cell table:number-columns-repeated="4"/>
          <table:table-cell office:value-type="float" office:value="33351" calcext:value-type="float">
            <text:p>33351</text:p>
          </table:table-cell>
          <table:table-cell table:formula="of:=(([.F99]/[.$F$2])*100)-100" office:value-type="float" office:value="229.360063203634" calcext:value-type="float">
            <text:p>229.36</text:p>
          </table:table-cell>
        </table:table-row>
        <table:table-row table:style-name="ro1">
          <table:table-cell office:value-type="string" calcext:value-type="string">
            <text:p>MillsArtMuseum-515ms</text:p>
          </table:table-cell>
          <table:table-cell table:number-columns-repeated="4"/>
          <table:table-cell office:value-type="float" office:value="31387" calcext:value-type="float">
            <text:p>31387</text:p>
          </table:table-cell>
          <table:table-cell table:formula="of:=(([.F100]/[.$F$2])*100)-100" office:value-type="float" office:value="209.964447955757" calcext:value-type="float">
            <text:p>209.96</text:p>
          </table:table-cell>
        </table:table-row>
        <table:table-row table:style-name="ro1">
          <table:table-cell office:value-type="string" calcext:value-type="string">
            <text:p>MillsGreekTheater-318ms</text:p>
          </table:table-cell>
          <table:table-cell table:number-columns-repeated="4"/>
          <table:table-cell office:value-type="float" office:value="32286" calcext:value-type="float">
            <text:p>32286</text:p>
          </table:table-cell>
          <table:table-cell table:formula="of:=(([.F101]/[.$F$2])*100)-100" office:value-type="float" office:value="218.842583448548" calcext:value-type="float">
            <text:p>218.84</text:p>
          </table:table-cell>
        </table:table-row>
        <table:table-row table:style-name="ro1">
          <table:table-cell office:value-type="string" calcext:value-type="string">
            <text:p>Musikvereinsaal-1115ms</text:p>
          </table:table-cell>
          <table:table-cell table:number-columns-repeated="4"/>
          <table:table-cell office:value-type="float" office:value="23663" calcext:value-type="float">
            <text:p>23663</text:p>
          </table:table-cell>
          <table:table-cell table:formula="of:=(([.F102]/[.$F$2])*100)-100" office:value-type="float" office:value="133.68556191981" calcext:value-type="float">
            <text:p>133.69</text:p>
          </table:table-cell>
        </table:table-row>
        <table:table-row table:style-name="ro1">
          <table:table-cell office:value-type="string" calcext:value-type="string">
            <text:p>NancyLakeTunnel-1279ms</text:p>
          </table:table-cell>
          <table:table-cell table:number-columns-repeated="4"/>
          <table:table-cell office:value-type="float" office:value="13181" calcext:value-type="float">
            <text:p>13181</text:p>
          </table:table-cell>
          <table:table-cell table:formula="of:=(([.F103]/[.$F$2])*100)-100" office:value-type="float" office:value="30.1698597669366" calcext:value-type="float">
            <text:p>30.17</text:p>
          </table:table-cell>
        </table:table-row>
        <table:table-row table:style-name="ro1">
          <table:table-cell office:value-type="string" calcext:value-type="string">
            <text:p>NarrowBumpySpace-682ms</text:p>
          </table:table-cell>
          <table:table-cell table:number-columns-repeated="4"/>
          <table:table-cell office:value-type="float" office:value="21159" calcext:value-type="float">
            <text:p>21159</text:p>
          </table:table-cell>
          <table:table-cell table:formula="of:=(([.F104]/[.$F$2])*100)-100" office:value-type="float" office:value="108.957140035552" calcext:value-type="float">
            <text:p>108.96</text:p>
          </table:table-cell>
        </table:table-row>
        <table:table-row table:style-name="ro1">
          <table:table-cell office:value-type="string" calcext:value-type="string">
            <text:p>Natatorium-1326ms</text:p>
          </table:table-cell>
          <table:table-cell table:number-columns-repeated="4"/>
          <table:table-cell office:value-type="float" office:value="30943" calcext:value-type="float">
            <text:p>30943</text:p>
          </table:table-cell>
          <table:table-cell table:formula="of:=(([.F105]/[.$F$2])*100)-100" office:value-type="float" office:value="205.57969583251" calcext:value-type="float">
            <text:p>205.58</text:p>
          </table:table-cell>
        </table:table-row>
        <table:table-row table:style-name="ro1">
          <table:table-cell office:value-type="string" calcext:value-type="string">
            <text:p>NaturalSciences-472ms</text:p>
          </table:table-cell>
          <table:table-cell table:number-columns-repeated="4"/>
          <table:table-cell office:value-type="float" office:value="27007" calcext:value-type="float">
            <text:p>27007</text:p>
          </table:table-cell>
          <table:table-cell table:formula="of:=(([.F106]/[.$F$2])*100)-100" office:value-type="float" office:value="166.709460793996" calcext:value-type="float">
            <text:p>166.71</text:p>
          </table:table-cell>
        </table:table-row>
        <table:table-row table:style-name="ro1">
          <table:table-cell office:value-type="string" calcext:value-type="string">
            <text:p>NaumburgBandshell-145ms</text:p>
          </table:table-cell>
          <table:table-cell table:number-columns-repeated="4"/>
          <table:table-cell office:value-type="float" office:value="32065" calcext:value-type="float">
            <text:p>32065</text:p>
          </table:table-cell>
          <table:table-cell table:formula="of:=(([.F107]/[.$F$2])*100)-100" office:value-type="float" office:value="216.66008295477" calcext:value-type="float">
            <text:p>216.66</text:p>
          </table:table-cell>
        </table:table-row>
        <table:table-row table:style-name="ro1">
          <table:table-cell office:value-type="string" calcext:value-type="string">
            <text:p>NiceDrumRoom-380ms</text:p>
          </table:table-cell>
          <table:table-cell table:number-columns-repeated="4"/>
          <table:table-cell office:value-type="float" office:value="32235" calcext:value-type="float">
            <text:p>32235</text:p>
          </table:table-cell>
          <table:table-cell table:formula="of:=(([.F108]/[.$F$2])*100)-100" office:value-type="float" office:value="218.338929488446" calcext:value-type="float">
            <text:p>218.34</text:p>
          </table:table-cell>
        </table:table-row>
        <table:table-row table:style-name="ro1">
          <table:table-cell office:value-type="string" calcext:value-type="string">
            <text:p>OldSouthBridge-934ms</text:p>
          </table:table-cell>
          <table:table-cell table:number-columns-repeated="4"/>
          <table:table-cell office:value-type="float" office:value="14174" calcext:value-type="float">
            <text:p>14174</text:p>
          </table:table-cell>
          <table:table-cell table:formula="of:=(([.F109]/[.$F$2])*100)-100" office:value-type="float" office:value="39.9762986371717" calcext:value-type="float">
            <text:p>39.98</text:p>
          </table:table-cell>
        </table:table-row>
        <table:table-row table:style-name="ro1">
          <table:table-cell office:value-type="string" calcext:value-type="string">
            <text:p>OnaStar-3463ms</text:p>
          </table:table-cell>
          <table:table-cell table:number-columns-repeated="4"/>
          <table:table-cell office:value-type="float" office:value="12073" calcext:value-type="float">
            <text:p>12073</text:p>
          </table:table-cell>
          <table:table-cell table:formula="of:=(([.F110]/[.$F$2])*100)-100" office:value-type="float" office:value="19.2277305945092" calcext:value-type="float">
            <text:p>19.23</text:p>
          </table:table-cell>
        </table:table-row>
        <table:table-row table:style-name="ro1">
          <table:table-cell office:value-type="string" calcext:value-type="string">
            <text:p>OutbackClimbingCenter-1226ms</text:p>
          </table:table-cell>
          <table:table-cell table:number-columns-repeated="4"/>
          <table:table-cell office:value-type="float" office:value="13501" calcext:value-type="float">
            <text:p>13501</text:p>
          </table:table-cell>
          <table:table-cell table:formula="of:=(([.F111]/[.$F$2])*100)-100" office:value-type="float" office:value="33.3300414773849" calcext:value-type="float">
            <text:p>33.33</text:p>
          </table:table-cell>
        </table:table-row>
        <table:table-row table:style-name="ro1">
          <table:table-cell office:value-type="string" calcext:value-type="string">
            <text:p>OutdoorBlastoff-3033ms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table:formula="of:=(([.F112]/[.$F$2])*100)-100" office:value-type="float" office:value="-98.0643887023504" calcext:value-type="float">
            <text:p>-98.06</text:p>
          </table:table-cell>
        </table:table-row>
        <table:table-row table:style-name="ro1">
          <table:table-cell office:value-type="string" calcext:value-type="string">
            <text:p>OutdoorStadium-4133ms</text:p>
          </table:table-cell>
          <table:table-cell table:number-columns-repeated="4"/>
          <table:table-cell office:value-type="float" office:value="454" calcext:value-type="float">
            <text:p>454</text:p>
          </table:table-cell>
          <table:table-cell table:formula="of:=(([.F113]/[.$F$2])*100)-100" office:value-type="float" office:value="-95.5164921983014" calcext:value-type="float">
            <text:p>-95.52</text:p>
          </table:table-cell>
        </table:table-row>
        <table:table-row table:style-name="ro1">
          <table:table-cell office:value-type="string" calcext:value-type="string">
            <text:p>PabellonCulturalDeLaRepublica-1347ms</text:p>
          </table:table-cell>
          <table:table-cell table:number-columns-repeated="4"/>
          <table:table-cell office:value-type="float" office:value="30472" calcext:value-type="float">
            <text:p>30472</text:p>
          </table:table-cell>
          <table:table-cell table:formula="of:=(([.F114]/[.$F$2])*100)-100" office:value-type="float" office:value="200.928303377444" calcext:value-type="float">
            <text:p>200.93</text:p>
          </table:table-cell>
        </table:table-row>
        <table:table-row table:style-name="ro1">
          <table:table-cell office:value-type="string" calcext:value-type="string">
            <text:p>PabstBrewery-282ms</text:p>
          </table:table-cell>
          <table:table-cell table:number-columns-repeated="4"/>
          <table:table-cell office:value-type="float" office:value="32140" calcext:value-type="float">
            <text:p>32140</text:p>
          </table:table-cell>
          <table:table-cell table:formula="of:=(([.F115]/[.$F$2])*100)-100" office:value-type="float" office:value="217.400750543156" calcext:value-type="float">
            <text:p>217.40</text:p>
          </table:table-cell>
        </table:table-row>
        <table:table-row table:style-name="ro1">
          <table:table-cell office:value-type="string" calcext:value-type="string">
            <text:p>PacificHall-292ms</text:p>
          </table:table-cell>
          <table:table-cell table:number-columns-repeated="4"/>
          <table:table-cell office:value-type="float" office:value="32187" calcext:value-type="float">
            <text:p>32187</text:p>
          </table:table-cell>
          <table:table-cell table:formula="of:=(([.F116]/[.$F$2])*100)-100" office:value-type="float" office:value="217.864902231878" calcext:value-type="float">
            <text:p>217.86</text:p>
          </table:table-cell>
        </table:table-row>
        <table:table-row table:style-name="ro1">
          <table:table-cell office:value-type="string" calcext:value-type="string">
            <text:p>ParkingGarage-1634ms</text:p>
          </table:table-cell>
          <table:table-cell table:number-columns-repeated="4"/>
          <table:table-cell office:value-type="float" office:value="29314" calcext:value-type="float">
            <text:p>29314</text:p>
          </table:table-cell>
          <table:table-cell table:formula="of:=(([.F117]/[.$F$2])*100)-100" office:value-type="float" office:value="189.492395812759" calcext:value-type="float">
            <text:p>189.49</text:p>
          </table:table-cell>
        </table:table-row>
        <table:table-row table:style-name="ro1">
          <table:table-cell office:value-type="string" calcext:value-type="string">
            <text:p>PepperCanyonHall-564ms</text:p>
          </table:table-cell>
          <table:table-cell table:number-columns-repeated="4"/>
          <table:table-cell office:value-type="float" office:value="17940" calcext:value-type="float">
            <text:p>17940</text:p>
          </table:table-cell>
          <table:table-cell table:formula="of:=(([.F118]/[.$F$2])*100)-100" office:value-type="float" office:value="77.1676871420107" calcext:value-type="float">
            <text:p>77.17</text:p>
          </table:table-cell>
        </table:table-row>
        <table:table-row table:style-name="ro1">
          <table:table-cell office:value-type="string" calcext:value-type="string">
            <text:p>PlateLarge-2923ms</text:p>
          </table:table-cell>
          <table:table-cell table:number-columns-repeated="4"/>
          <table:table-cell office:value-type="float" office:value="955" calcext:value-type="float">
            <text:p>955</text:p>
          </table:table-cell>
          <table:table-cell table:formula="of:=(([.F119]/[.$F$2])*100)-100" office:value-type="float" office:value="-90.5688327078807" calcext:value-type="float">
            <text:p>-90.57</text:p>
          </table:table-cell>
        </table:table-row>
        <table:table-row table:style-name="ro1">
          <table:table-cell office:value-type="string" calcext:value-type="string">
            <text:p>PlateMedium-2142ms</text:p>
          </table:table-cell>
          <table:table-cell table:number-columns-repeated="4"/>
          <table:table-cell office:value-type="float" office:value="998" calcext:value-type="float">
            <text:p>998</text:p>
          </table:table-cell>
          <table:table-cell table:formula="of:=(([.F120]/[.$F$2])*100)-100" office:value-type="float" office:value="-90.1441832905392" calcext:value-type="float">
            <text:p>-90.14</text:p>
          </table:table-cell>
        </table:table-row>
        <table:table-row table:style-name="ro1">
          <table:table-cell office:value-type="string" calcext:value-type="string">
            <text:p>PlateSmall-1529ms</text:p>
          </table:table-cell>
          <table:table-cell table:number-columns-repeated="4"/>
          <table:table-cell office:value-type="float" office:value="1014" calcext:value-type="float">
            <text:p>1014</text:p>
          </table:table-cell>
          <table:table-cell table:formula="of:=(([.F121]/[.$F$2])*100)-100" office:value-type="float" office:value="-89.9861742050168" calcext:value-type="float">
            <text:p>-89.99</text:p>
          </table:table-cell>
        </table:table-row>
        <table:table-row table:style-name="ro1">
          <table:table-cell office:value-type="string" calcext:value-type="string">
            <text:p>PlateSuperDry-1877ms</text:p>
          </table:table-cell>
          <table:table-cell table:number-columns-repeated="4"/>
          <table:table-cell office:value-type="float" office:value="15388" calcext:value-type="float">
            <text:p>15388</text:p>
          </table:table-cell>
          <table:table-cell table:formula="of:=(([.F122]/[.$F$2])*100)-100" office:value-type="float" office:value="51.9652380011851" calcext:value-type="float">
            <text:p>51.97</text:p>
          </table:table-cell>
        </table:table-row>
        <table:table-row table:style-name="ro1">
          <table:table-cell office:value-type="string" calcext:value-type="string">
            <text:p>PortTownsendSkatepark-62ms</text:p>
          </table:table-cell>
          <table:table-cell table:number-columns-repeated="4"/>
          <table:table-cell office:value-type="float" office:value="32076" calcext:value-type="float">
            <text:p>32076</text:p>
          </table:table-cell>
          <table:table-cell table:formula="of:=(([.F123]/[.$F$2])*100)-100" office:value-type="float" office:value="216.768714201067" calcext:value-type="float">
            <text:p>216.77</text:p>
          </table:table-cell>
        </table:table-row>
        <table:table-row table:style-name="ro1">
          <table:table-cell office:value-type="string" calcext:value-type="string">
            <text:p>PortageCreekTunnel-1921ms</text:p>
          </table:table-cell>
          <table:table-cell table:number-columns-repeated="4"/>
          <table:table-cell office:value-type="float" office:value="10344" calcext:value-type="float">
            <text:p>10344</text:p>
          </table:table-cell>
          <table:table-cell table:formula="of:=(([.F124]/[.$F$2])*100)-100" office:value-type="float" office:value="2.15287379024294" calcext:value-type="float">
            <text:p>2.15</text:p>
          </table:table-cell>
        </table:table-row>
        <table:table-row table:style-name="ro1">
          <table:table-cell office:value-type="string" calcext:value-type="string">
            <text:p>PrimeLong-2130ms</text:p>
          </table:table-cell>
          <table:table-cell table:number-columns-repeated="4"/>
          <table:table-cell office:value-type="float" office:value="6293" calcext:value-type="float">
            <text:p>6293</text:p>
          </table:table-cell>
          <table:table-cell table:formula="of:=(([.F125]/[.$F$2])*100)-100" office:value-type="float" office:value="-37.8530515504642" calcext:value-type="float">
            <text:p>-37.85</text:p>
          </table:table-cell>
        </table:table-row>
        <table:table-row table:style-name="ro1">
          <table:table-cell office:value-type="string" calcext:value-type="string">
            <text:p>PrimeMed-1245ms</text:p>
          </table:table-cell>
          <table:table-cell table:number-columns-repeated="4"/>
          <table:table-cell office:value-type="float" office:value="9367" calcext:value-type="float">
            <text:p>9367</text:p>
          </table:table-cell>
          <table:table-cell table:formula="of:=(([.F126]/[.$F$2])*100)-100" office:value-type="float" office:value="-7.49555599446968" calcext:value-type="float">
            <text:p>-7.50</text:p>
          </table:table-cell>
        </table:table-row>
        <table:table-row table:style-name="ro1">
          <table:table-cell office:value-type="string" calcext:value-type="string">
            <text:p>PrimeShort-711ms</text:p>
          </table:table-cell>
          <table:table-cell table:number-columns-repeated="4"/>
          <table:table-cell office:value-type="float" office:value="14918" calcext:value-type="float">
            <text:p>14918</text:p>
          </table:table-cell>
          <table:table-cell table:formula="of:=(([.F127]/[.$F$2])*100)-100" office:value-type="float" office:value="47.3237211139641" calcext:value-type="float">
            <text:p>47.32</text:p>
          </table:table-cell>
        </table:table-row>
        <table:table-row table:style-name="ro1">
          <table:table-cell office:value-type="string" calcext:value-type="string">
            <text:p>PrimeXtraLong-3333ms</text:p>
          </table:table-cell>
          <table:table-cell table:number-columns-repeated="4"/>
          <table:table-cell office:value-type="float" office:value="4584" calcext:value-type="float">
            <text:p>4584</text:p>
          </table:table-cell>
          <table:table-cell table:formula="of:=(([.F128]/[.$F$2])*100)-100" office:value-type="float" office:value="-54.7303969978274" calcext:value-type="float">
            <text:p>-54.73</text:p>
          </table:table-cell>
        </table:table-row>
        <table:table-row table:style-name="ro1">
          <table:table-cell office:value-type="string" calcext:value-type="string">
            <text:p>PurgatoryChasm-298ms</text:p>
          </table:table-cell>
          <table:table-cell table:number-columns-repeated="4"/>
          <table:table-cell office:value-type="float" office:value="25028" calcext:value-type="float">
            <text:p>25028</text:p>
          </table:table-cell>
          <table:table-cell table:formula="of:=(([.F129]/[.$F$2])*100)-100" office:value-type="float" office:value="147.165712028442" calcext:value-type="float">
            <text:p>147.17</text:p>
          </table:table-cell>
        </table:table-row>
        <table:table-row table:style-name="ro1">
          <table:table-cell office:value-type="string" calcext:value-type="string">
            <text:p>Qasgiq-455ms</text:p>
          </table:table-cell>
          <table:table-cell table:number-columns-repeated="4"/>
          <table:table-cell office:value-type="float" office:value="20701" calcext:value-type="float">
            <text:p>20701</text:p>
          </table:table-cell>
          <table:table-cell table:formula="of:=(([.F130]/[.$F$2])*100)-100" office:value-type="float" office:value="104.434129962473" calcext:value-type="float">
            <text:p>104.43</text:p>
          </table:table-cell>
        </table:table-row>
        <table:table-row table:style-name="ro1">
          <table:table-cell office:value-type="string" calcext:value-type="string">
            <text:p>QuadracciPavilion-275ms</text:p>
          </table:table-cell>
          <table:table-cell table:number-columns-repeated="4"/>
          <table:table-cell office:value-type="float" office:value="32096" calcext:value-type="float">
            <text:p>32096</text:p>
          </table:table-cell>
          <table:table-cell table:formula="of:=(([.F131]/[.$F$2])*100)-100" office:value-type="float" office:value="216.96622555797" calcext:value-type="float">
            <text:p>216.97</text:p>
          </table:table-cell>
        </table:table-row>
        <table:table-row table:style-name="ro1">
          <table:table-cell office:value-type="string" calcext:value-type="string">
            <text:p>RacquetballCourt-2017ms</text:p>
          </table:table-cell>
          <table:table-cell table:number-columns-repeated="4"/>
          <table:table-cell office:value-type="float" office:value="16884" calcext:value-type="float">
            <text:p>16884</text:p>
          </table:table-cell>
          <table:table-cell table:formula="of:=(([.F132]/[.$F$2])*100)-100" office:value-type="float" office:value="66.7390874975311" calcext:value-type="float">
            <text:p>66.74</text:p>
          </table:table-cell>
        </table:table-row>
        <table:table-row table:style-name="ro1">
          <table:table-cell office:value-type="string" calcext:value-type="string">
            <text:p>Rays-730ms</text:p>
          </table:table-cell>
          <table:table-cell table:number-columns-repeated="4"/>
          <table:table-cell office:value-type="float" office:value="32226" calcext:value-type="float">
            <text:p>32226</text:p>
          </table:table-cell>
          <table:table-cell table:formula="of:=(([.F133]/[.$F$2])*100)-100" office:value-type="float" office:value="218.250049377839" calcext:value-type="float">
            <text:p>218.25</text:p>
          </table:table-cell>
        </table:table-row>
        <table:table-row table:style-name="ro1">
          <table:table-cell office:value-type="string" calcext:value-type="string">
            <text:p>RedBridge-383ms</text:p>
          </table:table-cell>
          <table:table-cell table:number-columns-repeated="4"/>
          <table:table-cell office:value-type="float" office:value="22027" calcext:value-type="float">
            <text:p>22027</text:p>
          </table:table-cell>
          <table:table-cell table:formula="of:=(([.F134]/[.$F$2])*100)-100" office:value-type="float" office:value="117.529132925143" calcext:value-type="float">
            <text:p>117.53</text:p>
          </table:table-cell>
        </table:table-row>
        <table:table-row table:style-name="ro1">
          <table:table-cell office:value-type="string" calcext:value-type="string">
            <text:p>RightGlassTriangle-2178ms</text:p>
          </table:table-cell>
          <table:table-cell table:number-columns-repeated="4"/>
          <table:table-cell office:value-type="float" office:value="26762" calcext:value-type="float">
            <text:p>26762</text:p>
          </table:table-cell>
          <table:table-cell table:formula="of:=(([.F135]/[.$F$2])*100)-100" office:value-type="float" office:value="164.289946671934" calcext:value-type="float">
            <text:p>164.29</text:p>
          </table:table-cell>
        </table:table-row>
        <table:table-row table:style-name="ro1">
          <table:table-cell office:value-type="string" calcext:value-type="string">
            <text:p>RiverMountainsLoopTrailAqueduct-1114ms</text:p>
          </table:table-cell>
          <table:table-cell table:number-columns-repeated="4"/>
          <table:table-cell office:value-type="float" office:value="28177" calcext:value-type="float">
            <text:p>28177</text:p>
          </table:table-cell>
          <table:table-cell table:formula="of:=(([.F136]/[.$F$2])*100)-100" office:value-type="float" office:value="178.263875172822" calcext:value-type="float">
            <text:p>178.26</text:p>
          </table:table-cell>
        </table:table-row>
        <table:table-row table:style-name="ro1">
          <table:table-cell office:value-type="string" calcext:value-type="string">
            <text:p>RoomConcertHall-1350ms</text:p>
          </table:table-cell>
          <table:table-cell table:number-columns-repeated="4"/>
          <table:table-cell office:value-type="float" office:value="1240" calcext:value-type="float">
            <text:p>1240</text:p>
          </table:table-cell>
          <table:table-cell table:formula="of:=(([.F137]/[.$F$2])*100)-100" office:value-type="float" office:value="-87.7542958720126" calcext:value-type="float">
            <text:p>-87.75</text:p>
          </table:table-cell>
        </table:table-row>
        <table:table-row table:style-name="ro1">
          <table:table-cell office:value-type="string" calcext:value-type="string">
            <text:p>RoomHuge-2918ms</text:p>
          </table:table-cell>
          <table:table-cell table:number-columns-repeated="4"/>
          <table:table-cell office:value-type="float" office:value="478" calcext:value-type="float">
            <text:p>478</text:p>
          </table:table-cell>
          <table:table-cell table:formula="of:=(([.F138]/[.$F$2])*100)-100" office:value-type="float" office:value="-95.2794785700178" calcext:value-type="float">
            <text:p>-95.28</text:p>
          </table:table-cell>
        </table:table-row>
        <table:table-row table:style-name="ro1">
          <table:table-cell office:value-type="string" calcext:value-type="string">
            <text:p>RoomLarge-1810ms</text:p>
          </table:table-cell>
          <table:table-cell table:number-columns-repeated="4"/>
          <table:table-cell office:value-type="float" office:value="1479" calcext:value-type="float">
            <text:p>1479</text:p>
          </table:table-cell>
          <table:table-cell table:formula="of:=(([.F139]/[.$F$2])*100)-100" office:value-type="float" office:value="-85.3940351570215" calcext:value-type="float">
            <text:p>-85.39</text:p>
          </table:table-cell>
        </table:table-row>
        <table:table-row table:style-name="ro1">
          <table:table-cell office:value-type="string" calcext:value-type="string">
            <text:p>RoomMedium-1300ms</text:p>
          </table:table-cell>
          <table:table-cell table:number-columns-repeated="4"/>
          <table:table-cell office:value-type="float" office:value="3124" calcext:value-type="float">
            <text:p>3124</text:p>
          </table:table-cell>
          <table:table-cell table:formula="of:=(([.F140]/[.$F$2])*100)-100" office:value-type="float" office:value="-69.148726051748" calcext:value-type="float">
            <text:p>-69.15</text:p>
          </table:table-cell>
        </table:table-row>
        <table:table-row table:style-name="ro1">
          <table:table-cell office:value-type="string" calcext:value-type="string">
            <text:p>RoomPool-8912ms</text:p>
          </table:table-cell>
          <table:table-cell table:number-columns-repeated="4"/>
          <table:table-cell office:value-type="float" office:value="657" calcext:value-type="float">
            <text:p>657</text:p>
          </table:table-cell>
          <table:table-cell table:formula="of:=(([.F141]/[.$F$2])*100)-100" office:value-type="float" office:value="-93.5117519257357" calcext:value-type="float">
            <text:p>-93.51</text:p>
          </table:table-cell>
        </table:table-row>
        <table:table-row table:style-name="ro1">
          <table:table-cell office:value-type="string" calcext:value-type="string">
            <text:p>RubyRoom-680ms</text:p>
          </table:table-cell>
          <table:table-cell table:number-columns-repeated="4"/>
          <table:table-cell office:value-type="float" office:value="33270" calcext:value-type="float">
            <text:p>33270</text:p>
          </table:table-cell>
          <table:table-cell table:formula="of:=(([.F142]/[.$F$2])*100)-100" office:value-type="float" office:value="228.560142208177" calcext:value-type="float">
            <text:p>228.56</text:p>
          </table:table-cell>
        </table:table-row>
        <table:table-row table:style-name="ro1">
          <table:table-cell office:value-type="string" calcext:value-type="string">
            <text:p>SaltonSeaDrainagePipe-1067ms</text:p>
          </table:table-cell>
          <table:table-cell table:number-columns-repeated="4"/>
          <table:table-cell office:value-type="float" office:value="14414" calcext:value-type="float">
            <text:p>14414</text:p>
          </table:table-cell>
          <table:table-cell table:formula="of:=(([.F143]/[.$F$2])*100)-100" office:value-type="float" office:value="42.3464349200079" calcext:value-type="float">
            <text:p>42.35</text:p>
          </table:table-cell>
        </table:table-row>
        <table:table-row table:style-name="ro1">
          <table:table-cell office:value-type="string" calcext:value-type="string">
            <text:p>SanDiegoSupercomputerCenter-546ms</text:p>
          </table:table-cell>
          <table:table-cell table:number-columns-repeated="4"/>
          <table:table-cell office:value-type="float" office:value="26282" calcext:value-type="float">
            <text:p>26282</text:p>
          </table:table-cell>
          <table:table-cell table:formula="of:=(([.F144]/[.$F$2])*100)-100" office:value-type="float" office:value="159.549674106261" calcext:value-type="float">
            <text:p>159.55</text:p>
          </table:table-cell>
        </table:table-row>
        <table:table-row table:style-name="ro1">
          <table:table-cell office:value-type="string" calcext:value-type="string">
            <text:p>ScalaMilanOperaHall-755ms</text:p>
          </table:table-cell>
          <table:table-cell table:number-columns-repeated="4"/>
          <table:table-cell office:value-type="float" office:value="31831" calcext:value-type="float">
            <text:p>31831</text:p>
          </table:table-cell>
          <table:table-cell table:formula="of:=(([.F145]/[.$F$2])*100)-100" office:value-type="float" office:value="214.349200079005" calcext:value-type="float">
            <text:p>214.35</text:p>
          </table:table-cell>
        </table:table-row>
        <table:table-row table:style-name="ro1">
          <table:table-cell office:value-type="string" calcext:value-type="string">
            <text:p>SewardWaterfrontPark-1430ms</text:p>
          </table:table-cell>
          <table:table-cell table:number-columns-repeated="4"/>
          <table:table-cell office:value-type="float" office:value="11910" calcext:value-type="float">
            <text:p>11910</text:p>
          </table:table-cell>
          <table:table-cell table:formula="of:=(([.F146]/[.$F$2])*100)-100" office:value-type="float" office:value="17.6180130357495" calcext:value-type="float">
            <text:p>17.62</text:p>
          </table:table-cell>
        </table:table-row>
        <table:table-row table:style-name="ro1">
          <table:table-cell office:value-type="string" calcext:value-type="string">
            <text:p>SleepingGiantTower-567ms</text:p>
          </table:table-cell>
          <table:table-cell table:number-columns-repeated="4"/>
          <table:table-cell office:value-type="float" office:value="18602" calcext:value-type="float">
            <text:p>18602</text:p>
          </table:table-cell>
          <table:table-cell table:formula="of:=(([.F147]/[.$F$2])*100)-100" office:value-type="float" office:value="83.7053130555007" calcext:value-type="float">
            <text:p>83.71</text:p>
          </table:table-cell>
        </table:table-row>
        <table:table-row table:style-name="ro1">
          <table:table-cell office:value-type="string" calcext:value-type="string">
            <text:p>SmallDrumRoom-341ms</text:p>
          </table:table-cell>
          <table:table-cell table:number-columns-repeated="4"/>
          <table:table-cell office:value-type="float" office:value="32880" calcext:value-type="float">
            <text:p>32880</text:p>
          </table:table-cell>
          <table:table-cell table:formula="of:=(([.F148]/[.$F$2])*100)-100" office:value-type="float" office:value="224.708670748568" calcext:value-type="float">
            <text:p>224.71</text:p>
          </table:table-cell>
        </table:table-row>
        <table:table-row table:style-name="ro1">
          <table:table-cell office:value-type="string" calcext:value-type="string">
            <text:p>SmallPrehistoricCave-428ms</text:p>
          </table:table-cell>
          <table:table-cell table:number-columns-repeated="4"/>
          <table:table-cell office:value-type="float" office:value="32369" calcext:value-type="float">
            <text:p>32369</text:p>
          </table:table-cell>
          <table:table-cell table:formula="of:=(([.F149]/[.$F$2])*100)-100" office:value-type="float" office:value="219.662255579696" calcext:value-type="float">
            <text:p>219.66</text:p>
          </table:table-cell>
        </table:table-row>
        <table:table-row table:style-name="ro1">
          <table:table-cell office:value-type="string" calcext:value-type="string">
            <text:p>Space4ArtGallery-621ms</text:p>
          </table:table-cell>
          <table:table-cell table:number-columns-repeated="4"/>
          <table:table-cell office:value-type="float" office:value="32088" calcext:value-type="float">
            <text:p>32088</text:p>
          </table:table-cell>
          <table:table-cell table:formula="of:=(([.F150]/[.$F$2])*100)-100" office:value-type="float" office:value="216.887221015208" calcext:value-type="float">
            <text:p>216.89</text:p>
          </table:table-cell>
        </table:table-row>
        <table:table-row table:style-name="ro1">
          <table:table-cell office:value-type="string" calcext:value-type="string">
            <text:p>SquareVictoriaDome-2015ms</text:p>
          </table:table-cell>
          <table:table-cell table:number-columns-repeated="4"/>
          <table:table-cell office:value-type="float" office:value="17564" calcext:value-type="float">
            <text:p>17564</text:p>
          </table:table-cell>
          <table:table-cell table:formula="of:=(([.F151]/[.$F$2])*100)-100" office:value-type="float" office:value="73.4544736322339" calcext:value-type="float">
            <text:p>73.45</text:p>
          </table:table-cell>
        </table:table-row>
        <table:table-row table:style-name="ro1">
          <table:table-cell office:value-type="string" calcext:value-type="string">
            <text:p>StNicolaesChurch-2493ms</text:p>
          </table:table-cell>
          <table:table-cell table:number-columns-repeated="4"/>
          <table:table-cell office:value-type="float" office:value="22471" calcext:value-type="float">
            <text:p>22471</text:p>
          </table:table-cell>
          <table:table-cell table:formula="of:=(([.F152]/[.$F$2])*100)-100" office:value-type="float" office:value="121.91388504839" calcext:value-type="float">
            <text:p>121.91</text:p>
          </table:table-cell>
        </table:table-row>
        <table:table-row table:style-name="ro1">
          <table:table-cell office:value-type="string" calcext:value-type="string">
            <text:p>StanleyParkCauseway-1342ms</text:p>
          </table:table-cell>
          <table:table-cell table:number-columns-repeated="4"/>
          <table:table-cell office:value-type="float" office:value="16847" calcext:value-type="float">
            <text:p>16847</text:p>
          </table:table-cell>
          <table:table-cell table:formula="of:=(([.F153]/[.$F$2])*100)-100" office:value-type="float" office:value="66.3736914872605" calcext:value-type="float">
            <text:p>66.37</text:p>
          </table:table-cell>
        </table:table-row>
        <table:table-row table:style-name="ro1">
          <table:table-cell office:value-type="string" calcext:value-type="string">
            <text:p>StanleyParkCliffs-254ms</text:p>
          </table:table-cell>
          <table:table-cell table:number-columns-repeated="4"/>
          <table:table-cell office:value-type="float" office:value="16881" calcext:value-type="float">
            <text:p>16881</text:p>
          </table:table-cell>
          <table:table-cell table:formula="of:=(([.F154]/[.$F$2])*100)-100" office:value-type="float" office:value="66.7094607939957" calcext:value-type="float">
            <text:p>66.71</text:p>
          </table:table-cell>
        </table:table-row>
        <table:table-row table:style-name="ro1">
          <table:table-cell office:value-type="string" calcext:value-type="string">
            <text:p>StanleyParkDriveUnderpass-897ms</text:p>
          </table:table-cell>
          <table:table-cell table:number-columns-repeated="4"/>
          <table:table-cell office:value-type="float" office:value="25328" calcext:value-type="float">
            <text:p>25328</text:p>
          </table:table-cell>
          <table:table-cell table:formula="of:=(([.F155]/[.$F$2])*100)-100" office:value-type="float" office:value="150.128382381987" calcext:value-type="float">
            <text:p>150.13</text:p>
          </table:table-cell>
        </table:table-row>
        <table:table-row table:style-name="ro1">
          <table:table-cell office:value-type="string" calcext:value-type="string">
            <text:p>SteinmanFoundationRecordingSuite-343ms</text:p>
          </table:table-cell>
          <table:table-cell table:number-columns-repeated="4"/>
          <table:table-cell office:value-type="float" office:value="32093" calcext:value-type="float">
            <text:p>32093</text:p>
          </table:table-cell>
          <table:table-cell table:formula="of:=(([.F156]/[.$F$2])*100)-100" office:value-type="float" office:value="216.936598854434" calcext:value-type="float">
            <text:p>216.94</text:p>
          </table:table-cell>
        </table:table-row>
        <table:table-row table:style-name="ro1">
          <table:table-cell office:value-type="string" calcext:value-type="string">
            <text:p>SteinmanHall-404ms</text:p>
          </table:table-cell>
          <table:table-cell table:number-columns-repeated="4"/>
          <table:table-cell office:value-type="float" office:value="32119" calcext:value-type="float">
            <text:p>32119</text:p>
          </table:table-cell>
          <table:table-cell table:formula="of:=(([.F157]/[.$F$2])*100)-100" office:value-type="float" office:value="217.193363618408" calcext:value-type="float">
            <text:p>217.19</text:p>
          </table:table-cell>
        </table:table-row>
        <table:table-row table:style-name="ro1">
          <table:table-cell office:value-type="string" calcext:value-type="string">
            <text:p>StorageTankNo7-314ms</text:p>
          </table:table-cell>
          <table:table-cell table:number-columns-repeated="4"/>
          <table:table-cell office:value-type="float" office:value="32289" calcext:value-type="float">
            <text:p>32289</text:p>
          </table:table-cell>
          <table:table-cell table:formula="of:=(([.F158]/[.$F$2])*100)-100" office:value-type="float" office:value="218.872210152084" calcext:value-type="float">
            <text:p>218.87</text:p>
          </table:table-cell>
        </table:table-row>
        <table:table-row table:style-name="ro1">
          <table:table-cell office:value-type="string" calcext:value-type="string">
            <text:p>StrathconaStairwellMcGill-1464ms</text:p>
          </table:table-cell>
          <table:table-cell table:number-columns-repeated="4"/>
          <table:table-cell office:value-type="float" office:value="16776" calcext:value-type="float">
            <text:p>16776</text:p>
          </table:table-cell>
          <table:table-cell table:formula="of:=(([.F159]/[.$F$2])*100)-100" office:value-type="float" office:value="65.6725261702548" calcext:value-type="float">
            <text:p>65.67</text:p>
          </table:table-cell>
        </table:table-row>
        <table:table-row table:style-name="ro1">
          <table:table-cell office:value-type="string" calcext:value-type="string">
            <text:p>SwitzerStUnderEHarborDr-758ms</text:p>
          </table:table-cell>
          <table:table-cell table:number-columns-repeated="4"/>
          <table:table-cell office:value-type="float" office:value="19729" calcext:value-type="float">
            <text:p>19729</text:p>
          </table:table-cell>
          <table:table-cell table:formula="of:=(([.F160]/[.$F$2])*100)-100" office:value-type="float" office:value="94.835078016986" calcext:value-type="float">
            <text:p>94.84</text:p>
          </table:table-cell>
        </table:table-row>
        <table:table-row table:style-name="ro1">
          <table:table-cell office:value-type="string" calcext:value-type="string">
            <text:p>TelephoneWash-451ms</text:p>
          </table:table-cell>
          <table:table-cell table:number-columns-repeated="4"/>
          <table:table-cell office:value-type="float" office:value="32087" calcext:value-type="float">
            <text:p>32087</text:p>
          </table:table-cell>
          <table:table-cell table:formula="of:=(([.F161]/[.$F$2])*100)-100" office:value-type="float" office:value="216.877345447363" calcext:value-type="float">
            <text:p>216.88</text:p>
          </table:table-cell>
        </table:table-row>
        <table:table-row table:style-name="ro1">
          <table:table-cell office:value-type="string" calcext:value-type="string">
            <text:p>TheSlot-314ms</text:p>
          </table:table-cell>
          <table:table-cell table:number-columns-repeated="4"/>
          <table:table-cell office:value-type="float" office:value="12141" calcext:value-type="float">
            <text:p>12141</text:p>
          </table:table-cell>
          <table:table-cell table:formula="of:=(([.F162]/[.$F$2])*100)-100" office:value-type="float" office:value="19.8992692079795" calcext:value-type="float">
            <text:p>19.90</text:p>
          </table:table-cell>
        </table:table-row>
        <table:table-row table:style-name="ro1">
          <table:table-cell office:value-type="string" calcext:value-type="string">
            <text:p>TijuanaAqueductTunnel-1063ms</text:p>
          </table:table-cell>
          <table:table-cell table:number-columns-repeated="4"/>
          <table:table-cell office:value-type="float" office:value="23889" calcext:value-type="float">
            <text:p>23889</text:p>
          </table:table-cell>
          <table:table-cell table:formula="of:=(([.F163]/[.$F$2])*100)-100" office:value-type="float" office:value="135.917440252815" calcext:value-type="float">
            <text:p>135.92</text:p>
          </table:table-cell>
        </table:table-row>
        <table:table-row table:style-name="ro1">
          <table:table-cell office:value-type="string" calcext:value-type="string">
            <text:p>TijuanaMall-829ms</text:p>
          </table:table-cell>
          <table:table-cell table:number-columns-repeated="4"/>
          <table:table-cell office:value-type="float" office:value="23479" calcext:value-type="float">
            <text:p>23479</text:p>
          </table:table-cell>
          <table:table-cell table:formula="of:=(([.F164]/[.$F$2])*100)-100" office:value-type="float" office:value="131.868457436303" calcext:value-type="float">
            <text:p>131.87</text:p>
          </table:table-cell>
        </table:table-row>
        <table:table-row table:style-name="ro1">
          <table:table-cell office:value-type="string" calcext:value-type="string">
            <text:p>TonyKnowlesCoastalTrailTunnel-1538ms</text:p>
          </table:table-cell>
          <table:table-cell table:number-columns-repeated="4"/>
          <table:table-cell office:value-type="float" office:value="6057" calcext:value-type="float">
            <text:p>6057</text:p>
          </table:table-cell>
          <table:table-cell table:formula="of:=(([.F165]/[.$F$2])*100)-100" office:value-type="float" office:value="-40.1836855619198" calcext:value-type="float">
            <text:p>-40.18</text:p>
          </table:table-cell>
        </table:table-row>
        <table:table-row table:style-name="ro1">
          <table:table-cell office:value-type="string" calcext:value-type="string">
            <text:p>TransitCenter-985ms</text:p>
          </table:table-cell>
          <table:table-cell table:number-columns-repeated="4"/>
          <table:table-cell office:value-type="float" office:value="18878" calcext:value-type="float">
            <text:p>18878</text:p>
          </table:table-cell>
          <table:table-cell table:formula="of:=(([.F166]/[.$F$2])*100)-100" office:value-type="float" office:value="86.4309697807624" calcext:value-type="float">
            <text:p>86.43</text:p>
          </table:table-cell>
        </table:table-row>
        <table:table-row table:style-name="ro1">
          <table:table-cell office:value-type="string" calcext:value-type="string">
            <text:p>TrigRoom-422ms</text:p>
          </table:table-cell>
          <table:table-cell table:number-columns-repeated="4"/>
          <table:table-cell office:value-type="float" office:value="30778" calcext:value-type="float">
            <text:p>30778</text:p>
          </table:table-cell>
          <table:table-cell table:formula="of:=(([.F167]/[.$F$2])*100)-100" office:value-type="float" office:value="203.95022713806" calcext:value-type="float">
            <text:p>203.95</text:p>
          </table:table-cell>
        </table:table-row>
        <table:table-row table:style-name="ro1">
          <table:table-cell office:value-type="string" calcext:value-type="string">
            <text:p>TunnelToHeaven-1005ms</text:p>
          </table:table-cell>
          <table:table-cell table:number-columns-repeated="4"/>
          <table:table-cell office:value-type="float" office:value="12863" calcext:value-type="float">
            <text:p>12863</text:p>
          </table:table-cell>
          <table:table-cell table:formula="of:=(([.F168]/[.$F$2])*100)-100" office:value-type="float" office:value="27.0294291921785" calcext:value-type="float">
            <text:p>27.03</text:p>
          </table:table-cell>
        </table:table-row>
        <table:table-row table:style-name="ro1">
          <table:table-cell office:value-type="string" calcext:value-type="string">
            <text:p>TunnelToHell-1319ms</text:p>
          </table:table-cell>
          <table:table-cell table:number-columns-repeated="4"/>
          <table:table-cell office:value-type="float" office:value="6895" calcext:value-type="float">
            <text:p>6895</text:p>
          </table:table-cell>
          <table:table-cell table:formula="of:=(([.F169]/[.$F$2])*100)-100" office:value-type="float" office:value="-31.9079597076832" calcext:value-type="float">
            <text:p>-31.91</text:p>
          </table:table-cell>
        </table:table-row>
        <table:table-row table:style-name="ro1">
          <table:table-cell office:value-type="string" calcext:value-type="string">
            <text:p>VocalDuo-1507ms</text:p>
          </table:table-cell>
          <table:table-cell table:number-columns-repeated="4"/>
          <table:table-cell office:value-type="float" office:value="28634" calcext:value-type="float">
            <text:p>28634</text:p>
          </table:table-cell>
          <table:table-cell table:formula="of:=(([.F170]/[.$F$2])*100)-100" office:value-type="float" office:value="182.777009678057" calcext:value-type="float">
            <text:p>182.78</text:p>
          </table:table-cell>
        </table:table-row>
        <table:table-row table:style-name="ro1">
          <table:table-cell office:value-type="string" calcext:value-type="string">
            <text:p>WalkwayUnderECampusDr-1155ms</text:p>
          </table:table-cell>
          <table:table-cell table:number-columns-repeated="4"/>
          <table:table-cell office:value-type="float" office:value="25631" calcext:value-type="float">
            <text:p>25631</text:p>
          </table:table-cell>
          <table:table-cell table:formula="of:=(([.F171]/[.$F$2])*100)-100" office:value-type="float" office:value="153.120679439068" calcext:value-type="float">
            <text:p>153.12</text:p>
          </table:table-cell>
        </table:table-row>
        <table:table-row table:style-name="ro1">
          <table:table-cell office:value-type="string" calcext:value-type="string">
            <text:p>WangenheimRareBooksRoom-240ms</text:p>
          </table:table-cell>
          <table:table-cell table:number-columns-repeated="4"/>
          <table:table-cell office:value-type="float" office:value="32331" calcext:value-type="float">
            <text:p>32331</text:p>
          </table:table-cell>
          <table:table-cell table:formula="of:=(([.F172]/[.$F$2])*100)-100" office:value-type="float" office:value="219.28698400158" calcext:value-type="float">
            <text:p>219.29</text:p>
          </table:table-cell>
        </table:table-row>
        <table:table-row table:style-name="ro1">
          <table:table-cell office:value-type="string" calcext:value-type="string">
            <text:p>WarrenLectureHall2005-508ms</text:p>
          </table:table-cell>
          <table:table-cell table:number-columns-repeated="4"/>
          <table:table-cell office:value-type="float" office:value="32205" calcext:value-type="float">
            <text:p>32205</text:p>
          </table:table-cell>
          <table:table-cell table:formula="of:=(([.F173]/[.$F$2])*100)-100" office:value-type="float" office:value="218.042662453091" calcext:value-type="float">
            <text:p>218.04</text:p>
          </table:table-cell>
        </table:table-row>
        <table:table-row table:style-name="ro1">
          <table:table-cell office:value-type="string" calcext:value-type="string">
            <text:p>WaterplacePark-1274ms</text:p>
          </table:table-cell>
          <table:table-cell table:number-columns-repeated="4"/>
          <table:table-cell office:value-type="float" office:value="11206" calcext:value-type="float">
            <text:p>11206</text:p>
          </table:table-cell>
          <table:table-cell table:formula="of:=(([.F174]/[.$F$2])*100)-100" office:value-type="float" office:value="10.6656132727632" calcext:value-type="float">
            <text:p>10.67</text:p>
          </table:table-cell>
        </table:table-row>
        <table:table-row table:style-name="ro1">
          <table:table-cell office:value-type="string" calcext:value-type="string">
            <text:p>WoodruffLane-44ms</text:p>
          </table:table-cell>
          <table:table-cell table:number-columns-repeated="4"/>
          <table:table-cell office:value-type="float" office:value="32120" calcext:value-type="float">
            <text:p>32120</text:p>
          </table:table-cell>
          <table:table-cell table:formula="of:=(([.F175]/[.$F$2])*100)-100" office:value-type="float" office:value="217.203239186253" calcext:value-type="float">
            <text:p>217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4P0" style:volatile="true">
      <style:text-properties fo:color="#00ff00"/>
      <number:number number:decimal-places="2" loext:min-decimal-places="2" number:min-integer-digits="1"/>
    </number:number-style>
    <number:number-style style:name="N124">
      <style:text-properties fo:color="#ff0000"/>
      <number:text>-</number:text>
      <number:number number:decimal-places="2" loext:min-decimal-places="2" number:min-integer-digits="1"/>
      <style:map style:condition="value()&gt;=0" style:apply-style-name="N124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5:25:03.204231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10:01.216314489</meta:creation-date>
    <dc:date>2019-10-20T18:02:07.376512406</dc:date>
    <meta:editing-duration>PT2H51M46S</meta:editing-duration>
    <meta:editing-cycles>5</meta:editing-cycles>
    <meta:generator>LibreOffice/6.0.7.3$Linux_X86_64 LibreOffice_project/00m0$Build-3</meta:generator>
    <meta:document-statistic meta:table-count="13" meta:cell-count="8734" meta:object-count="0"/>
  </office:meta>
</office:document-meta>
</file>